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style:text-underline-style="none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fo:border-bottom="none" fo:background-color="#99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0.06pt solid #000000" fo:background-color="#99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b4c7dc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Calibri" fo:font-size="11pt" style:font-size-asian="11pt" style:font-name-complex="Calibri" style:font-size-complex="11pt"/>
    </style:style>
    <style:style style:name="ce36" style:family="table-cell" style:parent-style-name="Default">
      <style:table-cell-properties fo:border-bottom="0.74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Calibri" fo:font-size="11pt" style:font-size-asian="11pt" style:font-name-complex="Calibri" style:font-size-complex="11pt"/>
    </style:style>
    <style:style style:name="ce37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38" style:family="table-cell" style:parent-style-name="Default">
      <style:table-cell-properties fo:border-bottom="0.74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39" style:family="table-cell" style:parent-style-name="Default" style:data-style-name="N0">
      <style:table-cell-properties fo:border-bottom="0.74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4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Calibri" fo:font-size="11pt" style:font-size-asian="11pt" style:font-name-complex="Calibri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</office:automatic-styles>
  <office:body>
    <office:spreadsheet>
      <table:table table:name="sen(x)=a" table:style-name="ta1">
        <table:shapes>
          <draw:frame draw:z-index="0" draw:style-name="gr1" draw:text-style-name="P1" svg:width="12.448cm" svg:height="8.999cm" svg:x="16.413cm" svg:y="6.61cm">
            <draw:object draw:notify-on-update-of-ranges="'sen(x)=a'.A6:'sen(x)=a'.A406 'sen(x)=a'.B6:'sen(x)=a'.B406 'sen(x)=a'.E7:'sen(x)=a'.E47 'sen(x)=a'.E5:'sen(x)=a'.E5 'sen(x)=a'.F7:'sen(x)=a'.F47 'sen(x)=a'.I9:'sen(x)=a'.I10 'sen(x)=a'.H9:'sen(x)=a'.H9 'sen(x)=a'.J9:'sen(x)=a'.J10 'sen(x)=a'.I11:'sen(x)=a'.I12 'sen(x)=a'.H11:'sen(x)=a'.H11 'sen(x)=a'.J11:'sen(x)=a'.J12 'sen(x)=a'.A6:'sen(x)=a'.A406 'sen(x)=a'.C6:'sen(x)=a'.C4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appresentare graficamente la soluzione della equazione sen(x)=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a=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/>
          <table:table-cell table:style-name="ce8" office:value-type="string" calcext:value-type="string" table:number-columns-spanned="2" table:number-rows-spanned="1">
            <text:p>retta</text:p>
          </table:table-cell>
          <table:covered-table-cell/>
          <table:table-cell table:number-columns-repeated="3"/>
          <table:table-cell table:style-name="ce12" office:value-type="string" calcext:value-type="string" table:number-columns-spanned="2" table:number-rows-spanned="1">
            <text:p>valore in gradi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 table:formula="of:=SQRT(1-[.A6]^2)" office:value-type="float" office:value="0" calcext:value-type="float">
            <text:p>0</text:p>
          </table:table-cell>
          <table:table-cell table:style-name="ce5" table:formula="of:=-SQRT(1-[.A6]^2)" office:value-type="float" office:value="-0" calcext:value-type="float">
            <text:p>0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/>
          <table:table-cell table:style-name="ce26" office:value-type="string" calcext:value-type="string">
            <text:p>angolo alfa rad</text:p>
          </table:table-cell>
          <table:table-cell table:style-name="ce26" table:formula="of:=ASIN([.B3])" office:value-type="float" office:value="0.523598775598299" calcext:value-type="float">
            <text:p>0,523598775598299</text:p>
          </table:table-cell>
          <table:table-cell table:style-name="ce30" table:formula="of:=DEGREES([.I6])" office:value-type="float" office:value="30" calcext:value-type="float">
            <text:p>30</text:p>
          </table:table-cell>
          <table:table-cell table:style-name="ce30" table:formula="of:=180-[.J6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table:style-name="ce5" table:formula="of:=[.A6]+0.005" office:value-type="float" office:value="-0.995" calcext:value-type="float">
            <text:p>-0,995</text:p>
          </table:table-cell>
          <table:table-cell table:style-name="ce5" table:formula="of:=SQRT(1-[.A7]^2)" office:value-type="float" office:value="0.0998749217771907" calcext:value-type="float">
            <text:p>0,0998749217771907</text:p>
          </table:table-cell>
          <table:table-cell table:style-name="ce5" table:formula="of:=-SQRT(1-[.A7]^2)" office:value-type="float" office:value="-0.0998749217771907" calcext:value-type="float">
            <text:p>-0,0998749217771907</text:p>
          </table:table-cell>
          <table:table-cell/>
          <table:table-cell table:style-name="ce9" office:value-type="float" office:value="-2" calcext:value-type="float">
            <text:p>-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7]+0.005" office:value-type="float" office:value="-0.99" calcext:value-type="float">
            <text:p>-0,99</text:p>
          </table:table-cell>
          <table:table-cell table:style-name="ce5" table:formula="of:=SQRT(1-[.A8]^2)" office:value-type="float" office:value="0.141067359796659" calcext:value-type="float">
            <text:p>0,141067359796659</text:p>
          </table:table-cell>
          <table:table-cell table:style-name="ce5" table:formula="of:=-SQRT(1-[.A8]^2)" office:value-type="float" office:value="-0.141067359796659" calcext:value-type="float">
            <text:p>-0,141067359796659</text:p>
          </table:table-cell>
          <table:table-cell/>
          <table:table-cell table:style-name="ce9" table:formula="of:=[.E7]+0.1" office:value-type="float" office:value="-1.9" calcext:value-type="float">
            <text:p>-1,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2"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5" table:formula="of:=[.A8]+0.005" office:value-type="float" office:value="-0.985" calcext:value-type="float">
            <text:p>-0,985</text:p>
          </table:table-cell>
          <table:table-cell table:style-name="ce5" table:formula="of:=SQRT(1-[.A9]^2)" office:value-type="float" office:value="0.172554339267374" calcext:value-type="float">
            <text:p>0,172554339267374</text:p>
          </table:table-cell>
          <table:table-cell table:style-name="ce5" table:formula="of:=-SQRT(1-[.A9]^2)" office:value-type="float" office:value="-0.172554339267374" calcext:value-type="float">
            <text:p>-0,172554339267374</text:p>
          </table:table-cell>
          <table:table-cell/>
          <table:table-cell table:style-name="ce9" table:formula="of:=[.E8]+0.1" office:value-type="float" office:value="-1.8" calcext:value-type="float">
            <text:p>-1,8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/>
          <table:table-cell table:style-name="ce27" office:value-type="string" calcext:value-type="string">
            <text:p>A</text:p>
          </table:table-cell>
          <table:table-cell table:style-name="ce28" table:formula="of:=COS([.I6])" office:value-type="float" office:value="0.866025403784439" calcext:value-type="float">
            <text:p>0,866025403784439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5" table:formula="of:=[.A9]+0.005" office:value-type="float" office:value="-0.98" calcext:value-type="float">
            <text:p>-0,98</text:p>
          </table:table-cell>
          <table:table-cell table:style-name="ce5" table:formula="of:=SQRT(1-[.A10]^2)" office:value-type="float" office:value="0.198997487421324" calcext:value-type="float">
            <text:p>0,198997487421324</text:p>
          </table:table-cell>
          <table:table-cell table:style-name="ce5" table:formula="of:=-SQRT(1-[.A10]^2)" office:value-type="float" office:value="-0.198997487421324" calcext:value-type="float">
            <text:p>-0,198997487421324</text:p>
          </table:table-cell>
          <table:table-cell/>
          <table:table-cell table:style-name="ce9" table:formula="of:=[.E9]+0.1" office:value-type="float" office:value="-1.7" calcext:value-type="float">
            <text:p>-1,7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2"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table:formula="of:=[.A10]+0.005" office:value-type="float" office:value="-0.975" calcext:value-type="float">
            <text:p>-0,975</text:p>
          </table:table-cell>
          <table:table-cell table:style-name="ce5" table:formula="of:=SQRT(1-[.A11]^2)" office:value-type="float" office:value="0.22220486043289" calcext:value-type="float">
            <text:p>0,22220486043289</text:p>
          </table:table-cell>
          <table:table-cell table:style-name="ce5" table:formula="of:=-SQRT(1-[.A11]^2)" office:value-type="float" office:value="-0.22220486043289" calcext:value-type="float">
            <text:p>-0,22220486043289</text:p>
          </table:table-cell>
          <table:table-cell/>
          <table:table-cell table:style-name="ce9" table:formula="of:=[.E10]+0.1" office:value-type="float" office:value="-1.6" calcext:value-type="float">
            <text:p>-1,6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table:formula="of:=-COS([.I6])" office:value-type="float" office:value="-0.866025403784439" calcext:value-type="float">
            <text:p>-0,866025403784439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5" table:formula="of:=[.A11]+0.005" office:value-type="float" office:value="-0.97" calcext:value-type="float">
            <text:p>-0,97</text:p>
          </table:table-cell>
          <table:table-cell table:style-name="ce5" table:formula="of:=SQRT(1-[.A12]^2)" office:value-type="float" office:value="0.243104915622864" calcext:value-type="float">
            <text:p>0,243104915622864</text:p>
          </table:table-cell>
          <table:table-cell table:style-name="ce5" table:formula="of:=-SQRT(1-[.A12]^2)" office:value-type="float" office:value="-0.243104915622864" calcext:value-type="float">
            <text:p>-0,243104915622864</text:p>
          </table:table-cell>
          <table:table-cell/>
          <table:table-cell table:style-name="ce9" table:formula="of:=[.E11]+0.1" office:value-type="float" office:value="-1.5" calcext:value-type="float">
            <text:p>-1,5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2"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table:formula="of:=[.A12]+0.005" office:value-type="float" office:value="-0.965" calcext:value-type="float">
            <text:p>-0,965</text:p>
          </table:table-cell>
          <table:table-cell table:style-name="ce5" table:formula="of:=SQRT(1-[.A13]^2)" office:value-type="float" office:value="0.262249880838867" calcext:value-type="float">
            <text:p>0,262249880838867</text:p>
          </table:table-cell>
          <table:table-cell table:style-name="ce5" table:formula="of:=-SQRT(1-[.A13]^2)" office:value-type="float" office:value="-0.262249880838867" calcext:value-type="float">
            <text:p>-0,262249880838867</text:p>
          </table:table-cell>
          <table:table-cell/>
          <table:table-cell table:style-name="ce9" table:formula="of:=[.E12]+0.1" office:value-type="float" office:value="-1.4" calcext:value-type="float">
            <text:p>-1,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3]+0.005" office:value-type="float" office:value="-0.96" calcext:value-type="float">
            <text:p>-0,96</text:p>
          </table:table-cell>
          <table:table-cell table:style-name="ce5" table:formula="of:=SQRT(1-[.A14]^2)" office:value-type="float" office:value="0.28" calcext:value-type="float">
            <text:p>0,28</text:p>
          </table:table-cell>
          <table:table-cell table:style-name="ce5" table:formula="of:=-SQRT(1-[.A14]^2)" office:value-type="float" office:value="-0.28" calcext:value-type="float">
            <text:p>-0,28</text:p>
          </table:table-cell>
          <table:table-cell/>
          <table:table-cell table:style-name="ce9" table:formula="of:=[.E13]+0.1" office:value-type="float" office:value="-1.3" calcext:value-type="float">
            <text:p>-1,3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4]+0.005" office:value-type="float" office:value="-0.955" calcext:value-type="float">
            <text:p>-0,955</text:p>
          </table:table-cell>
          <table:table-cell table:style-name="ce5" table:formula="of:=SQRT(1-[.A15]^2)" office:value-type="float" office:value="0.296605798999278" calcext:value-type="float">
            <text:p>0,296605798999278</text:p>
          </table:table-cell>
          <table:table-cell table:style-name="ce5" table:formula="of:=-SQRT(1-[.A15]^2)" office:value-type="float" office:value="-0.296605798999278" calcext:value-type="float">
            <text:p>-0,296605798999278</text:p>
          </table:table-cell>
          <table:table-cell/>
          <table:table-cell table:style-name="ce9" table:formula="of:=[.E14]+0.1" office:value-type="float" office:value="-1.2" calcext:value-type="float">
            <text:p>-1,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5]+0.005" office:value-type="float" office:value="-0.95" calcext:value-type="float">
            <text:p>-0,95</text:p>
          </table:table-cell>
          <table:table-cell table:style-name="ce5" table:formula="of:=SQRT(1-[.A16]^2)" office:value-type="float" office:value="0.31224989991992" calcext:value-type="float">
            <text:p>0,31224989991992</text:p>
          </table:table-cell>
          <table:table-cell table:style-name="ce5" table:formula="of:=-SQRT(1-[.A16]^2)" office:value-type="float" office:value="-0.31224989991992" calcext:value-type="float">
            <text:p>-0,31224989991992</text:p>
          </table:table-cell>
          <table:table-cell/>
          <table:table-cell table:style-name="ce9" table:formula="of:=[.E15]+0.1" office:value-type="float" office:value="-1.1" calcext:value-type="float">
            <text:p>-1,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6]+0.005" office:value-type="float" office:value="-0.945" calcext:value-type="float">
            <text:p>-0,945</text:p>
          </table:table-cell>
          <table:table-cell table:style-name="ce5" table:formula="of:=SQRT(1-[.A17]^2)" office:value-type="float" office:value="0.327070328828526" calcext:value-type="float">
            <text:p>0,327070328828526</text:p>
          </table:table-cell>
          <table:table-cell table:style-name="ce5" table:formula="of:=-SQRT(1-[.A17]^2)" office:value-type="float" office:value="-0.327070328828526" calcext:value-type="float">
            <text:p>-0,327070328828526</text:p>
          </table:table-cell>
          <table:table-cell/>
          <table:table-cell table:style-name="ce9" table:formula="of:=[.E16]+0.1" office:value-type="float" office:value="-0.999999999999999" calcext:value-type="float">
            <text:p>-0,9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7]+0.005" office:value-type="float" office:value="-0.94" calcext:value-type="float">
            <text:p>-0,94</text:p>
          </table:table-cell>
          <table:table-cell table:style-name="ce5" table:formula="of:=SQRT(1-[.A18]^2)" office:value-type="float" office:value="0.34117444218464" calcext:value-type="float">
            <text:p>0,34117444218464</text:p>
          </table:table-cell>
          <table:table-cell table:style-name="ce5" table:formula="of:=-SQRT(1-[.A18]^2)" office:value-type="float" office:value="-0.34117444218464" calcext:value-type="float">
            <text:p>-0,34117444218464</text:p>
          </table:table-cell>
          <table:table-cell/>
          <table:table-cell table:style-name="ce9" table:formula="of:=[.E17]+0.1" office:value-type="float" office:value="-0.899999999999999" calcext:value-type="float">
            <text:p>-0,8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8]+0.005" office:value-type="float" office:value="-0.935" calcext:value-type="float">
            <text:p>-0,935</text:p>
          </table:table-cell>
          <table:table-cell table:style-name="ce5" table:formula="of:=SQRT(1-[.A19]^2)" office:value-type="float" office:value="0.354647712526107" calcext:value-type="float">
            <text:p>0,354647712526107</text:p>
          </table:table-cell>
          <table:table-cell table:style-name="ce5" table:formula="of:=-SQRT(1-[.A19]^2)" office:value-type="float" office:value="-0.354647712526107" calcext:value-type="float">
            <text:p>-0,354647712526107</text:p>
          </table:table-cell>
          <table:table-cell/>
          <table:table-cell table:style-name="ce9" table:formula="of:=[.E18]+0.1" office:value-type="float" office:value="-0.799999999999999" calcext:value-type="float">
            <text:p>-0,7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19]+0.005" office:value-type="float" office:value="-0.93" calcext:value-type="float">
            <text:p>-0,93</text:p>
          </table:table-cell>
          <table:table-cell table:style-name="ce5" table:formula="of:=SQRT(1-[.A20]^2)" office:value-type="float" office:value="0.367559518989782" calcext:value-type="float">
            <text:p>0,367559518989782</text:p>
          </table:table-cell>
          <table:table-cell table:style-name="ce5" table:formula="of:=-SQRT(1-[.A20]^2)" office:value-type="float" office:value="-0.367559518989782" calcext:value-type="float">
            <text:p>-0,367559518989782</text:p>
          </table:table-cell>
          <table:table-cell/>
          <table:table-cell table:style-name="ce9" table:formula="of:=[.E19]+0.1" office:value-type="float" office:value="-0.699999999999999" calcext:value-type="float">
            <text:p>-0,6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0]+0.005" office:value-type="float" office:value="-0.925" calcext:value-type="float">
            <text:p>-0,925</text:p>
          </table:table-cell>
          <table:table-cell table:style-name="ce5" table:formula="of:=SQRT(1-[.A21]^2)" office:value-type="float" office:value="0.379967103839267" calcext:value-type="float">
            <text:p>0,379967103839267</text:p>
          </table:table-cell>
          <table:table-cell table:style-name="ce5" table:formula="of:=-SQRT(1-[.A21]^2)" office:value-type="float" office:value="-0.379967103839267" calcext:value-type="float">
            <text:p>-0,379967103839267</text:p>
          </table:table-cell>
          <table:table-cell/>
          <table:table-cell table:style-name="ce9" table:formula="of:=[.E20]+0.1" office:value-type="float" office:value="-0.599999999999999" calcext:value-type="float">
            <text:p>-0,5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1]+0.005" office:value-type="float" office:value="-0.92" calcext:value-type="float">
            <text:p>-0,92</text:p>
          </table:table-cell>
          <table:table-cell table:style-name="ce5" table:formula="of:=SQRT(1-[.A22]^2)" office:value-type="float" office:value="0.391918358845309" calcext:value-type="float">
            <text:p>0,391918358845309</text:p>
          </table:table-cell>
          <table:table-cell table:style-name="ce5" table:formula="of:=-SQRT(1-[.A22]^2)" office:value-type="float" office:value="-0.391918358845309" calcext:value-type="float">
            <text:p>-0,391918358845309</text:p>
          </table:table-cell>
          <table:table-cell/>
          <table:table-cell table:style-name="ce9" table:formula="of:=[.E21]+0.1" office:value-type="float" office:value="-0.499999999999999" calcext:value-type="float">
            <text:p>-0,4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2]+0.005" office:value-type="float" office:value="-0.915" calcext:value-type="float">
            <text:p>-0,915</text:p>
          </table:table-cell>
          <table:table-cell table:style-name="ce5" table:formula="of:=SQRT(1-[.A23]^2)" office:value-type="float" office:value="0.403453838747384" calcext:value-type="float">
            <text:p>0,403453838747384</text:p>
          </table:table-cell>
          <table:table-cell table:style-name="ce5" table:formula="of:=-SQRT(1-[.A23]^2)" office:value-type="float" office:value="-0.403453838747384" calcext:value-type="float">
            <text:p>-0,403453838747384</text:p>
          </table:table-cell>
          <table:table-cell/>
          <table:table-cell table:style-name="ce9" table:formula="of:=[.E22]+0.1" office:value-type="float" office:value="-0.399999999999999" calcext:value-type="float">
            <text:p>-0,3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3]+0.005" office:value-type="float" office:value="-0.91" calcext:value-type="float">
            <text:p>-0,91</text:p>
          </table:table-cell>
          <table:table-cell table:style-name="ce5" table:formula="of:=SQRT(1-[.A24]^2)" office:value-type="float" office:value="0.414608248832558" calcext:value-type="float">
            <text:p>0,414608248832558</text:p>
          </table:table-cell>
          <table:table-cell table:style-name="ce5" table:formula="of:=-SQRT(1-[.A24]^2)" office:value-type="float" office:value="-0.414608248832558" calcext:value-type="float">
            <text:p>-0,414608248832558</text:p>
          </table:table-cell>
          <table:table-cell/>
          <table:table-cell table:style-name="ce9" table:formula="of:=[.E23]+0.1" office:value-type="float" office:value="-0.299999999999999" calcext:value-type="float">
            <text:p>-0,2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4]+0.005" office:value-type="float" office:value="-0.905" calcext:value-type="float">
            <text:p>-0,905</text:p>
          </table:table-cell>
          <table:table-cell table:style-name="ce5" table:formula="of:=SQRT(1-[.A25]^2)" office:value-type="float" office:value="0.425411565428116" calcext:value-type="float">
            <text:p>0,425411565428116</text:p>
          </table:table-cell>
          <table:table-cell table:style-name="ce5" table:formula="of:=-SQRT(1-[.A25]^2)" office:value-type="float" office:value="-0.425411565428116" calcext:value-type="float">
            <text:p>-0,425411565428116</text:p>
          </table:table-cell>
          <table:table-cell/>
          <table:table-cell table:style-name="ce9" table:formula="of:=[.E24]+0.1" office:value-type="float" office:value="-0.199999999999999" calcext:value-type="float">
            <text:p>-0,1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5]+0.005" office:value-type="float" office:value="-0.9" calcext:value-type="float">
            <text:p>-0,9</text:p>
          </table:table-cell>
          <table:table-cell table:style-name="ce5" table:formula="of:=SQRT(1-[.A26]^2)" office:value-type="float" office:value="0.435889894354068" calcext:value-type="float">
            <text:p>0,435889894354068</text:p>
          </table:table-cell>
          <table:table-cell table:style-name="ce5" table:formula="of:=-SQRT(1-[.A26]^2)" office:value-type="float" office:value="-0.435889894354068" calcext:value-type="float">
            <text:p>-0,435889894354068</text:p>
          </table:table-cell>
          <table:table-cell/>
          <table:table-cell table:style-name="ce9" table:formula="of:=[.E25]+0.1" office:value-type="float" office:value="-0.0999999999999994" calcext:value-type="float">
            <text:p>-0,099999999999999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6]+0.005" office:value-type="float" office:value="-0.895" calcext:value-type="float">
            <text:p>-0,895</text:p>
          </table:table-cell>
          <table:table-cell table:style-name="ce5" table:formula="of:=SQRT(1-[.A27]^2)" office:value-type="float" office:value="0.446066138593819" calcext:value-type="float">
            <text:p>0,446066138593819</text:p>
          </table:table-cell>
          <table:table-cell table:style-name="ce5" table:formula="of:=-SQRT(1-[.A27]^2)" office:value-type="float" office:value="-0.446066138593819" calcext:value-type="float">
            <text:p>-0,446066138593819</text:p>
          </table:table-cell>
          <table:table-cell/>
          <table:table-cell table:style-name="ce23" table:formula="of:=[.E26]+0.1" office:value-type="float" office:value="6.38378239159465E-016" calcext:value-type="float">
            <text:p>0,00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7]+0.005" office:value-type="float" office:value="-0.89" calcext:value-type="float">
            <text:p>-0,89</text:p>
          </table:table-cell>
          <table:table-cell table:style-name="ce5" table:formula="of:=SQRT(1-[.A28]^2)" office:value-type="float" office:value="0.45596052460712" calcext:value-type="float">
            <text:p>0,45596052460712</text:p>
          </table:table-cell>
          <table:table-cell table:style-name="ce5" table:formula="of:=-SQRT(1-[.A28]^2)" office:value-type="float" office:value="-0.45596052460712" calcext:value-type="float">
            <text:p>-0,45596052460712</text:p>
          </table:table-cell>
          <table:table-cell/>
          <table:table-cell table:style-name="ce9" table:formula="of:=[.E27]+0.1" office:value-type="float" office:value="0.100000000000001" calcext:value-type="float">
            <text:p>0,1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8]+0.005" office:value-type="float" office:value="-0.885" calcext:value-type="float">
            <text:p>-0,885</text:p>
          </table:table-cell>
          <table:table-cell table:style-name="ce5" table:formula="of:=SQRT(1-[.A29]^2)" office:value-type="float" office:value="0.465591022250215" calcext:value-type="float">
            <text:p>0,465591022250215</text:p>
          </table:table-cell>
          <table:table-cell table:style-name="ce5" table:formula="of:=-SQRT(1-[.A29]^2)" office:value-type="float" office:value="-0.465591022250215" calcext:value-type="float">
            <text:p>-0,465591022250215</text:p>
          </table:table-cell>
          <table:table-cell/>
          <table:table-cell table:style-name="ce9" table:formula="of:=[.E28]+0.1" office:value-type="float" office:value="0.200000000000001" calcext:value-type="float">
            <text:p>0,2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29]+0.005" office:value-type="float" office:value="-0.88" calcext:value-type="float">
            <text:p>-0,88</text:p>
          </table:table-cell>
          <table:table-cell table:style-name="ce5" table:formula="of:=SQRT(1-[.A30]^2)" office:value-type="float" office:value="0.474973683481517" calcext:value-type="float">
            <text:p>0,474973683481517</text:p>
          </table:table-cell>
          <table:table-cell table:style-name="ce5" table:formula="of:=-SQRT(1-[.A30]^2)" office:value-type="float" office:value="-0.474973683481517" calcext:value-type="float">
            <text:p>-0,474973683481517</text:p>
          </table:table-cell>
          <table:table-cell/>
          <table:table-cell table:style-name="ce9" table:formula="of:=[.E29]+0.1" office:value-type="float" office:value="0.300000000000001" calcext:value-type="float">
            <text:p>0,3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0]+0.005" office:value-type="float" office:value="-0.875" calcext:value-type="float">
            <text:p>-0,875</text:p>
          </table:table-cell>
          <table:table-cell table:style-name="ce5" table:formula="of:=SQRT(1-[.A31]^2)" office:value-type="float" office:value="0.484122918275927" calcext:value-type="float">
            <text:p>0,484122918275927</text:p>
          </table:table-cell>
          <table:table-cell table:style-name="ce5" table:formula="of:=-SQRT(1-[.A31]^2)" office:value-type="float" office:value="-0.484122918275927" calcext:value-type="float">
            <text:p>-0,484122918275927</text:p>
          </table:table-cell>
          <table:table-cell/>
          <table:table-cell table:style-name="ce9" table:formula="of:=[.E30]+0.1" office:value-type="float" office:value="0.400000000000001" calcext:value-type="float">
            <text:p>0,4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1]+0.005" office:value-type="float" office:value="-0.87" calcext:value-type="float">
            <text:p>-0,87</text:p>
          </table:table-cell>
          <table:table-cell table:style-name="ce5" table:formula="of:=SQRT(1-[.A32]^2)" office:value-type="float" office:value="0.493051721424842" calcext:value-type="float">
            <text:p>0,493051721424842</text:p>
          </table:table-cell>
          <table:table-cell table:style-name="ce5" table:formula="of:=-SQRT(1-[.A32]^2)" office:value-type="float" office:value="-0.493051721424842" calcext:value-type="float">
            <text:p>-0,493051721424842</text:p>
          </table:table-cell>
          <table:table-cell/>
          <table:table-cell table:style-name="ce9" table:formula="of:=[.E31]+0.1" office:value-type="float" office:value="0.500000000000001" calcext:value-type="float">
            <text:p>0,5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2]+0.005" office:value-type="float" office:value="-0.865" calcext:value-type="float">
            <text:p>-0,865</text:p>
          </table:table-cell>
          <table:table-cell table:style-name="ce5" table:formula="of:=SQRT(1-[.A33]^2)" office:value-type="float" office:value="0.501771860510332" calcext:value-type="float">
            <text:p>0,501771860510332</text:p>
          </table:table-cell>
          <table:table-cell table:style-name="ce5" table:formula="of:=-SQRT(1-[.A33]^2)" office:value-type="float" office:value="-0.501771860510332" calcext:value-type="float">
            <text:p>-0,501771860510332</text:p>
          </table:table-cell>
          <table:table-cell/>
          <table:table-cell table:style-name="ce9" table:formula="of:=[.E32]+0.1" office:value-type="float" office:value="0.600000000000001" calcext:value-type="float">
            <text:p>0,6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3]+0.005" office:value-type="float" office:value="-0.86" calcext:value-type="float">
            <text:p>-0,86</text:p>
          </table:table-cell>
          <table:table-cell table:style-name="ce5" table:formula="of:=SQRT(1-[.A34]^2)" office:value-type="float" office:value="0.510294032886923" calcext:value-type="float">
            <text:p>0,510294032886923</text:p>
          </table:table-cell>
          <table:table-cell table:style-name="ce5" table:formula="of:=-SQRT(1-[.A34]^2)" office:value-type="float" office:value="-0.510294032886923" calcext:value-type="float">
            <text:p>-0,510294032886923</text:p>
          </table:table-cell>
          <table:table-cell/>
          <table:table-cell table:style-name="ce9" table:formula="of:=[.E33]+0.1" office:value-type="float" office:value="0.700000000000001" calcext:value-type="float">
            <text:p>0,7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4]+0.005" office:value-type="float" office:value="-0.855" calcext:value-type="float">
            <text:p>-0,855</text:p>
          </table:table-cell>
          <table:table-cell table:style-name="ce5" table:formula="of:=SQRT(1-[.A35]^2)" office:value-type="float" office:value="0.518627997701628" calcext:value-type="float">
            <text:p>0,518627997701628</text:p>
          </table:table-cell>
          <table:table-cell table:style-name="ce5" table:formula="of:=-SQRT(1-[.A35]^2)" office:value-type="float" office:value="-0.518627997701628" calcext:value-type="float">
            <text:p>-0,518627997701628</text:p>
          </table:table-cell>
          <table:table-cell/>
          <table:table-cell table:style-name="ce9" table:formula="of:=[.E34]+0.1" office:value-type="float" office:value="0.800000000000001" calcext:value-type="float">
            <text:p>0,8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5]+0.005" office:value-type="float" office:value="-0.85" calcext:value-type="float">
            <text:p>-0,85</text:p>
          </table:table-cell>
          <table:table-cell table:style-name="ce5" table:formula="of:=SQRT(1-[.A36]^2)" office:value-type="float" office:value="0.526782687642637" calcext:value-type="float">
            <text:p>0,526782687642637</text:p>
          </table:table-cell>
          <table:table-cell table:style-name="ce5" table:formula="of:=-SQRT(1-[.A36]^2)" office:value-type="float" office:value="-0.526782687642637" calcext:value-type="float">
            <text:p>-0,526782687642637</text:p>
          </table:table-cell>
          <table:table-cell/>
          <table:table-cell table:style-name="ce9" table:formula="of:=[.E35]+0.1" office:value-type="float" office:value="0.900000000000001" calcext:value-type="float">
            <text:p>0,9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6]+0.005" office:value-type="float" office:value="-0.845" calcext:value-type="float">
            <text:p>-0,845</text:p>
          </table:table-cell>
          <table:table-cell table:style-name="ce5" table:formula="of:=SQRT(1-[.A37]^2)" office:value-type="float" office:value="0.534766304099277" calcext:value-type="float">
            <text:p>0,534766304099277</text:p>
          </table:table-cell>
          <table:table-cell table:style-name="ce5" table:formula="of:=-SQRT(1-[.A37]^2)" office:value-type="float" office:value="-0.534766304099277" calcext:value-type="float">
            <text:p>-0,534766304099277</text:p>
          </table:table-cell>
          <table:table-cell/>
          <table:table-cell table:style-name="ce9" table:formula="of:=[.E36]+0.1" office:value-type="float" office:value="1" calcext:value-type="float">
            <text:p>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7]+0.005" office:value-type="float" office:value="-0.84" calcext:value-type="float">
            <text:p>-0,84</text:p>
          </table:table-cell>
          <table:table-cell table:style-name="ce5" table:formula="of:=SQRT(1-[.A38]^2)" office:value-type="float" office:value="0.542586398650022" calcext:value-type="float">
            <text:p>0,542586398650022</text:p>
          </table:table-cell>
          <table:table-cell table:style-name="ce5" table:formula="of:=-SQRT(1-[.A38]^2)" office:value-type="float" office:value="-0.542586398650022" calcext:value-type="float">
            <text:p>-0,542586398650022</text:p>
          </table:table-cell>
          <table:table-cell/>
          <table:table-cell table:style-name="ce9" table:formula="of:=[.E37]+0.1" office:value-type="float" office:value="1.1" calcext:value-type="float">
            <text:p>1,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8]+0.005" office:value-type="float" office:value="-0.835" calcext:value-type="float">
            <text:p>-0,835</text:p>
          </table:table-cell>
          <table:table-cell table:style-name="ce5" table:formula="of:=SQRT(1-[.A39]^2)" office:value-type="float" office:value="0.55024994320763" calcext:value-type="float">
            <text:p>0,55024994320763</text:p>
          </table:table-cell>
          <table:table-cell table:style-name="ce5" table:formula="of:=-SQRT(1-[.A39]^2)" office:value-type="float" office:value="-0.55024994320763" calcext:value-type="float">
            <text:p>-0,55024994320763</text:p>
          </table:table-cell>
          <table:table-cell/>
          <table:table-cell table:style-name="ce9" table:formula="of:=[.E38]+0.1" office:value-type="float" office:value="1.2" calcext:value-type="float">
            <text:p>1,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39]+0.005" office:value-type="float" office:value="-0.83" calcext:value-type="float">
            <text:p>-0,83</text:p>
          </table:table-cell>
          <table:table-cell table:style-name="ce5" table:formula="of:=SQRT(1-[.A40]^2)" office:value-type="float" office:value="0.557763390695374" calcext:value-type="float">
            <text:p>0,557763390695374</text:p>
          </table:table-cell>
          <table:table-cell table:style-name="ce5" table:formula="of:=-SQRT(1-[.A40]^2)" office:value-type="float" office:value="-0.557763390695374" calcext:value-type="float">
            <text:p>-0,557763390695374</text:p>
          </table:table-cell>
          <table:table-cell/>
          <table:table-cell table:style-name="ce9" table:formula="of:=[.E39]+0.1" office:value-type="float" office:value="1.3" calcext:value-type="float">
            <text:p>1,3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0]+0.005" office:value-type="float" office:value="-0.825" calcext:value-type="float">
            <text:p>-0,825</text:p>
          </table:table-cell>
          <table:table-cell table:style-name="ce5" table:formula="of:=SQRT(1-[.A41]^2)" office:value-type="float" office:value="0.565132727772866" calcext:value-type="float">
            <text:p>0,565132727772866</text:p>
          </table:table-cell>
          <table:table-cell table:style-name="ce5" table:formula="of:=-SQRT(1-[.A41]^2)" office:value-type="float" office:value="-0.565132727772866" calcext:value-type="float">
            <text:p>-0,565132727772866</text:p>
          </table:table-cell>
          <table:table-cell/>
          <table:table-cell table:style-name="ce9" table:formula="of:=[.E40]+0.1" office:value-type="float" office:value="1.4" calcext:value-type="float">
            <text:p>1,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1]+0.005" office:value-type="float" office:value="-0.82" calcext:value-type="float">
            <text:p>-0,82</text:p>
          </table:table-cell>
          <table:table-cell table:style-name="ce5" table:formula="of:=SQRT(1-[.A42]^2)" office:value-type="float" office:value="0.572363520850168" calcext:value-type="float">
            <text:p>0,572363520850168</text:p>
          </table:table-cell>
          <table:table-cell table:style-name="ce5" table:formula="of:=-SQRT(1-[.A42]^2)" office:value-type="float" office:value="-0.572363520850168" calcext:value-type="float">
            <text:p>-0,572363520850168</text:p>
          </table:table-cell>
          <table:table-cell/>
          <table:table-cell table:style-name="ce9" table:formula="of:=[.E41]+0.1" office:value-type="float" office:value="1.5" calcext:value-type="float">
            <text:p>1,5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2]+0.005" office:value-type="float" office:value="-0.815" calcext:value-type="float">
            <text:p>-0,815</text:p>
          </table:table-cell>
          <table:table-cell table:style-name="ce5" table:formula="of:=SQRT(1-[.A43]^2)" office:value-type="float" office:value="0.579460956406901" calcext:value-type="float">
            <text:p>0,579460956406901</text:p>
          </table:table-cell>
          <table:table-cell table:style-name="ce5" table:formula="of:=-SQRT(1-[.A43]^2)" office:value-type="float" office:value="-0.579460956406901" calcext:value-type="float">
            <text:p>-0,579460956406901</text:p>
          </table:table-cell>
          <table:table-cell/>
          <table:table-cell table:style-name="ce9" table:formula="of:=[.E42]+0.1" office:value-type="float" office:value="1.6" calcext:value-type="float">
            <text:p>1,6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3]+0.005" office:value-type="float" office:value="-0.81" calcext:value-type="float">
            <text:p>-0,81</text:p>
          </table:table-cell>
          <table:table-cell table:style-name="ce5" table:formula="of:=SQRT(1-[.A44]^2)" office:value-type="float" office:value="0.58642987645583" calcext:value-type="float">
            <text:p>0,58642987645583</text:p>
          </table:table-cell>
          <table:table-cell table:style-name="ce5" table:formula="of:=-SQRT(1-[.A44]^2)" office:value-type="float" office:value="-0.58642987645583" calcext:value-type="float">
            <text:p>-0,58642987645583</text:p>
          </table:table-cell>
          <table:table-cell/>
          <table:table-cell table:style-name="ce9" table:formula="of:=[.E43]+0.1" office:value-type="float" office:value="1.7" calcext:value-type="float">
            <text:p>1,7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4]+0.005" office:value-type="float" office:value="-0.805" calcext:value-type="float">
            <text:p>-0,805</text:p>
          </table:table-cell>
          <table:table-cell table:style-name="ce5" table:formula="of:=SQRT(1-[.A45]^2)" office:value-type="float" office:value="0.593274809847848" calcext:value-type="float">
            <text:p>0,593274809847848</text:p>
          </table:table-cell>
          <table:table-cell table:style-name="ce5" table:formula="of:=-SQRT(1-[.A45]^2)" office:value-type="float" office:value="-0.593274809847848" calcext:value-type="float">
            <text:p>-0,593274809847848</text:p>
          </table:table-cell>
          <table:table-cell/>
          <table:table-cell table:style-name="ce9" table:formula="of:=[.E44]+0.1" office:value-type="float" office:value="1.8" calcext:value-type="float">
            <text:p>1,8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5]+0.005" office:value-type="float" office:value="-0.8" calcext:value-type="float">
            <text:p>-0,8</text:p>
          </table:table-cell>
          <table:table-cell table:style-name="ce5" table:formula="of:=SQRT(1-[.A46]^2)" office:value-type="float" office:value="0.6" calcext:value-type="float">
            <text:p>0,6</text:p>
          </table:table-cell>
          <table:table-cell table:style-name="ce5" table:formula="of:=-SQRT(1-[.A46]^2)" office:value-type="float" office:value="-0.6" calcext:value-type="float">
            <text:p>-0,6</text:p>
          </table:table-cell>
          <table:table-cell/>
          <table:table-cell table:style-name="ce9" table:formula="of:=[.E45]+0.1" office:value-type="float" office:value="1.9" calcext:value-type="float">
            <text:p>1,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6]+0.005" office:value-type="float" office:value="-0.795" calcext:value-type="float">
            <text:p>-0,795</text:p>
          </table:table-cell>
          <table:table-cell table:style-name="ce5" table:formula="of:=SQRT(1-[.A47]^2)" office:value-type="float" office:value="0.606609429534359" calcext:value-type="float">
            <text:p>0,606609429534359</text:p>
          </table:table-cell>
          <table:table-cell table:style-name="ce5" table:formula="of:=-SQRT(1-[.A47]^2)" office:value-type="float" office:value="-0.606609429534359" calcext:value-type="float">
            <text:p>-0,606609429534359</text:p>
          </table:table-cell>
          <table:table-cell/>
          <table:table-cell table:style-name="ce10" table:formula="of:=[.E46]+0.1" office:value-type="float" office:value="2" calcext:value-type="float">
            <text:p>2</text:p>
          </table:table-cell>
          <table:table-cell table:style-name="ce10" table:formula="of:=[.$B$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5" table:formula="of:=[.A47]+0.005" office:value-type="float" office:value="-0.79" calcext:value-type="float">
            <text:p>-0,79</text:p>
          </table:table-cell>
          <table:table-cell table:style-name="ce5" table:formula="of:=SQRT(1-[.A48]^2)" office:value-type="float" office:value="0.613106842238773" calcext:value-type="float">
            <text:p>0,613106842238773</text:p>
          </table:table-cell>
          <table:table-cell table:style-name="ce5" table:formula="of:=-SQRT(1-[.A48]^2)" office:value-type="float" office:value="-0.613106842238773" calcext:value-type="float">
            <text:p>-0,613106842238773</text:p>
          </table:table-cell>
          <table:table-cell table:number-columns-repeated="1021"/>
        </table:table-row>
        <table:table-row table:style-name="ro1">
          <table:table-cell table:style-name="ce5" table:formula="of:=[.A48]+0.005" office:value-type="float" office:value="-0.785" calcext:value-type="float">
            <text:p>-0,785</text:p>
          </table:table-cell>
          <table:table-cell table:style-name="ce5" table:formula="of:=SQRT(1-[.A49]^2)" office:value-type="float" office:value="0.619495762697373" calcext:value-type="float">
            <text:p>0,619495762697373</text:p>
          </table:table-cell>
          <table:table-cell table:style-name="ce5" table:formula="of:=-SQRT(1-[.A49]^2)" office:value-type="float" office:value="-0.619495762697373" calcext:value-type="float">
            <text:p>-0,619495762697373</text:p>
          </table:table-cell>
          <table:table-cell table:number-columns-repeated="1021"/>
        </table:table-row>
        <table:table-row table:style-name="ro1">
          <table:table-cell table:style-name="ce5" table:formula="of:=[.A49]+0.005" office:value-type="float" office:value="-0.78" calcext:value-type="float">
            <text:p>-0,78</text:p>
          </table:table-cell>
          <table:table-cell table:style-name="ce5" table:formula="of:=SQRT(1-[.A50]^2)" office:value-type="float" office:value="0.625779513886481" calcext:value-type="float">
            <text:p>0,625779513886481</text:p>
          </table:table-cell>
          <table:table-cell table:style-name="ce5" table:formula="of:=-SQRT(1-[.A50]^2)" office:value-type="float" office:value="-0.625779513886481" calcext:value-type="float">
            <text:p>-0,625779513886481</text:p>
          </table:table-cell>
          <table:table-cell table:number-columns-repeated="1021"/>
        </table:table-row>
        <table:table-row table:style-name="ro1">
          <table:table-cell table:style-name="ce5" table:formula="of:=[.A50]+0.005" office:value-type="float" office:value="-0.775" calcext:value-type="float">
            <text:p>-0,775</text:p>
          </table:table-cell>
          <table:table-cell table:style-name="ce5" table:formula="of:=SQRT(1-[.A51]^2)" office:value-type="float" office:value="0.631961232988227" calcext:value-type="float">
            <text:p>0,631961232988227</text:p>
          </table:table-cell>
          <table:table-cell table:style-name="ce5" table:formula="of:=-SQRT(1-[.A51]^2)" office:value-type="float" office:value="-0.631961232988227" calcext:value-type="float">
            <text:p>-0,631961232988227</text:p>
          </table:table-cell>
          <table:table-cell table:number-columns-repeated="1021"/>
        </table:table-row>
        <table:table-row table:style-name="ro1">
          <table:table-cell table:style-name="ce5" table:formula="of:=[.A51]+0.005" office:value-type="float" office:value="-0.77" calcext:value-type="float">
            <text:p>-0,77</text:p>
          </table:table-cell>
          <table:table-cell table:style-name="ce5" table:formula="of:=SQRT(1-[.A52]^2)" office:value-type="float" office:value="0.638043885637971" calcext:value-type="float">
            <text:p>0,638043885637971</text:p>
          </table:table-cell>
          <table:table-cell table:style-name="ce5" table:formula="of:=-SQRT(1-[.A52]^2)" office:value-type="float" office:value="-0.638043885637971" calcext:value-type="float">
            <text:p>-0,638043885637971</text:p>
          </table:table-cell>
          <table:table-cell table:number-columns-repeated="1021"/>
        </table:table-row>
        <table:table-row table:style-name="ro1">
          <table:table-cell table:style-name="ce5" table:formula="of:=[.A52]+0.005" office:value-type="float" office:value="-0.765" calcext:value-type="float">
            <text:p>-0,765</text:p>
          </table:table-cell>
          <table:table-cell table:style-name="ce5" table:formula="of:=SQRT(1-[.A53]^2)" office:value-type="float" office:value="0.644030278791301" calcext:value-type="float">
            <text:p>0,644030278791301</text:p>
          </table:table-cell>
          <table:table-cell table:style-name="ce5" table:formula="of:=-SQRT(1-[.A53]^2)" office:value-type="float" office:value="-0.644030278791301" calcext:value-type="float">
            <text:p>-0,644030278791301</text:p>
          </table:table-cell>
          <table:table-cell table:number-columns-repeated="1021"/>
        </table:table-row>
        <table:table-row table:style-name="ro1">
          <table:table-cell table:style-name="ce5" table:formula="of:=[.A53]+0.005" office:value-type="float" office:value="-0.76" calcext:value-type="float">
            <text:p>-0,76</text:p>
          </table:table-cell>
          <table:table-cell table:style-name="ce5" table:formula="of:=SQRT(1-[.A54]^2)" office:value-type="float" office:value="0.649923072370877" calcext:value-type="float">
            <text:p>0,649923072370877</text:p>
          </table:table-cell>
          <table:table-cell table:style-name="ce5" table:formula="of:=-SQRT(1-[.A54]^2)" office:value-type="float" office:value="-0.649923072370877" calcext:value-type="float">
            <text:p>-0,649923072370877</text:p>
          </table:table-cell>
          <table:table-cell table:number-columns-repeated="1021"/>
        </table:table-row>
        <table:table-row table:style-name="ro1">
          <table:table-cell table:style-name="ce5" table:formula="of:=[.A54]+0.005" office:value-type="float" office:value="-0.755" calcext:value-type="float">
            <text:p>-0,755</text:p>
          </table:table-cell>
          <table:table-cell table:style-name="ce5" table:formula="of:=SQRT(1-[.A55]^2)" office:value-type="float" office:value="0.655724789831832" calcext:value-type="float">
            <text:p>0,655724789831832</text:p>
          </table:table-cell>
          <table:table-cell table:style-name="ce5" table:formula="of:=-SQRT(1-[.A55]^2)" office:value-type="float" office:value="-0.655724789831832" calcext:value-type="float">
            <text:p>-0,655724789831832</text:p>
          </table:table-cell>
          <table:table-cell table:number-columns-repeated="1021"/>
        </table:table-row>
        <table:table-row table:style-name="ro1">
          <table:table-cell table:style-name="ce5" table:formula="of:=[.A55]+0.005" office:value-type="float" office:value="-0.75" calcext:value-type="float">
            <text:p>-0,75</text:p>
          </table:table-cell>
          <table:table-cell table:style-name="ce5" table:formula="of:=SQRT(1-[.A56]^2)" office:value-type="float" office:value="0.661437827766148" calcext:value-type="float">
            <text:p>0,661437827766148</text:p>
          </table:table-cell>
          <table:table-cell table:style-name="ce5" table:formula="of:=-SQRT(1-[.A56]^2)" office:value-type="float" office:value="-0.661437827766148" calcext:value-type="float">
            <text:p>-0,661437827766148</text:p>
          </table:table-cell>
          <table:table-cell table:number-columns-repeated="1021"/>
        </table:table-row>
        <table:table-row table:style-name="ro1">
          <table:table-cell table:style-name="ce5" table:formula="of:=[.A56]+0.005" office:value-type="float" office:value="-0.745" calcext:value-type="float">
            <text:p>-0,745</text:p>
          </table:table-cell>
          <table:table-cell table:style-name="ce5" table:formula="of:=SQRT(1-[.A57]^2)" office:value-type="float" office:value="0.667064464650906" calcext:value-type="float">
            <text:p>0,667064464650906</text:p>
          </table:table-cell>
          <table:table-cell table:style-name="ce5" table:formula="of:=-SQRT(1-[.A57]^2)" office:value-type="float" office:value="-0.667064464650906" calcext:value-type="float">
            <text:p>-0,667064464650906</text:p>
          </table:table-cell>
          <table:table-cell table:number-columns-repeated="1021"/>
        </table:table-row>
        <table:table-row table:style-name="ro1">
          <table:table-cell table:style-name="ce5" table:formula="of:=[.A57]+0.005" office:value-type="float" office:value="-0.74" calcext:value-type="float">
            <text:p>-0,74</text:p>
          </table:table-cell>
          <table:table-cell table:style-name="ce5" table:formula="of:=SQRT(1-[.A58]^2)" office:value-type="float" office:value="0.67260686883201" calcext:value-type="float">
            <text:p>0,67260686883201</text:p>
          </table:table-cell>
          <table:table-cell table:style-name="ce5" table:formula="of:=-SQRT(1-[.A58]^2)" office:value-type="float" office:value="-0.67260686883201" calcext:value-type="float">
            <text:p>-0,67260686883201</text:p>
          </table:table-cell>
          <table:table-cell table:number-columns-repeated="1021"/>
        </table:table-row>
        <table:table-row table:style-name="ro1">
          <table:table-cell table:style-name="ce5" table:formula="of:=[.A58]+0.005" office:value-type="float" office:value="-0.735" calcext:value-type="float">
            <text:p>-0,735</text:p>
          </table:table-cell>
          <table:table-cell table:style-name="ce5" table:formula="of:=SQRT(1-[.A59]^2)" office:value-type="float" office:value="0.678067105823605" calcext:value-type="float">
            <text:p>0,678067105823605</text:p>
          </table:table-cell>
          <table:table-cell table:style-name="ce5" table:formula="of:=-SQRT(1-[.A59]^2)" office:value-type="float" office:value="-0.678067105823605" calcext:value-type="float">
            <text:p>-0,678067105823605</text:p>
          </table:table-cell>
          <table:table-cell table:number-columns-repeated="1021"/>
        </table:table-row>
        <table:table-row table:style-name="ro1">
          <table:table-cell table:style-name="ce5" table:formula="of:=[.A59]+0.005" office:value-type="float" office:value="-0.73" calcext:value-type="float">
            <text:p>-0,73</text:p>
          </table:table-cell>
          <table:table-cell table:style-name="ce5" table:formula="of:=SQRT(1-[.A60]^2)" office:value-type="float" office:value="0.683447144993671" calcext:value-type="float">
            <text:p>0,683447144993671</text:p>
          </table:table-cell>
          <table:table-cell table:style-name="ce5" table:formula="of:=-SQRT(1-[.A60]^2)" office:value-type="float" office:value="-0.683447144993671" calcext:value-type="float">
            <text:p>-0,683447144993671</text:p>
          </table:table-cell>
          <table:table-cell table:number-columns-repeated="1021"/>
        </table:table-row>
        <table:table-row table:style-name="ro1">
          <table:table-cell table:style-name="ce5" table:formula="of:=[.A60]+0.005" office:value-type="float" office:value="-0.725" calcext:value-type="float">
            <text:p>-0,725</text:p>
          </table:table-cell>
          <table:table-cell table:style-name="ce5" table:formula="of:=SQRT(1-[.A61]^2)" office:value-type="float" office:value="0.688748865697796" calcext:value-type="float">
            <text:p>0,688748865697796</text:p>
          </table:table-cell>
          <table:table-cell table:style-name="ce5" table:formula="of:=-SQRT(1-[.A61]^2)" office:value-type="float" office:value="-0.688748865697796" calcext:value-type="float">
            <text:p>-0,688748865697796</text:p>
          </table:table-cell>
          <table:table-cell table:number-columns-repeated="1021"/>
        </table:table-row>
        <table:table-row table:style-name="ro1">
          <table:table-cell table:style-name="ce5" table:formula="of:=[.A61]+0.005" office:value-type="float" office:value="-0.72" calcext:value-type="float">
            <text:p>-0,72</text:p>
          </table:table-cell>
          <table:table-cell table:style-name="ce5" table:formula="of:=SQRT(1-[.A62]^2)" office:value-type="float" office:value="0.693974062915899" calcext:value-type="float">
            <text:p>0,693974062915899</text:p>
          </table:table-cell>
          <table:table-cell table:style-name="ce5" table:formula="of:=-SQRT(1-[.A62]^2)" office:value-type="float" office:value="-0.693974062915899" calcext:value-type="float">
            <text:p>-0,693974062915899</text:p>
          </table:table-cell>
          <table:table-cell table:number-columns-repeated="1021"/>
        </table:table-row>
        <table:table-row table:style-name="ro1">
          <table:table-cell table:style-name="ce5" table:formula="of:=[.A62]+0.005" office:value-type="float" office:value="-0.715" calcext:value-type="float">
            <text:p>-0,715</text:p>
          </table:table-cell>
          <table:table-cell table:style-name="ce5" table:formula="of:=SQRT(1-[.A63]^2)" office:value-type="float" office:value="0.699124452440337" calcext:value-type="float">
            <text:p>0,699124452440337</text:p>
          </table:table-cell>
          <table:table-cell table:style-name="ce5" table:formula="of:=-SQRT(1-[.A63]^2)" office:value-type="float" office:value="-0.699124452440337" calcext:value-type="float">
            <text:p>-0,699124452440337</text:p>
          </table:table-cell>
          <table:table-cell table:number-columns-repeated="1021"/>
        </table:table-row>
        <table:table-row table:style-name="ro1">
          <table:table-cell table:style-name="ce5" table:formula="of:=[.A63]+0.005" office:value-type="float" office:value="-0.71" calcext:value-type="float">
            <text:p>-0,71</text:p>
          </table:table-cell>
          <table:table-cell table:style-name="ce5" table:formula="of:=SQRT(1-[.A64]^2)" office:value-type="float" office:value="0.70420167565833" calcext:value-type="float">
            <text:p>0,70420167565833</text:p>
          </table:table-cell>
          <table:table-cell table:style-name="ce5" table:formula="of:=-SQRT(1-[.A64]^2)" office:value-type="float" office:value="-0.70420167565833" calcext:value-type="float">
            <text:p>-0,70420167565833</text:p>
          </table:table-cell>
          <table:table-cell table:number-columns-repeated="1021"/>
        </table:table-row>
        <table:table-row table:style-name="ro1">
          <table:table-cell table:style-name="ce5" table:formula="of:=[.A64]+0.005" office:value-type="float" office:value="-0.705" calcext:value-type="float">
            <text:p>-0,705</text:p>
          </table:table-cell>
          <table:table-cell table:style-name="ce5" table:formula="of:=SQRT(1-[.A65]^2)" office:value-type="float" office:value="0.709207303966901" calcext:value-type="float">
            <text:p>0,709207303966901</text:p>
          </table:table-cell>
          <table:table-cell table:style-name="ce5" table:formula="of:=-SQRT(1-[.A65]^2)" office:value-type="float" office:value="-0.709207303966901" calcext:value-type="float">
            <text:p>-0,709207303966901</text:p>
          </table:table-cell>
          <table:table-cell table:number-columns-repeated="1021"/>
        </table:table-row>
        <table:table-row table:style-name="ro1">
          <table:table-cell table:style-name="ce5" table:formula="of:=[.A65]+0.005" office:value-type="float" office:value="-0.7" calcext:value-type="float">
            <text:p>-0,7</text:p>
          </table:table-cell>
          <table:table-cell table:style-name="ce5" table:formula="of:=SQRT(1-[.A66]^2)" office:value-type="float" office:value="0.714142842854285" calcext:value-type="float">
            <text:p>0,714142842854285</text:p>
          </table:table-cell>
          <table:table-cell table:style-name="ce5" table:formula="of:=-SQRT(1-[.A66]^2)" office:value-type="float" office:value="-0.714142842854285" calcext:value-type="float">
            <text:p>-0,714142842854285</text:p>
          </table:table-cell>
          <table:table-cell table:number-columns-repeated="1021"/>
        </table:table-row>
        <table:table-row table:style-name="ro1">
          <table:table-cell table:style-name="ce5" table:formula="of:=[.A66]+0.005" office:value-type="float" office:value="-0.695" calcext:value-type="float">
            <text:p>-0,695</text:p>
          </table:table-cell>
          <table:table-cell table:style-name="ce5" table:formula="of:=SQRT(1-[.A67]^2)" office:value-type="float" office:value="0.719009735678176" calcext:value-type="float">
            <text:p>0,719009735678176</text:p>
          </table:table-cell>
          <table:table-cell table:style-name="ce5" table:formula="of:=-SQRT(1-[.A67]^2)" office:value-type="float" office:value="-0.719009735678176" calcext:value-type="float">
            <text:p>-0,719009735678176</text:p>
          </table:table-cell>
          <table:table-cell table:number-columns-repeated="1021"/>
        </table:table-row>
        <table:table-row table:style-name="ro1">
          <table:table-cell table:style-name="ce5" table:formula="of:=[.A67]+0.005" office:value-type="float" office:value="-0.69" calcext:value-type="float">
            <text:p>-0,69</text:p>
          </table:table-cell>
          <table:table-cell table:style-name="ce5" table:formula="of:=SQRT(1-[.A68]^2)" office:value-type="float" office:value="0.723809367167903" calcext:value-type="float">
            <text:p>0,723809367167903</text:p>
          </table:table-cell>
          <table:table-cell table:style-name="ce5" table:formula="of:=-SQRT(1-[.A68]^2)" office:value-type="float" office:value="-0.723809367167903" calcext:value-type="float">
            <text:p>-0,723809367167903</text:p>
          </table:table-cell>
          <table:table-cell table:number-columns-repeated="1021"/>
        </table:table-row>
        <table:table-row table:style-name="ro1">
          <table:table-cell table:style-name="ce5" table:formula="of:=[.A68]+0.005" office:value-type="float" office:value="-0.685" calcext:value-type="float">
            <text:p>-0,685</text:p>
          </table:table-cell>
          <table:table-cell table:style-name="ce5" table:formula="of:=SQRT(1-[.A69]^2)" office:value-type="float" office:value="0.728543066674854" calcext:value-type="float">
            <text:p>0,728543066674854</text:p>
          </table:table-cell>
          <table:table-cell table:style-name="ce5" table:formula="of:=-SQRT(1-[.A69]^2)" office:value-type="float" office:value="-0.728543066674854" calcext:value-type="float">
            <text:p>-0,728543066674854</text:p>
          </table:table-cell>
          <table:table-cell table:number-columns-repeated="1021"/>
        </table:table-row>
        <table:table-row table:style-name="ro1">
          <table:table-cell table:style-name="ce5" table:formula="of:=[.A69]+0.005" office:value-type="float" office:value="-0.68" calcext:value-type="float">
            <text:p>-0,68</text:p>
          </table:table-cell>
          <table:table-cell table:style-name="ce5" table:formula="of:=SQRT(1-[.A70]^2)" office:value-type="float" office:value="0.733212111192935" calcext:value-type="float">
            <text:p>0,733212111192935</text:p>
          </table:table-cell>
          <table:table-cell table:style-name="ce5" table:formula="of:=-SQRT(1-[.A70]^2)" office:value-type="float" office:value="-0.733212111192935" calcext:value-type="float">
            <text:p>-0,733212111192935</text:p>
          </table:table-cell>
          <table:table-cell table:number-columns-repeated="1021"/>
        </table:table-row>
        <table:table-row table:style-name="ro1">
          <table:table-cell table:style-name="ce5" table:formula="of:=[.A70]+0.005" office:value-type="float" office:value="-0.675" calcext:value-type="float">
            <text:p>-0,675</text:p>
          </table:table-cell>
          <table:table-cell table:style-name="ce5" table:formula="of:=SQRT(1-[.A71]^2)" office:value-type="float" office:value="0.737817728168686" calcext:value-type="float">
            <text:p>0,737817728168686</text:p>
          </table:table-cell>
          <table:table-cell table:style-name="ce5" table:formula="of:=-SQRT(1-[.A71]^2)" office:value-type="float" office:value="-0.737817728168686" calcext:value-type="float">
            <text:p>-0,737817728168686</text:p>
          </table:table-cell>
          <table:table-cell table:number-columns-repeated="1021"/>
        </table:table-row>
        <table:table-row table:style-name="ro1">
          <table:table-cell table:style-name="ce5" table:formula="of:=[.A71]+0.005" office:value-type="float" office:value="-0.67" calcext:value-type="float">
            <text:p>-0,67</text:p>
          </table:table-cell>
          <table:table-cell table:style-name="ce5" table:formula="of:=SQRT(1-[.A72]^2)" office:value-type="float" office:value="0.742361098118699" calcext:value-type="float">
            <text:p>0,742361098118699</text:p>
          </table:table-cell>
          <table:table-cell table:style-name="ce5" table:formula="of:=-SQRT(1-[.A72]^2)" office:value-type="float" office:value="-0.742361098118699" calcext:value-type="float">
            <text:p>-0,742361098118699</text:p>
          </table:table-cell>
          <table:table-cell table:number-columns-repeated="1021"/>
        </table:table-row>
        <table:table-row table:style-name="ro1">
          <table:table-cell table:style-name="ce5" table:formula="of:=[.A72]+0.005" office:value-type="float" office:value="-0.665" calcext:value-type="float">
            <text:p>-0,665</text:p>
          </table:table-cell>
          <table:table-cell table:style-name="ce5" table:formula="of:=SQRT(1-[.A73]^2)" office:value-type="float" office:value="0.746843357070276" calcext:value-type="float">
            <text:p>0,746843357070276</text:p>
          </table:table-cell>
          <table:table-cell table:style-name="ce5" table:formula="of:=-SQRT(1-[.A73]^2)" office:value-type="float" office:value="-0.746843357070276" calcext:value-type="float">
            <text:p>-0,746843357070276</text:p>
          </table:table-cell>
          <table:table-cell table:number-columns-repeated="1021"/>
        </table:table-row>
        <table:table-row table:style-name="ro1">
          <table:table-cell table:style-name="ce5" table:formula="of:=[.A73]+0.005" office:value-type="float" office:value="-0.66" calcext:value-type="float">
            <text:p>-0,66</text:p>
          </table:table-cell>
          <table:table-cell table:style-name="ce5" table:formula="of:=SQRT(1-[.A74]^2)" office:value-type="float" office:value="0.751265598839718" calcext:value-type="float">
            <text:p>0,751265598839718</text:p>
          </table:table-cell>
          <table:table-cell table:style-name="ce5" table:formula="of:=-SQRT(1-[.A74]^2)" office:value-type="float" office:value="-0.751265598839718" calcext:value-type="float">
            <text:p>-0,751265598839718</text:p>
          </table:table-cell>
          <table:table-cell table:number-columns-repeated="1021"/>
        </table:table-row>
        <table:table-row table:style-name="ro1">
          <table:table-cell table:style-name="ce5" table:formula="of:=[.A74]+0.005" office:value-type="float" office:value="-0.655" calcext:value-type="float">
            <text:p>-0,655</text:p>
          </table:table-cell>
          <table:table-cell table:style-name="ce5" table:formula="of:=SQRT(1-[.A75]^2)" office:value-type="float" office:value="0.755628877161269" calcext:value-type="float">
            <text:p>0,755628877161269</text:p>
          </table:table-cell>
          <table:table-cell table:style-name="ce5" table:formula="of:=-SQRT(1-[.A75]^2)" office:value-type="float" office:value="-0.755628877161269" calcext:value-type="float">
            <text:p>-0,755628877161269</text:p>
          </table:table-cell>
          <table:table-cell table:number-columns-repeated="1021"/>
        </table:table-row>
        <table:table-row table:style-name="ro1">
          <table:table-cell table:style-name="ce5" table:formula="of:=[.A75]+0.005" office:value-type="float" office:value="-0.65" calcext:value-type="float">
            <text:p>-0,65</text:p>
          </table:table-cell>
          <table:table-cell table:style-name="ce5" table:formula="of:=SQRT(1-[.A76]^2)" office:value-type="float" office:value="0.759934207678533" calcext:value-type="float">
            <text:p>0,759934207678533</text:p>
          </table:table-cell>
          <table:table-cell table:style-name="ce5" table:formula="of:=-SQRT(1-[.A76]^2)" office:value-type="float" office:value="-0.759934207678533" calcext:value-type="float">
            <text:p>-0,759934207678533</text:p>
          </table:table-cell>
          <table:table-cell table:number-columns-repeated="1021"/>
        </table:table-row>
        <table:table-row table:style-name="ro1">
          <table:table-cell table:style-name="ce5" table:formula="of:=[.A76]+0.005" office:value-type="float" office:value="-0.645" calcext:value-type="float">
            <text:p>-0,645</text:p>
          </table:table-cell>
          <table:table-cell table:style-name="ce5" table:formula="of:=SQRT(1-[.A77]^2)" office:value-type="float" office:value="0.764182569809074" calcext:value-type="float">
            <text:p>0,764182569809074</text:p>
          </table:table-cell>
          <table:table-cell table:style-name="ce5" table:formula="of:=-SQRT(1-[.A77]^2)" office:value-type="float" office:value="-0.764182569809074" calcext:value-type="float">
            <text:p>-0,764182569809074</text:p>
          </table:table-cell>
          <table:table-cell table:number-columns-repeated="1021"/>
        </table:table-row>
        <table:table-row table:style-name="ro1">
          <table:table-cell table:style-name="ce5" table:formula="of:=[.A77]+0.005" office:value-type="float" office:value="-0.64" calcext:value-type="float">
            <text:p>-0,64</text:p>
          </table:table-cell>
          <table:table-cell table:style-name="ce5" table:formula="of:=SQRT(1-[.A78]^2)" office:value-type="float" office:value="0.768374908491942" calcext:value-type="float">
            <text:p>0,768374908491942</text:p>
          </table:table-cell>
          <table:table-cell table:style-name="ce5" table:formula="of:=-SQRT(1-[.A78]^2)" office:value-type="float" office:value="-0.768374908491942" calcext:value-type="float">
            <text:p>-0,768374908491942</text:p>
          </table:table-cell>
          <table:table-cell table:number-columns-repeated="1021"/>
        </table:table-row>
        <table:table-row table:style-name="ro1">
          <table:table-cell table:style-name="ce5" table:formula="of:=[.A78]+0.005" office:value-type="float" office:value="-0.635" calcext:value-type="float">
            <text:p>-0,635</text:p>
          </table:table-cell>
          <table:table-cell table:style-name="ce5" table:formula="of:=SQRT(1-[.A79]^2)" office:value-type="float" office:value="0.772512135827005" calcext:value-type="float">
            <text:p>0,772512135827005</text:p>
          </table:table-cell>
          <table:table-cell table:style-name="ce5" table:formula="of:=-SQRT(1-[.A79]^2)" office:value-type="float" office:value="-0.772512135827005" calcext:value-type="float">
            <text:p>-0,772512135827005</text:p>
          </table:table-cell>
          <table:table-cell table:number-columns-repeated="1021"/>
        </table:table-row>
        <table:table-row table:style-name="ro1">
          <table:table-cell table:style-name="ce5" table:formula="of:=[.A79]+0.005" office:value-type="float" office:value="-0.63" calcext:value-type="float">
            <text:p>-0,63</text:p>
          </table:table-cell>
          <table:table-cell table:style-name="ce5" table:formula="of:=SQRT(1-[.A80]^2)" office:value-type="float" office:value="0.776595132614157" calcext:value-type="float">
            <text:p>0,776595132614157</text:p>
          </table:table-cell>
          <table:table-cell table:style-name="ce5" table:formula="of:=-SQRT(1-[.A80]^2)" office:value-type="float" office:value="-0.776595132614157" calcext:value-type="float">
            <text:p>-0,776595132614157</text:p>
          </table:table-cell>
          <table:table-cell table:number-columns-repeated="1021"/>
        </table:table-row>
        <table:table-row table:style-name="ro1">
          <table:table-cell table:style-name="ce5" table:formula="of:=[.A80]+0.005" office:value-type="float" office:value="-0.625" calcext:value-type="float">
            <text:p>-0,625</text:p>
          </table:table-cell>
          <table:table-cell table:style-name="ce5" table:formula="of:=SQRT(1-[.A81]^2)" office:value-type="float" office:value="0.7806247497998" calcext:value-type="float">
            <text:p>0,7806247497998</text:p>
          </table:table-cell>
          <table:table-cell table:style-name="ce5" table:formula="of:=-SQRT(1-[.A81]^2)" office:value-type="float" office:value="-0.7806247497998" calcext:value-type="float">
            <text:p>-0,7806247497998</text:p>
          </table:table-cell>
          <table:table-cell table:number-columns-repeated="1021"/>
        </table:table-row>
        <table:table-row table:style-name="ro1">
          <table:table-cell table:style-name="ce5" table:formula="of:=[.A81]+0.005" office:value-type="float" office:value="-0.62" calcext:value-type="float">
            <text:p>-0,62</text:p>
          </table:table-cell>
          <table:table-cell table:style-name="ce5" table:formula="of:=SQRT(1-[.A82]^2)" office:value-type="float" office:value="0.784601809837322" calcext:value-type="float">
            <text:p>0,784601809837322</text:p>
          </table:table-cell>
          <table:table-cell table:style-name="ce5" table:formula="of:=-SQRT(1-[.A82]^2)" office:value-type="float" office:value="-0.784601809837322" calcext:value-type="float">
            <text:p>-0,784601809837322</text:p>
          </table:table-cell>
          <table:table-cell table:number-columns-repeated="1021"/>
        </table:table-row>
        <table:table-row table:style-name="ro1">
          <table:table-cell table:style-name="ce5" table:formula="of:=[.A82]+0.005" office:value-type="float" office:value="-0.615" calcext:value-type="float">
            <text:p>-0,615</text:p>
          </table:table-cell>
          <table:table-cell table:style-name="ce5" table:formula="of:=SQRT(1-[.A83]^2)" office:value-type="float" office:value="0.788527107967761" calcext:value-type="float">
            <text:p>0,788527107967761</text:p>
          </table:table-cell>
          <table:table-cell table:style-name="ce5" table:formula="of:=-SQRT(1-[.A83]^2)" office:value-type="float" office:value="-0.788527107967761" calcext:value-type="float">
            <text:p>-0,788527107967761</text:p>
          </table:table-cell>
          <table:table-cell table:number-columns-repeated="1021"/>
        </table:table-row>
        <table:table-row table:style-name="ro1">
          <table:table-cell table:style-name="ce5" table:formula="of:=[.A83]+0.005" office:value-type="float" office:value="-0.61" calcext:value-type="float">
            <text:p>-0,61</text:p>
          </table:table-cell>
          <table:table-cell table:style-name="ce5" table:formula="of:=SQRT(1-[.A84]^2)" office:value-type="float" office:value="0.792401413426301" calcext:value-type="float">
            <text:p>0,792401413426301</text:p>
          </table:table-cell>
          <table:table-cell table:style-name="ce5" table:formula="of:=-SQRT(1-[.A84]^2)" office:value-type="float" office:value="-0.792401413426301" calcext:value-type="float">
            <text:p>-0,792401413426301</text:p>
          </table:table-cell>
          <table:table-cell table:number-columns-repeated="1021"/>
        </table:table-row>
        <table:table-row table:style-name="ro1">
          <table:table-cell table:style-name="ce5" table:formula="of:=[.A84]+0.005" office:value-type="float" office:value="-0.605" calcext:value-type="float">
            <text:p>-0,605</text:p>
          </table:table-cell>
          <table:table-cell table:style-name="ce5" table:formula="of:=SQRT(1-[.A85]^2)" office:value-type="float" office:value="0.796225470579785" calcext:value-type="float">
            <text:p>0,796225470579785</text:p>
          </table:table-cell>
          <table:table-cell table:style-name="ce5" table:formula="of:=-SQRT(1-[.A85]^2)" office:value-type="float" office:value="-0.796225470579785" calcext:value-type="float">
            <text:p>-0,796225470579785</text:p>
          </table:table-cell>
          <table:table-cell table:number-columns-repeated="1021"/>
        </table:table-row>
        <table:table-row table:style-name="ro1">
          <table:table-cell table:style-name="ce5" table:formula="of:=[.A85]+0.005" office:value-type="float" office:value="-0.6" calcext:value-type="float">
            <text:p>-0,6</text:p>
          </table:table-cell>
          <table:table-cell table:style-name="ce5" table:formula="of:=SQRT(1-[.A86]^2)" office:value-type="float" office:value="0.8" calcext:value-type="float">
            <text:p>0,8</text:p>
          </table:table-cell>
          <table:table-cell table:style-name="ce5" table:formula="of:=-SQRT(1-[.A86]^2)" office:value-type="float" office:value="-0.8" calcext:value-type="float">
            <text:p>-0,8</text:p>
          </table:table-cell>
          <table:table-cell table:number-columns-repeated="1021"/>
        </table:table-row>
        <table:table-row table:style-name="ro1">
          <table:table-cell table:style-name="ce5" table:formula="of:=[.A86]+0.005" office:value-type="float" office:value="-0.595" calcext:value-type="float">
            <text:p>-0,595</text:p>
          </table:table-cell>
          <table:table-cell table:style-name="ce5" table:formula="of:=SQRT(1-[.A87]^2)" office:value-type="float" office:value="0.803725699477129" calcext:value-type="float">
            <text:p>0,803725699477129</text:p>
          </table:table-cell>
          <table:table-cell table:style-name="ce5" table:formula="of:=-SQRT(1-[.A87]^2)" office:value-type="float" office:value="-0.803725699477129" calcext:value-type="float">
            <text:p>-0,803725699477129</text:p>
          </table:table-cell>
          <table:table-cell table:number-columns-repeated="1021"/>
        </table:table-row>
        <table:table-row table:style-name="ro1">
          <table:table-cell table:style-name="ce5" table:formula="of:=[.A87]+0.005" office:value-type="float" office:value="-0.59" calcext:value-type="float">
            <text:p>-0,59</text:p>
          </table:table-cell>
          <table:table-cell table:style-name="ce5" table:formula="of:=SQRT(1-[.A88]^2)" office:value-type="float" office:value="0.807403244977378" calcext:value-type="float">
            <text:p>0,807403244977378</text:p>
          </table:table-cell>
          <table:table-cell table:style-name="ce5" table:formula="of:=-SQRT(1-[.A88]^2)" office:value-type="float" office:value="-0.807403244977378" calcext:value-type="float">
            <text:p>-0,807403244977378</text:p>
          </table:table-cell>
          <table:table-cell table:number-columns-repeated="1021"/>
        </table:table-row>
        <table:table-row table:style-name="ro1">
          <table:table-cell table:style-name="ce5" table:formula="of:=[.A88]+0.005" office:value-type="float" office:value="-0.585" calcext:value-type="float">
            <text:p>-0,585</text:p>
          </table:table-cell>
          <table:table-cell table:style-name="ce5" table:formula="of:=SQRT(1-[.A89]^2)" office:value-type="float" office:value="0.811033291548504" calcext:value-type="float">
            <text:p>0,811033291548504</text:p>
          </table:table-cell>
          <table:table-cell table:style-name="ce5" table:formula="of:=-SQRT(1-[.A89]^2)" office:value-type="float" office:value="-0.811033291548504" calcext:value-type="float">
            <text:p>-0,811033291548504</text:p>
          </table:table-cell>
          <table:table-cell table:number-columns-repeated="1021"/>
        </table:table-row>
        <table:table-row table:style-name="ro1">
          <table:table-cell table:style-name="ce5" table:formula="of:=[.A89]+0.005" office:value-type="float" office:value="-0.58" calcext:value-type="float">
            <text:p>-0,58</text:p>
          </table:table-cell>
          <table:table-cell table:style-name="ce5" table:formula="of:=SQRT(1-[.A90]^2)" office:value-type="float" office:value="0.814616474176652" calcext:value-type="float">
            <text:p>0,814616474176652</text:p>
          </table:table-cell>
          <table:table-cell table:style-name="ce5" table:formula="of:=-SQRT(1-[.A90]^2)" office:value-type="float" office:value="-0.814616474176652" calcext:value-type="float">
            <text:p>-0,814616474176652</text:p>
          </table:table-cell>
          <table:table-cell table:number-columns-repeated="1021"/>
        </table:table-row>
        <table:table-row table:style-name="ro1">
          <table:table-cell table:style-name="ce5" table:formula="of:=[.A90]+0.005" office:value-type="float" office:value="-0.575" calcext:value-type="float">
            <text:p>-0,575</text:p>
          </table:table-cell>
          <table:table-cell table:style-name="ce5" table:formula="of:=SQRT(1-[.A91]^2)" office:value-type="float" office:value="0.818153408597679" calcext:value-type="float">
            <text:p>0,818153408597679</text:p>
          </table:table-cell>
          <table:table-cell table:style-name="ce5" table:formula="of:=-SQRT(1-[.A91]^2)" office:value-type="float" office:value="-0.818153408597679" calcext:value-type="float">
            <text:p>-0,818153408597679</text:p>
          </table:table-cell>
          <table:table-cell table:number-columns-repeated="1021"/>
        </table:table-row>
        <table:table-row table:style-name="ro1">
          <table:table-cell table:style-name="ce5" table:formula="of:=[.A91]+0.005" office:value-type="float" office:value="-0.57" calcext:value-type="float">
            <text:p>-0,57</text:p>
          </table:table-cell>
          <table:table-cell table:style-name="ce5" table:formula="of:=SQRT(1-[.A92]^2)" office:value-type="float" office:value="0.821644692065859" calcext:value-type="float">
            <text:p>0,821644692065859</text:p>
          </table:table-cell>
          <table:table-cell table:style-name="ce5" table:formula="of:=-SQRT(1-[.A92]^2)" office:value-type="float" office:value="-0.821644692065859" calcext:value-type="float">
            <text:p>-0,821644692065859</text:p>
          </table:table-cell>
          <table:table-cell table:number-columns-repeated="1021"/>
        </table:table-row>
        <table:table-row table:style-name="ro1">
          <table:table-cell table:style-name="ce5" table:formula="of:=[.A92]+0.005" office:value-type="float" office:value="-0.565" calcext:value-type="float">
            <text:p>-0,565</text:p>
          </table:table-cell>
          <table:table-cell table:style-name="ce5" table:formula="of:=SQRT(1-[.A93]^2)" office:value-type="float" office:value="0.825090904082696" calcext:value-type="float">
            <text:p>0,825090904082696</text:p>
          </table:table-cell>
          <table:table-cell table:style-name="ce5" table:formula="of:=-SQRT(1-[.A93]^2)" office:value-type="float" office:value="-0.825090904082696" calcext:value-type="float">
            <text:p>-0,825090904082696</text:p>
          </table:table-cell>
          <table:table-cell table:number-columns-repeated="1021"/>
        </table:table-row>
        <table:table-row table:style-name="ro1">
          <table:table-cell table:style-name="ce5" table:formula="of:=[.A93]+0.005" office:value-type="float" office:value="-0.56" calcext:value-type="float">
            <text:p>-0,56</text:p>
          </table:table-cell>
          <table:table-cell table:style-name="ce5" table:formula="of:=SQRT(1-[.A94]^2)" office:value-type="float" office:value="0.828492607088319" calcext:value-type="float">
            <text:p>0,828492607088319</text:p>
          </table:table-cell>
          <table:table-cell table:style-name="ce5" table:formula="of:=-SQRT(1-[.A94]^2)" office:value-type="float" office:value="-0.828492607088319" calcext:value-type="float">
            <text:p>-0,828492607088319</text:p>
          </table:table-cell>
          <table:table-cell table:number-columns-repeated="1021"/>
        </table:table-row>
        <table:table-row table:style-name="ro1">
          <table:table-cell table:style-name="ce5" table:formula="of:=[.A94]+0.005" office:value-type="float" office:value="-0.555" calcext:value-type="float">
            <text:p>-0,555</text:p>
          </table:table-cell>
          <table:table-cell table:style-name="ce5" table:formula="of:=SQRT(1-[.A95]^2)" office:value-type="float" office:value="0.831850347117798" calcext:value-type="float">
            <text:p>0,831850347117798</text:p>
          </table:table-cell>
          <table:table-cell table:style-name="ce5" table:formula="of:=-SQRT(1-[.A95]^2)" office:value-type="float" office:value="-0.831850347117798" calcext:value-type="float">
            <text:p>-0,831850347117798</text:p>
          </table:table-cell>
          <table:table-cell table:number-columns-repeated="1021"/>
        </table:table-row>
        <table:table-row table:style-name="ro1">
          <table:table-cell table:style-name="ce5" table:formula="of:=[.A95]+0.005" office:value-type="float" office:value="-0.55" calcext:value-type="float">
            <text:p>-0,55</text:p>
          </table:table-cell>
          <table:table-cell table:style-name="ce5" table:formula="of:=SQRT(1-[.A96]^2)" office:value-type="float" office:value="0.835164654424504" calcext:value-type="float">
            <text:p>0,835164654424504</text:p>
          </table:table-cell>
          <table:table-cell table:style-name="ce5" table:formula="of:=-SQRT(1-[.A96]^2)" office:value-type="float" office:value="-0.835164654424504" calcext:value-type="float">
            <text:p>-0,835164654424504</text:p>
          </table:table-cell>
          <table:table-cell table:number-columns-repeated="1021"/>
        </table:table-row>
        <table:table-row table:style-name="ro1">
          <table:table-cell table:style-name="ce5" table:formula="of:=[.A96]+0.005" office:value-type="float" office:value="-0.545" calcext:value-type="float">
            <text:p>-0,545</text:p>
          </table:table-cell>
          <table:table-cell table:style-name="ce5" table:formula="of:=SQRT(1-[.A97]^2)" office:value-type="float" office:value="0.838436044072534" calcext:value-type="float">
            <text:p>0,838436044072534</text:p>
          </table:table-cell>
          <table:table-cell table:style-name="ce5" table:formula="of:=-SQRT(1-[.A97]^2)" office:value-type="float" office:value="-0.838436044072534" calcext:value-type="float">
            <text:p>-0,838436044072534</text:p>
          </table:table-cell>
          <table:table-cell table:number-columns-repeated="1021"/>
        </table:table-row>
        <table:table-row table:style-name="ro1">
          <table:table-cell table:style-name="ce5" table:formula="of:=[.A97]+0.005" office:value-type="float" office:value="-0.54" calcext:value-type="float">
            <text:p>-0,54</text:p>
          </table:table-cell>
          <table:table-cell table:style-name="ce5" table:formula="of:=SQRT(1-[.A98]^2)" office:value-type="float" office:value="0.841665016500033" calcext:value-type="float">
            <text:p>0,841665016500033</text:p>
          </table:table-cell>
          <table:table-cell table:style-name="ce5" table:formula="of:=-SQRT(1-[.A98]^2)" office:value-type="float" office:value="-0.841665016500033" calcext:value-type="float">
            <text:p>-0,841665016500033</text:p>
          </table:table-cell>
          <table:table-cell table:number-columns-repeated="1021"/>
        </table:table-row>
        <table:table-row table:style-name="ro1">
          <table:table-cell table:style-name="ce5" table:formula="of:=[.A98]+0.005" office:value-type="float" office:value="-0.535" calcext:value-type="float">
            <text:p>-0,535</text:p>
          </table:table-cell>
          <table:table-cell table:style-name="ce5" table:formula="of:=SQRT(1-[.A99]^2)" office:value-type="float" office:value="0.844852058055137" calcext:value-type="float">
            <text:p>0,844852058055137</text:p>
          </table:table-cell>
          <table:table-cell table:style-name="ce5" table:formula="of:=-SQRT(1-[.A99]^2)" office:value-type="float" office:value="-0.844852058055137" calcext:value-type="float">
            <text:p>-0,844852058055137</text:p>
          </table:table-cell>
          <table:table-cell table:number-columns-repeated="1021"/>
        </table:table-row>
        <table:table-row table:style-name="ro1">
          <table:table-cell table:style-name="ce5" table:formula="of:=[.A99]+0.005" office:value-type="float" office:value="-0.53" calcext:value-type="float">
            <text:p>-0,53</text:p>
          </table:table-cell>
          <table:table-cell table:style-name="ce5" table:formula="of:=SQRT(1-[.A100]^2)" office:value-type="float" office:value="0.847997641506154" calcext:value-type="float">
            <text:p>0,847997641506154</text:p>
          </table:table-cell>
          <table:table-cell table:style-name="ce5" table:formula="of:=-SQRT(1-[.A100]^2)" office:value-type="float" office:value="-0.847997641506154" calcext:value-type="float">
            <text:p>-0,847997641506154</text:p>
          </table:table-cell>
          <table:table-cell table:number-columns-repeated="1021"/>
        </table:table-row>
        <table:table-row table:style-name="ro1">
          <table:table-cell table:style-name="ce5" table:formula="of:=[.A100]+0.005" office:value-type="float" office:value="-0.525" calcext:value-type="float">
            <text:p>-0,525</text:p>
          </table:table-cell>
          <table:table-cell table:style-name="ce5" table:formula="of:=SQRT(1-[.A101]^2)" office:value-type="float" office:value="0.85110222652746" calcext:value-type="float">
            <text:p>0,85110222652746</text:p>
          </table:table-cell>
          <table:table-cell table:style-name="ce5" table:formula="of:=-SQRT(1-[.A101]^2)" office:value-type="float" office:value="-0.85110222652746" calcext:value-type="float">
            <text:p>-0,85110222652746</text:p>
          </table:table-cell>
          <table:table-cell table:number-columns-repeated="1021"/>
        </table:table-row>
        <table:table-row table:style-name="ro1">
          <table:table-cell table:style-name="ce5" table:formula="of:=[.A101]+0.005" office:value-type="float" office:value="-0.52" calcext:value-type="float">
            <text:p>-0,52</text:p>
          </table:table-cell>
          <table:table-cell table:style-name="ce5" table:formula="of:=SQRT(1-[.A102]^2)" office:value-type="float" office:value="0.854166260162505" calcext:value-type="float">
            <text:p>0,854166260162505</text:p>
          </table:table-cell>
          <table:table-cell table:style-name="ce5" table:formula="of:=-SQRT(1-[.A102]^2)" office:value-type="float" office:value="-0.854166260162505" calcext:value-type="float">
            <text:p>-0,854166260162505</text:p>
          </table:table-cell>
          <table:table-cell table:number-columns-repeated="1021"/>
        </table:table-row>
        <table:table-row table:style-name="ro1">
          <table:table-cell table:style-name="ce5" table:formula="of:=[.A102]+0.005" office:value-type="float" office:value="-0.515" calcext:value-type="float">
            <text:p>-0,515</text:p>
          </table:table-cell>
          <table:table-cell table:style-name="ce5" table:formula="of:=SQRT(1-[.A103]^2)" office:value-type="float" office:value="0.857190177265232" calcext:value-type="float">
            <text:p>0,857190177265232</text:p>
          </table:table-cell>
          <table:table-cell table:style-name="ce5" table:formula="of:=-SQRT(1-[.A103]^2)" office:value-type="float" office:value="-0.857190177265232" calcext:value-type="float">
            <text:p>-0,857190177265232</text:p>
          </table:table-cell>
          <table:table-cell table:number-columns-repeated="1021"/>
        </table:table-row>
        <table:table-row table:style-name="ro1">
          <table:table-cell table:style-name="ce5" table:formula="of:=[.A103]+0.005" office:value-type="float" office:value="-0.51" calcext:value-type="float">
            <text:p>-0,51</text:p>
          </table:table-cell>
          <table:table-cell table:style-name="ce5" table:formula="of:=SQRT(1-[.A104]^2)" office:value-type="float" office:value="0.860174400921116" calcext:value-type="float">
            <text:p>0,860174400921116</text:p>
          </table:table-cell>
          <table:table-cell table:style-name="ce5" table:formula="of:=-SQRT(1-[.A104]^2)" office:value-type="float" office:value="-0.860174400921116" calcext:value-type="float">
            <text:p>-0,860174400921116</text:p>
          </table:table-cell>
          <table:table-cell table:number-columns-repeated="1021"/>
        </table:table-row>
        <table:table-row table:style-name="ro1">
          <table:table-cell table:style-name="ce5" table:formula="of:=[.A104]+0.005" office:value-type="float" office:value="-0.505" calcext:value-type="float">
            <text:p>-0,505</text:p>
          </table:table-cell>
          <table:table-cell table:style-name="ce5" table:formula="of:=SQRT(1-[.A105]^2)" office:value-type="float" office:value="0.863119342848948" calcext:value-type="float">
            <text:p>0,863119342848948</text:p>
          </table:table-cell>
          <table:table-cell table:style-name="ce5" table:formula="of:=-SQRT(1-[.A105]^2)" office:value-type="float" office:value="-0.863119342848948" calcext:value-type="float">
            <text:p>-0,863119342848948</text:p>
          </table:table-cell>
          <table:table-cell table:number-columns-repeated="1021"/>
        </table:table-row>
        <table:table-row table:style-name="ro1">
          <table:table-cell table:style-name="ce5" table:formula="of:=[.A105]+0.005" office:value-type="float" office:value="-0.5" calcext:value-type="float">
            <text:p>-0,5</text:p>
          </table:table-cell>
          <table:table-cell table:style-name="ce5" table:formula="of:=SQRT(1-[.A106]^2)" office:value-type="float" office:value="0.866025403784439" calcext:value-type="float">
            <text:p>0,866025403784439</text:p>
          </table:table-cell>
          <table:table-cell table:style-name="ce5" table:formula="of:=-SQRT(1-[.A106]^2)" office:value-type="float" office:value="-0.866025403784439" calcext:value-type="float">
            <text:p>-0,866025403784439</text:p>
          </table:table-cell>
          <table:table-cell table:number-columns-repeated="1021"/>
        </table:table-row>
        <table:table-row table:style-name="ro1">
          <table:table-cell table:style-name="ce5" table:formula="of:=[.A106]+0.005" office:value-type="float" office:value="-0.495" calcext:value-type="float">
            <text:p>-0,495</text:p>
          </table:table-cell>
          <table:table-cell table:style-name="ce5" table:formula="of:=SQRT(1-[.A107]^2)" office:value-type="float" office:value="0.868892973846607" calcext:value-type="float">
            <text:p>0,868892973846607</text:p>
          </table:table-cell>
          <table:table-cell table:style-name="ce5" table:formula="of:=-SQRT(1-[.A107]^2)" office:value-type="float" office:value="-0.868892973846607" calcext:value-type="float">
            <text:p>-0,868892973846607</text:p>
          </table:table-cell>
          <table:table-cell table:number-columns-repeated="1021"/>
        </table:table-row>
        <table:table-row table:style-name="ro1">
          <table:table-cell table:style-name="ce5" table:formula="of:=[.A107]+0.005" office:value-type="float" office:value="-0.49" calcext:value-type="float">
            <text:p>-0,49</text:p>
          </table:table-cell>
          <table:table-cell table:style-name="ce5" table:formula="of:=SQRT(1-[.A108]^2)" office:value-type="float" office:value="0.871722432887901" calcext:value-type="float">
            <text:p>0,871722432887901</text:p>
          </table:table-cell>
          <table:table-cell table:style-name="ce5" table:formula="of:=-SQRT(1-[.A108]^2)" office:value-type="float" office:value="-0.871722432887901" calcext:value-type="float">
            <text:p>-0,871722432887901</text:p>
          </table:table-cell>
          <table:table-cell table:number-columns-repeated="1021"/>
        </table:table-row>
        <table:table-row table:style-name="ro1">
          <table:table-cell table:style-name="ce5" table:formula="of:=[.A108]+0.005" office:value-type="float" office:value="-0.485" calcext:value-type="float">
            <text:p>-0,485</text:p>
          </table:table-cell>
          <table:table-cell table:style-name="ce5" table:formula="of:=SQRT(1-[.A109]^2)" office:value-type="float" office:value="0.874514150828905" calcext:value-type="float">
            <text:p>0,874514150828905</text:p>
          </table:table-cell>
          <table:table-cell table:style-name="ce5" table:formula="of:=-SQRT(1-[.A109]^2)" office:value-type="float" office:value="-0.874514150828905" calcext:value-type="float">
            <text:p>-0,874514150828905</text:p>
          </table:table-cell>
          <table:table-cell table:number-columns-repeated="1021"/>
        </table:table-row>
        <table:table-row table:style-name="ro1">
          <table:table-cell table:style-name="ce5" table:formula="of:=[.A109]+0.005" office:value-type="float" office:value="-0.48" calcext:value-type="float">
            <text:p>-0,48</text:p>
          </table:table-cell>
          <table:table-cell table:style-name="ce5" table:formula="of:=SQRT(1-[.A110]^2)" office:value-type="float" office:value="0.877268487978453" calcext:value-type="float">
            <text:p>0,877268487978453</text:p>
          </table:table-cell>
          <table:table-cell table:style-name="ce5" table:formula="of:=-SQRT(1-[.A110]^2)" office:value-type="float" office:value="-0.877268487978453" calcext:value-type="float">
            <text:p>-0,877268487978453</text:p>
          </table:table-cell>
          <table:table-cell table:number-columns-repeated="1021"/>
        </table:table-row>
        <table:table-row table:style-name="ro1">
          <table:table-cell table:style-name="ce5" table:formula="of:=[.A110]+0.005" office:value-type="float" office:value="-0.475" calcext:value-type="float">
            <text:p>-0,475</text:p>
          </table:table-cell>
          <table:table-cell table:style-name="ce5" table:formula="of:=SQRT(1-[.A111]^2)" office:value-type="float" office:value="0.879985795339902" calcext:value-type="float">
            <text:p>0,879985795339902</text:p>
          </table:table-cell>
          <table:table-cell table:style-name="ce5" table:formula="of:=-SQRT(1-[.A111]^2)" office:value-type="float" office:value="-0.879985795339902" calcext:value-type="float">
            <text:p>-0,879985795339902</text:p>
          </table:table-cell>
          <table:table-cell table:number-columns-repeated="1021"/>
        </table:table-row>
        <table:table-row table:style-name="ro1">
          <table:table-cell table:style-name="ce5" table:formula="of:=[.A111]+0.005" office:value-type="float" office:value="-0.47" calcext:value-type="float">
            <text:p>-0,47</text:p>
          </table:table-cell>
          <table:table-cell table:style-name="ce5" table:formula="of:=SQRT(1-[.A112]^2)" office:value-type="float" office:value="0.882666414904295" calcext:value-type="float">
            <text:p>0,882666414904295</text:p>
          </table:table-cell>
          <table:table-cell table:style-name="ce5" table:formula="of:=-SQRT(1-[.A112]^2)" office:value-type="float" office:value="-0.882666414904295" calcext:value-type="float">
            <text:p>-0,882666414904295</text:p>
          </table:table-cell>
          <table:table-cell table:number-columns-repeated="1021"/>
        </table:table-row>
        <table:table-row table:style-name="ro1">
          <table:table-cell table:style-name="ce5" table:formula="of:=[.A112]+0.005" office:value-type="float" office:value="-0.465" calcext:value-type="float">
            <text:p>-0,465</text:p>
          </table:table-cell>
          <table:table-cell table:style-name="ce5" table:formula="of:=SQRT(1-[.A113]^2)" office:value-type="float" office:value="0.885310679931063" calcext:value-type="float">
            <text:p>0,885310679931063</text:p>
          </table:table-cell>
          <table:table-cell table:style-name="ce5" table:formula="of:=-SQRT(1-[.A113]^2)" office:value-type="float" office:value="-0.885310679931063" calcext:value-type="float">
            <text:p>-0,885310679931063</text:p>
          </table:table-cell>
          <table:table-cell table:number-columns-repeated="1021"/>
        </table:table-row>
        <table:table-row table:style-name="ro1">
          <table:table-cell table:style-name="ce5" table:formula="of:=[.A113]+0.005" office:value-type="float" office:value="-0.46" calcext:value-type="float">
            <text:p>-0,46</text:p>
          </table:table-cell>
          <table:table-cell table:style-name="ce5" table:formula="of:=SQRT(1-[.A114]^2)" office:value-type="float" office:value="0.887918915216925" calcext:value-type="float">
            <text:p>0,887918915216925</text:p>
          </table:table-cell>
          <table:table-cell table:style-name="ce5" table:formula="of:=-SQRT(1-[.A114]^2)" office:value-type="float" office:value="-0.887918915216925" calcext:value-type="float">
            <text:p>-0,887918915216925</text:p>
          </table:table-cell>
          <table:table-cell table:number-columns-repeated="1021"/>
        </table:table-row>
        <table:table-row table:style-name="ro1">
          <table:table-cell table:style-name="ce5" table:formula="of:=[.A114]+0.005" office:value-type="float" office:value="-0.455" calcext:value-type="float">
            <text:p>-0,455</text:p>
          </table:table-cell>
          <table:table-cell table:style-name="ce5" table:formula="of:=SQRT(1-[.A115]^2)" office:value-type="float" office:value="0.890491437353555" calcext:value-type="float">
            <text:p>0,890491437353555</text:p>
          </table:table-cell>
          <table:table-cell table:style-name="ce5" table:formula="of:=-SQRT(1-[.A115]^2)" office:value-type="float" office:value="-0.890491437353555" calcext:value-type="float">
            <text:p>-0,890491437353555</text:p>
          </table:table-cell>
          <table:table-cell table:number-columns-repeated="1021"/>
        </table:table-row>
        <table:table-row table:style-name="ro1">
          <table:table-cell table:style-name="ce5" table:formula="of:=[.A115]+0.005" office:value-type="float" office:value="-0.45" calcext:value-type="float">
            <text:p>-0,45</text:p>
          </table:table-cell>
          <table:table-cell table:style-name="ce5" table:formula="of:=SQRT(1-[.A116]^2)" office:value-type="float" office:value="0.893028554974588" calcext:value-type="float">
            <text:p>0,893028554974588</text:p>
          </table:table-cell>
          <table:table-cell table:style-name="ce5" table:formula="of:=-SQRT(1-[.A116]^2)" office:value-type="float" office:value="-0.893028554974588" calcext:value-type="float">
            <text:p>-0,893028554974588</text:p>
          </table:table-cell>
          <table:table-cell table:number-columns-repeated="1021"/>
        </table:table-row>
        <table:table-row table:style-name="ro1">
          <table:table-cell table:style-name="ce5" table:formula="of:=[.A116]+0.005" office:value-type="float" office:value="-0.445" calcext:value-type="float">
            <text:p>-0,445</text:p>
          </table:table-cell>
          <table:table-cell table:style-name="ce5" table:formula="of:=SQRT(1-[.A117]^2)" office:value-type="float" office:value="0.895530568992483" calcext:value-type="float">
            <text:p>0,895530568992483</text:p>
          </table:table-cell>
          <table:table-cell table:style-name="ce5" table:formula="of:=-SQRT(1-[.A117]^2)" office:value-type="float" office:value="-0.895530568992483" calcext:value-type="float">
            <text:p>-0,895530568992483</text:p>
          </table:table-cell>
          <table:table-cell table:number-columns-repeated="1021"/>
        </table:table-row>
        <table:table-row table:style-name="ro1">
          <table:table-cell table:style-name="ce5" table:formula="of:=[.A117]+0.005" office:value-type="float" office:value="-0.44" calcext:value-type="float">
            <text:p>-0,44</text:p>
          </table:table-cell>
          <table:table-cell table:style-name="ce5" table:formula="of:=SQRT(1-[.A118]^2)" office:value-type="float" office:value="0.897997772825746" calcext:value-type="float">
            <text:p>0,897997772825746</text:p>
          </table:table-cell>
          <table:table-cell table:style-name="ce5" table:formula="of:=-SQRT(1-[.A118]^2)" office:value-type="float" office:value="-0.897997772825746" calcext:value-type="float">
            <text:p>-0,897997772825746</text:p>
          </table:table-cell>
          <table:table-cell table:number-columns-repeated="1021"/>
        </table:table-row>
        <table:table-row table:style-name="ro1">
          <table:table-cell table:style-name="ce5" table:formula="of:=[.A118]+0.005" office:value-type="float" office:value="-0.435" calcext:value-type="float">
            <text:p>-0,435</text:p>
          </table:table-cell>
          <table:table-cell table:style-name="ce5" table:formula="of:=SQRT(1-[.A119]^2)" office:value-type="float" office:value="0.900430452616969" calcext:value-type="float">
            <text:p>0,900430452616969</text:p>
          </table:table-cell>
          <table:table-cell table:style-name="ce5" table:formula="of:=-SQRT(1-[.A119]^2)" office:value-type="float" office:value="-0.900430452616969" calcext:value-type="float">
            <text:p>-0,900430452616969</text:p>
          </table:table-cell>
          <table:table-cell table:number-columns-repeated="1021"/>
        </table:table-row>
        <table:table-row table:style-name="ro1">
          <table:table-cell table:style-name="ce5" table:formula="of:=[.A119]+0.005" office:value-type="float" office:value="-0.43" calcext:value-type="float">
            <text:p>-0,43</text:p>
          </table:table-cell>
          <table:table-cell table:style-name="ce5" table:formula="of:=SQRT(1-[.A120]^2)" office:value-type="float" office:value="0.902828887442133" calcext:value-type="float">
            <text:p>0,902828887442133</text:p>
          </table:table-cell>
          <table:table-cell table:style-name="ce5" table:formula="of:=-SQRT(1-[.A120]^2)" office:value-type="float" office:value="-0.902828887442133" calcext:value-type="float">
            <text:p>-0,902828887442133</text:p>
          </table:table-cell>
          <table:table-cell table:number-columns-repeated="1021"/>
        </table:table-row>
        <table:table-row table:style-name="ro1">
          <table:table-cell table:style-name="ce5" table:formula="of:=[.A120]+0.005" office:value-type="float" office:value="-0.425" calcext:value-type="float">
            <text:p>-0,425</text:p>
          </table:table-cell>
          <table:table-cell table:style-name="ce5" table:formula="of:=SQRT(1-[.A121]^2)" office:value-type="float" office:value="0.905193349511584" calcext:value-type="float">
            <text:p>0,905193349511584</text:p>
          </table:table-cell>
          <table:table-cell table:style-name="ce5" table:formula="of:=-SQRT(1-[.A121]^2)" office:value-type="float" office:value="-0.905193349511584" calcext:value-type="float">
            <text:p>-0,905193349511584</text:p>
          </table:table-cell>
          <table:table-cell table:number-columns-repeated="1021"/>
        </table:table-row>
        <table:table-row table:style-name="ro1">
          <table:table-cell table:style-name="ce5" table:formula="of:=[.A121]+0.005" office:value-type="float" office:value="-0.42" calcext:value-type="float">
            <text:p>-0,42</text:p>
          </table:table-cell>
          <table:table-cell table:style-name="ce5" table:formula="of:=SQRT(1-[.A122]^2)" office:value-type="float" office:value="0.907524104363074" calcext:value-type="float">
            <text:p>0,907524104363074</text:p>
          </table:table-cell>
          <table:table-cell table:style-name="ce5" table:formula="of:=-SQRT(1-[.A122]^2)" office:value-type="float" office:value="-0.907524104363074" calcext:value-type="float">
            <text:p>-0,907524104363074</text:p>
          </table:table-cell>
          <table:table-cell table:number-columns-repeated="1021"/>
        </table:table-row>
        <table:table-row table:style-name="ro1">
          <table:table-cell table:style-name="ce5" table:formula="of:=[.A122]+0.005" office:value-type="float" office:value="-0.415" calcext:value-type="float">
            <text:p>-0,415</text:p>
          </table:table-cell>
          <table:table-cell table:style-name="ce5" table:formula="of:=SQRT(1-[.A123]^2)" office:value-type="float" office:value="0.909821411047245" calcext:value-type="float">
            <text:p>0,909821411047245</text:p>
          </table:table-cell>
          <table:table-cell table:style-name="ce5" table:formula="of:=-SQRT(1-[.A123]^2)" office:value-type="float" office:value="-0.909821411047245" calcext:value-type="float">
            <text:p>-0,909821411047245</text:p>
          </table:table-cell>
          <table:table-cell table:number-columns-repeated="1021"/>
        </table:table-row>
        <table:table-row table:style-name="ro1">
          <table:table-cell table:style-name="ce5" table:formula="of:=[.A123]+0.005" office:value-type="float" office:value="-0.41" calcext:value-type="float">
            <text:p>-0,41</text:p>
          </table:table-cell>
          <table:table-cell table:style-name="ce5" table:formula="of:=SQRT(1-[.A124]^2)" office:value-type="float" office:value="0.912085522305886" calcext:value-type="float">
            <text:p>0,912085522305886</text:p>
          </table:table-cell>
          <table:table-cell table:style-name="ce5" table:formula="of:=-SQRT(1-[.A124]^2)" office:value-type="float" office:value="-0.912085522305886" calcext:value-type="float">
            <text:p>-0,912085522305886</text:p>
          </table:table-cell>
          <table:table-cell table:number-columns-repeated="1021"/>
        </table:table-row>
        <table:table-row table:style-name="ro1">
          <table:table-cell table:style-name="ce5" table:formula="of:=[.A124]+0.005" office:value-type="float" office:value="-0.404999999999999" calcext:value-type="float">
            <text:p>-0,404999999999999</text:p>
          </table:table-cell>
          <table:table-cell table:style-name="ce5" table:formula="of:=SQRT(1-[.A125]^2)" office:value-type="float" office:value="0.914316684743312" calcext:value-type="float">
            <text:p>0,914316684743312</text:p>
          </table:table-cell>
          <table:table-cell table:style-name="ce5" table:formula="of:=-SQRT(1-[.A125]^2)" office:value-type="float" office:value="-0.914316684743312" calcext:value-type="float">
            <text:p>-0,914316684743312</text:p>
          </table:table-cell>
          <table:table-cell table:number-columns-repeated="1021"/>
        </table:table-row>
        <table:table-row table:style-name="ro1">
          <table:table-cell table:style-name="ce5" table:formula="of:=[.A125]+0.005" office:value-type="float" office:value="-0.399999999999999" calcext:value-type="float">
            <text:p>-0,399999999999999</text:p>
          </table:table-cell>
          <table:table-cell table:style-name="ce5" table:formula="of:=SQRT(1-[.A126]^2)" office:value-type="float" office:value="0.916515138991168" calcext:value-type="float">
            <text:p>0,916515138991168</text:p>
          </table:table-cell>
          <table:table-cell table:style-name="ce5" table:formula="of:=-SQRT(1-[.A126]^2)" office:value-type="float" office:value="-0.916515138991168" calcext:value-type="float">
            <text:p>-0,916515138991168</text:p>
          </table:table-cell>
          <table:table-cell table:number-columns-repeated="1021"/>
        </table:table-row>
        <table:table-row table:style-name="ro1">
          <table:table-cell table:style-name="ce5" table:formula="of:=[.A126]+0.005" office:value-type="float" office:value="-0.394999999999999" calcext:value-type="float">
            <text:p>-0,394999999999999</text:p>
          </table:table-cell>
          <table:table-cell table:style-name="ce5" table:formula="of:=SQRT(1-[.A127]^2)" office:value-type="float" office:value="0.918681119866954" calcext:value-type="float">
            <text:p>0,918681119866954</text:p>
          </table:table-cell>
          <table:table-cell table:style-name="ce5" table:formula="of:=-SQRT(1-[.A127]^2)" office:value-type="float" office:value="-0.918681119866954" calcext:value-type="float">
            <text:p>-0,918681119866954</text:p>
          </table:table-cell>
          <table:table-cell table:number-columns-repeated="1021"/>
        </table:table-row>
        <table:table-row table:style-name="ro1">
          <table:table-cell table:style-name="ce5" table:formula="of:=[.A127]+0.005" office:value-type="float" office:value="-0.389999999999999" calcext:value-type="float">
            <text:p>-0,389999999999999</text:p>
          </table:table-cell>
          <table:table-cell table:style-name="ce5" table:formula="of:=SQRT(1-[.A128]^2)" office:value-type="float" office:value="0.920814856526544" calcext:value-type="float">
            <text:p>0,920814856526544</text:p>
          </table:table-cell>
          <table:table-cell table:style-name="ce5" table:formula="of:=-SQRT(1-[.A128]^2)" office:value-type="float" office:value="-0.920814856526544" calcext:value-type="float">
            <text:p>-0,920814856526544</text:p>
          </table:table-cell>
          <table:table-cell table:number-columns-repeated="1021"/>
        </table:table-row>
        <table:table-row table:style-name="ro1">
          <table:table-cell table:style-name="ce5" table:formula="of:=[.A128]+0.005" office:value-type="float" office:value="-0.384999999999999" calcext:value-type="float">
            <text:p>-0,384999999999999</text:p>
          </table:table-cell>
          <table:table-cell table:style-name="ce5" table:formula="of:=SQRT(1-[.A129]^2)" office:value-type="float" office:value="0.922916572610981" calcext:value-type="float">
            <text:p>0,922916572610981</text:p>
          </table:table-cell>
          <table:table-cell table:style-name="ce5" table:formula="of:=-SQRT(1-[.A129]^2)" office:value-type="float" office:value="-0.922916572610981" calcext:value-type="float">
            <text:p>-0,922916572610981</text:p>
          </table:table-cell>
          <table:table-cell table:number-columns-repeated="1021"/>
        </table:table-row>
        <table:table-row table:style-name="ro1">
          <table:table-cell table:style-name="ce5" table:formula="of:=[.A129]+0.005" office:value-type="float" office:value="-0.379999999999999" calcext:value-type="float">
            <text:p>-0,379999999999999</text:p>
          </table:table-cell>
          <table:table-cell table:style-name="ce5" table:formula="of:=SQRT(1-[.A130]^2)" office:value-type="float" office:value="0.924986486387774" calcext:value-type="float">
            <text:p>0,924986486387774</text:p>
          </table:table-cell>
          <table:table-cell table:style-name="ce5" table:formula="of:=-SQRT(1-[.A130]^2)" office:value-type="float" office:value="-0.924986486387774" calcext:value-type="float">
            <text:p>-0,924986486387774</text:p>
          </table:table-cell>
          <table:table-cell table:number-columns-repeated="1021"/>
        </table:table-row>
        <table:table-row table:style-name="ro1">
          <table:table-cell table:style-name="ce5" table:formula="of:=[.A130]+0.005" office:value-type="float" office:value="-0.374999999999999" calcext:value-type="float">
            <text:p>-0,374999999999999</text:p>
          </table:table-cell>
          <table:table-cell table:style-name="ce5" table:formula="of:=SQRT(1-[.A131]^2)" office:value-type="float" office:value="0.927024810886958" calcext:value-type="float">
            <text:p>0,927024810886958</text:p>
          </table:table-cell>
          <table:table-cell table:style-name="ce5" table:formula="of:=-SQRT(1-[.A131]^2)" office:value-type="float" office:value="-0.927024810886958" calcext:value-type="float">
            <text:p>-0,927024810886958</text:p>
          </table:table-cell>
          <table:table-cell table:number-columns-repeated="1021"/>
        </table:table-row>
        <table:table-row table:style-name="ro1">
          <table:table-cell table:style-name="ce5" table:formula="of:=[.A131]+0.005" office:value-type="float" office:value="-0.369999999999999" calcext:value-type="float">
            <text:p>-0,369999999999999</text:p>
          </table:table-cell>
          <table:table-cell table:style-name="ce5" table:formula="of:=SQRT(1-[.A132]^2)" office:value-type="float" office:value="0.929031754032122" calcext:value-type="float">
            <text:p>0,929031754032122</text:p>
          </table:table-cell>
          <table:table-cell table:style-name="ce5" table:formula="of:=-SQRT(1-[.A132]^2)" office:value-type="float" office:value="-0.929031754032122" calcext:value-type="float">
            <text:p>-0,929031754032122</text:p>
          </table:table-cell>
          <table:table-cell table:number-columns-repeated="1021"/>
        </table:table-row>
        <table:table-row table:style-name="ro1">
          <table:table-cell table:style-name="ce5" table:formula="of:=[.A132]+0.005" office:value-type="float" office:value="-0.364999999999999" calcext:value-type="float">
            <text:p>-0,364999999999999</text:p>
          </table:table-cell>
          <table:table-cell table:style-name="ce5" table:formula="of:=SQRT(1-[.A133]^2)" office:value-type="float" office:value="0.931007518766632" calcext:value-type="float">
            <text:p>0,931007518766632</text:p>
          </table:table-cell>
          <table:table-cell table:style-name="ce5" table:formula="of:=-SQRT(1-[.A133]^2)" office:value-type="float" office:value="-0.931007518766632" calcext:value-type="float">
            <text:p>-0,931007518766632</text:p>
          </table:table-cell>
          <table:table-cell table:number-columns-repeated="1021"/>
        </table:table-row>
        <table:table-row table:style-name="ro1">
          <table:table-cell table:style-name="ce5" table:formula="of:=[.A133]+0.005" office:value-type="float" office:value="-0.359999999999999" calcext:value-type="float">
            <text:p>-0,359999999999999</text:p>
          </table:table-cell>
          <table:table-cell table:style-name="ce5" table:formula="of:=SQRT(1-[.A134]^2)" office:value-type="float" office:value="0.932952303175248" calcext:value-type="float">
            <text:p>0,932952303175248</text:p>
          </table:table-cell>
          <table:table-cell table:style-name="ce5" table:formula="of:=-SQRT(1-[.A134]^2)" office:value-type="float" office:value="-0.932952303175248" calcext:value-type="float">
            <text:p>-0,932952303175248</text:p>
          </table:table-cell>
          <table:table-cell table:number-columns-repeated="1021"/>
        </table:table-row>
        <table:table-row table:style-name="ro1">
          <table:table-cell table:style-name="ce5" table:formula="of:=[.A134]+0.005" office:value-type="float" office:value="-0.354999999999999" calcext:value-type="float">
            <text:p>-0,354999999999999</text:p>
          </table:table-cell>
          <table:table-cell table:style-name="ce5" table:formula="of:=SQRT(1-[.A135]^2)" office:value-type="float" office:value="0.934866300601322" calcext:value-type="float">
            <text:p>0,934866300601322</text:p>
          </table:table-cell>
          <table:table-cell table:style-name="ce5" table:formula="of:=-SQRT(1-[.A135]^2)" office:value-type="float" office:value="-0.934866300601322" calcext:value-type="float">
            <text:p>-0,934866300601322</text:p>
          </table:table-cell>
          <table:table-cell table:number-columns-repeated="1021"/>
        </table:table-row>
        <table:table-row table:style-name="ro1">
          <table:table-cell table:style-name="ce5" table:formula="of:=[.A135]+0.005" office:value-type="float" office:value="-0.349999999999999" calcext:value-type="float">
            <text:p>-0,349999999999999</text:p>
          </table:table-cell>
          <table:table-cell table:style-name="ce5" table:formula="of:=SQRT(1-[.A136]^2)" office:value-type="float" office:value="0.93674969975976" calcext:value-type="float">
            <text:p>0,93674969975976</text:p>
          </table:table-cell>
          <table:table-cell table:style-name="ce5" table:formula="of:=-SQRT(1-[.A136]^2)" office:value-type="float" office:value="-0.93674969975976" calcext:value-type="float">
            <text:p>-0,93674969975976</text:p>
          </table:table-cell>
          <table:table-cell table:number-columns-repeated="1021"/>
        </table:table-row>
        <table:table-row table:style-name="ro1">
          <table:table-cell table:style-name="ce5" table:formula="of:=[.A136]+0.005" office:value-type="float" office:value="-0.344999999999999" calcext:value-type="float">
            <text:p>-0,344999999999999</text:p>
          </table:table-cell>
          <table:table-cell table:style-name="ce5" table:formula="of:=SQRT(1-[.A137]^2)" office:value-type="float" office:value="0.938602684845937" calcext:value-type="float">
            <text:p>0,938602684845937</text:p>
          </table:table-cell>
          <table:table-cell table:style-name="ce5" table:formula="of:=-SQRT(1-[.A137]^2)" office:value-type="float" office:value="-0.938602684845937" calcext:value-type="float">
            <text:p>-0,938602684845937</text:p>
          </table:table-cell>
          <table:table-cell table:number-columns-repeated="1021"/>
        </table:table-row>
        <table:table-row table:style-name="ro1">
          <table:table-cell table:style-name="ce5" table:formula="of:=[.A137]+0.005" office:value-type="float" office:value="-0.339999999999999" calcext:value-type="float">
            <text:p>-0,339999999999999</text:p>
          </table:table-cell>
          <table:table-cell table:style-name="ce5" table:formula="of:=SQRT(1-[.A138]^2)" office:value-type="float" office:value="0.9404254356407" calcext:value-type="float">
            <text:p>0,9404254356407</text:p>
          </table:table-cell>
          <table:table-cell table:style-name="ce5" table:formula="of:=-SQRT(1-[.A138]^2)" office:value-type="float" office:value="-0.9404254356407" calcext:value-type="float">
            <text:p>-0,9404254356407</text:p>
          </table:table-cell>
          <table:table-cell table:number-columns-repeated="1021"/>
        </table:table-row>
        <table:table-row table:style-name="ro1">
          <table:table-cell table:style-name="ce5" table:formula="of:=[.A138]+0.005" office:value-type="float" office:value="-0.334999999999999" calcext:value-type="float">
            <text:p>-0,334999999999999</text:p>
          </table:table-cell>
          <table:table-cell table:style-name="ce5" table:formula="of:=SQRT(1-[.A139]^2)" office:value-type="float" office:value="0.942218127611648" calcext:value-type="float">
            <text:p>0,942218127611648</text:p>
          </table:table-cell>
          <table:table-cell table:style-name="ce5" table:formula="of:=-SQRT(1-[.A139]^2)" office:value-type="float" office:value="-0.942218127611648" calcext:value-type="float">
            <text:p>-0,942218127611648</text:p>
          </table:table-cell>
          <table:table-cell table:number-columns-repeated="1021"/>
        </table:table-row>
        <table:table-row table:style-name="ro1">
          <table:table-cell table:style-name="ce5" table:formula="of:=[.A139]+0.005" office:value-type="float" office:value="-0.329999999999999" calcext:value-type="float">
            <text:p>-0,329999999999999</text:p>
          </table:table-cell>
          <table:table-cell table:style-name="ce5" table:formula="of:=SQRT(1-[.A140]^2)" office:value-type="float" office:value="0.943980932010812" calcext:value-type="float">
            <text:p>0,943980932010812</text:p>
          </table:table-cell>
          <table:table-cell table:style-name="ce5" table:formula="of:=-SQRT(1-[.A140]^2)" office:value-type="float" office:value="-0.943980932010812" calcext:value-type="float">
            <text:p>-0,943980932010812</text:p>
          </table:table-cell>
          <table:table-cell table:number-columns-repeated="1021"/>
        </table:table-row>
        <table:table-row table:style-name="ro1">
          <table:table-cell table:style-name="ce5" table:formula="of:=[.A140]+0.005" office:value-type="float" office:value="-0.324999999999999" calcext:value-type="float">
            <text:p>-0,324999999999999</text:p>
          </table:table-cell>
          <table:table-cell table:style-name="ce5" table:formula="of:=SQRT(1-[.A141]^2)" office:value-type="float" office:value="0.945714015968887" calcext:value-type="float">
            <text:p>0,945714015968887</text:p>
          </table:table-cell>
          <table:table-cell table:style-name="ce5" table:formula="of:=-SQRT(1-[.A141]^2)" office:value-type="float" office:value="-0.945714015968887" calcext:value-type="float">
            <text:p>-0,945714015968887</text:p>
          </table:table-cell>
          <table:table-cell table:number-columns-repeated="1021"/>
        </table:table-row>
        <table:table-row table:style-name="ro1">
          <table:table-cell table:style-name="ce5" table:formula="of:=[.A141]+0.005" office:value-type="float" office:value="-0.319999999999999" calcext:value-type="float">
            <text:p>-0,319999999999999</text:p>
          </table:table-cell>
          <table:table-cell table:style-name="ce5" table:formula="of:=SQRT(1-[.A142]^2)" office:value-type="float" office:value="0.947417542586161" calcext:value-type="float">
            <text:p>0,947417542586161</text:p>
          </table:table-cell>
          <table:table-cell table:style-name="ce5" table:formula="of:=-SQRT(1-[.A142]^2)" office:value-type="float" office:value="-0.947417542586161" calcext:value-type="float">
            <text:p>-0,947417542586161</text:p>
          </table:table-cell>
          <table:table-cell table:number-columns-repeated="1021"/>
        </table:table-row>
        <table:table-row table:style-name="ro1">
          <table:table-cell table:style-name="ce5" table:formula="of:=[.A142]+0.005" office:value-type="float" office:value="-0.314999999999999" calcext:value-type="float">
            <text:p>-0,314999999999999</text:p>
          </table:table-cell>
          <table:table-cell table:style-name="ce5" table:formula="of:=SQRT(1-[.A143]^2)" office:value-type="float" office:value="0.949091671020245" calcext:value-type="float">
            <text:p>0,949091671020245</text:p>
          </table:table-cell>
          <table:table-cell table:style-name="ce5" table:formula="of:=-SQRT(1-[.A143]^2)" office:value-type="float" office:value="-0.949091671020245" calcext:value-type="float">
            <text:p>-0,949091671020245</text:p>
          </table:table-cell>
          <table:table-cell table:number-columns-repeated="1021"/>
        </table:table-row>
        <table:table-row table:style-name="ro1">
          <table:table-cell table:style-name="ce5" table:formula="of:=[.A143]+0.005" office:value-type="float" office:value="-0.309999999999999" calcext:value-type="float">
            <text:p>-0,309999999999999</text:p>
          </table:table-cell>
          <table:table-cell table:style-name="ce5" table:formula="of:=SQRT(1-[.A144]^2)" office:value-type="float" office:value="0.950736556570747" calcext:value-type="float">
            <text:p>0,950736556570747</text:p>
          </table:table-cell>
          <table:table-cell table:style-name="ce5" table:formula="of:=-SQRT(1-[.A144]^2)" office:value-type="float" office:value="-0.950736556570747" calcext:value-type="float">
            <text:p>-0,950736556570747</text:p>
          </table:table-cell>
          <table:table-cell table:number-columns-repeated="1021"/>
        </table:table-row>
        <table:table-row table:style-name="ro1">
          <table:table-cell table:style-name="ce5" table:formula="of:=[.A144]+0.005" office:value-type="float" office:value="-0.304999999999999" calcext:value-type="float">
            <text:p>-0,304999999999999</text:p>
          </table:table-cell>
          <table:table-cell table:style-name="ce5" table:formula="of:=SQRT(1-[.A145]^2)" office:value-type="float" office:value="0.952352350760999" calcext:value-type="float">
            <text:p>0,952352350760999</text:p>
          </table:table-cell>
          <table:table-cell table:style-name="ce5" table:formula="of:=-SQRT(1-[.A145]^2)" office:value-type="float" office:value="-0.952352350760999" calcext:value-type="float">
            <text:p>-0,952352350760999</text:p>
          </table:table-cell>
          <table:table-cell table:number-columns-repeated="1021"/>
        </table:table-row>
        <table:table-row table:style-name="ro1">
          <table:table-cell table:style-name="ce5" table:formula="of:=[.A145]+0.005" office:value-type="float" office:value="-0.299999999999999" calcext:value-type="float">
            <text:p>-0,299999999999999</text:p>
          </table:table-cell>
          <table:table-cell table:style-name="ce5" table:formula="of:=SQRT(1-[.A146]^2)" office:value-type="float" office:value="0.953939201416946" calcext:value-type="float">
            <text:p>0,953939201416946</text:p>
          </table:table-cell>
          <table:table-cell table:style-name="ce5" table:formula="of:=-SQRT(1-[.A146]^2)" office:value-type="float" office:value="-0.953939201416946" calcext:value-type="float">
            <text:p>-0,953939201416946</text:p>
          </table:table-cell>
          <table:table-cell table:number-columns-repeated="1021"/>
        </table:table-row>
        <table:table-row table:style-name="ro1">
          <table:table-cell table:style-name="ce5" table:formula="of:=[.A146]+0.005" office:value-type="float" office:value="-0.294999999999999" calcext:value-type="float">
            <text:p>-0,294999999999999</text:p>
          </table:table-cell>
          <table:table-cell table:style-name="ce5" table:formula="of:=SQRT(1-[.A147]^2)" office:value-type="float" office:value="0.955497252743303" calcext:value-type="float">
            <text:p>0,955497252743303</text:p>
          </table:table-cell>
          <table:table-cell table:style-name="ce5" table:formula="of:=-SQRT(1-[.A147]^2)" office:value-type="float" office:value="-0.955497252743303" calcext:value-type="float">
            <text:p>-0,955497252743303</text:p>
          </table:table-cell>
          <table:table-cell table:number-columns-repeated="1021"/>
        </table:table-row>
        <table:table-row table:style-name="ro1">
          <table:table-cell table:style-name="ce5" table:formula="of:=[.A147]+0.005" office:value-type="float" office:value="-0.289999999999999" calcext:value-type="float">
            <text:p>-0,289999999999999</text:p>
          </table:table-cell>
          <table:table-cell table:style-name="ce5" table:formula="of:=SQRT(1-[.A148]^2)" office:value-type="float" office:value="0.957026645397086" calcext:value-type="float">
            <text:p>0,957026645397086</text:p>
          </table:table-cell>
          <table:table-cell table:style-name="ce5" table:formula="of:=-SQRT(1-[.A148]^2)" office:value-type="float" office:value="-0.957026645397086" calcext:value-type="float">
            <text:p>-0,957026645397086</text:p>
          </table:table-cell>
          <table:table-cell table:number-columns-repeated="1021"/>
        </table:table-row>
        <table:table-row table:style-name="ro1">
          <table:table-cell table:style-name="ce5" table:formula="of:=[.A148]+0.005" office:value-type="float" office:value="-0.284999999999999" calcext:value-type="float">
            <text:p>-0,284999999999999</text:p>
          </table:table-cell>
          <table:table-cell table:style-name="ce5" table:formula="of:=SQRT(1-[.A149]^2)" office:value-type="float" office:value="0.958527516558602" calcext:value-type="float">
            <text:p>0,958527516558602</text:p>
          </table:table-cell>
          <table:table-cell table:style-name="ce5" table:formula="of:=-SQRT(1-[.A149]^2)" office:value-type="float" office:value="-0.958527516558602" calcext:value-type="float">
            <text:p>-0,958527516558602</text:p>
          </table:table-cell>
          <table:table-cell table:number-columns-repeated="1021"/>
        </table:table-row>
        <table:table-row table:style-name="ro1">
          <table:table-cell table:style-name="ce5" table:formula="of:=[.A149]+0.005" office:value-type="float" office:value="-0.279999999999999" calcext:value-type="float">
            <text:p>-0,279999999999999</text:p>
          </table:table-cell>
          <table:table-cell table:style-name="ce5" table:formula="of:=SQRT(1-[.A150]^2)" office:value-type="float" office:value="0.96" calcext:value-type="float">
            <text:p>0,96</text:p>
          </table:table-cell>
          <table:table-cell table:style-name="ce5" table:formula="of:=-SQRT(1-[.A150]^2)" office:value-type="float" office:value="-0.96" calcext:value-type="float">
            <text:p>-0,96</text:p>
          </table:table-cell>
          <table:table-cell table:number-columns-repeated="1021"/>
        </table:table-row>
        <table:table-row table:style-name="ro1">
          <table:table-cell table:style-name="ce5" table:formula="of:=[.A150]+0.005" office:value-type="float" office:value="-0.274999999999999" calcext:value-type="float">
            <text:p>-0,274999999999999</text:p>
          </table:table-cell>
          <table:table-cell table:style-name="ce5" table:formula="of:=SQRT(1-[.A151]^2)" office:value-type="float" office:value="0.961444226151471" calcext:value-type="float">
            <text:p>0,961444226151471</text:p>
          </table:table-cell>
          <table:table-cell table:style-name="ce5" table:formula="of:=-SQRT(1-[.A151]^2)" office:value-type="float" office:value="-0.961444226151471" calcext:value-type="float">
            <text:p>-0,961444226151471</text:p>
          </table:table-cell>
          <table:table-cell table:number-columns-repeated="1021"/>
        </table:table-row>
        <table:table-row table:style-name="ro1">
          <table:table-cell table:style-name="ce5" table:formula="of:=[.A151]+0.005" office:value-type="float" office:value="-0.269999999999999" calcext:value-type="float">
            <text:p>-0,269999999999999</text:p>
          </table:table-cell>
          <table:table-cell table:style-name="ce5" table:formula="of:=SQRT(1-[.A152]^2)" office:value-type="float" office:value="0.962860322165162" calcext:value-type="float">
            <text:p>0,962860322165162</text:p>
          </table:table-cell>
          <table:table-cell table:style-name="ce5" table:formula="of:=-SQRT(1-[.A152]^2)" office:value-type="float" office:value="-0.962860322165162" calcext:value-type="float">
            <text:p>-0,962860322165162</text:p>
          </table:table-cell>
          <table:table-cell table:number-columns-repeated="1021"/>
        </table:table-row>
        <table:table-row table:style-name="ro1">
          <table:table-cell table:style-name="ce5" table:formula="of:=[.A152]+0.005" office:value-type="float" office:value="-0.264999999999999" calcext:value-type="float">
            <text:p>-0,264999999999999</text:p>
          </table:table-cell>
          <table:table-cell table:style-name="ce5" table:formula="of:=SQRT(1-[.A153]^2)" office:value-type="float" office:value="0.964248411976914" calcext:value-type="float">
            <text:p>0,964248411976914</text:p>
          </table:table-cell>
          <table:table-cell table:style-name="ce5" table:formula="of:=-SQRT(1-[.A153]^2)" office:value-type="float" office:value="-0.964248411976914" calcext:value-type="float">
            <text:p>-0,964248411976914</text:p>
          </table:table-cell>
          <table:table-cell table:number-columns-repeated="1021"/>
        </table:table-row>
        <table:table-row table:style-name="ro1">
          <table:table-cell table:style-name="ce5" table:formula="of:=[.A153]+0.005" office:value-type="float" office:value="-0.259999999999999" calcext:value-type="float">
            <text:p>-0,259999999999999</text:p>
          </table:table-cell>
          <table:table-cell table:style-name="ce5" table:formula="of:=SQRT(1-[.A154]^2)" office:value-type="float" office:value="0.965608616365865" calcext:value-type="float">
            <text:p>0,965608616365865</text:p>
          </table:table-cell>
          <table:table-cell table:style-name="ce5" table:formula="of:=-SQRT(1-[.A154]^2)" office:value-type="float" office:value="-0.965608616365865" calcext:value-type="float">
            <text:p>-0,965608616365865</text:p>
          </table:table-cell>
          <table:table-cell table:number-columns-repeated="1021"/>
        </table:table-row>
        <table:table-row table:style-name="ro1">
          <table:table-cell table:style-name="ce5" table:formula="of:=[.A154]+0.005" office:value-type="float" office:value="-0.254999999999999" calcext:value-type="float">
            <text:p>-0,254999999999999</text:p>
          </table:table-cell>
          <table:table-cell table:style-name="ce5" table:formula="of:=SQRT(1-[.A155]^2)" office:value-type="float" office:value="0.966941053012023" calcext:value-type="float">
            <text:p>0,966941053012023</text:p>
          </table:table-cell>
          <table:table-cell table:style-name="ce5" table:formula="of:=-SQRT(1-[.A155]^2)" office:value-type="float" office:value="-0.966941053012023" calcext:value-type="float">
            <text:p>-0,966941053012023</text:p>
          </table:table-cell>
          <table:table-cell table:number-columns-repeated="1021"/>
        </table:table-row>
        <table:table-row table:style-name="ro1">
          <table:table-cell table:style-name="ce5" table:formula="of:=[.A155]+0.005" office:value-type="float" office:value="-0.249999999999999" calcext:value-type="float">
            <text:p>-0,249999999999999</text:p>
          </table:table-cell>
          <table:table-cell table:style-name="ce5" table:formula="of:=SQRT(1-[.A156]^2)" office:value-type="float" office:value="0.968245836551854" calcext:value-type="float">
            <text:p>0,968245836551854</text:p>
          </table:table-cell>
          <table:table-cell table:style-name="ce5" table:formula="of:=-SQRT(1-[.A156]^2)" office:value-type="float" office:value="-0.968245836551854" calcext:value-type="float">
            <text:p>-0,968245836551854</text:p>
          </table:table-cell>
          <table:table-cell table:number-columns-repeated="1021"/>
        </table:table-row>
        <table:table-row table:style-name="ro1">
          <table:table-cell table:style-name="ce5" table:formula="of:=[.A156]+0.005" office:value-type="float" office:value="-0.244999999999999" calcext:value-type="float">
            <text:p>-0,244999999999999</text:p>
          </table:table-cell>
          <table:table-cell table:style-name="ce5" table:formula="of:=SQRT(1-[.A157]^2)" office:value-type="float" office:value="0.969523078631963" calcext:value-type="float">
            <text:p>0,969523078631963</text:p>
          </table:table-cell>
          <table:table-cell table:style-name="ce5" table:formula="of:=-SQRT(1-[.A157]^2)" office:value-type="float" office:value="-0.969523078631963" calcext:value-type="float">
            <text:p>-0,969523078631963</text:p>
          </table:table-cell>
          <table:table-cell table:number-columns-repeated="1021"/>
        </table:table-row>
        <table:table-row table:style-name="ro1">
          <table:table-cell table:style-name="ce5" table:formula="of:=[.A157]+0.005" office:value-type="float" office:value="-0.239999999999999" calcext:value-type="float">
            <text:p>-0,239999999999999</text:p>
          </table:table-cell>
          <table:table-cell table:style-name="ce5" table:formula="of:=SQRT(1-[.A158]^2)" office:value-type="float" office:value="0.970772887960928" calcext:value-type="float">
            <text:p>0,970772887960928</text:p>
          </table:table-cell>
          <table:table-cell table:style-name="ce5" table:formula="of:=-SQRT(1-[.A158]^2)" office:value-type="float" office:value="-0.970772887960928" calcext:value-type="float">
            <text:p>-0,970772887960928</text:p>
          </table:table-cell>
          <table:table-cell table:number-columns-repeated="1021"/>
        </table:table-row>
        <table:table-row table:style-name="ro1">
          <table:table-cell table:style-name="ce5" table:formula="of:=[.A158]+0.005" office:value-type="float" office:value="-0.234999999999999" calcext:value-type="float">
            <text:p>-0,234999999999999</text:p>
          </table:table-cell>
          <table:table-cell table:style-name="ce5" table:formula="of:=SQRT(1-[.A159]^2)" office:value-type="float" office:value="0.971995370359345" calcext:value-type="float">
            <text:p>0,971995370359345</text:p>
          </table:table-cell>
          <table:table-cell table:style-name="ce5" table:formula="of:=-SQRT(1-[.A159]^2)" office:value-type="float" office:value="-0.971995370359345" calcext:value-type="float">
            <text:p>-0,971995370359345</text:p>
          </table:table-cell>
          <table:table-cell table:number-columns-repeated="1021"/>
        </table:table-row>
        <table:table-row table:style-name="ro1">
          <table:table-cell table:style-name="ce5" table:formula="of:=[.A159]+0.005" office:value-type="float" office:value="-0.229999999999999" calcext:value-type="float">
            <text:p>-0,229999999999999</text:p>
          </table:table-cell>
          <table:table-cell table:style-name="ce5" table:formula="of:=SQRT(1-[.A160]^2)" office:value-type="float" office:value="0.973190628808149" calcext:value-type="float">
            <text:p>0,973190628808149</text:p>
          </table:table-cell>
          <table:table-cell table:style-name="ce5" table:formula="of:=-SQRT(1-[.A160]^2)" office:value-type="float" office:value="-0.973190628808149" calcext:value-type="float">
            <text:p>-0,973190628808149</text:p>
          </table:table-cell>
          <table:table-cell table:number-columns-repeated="1021"/>
        </table:table-row>
        <table:table-row table:style-name="ro1">
          <table:table-cell table:style-name="ce5" table:formula="of:=[.A160]+0.005" office:value-type="float" office:value="-0.224999999999999" calcext:value-type="float">
            <text:p>-0,224999999999999</text:p>
          </table:table-cell>
          <table:table-cell table:style-name="ce5" table:formula="of:=SQRT(1-[.A161]^2)" office:value-type="float" office:value="0.974358763495254" calcext:value-type="float">
            <text:p>0,974358763495254</text:p>
          </table:table-cell>
          <table:table-cell table:style-name="ce5" table:formula="of:=-SQRT(1-[.A161]^2)" office:value-type="float" office:value="-0.974358763495254" calcext:value-type="float">
            <text:p>-0,974358763495254</text:p>
          </table:table-cell>
          <table:table-cell table:number-columns-repeated="1021"/>
        </table:table-row>
        <table:table-row table:style-name="ro1">
          <table:table-cell table:style-name="ce5" table:formula="of:=[.A161]+0.005" office:value-type="float" office:value="-0.219999999999999" calcext:value-type="float">
            <text:p>-0,219999999999999</text:p>
          </table:table-cell>
          <table:table-cell table:style-name="ce5" table:formula="of:=SQRT(1-[.A162]^2)" office:value-type="float" office:value="0.975499871860576" calcext:value-type="float">
            <text:p>0,975499871860576</text:p>
          </table:table-cell>
          <table:table-cell table:style-name="ce5" table:formula="of:=-SQRT(1-[.A162]^2)" office:value-type="float" office:value="-0.975499871860576" calcext:value-type="float">
            <text:p>-0,975499871860576</text:p>
          </table:table-cell>
          <table:table-cell table:number-columns-repeated="1021"/>
        </table:table-row>
        <table:table-row table:style-name="ro1">
          <table:table-cell table:style-name="ce5" table:formula="of:=[.A162]+0.005" office:value-type="float" office:value="-0.214999999999999" calcext:value-type="float">
            <text:p>-0,214999999999999</text:p>
          </table:table-cell>
          <table:table-cell table:style-name="ce5" table:formula="of:=SQRT(1-[.A163]^2)" office:value-type="float" office:value="0.976614048639482" calcext:value-type="float">
            <text:p>0,976614048639482</text:p>
          </table:table-cell>
          <table:table-cell table:style-name="ce5" table:formula="of:=-SQRT(1-[.A163]^2)" office:value-type="float" office:value="-0.976614048639482" calcext:value-type="float">
            <text:p>-0,976614048639482</text:p>
          </table:table-cell>
          <table:table-cell table:number-columns-repeated="1021"/>
        </table:table-row>
        <table:table-row table:style-name="ro1">
          <table:table-cell table:style-name="ce5" table:formula="of:=[.A163]+0.005" office:value-type="float" office:value="-0.209999999999999" calcext:value-type="float">
            <text:p>-0,209999999999999</text:p>
          </table:table-cell>
          <table:table-cell table:style-name="ce5" table:formula="of:=SQRT(1-[.A164]^2)" office:value-type="float" office:value="0.977701385904715" calcext:value-type="float">
            <text:p>0,977701385904715</text:p>
          </table:table-cell>
          <table:table-cell table:style-name="ce5" table:formula="of:=-SQRT(1-[.A164]^2)" office:value-type="float" office:value="-0.977701385904715" calcext:value-type="float">
            <text:p>-0,977701385904715</text:p>
          </table:table-cell>
          <table:table-cell table:number-columns-repeated="1021"/>
        </table:table-row>
        <table:table-row table:style-name="ro1">
          <table:table-cell table:style-name="ce5" table:formula="of:=[.A164]+0.005" office:value-type="float" office:value="-0.204999999999999" calcext:value-type="float">
            <text:p>-0,204999999999999</text:p>
          </table:table-cell>
          <table:table-cell table:style-name="ce5" table:formula="of:=SQRT(1-[.A165]^2)" office:value-type="float" office:value="0.978761973106843" calcext:value-type="float">
            <text:p>0,978761973106843</text:p>
          </table:table-cell>
          <table:table-cell table:style-name="ce5" table:formula="of:=-SQRT(1-[.A165]^2)" office:value-type="float" office:value="-0.978761973106843" calcext:value-type="float">
            <text:p>-0,978761973106843</text:p>
          </table:table-cell>
          <table:table-cell table:number-columns-repeated="1021"/>
        </table:table-row>
        <table:table-row table:style-name="ro1">
          <table:table-cell table:style-name="ce5" table:formula="of:=[.A165]+0.005" office:value-type="float" office:value="-0.199999999999999" calcext:value-type="float">
            <text:p>-0,199999999999999</text:p>
          </table:table-cell>
          <table:table-cell table:style-name="ce5" table:formula="of:=SQRT(1-[.A166]^2)" office:value-type="float" office:value="0.979795897113271" calcext:value-type="float">
            <text:p>0,979795897113271</text:p>
          </table:table-cell>
          <table:table-cell table:style-name="ce5" table:formula="of:=-SQRT(1-[.A166]^2)" office:value-type="float" office:value="-0.979795897113271" calcext:value-type="float">
            <text:p>-0,979795897113271</text:p>
          </table:table-cell>
          <table:table-cell table:number-columns-repeated="1021"/>
        </table:table-row>
        <table:table-row table:style-name="ro1">
          <table:table-cell table:style-name="ce5" table:formula="of:=[.A166]+0.005" office:value-type="float" office:value="-0.194999999999999" calcext:value-type="float">
            <text:p>-0,194999999999999</text:p>
          </table:table-cell>
          <table:table-cell table:style-name="ce5" table:formula="of:=SQRT(1-[.A167]^2)" office:value-type="float" office:value="0.980803242245865" calcext:value-type="float">
            <text:p>0,980803242245865</text:p>
          </table:table-cell>
          <table:table-cell table:style-name="ce5" table:formula="of:=-SQRT(1-[.A167]^2)" office:value-type="float" office:value="-0.980803242245865" calcext:value-type="float">
            <text:p>-0,980803242245865</text:p>
          </table:table-cell>
          <table:table-cell table:number-columns-repeated="1021"/>
        </table:table-row>
        <table:table-row table:style-name="ro1">
          <table:table-cell table:style-name="ce5" table:formula="of:=[.A167]+0.005" office:value-type="float" office:value="-0.189999999999999" calcext:value-type="float">
            <text:p>-0,189999999999999</text:p>
          </table:table-cell>
          <table:table-cell table:style-name="ce5" table:formula="of:=SQRT(1-[.A168]^2)" office:value-type="float" office:value="0.981784090317215" calcext:value-type="float">
            <text:p>0,981784090317215</text:p>
          </table:table-cell>
          <table:table-cell table:style-name="ce5" table:formula="of:=-SQRT(1-[.A168]^2)" office:value-type="float" office:value="-0.981784090317215" calcext:value-type="float">
            <text:p>-0,981784090317215</text:p>
          </table:table-cell>
          <table:table-cell table:number-columns-repeated="1021"/>
        </table:table-row>
        <table:table-row table:style-name="ro1">
          <table:table-cell table:style-name="ce5" table:formula="of:=[.A168]+0.005" office:value-type="float" office:value="-0.184999999999999" calcext:value-type="float">
            <text:p>-0,184999999999999</text:p>
          </table:table-cell>
          <table:table-cell table:style-name="ce5" table:formula="of:=SQRT(1-[.A169]^2)" office:value-type="float" office:value="0.982738520665594" calcext:value-type="float">
            <text:p>0,982738520665594</text:p>
          </table:table-cell>
          <table:table-cell table:style-name="ce5" table:formula="of:=-SQRT(1-[.A169]^2)" office:value-type="float" office:value="-0.982738520665594" calcext:value-type="float">
            <text:p>-0,982738520665594</text:p>
          </table:table-cell>
          <table:table-cell table:number-columns-repeated="1021"/>
        </table:table-row>
        <table:table-row table:style-name="ro1">
          <table:table-cell table:style-name="ce5" table:formula="of:=[.A169]+0.005" office:value-type="float" office:value="-0.179999999999999" calcext:value-type="float">
            <text:p>-0,179999999999999</text:p>
          </table:table-cell>
          <table:table-cell table:style-name="ce5" table:formula="of:=SQRT(1-[.A170]^2)" office:value-type="float" office:value="0.983666610188635" calcext:value-type="float">
            <text:p>0,983666610188635</text:p>
          </table:table-cell>
          <table:table-cell table:style-name="ce5" table:formula="of:=-SQRT(1-[.A170]^2)" office:value-type="float" office:value="-0.983666610188635" calcext:value-type="float">
            <text:p>-0,983666610188635</text:p>
          </table:table-cell>
          <table:table-cell table:number-columns-repeated="1021"/>
        </table:table-row>
        <table:table-row table:style-name="ro1">
          <table:table-cell table:style-name="ce5" table:formula="of:=[.A170]+0.005" office:value-type="float" office:value="-0.174999999999999" calcext:value-type="float">
            <text:p>-0,174999999999999</text:p>
          </table:table-cell>
          <table:table-cell table:style-name="ce5" table:formula="of:=SQRT(1-[.A171]^2)" office:value-type="float" office:value="0.984568433375761" calcext:value-type="float">
            <text:p>0,984568433375761</text:p>
          </table:table-cell>
          <table:table-cell table:style-name="ce5" table:formula="of:=-SQRT(1-[.A171]^2)" office:value-type="float" office:value="-0.984568433375761" calcext:value-type="float">
            <text:p>-0,984568433375761</text:p>
          </table:table-cell>
          <table:table-cell table:number-columns-repeated="1021"/>
        </table:table-row>
        <table:table-row table:style-name="ro1">
          <table:table-cell table:style-name="ce5" table:formula="of:=[.A171]+0.005" office:value-type="float" office:value="-0.169999999999999" calcext:value-type="float">
            <text:p>-0,169999999999999</text:p>
          </table:table-cell>
          <table:table-cell table:style-name="ce5" table:formula="of:=SQRT(1-[.A172]^2)" office:value-type="float" office:value="0.985444062339411" calcext:value-type="float">
            <text:p>0,985444062339411</text:p>
          </table:table-cell>
          <table:table-cell table:style-name="ce5" table:formula="of:=-SQRT(1-[.A172]^2)" office:value-type="float" office:value="-0.985444062339411" calcext:value-type="float">
            <text:p>-0,985444062339411</text:p>
          </table:table-cell>
          <table:table-cell table:number-columns-repeated="1021"/>
        </table:table-row>
        <table:table-row table:style-name="ro1">
          <table:table-cell table:style-name="ce5" table:formula="of:=[.A172]+0.005" office:value-type="float" office:value="-0.164999999999999" calcext:value-type="float">
            <text:p>-0,164999999999999</text:p>
          </table:table-cell>
          <table:table-cell table:style-name="ce5" table:formula="of:=SQRT(1-[.A173]^2)" office:value-type="float" office:value="0.986293566845085" calcext:value-type="float">
            <text:p>0,986293566845085</text:p>
          </table:table-cell>
          <table:table-cell table:style-name="ce5" table:formula="of:=-SQRT(1-[.A173]^2)" office:value-type="float" office:value="-0.986293566845085" calcext:value-type="float">
            <text:p>-0,986293566845085</text:p>
          </table:table-cell>
          <table:table-cell table:number-columns-repeated="1021"/>
        </table:table-row>
        <table:table-row table:style-name="ro1">
          <table:table-cell table:style-name="ce5" table:formula="of:=[.A173]+0.005" office:value-type="float" office:value="-0.159999999999999" calcext:value-type="float">
            <text:p>-0,159999999999999</text:p>
          </table:table-cell>
          <table:table-cell table:style-name="ce5" table:formula="of:=SQRT(1-[.A174]^2)" office:value-type="float" office:value="0.987117014340246" calcext:value-type="float">
            <text:p>0,987117014340246</text:p>
          </table:table-cell>
          <table:table-cell table:style-name="ce5" table:formula="of:=-SQRT(1-[.A174]^2)" office:value-type="float" office:value="-0.987117014340246" calcext:value-type="float">
            <text:p>-0,987117014340246</text:p>
          </table:table-cell>
          <table:table-cell table:number-columns-repeated="1021"/>
        </table:table-row>
        <table:table-row table:style-name="ro1">
          <table:table-cell table:style-name="ce5" table:formula="of:=[.A174]+0.005" office:value-type="float" office:value="-0.154999999999999" calcext:value-type="float">
            <text:p>-0,154999999999999</text:p>
          </table:table-cell>
          <table:table-cell table:style-name="ce5" table:formula="of:=SQRT(1-[.A175]^2)" office:value-type="float" office:value="0.987914469982093" calcext:value-type="float">
            <text:p>0,987914469982093</text:p>
          </table:table-cell>
          <table:table-cell table:style-name="ce5" table:formula="of:=-SQRT(1-[.A175]^2)" office:value-type="float" office:value="-0.987914469982093" calcext:value-type="float">
            <text:p>-0,987914469982093</text:p>
          </table:table-cell>
          <table:table-cell table:number-columns-repeated="1021"/>
        </table:table-row>
        <table:table-row table:style-name="ro1">
          <table:table-cell table:style-name="ce5" table:formula="of:=[.A175]+0.005" office:value-type="float" office:value="-0.149999999999999" calcext:value-type="float">
            <text:p>-0,149999999999999</text:p>
          </table:table-cell>
          <table:table-cell table:style-name="ce5" table:formula="of:=SQRT(1-[.A176]^2)" office:value-type="float" office:value="0.98868599666426" calcext:value-type="float">
            <text:p>0,98868599666426</text:p>
          </table:table-cell>
          <table:table-cell table:style-name="ce5" table:formula="of:=-SQRT(1-[.A176]^2)" office:value-type="float" office:value="-0.98868599666426" calcext:value-type="float">
            <text:p>-0,98868599666426</text:p>
          </table:table-cell>
          <table:table-cell table:number-columns-repeated="1021"/>
        </table:table-row>
        <table:table-row table:style-name="ro1">
          <table:table-cell table:style-name="ce5" table:formula="of:=[.A176]+0.005" office:value-type="float" office:value="-0.144999999999999" calcext:value-type="float">
            <text:p>-0,144999999999999</text:p>
          </table:table-cell>
          <table:table-cell table:style-name="ce5" table:formula="of:=SQRT(1-[.A177]^2)" office:value-type="float" office:value="0.989431655042429" calcext:value-type="float">
            <text:p>0,989431655042429</text:p>
          </table:table-cell>
          <table:table-cell table:style-name="ce5" table:formula="of:=-SQRT(1-[.A177]^2)" office:value-type="float" office:value="-0.989431655042429" calcext:value-type="float">
            <text:p>-0,989431655042429</text:p>
          </table:table-cell>
          <table:table-cell table:number-columns-repeated="1021"/>
        </table:table-row>
        <table:table-row table:style-name="ro1">
          <table:table-cell table:style-name="ce5" table:formula="of:=[.A177]+0.005" office:value-type="float" office:value="-0.139999999999999" calcext:value-type="float">
            <text:p>-0,139999999999999</text:p>
          </table:table-cell>
          <table:table-cell table:style-name="ce5" table:formula="of:=SQRT(1-[.A178]^2)" office:value-type="float" office:value="0.990151503558925" calcext:value-type="float">
            <text:p>0,990151503558925</text:p>
          </table:table-cell>
          <table:table-cell table:style-name="ce5" table:formula="of:=-SQRT(1-[.A178]^2)" office:value-type="float" office:value="-0.990151503558925" calcext:value-type="float">
            <text:p>-0,990151503558925</text:p>
          </table:table-cell>
          <table:table-cell table:number-columns-repeated="1021"/>
        </table:table-row>
        <table:table-row table:style-name="ro1">
          <table:table-cell table:style-name="ce5" table:formula="of:=[.A178]+0.005" office:value-type="float" office:value="-0.134999999999999" calcext:value-type="float">
            <text:p>-0,134999999999999</text:p>
          </table:table-cell>
          <table:table-cell table:style-name="ce5" table:formula="of:=SQRT(1-[.A179]^2)" office:value-type="float" office:value="0.99084559846628" calcext:value-type="float">
            <text:p>0,99084559846628</text:p>
          </table:table-cell>
          <table:table-cell table:style-name="ce5" table:formula="of:=-SQRT(1-[.A179]^2)" office:value-type="float" office:value="-0.99084559846628" calcext:value-type="float">
            <text:p>-0,99084559846628</text:p>
          </table:table-cell>
          <table:table-cell table:number-columns-repeated="1021"/>
        </table:table-row>
        <table:table-row table:style-name="ro1">
          <table:table-cell table:style-name="ce5" table:formula="of:=[.A179]+0.005" office:value-type="float" office:value="-0.129999999999999" calcext:value-type="float">
            <text:p>-0,129999999999999</text:p>
          </table:table-cell>
          <table:table-cell table:style-name="ce5" table:formula="of:=SQRT(1-[.A180]^2)" office:value-type="float" office:value="0.99151399384981" calcext:value-type="float">
            <text:p>0,99151399384981</text:p>
          </table:table-cell>
          <table:table-cell table:style-name="ce5" table:formula="of:=-SQRT(1-[.A180]^2)" office:value-type="float" office:value="-0.99151399384981" calcext:value-type="float">
            <text:p>-0,99151399384981</text:p>
          </table:table-cell>
          <table:table-cell table:number-columns-repeated="1021"/>
        </table:table-row>
        <table:table-row table:style-name="ro1">
          <table:table-cell table:style-name="ce5" table:formula="of:=[.A180]+0.005" office:value-type="float" office:value="-0.124999999999999" calcext:value-type="float">
            <text:p>-0,124999999999999</text:p>
          </table:table-cell>
          <table:table-cell table:style-name="ce5" table:formula="of:=SQRT(1-[.A181]^2)" office:value-type="float" office:value="0.992156741649222" calcext:value-type="float">
            <text:p>0,992156741649222</text:p>
          </table:table-cell>
          <table:table-cell table:style-name="ce5" table:formula="of:=-SQRT(1-[.A181]^2)" office:value-type="float" office:value="-0.992156741649222" calcext:value-type="float">
            <text:p>-0,992156741649222</text:p>
          </table:table-cell>
          <table:table-cell table:number-columns-repeated="1021"/>
        </table:table-row>
        <table:table-row table:style-name="ro1">
          <table:table-cell table:style-name="ce5" table:formula="of:=[.A181]+0.005" office:value-type="float" office:value="-0.119999999999999" calcext:value-type="float">
            <text:p>-0,119999999999999</text:p>
          </table:table-cell>
          <table:table-cell table:style-name="ce5" table:formula="of:=SQRT(1-[.A182]^2)" office:value-type="float" office:value="0.992773891679269" calcext:value-type="float">
            <text:p>0,992773891679269</text:p>
          </table:table-cell>
          <table:table-cell table:style-name="ce5" table:formula="of:=-SQRT(1-[.A182]^2)" office:value-type="float" office:value="-0.992773891679269" calcext:value-type="float">
            <text:p>-0,992773891679269</text:p>
          </table:table-cell>
          <table:table-cell table:number-columns-repeated="1021"/>
        </table:table-row>
        <table:table-row table:style-name="ro1">
          <table:table-cell table:style-name="ce5" table:formula="of:=[.A182]+0.005" office:value-type="float" office:value="-0.114999999999999" calcext:value-type="float">
            <text:p>-0,114999999999999</text:p>
          </table:table-cell>
          <table:table-cell table:style-name="ce5" table:formula="of:=SQRT(1-[.A183]^2)" office:value-type="float" office:value="0.993365491649474" calcext:value-type="float">
            <text:p>0,993365491649474</text:p>
          </table:table-cell>
          <table:table-cell table:style-name="ce5" table:formula="of:=-SQRT(1-[.A183]^2)" office:value-type="float" office:value="-0.993365491649474" calcext:value-type="float">
            <text:p>-0,993365491649474</text:p>
          </table:table-cell>
          <table:table-cell table:number-columns-repeated="1021"/>
        </table:table-row>
        <table:table-row table:style-name="ro1">
          <table:table-cell table:style-name="ce5" table:formula="of:=[.A183]+0.005" office:value-type="float" office:value="-0.109999999999999" calcext:value-type="float">
            <text:p>-0,109999999999999</text:p>
          </table:table-cell>
          <table:table-cell table:style-name="ce5" table:formula="of:=SQRT(1-[.A184]^2)" office:value-type="float" office:value="0.993931587182941" calcext:value-type="float">
            <text:p>0,993931587182941</text:p>
          </table:table-cell>
          <table:table-cell table:style-name="ce5" table:formula="of:=-SQRT(1-[.A184]^2)" office:value-type="float" office:value="-0.993931587182941" calcext:value-type="float">
            <text:p>-0,993931587182941</text:p>
          </table:table-cell>
          <table:table-cell table:number-columns-repeated="1021"/>
        </table:table-row>
        <table:table-row table:style-name="ro1">
          <table:table-cell table:style-name="ce5" table:formula="of:=[.A184]+0.005" office:value-type="float" office:value="-0.104999999999999" calcext:value-type="float">
            <text:p>-0,104999999999999</text:p>
          </table:table-cell>
          <table:table-cell table:style-name="ce5" table:formula="of:=SQRT(1-[.A185]^2)" office:value-type="float" office:value="0.994472221834275" calcext:value-type="float">
            <text:p>0,994472221834275</text:p>
          </table:table-cell>
          <table:table-cell table:style-name="ce5" table:formula="of:=-SQRT(1-[.A185]^2)" office:value-type="float" office:value="-0.994472221834275" calcext:value-type="float">
            <text:p>-0,994472221834275</text:p>
          </table:table-cell>
          <table:table-cell table:number-columns-repeated="1021"/>
        </table:table-row>
        <table:table-row table:style-name="ro1">
          <table:table-cell table:style-name="ce5" table:formula="of:=[.A185]+0.005" office:value-type="float" office:value="-0.0999999999999992" calcext:value-type="float">
            <text:p>-0,0999999999999992</text:p>
          </table:table-cell>
          <table:table-cell table:style-name="ce5" table:formula="of:=SQRT(1-[.A186]^2)" office:value-type="float" office:value="0.99498743710662" calcext:value-type="float">
            <text:p>0,99498743710662</text:p>
          </table:table-cell>
          <table:table-cell table:style-name="ce5" table:formula="of:=-SQRT(1-[.A186]^2)" office:value-type="float" office:value="-0.99498743710662" calcext:value-type="float">
            <text:p>-0,99498743710662</text:p>
          </table:table-cell>
          <table:table-cell table:number-columns-repeated="1021"/>
        </table:table-row>
        <table:table-row table:style-name="ro1">
          <table:table-cell table:style-name="ce5" table:formula="of:=[.A186]+0.005" office:value-type="float" office:value="-0.0949999999999992" calcext:value-type="float">
            <text:p>-0,0949999999999992</text:p>
          </table:table-cell>
          <table:table-cell table:style-name="ce5" table:formula="of:=SQRT(1-[.A187]^2)" office:value-type="float" office:value="0.995477272467835" calcext:value-type="float">
            <text:p>0,995477272467835</text:p>
          </table:table-cell>
          <table:table-cell table:style-name="ce5" table:formula="of:=-SQRT(1-[.A187]^2)" office:value-type="float" office:value="-0.995477272467835" calcext:value-type="float">
            <text:p>-0,995477272467835</text:p>
          </table:table-cell>
          <table:table-cell table:number-columns-repeated="1021"/>
        </table:table-row>
        <table:table-row table:style-name="ro1">
          <table:table-cell table:style-name="ce5" table:formula="of:=[.A187]+0.005" office:value-type="float" office:value="-0.0899999999999992" calcext:value-type="float">
            <text:p>-0,0899999999999992</text:p>
          </table:table-cell>
          <table:table-cell table:style-name="ce5" table:formula="of:=SQRT(1-[.A188]^2)" office:value-type="float" office:value="0.995941765365827" calcext:value-type="float">
            <text:p>0,995941765365827</text:p>
          </table:table-cell>
          <table:table-cell table:style-name="ce5" table:formula="of:=-SQRT(1-[.A188]^2)" office:value-type="float" office:value="-0.995941765365827" calcext:value-type="float">
            <text:p>-0,995941765365827</text:p>
          </table:table-cell>
          <table:table-cell table:number-columns-repeated="1021"/>
        </table:table-row>
        <table:table-row table:style-name="ro1">
          <table:table-cell table:style-name="ce5" table:formula="of:=[.A188]+0.005" office:value-type="float" office:value="-0.0849999999999992" calcext:value-type="float">
            <text:p>-0,0849999999999992</text:p>
          </table:table-cell>
          <table:table-cell table:style-name="ce5" table:formula="of:=SQRT(1-[.A189]^2)" office:value-type="float" office:value="0.996380951243048" calcext:value-type="float">
            <text:p>0,996380951243048</text:p>
          </table:table-cell>
          <table:table-cell table:style-name="ce5" table:formula="of:=-SQRT(1-[.A189]^2)" office:value-type="float" office:value="-0.996380951243048" calcext:value-type="float">
            <text:p>-0,996380951243048</text:p>
          </table:table-cell>
          <table:table-cell table:number-columns-repeated="1021"/>
        </table:table-row>
        <table:table-row table:style-name="ro1">
          <table:table-cell table:style-name="ce5" table:formula="of:=[.A189]+0.005" office:value-type="float" office:value="-0.0799999999999992" calcext:value-type="float">
            <text:p>-0,0799999999999992</text:p>
          </table:table-cell>
          <table:table-cell table:style-name="ce5" table:formula="of:=SQRT(1-[.A190]^2)" office:value-type="float" office:value="0.996794863550169" calcext:value-type="float">
            <text:p>0,996794863550169</text:p>
          </table:table-cell>
          <table:table-cell table:style-name="ce5" table:formula="of:=-SQRT(1-[.A190]^2)" office:value-type="float" office:value="-0.996794863550169" calcext:value-type="float">
            <text:p>-0,996794863550169</text:p>
          </table:table-cell>
          <table:table-cell table:number-columns-repeated="1021"/>
        </table:table-row>
        <table:table-row table:style-name="ro1">
          <table:table-cell table:style-name="ce5" table:formula="of:=[.A190]+0.005" office:value-type="float" office:value="-0.0749999999999992" calcext:value-type="float">
            <text:p>-0,0749999999999992</text:p>
          </table:table-cell>
          <table:table-cell table:style-name="ce5" table:formula="of:=SQRT(1-[.A191]^2)" office:value-type="float" office:value="0.997183533758957" calcext:value-type="float">
            <text:p>0,997183533758957</text:p>
          </table:table-cell>
          <table:table-cell table:style-name="ce5" table:formula="of:=-SQRT(1-[.A191]^2)" office:value-type="float" office:value="-0.997183533758957" calcext:value-type="float">
            <text:p>-0,997183533758957</text:p>
          </table:table-cell>
          <table:table-cell table:number-columns-repeated="1021"/>
        </table:table-row>
        <table:table-row table:style-name="ro1">
          <table:table-cell table:style-name="ce5" table:formula="of:=[.A191]+0.005" office:value-type="float" office:value="-0.0699999999999992" calcext:value-type="float">
            <text:p>-0,0699999999999992</text:p>
          </table:table-cell>
          <table:table-cell table:style-name="ce5" table:formula="of:=SQRT(1-[.A192]^2)" office:value-type="float" office:value="0.997546991374341" calcext:value-type="float">
            <text:p>0,997546991374341</text:p>
          </table:table-cell>
          <table:table-cell table:style-name="ce5" table:formula="of:=-SQRT(1-[.A192]^2)" office:value-type="float" office:value="-0.997546991374341" calcext:value-type="float">
            <text:p>-0,997546991374341</text:p>
          </table:table-cell>
          <table:table-cell table:number-columns-repeated="1021"/>
        </table:table-row>
        <table:table-row table:style-name="ro1">
          <table:table-cell table:style-name="ce5" table:formula="of:=[.A192]+0.005" office:value-type="float" office:value="-0.0649999999999992" calcext:value-type="float">
            <text:p>-0,0649999999999992</text:p>
          </table:table-cell>
          <table:table-cell table:style-name="ce5" table:formula="of:=SQRT(1-[.A193]^2)" office:value-type="float" office:value="0.99788526394571" calcext:value-type="float">
            <text:p>0,99788526394571</text:p>
          </table:table-cell>
          <table:table-cell table:style-name="ce5" table:formula="of:=-SQRT(1-[.A193]^2)" office:value-type="float" office:value="-0.99788526394571" calcext:value-type="float">
            <text:p>-0,99788526394571</text:p>
          </table:table-cell>
          <table:table-cell table:number-columns-repeated="1021"/>
        </table:table-row>
        <table:table-row table:style-name="ro1">
          <table:table-cell table:style-name="ce5" table:formula="of:=[.A193]+0.005" office:value-type="float" office:value="-0.0599999999999992" calcext:value-type="float">
            <text:p>-0,0599999999999992</text:p>
          </table:table-cell>
          <table:table-cell table:style-name="ce5" table:formula="of:=SQRT(1-[.A194]^2)" office:value-type="float" office:value="0.998198377077422" calcext:value-type="float">
            <text:p>0,998198377077422</text:p>
          </table:table-cell>
          <table:table-cell table:style-name="ce5" table:formula="of:=-SQRT(1-[.A194]^2)" office:value-type="float" office:value="-0.998198377077422" calcext:value-type="float">
            <text:p>-0,998198377077422</text:p>
          </table:table-cell>
          <table:table-cell table:number-columns-repeated="1021"/>
        </table:table-row>
        <table:table-row table:style-name="ro1">
          <table:table-cell table:style-name="ce5" table:formula="of:=[.A194]+0.005" office:value-type="float" office:value="-0.0549999999999992" calcext:value-type="float">
            <text:p>-0,0549999999999992</text:p>
          </table:table-cell>
          <table:table-cell table:style-name="ce5" table:formula="of:=SQRT(1-[.A195]^2)" office:value-type="float" office:value="0.998486354438557" calcext:value-type="float">
            <text:p>0,998486354438557</text:p>
          </table:table-cell>
          <table:table-cell table:style-name="ce5" table:formula="of:=-SQRT(1-[.A195]^2)" office:value-type="float" office:value="-0.998486354438557" calcext:value-type="float">
            <text:p>-0,998486354438557</text:p>
          </table:table-cell>
          <table:table-cell table:number-columns-repeated="1021"/>
        </table:table-row>
        <table:table-row table:style-name="ro1">
          <table:table-cell table:style-name="ce5" table:formula="of:=[.A195]+0.005" office:value-type="float" office:value="-0.0499999999999992" calcext:value-type="float">
            <text:p>-0,0499999999999992</text:p>
          </table:table-cell>
          <table:table-cell table:style-name="ce5" table:formula="of:=SQRT(1-[.A196]^2)" office:value-type="float" office:value="0.998749217771909" calcext:value-type="float">
            <text:p>0,998749217771909</text:p>
          </table:table-cell>
          <table:table-cell table:style-name="ce5" table:formula="of:=-SQRT(1-[.A196]^2)" office:value-type="float" office:value="-0.998749217771909" calcext:value-type="float">
            <text:p>-0,998749217771909</text:p>
          </table:table-cell>
          <table:table-cell table:number-columns-repeated="1021"/>
        </table:table-row>
        <table:table-row table:style-name="ro1">
          <table:table-cell table:style-name="ce5" table:formula="of:=[.A196]+0.005" office:value-type="float" office:value="-0.0449999999999992" calcext:value-type="float">
            <text:p>-0,0449999999999992</text:p>
          </table:table-cell>
          <table:table-cell table:style-name="ce5" table:formula="of:=SQRT(1-[.A197]^2)" office:value-type="float" office:value="0.998986986902232" calcext:value-type="float">
            <text:p>0,998986986902232</text:p>
          </table:table-cell>
          <table:table-cell table:style-name="ce5" table:formula="of:=-SQRT(1-[.A197]^2)" office:value-type="float" office:value="-0.998986986902232" calcext:value-type="float">
            <text:p>-0,998986986902232</text:p>
          </table:table-cell>
          <table:table-cell table:number-columns-repeated="1021"/>
        </table:table-row>
        <table:table-row table:style-name="ro1">
          <table:table-cell table:style-name="ce5" table:formula="of:=[.A197]+0.005" office:value-type="float" office:value="-0.0399999999999992" calcext:value-type="float">
            <text:p>-0,0399999999999992</text:p>
          </table:table-cell>
          <table:table-cell table:style-name="ce5" table:formula="of:=SQRT(1-[.A198]^2)" office:value-type="float" office:value="0.999199679743744" calcext:value-type="float">
            <text:p>0,999199679743744</text:p>
          </table:table-cell>
          <table:table-cell table:style-name="ce5" table:formula="of:=-SQRT(1-[.A198]^2)" office:value-type="float" office:value="-0.999199679743744" calcext:value-type="float">
            <text:p>-0,999199679743744</text:p>
          </table:table-cell>
          <table:table-cell table:number-columns-repeated="1021"/>
        </table:table-row>
        <table:table-row table:style-name="ro1">
          <table:table-cell table:style-name="ce5" table:formula="of:=[.A198]+0.005" office:value-type="float" office:value="-0.0349999999999992" calcext:value-type="float">
            <text:p>-0,0349999999999992</text:p>
          </table:table-cell>
          <table:table-cell table:style-name="ce5" table:formula="of:=SQRT(1-[.A199]^2)" office:value-type="float" office:value="0.999387312306895" calcext:value-type="float">
            <text:p>0,999387312306895</text:p>
          </table:table-cell>
          <table:table-cell table:style-name="ce5" table:formula="of:=-SQRT(1-[.A199]^2)" office:value-type="float" office:value="-0.999387312306895" calcext:value-type="float">
            <text:p>-0,999387312306895</text:p>
          </table:table-cell>
          <table:table-cell table:number-columns-repeated="1021"/>
        </table:table-row>
        <table:table-row table:style-name="ro1">
          <table:table-cell table:style-name="ce5" table:formula="of:=[.A199]+0.005" office:value-type="float" office:value="-0.0299999999999992" calcext:value-type="float">
            <text:p>-0,0299999999999992</text:p>
          </table:table-cell>
          <table:table-cell table:style-name="ce5" table:formula="of:=SQRT(1-[.A200]^2)" office:value-type="float" office:value="0.999549898704412" calcext:value-type="float">
            <text:p>0,999549898704412</text:p>
          </table:table-cell>
          <table:table-cell table:style-name="ce5" table:formula="of:=-SQRT(1-[.A200]^2)" office:value-type="float" office:value="-0.999549898704412" calcext:value-type="float">
            <text:p>-0,999549898704412</text:p>
          </table:table-cell>
          <table:table-cell table:number-columns-repeated="1021"/>
        </table:table-row>
        <table:table-row table:style-name="ro1">
          <table:table-cell table:style-name="ce5" table:formula="of:=[.A200]+0.005" office:value-type="float" office:value="-0.0249999999999992" calcext:value-type="float">
            <text:p>-0,0249999999999992</text:p>
          </table:table-cell>
          <table:table-cell table:style-name="ce5" table:formula="of:=SQRT(1-[.A201]^2)" office:value-type="float" office:value="0.99968745115661" calcext:value-type="float">
            <text:p>0,99968745115661</text:p>
          </table:table-cell>
          <table:table-cell table:style-name="ce5" table:formula="of:=-SQRT(1-[.A201]^2)" office:value-type="float" office:value="-0.99968745115661" calcext:value-type="float">
            <text:p>-0,99968745115661</text:p>
          </table:table-cell>
          <table:table-cell table:number-columns-repeated="1021"/>
        </table:table-row>
        <table:table-row table:style-name="ro1">
          <table:table-cell table:style-name="ce5" table:formula="of:=[.A201]+0.005" office:value-type="float" office:value="-0.0199999999999992" calcext:value-type="float">
            <text:p>-0,0199999999999992</text:p>
          </table:table-cell>
          <table:table-cell table:style-name="ce5" table:formula="of:=SQRT(1-[.A202]^2)" office:value-type="float" office:value="0.999799979995999" calcext:value-type="float">
            <text:p>0,999799979995999</text:p>
          </table:table-cell>
          <table:table-cell table:style-name="ce5" table:formula="of:=-SQRT(1-[.A202]^2)" office:value-type="float" office:value="-0.999799979995999" calcext:value-type="float">
            <text:p>-0,999799979995999</text:p>
          </table:table-cell>
          <table:table-cell table:number-columns-repeated="1021"/>
        </table:table-row>
        <table:table-row table:style-name="ro1">
          <table:table-cell table:style-name="ce5" table:formula="of:=[.A202]+0.005" office:value-type="float" office:value="-0.0149999999999992" calcext:value-type="float">
            <text:p>-0,0149999999999992</text:p>
          </table:table-cell>
          <table:table-cell table:style-name="ce5" table:formula="of:=SQRT(1-[.A203]^2)" office:value-type="float" office:value="0.999887493671163" calcext:value-type="float">
            <text:p>0,999887493671163</text:p>
          </table:table-cell>
          <table:table-cell table:style-name="ce5" table:formula="of:=-SQRT(1-[.A203]^2)" office:value-type="float" office:value="-0.999887493671163" calcext:value-type="float">
            <text:p>-0,999887493671163</text:p>
          </table:table-cell>
          <table:table-cell table:number-columns-repeated="1021"/>
        </table:table-row>
        <table:table-row table:style-name="ro1">
          <table:table-cell table:style-name="ce5" table:formula="of:=[.A203]+0.005" office:value-type="float" office:value="-0.00999999999999918" calcext:value-type="float">
            <text:p>-0,00999999999999918</text:p>
          </table:table-cell>
          <table:table-cell table:style-name="ce5" table:formula="of:=SQRT(1-[.A204]^2)" office:value-type="float" office:value="0.999949998749938" calcext:value-type="float">
            <text:p>0,999949998749938</text:p>
          </table:table-cell>
          <table:table-cell table:style-name="ce5" table:formula="of:=-SQRT(1-[.A204]^2)" office:value-type="float" office:value="-0.999949998749938" calcext:value-type="float">
            <text:p>-0,999949998749938</text:p>
          </table:table-cell>
          <table:table-cell table:number-columns-repeated="1021"/>
        </table:table-row>
        <table:table-row table:style-name="ro1">
          <table:table-cell table:style-name="ce5" table:formula="of:=[.A204]+0.005" office:value-type="float" office:value="-0.00499999999999918" calcext:value-type="float">
            <text:p>-0,00499999999999918</text:p>
          </table:table-cell>
          <table:table-cell table:style-name="ce5" table:formula="of:=SQRT(1-[.A205]^2)" office:value-type="float" office:value="0.999987499921874" calcext:value-type="float">
            <text:p>0,999987499921874</text:p>
          </table:table-cell>
          <table:table-cell table:style-name="ce5" table:formula="of:=-SQRT(1-[.A205]^2)" office:value-type="float" office:value="-0.999987499921874" calcext:value-type="float">
            <text:p>-0,999987499921874</text:p>
          </table:table-cell>
          <table:table-cell table:number-columns-repeated="1021"/>
        </table:table-row>
        <table:table-row table:style-name="ro1">
          <table:table-cell table:style-name="ce5" table:formula="of:=[.A205]+0.005" office:value-type="float" office:value="8.2052420413703E-016" calcext:value-type="float">
            <text:p>8,2052420413703E-16</text:p>
          </table:table-cell>
          <table:table-cell table:style-name="ce5" table:formula="of:=SQRT(1-[.A206]^2)" office:value-type="float" office:value="1" calcext:value-type="float">
            <text:p>1</text:p>
          </table:table-cell>
          <table:table-cell table:style-name="ce5" table:formula="of:=-SQRT(1-[.A206]^2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5" table:formula="of:=[.A206]+0.005" office:value-type="float" office:value="0.00500000000000082" calcext:value-type="float">
            <text:p>0,00500000000000082</text:p>
          </table:table-cell>
          <table:table-cell table:style-name="ce5" table:formula="of:=SQRT(1-[.A207]^2)" office:value-type="float" office:value="0.999987499921874" calcext:value-type="float">
            <text:p>0,999987499921874</text:p>
          </table:table-cell>
          <table:table-cell table:style-name="ce5" table:formula="of:=-SQRT(1-[.A207]^2)" office:value-type="float" office:value="-0.999987499921874" calcext:value-type="float">
            <text:p>-0,999987499921874</text:p>
          </table:table-cell>
          <table:table-cell table:number-columns-repeated="1021"/>
        </table:table-row>
        <table:table-row table:style-name="ro1">
          <table:table-cell table:style-name="ce5" table:formula="of:=[.A207]+0.005" office:value-type="float" office:value="0.0100000000000008" calcext:value-type="float">
            <text:p>0,0100000000000008</text:p>
          </table:table-cell>
          <table:table-cell table:style-name="ce5" table:formula="of:=SQRT(1-[.A208]^2)" office:value-type="float" office:value="0.999949998749938" calcext:value-type="float">
            <text:p>0,999949998749938</text:p>
          </table:table-cell>
          <table:table-cell table:style-name="ce5" table:formula="of:=-SQRT(1-[.A208]^2)" office:value-type="float" office:value="-0.999949998749938" calcext:value-type="float">
            <text:p>-0,999949998749938</text:p>
          </table:table-cell>
          <table:table-cell table:number-columns-repeated="1021"/>
        </table:table-row>
        <table:table-row table:style-name="ro1">
          <table:table-cell table:style-name="ce5" table:formula="of:=[.A208]+0.005" office:value-type="float" office:value="0.0150000000000008" calcext:value-type="float">
            <text:p>0,0150000000000008</text:p>
          </table:table-cell>
          <table:table-cell table:style-name="ce5" table:formula="of:=SQRT(1-[.A209]^2)" office:value-type="float" office:value="0.999887493671163" calcext:value-type="float">
            <text:p>0,999887493671163</text:p>
          </table:table-cell>
          <table:table-cell table:style-name="ce5" table:formula="of:=-SQRT(1-[.A209]^2)" office:value-type="float" office:value="-0.999887493671163" calcext:value-type="float">
            <text:p>-0,999887493671163</text:p>
          </table:table-cell>
          <table:table-cell table:number-columns-repeated="1021"/>
        </table:table-row>
        <table:table-row table:style-name="ro1">
          <table:table-cell table:style-name="ce5" table:formula="of:=[.A209]+0.005" office:value-type="float" office:value="0.0200000000000008" calcext:value-type="float">
            <text:p>0,0200000000000008</text:p>
          </table:table-cell>
          <table:table-cell table:style-name="ce5" table:formula="of:=SQRT(1-[.A210]^2)" office:value-type="float" office:value="0.999799979995999" calcext:value-type="float">
            <text:p>0,999799979995999</text:p>
          </table:table-cell>
          <table:table-cell table:style-name="ce5" table:formula="of:=-SQRT(1-[.A210]^2)" office:value-type="float" office:value="-0.999799979995999" calcext:value-type="float">
            <text:p>-0,999799979995999</text:p>
          </table:table-cell>
          <table:table-cell table:number-columns-repeated="1021"/>
        </table:table-row>
        <table:table-row table:style-name="ro1">
          <table:table-cell table:style-name="ce5" table:formula="of:=[.A210]+0.005" office:value-type="float" office:value="0.0250000000000008" calcext:value-type="float">
            <text:p>0,0250000000000008</text:p>
          </table:table-cell>
          <table:table-cell table:style-name="ce5" table:formula="of:=SQRT(1-[.A211]^2)" office:value-type="float" office:value="0.99968745115661" calcext:value-type="float">
            <text:p>0,99968745115661</text:p>
          </table:table-cell>
          <table:table-cell table:style-name="ce5" table:formula="of:=-SQRT(1-[.A211]^2)" office:value-type="float" office:value="-0.99968745115661" calcext:value-type="float">
            <text:p>-0,99968745115661</text:p>
          </table:table-cell>
          <table:table-cell table:number-columns-repeated="1021"/>
        </table:table-row>
        <table:table-row table:style-name="ro1">
          <table:table-cell table:style-name="ce5" table:formula="of:=[.A211]+0.005" office:value-type="float" office:value="0.0300000000000008" calcext:value-type="float">
            <text:p>0,0300000000000008</text:p>
          </table:table-cell>
          <table:table-cell table:style-name="ce5" table:formula="of:=SQRT(1-[.A212]^2)" office:value-type="float" office:value="0.999549898704412" calcext:value-type="float">
            <text:p>0,999549898704412</text:p>
          </table:table-cell>
          <table:table-cell table:style-name="ce5" table:formula="of:=-SQRT(1-[.A212]^2)" office:value-type="float" office:value="-0.999549898704412" calcext:value-type="float">
            <text:p>-0,999549898704412</text:p>
          </table:table-cell>
          <table:table-cell table:number-columns-repeated="1021"/>
        </table:table-row>
        <table:table-row table:style-name="ro1">
          <table:table-cell table:style-name="ce5" table:formula="of:=[.A212]+0.005" office:value-type="float" office:value="0.0350000000000008" calcext:value-type="float">
            <text:p>0,0350000000000008</text:p>
          </table:table-cell>
          <table:table-cell table:style-name="ce5" table:formula="of:=SQRT(1-[.A213]^2)" office:value-type="float" office:value="0.999387312306895" calcext:value-type="float">
            <text:p>0,999387312306895</text:p>
          </table:table-cell>
          <table:table-cell table:style-name="ce5" table:formula="of:=-SQRT(1-[.A213]^2)" office:value-type="float" office:value="-0.999387312306895" calcext:value-type="float">
            <text:p>-0,999387312306895</text:p>
          </table:table-cell>
          <table:table-cell table:number-columns-repeated="1021"/>
        </table:table-row>
        <table:table-row table:style-name="ro1">
          <table:table-cell table:style-name="ce5" table:formula="of:=[.A213]+0.005" office:value-type="float" office:value="0.0400000000000008" calcext:value-type="float">
            <text:p>0,0400000000000008</text:p>
          </table:table-cell>
          <table:table-cell table:style-name="ce5" table:formula="of:=SQRT(1-[.A214]^2)" office:value-type="float" office:value="0.999199679743744" calcext:value-type="float">
            <text:p>0,999199679743744</text:p>
          </table:table-cell>
          <table:table-cell table:style-name="ce5" table:formula="of:=-SQRT(1-[.A214]^2)" office:value-type="float" office:value="-0.999199679743744" calcext:value-type="float">
            <text:p>-0,999199679743744</text:p>
          </table:table-cell>
          <table:table-cell table:number-columns-repeated="1021"/>
        </table:table-row>
        <table:table-row table:style-name="ro1">
          <table:table-cell table:style-name="ce5" table:formula="of:=[.A214]+0.005" office:value-type="float" office:value="0.0450000000000008" calcext:value-type="float">
            <text:p>0,0450000000000008</text:p>
          </table:table-cell>
          <table:table-cell table:style-name="ce5" table:formula="of:=SQRT(1-[.A215]^2)" office:value-type="float" office:value="0.998986986902232" calcext:value-type="float">
            <text:p>0,998986986902232</text:p>
          </table:table-cell>
          <table:table-cell table:style-name="ce5" table:formula="of:=-SQRT(1-[.A215]^2)" office:value-type="float" office:value="-0.998986986902232" calcext:value-type="float">
            <text:p>-0,998986986902232</text:p>
          </table:table-cell>
          <table:table-cell table:number-columns-repeated="1021"/>
        </table:table-row>
        <table:table-row table:style-name="ro1">
          <table:table-cell table:style-name="ce5" table:formula="of:=[.A215]+0.005" office:value-type="float" office:value="0.0500000000000008" calcext:value-type="float">
            <text:p>0,0500000000000008</text:p>
          </table:table-cell>
          <table:table-cell table:style-name="ce5" table:formula="of:=SQRT(1-[.A216]^2)" office:value-type="float" office:value="0.998749217771909" calcext:value-type="float">
            <text:p>0,998749217771909</text:p>
          </table:table-cell>
          <table:table-cell table:style-name="ce5" table:formula="of:=-SQRT(1-[.A216]^2)" office:value-type="float" office:value="-0.998749217771909" calcext:value-type="float">
            <text:p>-0,998749217771909</text:p>
          </table:table-cell>
          <table:table-cell table:number-columns-repeated="1021"/>
        </table:table-row>
        <table:table-row table:style-name="ro1">
          <table:table-cell table:style-name="ce5" table:formula="of:=[.A216]+0.005" office:value-type="float" office:value="0.0550000000000008" calcext:value-type="float">
            <text:p>0,0550000000000008</text:p>
          </table:table-cell>
          <table:table-cell table:style-name="ce5" table:formula="of:=SQRT(1-[.A217]^2)" office:value-type="float" office:value="0.998486354438557" calcext:value-type="float">
            <text:p>0,998486354438557</text:p>
          </table:table-cell>
          <table:table-cell table:style-name="ce5" table:formula="of:=-SQRT(1-[.A217]^2)" office:value-type="float" office:value="-0.998486354438557" calcext:value-type="float">
            <text:p>-0,998486354438557</text:p>
          </table:table-cell>
          <table:table-cell table:number-columns-repeated="1021"/>
        </table:table-row>
        <table:table-row table:style-name="ro1">
          <table:table-cell table:style-name="ce5" table:formula="of:=[.A217]+0.005" office:value-type="float" office:value="0.0600000000000008" calcext:value-type="float">
            <text:p>0,0600000000000008</text:p>
          </table:table-cell>
          <table:table-cell table:style-name="ce5" table:formula="of:=SQRT(1-[.A218]^2)" office:value-type="float" office:value="0.998198377077422" calcext:value-type="float">
            <text:p>0,998198377077422</text:p>
          </table:table-cell>
          <table:table-cell table:style-name="ce5" table:formula="of:=-SQRT(1-[.A218]^2)" office:value-type="float" office:value="-0.998198377077422" calcext:value-type="float">
            <text:p>-0,998198377077422</text:p>
          </table:table-cell>
          <table:table-cell table:number-columns-repeated="1021"/>
        </table:table-row>
        <table:table-row table:style-name="ro1">
          <table:table-cell table:style-name="ce5" table:formula="of:=[.A218]+0.005" office:value-type="float" office:value="0.0650000000000008" calcext:value-type="float">
            <text:p>0,0650000000000008</text:p>
          </table:table-cell>
          <table:table-cell table:style-name="ce5" table:formula="of:=SQRT(1-[.A219]^2)" office:value-type="float" office:value="0.99788526394571" calcext:value-type="float">
            <text:p>0,99788526394571</text:p>
          </table:table-cell>
          <table:table-cell table:style-name="ce5" table:formula="of:=-SQRT(1-[.A219]^2)" office:value-type="float" office:value="-0.99788526394571" calcext:value-type="float">
            <text:p>-0,99788526394571</text:p>
          </table:table-cell>
          <table:table-cell table:number-columns-repeated="1021"/>
        </table:table-row>
        <table:table-row table:style-name="ro1">
          <table:table-cell table:style-name="ce5" table:formula="of:=[.A219]+0.005" office:value-type="float" office:value="0.0700000000000008" calcext:value-type="float">
            <text:p>0,0700000000000008</text:p>
          </table:table-cell>
          <table:table-cell table:style-name="ce5" table:formula="of:=SQRT(1-[.A220]^2)" office:value-type="float" office:value="0.997546991374341" calcext:value-type="float">
            <text:p>0,997546991374341</text:p>
          </table:table-cell>
          <table:table-cell table:style-name="ce5" table:formula="of:=-SQRT(1-[.A220]^2)" office:value-type="float" office:value="-0.997546991374341" calcext:value-type="float">
            <text:p>-0,997546991374341</text:p>
          </table:table-cell>
          <table:table-cell table:number-columns-repeated="1021"/>
        </table:table-row>
        <table:table-row table:style-name="ro1">
          <table:table-cell table:style-name="ce5" table:formula="of:=[.A220]+0.005" office:value-type="float" office:value="0.0750000000000008" calcext:value-type="float">
            <text:p>0,0750000000000008</text:p>
          </table:table-cell>
          <table:table-cell table:style-name="ce5" table:formula="of:=SQRT(1-[.A221]^2)" office:value-type="float" office:value="0.997183533758957" calcext:value-type="float">
            <text:p>0,997183533758957</text:p>
          </table:table-cell>
          <table:table-cell table:style-name="ce5" table:formula="of:=-SQRT(1-[.A221]^2)" office:value-type="float" office:value="-0.997183533758957" calcext:value-type="float">
            <text:p>-0,997183533758957</text:p>
          </table:table-cell>
          <table:table-cell table:number-columns-repeated="1021"/>
        </table:table-row>
        <table:table-row table:style-name="ro1">
          <table:table-cell table:style-name="ce5" table:formula="of:=[.A221]+0.005" office:value-type="float" office:value="0.0800000000000008" calcext:value-type="float">
            <text:p>0,0800000000000008</text:p>
          </table:table-cell>
          <table:table-cell table:style-name="ce5" table:formula="of:=SQRT(1-[.A222]^2)" office:value-type="float" office:value="0.996794863550169" calcext:value-type="float">
            <text:p>0,996794863550169</text:p>
          </table:table-cell>
          <table:table-cell table:style-name="ce5" table:formula="of:=-SQRT(1-[.A222]^2)" office:value-type="float" office:value="-0.996794863550169" calcext:value-type="float">
            <text:p>-0,996794863550169</text:p>
          </table:table-cell>
          <table:table-cell table:number-columns-repeated="1021"/>
        </table:table-row>
        <table:table-row table:style-name="ro1">
          <table:table-cell table:style-name="ce5" table:formula="of:=[.A222]+0.005" office:value-type="float" office:value="0.0850000000000008" calcext:value-type="float">
            <text:p>0,0850000000000008</text:p>
          </table:table-cell>
          <table:table-cell table:style-name="ce5" table:formula="of:=SQRT(1-[.A223]^2)" office:value-type="float" office:value="0.996380951243047" calcext:value-type="float">
            <text:p>0,996380951243047</text:p>
          </table:table-cell>
          <table:table-cell table:style-name="ce5" table:formula="of:=-SQRT(1-[.A223]^2)" office:value-type="float" office:value="-0.996380951243047" calcext:value-type="float">
            <text:p>-0,996380951243047</text:p>
          </table:table-cell>
          <table:table-cell table:number-columns-repeated="1021"/>
        </table:table-row>
        <table:table-row table:style-name="ro1">
          <table:table-cell table:style-name="ce5" table:formula="of:=[.A223]+0.005" office:value-type="float" office:value="0.0900000000000008" calcext:value-type="float">
            <text:p>0,0900000000000008</text:p>
          </table:table-cell>
          <table:table-cell table:style-name="ce5" table:formula="of:=SQRT(1-[.A224]^2)" office:value-type="float" office:value="0.995941765365827" calcext:value-type="float">
            <text:p>0,995941765365827</text:p>
          </table:table-cell>
          <table:table-cell table:style-name="ce5" table:formula="of:=-SQRT(1-[.A224]^2)" office:value-type="float" office:value="-0.995941765365827" calcext:value-type="float">
            <text:p>-0,995941765365827</text:p>
          </table:table-cell>
          <table:table-cell table:number-columns-repeated="1021"/>
        </table:table-row>
        <table:table-row table:style-name="ro1">
          <table:table-cell table:style-name="ce5" table:formula="of:=[.A224]+0.005" office:value-type="float" office:value="0.0950000000000008" calcext:value-type="float">
            <text:p>0,0950000000000008</text:p>
          </table:table-cell>
          <table:table-cell table:style-name="ce5" table:formula="of:=SQRT(1-[.A225]^2)" office:value-type="float" office:value="0.995477272467835" calcext:value-type="float">
            <text:p>0,995477272467835</text:p>
          </table:table-cell>
          <table:table-cell table:style-name="ce5" table:formula="of:=-SQRT(1-[.A225]^2)" office:value-type="float" office:value="-0.995477272467835" calcext:value-type="float">
            <text:p>-0,995477272467835</text:p>
          </table:table-cell>
          <table:table-cell table:number-columns-repeated="1021"/>
        </table:table-row>
        <table:table-row table:style-name="ro1">
          <table:table-cell table:style-name="ce5" table:formula="of:=[.A225]+0.005" office:value-type="float" office:value="0.100000000000001" calcext:value-type="float">
            <text:p>0,100000000000001</text:p>
          </table:table-cell>
          <table:table-cell table:style-name="ce5" table:formula="of:=SQRT(1-[.A226]^2)" office:value-type="float" office:value="0.99498743710662" calcext:value-type="float">
            <text:p>0,99498743710662</text:p>
          </table:table-cell>
          <table:table-cell table:style-name="ce5" table:formula="of:=-SQRT(1-[.A226]^2)" office:value-type="float" office:value="-0.99498743710662" calcext:value-type="float">
            <text:p>-0,99498743710662</text:p>
          </table:table-cell>
          <table:table-cell table:number-columns-repeated="1021"/>
        </table:table-row>
        <table:table-row table:style-name="ro1">
          <table:table-cell table:style-name="ce5" table:formula="of:=[.A226]+0.005" office:value-type="float" office:value="0.105000000000001" calcext:value-type="float">
            <text:p>0,105000000000001</text:p>
          </table:table-cell>
          <table:table-cell table:style-name="ce5" table:formula="of:=SQRT(1-[.A227]^2)" office:value-type="float" office:value="0.994472221834275" calcext:value-type="float">
            <text:p>0,994472221834275</text:p>
          </table:table-cell>
          <table:table-cell table:style-name="ce5" table:formula="of:=-SQRT(1-[.A227]^2)" office:value-type="float" office:value="-0.994472221834275" calcext:value-type="float">
            <text:p>-0,994472221834275</text:p>
          </table:table-cell>
          <table:table-cell table:number-columns-repeated="1021"/>
        </table:table-row>
        <table:table-row table:style-name="ro1">
          <table:table-cell table:style-name="ce5" table:formula="of:=[.A227]+0.005" office:value-type="float" office:value="0.110000000000001" calcext:value-type="float">
            <text:p>0,110000000000001</text:p>
          </table:table-cell>
          <table:table-cell table:style-name="ce5" table:formula="of:=SQRT(1-[.A228]^2)" office:value-type="float" office:value="0.993931587182941" calcext:value-type="float">
            <text:p>0,993931587182941</text:p>
          </table:table-cell>
          <table:table-cell table:style-name="ce5" table:formula="of:=-SQRT(1-[.A228]^2)" office:value-type="float" office:value="-0.993931587182941" calcext:value-type="float">
            <text:p>-0,993931587182941</text:p>
          </table:table-cell>
          <table:table-cell table:number-columns-repeated="1021"/>
        </table:table-row>
        <table:table-row table:style-name="ro1">
          <table:table-cell table:style-name="ce5" table:formula="of:=[.A228]+0.005" office:value-type="float" office:value="0.115000000000001" calcext:value-type="float">
            <text:p>0,115000000000001</text:p>
          </table:table-cell>
          <table:table-cell table:style-name="ce5" table:formula="of:=SQRT(1-[.A229]^2)" office:value-type="float" office:value="0.993365491649473" calcext:value-type="float">
            <text:p>0,993365491649473</text:p>
          </table:table-cell>
          <table:table-cell table:style-name="ce5" table:formula="of:=-SQRT(1-[.A229]^2)" office:value-type="float" office:value="-0.993365491649473" calcext:value-type="float">
            <text:p>-0,993365491649473</text:p>
          </table:table-cell>
          <table:table-cell table:number-columns-repeated="1021"/>
        </table:table-row>
        <table:table-row table:style-name="ro1">
          <table:table-cell table:style-name="ce5" table:formula="of:=[.A229]+0.005" office:value-type="float" office:value="0.120000000000001" calcext:value-type="float">
            <text:p>0,120000000000001</text:p>
          </table:table-cell>
          <table:table-cell table:style-name="ce5" table:formula="of:=SQRT(1-[.A230]^2)" office:value-type="float" office:value="0.992773891679268" calcext:value-type="float">
            <text:p>0,992773891679268</text:p>
          </table:table-cell>
          <table:table-cell table:style-name="ce5" table:formula="of:=-SQRT(1-[.A230]^2)" office:value-type="float" office:value="-0.992773891679268" calcext:value-type="float">
            <text:p>-0,992773891679268</text:p>
          </table:table-cell>
          <table:table-cell table:number-columns-repeated="1021"/>
        </table:table-row>
        <table:table-row table:style-name="ro1">
          <table:table-cell table:style-name="ce5" table:formula="of:=[.A230]+0.005" office:value-type="float" office:value="0.125000000000001" calcext:value-type="float">
            <text:p>0,125000000000001</text:p>
          </table:table-cell>
          <table:table-cell table:style-name="ce5" table:formula="of:=SQRT(1-[.A231]^2)" office:value-type="float" office:value="0.992156741649221" calcext:value-type="float">
            <text:p>0,992156741649221</text:p>
          </table:table-cell>
          <table:table-cell table:style-name="ce5" table:formula="of:=-SQRT(1-[.A231]^2)" office:value-type="float" office:value="-0.992156741649221" calcext:value-type="float">
            <text:p>-0,992156741649221</text:p>
          </table:table-cell>
          <table:table-cell table:number-columns-repeated="1021"/>
        </table:table-row>
        <table:table-row table:style-name="ro1">
          <table:table-cell table:style-name="ce5" table:formula="of:=[.A231]+0.005" office:value-type="float" office:value="0.130000000000001" calcext:value-type="float">
            <text:p>0,130000000000001</text:p>
          </table:table-cell>
          <table:table-cell table:style-name="ce5" table:formula="of:=SQRT(1-[.A232]^2)" office:value-type="float" office:value="0.991513993849809" calcext:value-type="float">
            <text:p>0,991513993849809</text:p>
          </table:table-cell>
          <table:table-cell table:style-name="ce5" table:formula="of:=-SQRT(1-[.A232]^2)" office:value-type="float" office:value="-0.991513993849809" calcext:value-type="float">
            <text:p>-0,991513993849809</text:p>
          </table:table-cell>
          <table:table-cell table:number-columns-repeated="1021"/>
        </table:table-row>
        <table:table-row table:style-name="ro1">
          <table:table-cell table:style-name="ce5" table:formula="of:=[.A232]+0.005" office:value-type="float" office:value="0.135000000000001" calcext:value-type="float">
            <text:p>0,135000000000001</text:p>
          </table:table-cell>
          <table:table-cell table:style-name="ce5" table:formula="of:=SQRT(1-[.A233]^2)" office:value-type="float" office:value="0.99084559846628" calcext:value-type="float">
            <text:p>0,99084559846628</text:p>
          </table:table-cell>
          <table:table-cell table:style-name="ce5" table:formula="of:=-SQRT(1-[.A233]^2)" office:value-type="float" office:value="-0.99084559846628" calcext:value-type="float">
            <text:p>-0,99084559846628</text:p>
          </table:table-cell>
          <table:table-cell table:number-columns-repeated="1021"/>
        </table:table-row>
        <table:table-row table:style-name="ro1">
          <table:table-cell table:style-name="ce5" table:formula="of:=[.A233]+0.005" office:value-type="float" office:value="0.140000000000001" calcext:value-type="float">
            <text:p>0,140000000000001</text:p>
          </table:table-cell>
          <table:table-cell table:style-name="ce5" table:formula="of:=SQRT(1-[.A234]^2)" office:value-type="float" office:value="0.990151503558925" calcext:value-type="float">
            <text:p>0,990151503558925</text:p>
          </table:table-cell>
          <table:table-cell table:style-name="ce5" table:formula="of:=-SQRT(1-[.A234]^2)" office:value-type="float" office:value="-0.990151503558925" calcext:value-type="float">
            <text:p>-0,990151503558925</text:p>
          </table:table-cell>
          <table:table-cell table:number-columns-repeated="1021"/>
        </table:table-row>
        <table:table-row table:style-name="ro1">
          <table:table-cell table:style-name="ce5" table:formula="of:=[.A234]+0.005" office:value-type="float" office:value="0.145000000000001" calcext:value-type="float">
            <text:p>0,145000000000001</text:p>
          </table:table-cell>
          <table:table-cell table:style-name="ce5" table:formula="of:=SQRT(1-[.A235]^2)" office:value-type="float" office:value="0.989431655042429" calcext:value-type="float">
            <text:p>0,989431655042429</text:p>
          </table:table-cell>
          <table:table-cell table:style-name="ce5" table:formula="of:=-SQRT(1-[.A235]^2)" office:value-type="float" office:value="-0.989431655042429" calcext:value-type="float">
            <text:p>-0,989431655042429</text:p>
          </table:table-cell>
          <table:table-cell table:number-columns-repeated="1021"/>
        </table:table-row>
        <table:table-row table:style-name="ro1">
          <table:table-cell table:style-name="ce5" table:formula="of:=[.A235]+0.005" office:value-type="float" office:value="0.150000000000001" calcext:value-type="float">
            <text:p>0,150000000000001</text:p>
          </table:table-cell>
          <table:table-cell table:style-name="ce5" table:formula="of:=SQRT(1-[.A236]^2)" office:value-type="float" office:value="0.988685996664259" calcext:value-type="float">
            <text:p>0,988685996664259</text:p>
          </table:table-cell>
          <table:table-cell table:style-name="ce5" table:formula="of:=-SQRT(1-[.A236]^2)" office:value-type="float" office:value="-0.988685996664259" calcext:value-type="float">
            <text:p>-0,988685996664259</text:p>
          </table:table-cell>
          <table:table-cell table:number-columns-repeated="1021"/>
        </table:table-row>
        <table:table-row table:style-name="ro1">
          <table:table-cell table:style-name="ce5" table:formula="of:=[.A236]+0.005" office:value-type="float" office:value="0.155000000000001" calcext:value-type="float">
            <text:p>0,155000000000001</text:p>
          </table:table-cell>
          <table:table-cell table:style-name="ce5" table:formula="of:=SQRT(1-[.A237]^2)" office:value-type="float" office:value="0.987914469982093" calcext:value-type="float">
            <text:p>0,987914469982093</text:p>
          </table:table-cell>
          <table:table-cell table:style-name="ce5" table:formula="of:=-SQRT(1-[.A237]^2)" office:value-type="float" office:value="-0.987914469982093" calcext:value-type="float">
            <text:p>-0,987914469982093</text:p>
          </table:table-cell>
          <table:table-cell table:number-columns-repeated="1021"/>
        </table:table-row>
        <table:table-row table:style-name="ro1">
          <table:table-cell table:style-name="ce5" table:formula="of:=[.A237]+0.005" office:value-type="float" office:value="0.160000000000001" calcext:value-type="float">
            <text:p>0,160000000000001</text:p>
          </table:table-cell>
          <table:table-cell table:style-name="ce5" table:formula="of:=SQRT(1-[.A238]^2)" office:value-type="float" office:value="0.987117014340245" calcext:value-type="float">
            <text:p>0,987117014340245</text:p>
          </table:table-cell>
          <table:table-cell table:style-name="ce5" table:formula="of:=-SQRT(1-[.A238]^2)" office:value-type="float" office:value="-0.987117014340245" calcext:value-type="float">
            <text:p>-0,987117014340245</text:p>
          </table:table-cell>
          <table:table-cell table:number-columns-repeated="1021"/>
        </table:table-row>
        <table:table-row table:style-name="ro1">
          <table:table-cell table:style-name="ce5" table:formula="of:=[.A238]+0.005" office:value-type="float" office:value="0.165000000000001" calcext:value-type="float">
            <text:p>0,165000000000001</text:p>
          </table:table-cell>
          <table:table-cell table:style-name="ce5" table:formula="of:=SQRT(1-[.A239]^2)" office:value-type="float" office:value="0.986293566845085" calcext:value-type="float">
            <text:p>0,986293566845085</text:p>
          </table:table-cell>
          <table:table-cell table:style-name="ce5" table:formula="of:=-SQRT(1-[.A239]^2)" office:value-type="float" office:value="-0.986293566845085" calcext:value-type="float">
            <text:p>-0,986293566845085</text:p>
          </table:table-cell>
          <table:table-cell table:number-columns-repeated="1021"/>
        </table:table-row>
        <table:table-row table:style-name="ro1">
          <table:table-cell table:style-name="ce5" table:formula="of:=[.A239]+0.005" office:value-type="float" office:value="0.170000000000001" calcext:value-type="float">
            <text:p>0,170000000000001</text:p>
          </table:table-cell>
          <table:table-cell table:style-name="ce5" table:formula="of:=SQRT(1-[.A240]^2)" office:value-type="float" office:value="0.98544406233941" calcext:value-type="float">
            <text:p>0,98544406233941</text:p>
          </table:table-cell>
          <table:table-cell table:style-name="ce5" table:formula="of:=-SQRT(1-[.A240]^2)" office:value-type="float" office:value="-0.98544406233941" calcext:value-type="float">
            <text:p>-0,98544406233941</text:p>
          </table:table-cell>
          <table:table-cell table:number-columns-repeated="1021"/>
        </table:table-row>
        <table:table-row table:style-name="ro1">
          <table:table-cell table:style-name="ce5" table:formula="of:=[.A240]+0.005" office:value-type="float" office:value="0.175000000000001" calcext:value-type="float">
            <text:p>0,175000000000001</text:p>
          </table:table-cell>
          <table:table-cell table:style-name="ce5" table:formula="of:=SQRT(1-[.A241]^2)" office:value-type="float" office:value="0.984568433375761" calcext:value-type="float">
            <text:p>0,984568433375761</text:p>
          </table:table-cell>
          <table:table-cell table:style-name="ce5" table:formula="of:=-SQRT(1-[.A241]^2)" office:value-type="float" office:value="-0.984568433375761" calcext:value-type="float">
            <text:p>-0,984568433375761</text:p>
          </table:table-cell>
          <table:table-cell table:number-columns-repeated="1021"/>
        </table:table-row>
        <table:table-row table:style-name="ro1">
          <table:table-cell table:style-name="ce5" table:formula="of:=[.A241]+0.005" office:value-type="float" office:value="0.180000000000001" calcext:value-type="float">
            <text:p>0,180000000000001</text:p>
          </table:table-cell>
          <table:table-cell table:style-name="ce5" table:formula="of:=SQRT(1-[.A242]^2)" office:value-type="float" office:value="0.983666610188635" calcext:value-type="float">
            <text:p>0,983666610188635</text:p>
          </table:table-cell>
          <table:table-cell table:style-name="ce5" table:formula="of:=-SQRT(1-[.A242]^2)" office:value-type="float" office:value="-0.983666610188635" calcext:value-type="float">
            <text:p>-0,983666610188635</text:p>
          </table:table-cell>
          <table:table-cell table:number-columns-repeated="1021"/>
        </table:table-row>
        <table:table-row table:style-name="ro1">
          <table:table-cell table:style-name="ce5" table:formula="of:=[.A242]+0.005" office:value-type="float" office:value="0.185000000000001" calcext:value-type="float">
            <text:p>0,185000000000001</text:p>
          </table:table-cell>
          <table:table-cell table:style-name="ce5" table:formula="of:=SQRT(1-[.A243]^2)" office:value-type="float" office:value="0.982738520665594" calcext:value-type="float">
            <text:p>0,982738520665594</text:p>
          </table:table-cell>
          <table:table-cell table:style-name="ce5" table:formula="of:=-SQRT(1-[.A243]^2)" office:value-type="float" office:value="-0.982738520665594" calcext:value-type="float">
            <text:p>-0,982738520665594</text:p>
          </table:table-cell>
          <table:table-cell table:number-columns-repeated="1021"/>
        </table:table-row>
        <table:table-row table:style-name="ro1">
          <table:table-cell table:style-name="ce5" table:formula="of:=[.A243]+0.005" office:value-type="float" office:value="0.190000000000001" calcext:value-type="float">
            <text:p>0,190000000000001</text:p>
          </table:table-cell>
          <table:table-cell table:style-name="ce5" table:formula="of:=SQRT(1-[.A244]^2)" office:value-type="float" office:value="0.981784090317214" calcext:value-type="float">
            <text:p>0,981784090317214</text:p>
          </table:table-cell>
          <table:table-cell table:style-name="ce5" table:formula="of:=-SQRT(1-[.A244]^2)" office:value-type="float" office:value="-0.981784090317214" calcext:value-type="float">
            <text:p>-0,981784090317214</text:p>
          </table:table-cell>
          <table:table-cell table:number-columns-repeated="1021"/>
        </table:table-row>
        <table:table-row table:style-name="ro1">
          <table:table-cell table:style-name="ce5" table:formula="of:=[.A244]+0.005" office:value-type="float" office:value="0.195000000000001" calcext:value-type="float">
            <text:p>0,195000000000001</text:p>
          </table:table-cell>
          <table:table-cell table:style-name="ce5" table:formula="of:=SQRT(1-[.A245]^2)" office:value-type="float" office:value="0.980803242245864" calcext:value-type="float">
            <text:p>0,980803242245864</text:p>
          </table:table-cell>
          <table:table-cell table:style-name="ce5" table:formula="of:=-SQRT(1-[.A245]^2)" office:value-type="float" office:value="-0.980803242245864" calcext:value-type="float">
            <text:p>-0,980803242245864</text:p>
          </table:table-cell>
          <table:table-cell table:number-columns-repeated="1021"/>
        </table:table-row>
        <table:table-row table:style-name="ro1">
          <table:table-cell table:style-name="ce5" table:formula="of:=[.A245]+0.005" office:value-type="float" office:value="0.200000000000001" calcext:value-type="float">
            <text:p>0,200000000000001</text:p>
          </table:table-cell>
          <table:table-cell table:style-name="ce5" table:formula="of:=SQRT(1-[.A246]^2)" office:value-type="float" office:value="0.979795897113271" calcext:value-type="float">
            <text:p>0,979795897113271</text:p>
          </table:table-cell>
          <table:table-cell table:style-name="ce5" table:formula="of:=-SQRT(1-[.A246]^2)" office:value-type="float" office:value="-0.979795897113271" calcext:value-type="float">
            <text:p>-0,979795897113271</text:p>
          </table:table-cell>
          <table:table-cell table:number-columns-repeated="1021"/>
        </table:table-row>
        <table:table-row table:style-name="ro1">
          <table:table-cell table:style-name="ce5" table:formula="of:=[.A246]+0.005" office:value-type="float" office:value="0.205000000000001" calcext:value-type="float">
            <text:p>0,205000000000001</text:p>
          </table:table-cell>
          <table:table-cell table:style-name="ce5" table:formula="of:=SQRT(1-[.A247]^2)" office:value-type="float" office:value="0.978761973106843" calcext:value-type="float">
            <text:p>0,978761973106843</text:p>
          </table:table-cell>
          <table:table-cell table:style-name="ce5" table:formula="of:=-SQRT(1-[.A247]^2)" office:value-type="float" office:value="-0.978761973106843" calcext:value-type="float">
            <text:p>-0,978761973106843</text:p>
          </table:table-cell>
          <table:table-cell table:number-columns-repeated="1021"/>
        </table:table-row>
        <table:table-row table:style-name="ro1">
          <table:table-cell table:style-name="ce5" table:formula="of:=[.A247]+0.005" office:value-type="float" office:value="0.210000000000001" calcext:value-type="float">
            <text:p>0,210000000000001</text:p>
          </table:table-cell>
          <table:table-cell table:style-name="ce5" table:formula="of:=SQRT(1-[.A248]^2)" office:value-type="float" office:value="0.977701385904715" calcext:value-type="float">
            <text:p>0,977701385904715</text:p>
          </table:table-cell>
          <table:table-cell table:style-name="ce5" table:formula="of:=-SQRT(1-[.A248]^2)" office:value-type="float" office:value="-0.977701385904715" calcext:value-type="float">
            <text:p>-0,977701385904715</text:p>
          </table:table-cell>
          <table:table-cell table:number-columns-repeated="1021"/>
        </table:table-row>
        <table:table-row table:style-name="ro1">
          <table:table-cell table:style-name="ce5" table:formula="of:=[.A248]+0.005" office:value-type="float" office:value="0.215000000000001" calcext:value-type="float">
            <text:p>0,215000000000001</text:p>
          </table:table-cell>
          <table:table-cell table:style-name="ce5" table:formula="of:=SQRT(1-[.A249]^2)" office:value-type="float" office:value="0.976614048639482" calcext:value-type="float">
            <text:p>0,976614048639482</text:p>
          </table:table-cell>
          <table:table-cell table:style-name="ce5" table:formula="of:=-SQRT(1-[.A249]^2)" office:value-type="float" office:value="-0.976614048639482" calcext:value-type="float">
            <text:p>-0,976614048639482</text:p>
          </table:table-cell>
          <table:table-cell table:number-columns-repeated="1021"/>
        </table:table-row>
        <table:table-row table:style-name="ro1">
          <table:table-cell table:style-name="ce5" table:formula="of:=[.A249]+0.005" office:value-type="float" office:value="0.220000000000001" calcext:value-type="float">
            <text:p>0,220000000000001</text:p>
          </table:table-cell>
          <table:table-cell table:style-name="ce5" table:formula="of:=SQRT(1-[.A250]^2)" office:value-type="float" office:value="0.975499871860576" calcext:value-type="float">
            <text:p>0,975499871860576</text:p>
          </table:table-cell>
          <table:table-cell table:style-name="ce5" table:formula="of:=-SQRT(1-[.A250]^2)" office:value-type="float" office:value="-0.975499871860576" calcext:value-type="float">
            <text:p>-0,975499871860576</text:p>
          </table:table-cell>
          <table:table-cell table:number-columns-repeated="1021"/>
        </table:table-row>
        <table:table-row table:style-name="ro1">
          <table:table-cell table:style-name="ce5" table:formula="of:=[.A250]+0.005" office:value-type="float" office:value="0.225000000000001" calcext:value-type="float">
            <text:p>0,225000000000001</text:p>
          </table:table-cell>
          <table:table-cell table:style-name="ce5" table:formula="of:=SQRT(1-[.A251]^2)" office:value-type="float" office:value="0.974358763495254" calcext:value-type="float">
            <text:p>0,974358763495254</text:p>
          </table:table-cell>
          <table:table-cell table:style-name="ce5" table:formula="of:=-SQRT(1-[.A251]^2)" office:value-type="float" office:value="-0.974358763495254" calcext:value-type="float">
            <text:p>-0,974358763495254</text:p>
          </table:table-cell>
          <table:table-cell table:number-columns-repeated="1021"/>
        </table:table-row>
        <table:table-row table:style-name="ro1">
          <table:table-cell table:style-name="ce5" table:formula="of:=[.A251]+0.005" office:value-type="float" office:value="0.230000000000001" calcext:value-type="float">
            <text:p>0,230000000000001</text:p>
          </table:table-cell>
          <table:table-cell table:style-name="ce5" table:formula="of:=SQRT(1-[.A252]^2)" office:value-type="float" office:value="0.973190628808149" calcext:value-type="float">
            <text:p>0,973190628808149</text:p>
          </table:table-cell>
          <table:table-cell table:style-name="ce5" table:formula="of:=-SQRT(1-[.A252]^2)" office:value-type="float" office:value="-0.973190628808149" calcext:value-type="float">
            <text:p>-0,973190628808149</text:p>
          </table:table-cell>
          <table:table-cell table:number-columns-repeated="1021"/>
        </table:table-row>
        <table:table-row table:style-name="ro1">
          <table:table-cell table:style-name="ce5" table:formula="of:=[.A252]+0.005" office:value-type="float" office:value="0.235000000000001" calcext:value-type="float">
            <text:p>0,235000000000001</text:p>
          </table:table-cell>
          <table:table-cell table:style-name="ce5" table:formula="of:=SQRT(1-[.A253]^2)" office:value-type="float" office:value="0.971995370359345" calcext:value-type="float">
            <text:p>0,971995370359345</text:p>
          </table:table-cell>
          <table:table-cell table:style-name="ce5" table:formula="of:=-SQRT(1-[.A253]^2)" office:value-type="float" office:value="-0.971995370359345" calcext:value-type="float">
            <text:p>-0,971995370359345</text:p>
          </table:table-cell>
          <table:table-cell table:number-columns-repeated="1021"/>
        </table:table-row>
        <table:table-row table:style-name="ro1">
          <table:table-cell table:style-name="ce5" table:formula="of:=[.A253]+0.005" office:value-type="float" office:value="0.240000000000001" calcext:value-type="float">
            <text:p>0,240000000000001</text:p>
          </table:table-cell>
          <table:table-cell table:style-name="ce5" table:formula="of:=SQRT(1-[.A254]^2)" office:value-type="float" office:value="0.970772887960928" calcext:value-type="float">
            <text:p>0,970772887960928</text:p>
          </table:table-cell>
          <table:table-cell table:style-name="ce5" table:formula="of:=-SQRT(1-[.A254]^2)" office:value-type="float" office:value="-0.970772887960928" calcext:value-type="float">
            <text:p>-0,970772887960928</text:p>
          </table:table-cell>
          <table:table-cell table:number-columns-repeated="1021"/>
        </table:table-row>
        <table:table-row table:style-name="ro1">
          <table:table-cell table:style-name="ce5" table:formula="of:=[.A254]+0.005" office:value-type="float" office:value="0.245000000000001" calcext:value-type="float">
            <text:p>0,245000000000001</text:p>
          </table:table-cell>
          <table:table-cell table:style-name="ce5" table:formula="of:=SQRT(1-[.A255]^2)" office:value-type="float" office:value="0.969523078631963" calcext:value-type="float">
            <text:p>0,969523078631963</text:p>
          </table:table-cell>
          <table:table-cell table:style-name="ce5" table:formula="of:=-SQRT(1-[.A255]^2)" office:value-type="float" office:value="-0.969523078631963" calcext:value-type="float">
            <text:p>-0,969523078631963</text:p>
          </table:table-cell>
          <table:table-cell table:number-columns-repeated="1021"/>
        </table:table-row>
        <table:table-row table:style-name="ro1">
          <table:table-cell table:style-name="ce5" table:formula="of:=[.A255]+0.005" office:value-type="float" office:value="0.250000000000001" calcext:value-type="float">
            <text:p>0,250000000000001</text:p>
          </table:table-cell>
          <table:table-cell table:style-name="ce5" table:formula="of:=SQRT(1-[.A256]^2)" office:value-type="float" office:value="0.968245836551854" calcext:value-type="float">
            <text:p>0,968245836551854</text:p>
          </table:table-cell>
          <table:table-cell table:style-name="ce5" table:formula="of:=-SQRT(1-[.A256]^2)" office:value-type="float" office:value="-0.968245836551854" calcext:value-type="float">
            <text:p>-0,968245836551854</text:p>
          </table:table-cell>
          <table:table-cell table:number-columns-repeated="1021"/>
        </table:table-row>
        <table:table-row table:style-name="ro1">
          <table:table-cell table:style-name="ce5" table:formula="of:=[.A256]+0.005" office:value-type="float" office:value="0.255000000000001" calcext:value-type="float">
            <text:p>0,255000000000001</text:p>
          </table:table-cell>
          <table:table-cell table:style-name="ce5" table:formula="of:=SQRT(1-[.A257]^2)" office:value-type="float" office:value="0.966941053012023" calcext:value-type="float">
            <text:p>0,966941053012023</text:p>
          </table:table-cell>
          <table:table-cell table:style-name="ce5" table:formula="of:=-SQRT(1-[.A257]^2)" office:value-type="float" office:value="-0.966941053012023" calcext:value-type="float">
            <text:p>-0,966941053012023</text:p>
          </table:table-cell>
          <table:table-cell table:number-columns-repeated="1021"/>
        </table:table-row>
        <table:table-row table:style-name="ro1">
          <table:table-cell table:style-name="ce5" table:formula="of:=[.A257]+0.005" office:value-type="float" office:value="0.260000000000001" calcext:value-type="float">
            <text:p>0,260000000000001</text:p>
          </table:table-cell>
          <table:table-cell table:style-name="ce5" table:formula="of:=SQRT(1-[.A258]^2)" office:value-type="float" office:value="0.965608616365865" calcext:value-type="float">
            <text:p>0,965608616365865</text:p>
          </table:table-cell>
          <table:table-cell table:style-name="ce5" table:formula="of:=-SQRT(1-[.A258]^2)" office:value-type="float" office:value="-0.965608616365865" calcext:value-type="float">
            <text:p>-0,965608616365865</text:p>
          </table:table-cell>
          <table:table-cell table:number-columns-repeated="1021"/>
        </table:table-row>
        <table:table-row table:style-name="ro1">
          <table:table-cell table:style-name="ce5" table:formula="of:=[.A258]+0.005" office:value-type="float" office:value="0.265000000000001" calcext:value-type="float">
            <text:p>0,265000000000001</text:p>
          </table:table-cell>
          <table:table-cell table:style-name="ce5" table:formula="of:=SQRT(1-[.A259]^2)" office:value-type="float" office:value="0.964248411976914" calcext:value-type="float">
            <text:p>0,964248411976914</text:p>
          </table:table-cell>
          <table:table-cell table:style-name="ce5" table:formula="of:=-SQRT(1-[.A259]^2)" office:value-type="float" office:value="-0.964248411976914" calcext:value-type="float">
            <text:p>-0,964248411976914</text:p>
          </table:table-cell>
          <table:table-cell table:number-columns-repeated="1021"/>
        </table:table-row>
        <table:table-row table:style-name="ro1">
          <table:table-cell table:style-name="ce5" table:formula="of:=[.A259]+0.005" office:value-type="float" office:value="0.270000000000001" calcext:value-type="float">
            <text:p>0,270000000000001</text:p>
          </table:table-cell>
          <table:table-cell table:style-name="ce5" table:formula="of:=SQRT(1-[.A260]^2)" office:value-type="float" office:value="0.962860322165162" calcext:value-type="float">
            <text:p>0,962860322165162</text:p>
          </table:table-cell>
          <table:table-cell table:style-name="ce5" table:formula="of:=-SQRT(1-[.A260]^2)" office:value-type="float" office:value="-0.962860322165162" calcext:value-type="float">
            <text:p>-0,962860322165162</text:p>
          </table:table-cell>
          <table:table-cell table:number-columns-repeated="1021"/>
        </table:table-row>
        <table:table-row table:style-name="ro1">
          <table:table-cell table:style-name="ce5" table:formula="of:=[.A260]+0.005" office:value-type="float" office:value="0.275000000000001" calcext:value-type="float">
            <text:p>0,275000000000001</text:p>
          </table:table-cell>
          <table:table-cell table:style-name="ce5" table:formula="of:=SQRT(1-[.A261]^2)" office:value-type="float" office:value="0.96144422615147" calcext:value-type="float">
            <text:p>0,96144422615147</text:p>
          </table:table-cell>
          <table:table-cell table:style-name="ce5" table:formula="of:=-SQRT(1-[.A261]^2)" office:value-type="float" office:value="-0.96144422615147" calcext:value-type="float">
            <text:p>-0,96144422615147</text:p>
          </table:table-cell>
          <table:table-cell table:number-columns-repeated="1021"/>
        </table:table-row>
        <table:table-row table:style-name="ro1">
          <table:table-cell table:style-name="ce5" table:formula="of:=[.A261]+0.005" office:value-type="float" office:value="0.280000000000001" calcext:value-type="float">
            <text:p>0,280000000000001</text:p>
          </table:table-cell>
          <table:table-cell table:style-name="ce5" table:formula="of:=SQRT(1-[.A262]^2)" office:value-type="float" office:value="0.96" calcext:value-type="float">
            <text:p>0,96</text:p>
          </table:table-cell>
          <table:table-cell table:style-name="ce5" table:formula="of:=-SQRT(1-[.A262]^2)" office:value-type="float" office:value="-0.96" calcext:value-type="float">
            <text:p>-0,96</text:p>
          </table:table-cell>
          <table:table-cell table:number-columns-repeated="1021"/>
        </table:table-row>
        <table:table-row table:style-name="ro1">
          <table:table-cell table:style-name="ce5" table:formula="of:=[.A262]+0.005" office:value-type="float" office:value="0.285000000000001" calcext:value-type="float">
            <text:p>0,285000000000001</text:p>
          </table:table-cell>
          <table:table-cell table:style-name="ce5" table:formula="of:=SQRT(1-[.A263]^2)" office:value-type="float" office:value="0.958527516558601" calcext:value-type="float">
            <text:p>0,958527516558601</text:p>
          </table:table-cell>
          <table:table-cell table:style-name="ce5" table:formula="of:=-SQRT(1-[.A263]^2)" office:value-type="float" office:value="-0.958527516558601" calcext:value-type="float">
            <text:p>-0,958527516558601</text:p>
          </table:table-cell>
          <table:table-cell table:number-columns-repeated="1021"/>
        </table:table-row>
        <table:table-row table:style-name="ro1">
          <table:table-cell table:style-name="ce5" table:formula="of:=[.A263]+0.005" office:value-type="float" office:value="0.290000000000001" calcext:value-type="float">
            <text:p>0,290000000000001</text:p>
          </table:table-cell>
          <table:table-cell table:style-name="ce5" table:formula="of:=SQRT(1-[.A264]^2)" office:value-type="float" office:value="0.957026645397086" calcext:value-type="float">
            <text:p>0,957026645397086</text:p>
          </table:table-cell>
          <table:table-cell table:style-name="ce5" table:formula="of:=-SQRT(1-[.A264]^2)" office:value-type="float" office:value="-0.957026645397086" calcext:value-type="float">
            <text:p>-0,957026645397086</text:p>
          </table:table-cell>
          <table:table-cell table:number-columns-repeated="1021"/>
        </table:table-row>
        <table:table-row table:style-name="ro1">
          <table:table-cell table:style-name="ce5" table:formula="of:=[.A264]+0.005" office:value-type="float" office:value="0.295000000000001" calcext:value-type="float">
            <text:p>0,295000000000001</text:p>
          </table:table-cell>
          <table:table-cell table:style-name="ce5" table:formula="of:=SQRT(1-[.A265]^2)" office:value-type="float" office:value="0.955497252743303" calcext:value-type="float">
            <text:p>0,955497252743303</text:p>
          </table:table-cell>
          <table:table-cell table:style-name="ce5" table:formula="of:=-SQRT(1-[.A265]^2)" office:value-type="float" office:value="-0.955497252743303" calcext:value-type="float">
            <text:p>-0,955497252743303</text:p>
          </table:table-cell>
          <table:table-cell table:number-columns-repeated="1021"/>
        </table:table-row>
        <table:table-row table:style-name="ro1">
          <table:table-cell table:style-name="ce5" table:formula="of:=[.A265]+0.005" office:value-type="float" office:value="0.300000000000001" calcext:value-type="float">
            <text:p>0,300000000000001</text:p>
          </table:table-cell>
          <table:table-cell table:style-name="ce5" table:formula="of:=SQRT(1-[.A266]^2)" office:value-type="float" office:value="0.953939201416945" calcext:value-type="float">
            <text:p>0,953939201416945</text:p>
          </table:table-cell>
          <table:table-cell table:style-name="ce5" table:formula="of:=-SQRT(1-[.A266]^2)" office:value-type="float" office:value="-0.953939201416945" calcext:value-type="float">
            <text:p>-0,953939201416945</text:p>
          </table:table-cell>
          <table:table-cell table:number-columns-repeated="1021"/>
        </table:table-row>
        <table:table-row table:style-name="ro1">
          <table:table-cell table:style-name="ce5" table:formula="of:=[.A266]+0.005" office:value-type="float" office:value="0.305000000000001" calcext:value-type="float">
            <text:p>0,305000000000001</text:p>
          </table:table-cell>
          <table:table-cell table:style-name="ce5" table:formula="of:=SQRT(1-[.A267]^2)" office:value-type="float" office:value="0.952352350760998" calcext:value-type="float">
            <text:p>0,952352350760998</text:p>
          </table:table-cell>
          <table:table-cell table:style-name="ce5" table:formula="of:=-SQRT(1-[.A267]^2)" office:value-type="float" office:value="-0.952352350760998" calcext:value-type="float">
            <text:p>-0,952352350760998</text:p>
          </table:table-cell>
          <table:table-cell table:number-columns-repeated="1021"/>
        </table:table-row>
        <table:table-row table:style-name="ro1">
          <table:table-cell table:style-name="ce5" table:formula="of:=[.A267]+0.005" office:value-type="float" office:value="0.310000000000001" calcext:value-type="float">
            <text:p>0,310000000000001</text:p>
          </table:table-cell>
          <table:table-cell table:style-name="ce5" table:formula="of:=SQRT(1-[.A268]^2)" office:value-type="float" office:value="0.950736556570746" calcext:value-type="float">
            <text:p>0,950736556570746</text:p>
          </table:table-cell>
          <table:table-cell table:style-name="ce5" table:formula="of:=-SQRT(1-[.A268]^2)" office:value-type="float" office:value="-0.950736556570746" calcext:value-type="float">
            <text:p>-0,950736556570746</text:p>
          </table:table-cell>
          <table:table-cell table:number-columns-repeated="1021"/>
        </table:table-row>
        <table:table-row table:style-name="ro1">
          <table:table-cell table:style-name="ce5" table:formula="of:=[.A268]+0.005" office:value-type="float" office:value="0.315000000000001" calcext:value-type="float">
            <text:p>0,315000000000001</text:p>
          </table:table-cell>
          <table:table-cell table:style-name="ce5" table:formula="of:=SQRT(1-[.A269]^2)" office:value-type="float" office:value="0.949091671020244" calcext:value-type="float">
            <text:p>0,949091671020244</text:p>
          </table:table-cell>
          <table:table-cell table:style-name="ce5" table:formula="of:=-SQRT(1-[.A269]^2)" office:value-type="float" office:value="-0.949091671020244" calcext:value-type="float">
            <text:p>-0,949091671020244</text:p>
          </table:table-cell>
          <table:table-cell table:number-columns-repeated="1021"/>
        </table:table-row>
        <table:table-row table:style-name="ro1">
          <table:table-cell table:style-name="ce5" table:formula="of:=[.A269]+0.005" office:value-type="float" office:value="0.320000000000001" calcext:value-type="float">
            <text:p>0,320000000000001</text:p>
          </table:table-cell>
          <table:table-cell table:style-name="ce5" table:formula="of:=SQRT(1-[.A270]^2)" office:value-type="float" office:value="0.947417542586161" calcext:value-type="float">
            <text:p>0,947417542586161</text:p>
          </table:table-cell>
          <table:table-cell table:style-name="ce5" table:formula="of:=-SQRT(1-[.A270]^2)" office:value-type="float" office:value="-0.947417542586161" calcext:value-type="float">
            <text:p>-0,947417542586161</text:p>
          </table:table-cell>
          <table:table-cell table:number-columns-repeated="1021"/>
        </table:table-row>
        <table:table-row table:style-name="ro1">
          <table:table-cell table:style-name="ce5" table:formula="of:=[.A270]+0.005" office:value-type="float" office:value="0.325000000000001" calcext:value-type="float">
            <text:p>0,325000000000001</text:p>
          </table:table-cell>
          <table:table-cell table:style-name="ce5" table:formula="of:=SQRT(1-[.A271]^2)" office:value-type="float" office:value="0.945714015968887" calcext:value-type="float">
            <text:p>0,945714015968887</text:p>
          </table:table-cell>
          <table:table-cell table:style-name="ce5" table:formula="of:=-SQRT(1-[.A271]^2)" office:value-type="float" office:value="-0.945714015968887" calcext:value-type="float">
            <text:p>-0,945714015968887</text:p>
          </table:table-cell>
          <table:table-cell table:number-columns-repeated="1021"/>
        </table:table-row>
        <table:table-row table:style-name="ro1">
          <table:table-cell table:style-name="ce5" table:formula="of:=[.A271]+0.005" office:value-type="float" office:value="0.330000000000001" calcext:value-type="float">
            <text:p>0,330000000000001</text:p>
          </table:table-cell>
          <table:table-cell table:style-name="ce5" table:formula="of:=SQRT(1-[.A272]^2)" office:value-type="float" office:value="0.943980932010811" calcext:value-type="float">
            <text:p>0,943980932010811</text:p>
          </table:table-cell>
          <table:table-cell table:style-name="ce5" table:formula="of:=-SQRT(1-[.A272]^2)" office:value-type="float" office:value="-0.943980932010811" calcext:value-type="float">
            <text:p>-0,943980932010811</text:p>
          </table:table-cell>
          <table:table-cell table:number-columns-repeated="1021"/>
        </table:table-row>
        <table:table-row table:style-name="ro1">
          <table:table-cell table:style-name="ce5" table:formula="of:=[.A272]+0.005" office:value-type="float" office:value="0.335000000000001" calcext:value-type="float">
            <text:p>0,335000000000001</text:p>
          </table:table-cell>
          <table:table-cell table:style-name="ce5" table:formula="of:=SQRT(1-[.A273]^2)" office:value-type="float" office:value="0.942218127611648" calcext:value-type="float">
            <text:p>0,942218127611648</text:p>
          </table:table-cell>
          <table:table-cell table:style-name="ce5" table:formula="of:=-SQRT(1-[.A273]^2)" office:value-type="float" office:value="-0.942218127611648" calcext:value-type="float">
            <text:p>-0,942218127611648</text:p>
          </table:table-cell>
          <table:table-cell table:number-columns-repeated="1021"/>
        </table:table-row>
        <table:table-row table:style-name="ro1">
          <table:table-cell table:style-name="ce5" table:formula="of:=[.A273]+0.005" office:value-type="float" office:value="0.340000000000001" calcext:value-type="float">
            <text:p>0,340000000000001</text:p>
          </table:table-cell>
          <table:table-cell table:style-name="ce5" table:formula="of:=SQRT(1-[.A274]^2)" office:value-type="float" office:value="0.9404254356407" calcext:value-type="float">
            <text:p>0,9404254356407</text:p>
          </table:table-cell>
          <table:table-cell table:style-name="ce5" table:formula="of:=-SQRT(1-[.A274]^2)" office:value-type="float" office:value="-0.9404254356407" calcext:value-type="float">
            <text:p>-0,9404254356407</text:p>
          </table:table-cell>
          <table:table-cell table:number-columns-repeated="1021"/>
        </table:table-row>
        <table:table-row table:style-name="ro1">
          <table:table-cell table:style-name="ce5" table:formula="of:=[.A274]+0.005" office:value-type="float" office:value="0.345000000000001" calcext:value-type="float">
            <text:p>0,345000000000001</text:p>
          </table:table-cell>
          <table:table-cell table:style-name="ce5" table:formula="of:=SQRT(1-[.A275]^2)" office:value-type="float" office:value="0.938602684845936" calcext:value-type="float">
            <text:p>0,938602684845936</text:p>
          </table:table-cell>
          <table:table-cell table:style-name="ce5" table:formula="of:=-SQRT(1-[.A275]^2)" office:value-type="float" office:value="-0.938602684845936" calcext:value-type="float">
            <text:p>-0,938602684845936</text:p>
          </table:table-cell>
          <table:table-cell table:number-columns-repeated="1021"/>
        </table:table-row>
        <table:table-row table:style-name="ro1">
          <table:table-cell table:style-name="ce5" table:formula="of:=[.A275]+0.005" office:value-type="float" office:value="0.350000000000001" calcext:value-type="float">
            <text:p>0,350000000000001</text:p>
          </table:table-cell>
          <table:table-cell table:style-name="ce5" table:formula="of:=SQRT(1-[.A276]^2)" office:value-type="float" office:value="0.936749699759759" calcext:value-type="float">
            <text:p>0,936749699759759</text:p>
          </table:table-cell>
          <table:table-cell table:style-name="ce5" table:formula="of:=-SQRT(1-[.A276]^2)" office:value-type="float" office:value="-0.936749699759759" calcext:value-type="float">
            <text:p>-0,936749699759759</text:p>
          </table:table-cell>
          <table:table-cell table:number-columns-repeated="1021"/>
        </table:table-row>
        <table:table-row table:style-name="ro1">
          <table:table-cell table:style-name="ce5" table:formula="of:=[.A276]+0.005" office:value-type="float" office:value="0.355000000000001" calcext:value-type="float">
            <text:p>0,355000000000001</text:p>
          </table:table-cell>
          <table:table-cell table:style-name="ce5" table:formula="of:=SQRT(1-[.A277]^2)" office:value-type="float" office:value="0.934866300601321" calcext:value-type="float">
            <text:p>0,934866300601321</text:p>
          </table:table-cell>
          <table:table-cell table:style-name="ce5" table:formula="of:=-SQRT(1-[.A277]^2)" office:value-type="float" office:value="-0.934866300601321" calcext:value-type="float">
            <text:p>-0,934866300601321</text:p>
          </table:table-cell>
          <table:table-cell table:number-columns-repeated="1021"/>
        </table:table-row>
        <table:table-row table:style-name="ro1">
          <table:table-cell table:style-name="ce5" table:formula="of:=[.A277]+0.005" office:value-type="float" office:value="0.360000000000001" calcext:value-type="float">
            <text:p>0,360000000000001</text:p>
          </table:table-cell>
          <table:table-cell table:style-name="ce5" table:formula="of:=SQRT(1-[.A278]^2)" office:value-type="float" office:value="0.932952303175248" calcext:value-type="float">
            <text:p>0,932952303175248</text:p>
          </table:table-cell>
          <table:table-cell table:style-name="ce5" table:formula="of:=-SQRT(1-[.A278]^2)" office:value-type="float" office:value="-0.932952303175248" calcext:value-type="float">
            <text:p>-0,932952303175248</text:p>
          </table:table-cell>
          <table:table-cell table:number-columns-repeated="1021"/>
        </table:table-row>
        <table:table-row table:style-name="ro1">
          <table:table-cell table:style-name="ce5" table:formula="of:=[.A278]+0.005" office:value-type="float" office:value="0.365000000000001" calcext:value-type="float">
            <text:p>0,365000000000001</text:p>
          </table:table-cell>
          <table:table-cell table:style-name="ce5" table:formula="of:=SQRT(1-[.A279]^2)" office:value-type="float" office:value="0.931007518766631" calcext:value-type="float">
            <text:p>0,931007518766631</text:p>
          </table:table-cell>
          <table:table-cell table:style-name="ce5" table:formula="of:=-SQRT(1-[.A279]^2)" office:value-type="float" office:value="-0.931007518766631" calcext:value-type="float">
            <text:p>-0,931007518766631</text:p>
          </table:table-cell>
          <table:table-cell table:number-columns-repeated="1021"/>
        </table:table-row>
        <table:table-row table:style-name="ro1">
          <table:table-cell table:style-name="ce5" table:formula="of:=[.A279]+0.005" office:value-type="float" office:value="0.370000000000001" calcext:value-type="float">
            <text:p>0,370000000000001</text:p>
          </table:table-cell>
          <table:table-cell table:style-name="ce5" table:formula="of:=SQRT(1-[.A280]^2)" office:value-type="float" office:value="0.929031754032121" calcext:value-type="float">
            <text:p>0,929031754032121</text:p>
          </table:table-cell>
          <table:table-cell table:style-name="ce5" table:formula="of:=-SQRT(1-[.A280]^2)" office:value-type="float" office:value="-0.929031754032121" calcext:value-type="float">
            <text:p>-0,929031754032121</text:p>
          </table:table-cell>
          <table:table-cell table:number-columns-repeated="1021"/>
        </table:table-row>
        <table:table-row table:style-name="ro1">
          <table:table-cell table:style-name="ce5" table:formula="of:=[.A280]+0.005" office:value-type="float" office:value="0.375000000000001" calcext:value-type="float">
            <text:p>0,375000000000001</text:p>
          </table:table-cell>
          <table:table-cell table:style-name="ce5" table:formula="of:=SQRT(1-[.A281]^2)" office:value-type="float" office:value="0.927024810886957" calcext:value-type="float">
            <text:p>0,927024810886957</text:p>
          </table:table-cell>
          <table:table-cell table:style-name="ce5" table:formula="of:=-SQRT(1-[.A281]^2)" office:value-type="float" office:value="-0.927024810886957" calcext:value-type="float">
            <text:p>-0,927024810886957</text:p>
          </table:table-cell>
          <table:table-cell table:number-columns-repeated="1021"/>
        </table:table-row>
        <table:table-row table:style-name="ro1">
          <table:table-cell table:style-name="ce5" table:formula="of:=[.A281]+0.005" office:value-type="float" office:value="0.380000000000001" calcext:value-type="float">
            <text:p>0,380000000000001</text:p>
          </table:table-cell>
          <table:table-cell table:style-name="ce5" table:formula="of:=SQRT(1-[.A282]^2)" office:value-type="float" office:value="0.924986486387774" calcext:value-type="float">
            <text:p>0,924986486387774</text:p>
          </table:table-cell>
          <table:table-cell table:style-name="ce5" table:formula="of:=-SQRT(1-[.A282]^2)" office:value-type="float" office:value="-0.924986486387774" calcext:value-type="float">
            <text:p>-0,924986486387774</text:p>
          </table:table-cell>
          <table:table-cell table:number-columns-repeated="1021"/>
        </table:table-row>
        <table:table-row table:style-name="ro1">
          <table:table-cell table:style-name="ce5" table:formula="of:=[.A282]+0.005" office:value-type="float" office:value="0.385000000000001" calcext:value-type="float">
            <text:p>0,385000000000001</text:p>
          </table:table-cell>
          <table:table-cell table:style-name="ce5" table:formula="of:=SQRT(1-[.A283]^2)" office:value-type="float" office:value="0.922916572610981" calcext:value-type="float">
            <text:p>0,922916572610981</text:p>
          </table:table-cell>
          <table:table-cell table:style-name="ce5" table:formula="of:=-SQRT(1-[.A283]^2)" office:value-type="float" office:value="-0.922916572610981" calcext:value-type="float">
            <text:p>-0,922916572610981</text:p>
          </table:table-cell>
          <table:table-cell table:number-columns-repeated="1021"/>
        </table:table-row>
        <table:table-row table:style-name="ro1">
          <table:table-cell table:style-name="ce5" table:formula="of:=[.A283]+0.005" office:value-type="float" office:value="0.390000000000001" calcext:value-type="float">
            <text:p>0,390000000000001</text:p>
          </table:table-cell>
          <table:table-cell table:style-name="ce5" table:formula="of:=SQRT(1-[.A284]^2)" office:value-type="float" office:value="0.920814856526544" calcext:value-type="float">
            <text:p>0,920814856526544</text:p>
          </table:table-cell>
          <table:table-cell table:style-name="ce5" table:formula="of:=-SQRT(1-[.A284]^2)" office:value-type="float" office:value="-0.920814856526544" calcext:value-type="float">
            <text:p>-0,920814856526544</text:p>
          </table:table-cell>
          <table:table-cell table:number-columns-repeated="1021"/>
        </table:table-row>
        <table:table-row table:style-name="ro1">
          <table:table-cell table:style-name="ce5" table:formula="of:=[.A284]+0.005" office:value-type="float" office:value="0.395000000000001" calcext:value-type="float">
            <text:p>0,395000000000001</text:p>
          </table:table-cell>
          <table:table-cell table:style-name="ce5" table:formula="of:=SQRT(1-[.A285]^2)" office:value-type="float" office:value="0.918681119866953" calcext:value-type="float">
            <text:p>0,918681119866953</text:p>
          </table:table-cell>
          <table:table-cell table:style-name="ce5" table:formula="of:=-SQRT(1-[.A285]^2)" office:value-type="float" office:value="-0.918681119866953" calcext:value-type="float">
            <text:p>-0,918681119866953</text:p>
          </table:table-cell>
          <table:table-cell table:number-columns-repeated="1021"/>
        </table:table-row>
        <table:table-row table:style-name="ro1">
          <table:table-cell table:style-name="ce5" table:formula="of:=[.A285]+0.005" office:value-type="float" office:value="0.400000000000001" calcext:value-type="float">
            <text:p>0,400000000000001</text:p>
          </table:table-cell>
          <table:table-cell table:style-name="ce5" table:formula="of:=SQRT(1-[.A286]^2)" office:value-type="float" office:value="0.916515138991168" calcext:value-type="float">
            <text:p>0,916515138991168</text:p>
          </table:table-cell>
          <table:table-cell table:style-name="ce5" table:formula="of:=-SQRT(1-[.A286]^2)" office:value-type="float" office:value="-0.916515138991168" calcext:value-type="float">
            <text:p>-0,916515138991168</text:p>
          </table:table-cell>
          <table:table-cell table:number-columns-repeated="1021"/>
        </table:table-row>
        <table:table-row table:style-name="ro1">
          <table:table-cell table:style-name="ce5" table:formula="of:=[.A286]+0.005" office:value-type="float" office:value="0.405000000000001" calcext:value-type="float">
            <text:p>0,405000000000001</text:p>
          </table:table-cell>
          <table:table-cell table:style-name="ce5" table:formula="of:=SQRT(1-[.A287]^2)" office:value-type="float" office:value="0.914316684743311" calcext:value-type="float">
            <text:p>0,914316684743311</text:p>
          </table:table-cell>
          <table:table-cell table:style-name="ce5" table:formula="of:=-SQRT(1-[.A287]^2)" office:value-type="float" office:value="-0.914316684743311" calcext:value-type="float">
            <text:p>-0,914316684743311</text:p>
          </table:table-cell>
          <table:table-cell table:number-columns-repeated="1021"/>
        </table:table-row>
        <table:table-row table:style-name="ro1">
          <table:table-cell table:style-name="ce5" table:formula="of:=[.A287]+0.005" office:value-type="float" office:value="0.410000000000001" calcext:value-type="float">
            <text:p>0,410000000000001</text:p>
          </table:table-cell>
          <table:table-cell table:style-name="ce5" table:formula="of:=SQRT(1-[.A288]^2)" office:value-type="float" office:value="0.912085522305885" calcext:value-type="float">
            <text:p>0,912085522305885</text:p>
          </table:table-cell>
          <table:table-cell table:style-name="ce5" table:formula="of:=-SQRT(1-[.A288]^2)" office:value-type="float" office:value="-0.912085522305885" calcext:value-type="float">
            <text:p>-0,912085522305885</text:p>
          </table:table-cell>
          <table:table-cell table:number-columns-repeated="1021"/>
        </table:table-row>
        <table:table-row table:style-name="ro1">
          <table:table-cell table:style-name="ce5" table:formula="of:=[.A288]+0.005" office:value-type="float" office:value="0.415000000000001" calcext:value-type="float">
            <text:p>0,415000000000001</text:p>
          </table:table-cell>
          <table:table-cell table:style-name="ce5" table:formula="of:=SQRT(1-[.A289]^2)" office:value-type="float" office:value="0.909821411047245" calcext:value-type="float">
            <text:p>0,909821411047245</text:p>
          </table:table-cell>
          <table:table-cell table:style-name="ce5" table:formula="of:=-SQRT(1-[.A289]^2)" office:value-type="float" office:value="-0.909821411047245" calcext:value-type="float">
            <text:p>-0,909821411047245</text:p>
          </table:table-cell>
          <table:table-cell table:number-columns-repeated="1021"/>
        </table:table-row>
        <table:table-row table:style-name="ro1">
          <table:table-cell table:style-name="ce5" table:formula="of:=[.A289]+0.005" office:value-type="float" office:value="0.420000000000001" calcext:value-type="float">
            <text:p>0,420000000000001</text:p>
          </table:table-cell>
          <table:table-cell table:style-name="ce5" table:formula="of:=SQRT(1-[.A290]^2)" office:value-type="float" office:value="0.907524104363074" calcext:value-type="float">
            <text:p>0,907524104363074</text:p>
          </table:table-cell>
          <table:table-cell table:style-name="ce5" table:formula="of:=-SQRT(1-[.A290]^2)" office:value-type="float" office:value="-0.907524104363074" calcext:value-type="float">
            <text:p>-0,907524104363074</text:p>
          </table:table-cell>
          <table:table-cell table:number-columns-repeated="1021"/>
        </table:table-row>
        <table:table-row table:style-name="ro1">
          <table:table-cell table:style-name="ce5" table:formula="of:=[.A290]+0.005" office:value-type="float" office:value="0.425000000000001" calcext:value-type="float">
            <text:p>0,425000000000001</text:p>
          </table:table-cell>
          <table:table-cell table:style-name="ce5" table:formula="of:=SQRT(1-[.A291]^2)" office:value-type="float" office:value="0.905193349511583" calcext:value-type="float">
            <text:p>0,905193349511583</text:p>
          </table:table-cell>
          <table:table-cell table:style-name="ce5" table:formula="of:=-SQRT(1-[.A291]^2)" office:value-type="float" office:value="-0.905193349511583" calcext:value-type="float">
            <text:p>-0,905193349511583</text:p>
          </table:table-cell>
          <table:table-cell table:number-columns-repeated="1021"/>
        </table:table-row>
        <table:table-row table:style-name="ro1">
          <table:table-cell table:style-name="ce5" table:formula="of:=[.A291]+0.005" office:value-type="float" office:value="0.430000000000001" calcext:value-type="float">
            <text:p>0,430000000000001</text:p>
          </table:table-cell>
          <table:table-cell table:style-name="ce5" table:formula="of:=SQRT(1-[.A292]^2)" office:value-type="float" office:value="0.902828887442133" calcext:value-type="float">
            <text:p>0,902828887442133</text:p>
          </table:table-cell>
          <table:table-cell table:style-name="ce5" table:formula="of:=-SQRT(1-[.A292]^2)" office:value-type="float" office:value="-0.902828887442133" calcext:value-type="float">
            <text:p>-0,902828887442133</text:p>
          </table:table-cell>
          <table:table-cell table:number-columns-repeated="1021"/>
        </table:table-row>
        <table:table-row table:style-name="ro1">
          <table:table-cell table:style-name="ce5" table:formula="of:=[.A292]+0.005" office:value-type="float" office:value="0.435000000000001" calcext:value-type="float">
            <text:p>0,435000000000001</text:p>
          </table:table-cell>
          <table:table-cell table:style-name="ce5" table:formula="of:=SQRT(1-[.A293]^2)" office:value-type="float" office:value="0.900430452616969" calcext:value-type="float">
            <text:p>0,900430452616969</text:p>
          </table:table-cell>
          <table:table-cell table:style-name="ce5" table:formula="of:=-SQRT(1-[.A293]^2)" office:value-type="float" office:value="-0.900430452616969" calcext:value-type="float">
            <text:p>-0,900430452616969</text:p>
          </table:table-cell>
          <table:table-cell table:number-columns-repeated="1021"/>
        </table:table-row>
        <table:table-row table:style-name="ro1">
          <table:table-cell table:style-name="ce5" table:formula="of:=[.A293]+0.005" office:value-type="float" office:value="0.440000000000001" calcext:value-type="float">
            <text:p>0,440000000000001</text:p>
          </table:table-cell>
          <table:table-cell table:style-name="ce5" table:formula="of:=SQRT(1-[.A294]^2)" office:value-type="float" office:value="0.897997772825745" calcext:value-type="float">
            <text:p>0,897997772825745</text:p>
          </table:table-cell>
          <table:table-cell table:style-name="ce5" table:formula="of:=-SQRT(1-[.A294]^2)" office:value-type="float" office:value="-0.897997772825745" calcext:value-type="float">
            <text:p>-0,897997772825745</text:p>
          </table:table-cell>
          <table:table-cell table:number-columns-repeated="1021"/>
        </table:table-row>
        <table:table-row table:style-name="ro1">
          <table:table-cell table:style-name="ce5" table:formula="of:=[.A294]+0.005" office:value-type="float" office:value="0.445000000000001" calcext:value-type="float">
            <text:p>0,445000000000001</text:p>
          </table:table-cell>
          <table:table-cell table:style-name="ce5" table:formula="of:=SQRT(1-[.A295]^2)" office:value-type="float" office:value="0.895530568992482" calcext:value-type="float">
            <text:p>0,895530568992482</text:p>
          </table:table-cell>
          <table:table-cell table:style-name="ce5" table:formula="of:=-SQRT(1-[.A295]^2)" office:value-type="float" office:value="-0.895530568992482" calcext:value-type="float">
            <text:p>-0,895530568992482</text:p>
          </table:table-cell>
          <table:table-cell table:number-columns-repeated="1021"/>
        </table:table-row>
        <table:table-row table:style-name="ro1">
          <table:table-cell table:style-name="ce5" table:formula="of:=[.A295]+0.005" office:value-type="float" office:value="0.450000000000001" calcext:value-type="float">
            <text:p>0,450000000000001</text:p>
          </table:table-cell>
          <table:table-cell table:style-name="ce5" table:formula="of:=SQRT(1-[.A296]^2)" office:value-type="float" office:value="0.893028554974587" calcext:value-type="float">
            <text:p>0,893028554974587</text:p>
          </table:table-cell>
          <table:table-cell table:style-name="ce5" table:formula="of:=-SQRT(1-[.A296]^2)" office:value-type="float" office:value="-0.893028554974587" calcext:value-type="float">
            <text:p>-0,893028554974587</text:p>
          </table:table-cell>
          <table:table-cell table:number-columns-repeated="1021"/>
        </table:table-row>
        <table:table-row table:style-name="ro1">
          <table:table-cell table:style-name="ce5" table:formula="of:=[.A296]+0.005" office:value-type="float" office:value="0.455000000000001" calcext:value-type="float">
            <text:p>0,455000000000001</text:p>
          </table:table-cell>
          <table:table-cell table:style-name="ce5" table:formula="of:=SQRT(1-[.A297]^2)" office:value-type="float" office:value="0.890491437353554" calcext:value-type="float">
            <text:p>0,890491437353554</text:p>
          </table:table-cell>
          <table:table-cell table:style-name="ce5" table:formula="of:=-SQRT(1-[.A297]^2)" office:value-type="float" office:value="-0.890491437353554" calcext:value-type="float">
            <text:p>-0,890491437353554</text:p>
          </table:table-cell>
          <table:table-cell table:number-columns-repeated="1021"/>
        </table:table-row>
        <table:table-row table:style-name="ro1">
          <table:table-cell table:style-name="ce5" table:formula="of:=[.A297]+0.005" office:value-type="float" office:value="0.460000000000001" calcext:value-type="float">
            <text:p>0,460000000000001</text:p>
          </table:table-cell>
          <table:table-cell table:style-name="ce5" table:formula="of:=SQRT(1-[.A298]^2)" office:value-type="float" office:value="0.887918915216924" calcext:value-type="float">
            <text:p>0,887918915216924</text:p>
          </table:table-cell>
          <table:table-cell table:style-name="ce5" table:formula="of:=-SQRT(1-[.A298]^2)" office:value-type="float" office:value="-0.887918915216924" calcext:value-type="float">
            <text:p>-0,887918915216924</text:p>
          </table:table-cell>
          <table:table-cell table:number-columns-repeated="1021"/>
        </table:table-row>
        <table:table-row table:style-name="ro1">
          <table:table-cell table:style-name="ce5" table:formula="of:=[.A298]+0.005" office:value-type="float" office:value="0.465000000000001" calcext:value-type="float">
            <text:p>0,465000000000001</text:p>
          </table:table-cell>
          <table:table-cell table:style-name="ce5" table:formula="of:=SQRT(1-[.A299]^2)" office:value-type="float" office:value="0.885310679931062" calcext:value-type="float">
            <text:p>0,885310679931062</text:p>
          </table:table-cell>
          <table:table-cell table:style-name="ce5" table:formula="of:=-SQRT(1-[.A299]^2)" office:value-type="float" office:value="-0.885310679931062" calcext:value-type="float">
            <text:p>-0,885310679931062</text:p>
          </table:table-cell>
          <table:table-cell table:number-columns-repeated="1021"/>
        </table:table-row>
        <table:table-row table:style-name="ro1">
          <table:table-cell table:style-name="ce5" table:formula="of:=[.A299]+0.005" office:value-type="float" office:value="0.470000000000001" calcext:value-type="float">
            <text:p>0,470000000000001</text:p>
          </table:table-cell>
          <table:table-cell table:style-name="ce5" table:formula="of:=SQRT(1-[.A300]^2)" office:value-type="float" office:value="0.882666414904294" calcext:value-type="float">
            <text:p>0,882666414904294</text:p>
          </table:table-cell>
          <table:table-cell table:style-name="ce5" table:formula="of:=-SQRT(1-[.A300]^2)" office:value-type="float" office:value="-0.882666414904294" calcext:value-type="float">
            <text:p>-0,882666414904294</text:p>
          </table:table-cell>
          <table:table-cell table:number-columns-repeated="1021"/>
        </table:table-row>
        <table:table-row table:style-name="ro1">
          <table:table-cell table:style-name="ce5" table:formula="of:=[.A300]+0.005" office:value-type="float" office:value="0.475000000000001" calcext:value-type="float">
            <text:p>0,475000000000001</text:p>
          </table:table-cell>
          <table:table-cell table:style-name="ce5" table:formula="of:=SQRT(1-[.A301]^2)" office:value-type="float" office:value="0.879985795339901" calcext:value-type="float">
            <text:p>0,879985795339901</text:p>
          </table:table-cell>
          <table:table-cell table:style-name="ce5" table:formula="of:=-SQRT(1-[.A301]^2)" office:value-type="float" office:value="-0.879985795339901" calcext:value-type="float">
            <text:p>-0,879985795339901</text:p>
          </table:table-cell>
          <table:table-cell table:number-columns-repeated="1021"/>
        </table:table-row>
        <table:table-row table:style-name="ro1">
          <table:table-cell table:style-name="ce5" table:formula="of:=[.A301]+0.005" office:value-type="float" office:value="0.480000000000001" calcext:value-type="float">
            <text:p>0,480000000000001</text:p>
          </table:table-cell>
          <table:table-cell table:style-name="ce5" table:formula="of:=SQRT(1-[.A302]^2)" office:value-type="float" office:value="0.877268487978452" calcext:value-type="float">
            <text:p>0,877268487978452</text:p>
          </table:table-cell>
          <table:table-cell table:style-name="ce5" table:formula="of:=-SQRT(1-[.A302]^2)" office:value-type="float" office:value="-0.877268487978452" calcext:value-type="float">
            <text:p>-0,877268487978452</text:p>
          </table:table-cell>
          <table:table-cell table:number-columns-repeated="1021"/>
        </table:table-row>
        <table:table-row table:style-name="ro1">
          <table:table-cell table:style-name="ce5" table:formula="of:=[.A302]+0.005" office:value-type="float" office:value="0.485000000000001" calcext:value-type="float">
            <text:p>0,485000000000001</text:p>
          </table:table-cell>
          <table:table-cell table:style-name="ce5" table:formula="of:=SQRT(1-[.A303]^2)" office:value-type="float" office:value="0.874514150828904" calcext:value-type="float">
            <text:p>0,874514150828904</text:p>
          </table:table-cell>
          <table:table-cell table:style-name="ce5" table:formula="of:=-SQRT(1-[.A303]^2)" office:value-type="float" office:value="-0.874514150828904" calcext:value-type="float">
            <text:p>-0,874514150828904</text:p>
          </table:table-cell>
          <table:table-cell table:number-columns-repeated="1021"/>
        </table:table-row>
        <table:table-row table:style-name="ro1">
          <table:table-cell table:style-name="ce5" table:formula="of:=[.A303]+0.005" office:value-type="float" office:value="0.490000000000001" calcext:value-type="float">
            <text:p>0,490000000000001</text:p>
          </table:table-cell>
          <table:table-cell table:style-name="ce5" table:formula="of:=SQRT(1-[.A304]^2)" office:value-type="float" office:value="0.8717224328879" calcext:value-type="float">
            <text:p>0,8717224328879</text:p>
          </table:table-cell>
          <table:table-cell table:style-name="ce5" table:formula="of:=-SQRT(1-[.A304]^2)" office:value-type="float" office:value="-0.8717224328879" calcext:value-type="float">
            <text:p>-0,8717224328879</text:p>
          </table:table-cell>
          <table:table-cell table:number-columns-repeated="1021"/>
        </table:table-row>
        <table:table-row table:style-name="ro1">
          <table:table-cell table:style-name="ce5" table:formula="of:=[.A304]+0.005" office:value-type="float" office:value="0.495000000000001" calcext:value-type="float">
            <text:p>0,495000000000001</text:p>
          </table:table-cell>
          <table:table-cell table:style-name="ce5" table:formula="of:=SQRT(1-[.A305]^2)" office:value-type="float" office:value="0.868892973846606" calcext:value-type="float">
            <text:p>0,868892973846606</text:p>
          </table:table-cell>
          <table:table-cell table:style-name="ce5" table:formula="of:=-SQRT(1-[.A305]^2)" office:value-type="float" office:value="-0.868892973846606" calcext:value-type="float">
            <text:p>-0,868892973846606</text:p>
          </table:table-cell>
          <table:table-cell table:number-columns-repeated="1021"/>
        </table:table-row>
        <table:table-row table:style-name="ro1">
          <table:table-cell table:style-name="ce5" table:formula="of:=[.A305]+0.005" office:value-type="float" office:value="0.500000000000001" calcext:value-type="float">
            <text:p>0,500000000000001</text:p>
          </table:table-cell>
          <table:table-cell table:style-name="ce5" table:formula="of:=SQRT(1-[.A306]^2)" office:value-type="float" office:value="0.866025403784438" calcext:value-type="float">
            <text:p>0,866025403784438</text:p>
          </table:table-cell>
          <table:table-cell table:style-name="ce5" table:formula="of:=-SQRT(1-[.A306]^2)" office:value-type="float" office:value="-0.866025403784438" calcext:value-type="float">
            <text:p>-0,866025403784438</text:p>
          </table:table-cell>
          <table:table-cell table:number-columns-repeated="1021"/>
        </table:table-row>
        <table:table-row table:style-name="ro1">
          <table:table-cell table:style-name="ce5" table:formula="of:=[.A306]+0.005" office:value-type="float" office:value="0.505000000000001" calcext:value-type="float">
            <text:p>0,505000000000001</text:p>
          </table:table-cell>
          <table:table-cell table:style-name="ce5" table:formula="of:=SQRT(1-[.A307]^2)" office:value-type="float" office:value="0.863119342848947" calcext:value-type="float">
            <text:p>0,863119342848947</text:p>
          </table:table-cell>
          <table:table-cell table:style-name="ce5" table:formula="of:=-SQRT(1-[.A307]^2)" office:value-type="float" office:value="-0.863119342848947" calcext:value-type="float">
            <text:p>-0,863119342848947</text:p>
          </table:table-cell>
          <table:table-cell table:number-columns-repeated="1021"/>
        </table:table-row>
        <table:table-row table:style-name="ro1">
          <table:table-cell table:style-name="ce5" table:formula="of:=[.A307]+0.005" office:value-type="float" office:value="0.510000000000001" calcext:value-type="float">
            <text:p>0,510000000000001</text:p>
          </table:table-cell>
          <table:table-cell table:style-name="ce5" table:formula="of:=SQRT(1-[.A308]^2)" office:value-type="float" office:value="0.860174400921115" calcext:value-type="float">
            <text:p>0,860174400921115</text:p>
          </table:table-cell>
          <table:table-cell table:style-name="ce5" table:formula="of:=-SQRT(1-[.A308]^2)" office:value-type="float" office:value="-0.860174400921115" calcext:value-type="float">
            <text:p>-0,860174400921115</text:p>
          </table:table-cell>
          <table:table-cell table:number-columns-repeated="1021"/>
        </table:table-row>
        <table:table-row table:style-name="ro1">
          <table:table-cell table:style-name="ce5" table:formula="of:=[.A308]+0.005" office:value-type="float" office:value="0.515000000000001" calcext:value-type="float">
            <text:p>0,515000000000001</text:p>
          </table:table-cell>
          <table:table-cell table:style-name="ce5" table:formula="of:=SQRT(1-[.A309]^2)" office:value-type="float" office:value="0.857190177265231" calcext:value-type="float">
            <text:p>0,857190177265231</text:p>
          </table:table-cell>
          <table:table-cell table:style-name="ce5" table:formula="of:=-SQRT(1-[.A309]^2)" office:value-type="float" office:value="-0.857190177265231" calcext:value-type="float">
            <text:p>-0,857190177265231</text:p>
          </table:table-cell>
          <table:table-cell table:number-columns-repeated="1021"/>
        </table:table-row>
        <table:table-row table:style-name="ro1">
          <table:table-cell table:style-name="ce5" table:formula="of:=[.A309]+0.005" office:value-type="float" office:value="0.520000000000001" calcext:value-type="float">
            <text:p>0,520000000000001</text:p>
          </table:table-cell>
          <table:table-cell table:style-name="ce5" table:formula="of:=SQRT(1-[.A310]^2)" office:value-type="float" office:value="0.854166260162504" calcext:value-type="float">
            <text:p>0,854166260162504</text:p>
          </table:table-cell>
          <table:table-cell table:style-name="ce5" table:formula="of:=-SQRT(1-[.A310]^2)" office:value-type="float" office:value="-0.854166260162504" calcext:value-type="float">
            <text:p>-0,854166260162504</text:p>
          </table:table-cell>
          <table:table-cell table:number-columns-repeated="1021"/>
        </table:table-row>
        <table:table-row table:style-name="ro1">
          <table:table-cell table:style-name="ce5" table:formula="of:=[.A310]+0.005" office:value-type="float" office:value="0.525000000000001" calcext:value-type="float">
            <text:p>0,525000000000001</text:p>
          </table:table-cell>
          <table:table-cell table:style-name="ce5" table:formula="of:=SQRT(1-[.A311]^2)" office:value-type="float" office:value="0.85110222652746" calcext:value-type="float">
            <text:p>0,85110222652746</text:p>
          </table:table-cell>
          <table:table-cell table:style-name="ce5" table:formula="of:=-SQRT(1-[.A311]^2)" office:value-type="float" office:value="-0.85110222652746" calcext:value-type="float">
            <text:p>-0,85110222652746</text:p>
          </table:table-cell>
          <table:table-cell table:number-columns-repeated="1021"/>
        </table:table-row>
        <table:table-row table:style-name="ro1">
          <table:table-cell table:style-name="ce5" table:formula="of:=[.A311]+0.005" office:value-type="float" office:value="0.530000000000001" calcext:value-type="float">
            <text:p>0,530000000000001</text:p>
          </table:table-cell>
          <table:table-cell table:style-name="ce5" table:formula="of:=SQRT(1-[.A312]^2)" office:value-type="float" office:value="0.847997641506153" calcext:value-type="float">
            <text:p>0,847997641506153</text:p>
          </table:table-cell>
          <table:table-cell table:style-name="ce5" table:formula="of:=-SQRT(1-[.A312]^2)" office:value-type="float" office:value="-0.847997641506153" calcext:value-type="float">
            <text:p>-0,847997641506153</text:p>
          </table:table-cell>
          <table:table-cell table:number-columns-repeated="1021"/>
        </table:table-row>
        <table:table-row table:style-name="ro1">
          <table:table-cell table:style-name="ce5" table:formula="of:=[.A312]+0.005" office:value-type="float" office:value="0.535000000000001" calcext:value-type="float">
            <text:p>0,535000000000001</text:p>
          </table:table-cell>
          <table:table-cell table:style-name="ce5" table:formula="of:=SQRT(1-[.A313]^2)" office:value-type="float" office:value="0.844852058055136" calcext:value-type="float">
            <text:p>0,844852058055136</text:p>
          </table:table-cell>
          <table:table-cell table:style-name="ce5" table:formula="of:=-SQRT(1-[.A313]^2)" office:value-type="float" office:value="-0.844852058055136" calcext:value-type="float">
            <text:p>-0,844852058055136</text:p>
          </table:table-cell>
          <table:table-cell table:number-columns-repeated="1021"/>
        </table:table-row>
        <table:table-row table:style-name="ro1">
          <table:table-cell table:style-name="ce5" table:formula="of:=[.A313]+0.005" office:value-type="float" office:value="0.540000000000001" calcext:value-type="float">
            <text:p>0,540000000000001</text:p>
          </table:table-cell>
          <table:table-cell table:style-name="ce5" table:formula="of:=SQRT(1-[.A314]^2)" office:value-type="float" office:value="0.841665016500032" calcext:value-type="float">
            <text:p>0,841665016500032</text:p>
          </table:table-cell>
          <table:table-cell table:style-name="ce5" table:formula="of:=-SQRT(1-[.A314]^2)" office:value-type="float" office:value="-0.841665016500032" calcext:value-type="float">
            <text:p>-0,841665016500032</text:p>
          </table:table-cell>
          <table:table-cell table:number-columns-repeated="1021"/>
        </table:table-row>
        <table:table-row table:style-name="ro1">
          <table:table-cell table:style-name="ce5" table:formula="of:=[.A314]+0.005" office:value-type="float" office:value="0.545000000000001" calcext:value-type="float">
            <text:p>0,545000000000001</text:p>
          </table:table-cell>
          <table:table-cell table:style-name="ce5" table:formula="of:=SQRT(1-[.A315]^2)" office:value-type="float" office:value="0.838436044072533" calcext:value-type="float">
            <text:p>0,838436044072533</text:p>
          </table:table-cell>
          <table:table-cell table:style-name="ce5" table:formula="of:=-SQRT(1-[.A315]^2)" office:value-type="float" office:value="-0.838436044072533" calcext:value-type="float">
            <text:p>-0,838436044072533</text:p>
          </table:table-cell>
          <table:table-cell table:number-columns-repeated="1021"/>
        </table:table-row>
        <table:table-row table:style-name="ro1">
          <table:table-cell table:style-name="ce5" table:formula="of:=[.A315]+0.005" office:value-type="float" office:value="0.550000000000001" calcext:value-type="float">
            <text:p>0,550000000000001</text:p>
          </table:table-cell>
          <table:table-cell table:style-name="ce5" table:formula="of:=SQRT(1-[.A316]^2)" office:value-type="float" office:value="0.835164654424503" calcext:value-type="float">
            <text:p>0,835164654424503</text:p>
          </table:table-cell>
          <table:table-cell table:style-name="ce5" table:formula="of:=-SQRT(1-[.A316]^2)" office:value-type="float" office:value="-0.835164654424503" calcext:value-type="float">
            <text:p>-0,835164654424503</text:p>
          </table:table-cell>
          <table:table-cell table:number-columns-repeated="1021"/>
        </table:table-row>
        <table:table-row table:style-name="ro1">
          <table:table-cell table:style-name="ce5" table:formula="of:=[.A316]+0.005" office:value-type="float" office:value="0.555000000000001" calcext:value-type="float">
            <text:p>0,555000000000001</text:p>
          </table:table-cell>
          <table:table-cell table:style-name="ce5" table:formula="of:=SQRT(1-[.A317]^2)" office:value-type="float" office:value="0.831850347117797" calcext:value-type="float">
            <text:p>0,831850347117797</text:p>
          </table:table-cell>
          <table:table-cell table:style-name="ce5" table:formula="of:=-SQRT(1-[.A317]^2)" office:value-type="float" office:value="-0.831850347117797" calcext:value-type="float">
            <text:p>-0,831850347117797</text:p>
          </table:table-cell>
          <table:table-cell table:number-columns-repeated="1021"/>
        </table:table-row>
        <table:table-row table:style-name="ro1">
          <table:table-cell table:style-name="ce5" table:formula="of:=[.A317]+0.005" office:value-type="float" office:value="0.560000000000001" calcext:value-type="float">
            <text:p>0,560000000000001</text:p>
          </table:table-cell>
          <table:table-cell table:style-name="ce5" table:formula="of:=SQRT(1-[.A318]^2)" office:value-type="float" office:value="0.828492607088318" calcext:value-type="float">
            <text:p>0,828492607088318</text:p>
          </table:table-cell>
          <table:table-cell table:style-name="ce5" table:formula="of:=-SQRT(1-[.A318]^2)" office:value-type="float" office:value="-0.828492607088318" calcext:value-type="float">
            <text:p>-0,828492607088318</text:p>
          </table:table-cell>
          <table:table-cell table:number-columns-repeated="1021"/>
        </table:table-row>
        <table:table-row table:style-name="ro1">
          <table:table-cell table:style-name="ce5" table:formula="of:=[.A318]+0.005" office:value-type="float" office:value="0.565000000000001" calcext:value-type="float">
            <text:p>0,565000000000001</text:p>
          </table:table-cell>
          <table:table-cell table:style-name="ce5" table:formula="of:=SQRT(1-[.A319]^2)" office:value-type="float" office:value="0.825090904082695" calcext:value-type="float">
            <text:p>0,825090904082695</text:p>
          </table:table-cell>
          <table:table-cell table:style-name="ce5" table:formula="of:=-SQRT(1-[.A319]^2)" office:value-type="float" office:value="-0.825090904082695" calcext:value-type="float">
            <text:p>-0,825090904082695</text:p>
          </table:table-cell>
          <table:table-cell table:number-columns-repeated="1021"/>
        </table:table-row>
        <table:table-row table:style-name="ro1">
          <table:table-cell table:style-name="ce5" table:formula="of:=[.A319]+0.005" office:value-type="float" office:value="0.570000000000001" calcext:value-type="float">
            <text:p>0,570000000000001</text:p>
          </table:table-cell>
          <table:table-cell table:style-name="ce5" table:formula="of:=SQRT(1-[.A320]^2)" office:value-type="float" office:value="0.821644692065858" calcext:value-type="float">
            <text:p>0,821644692065858</text:p>
          </table:table-cell>
          <table:table-cell table:style-name="ce5" table:formula="of:=-SQRT(1-[.A320]^2)" office:value-type="float" office:value="-0.821644692065858" calcext:value-type="float">
            <text:p>-0,821644692065858</text:p>
          </table:table-cell>
          <table:table-cell table:number-columns-repeated="1021"/>
        </table:table-row>
        <table:table-row table:style-name="ro1">
          <table:table-cell table:style-name="ce5" table:formula="of:=[.A320]+0.005" office:value-type="float" office:value="0.575000000000001" calcext:value-type="float">
            <text:p>0,575000000000001</text:p>
          </table:table-cell>
          <table:table-cell table:style-name="ce5" table:formula="of:=SQRT(1-[.A321]^2)" office:value-type="float" office:value="0.818153408597678" calcext:value-type="float">
            <text:p>0,818153408597678</text:p>
          </table:table-cell>
          <table:table-cell table:style-name="ce5" table:formula="of:=-SQRT(1-[.A321]^2)" office:value-type="float" office:value="-0.818153408597678" calcext:value-type="float">
            <text:p>-0,818153408597678</text:p>
          </table:table-cell>
          <table:table-cell table:number-columns-repeated="1021"/>
        </table:table-row>
        <table:table-row table:style-name="ro1">
          <table:table-cell table:style-name="ce5" table:formula="of:=[.A321]+0.005" office:value-type="float" office:value="0.580000000000001" calcext:value-type="float">
            <text:p>0,580000000000001</text:p>
          </table:table-cell>
          <table:table-cell table:style-name="ce5" table:formula="of:=SQRT(1-[.A322]^2)" office:value-type="float" office:value="0.814616474176651" calcext:value-type="float">
            <text:p>0,814616474176651</text:p>
          </table:table-cell>
          <table:table-cell table:style-name="ce5" table:formula="of:=-SQRT(1-[.A322]^2)" office:value-type="float" office:value="-0.814616474176651" calcext:value-type="float">
            <text:p>-0,814616474176651</text:p>
          </table:table-cell>
          <table:table-cell table:number-columns-repeated="1021"/>
        </table:table-row>
        <table:table-row table:style-name="ro1">
          <table:table-cell table:style-name="ce5" table:formula="of:=[.A322]+0.005" office:value-type="float" office:value="0.585000000000001" calcext:value-type="float">
            <text:p>0,585000000000001</text:p>
          </table:table-cell>
          <table:table-cell table:style-name="ce5" table:formula="of:=SQRT(1-[.A323]^2)" office:value-type="float" office:value="0.811033291548503" calcext:value-type="float">
            <text:p>0,811033291548503</text:p>
          </table:table-cell>
          <table:table-cell table:style-name="ce5" table:formula="of:=-SQRT(1-[.A323]^2)" office:value-type="float" office:value="-0.811033291548503" calcext:value-type="float">
            <text:p>-0,811033291548503</text:p>
          </table:table-cell>
          <table:table-cell table:number-columns-repeated="1021"/>
        </table:table-row>
        <table:table-row table:style-name="ro1">
          <table:table-cell table:style-name="ce5" table:formula="of:=[.A323]+0.005" office:value-type="float" office:value="0.590000000000001" calcext:value-type="float">
            <text:p>0,590000000000001</text:p>
          </table:table-cell>
          <table:table-cell table:style-name="ce5" table:formula="of:=SQRT(1-[.A324]^2)" office:value-type="float" office:value="0.807403244977377" calcext:value-type="float">
            <text:p>0,807403244977377</text:p>
          </table:table-cell>
          <table:table-cell table:style-name="ce5" table:formula="of:=-SQRT(1-[.A324]^2)" office:value-type="float" office:value="-0.807403244977377" calcext:value-type="float">
            <text:p>-0,807403244977377</text:p>
          </table:table-cell>
          <table:table-cell table:number-columns-repeated="1021"/>
        </table:table-row>
        <table:table-row table:style-name="ro1">
          <table:table-cell table:style-name="ce5" table:formula="of:=[.A324]+0.005" office:value-type="float" office:value="0.595000000000001" calcext:value-type="float">
            <text:p>0,595000000000001</text:p>
          </table:table-cell>
          <table:table-cell table:style-name="ce5" table:formula="of:=SQRT(1-[.A325]^2)" office:value-type="float" office:value="0.803725699477128" calcext:value-type="float">
            <text:p>0,803725699477128</text:p>
          </table:table-cell>
          <table:table-cell table:style-name="ce5" table:formula="of:=-SQRT(1-[.A325]^2)" office:value-type="float" office:value="-0.803725699477128" calcext:value-type="float">
            <text:p>-0,803725699477128</text:p>
          </table:table-cell>
          <table:table-cell table:number-columns-repeated="1021"/>
        </table:table-row>
        <table:table-row table:style-name="ro1">
          <table:table-cell table:style-name="ce5" table:formula="of:=[.A325]+0.005" office:value-type="float" office:value="0.600000000000001" calcext:value-type="float">
            <text:p>0,600000000000001</text:p>
          </table:table-cell>
          <table:table-cell table:style-name="ce5" table:formula="of:=SQRT(1-[.A326]^2)" office:value-type="float" office:value="0.799999999999999" calcext:value-type="float">
            <text:p>0,799999999999999</text:p>
          </table:table-cell>
          <table:table-cell table:style-name="ce5" table:formula="of:=-SQRT(1-[.A326]^2)" office:value-type="float" office:value="-0.799999999999999" calcext:value-type="float">
            <text:p>-0,799999999999999</text:p>
          </table:table-cell>
          <table:table-cell table:number-columns-repeated="1021"/>
        </table:table-row>
        <table:table-row table:style-name="ro1">
          <table:table-cell table:style-name="ce5" table:formula="of:=[.A326]+0.005" office:value-type="float" office:value="0.605000000000001" calcext:value-type="float">
            <text:p>0,605000000000001</text:p>
          </table:table-cell>
          <table:table-cell table:style-name="ce5" table:formula="of:=SQRT(1-[.A327]^2)" office:value-type="float" office:value="0.796225470579784" calcext:value-type="float">
            <text:p>0,796225470579784</text:p>
          </table:table-cell>
          <table:table-cell table:style-name="ce5" table:formula="of:=-SQRT(1-[.A327]^2)" office:value-type="float" office:value="-0.796225470579784" calcext:value-type="float">
            <text:p>-0,796225470579784</text:p>
          </table:table-cell>
          <table:table-cell table:number-columns-repeated="1021"/>
        </table:table-row>
        <table:table-row table:style-name="ro1">
          <table:table-cell table:style-name="ce5" table:formula="of:=[.A327]+0.005" office:value-type="float" office:value="0.610000000000001" calcext:value-type="float">
            <text:p>0,610000000000001</text:p>
          </table:table-cell>
          <table:table-cell table:style-name="ce5" table:formula="of:=SQRT(1-[.A328]^2)" office:value-type="float" office:value="0.7924014134263" calcext:value-type="float">
            <text:p>0,7924014134263</text:p>
          </table:table-cell>
          <table:table-cell table:style-name="ce5" table:formula="of:=-SQRT(1-[.A328]^2)" office:value-type="float" office:value="-0.7924014134263" calcext:value-type="float">
            <text:p>-0,7924014134263</text:p>
          </table:table-cell>
          <table:table-cell table:number-columns-repeated="1021"/>
        </table:table-row>
        <table:table-row table:style-name="ro1">
          <table:table-cell table:style-name="ce5" table:formula="of:=[.A328]+0.005" office:value-type="float" office:value="0.615000000000001" calcext:value-type="float">
            <text:p>0,615000000000001</text:p>
          </table:table-cell>
          <table:table-cell table:style-name="ce5" table:formula="of:=SQRT(1-[.A329]^2)" office:value-type="float" office:value="0.788527107967759" calcext:value-type="float">
            <text:p>0,788527107967759</text:p>
          </table:table-cell>
          <table:table-cell table:style-name="ce5" table:formula="of:=-SQRT(1-[.A329]^2)" office:value-type="float" office:value="-0.788527107967759" calcext:value-type="float">
            <text:p>-0,788527107967759</text:p>
          </table:table-cell>
          <table:table-cell table:number-columns-repeated="1021"/>
        </table:table-row>
        <table:table-row table:style-name="ro1">
          <table:table-cell table:style-name="ce5" table:formula="of:=[.A329]+0.005" office:value-type="float" office:value="0.620000000000001" calcext:value-type="float">
            <text:p>0,620000000000001</text:p>
          </table:table-cell>
          <table:table-cell table:style-name="ce5" table:formula="of:=SQRT(1-[.A330]^2)" office:value-type="float" office:value="0.78460180983732" calcext:value-type="float">
            <text:p>0,78460180983732</text:p>
          </table:table-cell>
          <table:table-cell table:style-name="ce5" table:formula="of:=-SQRT(1-[.A330]^2)" office:value-type="float" office:value="-0.78460180983732" calcext:value-type="float">
            <text:p>-0,78460180983732</text:p>
          </table:table-cell>
          <table:table-cell table:number-columns-repeated="1021"/>
        </table:table-row>
        <table:table-row table:style-name="ro1">
          <table:table-cell table:style-name="ce5" table:formula="of:=[.A330]+0.005" office:value-type="float" office:value="0.625000000000001" calcext:value-type="float">
            <text:p>0,625000000000001</text:p>
          </table:table-cell>
          <table:table-cell table:style-name="ce5" table:formula="of:=SQRT(1-[.A331]^2)" office:value-type="float" office:value="0.780624749799799" calcext:value-type="float">
            <text:p>0,780624749799799</text:p>
          </table:table-cell>
          <table:table-cell table:style-name="ce5" table:formula="of:=-SQRT(1-[.A331]^2)" office:value-type="float" office:value="-0.780624749799799" calcext:value-type="float">
            <text:p>-0,780624749799799</text:p>
          </table:table-cell>
          <table:table-cell table:number-columns-repeated="1021"/>
        </table:table-row>
        <table:table-row table:style-name="ro1">
          <table:table-cell table:style-name="ce5" table:formula="of:=[.A331]+0.005" office:value-type="float" office:value="0.630000000000001" calcext:value-type="float">
            <text:p>0,630000000000001</text:p>
          </table:table-cell>
          <table:table-cell table:style-name="ce5" table:formula="of:=SQRT(1-[.A332]^2)" office:value-type="float" office:value="0.776595132614156" calcext:value-type="float">
            <text:p>0,776595132614156</text:p>
          </table:table-cell>
          <table:table-cell table:style-name="ce5" table:formula="of:=-SQRT(1-[.A332]^2)" office:value-type="float" office:value="-0.776595132614156" calcext:value-type="float">
            <text:p>-0,776595132614156</text:p>
          </table:table-cell>
          <table:table-cell table:number-columns-repeated="1021"/>
        </table:table-row>
        <table:table-row table:style-name="ro1">
          <table:table-cell table:style-name="ce5" table:formula="of:=[.A332]+0.005" office:value-type="float" office:value="0.635000000000001" calcext:value-type="float">
            <text:p>0,635000000000001</text:p>
          </table:table-cell>
          <table:table-cell table:style-name="ce5" table:formula="of:=SQRT(1-[.A333]^2)" office:value-type="float" office:value="0.772512135827003" calcext:value-type="float">
            <text:p>0,772512135827003</text:p>
          </table:table-cell>
          <table:table-cell table:style-name="ce5" table:formula="of:=-SQRT(1-[.A333]^2)" office:value-type="float" office:value="-0.772512135827003" calcext:value-type="float">
            <text:p>-0,772512135827003</text:p>
          </table:table-cell>
          <table:table-cell table:number-columns-repeated="1021"/>
        </table:table-row>
        <table:table-row table:style-name="ro1">
          <table:table-cell table:style-name="ce5" table:formula="of:=[.A333]+0.005" office:value-type="float" office:value="0.640000000000001" calcext:value-type="float">
            <text:p>0,640000000000001</text:p>
          </table:table-cell>
          <table:table-cell table:style-name="ce5" table:formula="of:=SQRT(1-[.A334]^2)" office:value-type="float" office:value="0.768374908491941" calcext:value-type="float">
            <text:p>0,768374908491941</text:p>
          </table:table-cell>
          <table:table-cell table:style-name="ce5" table:formula="of:=-SQRT(1-[.A334]^2)" office:value-type="float" office:value="-0.768374908491941" calcext:value-type="float">
            <text:p>-0,768374908491941</text:p>
          </table:table-cell>
          <table:table-cell table:number-columns-repeated="1021"/>
        </table:table-row>
        <table:table-row table:style-name="ro1">
          <table:table-cell table:style-name="ce5" table:formula="of:=[.A334]+0.005" office:value-type="float" office:value="0.645000000000001" calcext:value-type="float">
            <text:p>0,645000000000001</text:p>
          </table:table-cell>
          <table:table-cell table:style-name="ce5" table:formula="of:=SQRT(1-[.A335]^2)" office:value-type="float" office:value="0.764182569809073" calcext:value-type="float">
            <text:p>0,764182569809073</text:p>
          </table:table-cell>
          <table:table-cell table:style-name="ce5" table:formula="of:=-SQRT(1-[.A335]^2)" office:value-type="float" office:value="-0.764182569809073" calcext:value-type="float">
            <text:p>-0,764182569809073</text:p>
          </table:table-cell>
          <table:table-cell table:number-columns-repeated="1021"/>
        </table:table-row>
        <table:table-row table:style-name="ro1">
          <table:table-cell table:style-name="ce5" table:formula="of:=[.A335]+0.005" office:value-type="float" office:value="0.650000000000001" calcext:value-type="float">
            <text:p>0,650000000000001</text:p>
          </table:table-cell>
          <table:table-cell table:style-name="ce5" table:formula="of:=SQRT(1-[.A336]^2)" office:value-type="float" office:value="0.759934207678532" calcext:value-type="float">
            <text:p>0,759934207678532</text:p>
          </table:table-cell>
          <table:table-cell table:style-name="ce5" table:formula="of:=-SQRT(1-[.A336]^2)" office:value-type="float" office:value="-0.759934207678532" calcext:value-type="float">
            <text:p>-0,759934207678532</text:p>
          </table:table-cell>
          <table:table-cell table:number-columns-repeated="1021"/>
        </table:table-row>
        <table:table-row table:style-name="ro1">
          <table:table-cell table:style-name="ce5" table:formula="of:=[.A336]+0.005" office:value-type="float" office:value="0.655000000000001" calcext:value-type="float">
            <text:p>0,655000000000001</text:p>
          </table:table-cell>
          <table:table-cell table:style-name="ce5" table:formula="of:=SQRT(1-[.A337]^2)" office:value-type="float" office:value="0.755628877161268" calcext:value-type="float">
            <text:p>0,755628877161268</text:p>
          </table:table-cell>
          <table:table-cell table:style-name="ce5" table:formula="of:=-SQRT(1-[.A337]^2)" office:value-type="float" office:value="-0.755628877161268" calcext:value-type="float">
            <text:p>-0,755628877161268</text:p>
          </table:table-cell>
          <table:table-cell table:number-columns-repeated="1021"/>
        </table:table-row>
        <table:table-row table:style-name="ro1">
          <table:table-cell table:style-name="ce5" table:formula="of:=[.A337]+0.005" office:value-type="float" office:value="0.660000000000001" calcext:value-type="float">
            <text:p>0,660000000000001</text:p>
          </table:table-cell>
          <table:table-cell table:style-name="ce5" table:formula="of:=SQRT(1-[.A338]^2)" office:value-type="float" office:value="0.751265598839717" calcext:value-type="float">
            <text:p>0,751265598839717</text:p>
          </table:table-cell>
          <table:table-cell table:style-name="ce5" table:formula="of:=-SQRT(1-[.A338]^2)" office:value-type="float" office:value="-0.751265598839717" calcext:value-type="float">
            <text:p>-0,751265598839717</text:p>
          </table:table-cell>
          <table:table-cell table:number-columns-repeated="1021"/>
        </table:table-row>
        <table:table-row table:style-name="ro1">
          <table:table-cell table:style-name="ce5" table:formula="of:=[.A338]+0.005" office:value-type="float" office:value="0.665000000000001" calcext:value-type="float">
            <text:p>0,665000000000001</text:p>
          </table:table-cell>
          <table:table-cell table:style-name="ce5" table:formula="of:=SQRT(1-[.A339]^2)" office:value-type="float" office:value="0.746843357070275" calcext:value-type="float">
            <text:p>0,746843357070275</text:p>
          </table:table-cell>
          <table:table-cell table:style-name="ce5" table:formula="of:=-SQRT(1-[.A339]^2)" office:value-type="float" office:value="-0.746843357070275" calcext:value-type="float">
            <text:p>-0,746843357070275</text:p>
          </table:table-cell>
          <table:table-cell table:number-columns-repeated="1021"/>
        </table:table-row>
        <table:table-row table:style-name="ro1">
          <table:table-cell table:style-name="ce5" table:formula="of:=[.A339]+0.005" office:value-type="float" office:value="0.670000000000001" calcext:value-type="float">
            <text:p>0,670000000000001</text:p>
          </table:table-cell>
          <table:table-cell table:style-name="ce5" table:formula="of:=SQRT(1-[.A340]^2)" office:value-type="float" office:value="0.742361098118697" calcext:value-type="float">
            <text:p>0,742361098118697</text:p>
          </table:table-cell>
          <table:table-cell table:style-name="ce5" table:formula="of:=-SQRT(1-[.A340]^2)" office:value-type="float" office:value="-0.742361098118697" calcext:value-type="float">
            <text:p>-0,742361098118697</text:p>
          </table:table-cell>
          <table:table-cell table:number-columns-repeated="1021"/>
        </table:table-row>
        <table:table-row table:style-name="ro1">
          <table:table-cell table:style-name="ce5" table:formula="of:=[.A340]+0.005" office:value-type="float" office:value="0.675000000000001" calcext:value-type="float">
            <text:p>0,675000000000001</text:p>
          </table:table-cell>
          <table:table-cell table:style-name="ce5" table:formula="of:=SQRT(1-[.A341]^2)" office:value-type="float" office:value="0.737817728168684" calcext:value-type="float">
            <text:p>0,737817728168684</text:p>
          </table:table-cell>
          <table:table-cell table:style-name="ce5" table:formula="of:=-SQRT(1-[.A341]^2)" office:value-type="float" office:value="-0.737817728168684" calcext:value-type="float">
            <text:p>-0,737817728168684</text:p>
          </table:table-cell>
          <table:table-cell table:number-columns-repeated="1021"/>
        </table:table-row>
        <table:table-row table:style-name="ro1">
          <table:table-cell table:style-name="ce5" table:formula="of:=[.A341]+0.005" office:value-type="float" office:value="0.680000000000001" calcext:value-type="float">
            <text:p>0,680000000000001</text:p>
          </table:table-cell>
          <table:table-cell table:style-name="ce5" table:formula="of:=SQRT(1-[.A342]^2)" office:value-type="float" office:value="0.733212111192933" calcext:value-type="float">
            <text:p>0,733212111192933</text:p>
          </table:table-cell>
          <table:table-cell table:style-name="ce5" table:formula="of:=-SQRT(1-[.A342]^2)" office:value-type="float" office:value="-0.733212111192933" calcext:value-type="float">
            <text:p>-0,733212111192933</text:p>
          </table:table-cell>
          <table:table-cell table:number-columns-repeated="1021"/>
        </table:table-row>
        <table:table-row table:style-name="ro1">
          <table:table-cell table:style-name="ce5" table:formula="of:=[.A342]+0.005" office:value-type="float" office:value="0.685000000000001" calcext:value-type="float">
            <text:p>0,685000000000001</text:p>
          </table:table-cell>
          <table:table-cell table:style-name="ce5" table:formula="of:=SQRT(1-[.A343]^2)" office:value-type="float" office:value="0.728543066674852" calcext:value-type="float">
            <text:p>0,728543066674852</text:p>
          </table:table-cell>
          <table:table-cell table:style-name="ce5" table:formula="of:=-SQRT(1-[.A343]^2)" office:value-type="float" office:value="-0.728543066674852" calcext:value-type="float">
            <text:p>-0,728543066674852</text:p>
          </table:table-cell>
          <table:table-cell table:number-columns-repeated="1021"/>
        </table:table-row>
        <table:table-row table:style-name="ro1">
          <table:table-cell table:style-name="ce5" table:formula="of:=[.A343]+0.005" office:value-type="float" office:value="0.690000000000001" calcext:value-type="float">
            <text:p>0,690000000000001</text:p>
          </table:table-cell>
          <table:table-cell table:style-name="ce5" table:formula="of:=SQRT(1-[.A344]^2)" office:value-type="float" office:value="0.723809367167902" calcext:value-type="float">
            <text:p>0,723809367167902</text:p>
          </table:table-cell>
          <table:table-cell table:style-name="ce5" table:formula="of:=-SQRT(1-[.A344]^2)" office:value-type="float" office:value="-0.723809367167902" calcext:value-type="float">
            <text:p>-0,723809367167902</text:p>
          </table:table-cell>
          <table:table-cell table:number-columns-repeated="1021"/>
        </table:table-row>
        <table:table-row table:style-name="ro1">
          <table:table-cell table:style-name="ce5" table:formula="of:=[.A344]+0.005" office:value-type="float" office:value="0.695000000000001" calcext:value-type="float">
            <text:p>0,695000000000001</text:p>
          </table:table-cell>
          <table:table-cell table:style-name="ce5" table:formula="of:=SQRT(1-[.A345]^2)" office:value-type="float" office:value="0.719009735678174" calcext:value-type="float">
            <text:p>0,719009735678174</text:p>
          </table:table-cell>
          <table:table-cell table:style-name="ce5" table:formula="of:=-SQRT(1-[.A345]^2)" office:value-type="float" office:value="-0.719009735678174" calcext:value-type="float">
            <text:p>-0,719009735678174</text:p>
          </table:table-cell>
          <table:table-cell table:number-columns-repeated="1021"/>
        </table:table-row>
        <table:table-row table:style-name="ro1">
          <table:table-cell table:style-name="ce5" table:formula="of:=[.A345]+0.005" office:value-type="float" office:value="0.700000000000001" calcext:value-type="float">
            <text:p>0,700000000000001</text:p>
          </table:table-cell>
          <table:table-cell table:style-name="ce5" table:formula="of:=SQRT(1-[.A346]^2)" office:value-type="float" office:value="0.714142842854284" calcext:value-type="float">
            <text:p>0,714142842854284</text:p>
          </table:table-cell>
          <table:table-cell table:style-name="ce5" table:formula="of:=-SQRT(1-[.A346]^2)" office:value-type="float" office:value="-0.714142842854284" calcext:value-type="float">
            <text:p>-0,714142842854284</text:p>
          </table:table-cell>
          <table:table-cell table:number-columns-repeated="1021"/>
        </table:table-row>
        <table:table-row table:style-name="ro1">
          <table:table-cell table:style-name="ce5" table:formula="of:=[.A346]+0.005" office:value-type="float" office:value="0.705000000000001" calcext:value-type="float">
            <text:p>0,705000000000001</text:p>
          </table:table-cell>
          <table:table-cell table:style-name="ce5" table:formula="of:=SQRT(1-[.A347]^2)" office:value-type="float" office:value="0.7092073039669" calcext:value-type="float">
            <text:p>0,7092073039669</text:p>
          </table:table-cell>
          <table:table-cell table:style-name="ce5" table:formula="of:=-SQRT(1-[.A347]^2)" office:value-type="float" office:value="-0.7092073039669" calcext:value-type="float">
            <text:p>-0,7092073039669</text:p>
          </table:table-cell>
          <table:table-cell table:number-columns-repeated="1021"/>
        </table:table-row>
        <table:table-row table:style-name="ro1">
          <table:table-cell table:style-name="ce5" table:formula="of:=[.A347]+0.005" office:value-type="float" office:value="0.710000000000001" calcext:value-type="float">
            <text:p>0,710000000000001</text:p>
          </table:table-cell>
          <table:table-cell table:style-name="ce5" table:formula="of:=SQRT(1-[.A348]^2)" office:value-type="float" office:value="0.704201675658329" calcext:value-type="float">
            <text:p>0,704201675658329</text:p>
          </table:table-cell>
          <table:table-cell table:style-name="ce5" table:formula="of:=-SQRT(1-[.A348]^2)" office:value-type="float" office:value="-0.704201675658329" calcext:value-type="float">
            <text:p>-0,704201675658329</text:p>
          </table:table-cell>
          <table:table-cell table:number-columns-repeated="1021"/>
        </table:table-row>
        <table:table-row table:style-name="ro1">
          <table:table-cell table:style-name="ce5" table:formula="of:=[.A348]+0.005" office:value-type="float" office:value="0.715000000000001" calcext:value-type="float">
            <text:p>0,715000000000001</text:p>
          </table:table-cell>
          <table:table-cell table:style-name="ce5" table:formula="of:=SQRT(1-[.A349]^2)" office:value-type="float" office:value="0.699124452440335" calcext:value-type="float">
            <text:p>0,699124452440335</text:p>
          </table:table-cell>
          <table:table-cell table:style-name="ce5" table:formula="of:=-SQRT(1-[.A349]^2)" office:value-type="float" office:value="-0.699124452440335" calcext:value-type="float">
            <text:p>-0,699124452440335</text:p>
          </table:table-cell>
          <table:table-cell table:number-columns-repeated="1021"/>
        </table:table-row>
        <table:table-row table:style-name="ro1">
          <table:table-cell table:style-name="ce5" table:formula="of:=[.A349]+0.005" office:value-type="float" office:value="0.720000000000001" calcext:value-type="float">
            <text:p>0,720000000000001</text:p>
          </table:table-cell>
          <table:table-cell table:style-name="ce5" table:formula="of:=SQRT(1-[.A350]^2)" office:value-type="float" office:value="0.693974062915898" calcext:value-type="float">
            <text:p>0,693974062915898</text:p>
          </table:table-cell>
          <table:table-cell table:style-name="ce5" table:formula="of:=-SQRT(1-[.A350]^2)" office:value-type="float" office:value="-0.693974062915898" calcext:value-type="float">
            <text:p>-0,693974062915898</text:p>
          </table:table-cell>
          <table:table-cell table:number-columns-repeated="1021"/>
        </table:table-row>
        <table:table-row table:style-name="ro1">
          <table:table-cell table:style-name="ce5" table:formula="of:=[.A350]+0.005" office:value-type="float" office:value="0.725000000000001" calcext:value-type="float">
            <text:p>0,725000000000001</text:p>
          </table:table-cell>
          <table:table-cell table:style-name="ce5" table:formula="of:=SQRT(1-[.A351]^2)" office:value-type="float" office:value="0.688748865697794" calcext:value-type="float">
            <text:p>0,688748865697794</text:p>
          </table:table-cell>
          <table:table-cell table:style-name="ce5" table:formula="of:=-SQRT(1-[.A351]^2)" office:value-type="float" office:value="-0.688748865697794" calcext:value-type="float">
            <text:p>-0,688748865697794</text:p>
          </table:table-cell>
          <table:table-cell table:number-columns-repeated="1021"/>
        </table:table-row>
        <table:table-row table:style-name="ro1">
          <table:table-cell table:style-name="ce5" table:formula="of:=[.A351]+0.005" office:value-type="float" office:value="0.730000000000001" calcext:value-type="float">
            <text:p>0,730000000000001</text:p>
          </table:table-cell>
          <table:table-cell table:style-name="ce5" table:formula="of:=SQRT(1-[.A352]^2)" office:value-type="float" office:value="0.68344714499367" calcext:value-type="float">
            <text:p>0,68344714499367</text:p>
          </table:table-cell>
          <table:table-cell table:style-name="ce5" table:formula="of:=-SQRT(1-[.A352]^2)" office:value-type="float" office:value="-0.68344714499367" calcext:value-type="float">
            <text:p>-0,68344714499367</text:p>
          </table:table-cell>
          <table:table-cell table:number-columns-repeated="1021"/>
        </table:table-row>
        <table:table-row table:style-name="ro1">
          <table:table-cell table:style-name="ce5" table:formula="of:=[.A352]+0.005" office:value-type="float" office:value="0.735000000000001" calcext:value-type="float">
            <text:p>0,735000000000001</text:p>
          </table:table-cell>
          <table:table-cell table:style-name="ce5" table:formula="of:=SQRT(1-[.A353]^2)" office:value-type="float" office:value="0.678067105823604" calcext:value-type="float">
            <text:p>0,678067105823604</text:p>
          </table:table-cell>
          <table:table-cell table:style-name="ce5" table:formula="of:=-SQRT(1-[.A353]^2)" office:value-type="float" office:value="-0.678067105823604" calcext:value-type="float">
            <text:p>-0,678067105823604</text:p>
          </table:table-cell>
          <table:table-cell table:number-columns-repeated="1021"/>
        </table:table-row>
        <table:table-row table:style-name="ro1">
          <table:table-cell table:style-name="ce5" table:formula="of:=[.A353]+0.005" office:value-type="float" office:value="0.740000000000001" calcext:value-type="float">
            <text:p>0,740000000000001</text:p>
          </table:table-cell>
          <table:table-cell table:style-name="ce5" table:formula="of:=SQRT(1-[.A354]^2)" office:value-type="float" office:value="0.672606868832008" calcext:value-type="float">
            <text:p>0,672606868832008</text:p>
          </table:table-cell>
          <table:table-cell table:style-name="ce5" table:formula="of:=-SQRT(1-[.A354]^2)" office:value-type="float" office:value="-0.672606868832008" calcext:value-type="float">
            <text:p>-0,672606868832008</text:p>
          </table:table-cell>
          <table:table-cell table:number-columns-repeated="1021"/>
        </table:table-row>
        <table:table-row table:style-name="ro1">
          <table:table-cell table:style-name="ce5" table:formula="of:=[.A354]+0.005" office:value-type="float" office:value="0.745000000000001" calcext:value-type="float">
            <text:p>0,745000000000001</text:p>
          </table:table-cell>
          <table:table-cell table:style-name="ce5" table:formula="of:=SQRT(1-[.A355]^2)" office:value-type="float" office:value="0.667064464650905" calcext:value-type="float">
            <text:p>0,667064464650905</text:p>
          </table:table-cell>
          <table:table-cell table:style-name="ce5" table:formula="of:=-SQRT(1-[.A355]^2)" office:value-type="float" office:value="-0.667064464650905" calcext:value-type="float">
            <text:p>-0,667064464650905</text:p>
          </table:table-cell>
          <table:table-cell table:number-columns-repeated="1021"/>
        </table:table-row>
        <table:table-row table:style-name="ro1">
          <table:table-cell table:style-name="ce5" table:formula="of:=[.A355]+0.005" office:value-type="float" office:value="0.750000000000001" calcext:value-type="float">
            <text:p>0,750000000000001</text:p>
          </table:table-cell>
          <table:table-cell table:style-name="ce5" table:formula="of:=SQRT(1-[.A356]^2)" office:value-type="float" office:value="0.661437827766146" calcext:value-type="float">
            <text:p>0,661437827766146</text:p>
          </table:table-cell>
          <table:table-cell table:style-name="ce5" table:formula="of:=-SQRT(1-[.A356]^2)" office:value-type="float" office:value="-0.661437827766146" calcext:value-type="float">
            <text:p>-0,661437827766146</text:p>
          </table:table-cell>
          <table:table-cell table:number-columns-repeated="1021"/>
        </table:table-row>
        <table:table-row table:style-name="ro1">
          <table:table-cell table:style-name="ce5" table:formula="of:=[.A356]+0.005" office:value-type="float" office:value="0.755000000000001" calcext:value-type="float">
            <text:p>0,755000000000001</text:p>
          </table:table-cell>
          <table:table-cell table:style-name="ce5" table:formula="of:=SQRT(1-[.A357]^2)" office:value-type="float" office:value="0.65572478983183" calcext:value-type="float">
            <text:p>0,65572478983183</text:p>
          </table:table-cell>
          <table:table-cell table:style-name="ce5" table:formula="of:=-SQRT(1-[.A357]^2)" office:value-type="float" office:value="-0.65572478983183" calcext:value-type="float">
            <text:p>-0,65572478983183</text:p>
          </table:table-cell>
          <table:table-cell table:number-columns-repeated="1021"/>
        </table:table-row>
        <table:table-row table:style-name="ro1">
          <table:table-cell table:style-name="ce5" table:formula="of:=[.A357]+0.005" office:value-type="float" office:value="0.760000000000001" calcext:value-type="float">
            <text:p>0,760000000000001</text:p>
          </table:table-cell>
          <table:table-cell table:style-name="ce5" table:formula="of:=SQRT(1-[.A358]^2)" office:value-type="float" office:value="0.649923072370875" calcext:value-type="float">
            <text:p>0,649923072370875</text:p>
          </table:table-cell>
          <table:table-cell table:style-name="ce5" table:formula="of:=-SQRT(1-[.A358]^2)" office:value-type="float" office:value="-0.649923072370875" calcext:value-type="float">
            <text:p>-0,649923072370875</text:p>
          </table:table-cell>
          <table:table-cell table:number-columns-repeated="1021"/>
        </table:table-row>
        <table:table-row table:style-name="ro1">
          <table:table-cell table:style-name="ce5" table:formula="of:=[.A358]+0.005" office:value-type="float" office:value="0.765000000000001" calcext:value-type="float">
            <text:p>0,765000000000001</text:p>
          </table:table-cell>
          <table:table-cell table:style-name="ce5" table:formula="of:=SQRT(1-[.A359]^2)" office:value-type="float" office:value="0.644030278791299" calcext:value-type="float">
            <text:p>0,644030278791299</text:p>
          </table:table-cell>
          <table:table-cell table:style-name="ce5" table:formula="of:=-SQRT(1-[.A359]^2)" office:value-type="float" office:value="-0.644030278791299" calcext:value-type="float">
            <text:p>-0,644030278791299</text:p>
          </table:table-cell>
          <table:table-cell table:number-columns-repeated="1021"/>
        </table:table-row>
        <table:table-row table:style-name="ro1">
          <table:table-cell table:style-name="ce5" table:formula="of:=[.A359]+0.005" office:value-type="float" office:value="0.770000000000001" calcext:value-type="float">
            <text:p>0,770000000000001</text:p>
          </table:table-cell>
          <table:table-cell table:style-name="ce5" table:formula="of:=SQRT(1-[.A360]^2)" office:value-type="float" office:value="0.638043885637969" calcext:value-type="float">
            <text:p>0,638043885637969</text:p>
          </table:table-cell>
          <table:table-cell table:style-name="ce5" table:formula="of:=-SQRT(1-[.A360]^2)" office:value-type="float" office:value="-0.638043885637969" calcext:value-type="float">
            <text:p>-0,638043885637969</text:p>
          </table:table-cell>
          <table:table-cell table:number-columns-repeated="1021"/>
        </table:table-row>
        <table:table-row table:style-name="ro1">
          <table:table-cell table:style-name="ce5" table:formula="of:=[.A360]+0.005" office:value-type="float" office:value="0.775000000000001" calcext:value-type="float">
            <text:p>0,775000000000001</text:p>
          </table:table-cell>
          <table:table-cell table:style-name="ce5" table:formula="of:=SQRT(1-[.A361]^2)" office:value-type="float" office:value="0.631961232988225" calcext:value-type="float">
            <text:p>0,631961232988225</text:p>
          </table:table-cell>
          <table:table-cell table:style-name="ce5" table:formula="of:=-SQRT(1-[.A361]^2)" office:value-type="float" office:value="-0.631961232988225" calcext:value-type="float">
            <text:p>-0,631961232988225</text:p>
          </table:table-cell>
          <table:table-cell table:number-columns-repeated="1021"/>
        </table:table-row>
        <table:table-row table:style-name="ro1">
          <table:table-cell table:style-name="ce5" table:formula="of:=[.A361]+0.005" office:value-type="float" office:value="0.780000000000001" calcext:value-type="float">
            <text:p>0,780000000000001</text:p>
          </table:table-cell>
          <table:table-cell table:style-name="ce5" table:formula="of:=SQRT(1-[.A362]^2)" office:value-type="float" office:value="0.625779513886479" calcext:value-type="float">
            <text:p>0,625779513886479</text:p>
          </table:table-cell>
          <table:table-cell table:style-name="ce5" table:formula="of:=-SQRT(1-[.A362]^2)" office:value-type="float" office:value="-0.625779513886479" calcext:value-type="float">
            <text:p>-0,625779513886479</text:p>
          </table:table-cell>
          <table:table-cell table:number-columns-repeated="1021"/>
        </table:table-row>
        <table:table-row table:style-name="ro1">
          <table:table-cell table:style-name="ce5" table:formula="of:=[.A362]+0.005" office:value-type="float" office:value="0.785000000000001" calcext:value-type="float">
            <text:p>0,785000000000001</text:p>
          </table:table-cell>
          <table:table-cell table:style-name="ce5" table:formula="of:=SQRT(1-[.A363]^2)" office:value-type="float" office:value="0.619495762697371" calcext:value-type="float">
            <text:p>0,619495762697371</text:p>
          </table:table-cell>
          <table:table-cell table:style-name="ce5" table:formula="of:=-SQRT(1-[.A363]^2)" office:value-type="float" office:value="-0.619495762697371" calcext:value-type="float">
            <text:p>-0,619495762697371</text:p>
          </table:table-cell>
          <table:table-cell table:number-columns-repeated="1021"/>
        </table:table-row>
        <table:table-row table:style-name="ro1">
          <table:table-cell table:style-name="ce5" table:formula="of:=[.A363]+0.005" office:value-type="float" office:value="0.790000000000001" calcext:value-type="float">
            <text:p>0,790000000000001</text:p>
          </table:table-cell>
          <table:table-cell table:style-name="ce5" table:formula="of:=SQRT(1-[.A364]^2)" office:value-type="float" office:value="0.613106842238771" calcext:value-type="float">
            <text:p>0,613106842238771</text:p>
          </table:table-cell>
          <table:table-cell table:style-name="ce5" table:formula="of:=-SQRT(1-[.A364]^2)" office:value-type="float" office:value="-0.613106842238771" calcext:value-type="float">
            <text:p>-0,613106842238771</text:p>
          </table:table-cell>
          <table:table-cell table:number-columns-repeated="1021"/>
        </table:table-row>
        <table:table-row table:style-name="ro1">
          <table:table-cell table:style-name="ce5" table:formula="of:=[.A364]+0.005" office:value-type="float" office:value="0.795000000000001" calcext:value-type="float">
            <text:p>0,795000000000001</text:p>
          </table:table-cell>
          <table:table-cell table:style-name="ce5" table:formula="of:=SQRT(1-[.A365]^2)" office:value-type="float" office:value="0.606609429534357" calcext:value-type="float">
            <text:p>0,606609429534357</text:p>
          </table:table-cell>
          <table:table-cell table:style-name="ce5" table:formula="of:=-SQRT(1-[.A365]^2)" office:value-type="float" office:value="-0.606609429534357" calcext:value-type="float">
            <text:p>-0,606609429534357</text:p>
          </table:table-cell>
          <table:table-cell table:number-columns-repeated="1021"/>
        </table:table-row>
        <table:table-row table:style-name="ro1">
          <table:table-cell table:style-name="ce5" table:formula="of:=[.A365]+0.005" office:value-type="float" office:value="0.800000000000001" calcext:value-type="float">
            <text:p>0,800000000000001</text:p>
          </table:table-cell>
          <table:table-cell table:style-name="ce5" table:formula="of:=SQRT(1-[.A366]^2)" office:value-type="float" office:value="0.599999999999998" calcext:value-type="float">
            <text:p>0,599999999999998</text:p>
          </table:table-cell>
          <table:table-cell table:style-name="ce5" table:formula="of:=-SQRT(1-[.A366]^2)" office:value-type="float" office:value="-0.599999999999998" calcext:value-type="float">
            <text:p>-0,599999999999998</text:p>
          </table:table-cell>
          <table:table-cell table:number-columns-repeated="1021"/>
        </table:table-row>
        <table:table-row table:style-name="ro1">
          <table:table-cell table:style-name="ce5" table:formula="of:=[.A366]+0.005" office:value-type="float" office:value="0.805000000000001" calcext:value-type="float">
            <text:p>0,805000000000001</text:p>
          </table:table-cell>
          <table:table-cell table:style-name="ce5" table:formula="of:=SQRT(1-[.A367]^2)" office:value-type="float" office:value="0.593274809847846" calcext:value-type="float">
            <text:p>0,593274809847846</text:p>
          </table:table-cell>
          <table:table-cell table:style-name="ce5" table:formula="of:=-SQRT(1-[.A367]^2)" office:value-type="float" office:value="-0.593274809847846" calcext:value-type="float">
            <text:p>-0,593274809847846</text:p>
          </table:table-cell>
          <table:table-cell table:number-columns-repeated="1021"/>
        </table:table-row>
        <table:table-row table:style-name="ro1">
          <table:table-cell table:style-name="ce5" table:formula="of:=[.A367]+0.005" office:value-type="float" office:value="0.810000000000001" calcext:value-type="float">
            <text:p>0,810000000000001</text:p>
          </table:table-cell>
          <table:table-cell table:style-name="ce5" table:formula="of:=SQRT(1-[.A368]^2)" office:value-type="float" office:value="0.586429876455828" calcext:value-type="float">
            <text:p>0,586429876455828</text:p>
          </table:table-cell>
          <table:table-cell table:style-name="ce5" table:formula="of:=-SQRT(1-[.A368]^2)" office:value-type="float" office:value="-0.586429876455828" calcext:value-type="float">
            <text:p>-0,586429876455828</text:p>
          </table:table-cell>
          <table:table-cell table:number-columns-repeated="1021"/>
        </table:table-row>
        <table:table-row table:style-name="ro1">
          <table:table-cell table:style-name="ce5" table:formula="of:=[.A368]+0.005" office:value-type="float" office:value="0.815000000000001" calcext:value-type="float">
            <text:p>0,815000000000001</text:p>
          </table:table-cell>
          <table:table-cell table:style-name="ce5" table:formula="of:=SQRT(1-[.A369]^2)" office:value-type="float" office:value="0.579460956406899" calcext:value-type="float">
            <text:p>0,579460956406899</text:p>
          </table:table-cell>
          <table:table-cell table:style-name="ce5" table:formula="of:=-SQRT(1-[.A369]^2)" office:value-type="float" office:value="-0.579460956406899" calcext:value-type="float">
            <text:p>-0,579460956406899</text:p>
          </table:table-cell>
          <table:table-cell table:number-columns-repeated="1021"/>
        </table:table-row>
        <table:table-row table:style-name="ro1">
          <table:table-cell table:style-name="ce5" table:formula="of:=[.A369]+0.005" office:value-type="float" office:value="0.820000000000001" calcext:value-type="float">
            <text:p>0,820000000000001</text:p>
          </table:table-cell>
          <table:table-cell table:style-name="ce5" table:formula="of:=SQRT(1-[.A370]^2)" office:value-type="float" office:value="0.572363520850165" calcext:value-type="float">
            <text:p>0,572363520850165</text:p>
          </table:table-cell>
          <table:table-cell table:style-name="ce5" table:formula="of:=-SQRT(1-[.A370]^2)" office:value-type="float" office:value="-0.572363520850165" calcext:value-type="float">
            <text:p>-0,572363520850165</text:p>
          </table:table-cell>
          <table:table-cell table:number-columns-repeated="1021"/>
        </table:table-row>
        <table:table-row table:style-name="ro1">
          <table:table-cell table:style-name="ce5" table:formula="of:=[.A370]+0.005" office:value-type="float" office:value="0.825000000000001" calcext:value-type="float">
            <text:p>0,825000000000001</text:p>
          </table:table-cell>
          <table:table-cell table:style-name="ce5" table:formula="of:=SQRT(1-[.A371]^2)" office:value-type="float" office:value="0.565132727772864" calcext:value-type="float">
            <text:p>0,565132727772864</text:p>
          </table:table-cell>
          <table:table-cell table:style-name="ce5" table:formula="of:=-SQRT(1-[.A371]^2)" office:value-type="float" office:value="-0.565132727772864" calcext:value-type="float">
            <text:p>-0,565132727772864</text:p>
          </table:table-cell>
          <table:table-cell table:number-columns-repeated="1021"/>
        </table:table-row>
        <table:table-row table:style-name="ro1">
          <table:table-cell table:style-name="ce5" table:formula="of:=[.A371]+0.005" office:value-type="float" office:value="0.830000000000001" calcext:value-type="float">
            <text:p>0,830000000000001</text:p>
          </table:table-cell>
          <table:table-cell table:style-name="ce5" table:formula="of:=SQRT(1-[.A372]^2)" office:value-type="float" office:value="0.557763390695372" calcext:value-type="float">
            <text:p>0,557763390695372</text:p>
          </table:table-cell>
          <table:table-cell table:style-name="ce5" table:formula="of:=-SQRT(1-[.A372]^2)" office:value-type="float" office:value="-0.557763390695372" calcext:value-type="float">
            <text:p>-0,557763390695372</text:p>
          </table:table-cell>
          <table:table-cell table:number-columns-repeated="1021"/>
        </table:table-row>
        <table:table-row table:style-name="ro1">
          <table:table-cell table:style-name="ce5" table:formula="of:=[.A372]+0.005" office:value-type="float" office:value="0.835000000000001" calcext:value-type="float">
            <text:p>0,835000000000001</text:p>
          </table:table-cell>
          <table:table-cell table:style-name="ce5" table:formula="of:=SQRT(1-[.A373]^2)" office:value-type="float" office:value="0.550249943207628" calcext:value-type="float">
            <text:p>0,550249943207628</text:p>
          </table:table-cell>
          <table:table-cell table:style-name="ce5" table:formula="of:=-SQRT(1-[.A373]^2)" office:value-type="float" office:value="-0.550249943207628" calcext:value-type="float">
            <text:p>-0,550249943207628</text:p>
          </table:table-cell>
          <table:table-cell table:number-columns-repeated="1021"/>
        </table:table-row>
        <table:table-row table:style-name="ro1">
          <table:table-cell table:style-name="ce5" table:formula="of:=[.A373]+0.005" office:value-type="float" office:value="0.840000000000001" calcext:value-type="float">
            <text:p>0,840000000000001</text:p>
          </table:table-cell>
          <table:table-cell table:style-name="ce5" table:formula="of:=SQRT(1-[.A374]^2)" office:value-type="float" office:value="0.542586398650019" calcext:value-type="float">
            <text:p>0,542586398650019</text:p>
          </table:table-cell>
          <table:table-cell table:style-name="ce5" table:formula="of:=-SQRT(1-[.A374]^2)" office:value-type="float" office:value="-0.542586398650019" calcext:value-type="float">
            <text:p>-0,542586398650019</text:p>
          </table:table-cell>
          <table:table-cell table:number-columns-repeated="1021"/>
        </table:table-row>
        <table:table-row table:style-name="ro1">
          <table:table-cell table:style-name="ce5" table:formula="of:=[.A374]+0.005" office:value-type="float" office:value="0.845000000000001" calcext:value-type="float">
            <text:p>0,845000000000001</text:p>
          </table:table-cell>
          <table:table-cell table:style-name="ce5" table:formula="of:=SQRT(1-[.A375]^2)" office:value-type="float" office:value="0.534766304099274" calcext:value-type="float">
            <text:p>0,534766304099274</text:p>
          </table:table-cell>
          <table:table-cell table:style-name="ce5" table:formula="of:=-SQRT(1-[.A375]^2)" office:value-type="float" office:value="-0.534766304099274" calcext:value-type="float">
            <text:p>-0,534766304099274</text:p>
          </table:table-cell>
          <table:table-cell table:number-columns-repeated="1021"/>
        </table:table-row>
        <table:table-row table:style-name="ro1">
          <table:table-cell table:style-name="ce5" table:formula="of:=[.A375]+0.005" office:value-type="float" office:value="0.850000000000001" calcext:value-type="float">
            <text:p>0,850000000000001</text:p>
          </table:table-cell>
          <table:table-cell table:style-name="ce5" table:formula="of:=SQRT(1-[.A376]^2)" office:value-type="float" office:value="0.526782687642635" calcext:value-type="float">
            <text:p>0,526782687642635</text:p>
          </table:table-cell>
          <table:table-cell table:style-name="ce5" table:formula="of:=-SQRT(1-[.A376]^2)" office:value-type="float" office:value="-0.526782687642635" calcext:value-type="float">
            <text:p>-0,526782687642635</text:p>
          </table:table-cell>
          <table:table-cell table:number-columns-repeated="1021"/>
        </table:table-row>
        <table:table-row table:style-name="ro1">
          <table:table-cell table:style-name="ce5" table:formula="of:=[.A376]+0.005" office:value-type="float" office:value="0.855000000000001" calcext:value-type="float">
            <text:p>0,855000000000001</text:p>
          </table:table-cell>
          <table:table-cell table:style-name="ce5" table:formula="of:=SQRT(1-[.A377]^2)" office:value-type="float" office:value="0.518627997701626" calcext:value-type="float">
            <text:p>0,518627997701626</text:p>
          </table:table-cell>
          <table:table-cell table:style-name="ce5" table:formula="of:=-SQRT(1-[.A377]^2)" office:value-type="float" office:value="-0.518627997701626" calcext:value-type="float">
            <text:p>-0,518627997701626</text:p>
          </table:table-cell>
          <table:table-cell table:number-columns-repeated="1021"/>
        </table:table-row>
        <table:table-row table:style-name="ro1">
          <table:table-cell table:style-name="ce5" table:formula="of:=[.A377]+0.005" office:value-type="float" office:value="0.860000000000001" calcext:value-type="float">
            <text:p>0,860000000000001</text:p>
          </table:table-cell>
          <table:table-cell table:style-name="ce5" table:formula="of:=SQRT(1-[.A378]^2)" office:value-type="float" office:value="0.510294032886921" calcext:value-type="float">
            <text:p>0,510294032886921</text:p>
          </table:table-cell>
          <table:table-cell table:style-name="ce5" table:formula="of:=-SQRT(1-[.A378]^2)" office:value-type="float" office:value="-0.510294032886921" calcext:value-type="float">
            <text:p>-0,510294032886921</text:p>
          </table:table-cell>
          <table:table-cell table:number-columns-repeated="1021"/>
        </table:table-row>
        <table:table-row table:style-name="ro1">
          <table:table-cell table:style-name="ce5" table:formula="of:=[.A378]+0.005" office:value-type="float" office:value="0.865000000000001" calcext:value-type="float">
            <text:p>0,865000000000001</text:p>
          </table:table-cell>
          <table:table-cell table:style-name="ce5" table:formula="of:=SQRT(1-[.A379]^2)" office:value-type="float" office:value="0.50177186051033" calcext:value-type="float">
            <text:p>0,50177186051033</text:p>
          </table:table-cell>
          <table:table-cell table:style-name="ce5" table:formula="of:=-SQRT(1-[.A379]^2)" office:value-type="float" office:value="-0.50177186051033" calcext:value-type="float">
            <text:p>-0,50177186051033</text:p>
          </table:table-cell>
          <table:table-cell table:number-columns-repeated="1021"/>
        </table:table-row>
        <table:table-row table:style-name="ro1">
          <table:table-cell table:style-name="ce5" table:formula="of:=[.A379]+0.005" office:value-type="float" office:value="0.870000000000001" calcext:value-type="float">
            <text:p>0,870000000000001</text:p>
          </table:table-cell>
          <table:table-cell table:style-name="ce5" table:formula="of:=SQRT(1-[.A380]^2)" office:value-type="float" office:value="0.493051721424839" calcext:value-type="float">
            <text:p>0,493051721424839</text:p>
          </table:table-cell>
          <table:table-cell table:style-name="ce5" table:formula="of:=-SQRT(1-[.A380]^2)" office:value-type="float" office:value="-0.493051721424839" calcext:value-type="float">
            <text:p>-0,493051721424839</text:p>
          </table:table-cell>
          <table:table-cell table:number-columns-repeated="1021"/>
        </table:table-row>
        <table:table-row table:style-name="ro1">
          <table:table-cell table:style-name="ce5" table:formula="of:=[.A380]+0.005" office:value-type="float" office:value="0.875000000000001" calcext:value-type="float">
            <text:p>0,875000000000001</text:p>
          </table:table-cell>
          <table:table-cell table:style-name="ce5" table:formula="of:=SQRT(1-[.A381]^2)" office:value-type="float" office:value="0.484122918275924" calcext:value-type="float">
            <text:p>0,484122918275924</text:p>
          </table:table-cell>
          <table:table-cell table:style-name="ce5" table:formula="of:=-SQRT(1-[.A381]^2)" office:value-type="float" office:value="-0.484122918275924" calcext:value-type="float">
            <text:p>-0,484122918275924</text:p>
          </table:table-cell>
          <table:table-cell table:number-columns-repeated="1021"/>
        </table:table-row>
        <table:table-row table:style-name="ro1">
          <table:table-cell table:style-name="ce5" table:formula="of:=[.A381]+0.005" office:value-type="float" office:value="0.880000000000001" calcext:value-type="float">
            <text:p>0,880000000000001</text:p>
          </table:table-cell>
          <table:table-cell table:style-name="ce5" table:formula="of:=SQRT(1-[.A382]^2)" office:value-type="float" office:value="0.474973683481514" calcext:value-type="float">
            <text:p>0,474973683481514</text:p>
          </table:table-cell>
          <table:table-cell table:style-name="ce5" table:formula="of:=-SQRT(1-[.A382]^2)" office:value-type="float" office:value="-0.474973683481514" calcext:value-type="float">
            <text:p>-0,474973683481514</text:p>
          </table:table-cell>
          <table:table-cell table:number-columns-repeated="1021"/>
        </table:table-row>
        <table:table-row table:style-name="ro1">
          <table:table-cell table:style-name="ce5" table:formula="of:=[.A382]+0.005" office:value-type="float" office:value="0.885000000000002" calcext:value-type="float">
            <text:p>0,885000000000002</text:p>
          </table:table-cell>
          <table:table-cell table:style-name="ce5" table:formula="of:=SQRT(1-[.A383]^2)" office:value-type="float" office:value="0.465591022250212" calcext:value-type="float">
            <text:p>0,465591022250212</text:p>
          </table:table-cell>
          <table:table-cell table:style-name="ce5" table:formula="of:=-SQRT(1-[.A383]^2)" office:value-type="float" office:value="-0.465591022250212" calcext:value-type="float">
            <text:p>-0,465591022250212</text:p>
          </table:table-cell>
          <table:table-cell table:number-columns-repeated="1021"/>
        </table:table-row>
        <table:table-row table:style-name="ro1">
          <table:table-cell table:style-name="ce5" table:formula="of:=[.A383]+0.005" office:value-type="float" office:value="0.890000000000002" calcext:value-type="float">
            <text:p>0,890000000000002</text:p>
          </table:table-cell>
          <table:table-cell table:style-name="ce5" table:formula="of:=SQRT(1-[.A384]^2)" office:value-type="float" office:value="0.455960524607117" calcext:value-type="float">
            <text:p>0,455960524607117</text:p>
          </table:table-cell>
          <table:table-cell table:style-name="ce5" table:formula="of:=-SQRT(1-[.A384]^2)" office:value-type="float" office:value="-0.455960524607117" calcext:value-type="float">
            <text:p>-0,455960524607117</text:p>
          </table:table-cell>
          <table:table-cell table:number-columns-repeated="1021"/>
        </table:table-row>
        <table:table-row table:style-name="ro1">
          <table:table-cell table:style-name="ce5" table:formula="of:=[.A384]+0.005" office:value-type="float" office:value="0.895000000000002" calcext:value-type="float">
            <text:p>0,895000000000002</text:p>
          </table:table-cell>
          <table:table-cell table:style-name="ce5" table:formula="of:=SQRT(1-[.A385]^2)" office:value-type="float" office:value="0.446066138593816" calcext:value-type="float">
            <text:p>0,446066138593816</text:p>
          </table:table-cell>
          <table:table-cell table:style-name="ce5" table:formula="of:=-SQRT(1-[.A385]^2)" office:value-type="float" office:value="-0.446066138593816" calcext:value-type="float">
            <text:p>-0,446066138593816</text:p>
          </table:table-cell>
          <table:table-cell table:number-columns-repeated="1021"/>
        </table:table-row>
        <table:table-row table:style-name="ro1">
          <table:table-cell table:style-name="ce5" table:formula="of:=[.A385]+0.005" office:value-type="float" office:value="0.900000000000002" calcext:value-type="float">
            <text:p>0,900000000000002</text:p>
          </table:table-cell>
          <table:table-cell table:style-name="ce5" table:formula="of:=SQRT(1-[.A386]^2)" office:value-type="float" office:value="0.435889894354064" calcext:value-type="float">
            <text:p>0,435889894354064</text:p>
          </table:table-cell>
          <table:table-cell table:style-name="ce5" table:formula="of:=-SQRT(1-[.A386]^2)" office:value-type="float" office:value="-0.435889894354064" calcext:value-type="float">
            <text:p>-0,435889894354064</text:p>
          </table:table-cell>
          <table:table-cell table:number-columns-repeated="1021"/>
        </table:table-row>
        <table:table-row table:style-name="ro1">
          <table:table-cell table:style-name="ce5" table:formula="of:=[.A386]+0.005" office:value-type="float" office:value="0.905000000000002" calcext:value-type="float">
            <text:p>0,905000000000002</text:p>
          </table:table-cell>
          <table:table-cell table:style-name="ce5" table:formula="of:=SQRT(1-[.A387]^2)" office:value-type="float" office:value="0.425411565428113" calcext:value-type="float">
            <text:p>0,425411565428113</text:p>
          </table:table-cell>
          <table:table-cell table:style-name="ce5" table:formula="of:=-SQRT(1-[.A387]^2)" office:value-type="float" office:value="-0.425411565428113" calcext:value-type="float">
            <text:p>-0,425411565428113</text:p>
          </table:table-cell>
          <table:table-cell table:number-columns-repeated="1021"/>
        </table:table-row>
        <table:table-row table:style-name="ro1">
          <table:table-cell table:style-name="ce5" table:formula="of:=[.A387]+0.005" office:value-type="float" office:value="0.910000000000002" calcext:value-type="float">
            <text:p>0,910000000000002</text:p>
          </table:table-cell>
          <table:table-cell table:style-name="ce5" table:formula="of:=SQRT(1-[.A388]^2)" office:value-type="float" office:value="0.414608248832554" calcext:value-type="float">
            <text:p>0,414608248832554</text:p>
          </table:table-cell>
          <table:table-cell table:style-name="ce5" table:formula="of:=-SQRT(1-[.A388]^2)" office:value-type="float" office:value="-0.414608248832554" calcext:value-type="float">
            <text:p>-0,414608248832554</text:p>
          </table:table-cell>
          <table:table-cell table:number-columns-repeated="1021"/>
        </table:table-row>
        <table:table-row table:style-name="ro1">
          <table:table-cell table:style-name="ce5" table:formula="of:=[.A388]+0.005" office:value-type="float" office:value="0.915000000000002" calcext:value-type="float">
            <text:p>0,915000000000002</text:p>
          </table:table-cell>
          <table:table-cell table:style-name="ce5" table:formula="of:=SQRT(1-[.A389]^2)" office:value-type="float" office:value="0.403453838747381" calcext:value-type="float">
            <text:p>0,403453838747381</text:p>
          </table:table-cell>
          <table:table-cell table:style-name="ce5" table:formula="of:=-SQRT(1-[.A389]^2)" office:value-type="float" office:value="-0.403453838747381" calcext:value-type="float">
            <text:p>-0,403453838747381</text:p>
          </table:table-cell>
          <table:table-cell table:number-columns-repeated="1021"/>
        </table:table-row>
        <table:table-row table:style-name="ro1">
          <table:table-cell table:style-name="ce5" table:formula="of:=[.A389]+0.005" office:value-type="float" office:value="0.920000000000002" calcext:value-type="float">
            <text:p>0,920000000000002</text:p>
          </table:table-cell>
          <table:table-cell table:style-name="ce5" table:formula="of:=SQRT(1-[.A390]^2)" office:value-type="float" office:value="0.391918358845305" calcext:value-type="float">
            <text:p>0,391918358845305</text:p>
          </table:table-cell>
          <table:table-cell table:style-name="ce5" table:formula="of:=-SQRT(1-[.A390]^2)" office:value-type="float" office:value="-0.391918358845305" calcext:value-type="float">
            <text:p>-0,391918358845305</text:p>
          </table:table-cell>
          <table:table-cell table:number-columns-repeated="1021"/>
        </table:table-row>
        <table:table-row table:style-name="ro1">
          <table:table-cell table:style-name="ce5" table:formula="of:=[.A390]+0.005" office:value-type="float" office:value="0.925000000000002" calcext:value-type="float">
            <text:p>0,925000000000002</text:p>
          </table:table-cell>
          <table:table-cell table:style-name="ce5" table:formula="of:=SQRT(1-[.A391]^2)" office:value-type="float" office:value="0.379967103839263" calcext:value-type="float">
            <text:p>0,379967103839263</text:p>
          </table:table-cell>
          <table:table-cell table:style-name="ce5" table:formula="of:=-SQRT(1-[.A391]^2)" office:value-type="float" office:value="-0.379967103839263" calcext:value-type="float">
            <text:p>-0,379967103839263</text:p>
          </table:table-cell>
          <table:table-cell table:number-columns-repeated="1021"/>
        </table:table-row>
        <table:table-row table:style-name="ro1">
          <table:table-cell table:style-name="ce5" table:formula="of:=[.A391]+0.005" office:value-type="float" office:value="0.930000000000002" calcext:value-type="float">
            <text:p>0,930000000000002</text:p>
          </table:table-cell>
          <table:table-cell table:style-name="ce5" table:formula="of:=SQRT(1-[.A392]^2)" office:value-type="float" office:value="0.367559518989778" calcext:value-type="float">
            <text:p>0,367559518989778</text:p>
          </table:table-cell>
          <table:table-cell table:style-name="ce5" table:formula="of:=-SQRT(1-[.A392]^2)" office:value-type="float" office:value="-0.367559518989778" calcext:value-type="float">
            <text:p>-0,367559518989778</text:p>
          </table:table-cell>
          <table:table-cell table:number-columns-repeated="1021"/>
        </table:table-row>
        <table:table-row table:style-name="ro1">
          <table:table-cell table:style-name="ce5" table:formula="of:=[.A392]+0.005" office:value-type="float" office:value="0.935000000000002" calcext:value-type="float">
            <text:p>0,935000000000002</text:p>
          </table:table-cell>
          <table:table-cell table:style-name="ce5" table:formula="of:=SQRT(1-[.A393]^2)" office:value-type="float" office:value="0.354647712526103" calcext:value-type="float">
            <text:p>0,354647712526103</text:p>
          </table:table-cell>
          <table:table-cell table:style-name="ce5" table:formula="of:=-SQRT(1-[.A393]^2)" office:value-type="float" office:value="-0.354647712526103" calcext:value-type="float">
            <text:p>-0,354647712526103</text:p>
          </table:table-cell>
          <table:table-cell table:number-columns-repeated="1021"/>
        </table:table-row>
        <table:table-row table:style-name="ro1">
          <table:table-cell table:style-name="ce5" table:formula="of:=[.A393]+0.005" office:value-type="float" office:value="0.940000000000002" calcext:value-type="float">
            <text:p>0,940000000000002</text:p>
          </table:table-cell>
          <table:table-cell table:style-name="ce5" table:formula="of:=SQRT(1-[.A394]^2)" office:value-type="float" office:value="0.341174442184636" calcext:value-type="float">
            <text:p>0,341174442184636</text:p>
          </table:table-cell>
          <table:table-cell table:style-name="ce5" table:formula="of:=-SQRT(1-[.A394]^2)" office:value-type="float" office:value="-0.341174442184636" calcext:value-type="float">
            <text:p>-0,341174442184636</text:p>
          </table:table-cell>
          <table:table-cell table:number-columns-repeated="1021"/>
        </table:table-row>
        <table:table-row table:style-name="ro1">
          <table:table-cell table:style-name="ce5" table:formula="of:=[.A394]+0.005" office:value-type="float" office:value="0.945000000000002" calcext:value-type="float">
            <text:p>0,945000000000002</text:p>
          </table:table-cell>
          <table:table-cell table:style-name="ce5" table:formula="of:=SQRT(1-[.A395]^2)" office:value-type="float" office:value="0.327070328828521" calcext:value-type="float">
            <text:p>0,327070328828521</text:p>
          </table:table-cell>
          <table:table-cell table:style-name="ce5" table:formula="of:=-SQRT(1-[.A395]^2)" office:value-type="float" office:value="-0.327070328828521" calcext:value-type="float">
            <text:p>-0,327070328828521</text:p>
          </table:table-cell>
          <table:table-cell table:number-columns-repeated="1021"/>
        </table:table-row>
        <table:table-row table:style-name="ro1">
          <table:table-cell table:style-name="ce5" table:formula="of:=[.A395]+0.005" office:value-type="float" office:value="0.950000000000002" calcext:value-type="float">
            <text:p>0,950000000000002</text:p>
          </table:table-cell>
          <table:table-cell table:style-name="ce5" table:formula="of:=SQRT(1-[.A396]^2)" office:value-type="float" office:value="0.312249899919915" calcext:value-type="float">
            <text:p>0,312249899919915</text:p>
          </table:table-cell>
          <table:table-cell table:style-name="ce5" table:formula="of:=-SQRT(1-[.A396]^2)" office:value-type="float" office:value="-0.312249899919915" calcext:value-type="float">
            <text:p>-0,312249899919915</text:p>
          </table:table-cell>
          <table:table-cell table:number-columns-repeated="1021"/>
        </table:table-row>
        <table:table-row table:style-name="ro1">
          <table:table-cell table:style-name="ce5" table:formula="of:=[.A396]+0.005" office:value-type="float" office:value="0.955000000000002" calcext:value-type="float">
            <text:p>0,955000000000002</text:p>
          </table:table-cell>
          <table:table-cell table:style-name="ce5" table:formula="of:=SQRT(1-[.A397]^2)" office:value-type="float" office:value="0.296605798999273" calcext:value-type="float">
            <text:p>0,296605798999273</text:p>
          </table:table-cell>
          <table:table-cell table:style-name="ce5" table:formula="of:=-SQRT(1-[.A397]^2)" office:value-type="float" office:value="-0.296605798999273" calcext:value-type="float">
            <text:p>-0,296605798999273</text:p>
          </table:table-cell>
          <table:table-cell table:number-columns-repeated="1021"/>
        </table:table-row>
        <table:table-row table:style-name="ro1">
          <table:table-cell table:style-name="ce5" table:formula="of:=[.A397]+0.005" office:value-type="float" office:value="0.960000000000002" calcext:value-type="float">
            <text:p>0,960000000000002</text:p>
          </table:table-cell>
          <table:table-cell table:style-name="ce5" table:formula="of:=SQRT(1-[.A398]^2)" office:value-type="float" office:value="0.279999999999995" calcext:value-type="float">
            <text:p>0,279999999999995</text:p>
          </table:table-cell>
          <table:table-cell table:style-name="ce5" table:formula="of:=-SQRT(1-[.A398]^2)" office:value-type="float" office:value="-0.279999999999995" calcext:value-type="float">
            <text:p>-0,279999999999995</text:p>
          </table:table-cell>
          <table:table-cell table:number-columns-repeated="1021"/>
        </table:table-row>
        <table:table-row table:style-name="ro1">
          <table:table-cell table:style-name="ce5" table:formula="of:=[.A398]+0.005" office:value-type="float" office:value="0.965000000000002" calcext:value-type="float">
            <text:p>0,965000000000002</text:p>
          </table:table-cell>
          <table:table-cell table:style-name="ce5" table:formula="of:=SQRT(1-[.A399]^2)" office:value-type="float" office:value="0.262249880838861" calcext:value-type="float">
            <text:p>0,262249880838861</text:p>
          </table:table-cell>
          <table:table-cell table:style-name="ce5" table:formula="of:=-SQRT(1-[.A399]^2)" office:value-type="float" office:value="-0.262249880838861" calcext:value-type="float">
            <text:p>-0,262249880838861</text:p>
          </table:table-cell>
          <table:table-cell table:number-columns-repeated="1021"/>
        </table:table-row>
        <table:table-row table:style-name="ro1">
          <table:table-cell table:style-name="ce5" table:formula="of:=[.A399]+0.005" office:value-type="float" office:value="0.970000000000002" calcext:value-type="float">
            <text:p>0,970000000000002</text:p>
          </table:table-cell>
          <table:table-cell table:style-name="ce5" table:formula="of:=SQRT(1-[.A400]^2)" office:value-type="float" office:value="0.243104915622858" calcext:value-type="float">
            <text:p>0,243104915622858</text:p>
          </table:table-cell>
          <table:table-cell table:style-name="ce5" table:formula="of:=-SQRT(1-[.A400]^2)" office:value-type="float" office:value="-0.243104915622858" calcext:value-type="float">
            <text:p>-0,243104915622858</text:p>
          </table:table-cell>
          <table:table-cell table:number-columns-repeated="1021"/>
        </table:table-row>
        <table:table-row table:style-name="ro1">
          <table:table-cell table:style-name="ce5" table:formula="of:=[.A400]+0.005" office:value-type="float" office:value="0.975000000000002" calcext:value-type="float">
            <text:p>0,975000000000002</text:p>
          </table:table-cell>
          <table:table-cell table:style-name="ce5" table:formula="of:=SQRT(1-[.A401]^2)" office:value-type="float" office:value="0.222204860432883" calcext:value-type="float">
            <text:p>0,222204860432883</text:p>
          </table:table-cell>
          <table:table-cell table:style-name="ce5" table:formula="of:=-SQRT(1-[.A401]^2)" office:value-type="float" office:value="-0.222204860432883" calcext:value-type="float">
            <text:p>-0,222204860432883</text:p>
          </table:table-cell>
          <table:table-cell table:number-columns-repeated="1021"/>
        </table:table-row>
        <table:table-row table:style-name="ro1">
          <table:table-cell table:style-name="ce5" table:formula="of:=[.A401]+0.005" office:value-type="float" office:value="0.980000000000002" calcext:value-type="float">
            <text:p>0,980000000000002</text:p>
          </table:table-cell>
          <table:table-cell table:style-name="ce5" table:formula="of:=SQRT(1-[.A402]^2)" office:value-type="float" office:value="0.198997487421316" calcext:value-type="float">
            <text:p>0,198997487421316</text:p>
          </table:table-cell>
          <table:table-cell table:style-name="ce5" table:formula="of:=-SQRT(1-[.A402]^2)" office:value-type="float" office:value="-0.198997487421316" calcext:value-type="float">
            <text:p>-0,198997487421316</text:p>
          </table:table-cell>
          <table:table-cell table:number-columns-repeated="1021"/>
        </table:table-row>
        <table:table-row table:style-name="ro1">
          <table:table-cell table:style-name="ce5" table:formula="of:=[.A402]+0.005" office:value-type="float" office:value="0.985000000000002" calcext:value-type="float">
            <text:p>0,985000000000002</text:p>
          </table:table-cell>
          <table:table-cell table:style-name="ce5" table:formula="of:=SQRT(1-[.A403]^2)" office:value-type="float" office:value="0.172554339267365" calcext:value-type="float">
            <text:p>0,172554339267365</text:p>
          </table:table-cell>
          <table:table-cell table:style-name="ce5" table:formula="of:=-SQRT(1-[.A403]^2)" office:value-type="float" office:value="-0.172554339267365" calcext:value-type="float">
            <text:p>-0,172554339267365</text:p>
          </table:table-cell>
          <table:table-cell table:number-columns-repeated="1021"/>
        </table:table-row>
        <table:table-row table:style-name="ro1">
          <table:table-cell table:style-name="ce5" table:formula="of:=[.A403]+0.005" office:value-type="float" office:value="0.990000000000002" calcext:value-type="float">
            <text:p>0,990000000000002</text:p>
          </table:table-cell>
          <table:table-cell table:style-name="ce5" table:formula="of:=SQRT(1-[.A404]^2)" office:value-type="float" office:value="0.141067359796648" calcext:value-type="float">
            <text:p>0,141067359796648</text:p>
          </table:table-cell>
          <table:table-cell table:style-name="ce5" table:formula="of:=-SQRT(1-[.A404]^2)" office:value-type="float" office:value="-0.141067359796648" calcext:value-type="float">
            <text:p>-0,141067359796648</text:p>
          </table:table-cell>
          <table:table-cell table:number-columns-repeated="1021"/>
        </table:table-row>
        <table:table-row table:style-name="ro1">
          <table:table-cell table:style-name="ce5" table:formula="of:=[.A404]+0.005" office:value-type="float" office:value="0.995000000000002" calcext:value-type="float">
            <text:p>0,995000000000002</text:p>
          </table:table-cell>
          <table:table-cell table:style-name="ce5" table:formula="of:=SQRT(1-[.A405]^2)" office:value-type="float" office:value="0.0998749217771757" calcext:value-type="float">
            <text:p>0,0998749217771757</text:p>
          </table:table-cell>
          <table:table-cell table:style-name="ce5" table:formula="of:=-SQRT(1-[.A405]^2)" office:value-type="float" office:value="-0.0998749217771757" calcext:value-type="float">
            <text:p>-0,0998749217771757</text:p>
          </table:table-cell>
          <table:table-cell table:number-columns-repeated="1021"/>
        </table:table-row>
        <table:table-row table:style-name="ro1">
          <table:table-cell table:style-name="ce6" table:formula="of:=[.A405]+0.005" office:value-type="float" office:value="1" calcext:value-type="float">
            <text:p>1</text:p>
          </table:table-cell>
          <table:table-cell table:style-name="ce6" table:formula="of:=SQRT(1-[.A406]^2)" office:value-type="float" office:value="0" calcext:value-type="float">
            <text:p>0</text:p>
          </table:table-cell>
          <table:table-cell table:style-name="ce6" table:formula="of:=-SQRT(1-[.A406]^2)" office:value-type="float" office:value="-0" calcext:value-type="float">
            <text:p>0</text:p>
          </table:table-cell>
          <table:table-cell table:number-columns-repeated="1021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(x)&gt;=a" table:style-name="ta1">
        <table:shapes>
          <draw:frame draw:z-index="0" draw:style-name="gr1" draw:text-style-name="P1" svg:width="12.367cm" svg:height="8.991cm" svg:x="23.36cm" svg:y="6.744cm">
            <draw:object draw:notify-on-update-of-ranges="'sen(x)&gt;=a'.L9:'sen(x)&gt;=a'.L9 'sen(x)&gt;=a'.M9:'sen(x)&gt;=a'.M9 'sen(x)&gt;=a'.B6:'sen(x)&gt;=a'.B70 'sen(x)&gt;=a'.E6:'sen(x)&gt;=a'.E70 'sen(x)&gt;=a'.B6:'sen(x)&gt;=a'.B70 'sen(x)&gt;=a'.C6:'sen(x)&gt;=a'.C70 'sen(x)&gt;=a'.L9:'sen(x)&gt;=a'.L10 'sen(x)&gt;=a'.K9:'sen(x)&gt;=a'.K9 'sen(x)&gt;=a'.M9:'sen(x)&gt;=a'.M10 'sen(x)&gt;=a'.L11:'sen(x)&gt;=a'.L12 'sen(x)&gt;=a'.K11:'sen(x)&gt;=a'.K11 'sen(x)&gt;=a'.M11:'sen(x)&gt;=a'.M12 'sen(x)&gt;=a'.H7:'sen(x)&gt;=a'.H47 'sen(x)&gt;=a'.H5:'sen(x)&gt;=a'.H5 'sen(x)&gt;=a'.I7:'sen(x)&gt;=a'.I47 'sen(x)&gt;=a'.B6:'sen(x)&gt;=a'.B70 'sen(x)&gt;=a'.D6:'sen(x)&gt;=a'.D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 table:number-columns-spanned="5" table:number-rows-spanned="1">
            <text:p><text:span text:style-name="T1">Rappresentare graficamente la soluzione della equazione </text:span><text:span text:style-name="T2"> sen(x)&gt;=a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a=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Default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38" office:value-type="string" calcext:value-type="string">
            <text:p>y1s</text:p>
          </table:table-cell>
          <table:table-cell table:style-name="ce38" office:value-type="string" calcext:value-type="string">
            <text:p>y2s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retta</text:p>
          </table:table-cell>
          <table:covered-table-cell/>
          <table:table-cell table:style-name="Default"/>
          <table:table-cell table:number-columns-repeated="2"/>
          <table:table-cell table:style-name="ce42" office:value-type="string" calcext:value-type="string" table:number-columns-spanned="2" table:number-rows-spanned="1">
            <text:p>angoli compresi tra</text:p>
          </table:table-cell>
          <table:covered-table-cell table:style-name="ce14"/>
          <table:table-cell table:number-columns-repeated="1010"/>
        </table:table-row>
        <table:table-row table:style-name="ro2">
          <table:table-cell table:style-name="Default"/>
          <table:table-cell table:style-name="ce5" office:value-type="float" office:value="-1" calcext:value-type="float">
            <text:p>-1</text:p>
          </table:table-cell>
          <table:table-cell table:style-name="ce37" table:formula="of:=SQRT(1-[.B6]*[.B6])" office:value-type="float" office:value="0" calcext:value-type="float">
            <text:p>0</text:p>
          </table:table-cell>
          <table:table-cell table:style-name="ce37" table:formula="of:=-1*([.C6])" office:value-type="float" office:value="-0" calcext:value-type="float">
            <text:p>0</text:p>
          </table:table-cell>
          <table:table-cell table:style-name="ce38" table:formula="of:=IF([.C6]&gt;=[.$B$3];[.C6];&quot;&quot;)">
            <text:p/>
          </table:table-cell>
          <table:table-cell table:style-name="ce38" table:formula="of:=IF([.D6]&gt;=[.$B$3];[.D6];&quot;&quot;)">
            <text:p/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Default"/>
          <table:table-cell table:style-name="ce26" office:value-type="string" calcext:value-type="string">
            <text:p>angolo alfa rad</text:p>
          </table:table-cell>
          <table:table-cell table:style-name="ce40" table:formula="of:=ASIN([.B3])" office:value-type="float" office:value="0.523598775598299" calcext:value-type="float">
            <text:p>0,523598775598299</text:p>
          </table:table-cell>
          <table:table-cell table:style-name="ce30" table:formula="of:=DEGREES([.L6])" office:value-type="float" office:value="30" calcext:value-type="float">
            <text:p>30</text:p>
          </table:table-cell>
          <table:table-cell table:style-name="ce30" table:formula="of:=180-[.M6]" office:value-type="float" office:value="150" calcext:value-type="float">
            <text:p>15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ce35" table:formula="of:=[.B6]+1/32" office:value-type="float" office:value="-0.96875" calcext:value-type="float">
            <text:p>-0,96875</text:p>
          </table:table-cell>
          <table:table-cell table:style-name="ce37" table:formula="of:=SQRT(1-[.B7]*[.B7])" office:value-type="float" office:value="0.248039185412305" calcext:value-type="float">
            <text:p>0,248039185412305</text:p>
          </table:table-cell>
          <table:table-cell table:style-name="ce37" table:formula="of:=-1*([.C7])" office:value-type="float" office:value="-0.248039185412305" calcext:value-type="float">
            <text:p>-0,248039185412305</text:p>
          </table:table-cell>
          <table:table-cell table:style-name="ce39" table:formula="of:=IF([.C7]&gt;=[.$B$3];[.C7];&quot;&quot;)">
            <text:p/>
          </table:table-cell>
          <table:table-cell table:style-name="ce39" table:formula="of:=IF([.D7]&gt;=[.$B$3];[.D7];&quot;&quot;)">
            <text:p/>
          </table:table-cell>
          <table:table-cell table:style-name="Default"/>
          <table:table-cell table:style-name="ce9" office:value-type="float" office:value="-2" calcext:value-type="float">
            <text:p>-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35" table:formula="of:=[.B7]+1/32" office:value-type="float" office:value="-0.9375" calcext:value-type="float">
            <text:p>-0,9375</text:p>
          </table:table-cell>
          <table:table-cell table:style-name="ce37" table:formula="of:=SQRT(1-[.B8]*[.B8])" office:value-type="float" office:value="0.347985272676876" calcext:value-type="float">
            <text:p>0,347985272676876</text:p>
          </table:table-cell>
          <table:table-cell table:style-name="ce37" table:formula="of:=-1*([.C8])" office:value-type="float" office:value="-0.347985272676876" calcext:value-type="float">
            <text:p>-0,347985272676876</text:p>
          </table:table-cell>
          <table:table-cell table:style-name="ce38" table:formula="of:=IF([.C8]&gt;=[.$B$3];[.C8];&quot;&quot;)">
            <text:p/>
          </table:table-cell>
          <table:table-cell table:style-name="ce38" table:formula="of:=IF([.D8]&gt;=[.$B$3];[.D8];&quot;&quot;)">
            <text:p/>
          </table:table-cell>
          <table:table-cell table:style-name="Default"/>
          <table:table-cell table:style-name="ce9" table:formula="of:=[.H7]+0.1" office:value-type="float" office:value="-1.9" calcext:value-type="float">
            <text:p>-1,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35" table:formula="of:=[.B8]+1/32" office:value-type="float" office:value="-0.90625" calcext:value-type="float">
            <text:p>-0,90625</text:p>
          </table:table-cell>
          <table:table-cell table:style-name="ce37" table:formula="of:=SQRT(1-[.B9]*[.B9])" office:value-type="float" office:value="0.422742164327146" calcext:value-type="float">
            <text:p>0,422742164327146</text:p>
          </table:table-cell>
          <table:table-cell table:style-name="ce37" table:formula="of:=-1*([.C9])" office:value-type="float" office:value="-0.422742164327146" calcext:value-type="float">
            <text:p>-0,422742164327146</text:p>
          </table:table-cell>
          <table:table-cell table:style-name="ce38" table:formula="of:=IF([.C9]&gt;=[.$B$3];[.C9];&quot;&quot;)">
            <text:p/>
          </table:table-cell>
          <table:table-cell table:style-name="ce38" table:formula="of:=IF([.D9]&gt;=[.$B$3];[.D9];&quot;&quot;)">
            <text:p/>
          </table:table-cell>
          <table:table-cell table:style-name="Default"/>
          <table:table-cell table:style-name="ce9" table:formula="of:=[.H8]+0.1" office:value-type="float" office:value="-1.8" calcext:value-type="float">
            <text:p>-1,8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 table:style-name="ce27" office:value-type="string" calcext:value-type="string">
            <text:p>A</text:p>
          </table:table-cell>
          <table:table-cell table:style-name="ce41" table:formula="of:=COS([.L6])" office:value-type="float" office:value="0.866025403784439" calcext:value-type="float">
            <text:p>0,866025403784439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35" table:formula="of:=[.B9]+1/32" office:value-type="float" office:value="-0.875" calcext:value-type="float">
            <text:p>-0,875</text:p>
          </table:table-cell>
          <table:table-cell table:style-name="ce37" table:formula="of:=SQRT(1-[.B10]*[.B10])" office:value-type="float" office:value="0.484122918275927" calcext:value-type="float">
            <text:p>0,484122918275927</text:p>
          </table:table-cell>
          <table:table-cell table:style-name="ce37" table:formula="of:=-1*([.C10])" office:value-type="float" office:value="-0.484122918275927" calcext:value-type="float">
            <text:p>-0,484122918275927</text:p>
          </table:table-cell>
          <table:table-cell table:style-name="ce38" table:formula="of:=IF([.C10]&gt;=[.$B$3];[.C10];&quot;&quot;)">
            <text:p/>
          </table:table-cell>
          <table:table-cell table:style-name="ce38" table:formula="of:=IF([.D10]&gt;=[.$B$3];[.D10];&quot;&quot;)">
            <text:p/>
          </table:table-cell>
          <table:table-cell table:style-name="Default"/>
          <table:table-cell table:style-name="ce9" table:formula="of:=[.H9]+0.1" office:value-type="float" office:value="-1.7" calcext:value-type="float">
            <text:p>-1,7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0]+1/32" office:value-type="float" office:value="-0.84375" calcext:value-type="float">
            <text:p>-0,84375</text:p>
          </table:table-cell>
          <table:table-cell table:style-name="ce37" table:formula="of:=SQRT(1-[.B11]*[.B11])" office:value-type="float" office:value="0.536736376166177" calcext:value-type="float">
            <text:p>0,536736376166177</text:p>
          </table:table-cell>
          <table:table-cell table:style-name="ce37" table:formula="of:=-1*([.C11])" office:value-type="float" office:value="-0.536736376166177" calcext:value-type="float">
            <text:p>-0,536736376166177</text:p>
          </table:table-cell>
          <table:table-cell table:style-name="ce38" table:formula="of:=IF([.C11]&gt;=[.$B$3];[.C11];&quot;&quot;)" office:value-type="float" office:value="0.536736376166177" calcext:value-type="float">
            <text:p>0,536736376166177</text:p>
          </table:table-cell>
          <table:table-cell table:style-name="ce38" table:formula="of:=IF([.D11]&gt;=[.$B$3];[.D11];&quot;&quot;)">
            <text:p/>
          </table:table-cell>
          <table:table-cell table:style-name="Default"/>
          <table:table-cell table:style-name="ce9" table:formula="of:=[.H10]+0.1" office:value-type="float" office:value="-1.6" calcext:value-type="float">
            <text:p>-1,6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 table:style-name="ce27" office:value-type="string" calcext:value-type="string">
            <text:p>B</text:p>
          </table:table-cell>
          <table:table-cell table:style-name="ce41" table:formula="of:=-COS([.L6])" office:value-type="float" office:value="-0.866025403784439" calcext:value-type="float">
            <text:p>-0,866025403784439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1]+1/32" office:value-type="float" office:value="-0.8125" calcext:value-type="float">
            <text:p>-0,8125</text:p>
          </table:table-cell>
          <table:table-cell table:style-name="ce37" table:formula="of:=SQRT(1-[.B12]*[.B12])" office:value-type="float" office:value="0.582961190818051" calcext:value-type="float">
            <text:p>0,582961190818051</text:p>
          </table:table-cell>
          <table:table-cell table:style-name="ce37" table:formula="of:=-1*([.C12])" office:value-type="float" office:value="-0.582961190818051" calcext:value-type="float">
            <text:p>-0,582961190818051</text:p>
          </table:table-cell>
          <table:table-cell table:style-name="ce38" table:formula="of:=IF([.C12]&gt;=[.$B$3];[.C12];&quot;&quot;)" office:value-type="float" office:value="0.582961190818051" calcext:value-type="float">
            <text:p>0,582961190818051</text:p>
          </table:table-cell>
          <table:table-cell table:style-name="ce38" table:formula="of:=IF([.D12]&gt;=[.$B$3];[.D12];&quot;&quot;)">
            <text:p/>
          </table:table-cell>
          <table:table-cell table:style-name="Default"/>
          <table:table-cell table:style-name="ce9" table:formula="of:=[.H11]+0.1" office:value-type="float" office:value="-1.5" calcext:value-type="float">
            <text:p>-1,5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2]+1/32" office:value-type="float" office:value="-0.78125" calcext:value-type="float">
            <text:p>-0,78125</text:p>
          </table:table-cell>
          <table:table-cell table:style-name="ce37" table:formula="of:=SQRT(1-[.B13]*[.B13])" office:value-type="float" office:value="0.624218261107443" calcext:value-type="float">
            <text:p>0,624218261107443</text:p>
          </table:table-cell>
          <table:table-cell table:style-name="ce37" table:formula="of:=-1*([.C13])" office:value-type="float" office:value="-0.624218261107443" calcext:value-type="float">
            <text:p>-0,624218261107443</text:p>
          </table:table-cell>
          <table:table-cell table:style-name="ce38" table:formula="of:=IF([.C13]&gt;=[.$B$3];[.C13];&quot;&quot;)" office:value-type="float" office:value="0.624218261107443" calcext:value-type="float">
            <text:p>0,624218261107443</text:p>
          </table:table-cell>
          <table:table-cell table:style-name="ce38" table:formula="of:=IF([.D13]&gt;=[.$B$3];[.D13];&quot;&quot;)">
            <text:p/>
          </table:table-cell>
          <table:table-cell table:style-name="Default"/>
          <table:table-cell table:style-name="ce9" table:formula="of:=[.H12]+0.1" office:value-type="float" office:value="-1.4" calcext:value-type="float">
            <text:p>-1,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3]+1/32" office:value-type="float" office:value="-0.75" calcext:value-type="float">
            <text:p>-0,75</text:p>
          </table:table-cell>
          <table:table-cell table:style-name="ce37" table:formula="of:=SQRT(1-[.B14]*[.B14])" office:value-type="float" office:value="0.661437827766148" calcext:value-type="float">
            <text:p>0,661437827766148</text:p>
          </table:table-cell>
          <table:table-cell table:style-name="ce37" table:formula="of:=-1*([.C14])" office:value-type="float" office:value="-0.661437827766148" calcext:value-type="float">
            <text:p>-0,661437827766148</text:p>
          </table:table-cell>
          <table:table-cell table:style-name="ce38" table:formula="of:=IF([.C14]&gt;=[.$B$3];[.C14];&quot;&quot;)" office:value-type="float" office:value="0.661437827766148" calcext:value-type="float">
            <text:p>0,661437827766148</text:p>
          </table:table-cell>
          <table:table-cell table:style-name="ce38" table:formula="of:=IF([.D14]&gt;=[.$B$3];[.D14];&quot;&quot;)">
            <text:p/>
          </table:table-cell>
          <table:table-cell table:style-name="Default"/>
          <table:table-cell table:style-name="ce9" table:formula="of:=[.H13]+0.1" office:value-type="float" office:value="-1.3" calcext:value-type="float">
            <text:p>-1,3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4]+1/32" office:value-type="float" office:value="-0.71875" calcext:value-type="float">
            <text:p>-0,71875</text:p>
          </table:table-cell>
          <table:table-cell table:style-name="ce37" table:formula="of:=SQRT(1-[.B15]*[.B15])" office:value-type="float" office:value="0.695268608165218" calcext:value-type="float">
            <text:p>0,695268608165218</text:p>
          </table:table-cell>
          <table:table-cell table:style-name="ce37" table:formula="of:=-1*([.C15])" office:value-type="float" office:value="-0.695268608165218" calcext:value-type="float">
            <text:p>-0,695268608165218</text:p>
          </table:table-cell>
          <table:table-cell table:style-name="ce38" table:formula="of:=IF([.C15]&gt;=[.$B$3];[.C15];&quot;&quot;)" office:value-type="float" office:value="0.695268608165218" calcext:value-type="float">
            <text:p>0,695268608165218</text:p>
          </table:table-cell>
          <table:table-cell table:style-name="ce38" table:formula="of:=IF([.D15]&gt;=[.$B$3];[.D15];&quot;&quot;)">
            <text:p/>
          </table:table-cell>
          <table:table-cell table:style-name="Default"/>
          <table:table-cell table:style-name="ce9" table:formula="of:=[.H14]+0.1" office:value-type="float" office:value="-1.2" calcext:value-type="float">
            <text:p>-1,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5]+1/32" office:value-type="float" office:value="-0.6875" calcext:value-type="float">
            <text:p>-0,6875</text:p>
          </table:table-cell>
          <table:table-cell table:style-name="ce37" table:formula="of:=SQRT(1-[.B16]*[.B16])" office:value-type="float" office:value="0.726184377413891" calcext:value-type="float">
            <text:p>0,726184377413891</text:p>
          </table:table-cell>
          <table:table-cell table:style-name="ce37" table:formula="of:=-1*([.C16])" office:value-type="float" office:value="-0.726184377413891" calcext:value-type="float">
            <text:p>-0,726184377413891</text:p>
          </table:table-cell>
          <table:table-cell table:style-name="ce38" table:formula="of:=IF([.C16]&gt;=[.$B$3];[.C16];&quot;&quot;)" office:value-type="float" office:value="0.726184377413891" calcext:value-type="float">
            <text:p>0,726184377413891</text:p>
          </table:table-cell>
          <table:table-cell table:style-name="ce38" table:formula="of:=IF([.D16]&gt;=[.$B$3];[.D16];&quot;&quot;)">
            <text:p/>
          </table:table-cell>
          <table:table-cell table:style-name="Default"/>
          <table:table-cell table:style-name="ce9" table:formula="of:=[.H15]+0.1" office:value-type="float" office:value="-1.1" calcext:value-type="float">
            <text:p>-1,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6]+1/32" office:value-type="float" office:value="-0.65625" calcext:value-type="float">
            <text:p>-0,65625</text:p>
          </table:table-cell>
          <table:table-cell table:style-name="ce37" table:formula="of:=SQRT(1-[.B17]*[.B17])" office:value-type="float" office:value="0.754543529228102" calcext:value-type="float">
            <text:p>0,754543529228102</text:p>
          </table:table-cell>
          <table:table-cell table:style-name="ce37" table:formula="of:=-1*([.C17])" office:value-type="float" office:value="-0.754543529228102" calcext:value-type="float">
            <text:p>-0,754543529228102</text:p>
          </table:table-cell>
          <table:table-cell table:style-name="ce38" table:formula="of:=IF([.C17]&gt;=[.$B$3];[.C17];&quot;&quot;)" office:value-type="float" office:value="0.754543529228102" calcext:value-type="float">
            <text:p>0,754543529228102</text:p>
          </table:table-cell>
          <table:table-cell table:style-name="ce38" table:formula="of:=IF([.D17]&gt;=[.$B$3];[.D17];&quot;&quot;)">
            <text:p/>
          </table:table-cell>
          <table:table-cell table:style-name="Default"/>
          <table:table-cell table:style-name="ce9" table:formula="of:=[.H16]+0.1" office:value-type="float" office:value="-0.999999999999999" calcext:value-type="float">
            <text:p>-0,9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7]+1/32" office:value-type="float" office:value="-0.625" calcext:value-type="float">
            <text:p>-0,625</text:p>
          </table:table-cell>
          <table:table-cell table:style-name="ce37" table:formula="of:=SQRT(1-[.B18]*[.B18])" office:value-type="float" office:value="0.7806247497998" calcext:value-type="float">
            <text:p>0,7806247497998</text:p>
          </table:table-cell>
          <table:table-cell table:style-name="ce37" table:formula="of:=-1*([.C18])" office:value-type="float" office:value="-0.7806247497998" calcext:value-type="float">
            <text:p>-0,7806247497998</text:p>
          </table:table-cell>
          <table:table-cell table:style-name="ce38" table:formula="of:=IF([.C18]&gt;=[.$B$3];[.C18];&quot;&quot;)" office:value-type="float" office:value="0.7806247497998" calcext:value-type="float">
            <text:p>0,7806247497998</text:p>
          </table:table-cell>
          <table:table-cell table:style-name="ce38" table:formula="of:=IF([.D18]&gt;=[.$B$3];[.D18];&quot;&quot;)">
            <text:p/>
          </table:table-cell>
          <table:table-cell table:style-name="Default"/>
          <table:table-cell table:style-name="ce9" table:formula="of:=[.H17]+0.1" office:value-type="float" office:value="-0.899999999999999" calcext:value-type="float">
            <text:p>-0,8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8]+1/32" office:value-type="float" office:value="-0.59375" calcext:value-type="float">
            <text:p>-0,59375</text:p>
          </table:table-cell>
          <table:table-cell table:style-name="ce37" table:formula="of:=SQRT(1-[.B19]*[.B19])" office:value-type="float" office:value="0.804649574348983" calcext:value-type="float">
            <text:p>0,804649574348983</text:p>
          </table:table-cell>
          <table:table-cell table:style-name="ce37" table:formula="of:=-1*([.C19])" office:value-type="float" office:value="-0.804649574348983" calcext:value-type="float">
            <text:p>-0,804649574348983</text:p>
          </table:table-cell>
          <table:table-cell table:style-name="ce38" table:formula="of:=IF([.C19]&gt;=[.$B$3];[.C19];&quot;&quot;)" office:value-type="float" office:value="0.804649574348983" calcext:value-type="float">
            <text:p>0,804649574348983</text:p>
          </table:table-cell>
          <table:table-cell table:style-name="ce38" table:formula="of:=IF([.D19]&gt;=[.$B$3];[.D19];&quot;&quot;)">
            <text:p/>
          </table:table-cell>
          <table:table-cell table:style-name="Default"/>
          <table:table-cell table:style-name="ce9" table:formula="of:=[.H18]+0.1" office:value-type="float" office:value="-0.799999999999999" calcext:value-type="float">
            <text:p>-0,7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19]+1/32" office:value-type="float" office:value="-0.5625" calcext:value-type="float">
            <text:p>-0,5625</text:p>
          </table:table-cell>
          <table:table-cell table:style-name="ce37" table:formula="of:=SQRT(1-[.B20]*[.B20])" office:value-type="float" office:value="0.826797284707685" calcext:value-type="float">
            <text:p>0,826797284707685</text:p>
          </table:table-cell>
          <table:table-cell table:style-name="ce37" table:formula="of:=-1*([.C20])" office:value-type="float" office:value="-0.826797284707685" calcext:value-type="float">
            <text:p>-0,826797284707685</text:p>
          </table:table-cell>
          <table:table-cell table:style-name="ce38" table:formula="of:=IF([.C20]&gt;=[.$B$3];[.C20];&quot;&quot;)" office:value-type="float" office:value="0.826797284707685" calcext:value-type="float">
            <text:p>0,826797284707685</text:p>
          </table:table-cell>
          <table:table-cell table:style-name="ce38" table:formula="of:=IF([.D20]&gt;=[.$B$3];[.D20];&quot;&quot;)">
            <text:p/>
          </table:table-cell>
          <table:table-cell table:style-name="Default"/>
          <table:table-cell table:style-name="ce9" table:formula="of:=[.H19]+0.1" office:value-type="float" office:value="-0.699999999999999" calcext:value-type="float">
            <text:p>-0,6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0]+1/32" office:value-type="float" office:value="-0.53125" calcext:value-type="float">
            <text:p>-0,53125</text:p>
          </table:table-cell>
          <table:table-cell table:style-name="ce37" table:formula="of:=SQRT(1-[.B21]*[.B21])" office:value-type="float" office:value="0.847215106982872" calcext:value-type="float">
            <text:p>0,847215106982872</text:p>
          </table:table-cell>
          <table:table-cell table:style-name="ce37" table:formula="of:=-1*([.C21])" office:value-type="float" office:value="-0.847215106982872" calcext:value-type="float">
            <text:p>-0,847215106982872</text:p>
          </table:table-cell>
          <table:table-cell table:style-name="ce38" table:formula="of:=IF([.C21]&gt;=[.$B$3];[.C21];&quot;&quot;)" office:value-type="float" office:value="0.847215106982872" calcext:value-type="float">
            <text:p>0,847215106982872</text:p>
          </table:table-cell>
          <table:table-cell table:style-name="ce38" table:formula="of:=IF([.D21]&gt;=[.$B$3];[.D21];&quot;&quot;)">
            <text:p/>
          </table:table-cell>
          <table:table-cell table:style-name="Default"/>
          <table:table-cell table:style-name="ce9" table:formula="of:=[.H20]+0.1" office:value-type="float" office:value="-0.599999999999999" calcext:value-type="float">
            <text:p>-0,5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1]+1/32" office:value-type="float" office:value="-0.5" calcext:value-type="float">
            <text:p>-0,5</text:p>
          </table:table-cell>
          <table:table-cell table:style-name="ce37" table:formula="of:=SQRT(1-[.B22]*[.B22])" office:value-type="float" office:value="0.866025403784439" calcext:value-type="float">
            <text:p>0,866025403784439</text:p>
          </table:table-cell>
          <table:table-cell table:style-name="ce37" table:formula="of:=-1*([.C22])" office:value-type="float" office:value="-0.866025403784439" calcext:value-type="float">
            <text:p>-0,866025403784439</text:p>
          </table:table-cell>
          <table:table-cell table:style-name="ce38" table:formula="of:=IF([.C22]&gt;=[.$B$3];[.C22];&quot;&quot;)" office:value-type="float" office:value="0.866025403784439" calcext:value-type="float">
            <text:p>0,866025403784439</text:p>
          </table:table-cell>
          <table:table-cell table:style-name="ce38" table:formula="of:=IF([.D22]&gt;=[.$B$3];[.D22];&quot;&quot;)">
            <text:p/>
          </table:table-cell>
          <table:table-cell table:style-name="Default"/>
          <table:table-cell table:style-name="ce9" table:formula="of:=[.H21]+0.1" office:value-type="float" office:value="-0.499999999999999" calcext:value-type="float">
            <text:p>-0,4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2]+1/32" office:value-type="float" office:value="-0.46875" calcext:value-type="float">
            <text:p>-0,46875</text:p>
          </table:table-cell>
          <table:table-cell table:style-name="ce37" table:formula="of:=SQRT(1-[.B23]*[.B23])" office:value-type="float" office:value="0.883330876568911" calcext:value-type="float">
            <text:p>0,883330876568911</text:p>
          </table:table-cell>
          <table:table-cell table:style-name="ce37" table:formula="of:=-1*([.C23])" office:value-type="float" office:value="-0.883330876568911" calcext:value-type="float">
            <text:p>-0,883330876568911</text:p>
          </table:table-cell>
          <table:table-cell table:style-name="ce38" table:formula="of:=IF([.C23]&gt;=[.$B$3];[.C23];&quot;&quot;)" office:value-type="float" office:value="0.883330876568911" calcext:value-type="float">
            <text:p>0,883330876568911</text:p>
          </table:table-cell>
          <table:table-cell table:style-name="ce38" table:formula="of:=IF([.D23]&gt;=[.$B$3];[.D23];&quot;&quot;)">
            <text:p/>
          </table:table-cell>
          <table:table-cell table:style-name="Default"/>
          <table:table-cell table:style-name="ce9" table:formula="of:=[.H22]+0.1" office:value-type="float" office:value="-0.399999999999999" calcext:value-type="float">
            <text:p>-0,3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3]+1/32" office:value-type="float" office:value="-0.4375" calcext:value-type="float">
            <text:p>-0,4375</text:p>
          </table:table-cell>
          <table:table-cell table:style-name="ce37" table:formula="of:=SQRT(1-[.B24]*[.B24])" office:value-type="float" office:value="0.899218410621135" calcext:value-type="float">
            <text:p>0,899218410621135</text:p>
          </table:table-cell>
          <table:table-cell table:style-name="ce37" table:formula="of:=-1*([.C24])" office:value-type="float" office:value="-0.899218410621135" calcext:value-type="float">
            <text:p>-0,899218410621135</text:p>
          </table:table-cell>
          <table:table-cell table:style-name="ce38" table:formula="of:=IF([.C24]&gt;=[.$B$3];[.C24];&quot;&quot;)" office:value-type="float" office:value="0.899218410621135" calcext:value-type="float">
            <text:p>0,899218410621135</text:p>
          </table:table-cell>
          <table:table-cell table:style-name="ce38" table:formula="of:=IF([.D24]&gt;=[.$B$3];[.D24];&quot;&quot;)">
            <text:p/>
          </table:table-cell>
          <table:table-cell table:style-name="Default"/>
          <table:table-cell table:style-name="ce9" table:formula="of:=[.H23]+0.1" office:value-type="float" office:value="-0.299999999999999" calcext:value-type="float">
            <text:p>-0,2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4]+1/32" office:value-type="float" office:value="-0.40625" calcext:value-type="float">
            <text:p>-0,40625</text:p>
          </table:table-cell>
          <table:table-cell table:style-name="ce37" table:formula="of:=SQRT(1-[.B25]*[.B25])" office:value-type="float" office:value="0.91376196982584" calcext:value-type="float">
            <text:p>0,91376196982584</text:p>
          </table:table-cell>
          <table:table-cell table:style-name="ce37" table:formula="of:=-1*([.C25])" office:value-type="float" office:value="-0.91376196982584" calcext:value-type="float">
            <text:p>-0,91376196982584</text:p>
          </table:table-cell>
          <table:table-cell table:style-name="ce38" table:formula="of:=IF([.C25]&gt;=[.$B$3];[.C25];&quot;&quot;)" office:value-type="float" office:value="0.91376196982584" calcext:value-type="float">
            <text:p>0,91376196982584</text:p>
          </table:table-cell>
          <table:table-cell table:style-name="ce38" table:formula="of:=IF([.D25]&gt;=[.$B$3];[.D25];&quot;&quot;)">
            <text:p/>
          </table:table-cell>
          <table:table-cell table:style-name="Default"/>
          <table:table-cell table:style-name="ce9" table:formula="of:=[.H24]+0.1" office:value-type="float" office:value="-0.199999999999999" calcext:value-type="float">
            <text:p>-0,19999999999999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5]+1/32" office:value-type="float" office:value="-0.375" calcext:value-type="float">
            <text:p>-0,375</text:p>
          </table:table-cell>
          <table:table-cell table:style-name="ce37" table:formula="of:=SQRT(1-[.B26]*[.B26])" office:value-type="float" office:value="0.927024810886958" calcext:value-type="float">
            <text:p>0,927024810886958</text:p>
          </table:table-cell>
          <table:table-cell table:style-name="ce37" table:formula="of:=-1*([.C26])" office:value-type="float" office:value="-0.927024810886958" calcext:value-type="float">
            <text:p>-0,927024810886958</text:p>
          </table:table-cell>
          <table:table-cell table:style-name="ce38" table:formula="of:=IF([.C26]&gt;=[.$B$3];[.C26];&quot;&quot;)" office:value-type="float" office:value="0.927024810886958" calcext:value-type="float">
            <text:p>0,927024810886958</text:p>
          </table:table-cell>
          <table:table-cell table:style-name="ce38" table:formula="of:=IF([.D26]&gt;=[.$B$3];[.D26];&quot;&quot;)">
            <text:p/>
          </table:table-cell>
          <table:table-cell table:style-name="Default"/>
          <table:table-cell table:style-name="ce9" table:formula="of:=[.H25]+0.1" office:value-type="float" office:value="-0.0999999999999994" calcext:value-type="float">
            <text:p>-0,099999999999999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6]+1/32" office:value-type="float" office:value="-0.34375" calcext:value-type="float">
            <text:p>-0,34375</text:p>
          </table:table-cell>
          <table:table-cell table:style-name="ce37" table:formula="of:=SQRT(1-[.B27]*[.B27])" office:value-type="float" office:value="0.939061200082295" calcext:value-type="float">
            <text:p>0,939061200082295</text:p>
          </table:table-cell>
          <table:table-cell table:style-name="ce37" table:formula="of:=-1*([.C27])" office:value-type="float" office:value="-0.939061200082295" calcext:value-type="float">
            <text:p>-0,939061200082295</text:p>
          </table:table-cell>
          <table:table-cell table:style-name="ce38" table:formula="of:=IF([.C27]&gt;=[.$B$3];[.C27];&quot;&quot;)" office:value-type="float" office:value="0.939061200082295" calcext:value-type="float">
            <text:p>0,939061200082295</text:p>
          </table:table-cell>
          <table:table-cell table:style-name="ce38" table:formula="of:=IF([.D27]&gt;=[.$B$3];[.D27];&quot;&quot;)">
            <text:p/>
          </table:table-cell>
          <table:table-cell table:style-name="Default"/>
          <table:table-cell table:style-name="ce23" table:formula="of:=[.H26]+0.1" office:value-type="float" office:value="6.38378239159465E-016" calcext:value-type="float">
            <text:p>0,00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7]+1/32" office:value-type="float" office:value="-0.3125" calcext:value-type="float">
            <text:p>-0,3125</text:p>
          </table:table-cell>
          <table:table-cell table:style-name="ce37" table:formula="of:=SQRT(1-[.B28]*[.B28])" office:value-type="float" office:value="0.949917759598167" calcext:value-type="float">
            <text:p>0,949917759598167</text:p>
          </table:table-cell>
          <table:table-cell table:style-name="ce37" table:formula="of:=-1*([.C28])" office:value-type="float" office:value="-0.949917759598167" calcext:value-type="float">
            <text:p>-0,949917759598167</text:p>
          </table:table-cell>
          <table:table-cell table:style-name="ce38" table:formula="of:=IF([.C28]&gt;=[.$B$3];[.C28];&quot;&quot;)" office:value-type="float" office:value="0.949917759598167" calcext:value-type="float">
            <text:p>0,949917759598167</text:p>
          </table:table-cell>
          <table:table-cell table:style-name="ce38" table:formula="of:=IF([.D28]&gt;=[.$B$3];[.D28];&quot;&quot;)">
            <text:p/>
          </table:table-cell>
          <table:table-cell table:style-name="Default"/>
          <table:table-cell table:style-name="ce9" table:formula="of:=[.H27]+0.1" office:value-type="float" office:value="0.100000000000001" calcext:value-type="float">
            <text:p>0,1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8]+1/32" office:value-type="float" office:value="-0.28125" calcext:value-type="float">
            <text:p>-0,28125</text:p>
          </table:table-cell>
          <table:table-cell table:style-name="ce37" table:formula="of:=SQRT(1-[.B29]*[.B29])" office:value-type="float" office:value="0.959634533299006" calcext:value-type="float">
            <text:p>0,959634533299006</text:p>
          </table:table-cell>
          <table:table-cell table:style-name="ce37" table:formula="of:=-1*([.C29])" office:value-type="float" office:value="-0.959634533299006" calcext:value-type="float">
            <text:p>-0,959634533299006</text:p>
          </table:table-cell>
          <table:table-cell table:style-name="ce38" table:formula="of:=IF([.C29]&gt;=[.$B$3];[.C29];&quot;&quot;)" office:value-type="float" office:value="0.959634533299006" calcext:value-type="float">
            <text:p>0,959634533299006</text:p>
          </table:table-cell>
          <table:table-cell table:style-name="ce38" table:formula="of:=IF([.D29]&gt;=[.$B$3];[.D29];&quot;&quot;)">
            <text:p/>
          </table:table-cell>
          <table:table-cell table:style-name="Default"/>
          <table:table-cell table:style-name="ce9" table:formula="of:=[.H28]+0.1" office:value-type="float" office:value="0.200000000000001" calcext:value-type="float">
            <text:p>0,2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9]+1/32" office:value-type="float" office:value="-0.25" calcext:value-type="float">
            <text:p>-0,25</text:p>
          </table:table-cell>
          <table:table-cell table:style-name="ce37" table:formula="of:=SQRT(1-[.B30]*[.B30])" office:value-type="float" office:value="0.968245836551854" calcext:value-type="float">
            <text:p>0,968245836551854</text:p>
          </table:table-cell>
          <table:table-cell table:style-name="ce37" table:formula="of:=-1*([.C30])" office:value-type="float" office:value="-0.968245836551854" calcext:value-type="float">
            <text:p>-0,968245836551854</text:p>
          </table:table-cell>
          <table:table-cell table:style-name="ce38" table:formula="of:=IF([.C30]&gt;=[.$B$3];[.C30];&quot;&quot;)" office:value-type="float" office:value="0.968245836551854" calcext:value-type="float">
            <text:p>0,968245836551854</text:p>
          </table:table-cell>
          <table:table-cell table:style-name="ce38" table:formula="of:=IF([.D30]&gt;=[.$B$3];[.D30];&quot;&quot;)">
            <text:p/>
          </table:table-cell>
          <table:table-cell table:style-name="Default"/>
          <table:table-cell table:style-name="ce9" table:formula="of:=[.H29]+0.1" office:value-type="float" office:value="0.300000000000001" calcext:value-type="float">
            <text:p>0,3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0]+1/32" office:value-type="float" office:value="-0.21875" calcext:value-type="float">
            <text:p>-0,21875</text:p>
          </table:table-cell>
          <table:table-cell table:style-name="ce37" table:formula="of:=SQRT(1-[.B31]*[.B31])" office:value-type="float" office:value="0.97578093724975" calcext:value-type="float">
            <text:p>0,97578093724975</text:p>
          </table:table-cell>
          <table:table-cell table:style-name="ce37" table:formula="of:=-1*([.C31])" office:value-type="float" office:value="-0.97578093724975" calcext:value-type="float">
            <text:p>-0,97578093724975</text:p>
          </table:table-cell>
          <table:table-cell table:style-name="ce38" table:formula="of:=IF([.C31]&gt;=[.$B$3];[.C31];&quot;&quot;)" office:value-type="float" office:value="0.97578093724975" calcext:value-type="float">
            <text:p>0,97578093724975</text:p>
          </table:table-cell>
          <table:table-cell table:style-name="ce38" table:formula="of:=IF([.D31]&gt;=[.$B$3];[.D31];&quot;&quot;)">
            <text:p/>
          </table:table-cell>
          <table:table-cell table:style-name="Default"/>
          <table:table-cell table:style-name="ce9" table:formula="of:=[.H30]+0.1" office:value-type="float" office:value="0.400000000000001" calcext:value-type="float">
            <text:p>0,4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1]+1/32" office:value-type="float" office:value="-0.1875" calcext:value-type="float">
            <text:p>-0,1875</text:p>
          </table:table-cell>
          <table:table-cell table:style-name="ce37" table:formula="of:=SQRT(1-[.B32]*[.B32])" office:value-type="float" office:value="0.982264602843857" calcext:value-type="float">
            <text:p>0,982264602843857</text:p>
          </table:table-cell>
          <table:table-cell table:style-name="ce37" table:formula="of:=-1*([.C32])" office:value-type="float" office:value="-0.982264602843857" calcext:value-type="float">
            <text:p>-0,982264602843857</text:p>
          </table:table-cell>
          <table:table-cell table:style-name="ce38" table:formula="of:=IF([.C32]&gt;=[.$B$3];[.C32];&quot;&quot;)" office:value-type="float" office:value="0.982264602843857" calcext:value-type="float">
            <text:p>0,982264602843857</text:p>
          </table:table-cell>
          <table:table-cell table:style-name="ce38" table:formula="of:=IF([.D32]&gt;=[.$B$3];[.D32];&quot;&quot;)">
            <text:p/>
          </table:table-cell>
          <table:table-cell table:style-name="Default"/>
          <table:table-cell table:style-name="ce9" table:formula="of:=[.H31]+0.1" office:value-type="float" office:value="0.500000000000001" calcext:value-type="float">
            <text:p>0,5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2]+1/32" office:value-type="float" office:value="-0.15625" calcext:value-type="float">
            <text:p>-0,15625</text:p>
          </table:table-cell>
          <table:table-cell table:style-name="ce37" table:formula="of:=SQRT(1-[.B33]*[.B33])" office:value-type="float" office:value="0.987717539329944" calcext:value-type="float">
            <text:p>0,987717539329944</text:p>
          </table:table-cell>
          <table:table-cell table:style-name="ce37" table:formula="of:=-1*([.C33])" office:value-type="float" office:value="-0.987717539329944" calcext:value-type="float">
            <text:p>-0,987717539329944</text:p>
          </table:table-cell>
          <table:table-cell table:style-name="ce38" table:formula="of:=IF([.C33]&gt;=[.$B$3];[.C33];&quot;&quot;)" office:value-type="float" office:value="0.987717539329944" calcext:value-type="float">
            <text:p>0,987717539329944</text:p>
          </table:table-cell>
          <table:table-cell table:style-name="ce38" table:formula="of:=IF([.D33]&gt;=[.$B$3];[.D33];&quot;&quot;)">
            <text:p/>
          </table:table-cell>
          <table:table-cell table:style-name="Default"/>
          <table:table-cell table:style-name="ce9" table:formula="of:=[.H32]+0.1" office:value-type="float" office:value="0.600000000000001" calcext:value-type="float">
            <text:p>0,6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3]+1/32" office:value-type="float" office:value="-0.125" calcext:value-type="float">
            <text:p>-0,125</text:p>
          </table:table-cell>
          <table:table-cell table:style-name="ce37" table:formula="of:=SQRT(1-[.B34]*[.B34])" office:value-type="float" office:value="0.992156741649222" calcext:value-type="float">
            <text:p>0,992156741649222</text:p>
          </table:table-cell>
          <table:table-cell table:style-name="ce37" table:formula="of:=-1*([.C34])" office:value-type="float" office:value="-0.992156741649222" calcext:value-type="float">
            <text:p>-0,992156741649222</text:p>
          </table:table-cell>
          <table:table-cell table:style-name="ce38" table:formula="of:=IF([.C34]&gt;=[.$B$3];[.C34];&quot;&quot;)" office:value-type="float" office:value="0.992156741649222" calcext:value-type="float">
            <text:p>0,992156741649222</text:p>
          </table:table-cell>
          <table:table-cell table:style-name="ce38" table:formula="of:=IF([.D34]&gt;=[.$B$3];[.D34];&quot;&quot;)">
            <text:p/>
          </table:table-cell>
          <table:table-cell table:style-name="Default"/>
          <table:table-cell table:style-name="ce9" table:formula="of:=[.H33]+0.1" office:value-type="float" office:value="0.700000000000001" calcext:value-type="float">
            <text:p>0,7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4]+1/32" office:value-type="float" office:value="-0.09375" calcext:value-type="float">
            <text:p>-0,09375</text:p>
          </table:table-cell>
          <table:table-cell table:style-name="ce37" table:formula="of:=SQRT(1-[.B35]*[.B35])" office:value-type="float" office:value="0.995595770129624" calcext:value-type="float">
            <text:p>0,995595770129624</text:p>
          </table:table-cell>
          <table:table-cell table:style-name="ce37" table:formula="of:=-1*([.C35])" office:value-type="float" office:value="-0.995595770129624" calcext:value-type="float">
            <text:p>-0,995595770129624</text:p>
          </table:table-cell>
          <table:table-cell table:style-name="ce38" table:formula="of:=IF([.C35]&gt;=[.$B$3];[.C35];&quot;&quot;)" office:value-type="float" office:value="0.995595770129624" calcext:value-type="float">
            <text:p>0,995595770129624</text:p>
          </table:table-cell>
          <table:table-cell table:style-name="ce38" table:formula="of:=IF([.D35]&gt;=[.$B$3];[.D35];&quot;&quot;)">
            <text:p/>
          </table:table-cell>
          <table:table-cell table:style-name="Default"/>
          <table:table-cell table:style-name="ce9" table:formula="of:=[.H34]+0.1" office:value-type="float" office:value="0.800000000000001" calcext:value-type="float">
            <text:p>0,8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5]+1/32" office:value-type="float" office:value="-0.0625" calcext:value-type="float">
            <text:p>-0,0625</text:p>
          </table:table-cell>
          <table:table-cell table:style-name="ce37" table:formula="of:=SQRT(1-[.B36]*[.B36])" office:value-type="float" office:value="0.998044963916957" calcext:value-type="float">
            <text:p>0,998044963916957</text:p>
          </table:table-cell>
          <table:table-cell table:style-name="ce37" table:formula="of:=-1*([.C36])" office:value-type="float" office:value="-0.998044963916957" calcext:value-type="float">
            <text:p>-0,998044963916957</text:p>
          </table:table-cell>
          <table:table-cell table:style-name="ce38" table:formula="of:=IF([.C36]&gt;=[.$B$3];[.C36];&quot;&quot;)" office:value-type="float" office:value="0.998044963916957" calcext:value-type="float">
            <text:p>0,998044963916957</text:p>
          </table:table-cell>
          <table:table-cell table:style-name="ce38" table:formula="of:=IF([.D36]&gt;=[.$B$3];[.D36];&quot;&quot;)">
            <text:p/>
          </table:table-cell>
          <table:table-cell table:style-name="Default"/>
          <table:table-cell table:style-name="ce9" table:formula="of:=[.H35]+0.1" office:value-type="float" office:value="0.900000000000001" calcext:value-type="float">
            <text:p>0,90000000000000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6]+1/32" office:value-type="float" office:value="-0.03125" calcext:value-type="float">
            <text:p>-0,03125</text:p>
          </table:table-cell>
          <table:table-cell table:style-name="ce37" table:formula="of:=SQRT(1-[.B37]*[.B37])" office:value-type="float" office:value="0.999511599482467" calcext:value-type="float">
            <text:p>0,999511599482467</text:p>
          </table:table-cell>
          <table:table-cell table:style-name="ce37" table:formula="of:=-1*([.C37])" office:value-type="float" office:value="-0.999511599482467" calcext:value-type="float">
            <text:p>-0,999511599482467</text:p>
          </table:table-cell>
          <table:table-cell table:style-name="ce38" table:formula="of:=IF([.C37]&gt;=[.$B$3];[.C37];&quot;&quot;)" office:value-type="float" office:value="0.999511599482467" calcext:value-type="float">
            <text:p>0,999511599482467</text:p>
          </table:table-cell>
          <table:table-cell table:style-name="ce38" table:formula="of:=IF([.D37]&gt;=[.$B$3];[.D37];&quot;&quot;)">
            <text:p/>
          </table:table-cell>
          <table:table-cell table:style-name="Default"/>
          <table:table-cell table:style-name="ce9" table:formula="of:=[.H36]+0.1" office:value-type="float" office:value="1" calcext:value-type="float">
            <text:p>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7]+1/32" office:value-type="float" office:value="0" calcext:value-type="float">
            <text:p>0</text:p>
          </table:table-cell>
          <table:table-cell table:style-name="ce37" table:formula="of:=SQRT(1-[.B38]*[.B38])" office:value-type="float" office:value="1" calcext:value-type="float">
            <text:p>1</text:p>
          </table:table-cell>
          <table:table-cell table:style-name="ce37" table:formula="of:=-1*([.C38])" office:value-type="float" office:value="-1" calcext:value-type="float">
            <text:p>-1</text:p>
          </table:table-cell>
          <table:table-cell table:style-name="ce38" table:formula="of:=IF([.C38]&gt;=[.$B$3];[.C38];&quot;&quot;)" office:value-type="float" office:value="1" calcext:value-type="float">
            <text:p>1</text:p>
          </table:table-cell>
          <table:table-cell table:style-name="ce38" table:formula="of:=IF([.D38]&gt;=[.$B$3];[.D38];&quot;&quot;)">
            <text:p/>
          </table:table-cell>
          <table:table-cell table:style-name="Default"/>
          <table:table-cell table:style-name="ce9" table:formula="of:=[.H37]+0.1" office:value-type="float" office:value="1.1" calcext:value-type="float">
            <text:p>1,1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8]+1/32" office:value-type="float" office:value="0.03125" calcext:value-type="float">
            <text:p>0,03125</text:p>
          </table:table-cell>
          <table:table-cell table:style-name="ce37" table:formula="of:=SQRT(1-[.B39]*[.B39])" office:value-type="float" office:value="0.999511599482467" calcext:value-type="float">
            <text:p>0,999511599482467</text:p>
          </table:table-cell>
          <table:table-cell table:style-name="ce37" table:formula="of:=-1*([.C39])" office:value-type="float" office:value="-0.999511599482467" calcext:value-type="float">
            <text:p>-0,999511599482467</text:p>
          </table:table-cell>
          <table:table-cell table:style-name="ce38" table:formula="of:=IF([.C39]&gt;=[.$B$3];[.C39];&quot;&quot;)" office:value-type="float" office:value="0.999511599482467" calcext:value-type="float">
            <text:p>0,999511599482467</text:p>
          </table:table-cell>
          <table:table-cell table:style-name="ce38" table:formula="of:=IF([.D39]&gt;=[.$B$3];[.D39];&quot;&quot;)">
            <text:p/>
          </table:table-cell>
          <table:table-cell table:style-name="Default"/>
          <table:table-cell table:style-name="ce9" table:formula="of:=[.H38]+0.1" office:value-type="float" office:value="1.2" calcext:value-type="float">
            <text:p>1,2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9]+1/32" office:value-type="float" office:value="0.0625" calcext:value-type="float">
            <text:p>0,0625</text:p>
          </table:table-cell>
          <table:table-cell table:style-name="ce37" table:formula="of:=SQRT(1-[.B40]*[.B40])" office:value-type="float" office:value="0.998044963916957" calcext:value-type="float">
            <text:p>0,998044963916957</text:p>
          </table:table-cell>
          <table:table-cell table:style-name="ce37" table:formula="of:=-1*([.C40])" office:value-type="float" office:value="-0.998044963916957" calcext:value-type="float">
            <text:p>-0,998044963916957</text:p>
          </table:table-cell>
          <table:table-cell table:style-name="ce38" table:formula="of:=IF([.C40]&gt;=[.$B$3];[.C40];&quot;&quot;)" office:value-type="float" office:value="0.998044963916957" calcext:value-type="float">
            <text:p>0,998044963916957</text:p>
          </table:table-cell>
          <table:table-cell table:style-name="ce38" table:formula="of:=IF([.D40]&gt;=[.$B$3];[.D40];&quot;&quot;)">
            <text:p/>
          </table:table-cell>
          <table:table-cell table:style-name="Default"/>
          <table:table-cell table:style-name="ce9" table:formula="of:=[.H39]+0.1" office:value-type="float" office:value="1.3" calcext:value-type="float">
            <text:p>1,3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0]+1/32" office:value-type="float" office:value="0.09375" calcext:value-type="float">
            <text:p>0,09375</text:p>
          </table:table-cell>
          <table:table-cell table:style-name="ce37" table:formula="of:=SQRT(1-[.B41]*[.B41])" office:value-type="float" office:value="0.995595770129624" calcext:value-type="float">
            <text:p>0,995595770129624</text:p>
          </table:table-cell>
          <table:table-cell table:style-name="ce37" table:formula="of:=-1*([.C41])" office:value-type="float" office:value="-0.995595770129624" calcext:value-type="float">
            <text:p>-0,995595770129624</text:p>
          </table:table-cell>
          <table:table-cell table:style-name="ce38" table:formula="of:=IF([.C41]&gt;=[.$B$3];[.C41];&quot;&quot;)" office:value-type="float" office:value="0.995595770129624" calcext:value-type="float">
            <text:p>0,995595770129624</text:p>
          </table:table-cell>
          <table:table-cell table:style-name="ce38" table:formula="of:=IF([.D41]&gt;=[.$B$3];[.D41];&quot;&quot;)">
            <text:p/>
          </table:table-cell>
          <table:table-cell table:style-name="Default"/>
          <table:table-cell table:style-name="ce9" table:formula="of:=[.H40]+0.1" office:value-type="float" office:value="1.4" calcext:value-type="float">
            <text:p>1,4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1]+1/32" office:value-type="float" office:value="0.125" calcext:value-type="float">
            <text:p>0,125</text:p>
          </table:table-cell>
          <table:table-cell table:style-name="ce37" table:formula="of:=SQRT(1-[.B42]*[.B42])" office:value-type="float" office:value="0.992156741649222" calcext:value-type="float">
            <text:p>0,992156741649222</text:p>
          </table:table-cell>
          <table:table-cell table:style-name="ce37" table:formula="of:=-1*([.C42])" office:value-type="float" office:value="-0.992156741649222" calcext:value-type="float">
            <text:p>-0,992156741649222</text:p>
          </table:table-cell>
          <table:table-cell table:style-name="ce38" table:formula="of:=IF([.C42]&gt;=[.$B$3];[.C42];&quot;&quot;)" office:value-type="float" office:value="0.992156741649222" calcext:value-type="float">
            <text:p>0,992156741649222</text:p>
          </table:table-cell>
          <table:table-cell table:style-name="ce38" table:formula="of:=IF([.D42]&gt;=[.$B$3];[.D42];&quot;&quot;)">
            <text:p/>
          </table:table-cell>
          <table:table-cell table:style-name="Default"/>
          <table:table-cell table:style-name="ce9" table:formula="of:=[.H41]+0.1" office:value-type="float" office:value="1.5" calcext:value-type="float">
            <text:p>1,5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2]+1/32" office:value-type="float" office:value="0.15625" calcext:value-type="float">
            <text:p>0,15625</text:p>
          </table:table-cell>
          <table:table-cell table:style-name="ce37" table:formula="of:=SQRT(1-[.B43]*[.B43])" office:value-type="float" office:value="0.987717539329944" calcext:value-type="float">
            <text:p>0,987717539329944</text:p>
          </table:table-cell>
          <table:table-cell table:style-name="ce37" table:formula="of:=-1*([.C43])" office:value-type="float" office:value="-0.987717539329944" calcext:value-type="float">
            <text:p>-0,987717539329944</text:p>
          </table:table-cell>
          <table:table-cell table:style-name="ce38" table:formula="of:=IF([.C43]&gt;=[.$B$3];[.C43];&quot;&quot;)" office:value-type="float" office:value="0.987717539329944" calcext:value-type="float">
            <text:p>0,987717539329944</text:p>
          </table:table-cell>
          <table:table-cell table:style-name="ce38" table:formula="of:=IF([.D43]&gt;=[.$B$3];[.D43];&quot;&quot;)">
            <text:p/>
          </table:table-cell>
          <table:table-cell table:style-name="Default"/>
          <table:table-cell table:style-name="ce9" table:formula="of:=[.H42]+0.1" office:value-type="float" office:value="1.6" calcext:value-type="float">
            <text:p>1,6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3]+1/32" office:value-type="float" office:value="0.1875" calcext:value-type="float">
            <text:p>0,1875</text:p>
          </table:table-cell>
          <table:table-cell table:style-name="ce37" table:formula="of:=SQRT(1-[.B44]*[.B44])" office:value-type="float" office:value="0.982264602843857" calcext:value-type="float">
            <text:p>0,982264602843857</text:p>
          </table:table-cell>
          <table:table-cell table:style-name="ce37" table:formula="of:=-1*([.C44])" office:value-type="float" office:value="-0.982264602843857" calcext:value-type="float">
            <text:p>-0,982264602843857</text:p>
          </table:table-cell>
          <table:table-cell table:style-name="ce38" table:formula="of:=IF([.C44]&gt;=[.$B$3];[.C44];&quot;&quot;)" office:value-type="float" office:value="0.982264602843857" calcext:value-type="float">
            <text:p>0,982264602843857</text:p>
          </table:table-cell>
          <table:table-cell table:style-name="ce38" table:formula="of:=IF([.D44]&gt;=[.$B$3];[.D44];&quot;&quot;)">
            <text:p/>
          </table:table-cell>
          <table:table-cell table:style-name="Default"/>
          <table:table-cell table:style-name="ce9" table:formula="of:=[.H43]+0.1" office:value-type="float" office:value="1.7" calcext:value-type="float">
            <text:p>1,7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4]+1/32" office:value-type="float" office:value="0.21875" calcext:value-type="float">
            <text:p>0,21875</text:p>
          </table:table-cell>
          <table:table-cell table:style-name="ce37" table:formula="of:=SQRT(1-[.B45]*[.B45])" office:value-type="float" office:value="0.97578093724975" calcext:value-type="float">
            <text:p>0,97578093724975</text:p>
          </table:table-cell>
          <table:table-cell table:style-name="ce37" table:formula="of:=-1*([.C45])" office:value-type="float" office:value="-0.97578093724975" calcext:value-type="float">
            <text:p>-0,97578093724975</text:p>
          </table:table-cell>
          <table:table-cell table:style-name="ce38" table:formula="of:=IF([.C45]&gt;=[.$B$3];[.C45];&quot;&quot;)" office:value-type="float" office:value="0.97578093724975" calcext:value-type="float">
            <text:p>0,97578093724975</text:p>
          </table:table-cell>
          <table:table-cell table:style-name="ce38" table:formula="of:=IF([.D45]&gt;=[.$B$3];[.D45];&quot;&quot;)">
            <text:p/>
          </table:table-cell>
          <table:table-cell table:style-name="Default"/>
          <table:table-cell table:style-name="ce9" table:formula="of:=[.H44]+0.1" office:value-type="float" office:value="1.8" calcext:value-type="float">
            <text:p>1,8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5]+1/32" office:value-type="float" office:value="0.25" calcext:value-type="float">
            <text:p>0,25</text:p>
          </table:table-cell>
          <table:table-cell table:style-name="ce37" table:formula="of:=SQRT(1-[.B46]*[.B46])" office:value-type="float" office:value="0.968245836551854" calcext:value-type="float">
            <text:p>0,968245836551854</text:p>
          </table:table-cell>
          <table:table-cell table:style-name="ce37" table:formula="of:=-1*([.C46])" office:value-type="float" office:value="-0.968245836551854" calcext:value-type="float">
            <text:p>-0,968245836551854</text:p>
          </table:table-cell>
          <table:table-cell table:style-name="ce38" table:formula="of:=IF([.C46]&gt;=[.$B$3];[.C46];&quot;&quot;)" office:value-type="float" office:value="0.968245836551854" calcext:value-type="float">
            <text:p>0,968245836551854</text:p>
          </table:table-cell>
          <table:table-cell table:style-name="ce38" table:formula="of:=IF([.D46]&gt;=[.$B$3];[.D46];&quot;&quot;)">
            <text:p/>
          </table:table-cell>
          <table:table-cell table:style-name="Default"/>
          <table:table-cell table:style-name="ce9" table:formula="of:=[.H45]+0.1" office:value-type="float" office:value="1.9" calcext:value-type="float">
            <text:p>1,9</text:p>
          </table:table-cell>
          <table:table-cell table:style-name="ce9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6]+1/32" office:value-type="float" office:value="0.28125" calcext:value-type="float">
            <text:p>0,28125</text:p>
          </table:table-cell>
          <table:table-cell table:style-name="ce37" table:formula="of:=SQRT(1-[.B47]*[.B47])" office:value-type="float" office:value="0.959634533299006" calcext:value-type="float">
            <text:p>0,959634533299006</text:p>
          </table:table-cell>
          <table:table-cell table:style-name="ce37" table:formula="of:=-1*([.C47])" office:value-type="float" office:value="-0.959634533299006" calcext:value-type="float">
            <text:p>-0,959634533299006</text:p>
          </table:table-cell>
          <table:table-cell table:style-name="ce38" table:formula="of:=IF([.C47]&gt;=[.$B$3];[.C47];&quot;&quot;)" office:value-type="float" office:value="0.959634533299006" calcext:value-type="float">
            <text:p>0,959634533299006</text:p>
          </table:table-cell>
          <table:table-cell table:style-name="ce38" table:formula="of:=IF([.D47]&gt;=[.$B$3];[.D47];&quot;&quot;)">
            <text:p/>
          </table:table-cell>
          <table:table-cell table:style-name="Default"/>
          <table:table-cell table:style-name="ce10" table:formula="of:=[.H46]+0.1" office:value-type="float" office:value="2" calcext:value-type="float">
            <text:p>2</text:p>
          </table:table-cell>
          <table:table-cell table:style-name="ce10" table:formula="of:=[.$B$3]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7]+1/32" office:value-type="float" office:value="0.3125" calcext:value-type="float">
            <text:p>0,3125</text:p>
          </table:table-cell>
          <table:table-cell table:style-name="ce37" table:formula="of:=SQRT(1-[.B48]*[.B48])" office:value-type="float" office:value="0.949917759598167" calcext:value-type="float">
            <text:p>0,949917759598167</text:p>
          </table:table-cell>
          <table:table-cell table:style-name="ce37" table:formula="of:=-1*([.C48])" office:value-type="float" office:value="-0.949917759598167" calcext:value-type="float">
            <text:p>-0,949917759598167</text:p>
          </table:table-cell>
          <table:table-cell table:style-name="ce38" table:formula="of:=IF([.C48]&gt;=[.$B$3];[.C48];&quot;&quot;)" office:value-type="float" office:value="0.949917759598167" calcext:value-type="float">
            <text:p>0,949917759598167</text:p>
          </table:table-cell>
          <table:table-cell table:style-name="ce38" table:formula="of:=IF([.D48]&gt;=[.$B$3];[.D48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48]+1/32" office:value-type="float" office:value="0.34375" calcext:value-type="float">
            <text:p>0,34375</text:p>
          </table:table-cell>
          <table:table-cell table:style-name="ce37" table:formula="of:=SQRT(1-[.B49]*[.B49])" office:value-type="float" office:value="0.939061200082295" calcext:value-type="float">
            <text:p>0,939061200082295</text:p>
          </table:table-cell>
          <table:table-cell table:style-name="ce37" table:formula="of:=-1*([.C49])" office:value-type="float" office:value="-0.939061200082295" calcext:value-type="float">
            <text:p>-0,939061200082295</text:p>
          </table:table-cell>
          <table:table-cell table:style-name="ce38" table:formula="of:=IF([.C49]&gt;=[.$B$3];[.C49];&quot;&quot;)" office:value-type="float" office:value="0.939061200082295" calcext:value-type="float">
            <text:p>0,939061200082295</text:p>
          </table:table-cell>
          <table:table-cell table:style-name="ce38" table:formula="of:=IF([.D49]&gt;=[.$B$3];[.D49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49]+1/32" office:value-type="float" office:value="0.375" calcext:value-type="float">
            <text:p>0,375</text:p>
          </table:table-cell>
          <table:table-cell table:style-name="ce37" table:formula="of:=SQRT(1-[.B50]*[.B50])" office:value-type="float" office:value="0.927024810886958" calcext:value-type="float">
            <text:p>0,927024810886958</text:p>
          </table:table-cell>
          <table:table-cell table:style-name="ce37" table:formula="of:=-1*([.C50])" office:value-type="float" office:value="-0.927024810886958" calcext:value-type="float">
            <text:p>-0,927024810886958</text:p>
          </table:table-cell>
          <table:table-cell table:style-name="ce38" table:formula="of:=IF([.C50]&gt;=[.$B$3];[.C50];&quot;&quot;)" office:value-type="float" office:value="0.927024810886958" calcext:value-type="float">
            <text:p>0,927024810886958</text:p>
          </table:table-cell>
          <table:table-cell table:style-name="ce38" table:formula="of:=IF([.D50]&gt;=[.$B$3];[.D50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0]+1/32" office:value-type="float" office:value="0.40625" calcext:value-type="float">
            <text:p>0,40625</text:p>
          </table:table-cell>
          <table:table-cell table:style-name="ce37" table:formula="of:=SQRT(1-[.B51]*[.B51])" office:value-type="float" office:value="0.91376196982584" calcext:value-type="float">
            <text:p>0,91376196982584</text:p>
          </table:table-cell>
          <table:table-cell table:style-name="ce37" table:formula="of:=-1*([.C51])" office:value-type="float" office:value="-0.91376196982584" calcext:value-type="float">
            <text:p>-0,91376196982584</text:p>
          </table:table-cell>
          <table:table-cell table:style-name="ce38" table:formula="of:=IF([.C51]&gt;=[.$B$3];[.C51];&quot;&quot;)" office:value-type="float" office:value="0.91376196982584" calcext:value-type="float">
            <text:p>0,91376196982584</text:p>
          </table:table-cell>
          <table:table-cell table:style-name="ce38" table:formula="of:=IF([.D51]&gt;=[.$B$3];[.D51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1]+1/32" office:value-type="float" office:value="0.4375" calcext:value-type="float">
            <text:p>0,4375</text:p>
          </table:table-cell>
          <table:table-cell table:style-name="ce37" table:formula="of:=SQRT(1-[.B52]*[.B52])" office:value-type="float" office:value="0.899218410621135" calcext:value-type="float">
            <text:p>0,899218410621135</text:p>
          </table:table-cell>
          <table:table-cell table:style-name="ce37" table:formula="of:=-1*([.C52])" office:value-type="float" office:value="-0.899218410621135" calcext:value-type="float">
            <text:p>-0,899218410621135</text:p>
          </table:table-cell>
          <table:table-cell table:style-name="ce38" table:formula="of:=IF([.C52]&gt;=[.$B$3];[.C52];&quot;&quot;)" office:value-type="float" office:value="0.899218410621135" calcext:value-type="float">
            <text:p>0,899218410621135</text:p>
          </table:table-cell>
          <table:table-cell table:style-name="ce38" table:formula="of:=IF([.D52]&gt;=[.$B$3];[.D52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2]+1/32" office:value-type="float" office:value="0.46875" calcext:value-type="float">
            <text:p>0,46875</text:p>
          </table:table-cell>
          <table:table-cell table:style-name="ce37" table:formula="of:=SQRT(1-[.B53]*[.B53])" office:value-type="float" office:value="0.883330876568911" calcext:value-type="float">
            <text:p>0,883330876568911</text:p>
          </table:table-cell>
          <table:table-cell table:style-name="ce37" table:formula="of:=-1*([.C53])" office:value-type="float" office:value="-0.883330876568911" calcext:value-type="float">
            <text:p>-0,883330876568911</text:p>
          </table:table-cell>
          <table:table-cell table:style-name="ce38" table:formula="of:=IF([.C53]&gt;=[.$B$3];[.C53];&quot;&quot;)" office:value-type="float" office:value="0.883330876568911" calcext:value-type="float">
            <text:p>0,883330876568911</text:p>
          </table:table-cell>
          <table:table-cell table:style-name="ce38" table:formula="of:=IF([.D53]&gt;=[.$B$3];[.D53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3]+1/32" office:value-type="float" office:value="0.5" calcext:value-type="float">
            <text:p>0,5</text:p>
          </table:table-cell>
          <table:table-cell table:style-name="ce37" table:formula="of:=SQRT(1-[.B54]*[.B54])" office:value-type="float" office:value="0.866025403784439" calcext:value-type="float">
            <text:p>0,866025403784439</text:p>
          </table:table-cell>
          <table:table-cell table:style-name="ce37" table:formula="of:=-1*([.C54])" office:value-type="float" office:value="-0.866025403784439" calcext:value-type="float">
            <text:p>-0,866025403784439</text:p>
          </table:table-cell>
          <table:table-cell table:style-name="ce38" table:formula="of:=IF([.C54]&gt;=[.$B$3];[.C54];&quot;&quot;)" office:value-type="float" office:value="0.866025403784439" calcext:value-type="float">
            <text:p>0,866025403784439</text:p>
          </table:table-cell>
          <table:table-cell table:style-name="ce38" table:formula="of:=IF([.D54]&gt;=[.$B$3];[.D54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4]+1/32" office:value-type="float" office:value="0.53125" calcext:value-type="float">
            <text:p>0,53125</text:p>
          </table:table-cell>
          <table:table-cell table:style-name="ce37" table:formula="of:=SQRT(1-[.B55]*[.B55])" office:value-type="float" office:value="0.847215106982872" calcext:value-type="float">
            <text:p>0,847215106982872</text:p>
          </table:table-cell>
          <table:table-cell table:style-name="ce37" table:formula="of:=-1*([.C55])" office:value-type="float" office:value="-0.847215106982872" calcext:value-type="float">
            <text:p>-0,847215106982872</text:p>
          </table:table-cell>
          <table:table-cell table:style-name="ce38" table:formula="of:=IF([.C55]&gt;=[.$B$3];[.C55];&quot;&quot;)" office:value-type="float" office:value="0.847215106982872" calcext:value-type="float">
            <text:p>0,847215106982872</text:p>
          </table:table-cell>
          <table:table-cell table:style-name="ce38" table:formula="of:=IF([.D55]&gt;=[.$B$3];[.D55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5]+1/32" office:value-type="float" office:value="0.5625" calcext:value-type="float">
            <text:p>0,5625</text:p>
          </table:table-cell>
          <table:table-cell table:style-name="ce37" table:formula="of:=SQRT(1-[.B56]*[.B56])" office:value-type="float" office:value="0.826797284707685" calcext:value-type="float">
            <text:p>0,826797284707685</text:p>
          </table:table-cell>
          <table:table-cell table:style-name="ce37" table:formula="of:=-1*([.C56])" office:value-type="float" office:value="-0.826797284707685" calcext:value-type="float">
            <text:p>-0,826797284707685</text:p>
          </table:table-cell>
          <table:table-cell table:style-name="ce38" table:formula="of:=IF([.C56]&gt;=[.$B$3];[.C56];&quot;&quot;)" office:value-type="float" office:value="0.826797284707685" calcext:value-type="float">
            <text:p>0,826797284707685</text:p>
          </table:table-cell>
          <table:table-cell table:style-name="ce38" table:formula="of:=IF([.D56]&gt;=[.$B$3];[.D56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6]+1/32" office:value-type="float" office:value="0.59375" calcext:value-type="float">
            <text:p>0,59375</text:p>
          </table:table-cell>
          <table:table-cell table:style-name="ce37" table:formula="of:=SQRT(1-[.B57]*[.B57])" office:value-type="float" office:value="0.804649574348983" calcext:value-type="float">
            <text:p>0,804649574348983</text:p>
          </table:table-cell>
          <table:table-cell table:style-name="ce37" table:formula="of:=-1*([.C57])" office:value-type="float" office:value="-0.804649574348983" calcext:value-type="float">
            <text:p>-0,804649574348983</text:p>
          </table:table-cell>
          <table:table-cell table:style-name="ce38" table:formula="of:=IF([.C57]&gt;=[.$B$3];[.C57];&quot;&quot;)" office:value-type="float" office:value="0.804649574348983" calcext:value-type="float">
            <text:p>0,804649574348983</text:p>
          </table:table-cell>
          <table:table-cell table:style-name="ce38" table:formula="of:=IF([.D57]&gt;=[.$B$3];[.D57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7]+1/32" office:value-type="float" office:value="0.625" calcext:value-type="float">
            <text:p>0,625</text:p>
          </table:table-cell>
          <table:table-cell table:style-name="ce37" table:formula="of:=SQRT(1-[.B58]*[.B58])" office:value-type="float" office:value="0.7806247497998" calcext:value-type="float">
            <text:p>0,7806247497998</text:p>
          </table:table-cell>
          <table:table-cell table:style-name="ce37" table:formula="of:=-1*([.C58])" office:value-type="float" office:value="-0.7806247497998" calcext:value-type="float">
            <text:p>-0,7806247497998</text:p>
          </table:table-cell>
          <table:table-cell table:style-name="ce38" table:formula="of:=IF([.C58]&gt;=[.$B$3];[.C58];&quot;&quot;)" office:value-type="float" office:value="0.7806247497998" calcext:value-type="float">
            <text:p>0,7806247497998</text:p>
          </table:table-cell>
          <table:table-cell table:style-name="ce38" table:formula="of:=IF([.D58]&gt;=[.$B$3];[.D58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8]+1/32" office:value-type="float" office:value="0.65625" calcext:value-type="float">
            <text:p>0,65625</text:p>
          </table:table-cell>
          <table:table-cell table:style-name="ce37" table:formula="of:=SQRT(1-[.B59]*[.B59])" office:value-type="float" office:value="0.754543529228102" calcext:value-type="float">
            <text:p>0,754543529228102</text:p>
          </table:table-cell>
          <table:table-cell table:style-name="ce37" table:formula="of:=-1*([.C59])" office:value-type="float" office:value="-0.754543529228102" calcext:value-type="float">
            <text:p>-0,754543529228102</text:p>
          </table:table-cell>
          <table:table-cell table:style-name="ce38" table:formula="of:=IF([.C59]&gt;=[.$B$3];[.C59];&quot;&quot;)" office:value-type="float" office:value="0.754543529228102" calcext:value-type="float">
            <text:p>0,754543529228102</text:p>
          </table:table-cell>
          <table:table-cell table:style-name="ce38" table:formula="of:=IF([.D59]&gt;=[.$B$3];[.D59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9]+1/32" office:value-type="float" office:value="0.6875" calcext:value-type="float">
            <text:p>0,6875</text:p>
          </table:table-cell>
          <table:table-cell table:style-name="ce37" table:formula="of:=SQRT(1-[.B60]*[.B60])" office:value-type="float" office:value="0.726184377413891" calcext:value-type="float">
            <text:p>0,726184377413891</text:p>
          </table:table-cell>
          <table:table-cell table:style-name="ce37" table:formula="of:=-1*([.C60])" office:value-type="float" office:value="-0.726184377413891" calcext:value-type="float">
            <text:p>-0,726184377413891</text:p>
          </table:table-cell>
          <table:table-cell table:style-name="ce38" table:formula="of:=IF([.C60]&gt;=[.$B$3];[.C60];&quot;&quot;)" office:value-type="float" office:value="0.726184377413891" calcext:value-type="float">
            <text:p>0,726184377413891</text:p>
          </table:table-cell>
          <table:table-cell table:style-name="ce38" table:formula="of:=IF([.D60]&gt;=[.$B$3];[.D60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0]+1/32" office:value-type="float" office:value="0.71875" calcext:value-type="float">
            <text:p>0,71875</text:p>
          </table:table-cell>
          <table:table-cell table:style-name="ce37" table:formula="of:=SQRT(1-[.B61]*[.B61])" office:value-type="float" office:value="0.695268608165218" calcext:value-type="float">
            <text:p>0,695268608165218</text:p>
          </table:table-cell>
          <table:table-cell table:style-name="ce37" table:formula="of:=-1*([.C61])" office:value-type="float" office:value="-0.695268608165218" calcext:value-type="float">
            <text:p>-0,695268608165218</text:p>
          </table:table-cell>
          <table:table-cell table:style-name="ce38" table:formula="of:=IF([.C61]&gt;=[.$B$3];[.C61];&quot;&quot;)" office:value-type="float" office:value="0.695268608165218" calcext:value-type="float">
            <text:p>0,695268608165218</text:p>
          </table:table-cell>
          <table:table-cell table:style-name="ce38" table:formula="of:=IF([.D61]&gt;=[.$B$3];[.D61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1]+1/32" office:value-type="float" office:value="0.75" calcext:value-type="float">
            <text:p>0,75</text:p>
          </table:table-cell>
          <table:table-cell table:style-name="ce37" table:formula="of:=SQRT(1-[.B62]*[.B62])" office:value-type="float" office:value="0.661437827766148" calcext:value-type="float">
            <text:p>0,661437827766148</text:p>
          </table:table-cell>
          <table:table-cell table:style-name="ce37" table:formula="of:=-1*([.C62])" office:value-type="float" office:value="-0.661437827766148" calcext:value-type="float">
            <text:p>-0,661437827766148</text:p>
          </table:table-cell>
          <table:table-cell table:style-name="ce38" table:formula="of:=IF([.C62]&gt;=[.$B$3];[.C62];&quot;&quot;)" office:value-type="float" office:value="0.661437827766148" calcext:value-type="float">
            <text:p>0,661437827766148</text:p>
          </table:table-cell>
          <table:table-cell table:style-name="ce38" table:formula="of:=IF([.D62]&gt;=[.$B$3];[.D62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2]+1/32" office:value-type="float" office:value="0.78125" calcext:value-type="float">
            <text:p>0,78125</text:p>
          </table:table-cell>
          <table:table-cell table:style-name="ce37" table:formula="of:=SQRT(1-[.B63]*[.B63])" office:value-type="float" office:value="0.624218261107443" calcext:value-type="float">
            <text:p>0,624218261107443</text:p>
          </table:table-cell>
          <table:table-cell table:style-name="ce37" table:formula="of:=-1*([.C63])" office:value-type="float" office:value="-0.624218261107443" calcext:value-type="float">
            <text:p>-0,624218261107443</text:p>
          </table:table-cell>
          <table:table-cell table:style-name="ce38" table:formula="of:=IF([.C63]&gt;=[.$B$3];[.C63];&quot;&quot;)" office:value-type="float" office:value="0.624218261107443" calcext:value-type="float">
            <text:p>0,624218261107443</text:p>
          </table:table-cell>
          <table:table-cell table:style-name="ce38" table:formula="of:=IF([.D63]&gt;=[.$B$3];[.D63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3]+1/32" office:value-type="float" office:value="0.8125" calcext:value-type="float">
            <text:p>0,8125</text:p>
          </table:table-cell>
          <table:table-cell table:style-name="ce37" table:formula="of:=SQRT(1-[.B64]*[.B64])" office:value-type="float" office:value="0.582961190818051" calcext:value-type="float">
            <text:p>0,582961190818051</text:p>
          </table:table-cell>
          <table:table-cell table:style-name="ce37" table:formula="of:=-1*([.C64])" office:value-type="float" office:value="-0.582961190818051" calcext:value-type="float">
            <text:p>-0,582961190818051</text:p>
          </table:table-cell>
          <table:table-cell table:style-name="ce38" table:formula="of:=IF([.C64]&gt;=[.$B$3];[.C64];&quot;&quot;)" office:value-type="float" office:value="0.582961190818051" calcext:value-type="float">
            <text:p>0,582961190818051</text:p>
          </table:table-cell>
          <table:table-cell table:style-name="ce38" table:formula="of:=IF([.D64]&gt;=[.$B$3];[.D64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4]+1/32" office:value-type="float" office:value="0.84375" calcext:value-type="float">
            <text:p>0,84375</text:p>
          </table:table-cell>
          <table:table-cell table:style-name="ce37" table:formula="of:=SQRT(1-[.B65]*[.B65])" office:value-type="float" office:value="0.536736376166177" calcext:value-type="float">
            <text:p>0,536736376166177</text:p>
          </table:table-cell>
          <table:table-cell table:style-name="ce37" table:formula="of:=-1*([.C65])" office:value-type="float" office:value="-0.536736376166177" calcext:value-type="float">
            <text:p>-0,536736376166177</text:p>
          </table:table-cell>
          <table:table-cell table:style-name="ce38" table:formula="of:=IF([.C65]&gt;=[.$B$3];[.C65];&quot;&quot;)" office:value-type="float" office:value="0.536736376166177" calcext:value-type="float">
            <text:p>0,536736376166177</text:p>
          </table:table-cell>
          <table:table-cell table:style-name="ce38" table:formula="of:=IF([.D65]&gt;=[.$B$3];[.D65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5]+1/32" office:value-type="float" office:value="0.875" calcext:value-type="float">
            <text:p>0,875</text:p>
          </table:table-cell>
          <table:table-cell table:style-name="ce37" table:formula="of:=SQRT(1-[.B66]*[.B66])" office:value-type="float" office:value="0.484122918275927" calcext:value-type="float">
            <text:p>0,484122918275927</text:p>
          </table:table-cell>
          <table:table-cell table:style-name="ce37" table:formula="of:=-1*([.C66])" office:value-type="float" office:value="-0.484122918275927" calcext:value-type="float">
            <text:p>-0,484122918275927</text:p>
          </table:table-cell>
          <table:table-cell table:style-name="ce38" table:formula="of:=IF([.C66]&gt;=[.$B$3];[.C66];&quot;&quot;)">
            <text:p/>
          </table:table-cell>
          <table:table-cell table:style-name="ce38" table:formula="of:=IF([.D66]&gt;=[.$B$3];[.D66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6]+1/32" office:value-type="float" office:value="0.90625" calcext:value-type="float">
            <text:p>0,90625</text:p>
          </table:table-cell>
          <table:table-cell table:style-name="ce37" table:formula="of:=SQRT(1-[.B67]*[.B67])" office:value-type="float" office:value="0.422742164327146" calcext:value-type="float">
            <text:p>0,422742164327146</text:p>
          </table:table-cell>
          <table:table-cell table:style-name="ce37" table:formula="of:=-1*([.C67])" office:value-type="float" office:value="-0.422742164327146" calcext:value-type="float">
            <text:p>-0,422742164327146</text:p>
          </table:table-cell>
          <table:table-cell table:style-name="ce38" table:formula="of:=IF([.C67]&gt;=[.$B$3];[.C67];&quot;&quot;)">
            <text:p/>
          </table:table-cell>
          <table:table-cell table:style-name="ce38" table:formula="of:=IF([.D67]&gt;=[.$B$3];[.D67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7]+1/32" office:value-type="float" office:value="0.9375" calcext:value-type="float">
            <text:p>0,9375</text:p>
          </table:table-cell>
          <table:table-cell table:style-name="ce37" table:formula="of:=SQRT(1-[.B68]*[.B68])" office:value-type="float" office:value="0.347985272676876" calcext:value-type="float">
            <text:p>0,347985272676876</text:p>
          </table:table-cell>
          <table:table-cell table:style-name="ce37" table:formula="of:=-1*([.C68])" office:value-type="float" office:value="-0.347985272676876" calcext:value-type="float">
            <text:p>-0,347985272676876</text:p>
          </table:table-cell>
          <table:table-cell table:style-name="ce38" table:formula="of:=IF([.C68]&gt;=[.$B$3];[.C68];&quot;&quot;)">
            <text:p/>
          </table:table-cell>
          <table:table-cell table:style-name="ce38" table:formula="of:=IF([.D68]&gt;=[.$B$3];[.D68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8]+1/32" office:value-type="float" office:value="0.96875" calcext:value-type="float">
            <text:p>0,96875</text:p>
          </table:table-cell>
          <table:table-cell table:style-name="ce37" table:formula="of:=SQRT(1-[.B69]*[.B69])" office:value-type="float" office:value="0.248039185412305" calcext:value-type="float">
            <text:p>0,248039185412305</text:p>
          </table:table-cell>
          <table:table-cell table:style-name="ce37" table:formula="of:=-1*([.C69])" office:value-type="float" office:value="-0.248039185412305" calcext:value-type="float">
            <text:p>-0,248039185412305</text:p>
          </table:table-cell>
          <table:table-cell table:style-name="ce38" table:formula="of:=IF([.C69]&gt;=[.$B$3];[.C69];&quot;&quot;)">
            <text:p/>
          </table:table-cell>
          <table:table-cell table:style-name="ce38" table:formula="of:=IF([.D69]&gt;=[.$B$3];[.D69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6" table:formula="of:=[.B69]+1/32" office:value-type="float" office:value="1" calcext:value-type="float">
            <text:p>1</text:p>
          </table:table-cell>
          <table:table-cell table:style-name="ce38" table:formula="of:=SQRT(1-[.B70]*[.B70])" office:value-type="float" office:value="0" calcext:value-type="float">
            <text:p>0</text:p>
          </table:table-cell>
          <table:table-cell table:style-name="ce38" table:formula="of:=-1*([.C70])" office:value-type="float" office:value="-0" calcext:value-type="float">
            <text:p>0</text:p>
          </table:table-cell>
          <table:table-cell table:style-name="ce38" table:formula="of:=IF([.C70]&gt;=[.$B$3];[.C70];&quot;&quot;)">
            <text:p/>
          </table:table-cell>
          <table:table-cell table:style-name="ce38" table:formula="of:=IF([.D70]&gt;=[.$B$3];[.D70];&quot;&quot;)">
            <text:p/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 table:number-rows-repeated="685">
          <table:table-cell table:style-name="Default" table:number-columns-repeated="3"/>
          <table:table-cell table:number-columns-repeated="1021"/>
        </table:table-row>
        <table:table-row table:style-name="ro1" table:number-rows-repeated="10478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(x)=b" table:style-name="ta1">
        <table:shapes>
          <draw:frame draw:z-index="0" draw:style-name="gr1" draw:text-style-name="P1" svg:width="12.448cm" svg:height="8.999cm" svg:x="16.413cm" svg:y="6.61cm">
            <draw:object draw:notify-on-update-of-ranges="'cos(x)=b'.A6:'cos(x)=b'.A406 'cos(x)=b'.B6:'cos(x)=b'.B406 'cos(x)=b'.E7:'cos(x)=b'.E47 'cos(x)=b'.E5:'cos(x)=b'.E5 'cos(x)=b'.F7:'cos(x)=b'.F47 'cos(x)=b'.I9:'cos(x)=b'.I10 'cos(x)=b'.H9:'cos(x)=b'.H9 'cos(x)=b'.J9:'cos(x)=b'.J10 'cos(x)=b'.I11:'cos(x)=b'.I12 'cos(x)=b'.H11:'cos(x)=b'.H11 'cos(x)=b'.J11:'cos(x)=b'.J12 'cos(x)=b'.A6:'cos(x)=b'.A406 'cos(x)=b'.C6:'cos(x)=b'.C4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appresentare graficamente la soluzione della equazione cos(x)=b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b=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/>
          <table:table-cell table:style-name="ce8" office:value-type="string" calcext:value-type="string" table:number-columns-spanned="2" table:number-rows-spanned="1">
            <text:p>retta</text:p>
          </table:table-cell>
          <table:covered-table-cell/>
          <table:table-cell table:number-columns-repeated="3"/>
          <table:table-cell table:style-name="ce12" office:value-type="string" calcext:value-type="string" table:number-columns-spanned="2" table:number-rows-spanned="1">
            <text:p>valore in gradi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 table:formula="of:=SQRT(1-[.A6]^2)" office:value-type="float" office:value="0" calcext:value-type="float">
            <text:p>0</text:p>
          </table:table-cell>
          <table:table-cell table:style-name="ce5" table:formula="of:=-SQRT(1-[.A6]^2)" office:value-type="float" office:value="-0" calcext:value-type="float">
            <text:p>0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/>
          <table:table-cell table:style-name="ce26" office:value-type="string" calcext:value-type="string">
            <text:p>angolo alfa rad</text:p>
          </table:table-cell>
          <table:table-cell table:style-name="ce26" table:formula="of:=ACOS([.B3])" office:value-type="float" office:value="1.0471975511966" calcext:value-type="float">
            <text:p>1,0471975511966</text:p>
          </table:table-cell>
          <table:table-cell table:style-name="ce30" table:formula="of:=DEGREES([.I6])" office:value-type="float" office:value="60" calcext:value-type="float">
            <text:p>60</text:p>
          </table:table-cell>
          <table:table-cell table:style-name="ce30" table:formula="of:=180-[.J6]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table:style-name="ce5" table:formula="of:=[.A6]+0.005" office:value-type="float" office:value="-0.995" calcext:value-type="float">
            <text:p>-0,995</text:p>
          </table:table-cell>
          <table:table-cell table:style-name="ce5" table:formula="of:=SQRT(1-[.A7]^2)" office:value-type="float" office:value="0.0998749217771907" calcext:value-type="float">
            <text:p>0,0998749217771907</text:p>
          </table:table-cell>
          <table:table-cell table:style-name="ce5" table:formula="of:=-SQRT(1-[.A7]^2)" office:value-type="float" office:value="-0.0998749217771907" calcext:value-type="float">
            <text:p>-0,099874921777190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office:value-type="float" office:value="-2" calcext:value-type="float">
            <text:p>-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7]+0.005" office:value-type="float" office:value="-0.99" calcext:value-type="float">
            <text:p>-0,99</text:p>
          </table:table-cell>
          <table:table-cell table:style-name="ce5" table:formula="of:=SQRT(1-[.A8]^2)" office:value-type="float" office:value="0.141067359796659" calcext:value-type="float">
            <text:p>0,141067359796659</text:p>
          </table:table-cell>
          <table:table-cell table:style-name="ce5" table:formula="of:=-SQRT(1-[.A8]^2)" office:value-type="float" office:value="-0.141067359796659" calcext:value-type="float">
            <text:p>-0,141067359796659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7]+0.1" office:value-type="float" office:value="-1.9" calcext:value-type="float">
            <text:p>-1,9</text:p>
          </table:table-cell>
          <table:table-cell table:style-name="Default"/>
          <table:table-cell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5" table:formula="of:=[.A8]+0.005" office:value-type="float" office:value="-0.985" calcext:value-type="float">
            <text:p>-0,985</text:p>
          </table:table-cell>
          <table:table-cell table:style-name="ce5" table:formula="of:=SQRT(1-[.A9]^2)" office:value-type="float" office:value="0.172554339267374" calcext:value-type="float">
            <text:p>0,172554339267374</text:p>
          </table:table-cell>
          <table:table-cell table:style-name="ce5" table:formula="of:=-SQRT(1-[.A9]^2)" office:value-type="float" office:value="-0.172554339267374" calcext:value-type="float">
            <text:p>-0,17255433926737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8]+0.1" office:value-type="float" office:value="-1.8" calcext:value-type="float">
            <text:p>-1,8</text:p>
          </table:table-cell>
          <table:table-cell table:style-name="Default"/>
          <table:table-cell table:style-name="ce27" office:value-type="string" calcext:value-type="string">
            <text:p>A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style-name="ce28" table:formula="of:=SIN([.I6])" office:value-type="float" office:value="0.866025403784439" calcext:value-type="float">
            <text:p>0,866025403784439</text:p>
          </table:table-cell>
          <table:table-cell table:number-columns-repeated="1014"/>
        </table:table-row>
        <table:table-row table:style-name="ro1">
          <table:table-cell table:style-name="ce5" table:formula="of:=[.A9]+0.005" office:value-type="float" office:value="-0.98" calcext:value-type="float">
            <text:p>-0,98</text:p>
          </table:table-cell>
          <table:table-cell table:style-name="ce5" table:formula="of:=SQRT(1-[.A10]^2)" office:value-type="float" office:value="0.198997487421324" calcext:value-type="float">
            <text:p>0,198997487421324</text:p>
          </table:table-cell>
          <table:table-cell table:style-name="ce5" table:formula="of:=-SQRT(1-[.A10]^2)" office:value-type="float" office:value="-0.198997487421324" calcext:value-type="float">
            <text:p>-0,19899748742132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9]+0.1" office:value-type="float" office:value="-1.7" calcext:value-type="float">
            <text:p>-1,7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table:formula="of:=[.A10]+0.005" office:value-type="float" office:value="-0.975" calcext:value-type="float">
            <text:p>-0,975</text:p>
          </table:table-cell>
          <table:table-cell table:style-name="ce5" table:formula="of:=SQRT(1-[.A11]^2)" office:value-type="float" office:value="0.22220486043289" calcext:value-type="float">
            <text:p>0,22220486043289</text:p>
          </table:table-cell>
          <table:table-cell table:style-name="ce5" table:formula="of:=-SQRT(1-[.A11]^2)" office:value-type="float" office:value="-0.22220486043289" calcext:value-type="float">
            <text:p>-0,22220486043289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0]+0.1" office:value-type="float" office:value="-1.6" calcext:value-type="float">
            <text:p>-1,6</text:p>
          </table:table-cell>
          <table:table-cell table:style-name="Default"/>
          <table:table-cell table:style-name="ce27" office:value-type="string" calcext:value-type="string">
            <text:p>B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style-name="ce28" table:formula="of:=-SIN([.I6])" office:value-type="float" office:value="-0.866025403784439" calcext:value-type="float">
            <text:p>-0,866025403784439</text:p>
          </table:table-cell>
          <table:table-cell table:number-columns-repeated="1014"/>
        </table:table-row>
        <table:table-row table:style-name="ro1">
          <table:table-cell table:style-name="ce5" table:formula="of:=[.A11]+0.005" office:value-type="float" office:value="-0.97" calcext:value-type="float">
            <text:p>-0,97</text:p>
          </table:table-cell>
          <table:table-cell table:style-name="ce5" table:formula="of:=SQRT(1-[.A12]^2)" office:value-type="float" office:value="0.243104915622864" calcext:value-type="float">
            <text:p>0,243104915622864</text:p>
          </table:table-cell>
          <table:table-cell table:style-name="ce5" table:formula="of:=-SQRT(1-[.A12]^2)" office:value-type="float" office:value="-0.243104915622864" calcext:value-type="float">
            <text:p>-0,24310491562286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1]+0.1" office:value-type="float" office:value="-1.5" calcext:value-type="float">
            <text:p>-1,5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table:formula="of:=[.A12]+0.005" office:value-type="float" office:value="-0.965" calcext:value-type="float">
            <text:p>-0,965</text:p>
          </table:table-cell>
          <table:table-cell table:style-name="ce5" table:formula="of:=SQRT(1-[.A13]^2)" office:value-type="float" office:value="0.262249880838867" calcext:value-type="float">
            <text:p>0,262249880838867</text:p>
          </table:table-cell>
          <table:table-cell table:style-name="ce5" table:formula="of:=-SQRT(1-[.A13]^2)" office:value-type="float" office:value="-0.262249880838867" calcext:value-type="float">
            <text:p>-0,26224988083886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2]+0.1" office:value-type="float" office:value="-1.4" calcext:value-type="float">
            <text:p>-1,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3]+0.005" office:value-type="float" office:value="-0.96" calcext:value-type="float">
            <text:p>-0,96</text:p>
          </table:table-cell>
          <table:table-cell table:style-name="ce5" table:formula="of:=SQRT(1-[.A14]^2)" office:value-type="float" office:value="0.28" calcext:value-type="float">
            <text:p>0,28</text:p>
          </table:table-cell>
          <table:table-cell table:style-name="ce5" table:formula="of:=-SQRT(1-[.A14]^2)" office:value-type="float" office:value="-0.28" calcext:value-type="float">
            <text:p>-0,2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3]+0.1" office:value-type="float" office:value="-1.3" calcext:value-type="float">
            <text:p>-1,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4]+0.005" office:value-type="float" office:value="-0.955" calcext:value-type="float">
            <text:p>-0,955</text:p>
          </table:table-cell>
          <table:table-cell table:style-name="ce5" table:formula="of:=SQRT(1-[.A15]^2)" office:value-type="float" office:value="0.296605798999278" calcext:value-type="float">
            <text:p>0,296605798999278</text:p>
          </table:table-cell>
          <table:table-cell table:style-name="ce5" table:formula="of:=-SQRT(1-[.A15]^2)" office:value-type="float" office:value="-0.296605798999278" calcext:value-type="float">
            <text:p>-0,29660579899927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4]+0.1" office:value-type="float" office:value="-1.2" calcext:value-type="float">
            <text:p>-1,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5]+0.005" office:value-type="float" office:value="-0.95" calcext:value-type="float">
            <text:p>-0,95</text:p>
          </table:table-cell>
          <table:table-cell table:style-name="ce5" table:formula="of:=SQRT(1-[.A16]^2)" office:value-type="float" office:value="0.31224989991992" calcext:value-type="float">
            <text:p>0,31224989991992</text:p>
          </table:table-cell>
          <table:table-cell table:style-name="ce5" table:formula="of:=-SQRT(1-[.A16]^2)" office:value-type="float" office:value="-0.31224989991992" calcext:value-type="float">
            <text:p>-0,3122498999199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5]+0.1" office:value-type="float" office:value="-1.1" calcext:value-type="float">
            <text:p>-1,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6]+0.005" office:value-type="float" office:value="-0.945" calcext:value-type="float">
            <text:p>-0,945</text:p>
          </table:table-cell>
          <table:table-cell table:style-name="ce5" table:formula="of:=SQRT(1-[.A17]^2)" office:value-type="float" office:value="0.327070328828526" calcext:value-type="float">
            <text:p>0,327070328828526</text:p>
          </table:table-cell>
          <table:table-cell table:style-name="ce5" table:formula="of:=-SQRT(1-[.A17]^2)" office:value-type="float" office:value="-0.327070328828526" calcext:value-type="float">
            <text:p>-0,327070328828526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6]+0.1" office:value-type="float" office:value="-0.999999999999999" calcext:value-type="float">
            <text:p>-0,9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7]+0.005" office:value-type="float" office:value="-0.94" calcext:value-type="float">
            <text:p>-0,94</text:p>
          </table:table-cell>
          <table:table-cell table:style-name="ce5" table:formula="of:=SQRT(1-[.A18]^2)" office:value-type="float" office:value="0.34117444218464" calcext:value-type="float">
            <text:p>0,34117444218464</text:p>
          </table:table-cell>
          <table:table-cell table:style-name="ce5" table:formula="of:=-SQRT(1-[.A18]^2)" office:value-type="float" office:value="-0.34117444218464" calcext:value-type="float">
            <text:p>-0,3411744421846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7]+0.1" office:value-type="float" office:value="-0.899999999999999" calcext:value-type="float">
            <text:p>-0,8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8]+0.005" office:value-type="float" office:value="-0.935" calcext:value-type="float">
            <text:p>-0,935</text:p>
          </table:table-cell>
          <table:table-cell table:style-name="ce5" table:formula="of:=SQRT(1-[.A19]^2)" office:value-type="float" office:value="0.354647712526107" calcext:value-type="float">
            <text:p>0,354647712526107</text:p>
          </table:table-cell>
          <table:table-cell table:style-name="ce5" table:formula="of:=-SQRT(1-[.A19]^2)" office:value-type="float" office:value="-0.354647712526107" calcext:value-type="float">
            <text:p>-0,35464771252610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8]+0.1" office:value-type="float" office:value="-0.799999999999999" calcext:value-type="float">
            <text:p>-0,7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19]+0.005" office:value-type="float" office:value="-0.93" calcext:value-type="float">
            <text:p>-0,93</text:p>
          </table:table-cell>
          <table:table-cell table:style-name="ce5" table:formula="of:=SQRT(1-[.A20]^2)" office:value-type="float" office:value="0.367559518989782" calcext:value-type="float">
            <text:p>0,367559518989782</text:p>
          </table:table-cell>
          <table:table-cell table:style-name="ce5" table:formula="of:=-SQRT(1-[.A20]^2)" office:value-type="float" office:value="-0.367559518989782" calcext:value-type="float">
            <text:p>-0,36755951898978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19]+0.1" office:value-type="float" office:value="-0.699999999999999" calcext:value-type="float">
            <text:p>-0,6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0]+0.005" office:value-type="float" office:value="-0.925" calcext:value-type="float">
            <text:p>-0,925</text:p>
          </table:table-cell>
          <table:table-cell table:style-name="ce5" table:formula="of:=SQRT(1-[.A21]^2)" office:value-type="float" office:value="0.379967103839267" calcext:value-type="float">
            <text:p>0,379967103839267</text:p>
          </table:table-cell>
          <table:table-cell table:style-name="ce5" table:formula="of:=-SQRT(1-[.A21]^2)" office:value-type="float" office:value="-0.379967103839267" calcext:value-type="float">
            <text:p>-0,37996710383926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0]+0.1" office:value-type="float" office:value="-0.599999999999999" calcext:value-type="float">
            <text:p>-0,5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1]+0.005" office:value-type="float" office:value="-0.92" calcext:value-type="float">
            <text:p>-0,92</text:p>
          </table:table-cell>
          <table:table-cell table:style-name="ce5" table:formula="of:=SQRT(1-[.A22]^2)" office:value-type="float" office:value="0.391918358845309" calcext:value-type="float">
            <text:p>0,391918358845309</text:p>
          </table:table-cell>
          <table:table-cell table:style-name="ce5" table:formula="of:=-SQRT(1-[.A22]^2)" office:value-type="float" office:value="-0.391918358845309" calcext:value-type="float">
            <text:p>-0,391918358845309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1]+0.1" office:value-type="float" office:value="-0.499999999999999" calcext:value-type="float">
            <text:p>-0,4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2]+0.005" office:value-type="float" office:value="-0.915" calcext:value-type="float">
            <text:p>-0,915</text:p>
          </table:table-cell>
          <table:table-cell table:style-name="ce5" table:formula="of:=SQRT(1-[.A23]^2)" office:value-type="float" office:value="0.403453838747384" calcext:value-type="float">
            <text:p>0,403453838747384</text:p>
          </table:table-cell>
          <table:table-cell table:style-name="ce5" table:formula="of:=-SQRT(1-[.A23]^2)" office:value-type="float" office:value="-0.403453838747384" calcext:value-type="float">
            <text:p>-0,40345383874738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2]+0.1" office:value-type="float" office:value="-0.399999999999999" calcext:value-type="float">
            <text:p>-0,3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3]+0.005" office:value-type="float" office:value="-0.91" calcext:value-type="float">
            <text:p>-0,91</text:p>
          </table:table-cell>
          <table:table-cell table:style-name="ce5" table:formula="of:=SQRT(1-[.A24]^2)" office:value-type="float" office:value="0.414608248832558" calcext:value-type="float">
            <text:p>0,414608248832558</text:p>
          </table:table-cell>
          <table:table-cell table:style-name="ce5" table:formula="of:=-SQRT(1-[.A24]^2)" office:value-type="float" office:value="-0.414608248832558" calcext:value-type="float">
            <text:p>-0,41460824883255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3]+0.1" office:value-type="float" office:value="-0.299999999999999" calcext:value-type="float">
            <text:p>-0,2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4]+0.005" office:value-type="float" office:value="-0.905" calcext:value-type="float">
            <text:p>-0,905</text:p>
          </table:table-cell>
          <table:table-cell table:style-name="ce5" table:formula="of:=SQRT(1-[.A25]^2)" office:value-type="float" office:value="0.425411565428116" calcext:value-type="float">
            <text:p>0,425411565428116</text:p>
          </table:table-cell>
          <table:table-cell table:style-name="ce5" table:formula="of:=-SQRT(1-[.A25]^2)" office:value-type="float" office:value="-0.425411565428116" calcext:value-type="float">
            <text:p>-0,425411565428116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4]+0.1" office:value-type="float" office:value="-0.199999999999999" calcext:value-type="float">
            <text:p>-0,19999999999999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5]+0.005" office:value-type="float" office:value="-0.9" calcext:value-type="float">
            <text:p>-0,9</text:p>
          </table:table-cell>
          <table:table-cell table:style-name="ce5" table:formula="of:=SQRT(1-[.A26]^2)" office:value-type="float" office:value="0.435889894354068" calcext:value-type="float">
            <text:p>0,435889894354068</text:p>
          </table:table-cell>
          <table:table-cell table:style-name="ce5" table:formula="of:=-SQRT(1-[.A26]^2)" office:value-type="float" office:value="-0.435889894354068" calcext:value-type="float">
            <text:p>-0,43588989435406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5]+0.1" office:value-type="float" office:value="-0.0999999999999994" calcext:value-type="float">
            <text:p>-0,099999999999999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6]+0.005" office:value-type="float" office:value="-0.895" calcext:value-type="float">
            <text:p>-0,895</text:p>
          </table:table-cell>
          <table:table-cell table:style-name="ce5" table:formula="of:=SQRT(1-[.A27]^2)" office:value-type="float" office:value="0.446066138593819" calcext:value-type="float">
            <text:p>0,446066138593819</text:p>
          </table:table-cell>
          <table:table-cell table:style-name="ce5" table:formula="of:=-SQRT(1-[.A27]^2)" office:value-type="float" office:value="-0.446066138593819" calcext:value-type="float">
            <text:p>-0,446066138593819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23" table:formula="of:=[.F26]+0.1" office:value-type="float" office:value="6.38378239159465E-016" calcext:value-type="float">
            <text:p>0,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7]+0.005" office:value-type="float" office:value="-0.89" calcext:value-type="float">
            <text:p>-0,89</text:p>
          </table:table-cell>
          <table:table-cell table:style-name="ce5" table:formula="of:=SQRT(1-[.A28]^2)" office:value-type="float" office:value="0.45596052460712" calcext:value-type="float">
            <text:p>0,45596052460712</text:p>
          </table:table-cell>
          <table:table-cell table:style-name="ce5" table:formula="of:=-SQRT(1-[.A28]^2)" office:value-type="float" office:value="-0.45596052460712" calcext:value-type="float">
            <text:p>-0,4559605246071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7]+0.1" office:value-type="float" office:value="0.100000000000001" calcext:value-type="float">
            <text:p>0,1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8]+0.005" office:value-type="float" office:value="-0.885" calcext:value-type="float">
            <text:p>-0,885</text:p>
          </table:table-cell>
          <table:table-cell table:style-name="ce5" table:formula="of:=SQRT(1-[.A29]^2)" office:value-type="float" office:value="0.465591022250215" calcext:value-type="float">
            <text:p>0,465591022250215</text:p>
          </table:table-cell>
          <table:table-cell table:style-name="ce5" table:formula="of:=-SQRT(1-[.A29]^2)" office:value-type="float" office:value="-0.465591022250215" calcext:value-type="float">
            <text:p>-0,465591022250215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8]+0.1" office:value-type="float" office:value="0.200000000000001" calcext:value-type="float">
            <text:p>0,2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29]+0.005" office:value-type="float" office:value="-0.88" calcext:value-type="float">
            <text:p>-0,88</text:p>
          </table:table-cell>
          <table:table-cell table:style-name="ce5" table:formula="of:=SQRT(1-[.A30]^2)" office:value-type="float" office:value="0.474973683481517" calcext:value-type="float">
            <text:p>0,474973683481517</text:p>
          </table:table-cell>
          <table:table-cell table:style-name="ce5" table:formula="of:=-SQRT(1-[.A30]^2)" office:value-type="float" office:value="-0.474973683481517" calcext:value-type="float">
            <text:p>-0,47497368348151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29]+0.1" office:value-type="float" office:value="0.300000000000001" calcext:value-type="float">
            <text:p>0,3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0]+0.005" office:value-type="float" office:value="-0.875" calcext:value-type="float">
            <text:p>-0,875</text:p>
          </table:table-cell>
          <table:table-cell table:style-name="ce5" table:formula="of:=SQRT(1-[.A31]^2)" office:value-type="float" office:value="0.484122918275927" calcext:value-type="float">
            <text:p>0,484122918275927</text:p>
          </table:table-cell>
          <table:table-cell table:style-name="ce5" table:formula="of:=-SQRT(1-[.A31]^2)" office:value-type="float" office:value="-0.484122918275927" calcext:value-type="float">
            <text:p>-0,48412291827592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0]+0.1" office:value-type="float" office:value="0.400000000000001" calcext:value-type="float">
            <text:p>0,4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1]+0.005" office:value-type="float" office:value="-0.87" calcext:value-type="float">
            <text:p>-0,87</text:p>
          </table:table-cell>
          <table:table-cell table:style-name="ce5" table:formula="of:=SQRT(1-[.A32]^2)" office:value-type="float" office:value="0.493051721424842" calcext:value-type="float">
            <text:p>0,493051721424842</text:p>
          </table:table-cell>
          <table:table-cell table:style-name="ce5" table:formula="of:=-SQRT(1-[.A32]^2)" office:value-type="float" office:value="-0.493051721424842" calcext:value-type="float">
            <text:p>-0,49305172142484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1]+0.1" office:value-type="float" office:value="0.500000000000001" calcext:value-type="float">
            <text:p>0,5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2]+0.005" office:value-type="float" office:value="-0.865" calcext:value-type="float">
            <text:p>-0,865</text:p>
          </table:table-cell>
          <table:table-cell table:style-name="ce5" table:formula="of:=SQRT(1-[.A33]^2)" office:value-type="float" office:value="0.501771860510332" calcext:value-type="float">
            <text:p>0,501771860510332</text:p>
          </table:table-cell>
          <table:table-cell table:style-name="ce5" table:formula="of:=-SQRT(1-[.A33]^2)" office:value-type="float" office:value="-0.501771860510332" calcext:value-type="float">
            <text:p>-0,50177186051033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2]+0.1" office:value-type="float" office:value="0.600000000000001" calcext:value-type="float">
            <text:p>0,6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3]+0.005" office:value-type="float" office:value="-0.86" calcext:value-type="float">
            <text:p>-0,86</text:p>
          </table:table-cell>
          <table:table-cell table:style-name="ce5" table:formula="of:=SQRT(1-[.A34]^2)" office:value-type="float" office:value="0.510294032886923" calcext:value-type="float">
            <text:p>0,510294032886923</text:p>
          </table:table-cell>
          <table:table-cell table:style-name="ce5" table:formula="of:=-SQRT(1-[.A34]^2)" office:value-type="float" office:value="-0.510294032886923" calcext:value-type="float">
            <text:p>-0,510294032886923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3]+0.1" office:value-type="float" office:value="0.700000000000001" calcext:value-type="float">
            <text:p>0,7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4]+0.005" office:value-type="float" office:value="-0.855" calcext:value-type="float">
            <text:p>-0,855</text:p>
          </table:table-cell>
          <table:table-cell table:style-name="ce5" table:formula="of:=SQRT(1-[.A35]^2)" office:value-type="float" office:value="0.518627997701628" calcext:value-type="float">
            <text:p>0,518627997701628</text:p>
          </table:table-cell>
          <table:table-cell table:style-name="ce5" table:formula="of:=-SQRT(1-[.A35]^2)" office:value-type="float" office:value="-0.518627997701628" calcext:value-type="float">
            <text:p>-0,51862799770162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4]+0.1" office:value-type="float" office:value="0.800000000000001" calcext:value-type="float">
            <text:p>0,8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5]+0.005" office:value-type="float" office:value="-0.85" calcext:value-type="float">
            <text:p>-0,85</text:p>
          </table:table-cell>
          <table:table-cell table:style-name="ce5" table:formula="of:=SQRT(1-[.A36]^2)" office:value-type="float" office:value="0.526782687642637" calcext:value-type="float">
            <text:p>0,526782687642637</text:p>
          </table:table-cell>
          <table:table-cell table:style-name="ce5" table:formula="of:=-SQRT(1-[.A36]^2)" office:value-type="float" office:value="-0.526782687642637" calcext:value-type="float">
            <text:p>-0,52678268764263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5]+0.1" office:value-type="float" office:value="0.900000000000001" calcext:value-type="float">
            <text:p>0,90000000000000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6]+0.005" office:value-type="float" office:value="-0.845" calcext:value-type="float">
            <text:p>-0,845</text:p>
          </table:table-cell>
          <table:table-cell table:style-name="ce5" table:formula="of:=SQRT(1-[.A37]^2)" office:value-type="float" office:value="0.534766304099277" calcext:value-type="float">
            <text:p>0,534766304099277</text:p>
          </table:table-cell>
          <table:table-cell table:style-name="ce5" table:formula="of:=-SQRT(1-[.A37]^2)" office:value-type="float" office:value="-0.534766304099277" calcext:value-type="float">
            <text:p>-0,534766304099277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6]+0.1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7]+0.005" office:value-type="float" office:value="-0.84" calcext:value-type="float">
            <text:p>-0,84</text:p>
          </table:table-cell>
          <table:table-cell table:style-name="ce5" table:formula="of:=SQRT(1-[.A38]^2)" office:value-type="float" office:value="0.542586398650022" calcext:value-type="float">
            <text:p>0,542586398650022</text:p>
          </table:table-cell>
          <table:table-cell table:style-name="ce5" table:formula="of:=-SQRT(1-[.A38]^2)" office:value-type="float" office:value="-0.542586398650022" calcext:value-type="float">
            <text:p>-0,542586398650022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7]+0.1" office:value-type="float" office:value="1.1" calcext:value-type="float">
            <text:p>1,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8]+0.005" office:value-type="float" office:value="-0.835" calcext:value-type="float">
            <text:p>-0,835</text:p>
          </table:table-cell>
          <table:table-cell table:style-name="ce5" table:formula="of:=SQRT(1-[.A39]^2)" office:value-type="float" office:value="0.55024994320763" calcext:value-type="float">
            <text:p>0,55024994320763</text:p>
          </table:table-cell>
          <table:table-cell table:style-name="ce5" table:formula="of:=-SQRT(1-[.A39]^2)" office:value-type="float" office:value="-0.55024994320763" calcext:value-type="float">
            <text:p>-0,55024994320763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8]+0.1" office:value-type="float" office:value="1.2" calcext:value-type="float">
            <text:p>1,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39]+0.005" office:value-type="float" office:value="-0.83" calcext:value-type="float">
            <text:p>-0,83</text:p>
          </table:table-cell>
          <table:table-cell table:style-name="ce5" table:formula="of:=SQRT(1-[.A40]^2)" office:value-type="float" office:value="0.557763390695374" calcext:value-type="float">
            <text:p>0,557763390695374</text:p>
          </table:table-cell>
          <table:table-cell table:style-name="ce5" table:formula="of:=-SQRT(1-[.A40]^2)" office:value-type="float" office:value="-0.557763390695374" calcext:value-type="float">
            <text:p>-0,557763390695374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39]+0.1" office:value-type="float" office:value="1.3" calcext:value-type="float">
            <text:p>1,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0]+0.005" office:value-type="float" office:value="-0.825" calcext:value-type="float">
            <text:p>-0,825</text:p>
          </table:table-cell>
          <table:table-cell table:style-name="ce5" table:formula="of:=SQRT(1-[.A41]^2)" office:value-type="float" office:value="0.565132727772866" calcext:value-type="float">
            <text:p>0,565132727772866</text:p>
          </table:table-cell>
          <table:table-cell table:style-name="ce5" table:formula="of:=-SQRT(1-[.A41]^2)" office:value-type="float" office:value="-0.565132727772866" calcext:value-type="float">
            <text:p>-0,565132727772866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0]+0.1" office:value-type="float" office:value="1.4" calcext:value-type="float">
            <text:p>1,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1]+0.005" office:value-type="float" office:value="-0.82" calcext:value-type="float">
            <text:p>-0,82</text:p>
          </table:table-cell>
          <table:table-cell table:style-name="ce5" table:formula="of:=SQRT(1-[.A42]^2)" office:value-type="float" office:value="0.572363520850168" calcext:value-type="float">
            <text:p>0,572363520850168</text:p>
          </table:table-cell>
          <table:table-cell table:style-name="ce5" table:formula="of:=-SQRT(1-[.A42]^2)" office:value-type="float" office:value="-0.572363520850168" calcext:value-type="float">
            <text:p>-0,57236352085016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1]+0.1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2]+0.005" office:value-type="float" office:value="-0.815" calcext:value-type="float">
            <text:p>-0,815</text:p>
          </table:table-cell>
          <table:table-cell table:style-name="ce5" table:formula="of:=SQRT(1-[.A43]^2)" office:value-type="float" office:value="0.579460956406901" calcext:value-type="float">
            <text:p>0,579460956406901</text:p>
          </table:table-cell>
          <table:table-cell table:style-name="ce5" table:formula="of:=-SQRT(1-[.A43]^2)" office:value-type="float" office:value="-0.579460956406901" calcext:value-type="float">
            <text:p>-0,579460956406901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2]+0.1" office:value-type="float" office:value="1.6" calcext:value-type="float">
            <text:p>1,6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3]+0.005" office:value-type="float" office:value="-0.81" calcext:value-type="float">
            <text:p>-0,81</text:p>
          </table:table-cell>
          <table:table-cell table:style-name="ce5" table:formula="of:=SQRT(1-[.A44]^2)" office:value-type="float" office:value="0.58642987645583" calcext:value-type="float">
            <text:p>0,58642987645583</text:p>
          </table:table-cell>
          <table:table-cell table:style-name="ce5" table:formula="of:=-SQRT(1-[.A44]^2)" office:value-type="float" office:value="-0.58642987645583" calcext:value-type="float">
            <text:p>-0,58642987645583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3]+0.1" office:value-type="float" office:value="1.7" calcext:value-type="float">
            <text:p>1,7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4]+0.005" office:value-type="float" office:value="-0.805" calcext:value-type="float">
            <text:p>-0,805</text:p>
          </table:table-cell>
          <table:table-cell table:style-name="ce5" table:formula="of:=SQRT(1-[.A45]^2)" office:value-type="float" office:value="0.593274809847848" calcext:value-type="float">
            <text:p>0,593274809847848</text:p>
          </table:table-cell>
          <table:table-cell table:style-name="ce5" table:formula="of:=-SQRT(1-[.A45]^2)" office:value-type="float" office:value="-0.593274809847848" calcext:value-type="float">
            <text:p>-0,593274809847848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4]+0.1" office:value-type="float" office:value="1.8" calcext:value-type="float">
            <text:p>1,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5]+0.005" office:value-type="float" office:value="-0.8" calcext:value-type="float">
            <text:p>-0,8</text:p>
          </table:table-cell>
          <table:table-cell table:style-name="ce5" table:formula="of:=SQRT(1-[.A46]^2)" office:value-type="float" office:value="0.6" calcext:value-type="float">
            <text:p>0,6</text:p>
          </table:table-cell>
          <table:table-cell table:style-name="ce5" table:formula="of:=-SQRT(1-[.A46]^2)" office:value-type="float" office:value="-0.6" calcext:value-type="float">
            <text:p>-0,6</text:p>
          </table:table-cell>
          <table:table-cell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F45]+0.1" office:value-type="float" office:value="1.9" calcext:value-type="float">
            <text:p>1,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6]+0.005" office:value-type="float" office:value="-0.795" calcext:value-type="float">
            <text:p>-0,795</text:p>
          </table:table-cell>
          <table:table-cell table:style-name="ce5" table:formula="of:=SQRT(1-[.A47]^2)" office:value-type="float" office:value="0.606609429534359" calcext:value-type="float">
            <text:p>0,606609429534359</text:p>
          </table:table-cell>
          <table:table-cell table:style-name="ce5" table:formula="of:=-SQRT(1-[.A47]^2)" office:value-type="float" office:value="-0.606609429534359" calcext:value-type="float">
            <text:p>-0,606609429534359</text:p>
          </table:table-cell>
          <table:table-cell/>
          <table:table-cell table:style-name="ce10" table:formula="of:=[.$B$3]" office:value-type="float" office:value="0.5" calcext:value-type="float">
            <text:p>0,5</text:p>
          </table:table-cell>
          <table:table-cell table:style-name="ce10" table:formula="of:=[.F46]+0.1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" table:formula="of:=[.A47]+0.005" office:value-type="float" office:value="-0.79" calcext:value-type="float">
            <text:p>-0,79</text:p>
          </table:table-cell>
          <table:table-cell table:style-name="ce5" table:formula="of:=SQRT(1-[.A48]^2)" office:value-type="float" office:value="0.613106842238773" calcext:value-type="float">
            <text:p>0,613106842238773</text:p>
          </table:table-cell>
          <table:table-cell table:style-name="ce5" table:formula="of:=-SQRT(1-[.A48]^2)" office:value-type="float" office:value="-0.613106842238773" calcext:value-type="float">
            <text:p>-0,613106842238773</text:p>
          </table:table-cell>
          <table:table-cell table:number-columns-repeated="1021"/>
        </table:table-row>
        <table:table-row table:style-name="ro1">
          <table:table-cell table:style-name="ce5" table:formula="of:=[.A48]+0.005" office:value-type="float" office:value="-0.785" calcext:value-type="float">
            <text:p>-0,785</text:p>
          </table:table-cell>
          <table:table-cell table:style-name="ce5" table:formula="of:=SQRT(1-[.A49]^2)" office:value-type="float" office:value="0.619495762697373" calcext:value-type="float">
            <text:p>0,619495762697373</text:p>
          </table:table-cell>
          <table:table-cell table:style-name="ce5" table:formula="of:=-SQRT(1-[.A49]^2)" office:value-type="float" office:value="-0.619495762697373" calcext:value-type="float">
            <text:p>-0,619495762697373</text:p>
          </table:table-cell>
          <table:table-cell table:number-columns-repeated="1021"/>
        </table:table-row>
        <table:table-row table:style-name="ro1">
          <table:table-cell table:style-name="ce5" table:formula="of:=[.A49]+0.005" office:value-type="float" office:value="-0.78" calcext:value-type="float">
            <text:p>-0,78</text:p>
          </table:table-cell>
          <table:table-cell table:style-name="ce5" table:formula="of:=SQRT(1-[.A50]^2)" office:value-type="float" office:value="0.625779513886481" calcext:value-type="float">
            <text:p>0,625779513886481</text:p>
          </table:table-cell>
          <table:table-cell table:style-name="ce5" table:formula="of:=-SQRT(1-[.A50]^2)" office:value-type="float" office:value="-0.625779513886481" calcext:value-type="float">
            <text:p>-0,625779513886481</text:p>
          </table:table-cell>
          <table:table-cell table:number-columns-repeated="1021"/>
        </table:table-row>
        <table:table-row table:style-name="ro1">
          <table:table-cell table:style-name="ce5" table:formula="of:=[.A50]+0.005" office:value-type="float" office:value="-0.775" calcext:value-type="float">
            <text:p>-0,775</text:p>
          </table:table-cell>
          <table:table-cell table:style-name="ce5" table:formula="of:=SQRT(1-[.A51]^2)" office:value-type="float" office:value="0.631961232988227" calcext:value-type="float">
            <text:p>0,631961232988227</text:p>
          </table:table-cell>
          <table:table-cell table:style-name="ce5" table:formula="of:=-SQRT(1-[.A51]^2)" office:value-type="float" office:value="-0.631961232988227" calcext:value-type="float">
            <text:p>-0,631961232988227</text:p>
          </table:table-cell>
          <table:table-cell table:number-columns-repeated="1021"/>
        </table:table-row>
        <table:table-row table:style-name="ro1">
          <table:table-cell table:style-name="ce5" table:formula="of:=[.A51]+0.005" office:value-type="float" office:value="-0.77" calcext:value-type="float">
            <text:p>-0,77</text:p>
          </table:table-cell>
          <table:table-cell table:style-name="ce5" table:formula="of:=SQRT(1-[.A52]^2)" office:value-type="float" office:value="0.638043885637971" calcext:value-type="float">
            <text:p>0,638043885637971</text:p>
          </table:table-cell>
          <table:table-cell table:style-name="ce5" table:formula="of:=-SQRT(1-[.A52]^2)" office:value-type="float" office:value="-0.638043885637971" calcext:value-type="float">
            <text:p>-0,638043885637971</text:p>
          </table:table-cell>
          <table:table-cell table:number-columns-repeated="1021"/>
        </table:table-row>
        <table:table-row table:style-name="ro1">
          <table:table-cell table:style-name="ce5" table:formula="of:=[.A52]+0.005" office:value-type="float" office:value="-0.765" calcext:value-type="float">
            <text:p>-0,765</text:p>
          </table:table-cell>
          <table:table-cell table:style-name="ce5" table:formula="of:=SQRT(1-[.A53]^2)" office:value-type="float" office:value="0.644030278791301" calcext:value-type="float">
            <text:p>0,644030278791301</text:p>
          </table:table-cell>
          <table:table-cell table:style-name="ce5" table:formula="of:=-SQRT(1-[.A53]^2)" office:value-type="float" office:value="-0.644030278791301" calcext:value-type="float">
            <text:p>-0,644030278791301</text:p>
          </table:table-cell>
          <table:table-cell table:number-columns-repeated="1021"/>
        </table:table-row>
        <table:table-row table:style-name="ro1">
          <table:table-cell table:style-name="ce5" table:formula="of:=[.A53]+0.005" office:value-type="float" office:value="-0.76" calcext:value-type="float">
            <text:p>-0,76</text:p>
          </table:table-cell>
          <table:table-cell table:style-name="ce5" table:formula="of:=SQRT(1-[.A54]^2)" office:value-type="float" office:value="0.649923072370877" calcext:value-type="float">
            <text:p>0,649923072370877</text:p>
          </table:table-cell>
          <table:table-cell table:style-name="ce5" table:formula="of:=-SQRT(1-[.A54]^2)" office:value-type="float" office:value="-0.649923072370877" calcext:value-type="float">
            <text:p>-0,649923072370877</text:p>
          </table:table-cell>
          <table:table-cell table:number-columns-repeated="1021"/>
        </table:table-row>
        <table:table-row table:style-name="ro1">
          <table:table-cell table:style-name="ce5" table:formula="of:=[.A54]+0.005" office:value-type="float" office:value="-0.755" calcext:value-type="float">
            <text:p>-0,755</text:p>
          </table:table-cell>
          <table:table-cell table:style-name="ce5" table:formula="of:=SQRT(1-[.A55]^2)" office:value-type="float" office:value="0.655724789831832" calcext:value-type="float">
            <text:p>0,655724789831832</text:p>
          </table:table-cell>
          <table:table-cell table:style-name="ce5" table:formula="of:=-SQRT(1-[.A55]^2)" office:value-type="float" office:value="-0.655724789831832" calcext:value-type="float">
            <text:p>-0,655724789831832</text:p>
          </table:table-cell>
          <table:table-cell table:number-columns-repeated="1021"/>
        </table:table-row>
        <table:table-row table:style-name="ro1">
          <table:table-cell table:style-name="ce5" table:formula="of:=[.A55]+0.005" office:value-type="float" office:value="-0.75" calcext:value-type="float">
            <text:p>-0,75</text:p>
          </table:table-cell>
          <table:table-cell table:style-name="ce5" table:formula="of:=SQRT(1-[.A56]^2)" office:value-type="float" office:value="0.661437827766148" calcext:value-type="float">
            <text:p>0,661437827766148</text:p>
          </table:table-cell>
          <table:table-cell table:style-name="ce5" table:formula="of:=-SQRT(1-[.A56]^2)" office:value-type="float" office:value="-0.661437827766148" calcext:value-type="float">
            <text:p>-0,661437827766148</text:p>
          </table:table-cell>
          <table:table-cell table:number-columns-repeated="1021"/>
        </table:table-row>
        <table:table-row table:style-name="ro1">
          <table:table-cell table:style-name="ce5" table:formula="of:=[.A56]+0.005" office:value-type="float" office:value="-0.745" calcext:value-type="float">
            <text:p>-0,745</text:p>
          </table:table-cell>
          <table:table-cell table:style-name="ce5" table:formula="of:=SQRT(1-[.A57]^2)" office:value-type="float" office:value="0.667064464650906" calcext:value-type="float">
            <text:p>0,667064464650906</text:p>
          </table:table-cell>
          <table:table-cell table:style-name="ce5" table:formula="of:=-SQRT(1-[.A57]^2)" office:value-type="float" office:value="-0.667064464650906" calcext:value-type="float">
            <text:p>-0,667064464650906</text:p>
          </table:table-cell>
          <table:table-cell table:number-columns-repeated="1021"/>
        </table:table-row>
        <table:table-row table:style-name="ro1">
          <table:table-cell table:style-name="ce5" table:formula="of:=[.A57]+0.005" office:value-type="float" office:value="-0.74" calcext:value-type="float">
            <text:p>-0,74</text:p>
          </table:table-cell>
          <table:table-cell table:style-name="ce5" table:formula="of:=SQRT(1-[.A58]^2)" office:value-type="float" office:value="0.67260686883201" calcext:value-type="float">
            <text:p>0,67260686883201</text:p>
          </table:table-cell>
          <table:table-cell table:style-name="ce5" table:formula="of:=-SQRT(1-[.A58]^2)" office:value-type="float" office:value="-0.67260686883201" calcext:value-type="float">
            <text:p>-0,67260686883201</text:p>
          </table:table-cell>
          <table:table-cell table:number-columns-repeated="1021"/>
        </table:table-row>
        <table:table-row table:style-name="ro1">
          <table:table-cell table:style-name="ce5" table:formula="of:=[.A58]+0.005" office:value-type="float" office:value="-0.735" calcext:value-type="float">
            <text:p>-0,735</text:p>
          </table:table-cell>
          <table:table-cell table:style-name="ce5" table:formula="of:=SQRT(1-[.A59]^2)" office:value-type="float" office:value="0.678067105823605" calcext:value-type="float">
            <text:p>0,678067105823605</text:p>
          </table:table-cell>
          <table:table-cell table:style-name="ce5" table:formula="of:=-SQRT(1-[.A59]^2)" office:value-type="float" office:value="-0.678067105823605" calcext:value-type="float">
            <text:p>-0,678067105823605</text:p>
          </table:table-cell>
          <table:table-cell table:number-columns-repeated="1021"/>
        </table:table-row>
        <table:table-row table:style-name="ro1">
          <table:table-cell table:style-name="ce5" table:formula="of:=[.A59]+0.005" office:value-type="float" office:value="-0.73" calcext:value-type="float">
            <text:p>-0,73</text:p>
          </table:table-cell>
          <table:table-cell table:style-name="ce5" table:formula="of:=SQRT(1-[.A60]^2)" office:value-type="float" office:value="0.683447144993671" calcext:value-type="float">
            <text:p>0,683447144993671</text:p>
          </table:table-cell>
          <table:table-cell table:style-name="ce5" table:formula="of:=-SQRT(1-[.A60]^2)" office:value-type="float" office:value="-0.683447144993671" calcext:value-type="float">
            <text:p>-0,683447144993671</text:p>
          </table:table-cell>
          <table:table-cell table:number-columns-repeated="1021"/>
        </table:table-row>
        <table:table-row table:style-name="ro1">
          <table:table-cell table:style-name="ce5" table:formula="of:=[.A60]+0.005" office:value-type="float" office:value="-0.725" calcext:value-type="float">
            <text:p>-0,725</text:p>
          </table:table-cell>
          <table:table-cell table:style-name="ce5" table:formula="of:=SQRT(1-[.A61]^2)" office:value-type="float" office:value="0.688748865697796" calcext:value-type="float">
            <text:p>0,688748865697796</text:p>
          </table:table-cell>
          <table:table-cell table:style-name="ce5" table:formula="of:=-SQRT(1-[.A61]^2)" office:value-type="float" office:value="-0.688748865697796" calcext:value-type="float">
            <text:p>-0,688748865697796</text:p>
          </table:table-cell>
          <table:table-cell table:number-columns-repeated="1021"/>
        </table:table-row>
        <table:table-row table:style-name="ro1">
          <table:table-cell table:style-name="ce5" table:formula="of:=[.A61]+0.005" office:value-type="float" office:value="-0.72" calcext:value-type="float">
            <text:p>-0,72</text:p>
          </table:table-cell>
          <table:table-cell table:style-name="ce5" table:formula="of:=SQRT(1-[.A62]^2)" office:value-type="float" office:value="0.693974062915899" calcext:value-type="float">
            <text:p>0,693974062915899</text:p>
          </table:table-cell>
          <table:table-cell table:style-name="ce5" table:formula="of:=-SQRT(1-[.A62]^2)" office:value-type="float" office:value="-0.693974062915899" calcext:value-type="float">
            <text:p>-0,693974062915899</text:p>
          </table:table-cell>
          <table:table-cell table:number-columns-repeated="1021"/>
        </table:table-row>
        <table:table-row table:style-name="ro1">
          <table:table-cell table:style-name="ce5" table:formula="of:=[.A62]+0.005" office:value-type="float" office:value="-0.715" calcext:value-type="float">
            <text:p>-0,715</text:p>
          </table:table-cell>
          <table:table-cell table:style-name="ce5" table:formula="of:=SQRT(1-[.A63]^2)" office:value-type="float" office:value="0.699124452440337" calcext:value-type="float">
            <text:p>0,699124452440337</text:p>
          </table:table-cell>
          <table:table-cell table:style-name="ce5" table:formula="of:=-SQRT(1-[.A63]^2)" office:value-type="float" office:value="-0.699124452440337" calcext:value-type="float">
            <text:p>-0,699124452440337</text:p>
          </table:table-cell>
          <table:table-cell table:number-columns-repeated="1021"/>
        </table:table-row>
        <table:table-row table:style-name="ro1">
          <table:table-cell table:style-name="ce5" table:formula="of:=[.A63]+0.005" office:value-type="float" office:value="-0.71" calcext:value-type="float">
            <text:p>-0,71</text:p>
          </table:table-cell>
          <table:table-cell table:style-name="ce5" table:formula="of:=SQRT(1-[.A64]^2)" office:value-type="float" office:value="0.70420167565833" calcext:value-type="float">
            <text:p>0,70420167565833</text:p>
          </table:table-cell>
          <table:table-cell table:style-name="ce5" table:formula="of:=-SQRT(1-[.A64]^2)" office:value-type="float" office:value="-0.70420167565833" calcext:value-type="float">
            <text:p>-0,70420167565833</text:p>
          </table:table-cell>
          <table:table-cell table:number-columns-repeated="1021"/>
        </table:table-row>
        <table:table-row table:style-name="ro1">
          <table:table-cell table:style-name="ce5" table:formula="of:=[.A64]+0.005" office:value-type="float" office:value="-0.705" calcext:value-type="float">
            <text:p>-0,705</text:p>
          </table:table-cell>
          <table:table-cell table:style-name="ce5" table:formula="of:=SQRT(1-[.A65]^2)" office:value-type="float" office:value="0.709207303966901" calcext:value-type="float">
            <text:p>0,709207303966901</text:p>
          </table:table-cell>
          <table:table-cell table:style-name="ce5" table:formula="of:=-SQRT(1-[.A65]^2)" office:value-type="float" office:value="-0.709207303966901" calcext:value-type="float">
            <text:p>-0,709207303966901</text:p>
          </table:table-cell>
          <table:table-cell table:number-columns-repeated="1021"/>
        </table:table-row>
        <table:table-row table:style-name="ro1">
          <table:table-cell table:style-name="ce5" table:formula="of:=[.A65]+0.005" office:value-type="float" office:value="-0.7" calcext:value-type="float">
            <text:p>-0,7</text:p>
          </table:table-cell>
          <table:table-cell table:style-name="ce5" table:formula="of:=SQRT(1-[.A66]^2)" office:value-type="float" office:value="0.714142842854285" calcext:value-type="float">
            <text:p>0,714142842854285</text:p>
          </table:table-cell>
          <table:table-cell table:style-name="ce5" table:formula="of:=-SQRT(1-[.A66]^2)" office:value-type="float" office:value="-0.714142842854285" calcext:value-type="float">
            <text:p>-0,714142842854285</text:p>
          </table:table-cell>
          <table:table-cell table:number-columns-repeated="1021"/>
        </table:table-row>
        <table:table-row table:style-name="ro1">
          <table:table-cell table:style-name="ce5" table:formula="of:=[.A66]+0.005" office:value-type="float" office:value="-0.695" calcext:value-type="float">
            <text:p>-0,695</text:p>
          </table:table-cell>
          <table:table-cell table:style-name="ce5" table:formula="of:=SQRT(1-[.A67]^2)" office:value-type="float" office:value="0.719009735678176" calcext:value-type="float">
            <text:p>0,719009735678176</text:p>
          </table:table-cell>
          <table:table-cell table:style-name="ce5" table:formula="of:=-SQRT(1-[.A67]^2)" office:value-type="float" office:value="-0.719009735678176" calcext:value-type="float">
            <text:p>-0,719009735678176</text:p>
          </table:table-cell>
          <table:table-cell table:number-columns-repeated="1021"/>
        </table:table-row>
        <table:table-row table:style-name="ro1">
          <table:table-cell table:style-name="ce5" table:formula="of:=[.A67]+0.005" office:value-type="float" office:value="-0.69" calcext:value-type="float">
            <text:p>-0,69</text:p>
          </table:table-cell>
          <table:table-cell table:style-name="ce5" table:formula="of:=SQRT(1-[.A68]^2)" office:value-type="float" office:value="0.723809367167903" calcext:value-type="float">
            <text:p>0,723809367167903</text:p>
          </table:table-cell>
          <table:table-cell table:style-name="ce5" table:formula="of:=-SQRT(1-[.A68]^2)" office:value-type="float" office:value="-0.723809367167903" calcext:value-type="float">
            <text:p>-0,723809367167903</text:p>
          </table:table-cell>
          <table:table-cell table:number-columns-repeated="1021"/>
        </table:table-row>
        <table:table-row table:style-name="ro1">
          <table:table-cell table:style-name="ce5" table:formula="of:=[.A68]+0.005" office:value-type="float" office:value="-0.685" calcext:value-type="float">
            <text:p>-0,685</text:p>
          </table:table-cell>
          <table:table-cell table:style-name="ce5" table:formula="of:=SQRT(1-[.A69]^2)" office:value-type="float" office:value="0.728543066674854" calcext:value-type="float">
            <text:p>0,728543066674854</text:p>
          </table:table-cell>
          <table:table-cell table:style-name="ce5" table:formula="of:=-SQRT(1-[.A69]^2)" office:value-type="float" office:value="-0.728543066674854" calcext:value-type="float">
            <text:p>-0,728543066674854</text:p>
          </table:table-cell>
          <table:table-cell table:number-columns-repeated="1021"/>
        </table:table-row>
        <table:table-row table:style-name="ro1">
          <table:table-cell table:style-name="ce5" table:formula="of:=[.A69]+0.005" office:value-type="float" office:value="-0.68" calcext:value-type="float">
            <text:p>-0,68</text:p>
          </table:table-cell>
          <table:table-cell table:style-name="ce5" table:formula="of:=SQRT(1-[.A70]^2)" office:value-type="float" office:value="0.733212111192935" calcext:value-type="float">
            <text:p>0,733212111192935</text:p>
          </table:table-cell>
          <table:table-cell table:style-name="ce5" table:formula="of:=-SQRT(1-[.A70]^2)" office:value-type="float" office:value="-0.733212111192935" calcext:value-type="float">
            <text:p>-0,733212111192935</text:p>
          </table:table-cell>
          <table:table-cell table:number-columns-repeated="1021"/>
        </table:table-row>
        <table:table-row table:style-name="ro1">
          <table:table-cell table:style-name="ce5" table:formula="of:=[.A70]+0.005" office:value-type="float" office:value="-0.675" calcext:value-type="float">
            <text:p>-0,675</text:p>
          </table:table-cell>
          <table:table-cell table:style-name="ce5" table:formula="of:=SQRT(1-[.A71]^2)" office:value-type="float" office:value="0.737817728168686" calcext:value-type="float">
            <text:p>0,737817728168686</text:p>
          </table:table-cell>
          <table:table-cell table:style-name="ce5" table:formula="of:=-SQRT(1-[.A71]^2)" office:value-type="float" office:value="-0.737817728168686" calcext:value-type="float">
            <text:p>-0,737817728168686</text:p>
          </table:table-cell>
          <table:table-cell table:number-columns-repeated="1021"/>
        </table:table-row>
        <table:table-row table:style-name="ro1">
          <table:table-cell table:style-name="ce5" table:formula="of:=[.A71]+0.005" office:value-type="float" office:value="-0.67" calcext:value-type="float">
            <text:p>-0,67</text:p>
          </table:table-cell>
          <table:table-cell table:style-name="ce5" table:formula="of:=SQRT(1-[.A72]^2)" office:value-type="float" office:value="0.742361098118699" calcext:value-type="float">
            <text:p>0,742361098118699</text:p>
          </table:table-cell>
          <table:table-cell table:style-name="ce5" table:formula="of:=-SQRT(1-[.A72]^2)" office:value-type="float" office:value="-0.742361098118699" calcext:value-type="float">
            <text:p>-0,742361098118699</text:p>
          </table:table-cell>
          <table:table-cell table:number-columns-repeated="1021"/>
        </table:table-row>
        <table:table-row table:style-name="ro1">
          <table:table-cell table:style-name="ce5" table:formula="of:=[.A72]+0.005" office:value-type="float" office:value="-0.665" calcext:value-type="float">
            <text:p>-0,665</text:p>
          </table:table-cell>
          <table:table-cell table:style-name="ce5" table:formula="of:=SQRT(1-[.A73]^2)" office:value-type="float" office:value="0.746843357070276" calcext:value-type="float">
            <text:p>0,746843357070276</text:p>
          </table:table-cell>
          <table:table-cell table:style-name="ce5" table:formula="of:=-SQRT(1-[.A73]^2)" office:value-type="float" office:value="-0.746843357070276" calcext:value-type="float">
            <text:p>-0,746843357070276</text:p>
          </table:table-cell>
          <table:table-cell table:number-columns-repeated="1021"/>
        </table:table-row>
        <table:table-row table:style-name="ro1">
          <table:table-cell table:style-name="ce5" table:formula="of:=[.A73]+0.005" office:value-type="float" office:value="-0.66" calcext:value-type="float">
            <text:p>-0,66</text:p>
          </table:table-cell>
          <table:table-cell table:style-name="ce5" table:formula="of:=SQRT(1-[.A74]^2)" office:value-type="float" office:value="0.751265598839718" calcext:value-type="float">
            <text:p>0,751265598839718</text:p>
          </table:table-cell>
          <table:table-cell table:style-name="ce5" table:formula="of:=-SQRT(1-[.A74]^2)" office:value-type="float" office:value="-0.751265598839718" calcext:value-type="float">
            <text:p>-0,751265598839718</text:p>
          </table:table-cell>
          <table:table-cell table:number-columns-repeated="1021"/>
        </table:table-row>
        <table:table-row table:style-name="ro1">
          <table:table-cell table:style-name="ce5" table:formula="of:=[.A74]+0.005" office:value-type="float" office:value="-0.655" calcext:value-type="float">
            <text:p>-0,655</text:p>
          </table:table-cell>
          <table:table-cell table:style-name="ce5" table:formula="of:=SQRT(1-[.A75]^2)" office:value-type="float" office:value="0.755628877161269" calcext:value-type="float">
            <text:p>0,755628877161269</text:p>
          </table:table-cell>
          <table:table-cell table:style-name="ce5" table:formula="of:=-SQRT(1-[.A75]^2)" office:value-type="float" office:value="-0.755628877161269" calcext:value-type="float">
            <text:p>-0,755628877161269</text:p>
          </table:table-cell>
          <table:table-cell table:number-columns-repeated="1021"/>
        </table:table-row>
        <table:table-row table:style-name="ro1">
          <table:table-cell table:style-name="ce5" table:formula="of:=[.A75]+0.005" office:value-type="float" office:value="-0.65" calcext:value-type="float">
            <text:p>-0,65</text:p>
          </table:table-cell>
          <table:table-cell table:style-name="ce5" table:formula="of:=SQRT(1-[.A76]^2)" office:value-type="float" office:value="0.759934207678533" calcext:value-type="float">
            <text:p>0,759934207678533</text:p>
          </table:table-cell>
          <table:table-cell table:style-name="ce5" table:formula="of:=-SQRT(1-[.A76]^2)" office:value-type="float" office:value="-0.759934207678533" calcext:value-type="float">
            <text:p>-0,759934207678533</text:p>
          </table:table-cell>
          <table:table-cell table:number-columns-repeated="1021"/>
        </table:table-row>
        <table:table-row table:style-name="ro1">
          <table:table-cell table:style-name="ce5" table:formula="of:=[.A76]+0.005" office:value-type="float" office:value="-0.645" calcext:value-type="float">
            <text:p>-0,645</text:p>
          </table:table-cell>
          <table:table-cell table:style-name="ce5" table:formula="of:=SQRT(1-[.A77]^2)" office:value-type="float" office:value="0.764182569809074" calcext:value-type="float">
            <text:p>0,764182569809074</text:p>
          </table:table-cell>
          <table:table-cell table:style-name="ce5" table:formula="of:=-SQRT(1-[.A77]^2)" office:value-type="float" office:value="-0.764182569809074" calcext:value-type="float">
            <text:p>-0,764182569809074</text:p>
          </table:table-cell>
          <table:table-cell table:number-columns-repeated="1021"/>
        </table:table-row>
        <table:table-row table:style-name="ro1">
          <table:table-cell table:style-name="ce5" table:formula="of:=[.A77]+0.005" office:value-type="float" office:value="-0.64" calcext:value-type="float">
            <text:p>-0,64</text:p>
          </table:table-cell>
          <table:table-cell table:style-name="ce5" table:formula="of:=SQRT(1-[.A78]^2)" office:value-type="float" office:value="0.768374908491942" calcext:value-type="float">
            <text:p>0,768374908491942</text:p>
          </table:table-cell>
          <table:table-cell table:style-name="ce5" table:formula="of:=-SQRT(1-[.A78]^2)" office:value-type="float" office:value="-0.768374908491942" calcext:value-type="float">
            <text:p>-0,768374908491942</text:p>
          </table:table-cell>
          <table:table-cell table:number-columns-repeated="1021"/>
        </table:table-row>
        <table:table-row table:style-name="ro1">
          <table:table-cell table:style-name="ce5" table:formula="of:=[.A78]+0.005" office:value-type="float" office:value="-0.635" calcext:value-type="float">
            <text:p>-0,635</text:p>
          </table:table-cell>
          <table:table-cell table:style-name="ce5" table:formula="of:=SQRT(1-[.A79]^2)" office:value-type="float" office:value="0.772512135827005" calcext:value-type="float">
            <text:p>0,772512135827005</text:p>
          </table:table-cell>
          <table:table-cell table:style-name="ce5" table:formula="of:=-SQRT(1-[.A79]^2)" office:value-type="float" office:value="-0.772512135827005" calcext:value-type="float">
            <text:p>-0,772512135827005</text:p>
          </table:table-cell>
          <table:table-cell table:number-columns-repeated="1021"/>
        </table:table-row>
        <table:table-row table:style-name="ro1">
          <table:table-cell table:style-name="ce5" table:formula="of:=[.A79]+0.005" office:value-type="float" office:value="-0.63" calcext:value-type="float">
            <text:p>-0,63</text:p>
          </table:table-cell>
          <table:table-cell table:style-name="ce5" table:formula="of:=SQRT(1-[.A80]^2)" office:value-type="float" office:value="0.776595132614157" calcext:value-type="float">
            <text:p>0,776595132614157</text:p>
          </table:table-cell>
          <table:table-cell table:style-name="ce5" table:formula="of:=-SQRT(1-[.A80]^2)" office:value-type="float" office:value="-0.776595132614157" calcext:value-type="float">
            <text:p>-0,776595132614157</text:p>
          </table:table-cell>
          <table:table-cell table:number-columns-repeated="1021"/>
        </table:table-row>
        <table:table-row table:style-name="ro1">
          <table:table-cell table:style-name="ce5" table:formula="of:=[.A80]+0.005" office:value-type="float" office:value="-0.625" calcext:value-type="float">
            <text:p>-0,625</text:p>
          </table:table-cell>
          <table:table-cell table:style-name="ce5" table:formula="of:=SQRT(1-[.A81]^2)" office:value-type="float" office:value="0.7806247497998" calcext:value-type="float">
            <text:p>0,7806247497998</text:p>
          </table:table-cell>
          <table:table-cell table:style-name="ce5" table:formula="of:=-SQRT(1-[.A81]^2)" office:value-type="float" office:value="-0.7806247497998" calcext:value-type="float">
            <text:p>-0,7806247497998</text:p>
          </table:table-cell>
          <table:table-cell table:number-columns-repeated="1021"/>
        </table:table-row>
        <table:table-row table:style-name="ro1">
          <table:table-cell table:style-name="ce5" table:formula="of:=[.A81]+0.005" office:value-type="float" office:value="-0.62" calcext:value-type="float">
            <text:p>-0,62</text:p>
          </table:table-cell>
          <table:table-cell table:style-name="ce5" table:formula="of:=SQRT(1-[.A82]^2)" office:value-type="float" office:value="0.784601809837322" calcext:value-type="float">
            <text:p>0,784601809837322</text:p>
          </table:table-cell>
          <table:table-cell table:style-name="ce5" table:formula="of:=-SQRT(1-[.A82]^2)" office:value-type="float" office:value="-0.784601809837322" calcext:value-type="float">
            <text:p>-0,784601809837322</text:p>
          </table:table-cell>
          <table:table-cell table:number-columns-repeated="1021"/>
        </table:table-row>
        <table:table-row table:style-name="ro1">
          <table:table-cell table:style-name="ce5" table:formula="of:=[.A82]+0.005" office:value-type="float" office:value="-0.615" calcext:value-type="float">
            <text:p>-0,615</text:p>
          </table:table-cell>
          <table:table-cell table:style-name="ce5" table:formula="of:=SQRT(1-[.A83]^2)" office:value-type="float" office:value="0.788527107967761" calcext:value-type="float">
            <text:p>0,788527107967761</text:p>
          </table:table-cell>
          <table:table-cell table:style-name="ce5" table:formula="of:=-SQRT(1-[.A83]^2)" office:value-type="float" office:value="-0.788527107967761" calcext:value-type="float">
            <text:p>-0,788527107967761</text:p>
          </table:table-cell>
          <table:table-cell table:number-columns-repeated="1021"/>
        </table:table-row>
        <table:table-row table:style-name="ro1">
          <table:table-cell table:style-name="ce5" table:formula="of:=[.A83]+0.005" office:value-type="float" office:value="-0.61" calcext:value-type="float">
            <text:p>-0,61</text:p>
          </table:table-cell>
          <table:table-cell table:style-name="ce5" table:formula="of:=SQRT(1-[.A84]^2)" office:value-type="float" office:value="0.792401413426301" calcext:value-type="float">
            <text:p>0,792401413426301</text:p>
          </table:table-cell>
          <table:table-cell table:style-name="ce5" table:formula="of:=-SQRT(1-[.A84]^2)" office:value-type="float" office:value="-0.792401413426301" calcext:value-type="float">
            <text:p>-0,792401413426301</text:p>
          </table:table-cell>
          <table:table-cell table:number-columns-repeated="1021"/>
        </table:table-row>
        <table:table-row table:style-name="ro1">
          <table:table-cell table:style-name="ce5" table:formula="of:=[.A84]+0.005" office:value-type="float" office:value="-0.605" calcext:value-type="float">
            <text:p>-0,605</text:p>
          </table:table-cell>
          <table:table-cell table:style-name="ce5" table:formula="of:=SQRT(1-[.A85]^2)" office:value-type="float" office:value="0.796225470579785" calcext:value-type="float">
            <text:p>0,796225470579785</text:p>
          </table:table-cell>
          <table:table-cell table:style-name="ce5" table:formula="of:=-SQRT(1-[.A85]^2)" office:value-type="float" office:value="-0.796225470579785" calcext:value-type="float">
            <text:p>-0,796225470579785</text:p>
          </table:table-cell>
          <table:table-cell table:number-columns-repeated="1021"/>
        </table:table-row>
        <table:table-row table:style-name="ro1">
          <table:table-cell table:style-name="ce5" table:formula="of:=[.A85]+0.005" office:value-type="float" office:value="-0.6" calcext:value-type="float">
            <text:p>-0,6</text:p>
          </table:table-cell>
          <table:table-cell table:style-name="ce5" table:formula="of:=SQRT(1-[.A86]^2)" office:value-type="float" office:value="0.8" calcext:value-type="float">
            <text:p>0,8</text:p>
          </table:table-cell>
          <table:table-cell table:style-name="ce5" table:formula="of:=-SQRT(1-[.A86]^2)" office:value-type="float" office:value="-0.8" calcext:value-type="float">
            <text:p>-0,8</text:p>
          </table:table-cell>
          <table:table-cell table:number-columns-repeated="1021"/>
        </table:table-row>
        <table:table-row table:style-name="ro1">
          <table:table-cell table:style-name="ce5" table:formula="of:=[.A86]+0.005" office:value-type="float" office:value="-0.595" calcext:value-type="float">
            <text:p>-0,595</text:p>
          </table:table-cell>
          <table:table-cell table:style-name="ce5" table:formula="of:=SQRT(1-[.A87]^2)" office:value-type="float" office:value="0.803725699477129" calcext:value-type="float">
            <text:p>0,803725699477129</text:p>
          </table:table-cell>
          <table:table-cell table:style-name="ce5" table:formula="of:=-SQRT(1-[.A87]^2)" office:value-type="float" office:value="-0.803725699477129" calcext:value-type="float">
            <text:p>-0,803725699477129</text:p>
          </table:table-cell>
          <table:table-cell table:number-columns-repeated="1021"/>
        </table:table-row>
        <table:table-row table:style-name="ro1">
          <table:table-cell table:style-name="ce5" table:formula="of:=[.A87]+0.005" office:value-type="float" office:value="-0.59" calcext:value-type="float">
            <text:p>-0,59</text:p>
          </table:table-cell>
          <table:table-cell table:style-name="ce5" table:formula="of:=SQRT(1-[.A88]^2)" office:value-type="float" office:value="0.807403244977378" calcext:value-type="float">
            <text:p>0,807403244977378</text:p>
          </table:table-cell>
          <table:table-cell table:style-name="ce5" table:formula="of:=-SQRT(1-[.A88]^2)" office:value-type="float" office:value="-0.807403244977378" calcext:value-type="float">
            <text:p>-0,807403244977378</text:p>
          </table:table-cell>
          <table:table-cell table:number-columns-repeated="1021"/>
        </table:table-row>
        <table:table-row table:style-name="ro1">
          <table:table-cell table:style-name="ce5" table:formula="of:=[.A88]+0.005" office:value-type="float" office:value="-0.585" calcext:value-type="float">
            <text:p>-0,585</text:p>
          </table:table-cell>
          <table:table-cell table:style-name="ce5" table:formula="of:=SQRT(1-[.A89]^2)" office:value-type="float" office:value="0.811033291548504" calcext:value-type="float">
            <text:p>0,811033291548504</text:p>
          </table:table-cell>
          <table:table-cell table:style-name="ce5" table:formula="of:=-SQRT(1-[.A89]^2)" office:value-type="float" office:value="-0.811033291548504" calcext:value-type="float">
            <text:p>-0,811033291548504</text:p>
          </table:table-cell>
          <table:table-cell table:number-columns-repeated="1021"/>
        </table:table-row>
        <table:table-row table:style-name="ro1">
          <table:table-cell table:style-name="ce5" table:formula="of:=[.A89]+0.005" office:value-type="float" office:value="-0.58" calcext:value-type="float">
            <text:p>-0,58</text:p>
          </table:table-cell>
          <table:table-cell table:style-name="ce5" table:formula="of:=SQRT(1-[.A90]^2)" office:value-type="float" office:value="0.814616474176652" calcext:value-type="float">
            <text:p>0,814616474176652</text:p>
          </table:table-cell>
          <table:table-cell table:style-name="ce5" table:formula="of:=-SQRT(1-[.A90]^2)" office:value-type="float" office:value="-0.814616474176652" calcext:value-type="float">
            <text:p>-0,814616474176652</text:p>
          </table:table-cell>
          <table:table-cell table:number-columns-repeated="1021"/>
        </table:table-row>
        <table:table-row table:style-name="ro1">
          <table:table-cell table:style-name="ce5" table:formula="of:=[.A90]+0.005" office:value-type="float" office:value="-0.575" calcext:value-type="float">
            <text:p>-0,575</text:p>
          </table:table-cell>
          <table:table-cell table:style-name="ce5" table:formula="of:=SQRT(1-[.A91]^2)" office:value-type="float" office:value="0.818153408597679" calcext:value-type="float">
            <text:p>0,818153408597679</text:p>
          </table:table-cell>
          <table:table-cell table:style-name="ce5" table:formula="of:=-SQRT(1-[.A91]^2)" office:value-type="float" office:value="-0.818153408597679" calcext:value-type="float">
            <text:p>-0,818153408597679</text:p>
          </table:table-cell>
          <table:table-cell table:number-columns-repeated="1021"/>
        </table:table-row>
        <table:table-row table:style-name="ro1">
          <table:table-cell table:style-name="ce5" table:formula="of:=[.A91]+0.005" office:value-type="float" office:value="-0.57" calcext:value-type="float">
            <text:p>-0,57</text:p>
          </table:table-cell>
          <table:table-cell table:style-name="ce5" table:formula="of:=SQRT(1-[.A92]^2)" office:value-type="float" office:value="0.821644692065859" calcext:value-type="float">
            <text:p>0,821644692065859</text:p>
          </table:table-cell>
          <table:table-cell table:style-name="ce5" table:formula="of:=-SQRT(1-[.A92]^2)" office:value-type="float" office:value="-0.821644692065859" calcext:value-type="float">
            <text:p>-0,821644692065859</text:p>
          </table:table-cell>
          <table:table-cell table:number-columns-repeated="1021"/>
        </table:table-row>
        <table:table-row table:style-name="ro1">
          <table:table-cell table:style-name="ce5" table:formula="of:=[.A92]+0.005" office:value-type="float" office:value="-0.565" calcext:value-type="float">
            <text:p>-0,565</text:p>
          </table:table-cell>
          <table:table-cell table:style-name="ce5" table:formula="of:=SQRT(1-[.A93]^2)" office:value-type="float" office:value="0.825090904082696" calcext:value-type="float">
            <text:p>0,825090904082696</text:p>
          </table:table-cell>
          <table:table-cell table:style-name="ce5" table:formula="of:=-SQRT(1-[.A93]^2)" office:value-type="float" office:value="-0.825090904082696" calcext:value-type="float">
            <text:p>-0,825090904082696</text:p>
          </table:table-cell>
          <table:table-cell table:number-columns-repeated="1021"/>
        </table:table-row>
        <table:table-row table:style-name="ro1">
          <table:table-cell table:style-name="ce5" table:formula="of:=[.A93]+0.005" office:value-type="float" office:value="-0.56" calcext:value-type="float">
            <text:p>-0,56</text:p>
          </table:table-cell>
          <table:table-cell table:style-name="ce5" table:formula="of:=SQRT(1-[.A94]^2)" office:value-type="float" office:value="0.828492607088319" calcext:value-type="float">
            <text:p>0,828492607088319</text:p>
          </table:table-cell>
          <table:table-cell table:style-name="ce5" table:formula="of:=-SQRT(1-[.A94]^2)" office:value-type="float" office:value="-0.828492607088319" calcext:value-type="float">
            <text:p>-0,828492607088319</text:p>
          </table:table-cell>
          <table:table-cell table:number-columns-repeated="1021"/>
        </table:table-row>
        <table:table-row table:style-name="ro1">
          <table:table-cell table:style-name="ce5" table:formula="of:=[.A94]+0.005" office:value-type="float" office:value="-0.555" calcext:value-type="float">
            <text:p>-0,555</text:p>
          </table:table-cell>
          <table:table-cell table:style-name="ce5" table:formula="of:=SQRT(1-[.A95]^2)" office:value-type="float" office:value="0.831850347117798" calcext:value-type="float">
            <text:p>0,831850347117798</text:p>
          </table:table-cell>
          <table:table-cell table:style-name="ce5" table:formula="of:=-SQRT(1-[.A95]^2)" office:value-type="float" office:value="-0.831850347117798" calcext:value-type="float">
            <text:p>-0,831850347117798</text:p>
          </table:table-cell>
          <table:table-cell table:number-columns-repeated="1021"/>
        </table:table-row>
        <table:table-row table:style-name="ro1">
          <table:table-cell table:style-name="ce5" table:formula="of:=[.A95]+0.005" office:value-type="float" office:value="-0.55" calcext:value-type="float">
            <text:p>-0,55</text:p>
          </table:table-cell>
          <table:table-cell table:style-name="ce5" table:formula="of:=SQRT(1-[.A96]^2)" office:value-type="float" office:value="0.835164654424504" calcext:value-type="float">
            <text:p>0,835164654424504</text:p>
          </table:table-cell>
          <table:table-cell table:style-name="ce5" table:formula="of:=-SQRT(1-[.A96]^2)" office:value-type="float" office:value="-0.835164654424504" calcext:value-type="float">
            <text:p>-0,835164654424504</text:p>
          </table:table-cell>
          <table:table-cell table:number-columns-repeated="1021"/>
        </table:table-row>
        <table:table-row table:style-name="ro1">
          <table:table-cell table:style-name="ce5" table:formula="of:=[.A96]+0.005" office:value-type="float" office:value="-0.545" calcext:value-type="float">
            <text:p>-0,545</text:p>
          </table:table-cell>
          <table:table-cell table:style-name="ce5" table:formula="of:=SQRT(1-[.A97]^2)" office:value-type="float" office:value="0.838436044072534" calcext:value-type="float">
            <text:p>0,838436044072534</text:p>
          </table:table-cell>
          <table:table-cell table:style-name="ce5" table:formula="of:=-SQRT(1-[.A97]^2)" office:value-type="float" office:value="-0.838436044072534" calcext:value-type="float">
            <text:p>-0,838436044072534</text:p>
          </table:table-cell>
          <table:table-cell table:number-columns-repeated="1021"/>
        </table:table-row>
        <table:table-row table:style-name="ro1">
          <table:table-cell table:style-name="ce5" table:formula="of:=[.A97]+0.005" office:value-type="float" office:value="-0.54" calcext:value-type="float">
            <text:p>-0,54</text:p>
          </table:table-cell>
          <table:table-cell table:style-name="ce5" table:formula="of:=SQRT(1-[.A98]^2)" office:value-type="float" office:value="0.841665016500033" calcext:value-type="float">
            <text:p>0,841665016500033</text:p>
          </table:table-cell>
          <table:table-cell table:style-name="ce5" table:formula="of:=-SQRT(1-[.A98]^2)" office:value-type="float" office:value="-0.841665016500033" calcext:value-type="float">
            <text:p>-0,841665016500033</text:p>
          </table:table-cell>
          <table:table-cell table:number-columns-repeated="1021"/>
        </table:table-row>
        <table:table-row table:style-name="ro1">
          <table:table-cell table:style-name="ce5" table:formula="of:=[.A98]+0.005" office:value-type="float" office:value="-0.535" calcext:value-type="float">
            <text:p>-0,535</text:p>
          </table:table-cell>
          <table:table-cell table:style-name="ce5" table:formula="of:=SQRT(1-[.A99]^2)" office:value-type="float" office:value="0.844852058055137" calcext:value-type="float">
            <text:p>0,844852058055137</text:p>
          </table:table-cell>
          <table:table-cell table:style-name="ce5" table:formula="of:=-SQRT(1-[.A99]^2)" office:value-type="float" office:value="-0.844852058055137" calcext:value-type="float">
            <text:p>-0,844852058055137</text:p>
          </table:table-cell>
          <table:table-cell table:number-columns-repeated="1021"/>
        </table:table-row>
        <table:table-row table:style-name="ro1">
          <table:table-cell table:style-name="ce5" table:formula="of:=[.A99]+0.005" office:value-type="float" office:value="-0.53" calcext:value-type="float">
            <text:p>-0,53</text:p>
          </table:table-cell>
          <table:table-cell table:style-name="ce5" table:formula="of:=SQRT(1-[.A100]^2)" office:value-type="float" office:value="0.847997641506154" calcext:value-type="float">
            <text:p>0,847997641506154</text:p>
          </table:table-cell>
          <table:table-cell table:style-name="ce5" table:formula="of:=-SQRT(1-[.A100]^2)" office:value-type="float" office:value="-0.847997641506154" calcext:value-type="float">
            <text:p>-0,847997641506154</text:p>
          </table:table-cell>
          <table:table-cell table:number-columns-repeated="1021"/>
        </table:table-row>
        <table:table-row table:style-name="ro1">
          <table:table-cell table:style-name="ce5" table:formula="of:=[.A100]+0.005" office:value-type="float" office:value="-0.525" calcext:value-type="float">
            <text:p>-0,525</text:p>
          </table:table-cell>
          <table:table-cell table:style-name="ce5" table:formula="of:=SQRT(1-[.A101]^2)" office:value-type="float" office:value="0.85110222652746" calcext:value-type="float">
            <text:p>0,85110222652746</text:p>
          </table:table-cell>
          <table:table-cell table:style-name="ce5" table:formula="of:=-SQRT(1-[.A101]^2)" office:value-type="float" office:value="-0.85110222652746" calcext:value-type="float">
            <text:p>-0,85110222652746</text:p>
          </table:table-cell>
          <table:table-cell table:number-columns-repeated="1021"/>
        </table:table-row>
        <table:table-row table:style-name="ro1">
          <table:table-cell table:style-name="ce5" table:formula="of:=[.A101]+0.005" office:value-type="float" office:value="-0.52" calcext:value-type="float">
            <text:p>-0,52</text:p>
          </table:table-cell>
          <table:table-cell table:style-name="ce5" table:formula="of:=SQRT(1-[.A102]^2)" office:value-type="float" office:value="0.854166260162505" calcext:value-type="float">
            <text:p>0,854166260162505</text:p>
          </table:table-cell>
          <table:table-cell table:style-name="ce5" table:formula="of:=-SQRT(1-[.A102]^2)" office:value-type="float" office:value="-0.854166260162505" calcext:value-type="float">
            <text:p>-0,854166260162505</text:p>
          </table:table-cell>
          <table:table-cell table:number-columns-repeated="1021"/>
        </table:table-row>
        <table:table-row table:style-name="ro1">
          <table:table-cell table:style-name="ce5" table:formula="of:=[.A102]+0.005" office:value-type="float" office:value="-0.515" calcext:value-type="float">
            <text:p>-0,515</text:p>
          </table:table-cell>
          <table:table-cell table:style-name="ce5" table:formula="of:=SQRT(1-[.A103]^2)" office:value-type="float" office:value="0.857190177265232" calcext:value-type="float">
            <text:p>0,857190177265232</text:p>
          </table:table-cell>
          <table:table-cell table:style-name="ce5" table:formula="of:=-SQRT(1-[.A103]^2)" office:value-type="float" office:value="-0.857190177265232" calcext:value-type="float">
            <text:p>-0,857190177265232</text:p>
          </table:table-cell>
          <table:table-cell table:number-columns-repeated="1021"/>
        </table:table-row>
        <table:table-row table:style-name="ro1">
          <table:table-cell table:style-name="ce5" table:formula="of:=[.A103]+0.005" office:value-type="float" office:value="-0.51" calcext:value-type="float">
            <text:p>-0,51</text:p>
          </table:table-cell>
          <table:table-cell table:style-name="ce5" table:formula="of:=SQRT(1-[.A104]^2)" office:value-type="float" office:value="0.860174400921116" calcext:value-type="float">
            <text:p>0,860174400921116</text:p>
          </table:table-cell>
          <table:table-cell table:style-name="ce5" table:formula="of:=-SQRT(1-[.A104]^2)" office:value-type="float" office:value="-0.860174400921116" calcext:value-type="float">
            <text:p>-0,860174400921116</text:p>
          </table:table-cell>
          <table:table-cell table:number-columns-repeated="1021"/>
        </table:table-row>
        <table:table-row table:style-name="ro1">
          <table:table-cell table:style-name="ce5" table:formula="of:=[.A104]+0.005" office:value-type="float" office:value="-0.505" calcext:value-type="float">
            <text:p>-0,505</text:p>
          </table:table-cell>
          <table:table-cell table:style-name="ce5" table:formula="of:=SQRT(1-[.A105]^2)" office:value-type="float" office:value="0.863119342848948" calcext:value-type="float">
            <text:p>0,863119342848948</text:p>
          </table:table-cell>
          <table:table-cell table:style-name="ce5" table:formula="of:=-SQRT(1-[.A105]^2)" office:value-type="float" office:value="-0.863119342848948" calcext:value-type="float">
            <text:p>-0,863119342848948</text:p>
          </table:table-cell>
          <table:table-cell table:number-columns-repeated="1021"/>
        </table:table-row>
        <table:table-row table:style-name="ro1">
          <table:table-cell table:style-name="ce5" table:formula="of:=[.A105]+0.005" office:value-type="float" office:value="-0.5" calcext:value-type="float">
            <text:p>-0,5</text:p>
          </table:table-cell>
          <table:table-cell table:style-name="ce5" table:formula="of:=SQRT(1-[.A106]^2)" office:value-type="float" office:value="0.866025403784439" calcext:value-type="float">
            <text:p>0,866025403784439</text:p>
          </table:table-cell>
          <table:table-cell table:style-name="ce5" table:formula="of:=-SQRT(1-[.A106]^2)" office:value-type="float" office:value="-0.866025403784439" calcext:value-type="float">
            <text:p>-0,866025403784439</text:p>
          </table:table-cell>
          <table:table-cell table:number-columns-repeated="1021"/>
        </table:table-row>
        <table:table-row table:style-name="ro1">
          <table:table-cell table:style-name="ce5" table:formula="of:=[.A106]+0.005" office:value-type="float" office:value="-0.495" calcext:value-type="float">
            <text:p>-0,495</text:p>
          </table:table-cell>
          <table:table-cell table:style-name="ce5" table:formula="of:=SQRT(1-[.A107]^2)" office:value-type="float" office:value="0.868892973846607" calcext:value-type="float">
            <text:p>0,868892973846607</text:p>
          </table:table-cell>
          <table:table-cell table:style-name="ce5" table:formula="of:=-SQRT(1-[.A107]^2)" office:value-type="float" office:value="-0.868892973846607" calcext:value-type="float">
            <text:p>-0,868892973846607</text:p>
          </table:table-cell>
          <table:table-cell table:number-columns-repeated="1021"/>
        </table:table-row>
        <table:table-row table:style-name="ro1">
          <table:table-cell table:style-name="ce5" table:formula="of:=[.A107]+0.005" office:value-type="float" office:value="-0.49" calcext:value-type="float">
            <text:p>-0,49</text:p>
          </table:table-cell>
          <table:table-cell table:style-name="ce5" table:formula="of:=SQRT(1-[.A108]^2)" office:value-type="float" office:value="0.871722432887901" calcext:value-type="float">
            <text:p>0,871722432887901</text:p>
          </table:table-cell>
          <table:table-cell table:style-name="ce5" table:formula="of:=-SQRT(1-[.A108]^2)" office:value-type="float" office:value="-0.871722432887901" calcext:value-type="float">
            <text:p>-0,871722432887901</text:p>
          </table:table-cell>
          <table:table-cell table:number-columns-repeated="1021"/>
        </table:table-row>
        <table:table-row table:style-name="ro1">
          <table:table-cell table:style-name="ce5" table:formula="of:=[.A108]+0.005" office:value-type="float" office:value="-0.485" calcext:value-type="float">
            <text:p>-0,485</text:p>
          </table:table-cell>
          <table:table-cell table:style-name="ce5" table:formula="of:=SQRT(1-[.A109]^2)" office:value-type="float" office:value="0.874514150828905" calcext:value-type="float">
            <text:p>0,874514150828905</text:p>
          </table:table-cell>
          <table:table-cell table:style-name="ce5" table:formula="of:=-SQRT(1-[.A109]^2)" office:value-type="float" office:value="-0.874514150828905" calcext:value-type="float">
            <text:p>-0,874514150828905</text:p>
          </table:table-cell>
          <table:table-cell table:number-columns-repeated="1021"/>
        </table:table-row>
        <table:table-row table:style-name="ro1">
          <table:table-cell table:style-name="ce5" table:formula="of:=[.A109]+0.005" office:value-type="float" office:value="-0.48" calcext:value-type="float">
            <text:p>-0,48</text:p>
          </table:table-cell>
          <table:table-cell table:style-name="ce5" table:formula="of:=SQRT(1-[.A110]^2)" office:value-type="float" office:value="0.877268487978453" calcext:value-type="float">
            <text:p>0,877268487978453</text:p>
          </table:table-cell>
          <table:table-cell table:style-name="ce5" table:formula="of:=-SQRT(1-[.A110]^2)" office:value-type="float" office:value="-0.877268487978453" calcext:value-type="float">
            <text:p>-0,877268487978453</text:p>
          </table:table-cell>
          <table:table-cell table:number-columns-repeated="1021"/>
        </table:table-row>
        <table:table-row table:style-name="ro1">
          <table:table-cell table:style-name="ce5" table:formula="of:=[.A110]+0.005" office:value-type="float" office:value="-0.475" calcext:value-type="float">
            <text:p>-0,475</text:p>
          </table:table-cell>
          <table:table-cell table:style-name="ce5" table:formula="of:=SQRT(1-[.A111]^2)" office:value-type="float" office:value="0.879985795339902" calcext:value-type="float">
            <text:p>0,879985795339902</text:p>
          </table:table-cell>
          <table:table-cell table:style-name="ce5" table:formula="of:=-SQRT(1-[.A111]^2)" office:value-type="float" office:value="-0.879985795339902" calcext:value-type="float">
            <text:p>-0,879985795339902</text:p>
          </table:table-cell>
          <table:table-cell table:number-columns-repeated="1021"/>
        </table:table-row>
        <table:table-row table:style-name="ro1">
          <table:table-cell table:style-name="ce5" table:formula="of:=[.A111]+0.005" office:value-type="float" office:value="-0.47" calcext:value-type="float">
            <text:p>-0,47</text:p>
          </table:table-cell>
          <table:table-cell table:style-name="ce5" table:formula="of:=SQRT(1-[.A112]^2)" office:value-type="float" office:value="0.882666414904295" calcext:value-type="float">
            <text:p>0,882666414904295</text:p>
          </table:table-cell>
          <table:table-cell table:style-name="ce5" table:formula="of:=-SQRT(1-[.A112]^2)" office:value-type="float" office:value="-0.882666414904295" calcext:value-type="float">
            <text:p>-0,882666414904295</text:p>
          </table:table-cell>
          <table:table-cell table:number-columns-repeated="1021"/>
        </table:table-row>
        <table:table-row table:style-name="ro1">
          <table:table-cell table:style-name="ce5" table:formula="of:=[.A112]+0.005" office:value-type="float" office:value="-0.465" calcext:value-type="float">
            <text:p>-0,465</text:p>
          </table:table-cell>
          <table:table-cell table:style-name="ce5" table:formula="of:=SQRT(1-[.A113]^2)" office:value-type="float" office:value="0.885310679931063" calcext:value-type="float">
            <text:p>0,885310679931063</text:p>
          </table:table-cell>
          <table:table-cell table:style-name="ce5" table:formula="of:=-SQRT(1-[.A113]^2)" office:value-type="float" office:value="-0.885310679931063" calcext:value-type="float">
            <text:p>-0,885310679931063</text:p>
          </table:table-cell>
          <table:table-cell table:number-columns-repeated="1021"/>
        </table:table-row>
        <table:table-row table:style-name="ro1">
          <table:table-cell table:style-name="ce5" table:formula="of:=[.A113]+0.005" office:value-type="float" office:value="-0.46" calcext:value-type="float">
            <text:p>-0,46</text:p>
          </table:table-cell>
          <table:table-cell table:style-name="ce5" table:formula="of:=SQRT(1-[.A114]^2)" office:value-type="float" office:value="0.887918915216925" calcext:value-type="float">
            <text:p>0,887918915216925</text:p>
          </table:table-cell>
          <table:table-cell table:style-name="ce5" table:formula="of:=-SQRT(1-[.A114]^2)" office:value-type="float" office:value="-0.887918915216925" calcext:value-type="float">
            <text:p>-0,887918915216925</text:p>
          </table:table-cell>
          <table:table-cell table:number-columns-repeated="1021"/>
        </table:table-row>
        <table:table-row table:style-name="ro1">
          <table:table-cell table:style-name="ce5" table:formula="of:=[.A114]+0.005" office:value-type="float" office:value="-0.455" calcext:value-type="float">
            <text:p>-0,455</text:p>
          </table:table-cell>
          <table:table-cell table:style-name="ce5" table:formula="of:=SQRT(1-[.A115]^2)" office:value-type="float" office:value="0.890491437353555" calcext:value-type="float">
            <text:p>0,890491437353555</text:p>
          </table:table-cell>
          <table:table-cell table:style-name="ce5" table:formula="of:=-SQRT(1-[.A115]^2)" office:value-type="float" office:value="-0.890491437353555" calcext:value-type="float">
            <text:p>-0,890491437353555</text:p>
          </table:table-cell>
          <table:table-cell table:number-columns-repeated="1021"/>
        </table:table-row>
        <table:table-row table:style-name="ro1">
          <table:table-cell table:style-name="ce5" table:formula="of:=[.A115]+0.005" office:value-type="float" office:value="-0.45" calcext:value-type="float">
            <text:p>-0,45</text:p>
          </table:table-cell>
          <table:table-cell table:style-name="ce5" table:formula="of:=SQRT(1-[.A116]^2)" office:value-type="float" office:value="0.893028554974588" calcext:value-type="float">
            <text:p>0,893028554974588</text:p>
          </table:table-cell>
          <table:table-cell table:style-name="ce5" table:formula="of:=-SQRT(1-[.A116]^2)" office:value-type="float" office:value="-0.893028554974588" calcext:value-type="float">
            <text:p>-0,893028554974588</text:p>
          </table:table-cell>
          <table:table-cell table:number-columns-repeated="1021"/>
        </table:table-row>
        <table:table-row table:style-name="ro1">
          <table:table-cell table:style-name="ce5" table:formula="of:=[.A116]+0.005" office:value-type="float" office:value="-0.445" calcext:value-type="float">
            <text:p>-0,445</text:p>
          </table:table-cell>
          <table:table-cell table:style-name="ce5" table:formula="of:=SQRT(1-[.A117]^2)" office:value-type="float" office:value="0.895530568992483" calcext:value-type="float">
            <text:p>0,895530568992483</text:p>
          </table:table-cell>
          <table:table-cell table:style-name="ce5" table:formula="of:=-SQRT(1-[.A117]^2)" office:value-type="float" office:value="-0.895530568992483" calcext:value-type="float">
            <text:p>-0,895530568992483</text:p>
          </table:table-cell>
          <table:table-cell table:number-columns-repeated="1021"/>
        </table:table-row>
        <table:table-row table:style-name="ro1">
          <table:table-cell table:style-name="ce5" table:formula="of:=[.A117]+0.005" office:value-type="float" office:value="-0.44" calcext:value-type="float">
            <text:p>-0,44</text:p>
          </table:table-cell>
          <table:table-cell table:style-name="ce5" table:formula="of:=SQRT(1-[.A118]^2)" office:value-type="float" office:value="0.897997772825746" calcext:value-type="float">
            <text:p>0,897997772825746</text:p>
          </table:table-cell>
          <table:table-cell table:style-name="ce5" table:formula="of:=-SQRT(1-[.A118]^2)" office:value-type="float" office:value="-0.897997772825746" calcext:value-type="float">
            <text:p>-0,897997772825746</text:p>
          </table:table-cell>
          <table:table-cell table:number-columns-repeated="1021"/>
        </table:table-row>
        <table:table-row table:style-name="ro1">
          <table:table-cell table:style-name="ce5" table:formula="of:=[.A118]+0.005" office:value-type="float" office:value="-0.435" calcext:value-type="float">
            <text:p>-0,435</text:p>
          </table:table-cell>
          <table:table-cell table:style-name="ce5" table:formula="of:=SQRT(1-[.A119]^2)" office:value-type="float" office:value="0.900430452616969" calcext:value-type="float">
            <text:p>0,900430452616969</text:p>
          </table:table-cell>
          <table:table-cell table:style-name="ce5" table:formula="of:=-SQRT(1-[.A119]^2)" office:value-type="float" office:value="-0.900430452616969" calcext:value-type="float">
            <text:p>-0,900430452616969</text:p>
          </table:table-cell>
          <table:table-cell table:number-columns-repeated="1021"/>
        </table:table-row>
        <table:table-row table:style-name="ro1">
          <table:table-cell table:style-name="ce5" table:formula="of:=[.A119]+0.005" office:value-type="float" office:value="-0.43" calcext:value-type="float">
            <text:p>-0,43</text:p>
          </table:table-cell>
          <table:table-cell table:style-name="ce5" table:formula="of:=SQRT(1-[.A120]^2)" office:value-type="float" office:value="0.902828887442133" calcext:value-type="float">
            <text:p>0,902828887442133</text:p>
          </table:table-cell>
          <table:table-cell table:style-name="ce5" table:formula="of:=-SQRT(1-[.A120]^2)" office:value-type="float" office:value="-0.902828887442133" calcext:value-type="float">
            <text:p>-0,902828887442133</text:p>
          </table:table-cell>
          <table:table-cell table:number-columns-repeated="1021"/>
        </table:table-row>
        <table:table-row table:style-name="ro1">
          <table:table-cell table:style-name="ce5" table:formula="of:=[.A120]+0.005" office:value-type="float" office:value="-0.425" calcext:value-type="float">
            <text:p>-0,425</text:p>
          </table:table-cell>
          <table:table-cell table:style-name="ce5" table:formula="of:=SQRT(1-[.A121]^2)" office:value-type="float" office:value="0.905193349511584" calcext:value-type="float">
            <text:p>0,905193349511584</text:p>
          </table:table-cell>
          <table:table-cell table:style-name="ce5" table:formula="of:=-SQRT(1-[.A121]^2)" office:value-type="float" office:value="-0.905193349511584" calcext:value-type="float">
            <text:p>-0,905193349511584</text:p>
          </table:table-cell>
          <table:table-cell table:number-columns-repeated="1021"/>
        </table:table-row>
        <table:table-row table:style-name="ro1">
          <table:table-cell table:style-name="ce5" table:formula="of:=[.A121]+0.005" office:value-type="float" office:value="-0.42" calcext:value-type="float">
            <text:p>-0,42</text:p>
          </table:table-cell>
          <table:table-cell table:style-name="ce5" table:formula="of:=SQRT(1-[.A122]^2)" office:value-type="float" office:value="0.907524104363074" calcext:value-type="float">
            <text:p>0,907524104363074</text:p>
          </table:table-cell>
          <table:table-cell table:style-name="ce5" table:formula="of:=-SQRT(1-[.A122]^2)" office:value-type="float" office:value="-0.907524104363074" calcext:value-type="float">
            <text:p>-0,907524104363074</text:p>
          </table:table-cell>
          <table:table-cell table:number-columns-repeated="1021"/>
        </table:table-row>
        <table:table-row table:style-name="ro1">
          <table:table-cell table:style-name="ce5" table:formula="of:=[.A122]+0.005" office:value-type="float" office:value="-0.415" calcext:value-type="float">
            <text:p>-0,415</text:p>
          </table:table-cell>
          <table:table-cell table:style-name="ce5" table:formula="of:=SQRT(1-[.A123]^2)" office:value-type="float" office:value="0.909821411047245" calcext:value-type="float">
            <text:p>0,909821411047245</text:p>
          </table:table-cell>
          <table:table-cell table:style-name="ce5" table:formula="of:=-SQRT(1-[.A123]^2)" office:value-type="float" office:value="-0.909821411047245" calcext:value-type="float">
            <text:p>-0,909821411047245</text:p>
          </table:table-cell>
          <table:table-cell table:number-columns-repeated="1021"/>
        </table:table-row>
        <table:table-row table:style-name="ro1">
          <table:table-cell table:style-name="ce5" table:formula="of:=[.A123]+0.005" office:value-type="float" office:value="-0.41" calcext:value-type="float">
            <text:p>-0,41</text:p>
          </table:table-cell>
          <table:table-cell table:style-name="ce5" table:formula="of:=SQRT(1-[.A124]^2)" office:value-type="float" office:value="0.912085522305886" calcext:value-type="float">
            <text:p>0,912085522305886</text:p>
          </table:table-cell>
          <table:table-cell table:style-name="ce5" table:formula="of:=-SQRT(1-[.A124]^2)" office:value-type="float" office:value="-0.912085522305886" calcext:value-type="float">
            <text:p>-0,912085522305886</text:p>
          </table:table-cell>
          <table:table-cell table:number-columns-repeated="1021"/>
        </table:table-row>
        <table:table-row table:style-name="ro1">
          <table:table-cell table:style-name="ce5" table:formula="of:=[.A124]+0.005" office:value-type="float" office:value="-0.404999999999999" calcext:value-type="float">
            <text:p>-0,404999999999999</text:p>
          </table:table-cell>
          <table:table-cell table:style-name="ce5" table:formula="of:=SQRT(1-[.A125]^2)" office:value-type="float" office:value="0.914316684743312" calcext:value-type="float">
            <text:p>0,914316684743312</text:p>
          </table:table-cell>
          <table:table-cell table:style-name="ce5" table:formula="of:=-SQRT(1-[.A125]^2)" office:value-type="float" office:value="-0.914316684743312" calcext:value-type="float">
            <text:p>-0,914316684743312</text:p>
          </table:table-cell>
          <table:table-cell table:number-columns-repeated="1021"/>
        </table:table-row>
        <table:table-row table:style-name="ro1">
          <table:table-cell table:style-name="ce5" table:formula="of:=[.A125]+0.005" office:value-type="float" office:value="-0.399999999999999" calcext:value-type="float">
            <text:p>-0,399999999999999</text:p>
          </table:table-cell>
          <table:table-cell table:style-name="ce5" table:formula="of:=SQRT(1-[.A126]^2)" office:value-type="float" office:value="0.916515138991168" calcext:value-type="float">
            <text:p>0,916515138991168</text:p>
          </table:table-cell>
          <table:table-cell table:style-name="ce5" table:formula="of:=-SQRT(1-[.A126]^2)" office:value-type="float" office:value="-0.916515138991168" calcext:value-type="float">
            <text:p>-0,916515138991168</text:p>
          </table:table-cell>
          <table:table-cell table:number-columns-repeated="1021"/>
        </table:table-row>
        <table:table-row table:style-name="ro1">
          <table:table-cell table:style-name="ce5" table:formula="of:=[.A126]+0.005" office:value-type="float" office:value="-0.394999999999999" calcext:value-type="float">
            <text:p>-0,394999999999999</text:p>
          </table:table-cell>
          <table:table-cell table:style-name="ce5" table:formula="of:=SQRT(1-[.A127]^2)" office:value-type="float" office:value="0.918681119866954" calcext:value-type="float">
            <text:p>0,918681119866954</text:p>
          </table:table-cell>
          <table:table-cell table:style-name="ce5" table:formula="of:=-SQRT(1-[.A127]^2)" office:value-type="float" office:value="-0.918681119866954" calcext:value-type="float">
            <text:p>-0,918681119866954</text:p>
          </table:table-cell>
          <table:table-cell table:number-columns-repeated="1021"/>
        </table:table-row>
        <table:table-row table:style-name="ro1">
          <table:table-cell table:style-name="ce5" table:formula="of:=[.A127]+0.005" office:value-type="float" office:value="-0.389999999999999" calcext:value-type="float">
            <text:p>-0,389999999999999</text:p>
          </table:table-cell>
          <table:table-cell table:style-name="ce5" table:formula="of:=SQRT(1-[.A128]^2)" office:value-type="float" office:value="0.920814856526544" calcext:value-type="float">
            <text:p>0,920814856526544</text:p>
          </table:table-cell>
          <table:table-cell table:style-name="ce5" table:formula="of:=-SQRT(1-[.A128]^2)" office:value-type="float" office:value="-0.920814856526544" calcext:value-type="float">
            <text:p>-0,920814856526544</text:p>
          </table:table-cell>
          <table:table-cell table:number-columns-repeated="1021"/>
        </table:table-row>
        <table:table-row table:style-name="ro1">
          <table:table-cell table:style-name="ce5" table:formula="of:=[.A128]+0.005" office:value-type="float" office:value="-0.384999999999999" calcext:value-type="float">
            <text:p>-0,384999999999999</text:p>
          </table:table-cell>
          <table:table-cell table:style-name="ce5" table:formula="of:=SQRT(1-[.A129]^2)" office:value-type="float" office:value="0.922916572610981" calcext:value-type="float">
            <text:p>0,922916572610981</text:p>
          </table:table-cell>
          <table:table-cell table:style-name="ce5" table:formula="of:=-SQRT(1-[.A129]^2)" office:value-type="float" office:value="-0.922916572610981" calcext:value-type="float">
            <text:p>-0,922916572610981</text:p>
          </table:table-cell>
          <table:table-cell table:number-columns-repeated="1021"/>
        </table:table-row>
        <table:table-row table:style-name="ro1">
          <table:table-cell table:style-name="ce5" table:formula="of:=[.A129]+0.005" office:value-type="float" office:value="-0.379999999999999" calcext:value-type="float">
            <text:p>-0,379999999999999</text:p>
          </table:table-cell>
          <table:table-cell table:style-name="ce5" table:formula="of:=SQRT(1-[.A130]^2)" office:value-type="float" office:value="0.924986486387774" calcext:value-type="float">
            <text:p>0,924986486387774</text:p>
          </table:table-cell>
          <table:table-cell table:style-name="ce5" table:formula="of:=-SQRT(1-[.A130]^2)" office:value-type="float" office:value="-0.924986486387774" calcext:value-type="float">
            <text:p>-0,924986486387774</text:p>
          </table:table-cell>
          <table:table-cell table:number-columns-repeated="1021"/>
        </table:table-row>
        <table:table-row table:style-name="ro1">
          <table:table-cell table:style-name="ce5" table:formula="of:=[.A130]+0.005" office:value-type="float" office:value="-0.374999999999999" calcext:value-type="float">
            <text:p>-0,374999999999999</text:p>
          </table:table-cell>
          <table:table-cell table:style-name="ce5" table:formula="of:=SQRT(1-[.A131]^2)" office:value-type="float" office:value="0.927024810886958" calcext:value-type="float">
            <text:p>0,927024810886958</text:p>
          </table:table-cell>
          <table:table-cell table:style-name="ce5" table:formula="of:=-SQRT(1-[.A131]^2)" office:value-type="float" office:value="-0.927024810886958" calcext:value-type="float">
            <text:p>-0,927024810886958</text:p>
          </table:table-cell>
          <table:table-cell table:number-columns-repeated="1021"/>
        </table:table-row>
        <table:table-row table:style-name="ro1">
          <table:table-cell table:style-name="ce5" table:formula="of:=[.A131]+0.005" office:value-type="float" office:value="-0.369999999999999" calcext:value-type="float">
            <text:p>-0,369999999999999</text:p>
          </table:table-cell>
          <table:table-cell table:style-name="ce5" table:formula="of:=SQRT(1-[.A132]^2)" office:value-type="float" office:value="0.929031754032122" calcext:value-type="float">
            <text:p>0,929031754032122</text:p>
          </table:table-cell>
          <table:table-cell table:style-name="ce5" table:formula="of:=-SQRT(1-[.A132]^2)" office:value-type="float" office:value="-0.929031754032122" calcext:value-type="float">
            <text:p>-0,929031754032122</text:p>
          </table:table-cell>
          <table:table-cell table:number-columns-repeated="1021"/>
        </table:table-row>
        <table:table-row table:style-name="ro1">
          <table:table-cell table:style-name="ce5" table:formula="of:=[.A132]+0.005" office:value-type="float" office:value="-0.364999999999999" calcext:value-type="float">
            <text:p>-0,364999999999999</text:p>
          </table:table-cell>
          <table:table-cell table:style-name="ce5" table:formula="of:=SQRT(1-[.A133]^2)" office:value-type="float" office:value="0.931007518766632" calcext:value-type="float">
            <text:p>0,931007518766632</text:p>
          </table:table-cell>
          <table:table-cell table:style-name="ce5" table:formula="of:=-SQRT(1-[.A133]^2)" office:value-type="float" office:value="-0.931007518766632" calcext:value-type="float">
            <text:p>-0,931007518766632</text:p>
          </table:table-cell>
          <table:table-cell table:number-columns-repeated="1021"/>
        </table:table-row>
        <table:table-row table:style-name="ro1">
          <table:table-cell table:style-name="ce5" table:formula="of:=[.A133]+0.005" office:value-type="float" office:value="-0.359999999999999" calcext:value-type="float">
            <text:p>-0,359999999999999</text:p>
          </table:table-cell>
          <table:table-cell table:style-name="ce5" table:formula="of:=SQRT(1-[.A134]^2)" office:value-type="float" office:value="0.932952303175248" calcext:value-type="float">
            <text:p>0,932952303175248</text:p>
          </table:table-cell>
          <table:table-cell table:style-name="ce5" table:formula="of:=-SQRT(1-[.A134]^2)" office:value-type="float" office:value="-0.932952303175248" calcext:value-type="float">
            <text:p>-0,932952303175248</text:p>
          </table:table-cell>
          <table:table-cell table:number-columns-repeated="1021"/>
        </table:table-row>
        <table:table-row table:style-name="ro1">
          <table:table-cell table:style-name="ce5" table:formula="of:=[.A134]+0.005" office:value-type="float" office:value="-0.354999999999999" calcext:value-type="float">
            <text:p>-0,354999999999999</text:p>
          </table:table-cell>
          <table:table-cell table:style-name="ce5" table:formula="of:=SQRT(1-[.A135]^2)" office:value-type="float" office:value="0.934866300601322" calcext:value-type="float">
            <text:p>0,934866300601322</text:p>
          </table:table-cell>
          <table:table-cell table:style-name="ce5" table:formula="of:=-SQRT(1-[.A135]^2)" office:value-type="float" office:value="-0.934866300601322" calcext:value-type="float">
            <text:p>-0,934866300601322</text:p>
          </table:table-cell>
          <table:table-cell table:number-columns-repeated="1021"/>
        </table:table-row>
        <table:table-row table:style-name="ro1">
          <table:table-cell table:style-name="ce5" table:formula="of:=[.A135]+0.005" office:value-type="float" office:value="-0.349999999999999" calcext:value-type="float">
            <text:p>-0,349999999999999</text:p>
          </table:table-cell>
          <table:table-cell table:style-name="ce5" table:formula="of:=SQRT(1-[.A136]^2)" office:value-type="float" office:value="0.93674969975976" calcext:value-type="float">
            <text:p>0,93674969975976</text:p>
          </table:table-cell>
          <table:table-cell table:style-name="ce5" table:formula="of:=-SQRT(1-[.A136]^2)" office:value-type="float" office:value="-0.93674969975976" calcext:value-type="float">
            <text:p>-0,93674969975976</text:p>
          </table:table-cell>
          <table:table-cell table:number-columns-repeated="1021"/>
        </table:table-row>
        <table:table-row table:style-name="ro1">
          <table:table-cell table:style-name="ce5" table:formula="of:=[.A136]+0.005" office:value-type="float" office:value="-0.344999999999999" calcext:value-type="float">
            <text:p>-0,344999999999999</text:p>
          </table:table-cell>
          <table:table-cell table:style-name="ce5" table:formula="of:=SQRT(1-[.A137]^2)" office:value-type="float" office:value="0.938602684845937" calcext:value-type="float">
            <text:p>0,938602684845937</text:p>
          </table:table-cell>
          <table:table-cell table:style-name="ce5" table:formula="of:=-SQRT(1-[.A137]^2)" office:value-type="float" office:value="-0.938602684845937" calcext:value-type="float">
            <text:p>-0,938602684845937</text:p>
          </table:table-cell>
          <table:table-cell table:number-columns-repeated="1021"/>
        </table:table-row>
        <table:table-row table:style-name="ro1">
          <table:table-cell table:style-name="ce5" table:formula="of:=[.A137]+0.005" office:value-type="float" office:value="-0.339999999999999" calcext:value-type="float">
            <text:p>-0,339999999999999</text:p>
          </table:table-cell>
          <table:table-cell table:style-name="ce5" table:formula="of:=SQRT(1-[.A138]^2)" office:value-type="float" office:value="0.9404254356407" calcext:value-type="float">
            <text:p>0,9404254356407</text:p>
          </table:table-cell>
          <table:table-cell table:style-name="ce5" table:formula="of:=-SQRT(1-[.A138]^2)" office:value-type="float" office:value="-0.9404254356407" calcext:value-type="float">
            <text:p>-0,9404254356407</text:p>
          </table:table-cell>
          <table:table-cell table:number-columns-repeated="1021"/>
        </table:table-row>
        <table:table-row table:style-name="ro1">
          <table:table-cell table:style-name="ce5" table:formula="of:=[.A138]+0.005" office:value-type="float" office:value="-0.334999999999999" calcext:value-type="float">
            <text:p>-0,334999999999999</text:p>
          </table:table-cell>
          <table:table-cell table:style-name="ce5" table:formula="of:=SQRT(1-[.A139]^2)" office:value-type="float" office:value="0.942218127611648" calcext:value-type="float">
            <text:p>0,942218127611648</text:p>
          </table:table-cell>
          <table:table-cell table:style-name="ce5" table:formula="of:=-SQRT(1-[.A139]^2)" office:value-type="float" office:value="-0.942218127611648" calcext:value-type="float">
            <text:p>-0,942218127611648</text:p>
          </table:table-cell>
          <table:table-cell table:number-columns-repeated="1021"/>
        </table:table-row>
        <table:table-row table:style-name="ro1">
          <table:table-cell table:style-name="ce5" table:formula="of:=[.A139]+0.005" office:value-type="float" office:value="-0.329999999999999" calcext:value-type="float">
            <text:p>-0,329999999999999</text:p>
          </table:table-cell>
          <table:table-cell table:style-name="ce5" table:formula="of:=SQRT(1-[.A140]^2)" office:value-type="float" office:value="0.943980932010812" calcext:value-type="float">
            <text:p>0,943980932010812</text:p>
          </table:table-cell>
          <table:table-cell table:style-name="ce5" table:formula="of:=-SQRT(1-[.A140]^2)" office:value-type="float" office:value="-0.943980932010812" calcext:value-type="float">
            <text:p>-0,943980932010812</text:p>
          </table:table-cell>
          <table:table-cell table:number-columns-repeated="1021"/>
        </table:table-row>
        <table:table-row table:style-name="ro1">
          <table:table-cell table:style-name="ce5" table:formula="of:=[.A140]+0.005" office:value-type="float" office:value="-0.324999999999999" calcext:value-type="float">
            <text:p>-0,324999999999999</text:p>
          </table:table-cell>
          <table:table-cell table:style-name="ce5" table:formula="of:=SQRT(1-[.A141]^2)" office:value-type="float" office:value="0.945714015968887" calcext:value-type="float">
            <text:p>0,945714015968887</text:p>
          </table:table-cell>
          <table:table-cell table:style-name="ce5" table:formula="of:=-SQRT(1-[.A141]^2)" office:value-type="float" office:value="-0.945714015968887" calcext:value-type="float">
            <text:p>-0,945714015968887</text:p>
          </table:table-cell>
          <table:table-cell table:number-columns-repeated="1021"/>
        </table:table-row>
        <table:table-row table:style-name="ro1">
          <table:table-cell table:style-name="ce5" table:formula="of:=[.A141]+0.005" office:value-type="float" office:value="-0.319999999999999" calcext:value-type="float">
            <text:p>-0,319999999999999</text:p>
          </table:table-cell>
          <table:table-cell table:style-name="ce5" table:formula="of:=SQRT(1-[.A142]^2)" office:value-type="float" office:value="0.947417542586161" calcext:value-type="float">
            <text:p>0,947417542586161</text:p>
          </table:table-cell>
          <table:table-cell table:style-name="ce5" table:formula="of:=-SQRT(1-[.A142]^2)" office:value-type="float" office:value="-0.947417542586161" calcext:value-type="float">
            <text:p>-0,947417542586161</text:p>
          </table:table-cell>
          <table:table-cell table:number-columns-repeated="1021"/>
        </table:table-row>
        <table:table-row table:style-name="ro1">
          <table:table-cell table:style-name="ce5" table:formula="of:=[.A142]+0.005" office:value-type="float" office:value="-0.314999999999999" calcext:value-type="float">
            <text:p>-0,314999999999999</text:p>
          </table:table-cell>
          <table:table-cell table:style-name="ce5" table:formula="of:=SQRT(1-[.A143]^2)" office:value-type="float" office:value="0.949091671020245" calcext:value-type="float">
            <text:p>0,949091671020245</text:p>
          </table:table-cell>
          <table:table-cell table:style-name="ce5" table:formula="of:=-SQRT(1-[.A143]^2)" office:value-type="float" office:value="-0.949091671020245" calcext:value-type="float">
            <text:p>-0,949091671020245</text:p>
          </table:table-cell>
          <table:table-cell table:number-columns-repeated="1021"/>
        </table:table-row>
        <table:table-row table:style-name="ro1">
          <table:table-cell table:style-name="ce5" table:formula="of:=[.A143]+0.005" office:value-type="float" office:value="-0.309999999999999" calcext:value-type="float">
            <text:p>-0,309999999999999</text:p>
          </table:table-cell>
          <table:table-cell table:style-name="ce5" table:formula="of:=SQRT(1-[.A144]^2)" office:value-type="float" office:value="0.950736556570747" calcext:value-type="float">
            <text:p>0,950736556570747</text:p>
          </table:table-cell>
          <table:table-cell table:style-name="ce5" table:formula="of:=-SQRT(1-[.A144]^2)" office:value-type="float" office:value="-0.950736556570747" calcext:value-type="float">
            <text:p>-0,950736556570747</text:p>
          </table:table-cell>
          <table:table-cell table:number-columns-repeated="1021"/>
        </table:table-row>
        <table:table-row table:style-name="ro1">
          <table:table-cell table:style-name="ce5" table:formula="of:=[.A144]+0.005" office:value-type="float" office:value="-0.304999999999999" calcext:value-type="float">
            <text:p>-0,304999999999999</text:p>
          </table:table-cell>
          <table:table-cell table:style-name="ce5" table:formula="of:=SQRT(1-[.A145]^2)" office:value-type="float" office:value="0.952352350760999" calcext:value-type="float">
            <text:p>0,952352350760999</text:p>
          </table:table-cell>
          <table:table-cell table:style-name="ce5" table:formula="of:=-SQRT(1-[.A145]^2)" office:value-type="float" office:value="-0.952352350760999" calcext:value-type="float">
            <text:p>-0,952352350760999</text:p>
          </table:table-cell>
          <table:table-cell table:number-columns-repeated="1021"/>
        </table:table-row>
        <table:table-row table:style-name="ro1">
          <table:table-cell table:style-name="ce5" table:formula="of:=[.A145]+0.005" office:value-type="float" office:value="-0.299999999999999" calcext:value-type="float">
            <text:p>-0,299999999999999</text:p>
          </table:table-cell>
          <table:table-cell table:style-name="ce5" table:formula="of:=SQRT(1-[.A146]^2)" office:value-type="float" office:value="0.953939201416946" calcext:value-type="float">
            <text:p>0,953939201416946</text:p>
          </table:table-cell>
          <table:table-cell table:style-name="ce5" table:formula="of:=-SQRT(1-[.A146]^2)" office:value-type="float" office:value="-0.953939201416946" calcext:value-type="float">
            <text:p>-0,953939201416946</text:p>
          </table:table-cell>
          <table:table-cell table:number-columns-repeated="1021"/>
        </table:table-row>
        <table:table-row table:style-name="ro1">
          <table:table-cell table:style-name="ce5" table:formula="of:=[.A146]+0.005" office:value-type="float" office:value="-0.294999999999999" calcext:value-type="float">
            <text:p>-0,294999999999999</text:p>
          </table:table-cell>
          <table:table-cell table:style-name="ce5" table:formula="of:=SQRT(1-[.A147]^2)" office:value-type="float" office:value="0.955497252743303" calcext:value-type="float">
            <text:p>0,955497252743303</text:p>
          </table:table-cell>
          <table:table-cell table:style-name="ce5" table:formula="of:=-SQRT(1-[.A147]^2)" office:value-type="float" office:value="-0.955497252743303" calcext:value-type="float">
            <text:p>-0,955497252743303</text:p>
          </table:table-cell>
          <table:table-cell table:number-columns-repeated="1021"/>
        </table:table-row>
        <table:table-row table:style-name="ro1">
          <table:table-cell table:style-name="ce5" table:formula="of:=[.A147]+0.005" office:value-type="float" office:value="-0.289999999999999" calcext:value-type="float">
            <text:p>-0,289999999999999</text:p>
          </table:table-cell>
          <table:table-cell table:style-name="ce5" table:formula="of:=SQRT(1-[.A148]^2)" office:value-type="float" office:value="0.957026645397086" calcext:value-type="float">
            <text:p>0,957026645397086</text:p>
          </table:table-cell>
          <table:table-cell table:style-name="ce5" table:formula="of:=-SQRT(1-[.A148]^2)" office:value-type="float" office:value="-0.957026645397086" calcext:value-type="float">
            <text:p>-0,957026645397086</text:p>
          </table:table-cell>
          <table:table-cell table:number-columns-repeated="1021"/>
        </table:table-row>
        <table:table-row table:style-name="ro1">
          <table:table-cell table:style-name="ce5" table:formula="of:=[.A148]+0.005" office:value-type="float" office:value="-0.284999999999999" calcext:value-type="float">
            <text:p>-0,284999999999999</text:p>
          </table:table-cell>
          <table:table-cell table:style-name="ce5" table:formula="of:=SQRT(1-[.A149]^2)" office:value-type="float" office:value="0.958527516558602" calcext:value-type="float">
            <text:p>0,958527516558602</text:p>
          </table:table-cell>
          <table:table-cell table:style-name="ce5" table:formula="of:=-SQRT(1-[.A149]^2)" office:value-type="float" office:value="-0.958527516558602" calcext:value-type="float">
            <text:p>-0,958527516558602</text:p>
          </table:table-cell>
          <table:table-cell table:number-columns-repeated="1021"/>
        </table:table-row>
        <table:table-row table:style-name="ro1">
          <table:table-cell table:style-name="ce5" table:formula="of:=[.A149]+0.005" office:value-type="float" office:value="-0.279999999999999" calcext:value-type="float">
            <text:p>-0,279999999999999</text:p>
          </table:table-cell>
          <table:table-cell table:style-name="ce5" table:formula="of:=SQRT(1-[.A150]^2)" office:value-type="float" office:value="0.96" calcext:value-type="float">
            <text:p>0,96</text:p>
          </table:table-cell>
          <table:table-cell table:style-name="ce5" table:formula="of:=-SQRT(1-[.A150]^2)" office:value-type="float" office:value="-0.96" calcext:value-type="float">
            <text:p>-0,96</text:p>
          </table:table-cell>
          <table:table-cell table:number-columns-repeated="1021"/>
        </table:table-row>
        <table:table-row table:style-name="ro1">
          <table:table-cell table:style-name="ce5" table:formula="of:=[.A150]+0.005" office:value-type="float" office:value="-0.274999999999999" calcext:value-type="float">
            <text:p>-0,274999999999999</text:p>
          </table:table-cell>
          <table:table-cell table:style-name="ce5" table:formula="of:=SQRT(1-[.A151]^2)" office:value-type="float" office:value="0.961444226151471" calcext:value-type="float">
            <text:p>0,961444226151471</text:p>
          </table:table-cell>
          <table:table-cell table:style-name="ce5" table:formula="of:=-SQRT(1-[.A151]^2)" office:value-type="float" office:value="-0.961444226151471" calcext:value-type="float">
            <text:p>-0,961444226151471</text:p>
          </table:table-cell>
          <table:table-cell table:number-columns-repeated="1021"/>
        </table:table-row>
        <table:table-row table:style-name="ro1">
          <table:table-cell table:style-name="ce5" table:formula="of:=[.A151]+0.005" office:value-type="float" office:value="-0.269999999999999" calcext:value-type="float">
            <text:p>-0,269999999999999</text:p>
          </table:table-cell>
          <table:table-cell table:style-name="ce5" table:formula="of:=SQRT(1-[.A152]^2)" office:value-type="float" office:value="0.962860322165162" calcext:value-type="float">
            <text:p>0,962860322165162</text:p>
          </table:table-cell>
          <table:table-cell table:style-name="ce5" table:formula="of:=-SQRT(1-[.A152]^2)" office:value-type="float" office:value="-0.962860322165162" calcext:value-type="float">
            <text:p>-0,962860322165162</text:p>
          </table:table-cell>
          <table:table-cell table:number-columns-repeated="1021"/>
        </table:table-row>
        <table:table-row table:style-name="ro1">
          <table:table-cell table:style-name="ce5" table:formula="of:=[.A152]+0.005" office:value-type="float" office:value="-0.264999999999999" calcext:value-type="float">
            <text:p>-0,264999999999999</text:p>
          </table:table-cell>
          <table:table-cell table:style-name="ce5" table:formula="of:=SQRT(1-[.A153]^2)" office:value-type="float" office:value="0.964248411976914" calcext:value-type="float">
            <text:p>0,964248411976914</text:p>
          </table:table-cell>
          <table:table-cell table:style-name="ce5" table:formula="of:=-SQRT(1-[.A153]^2)" office:value-type="float" office:value="-0.964248411976914" calcext:value-type="float">
            <text:p>-0,964248411976914</text:p>
          </table:table-cell>
          <table:table-cell table:number-columns-repeated="1021"/>
        </table:table-row>
        <table:table-row table:style-name="ro1">
          <table:table-cell table:style-name="ce5" table:formula="of:=[.A153]+0.005" office:value-type="float" office:value="-0.259999999999999" calcext:value-type="float">
            <text:p>-0,259999999999999</text:p>
          </table:table-cell>
          <table:table-cell table:style-name="ce5" table:formula="of:=SQRT(1-[.A154]^2)" office:value-type="float" office:value="0.965608616365865" calcext:value-type="float">
            <text:p>0,965608616365865</text:p>
          </table:table-cell>
          <table:table-cell table:style-name="ce5" table:formula="of:=-SQRT(1-[.A154]^2)" office:value-type="float" office:value="-0.965608616365865" calcext:value-type="float">
            <text:p>-0,965608616365865</text:p>
          </table:table-cell>
          <table:table-cell table:number-columns-repeated="1021"/>
        </table:table-row>
        <table:table-row table:style-name="ro1">
          <table:table-cell table:style-name="ce5" table:formula="of:=[.A154]+0.005" office:value-type="float" office:value="-0.254999999999999" calcext:value-type="float">
            <text:p>-0,254999999999999</text:p>
          </table:table-cell>
          <table:table-cell table:style-name="ce5" table:formula="of:=SQRT(1-[.A155]^2)" office:value-type="float" office:value="0.966941053012023" calcext:value-type="float">
            <text:p>0,966941053012023</text:p>
          </table:table-cell>
          <table:table-cell table:style-name="ce5" table:formula="of:=-SQRT(1-[.A155]^2)" office:value-type="float" office:value="-0.966941053012023" calcext:value-type="float">
            <text:p>-0,966941053012023</text:p>
          </table:table-cell>
          <table:table-cell table:number-columns-repeated="1021"/>
        </table:table-row>
        <table:table-row table:style-name="ro1">
          <table:table-cell table:style-name="ce5" table:formula="of:=[.A155]+0.005" office:value-type="float" office:value="-0.249999999999999" calcext:value-type="float">
            <text:p>-0,249999999999999</text:p>
          </table:table-cell>
          <table:table-cell table:style-name="ce5" table:formula="of:=SQRT(1-[.A156]^2)" office:value-type="float" office:value="0.968245836551854" calcext:value-type="float">
            <text:p>0,968245836551854</text:p>
          </table:table-cell>
          <table:table-cell table:style-name="ce5" table:formula="of:=-SQRT(1-[.A156]^2)" office:value-type="float" office:value="-0.968245836551854" calcext:value-type="float">
            <text:p>-0,968245836551854</text:p>
          </table:table-cell>
          <table:table-cell table:number-columns-repeated="1021"/>
        </table:table-row>
        <table:table-row table:style-name="ro1">
          <table:table-cell table:style-name="ce5" table:formula="of:=[.A156]+0.005" office:value-type="float" office:value="-0.244999999999999" calcext:value-type="float">
            <text:p>-0,244999999999999</text:p>
          </table:table-cell>
          <table:table-cell table:style-name="ce5" table:formula="of:=SQRT(1-[.A157]^2)" office:value-type="float" office:value="0.969523078631963" calcext:value-type="float">
            <text:p>0,969523078631963</text:p>
          </table:table-cell>
          <table:table-cell table:style-name="ce5" table:formula="of:=-SQRT(1-[.A157]^2)" office:value-type="float" office:value="-0.969523078631963" calcext:value-type="float">
            <text:p>-0,969523078631963</text:p>
          </table:table-cell>
          <table:table-cell table:number-columns-repeated="1021"/>
        </table:table-row>
        <table:table-row table:style-name="ro1">
          <table:table-cell table:style-name="ce5" table:formula="of:=[.A157]+0.005" office:value-type="float" office:value="-0.239999999999999" calcext:value-type="float">
            <text:p>-0,239999999999999</text:p>
          </table:table-cell>
          <table:table-cell table:style-name="ce5" table:formula="of:=SQRT(1-[.A158]^2)" office:value-type="float" office:value="0.970772887960928" calcext:value-type="float">
            <text:p>0,970772887960928</text:p>
          </table:table-cell>
          <table:table-cell table:style-name="ce5" table:formula="of:=-SQRT(1-[.A158]^2)" office:value-type="float" office:value="-0.970772887960928" calcext:value-type="float">
            <text:p>-0,970772887960928</text:p>
          </table:table-cell>
          <table:table-cell table:number-columns-repeated="1021"/>
        </table:table-row>
        <table:table-row table:style-name="ro1">
          <table:table-cell table:style-name="ce5" table:formula="of:=[.A158]+0.005" office:value-type="float" office:value="-0.234999999999999" calcext:value-type="float">
            <text:p>-0,234999999999999</text:p>
          </table:table-cell>
          <table:table-cell table:style-name="ce5" table:formula="of:=SQRT(1-[.A159]^2)" office:value-type="float" office:value="0.971995370359345" calcext:value-type="float">
            <text:p>0,971995370359345</text:p>
          </table:table-cell>
          <table:table-cell table:style-name="ce5" table:formula="of:=-SQRT(1-[.A159]^2)" office:value-type="float" office:value="-0.971995370359345" calcext:value-type="float">
            <text:p>-0,971995370359345</text:p>
          </table:table-cell>
          <table:table-cell table:number-columns-repeated="1021"/>
        </table:table-row>
        <table:table-row table:style-name="ro1">
          <table:table-cell table:style-name="ce5" table:formula="of:=[.A159]+0.005" office:value-type="float" office:value="-0.229999999999999" calcext:value-type="float">
            <text:p>-0,229999999999999</text:p>
          </table:table-cell>
          <table:table-cell table:style-name="ce5" table:formula="of:=SQRT(1-[.A160]^2)" office:value-type="float" office:value="0.973190628808149" calcext:value-type="float">
            <text:p>0,973190628808149</text:p>
          </table:table-cell>
          <table:table-cell table:style-name="ce5" table:formula="of:=-SQRT(1-[.A160]^2)" office:value-type="float" office:value="-0.973190628808149" calcext:value-type="float">
            <text:p>-0,973190628808149</text:p>
          </table:table-cell>
          <table:table-cell table:number-columns-repeated="1021"/>
        </table:table-row>
        <table:table-row table:style-name="ro1">
          <table:table-cell table:style-name="ce5" table:formula="of:=[.A160]+0.005" office:value-type="float" office:value="-0.224999999999999" calcext:value-type="float">
            <text:p>-0,224999999999999</text:p>
          </table:table-cell>
          <table:table-cell table:style-name="ce5" table:formula="of:=SQRT(1-[.A161]^2)" office:value-type="float" office:value="0.974358763495254" calcext:value-type="float">
            <text:p>0,974358763495254</text:p>
          </table:table-cell>
          <table:table-cell table:style-name="ce5" table:formula="of:=-SQRT(1-[.A161]^2)" office:value-type="float" office:value="-0.974358763495254" calcext:value-type="float">
            <text:p>-0,974358763495254</text:p>
          </table:table-cell>
          <table:table-cell table:number-columns-repeated="1021"/>
        </table:table-row>
        <table:table-row table:style-name="ro1">
          <table:table-cell table:style-name="ce5" table:formula="of:=[.A161]+0.005" office:value-type="float" office:value="-0.219999999999999" calcext:value-type="float">
            <text:p>-0,219999999999999</text:p>
          </table:table-cell>
          <table:table-cell table:style-name="ce5" table:formula="of:=SQRT(1-[.A162]^2)" office:value-type="float" office:value="0.975499871860576" calcext:value-type="float">
            <text:p>0,975499871860576</text:p>
          </table:table-cell>
          <table:table-cell table:style-name="ce5" table:formula="of:=-SQRT(1-[.A162]^2)" office:value-type="float" office:value="-0.975499871860576" calcext:value-type="float">
            <text:p>-0,975499871860576</text:p>
          </table:table-cell>
          <table:table-cell table:number-columns-repeated="1021"/>
        </table:table-row>
        <table:table-row table:style-name="ro1">
          <table:table-cell table:style-name="ce5" table:formula="of:=[.A162]+0.005" office:value-type="float" office:value="-0.214999999999999" calcext:value-type="float">
            <text:p>-0,214999999999999</text:p>
          </table:table-cell>
          <table:table-cell table:style-name="ce5" table:formula="of:=SQRT(1-[.A163]^2)" office:value-type="float" office:value="0.976614048639482" calcext:value-type="float">
            <text:p>0,976614048639482</text:p>
          </table:table-cell>
          <table:table-cell table:style-name="ce5" table:formula="of:=-SQRT(1-[.A163]^2)" office:value-type="float" office:value="-0.976614048639482" calcext:value-type="float">
            <text:p>-0,976614048639482</text:p>
          </table:table-cell>
          <table:table-cell table:number-columns-repeated="1021"/>
        </table:table-row>
        <table:table-row table:style-name="ro1">
          <table:table-cell table:style-name="ce5" table:formula="of:=[.A163]+0.005" office:value-type="float" office:value="-0.209999999999999" calcext:value-type="float">
            <text:p>-0,209999999999999</text:p>
          </table:table-cell>
          <table:table-cell table:style-name="ce5" table:formula="of:=SQRT(1-[.A164]^2)" office:value-type="float" office:value="0.977701385904715" calcext:value-type="float">
            <text:p>0,977701385904715</text:p>
          </table:table-cell>
          <table:table-cell table:style-name="ce5" table:formula="of:=-SQRT(1-[.A164]^2)" office:value-type="float" office:value="-0.977701385904715" calcext:value-type="float">
            <text:p>-0,977701385904715</text:p>
          </table:table-cell>
          <table:table-cell table:number-columns-repeated="1021"/>
        </table:table-row>
        <table:table-row table:style-name="ro1">
          <table:table-cell table:style-name="ce5" table:formula="of:=[.A164]+0.005" office:value-type="float" office:value="-0.204999999999999" calcext:value-type="float">
            <text:p>-0,204999999999999</text:p>
          </table:table-cell>
          <table:table-cell table:style-name="ce5" table:formula="of:=SQRT(1-[.A165]^2)" office:value-type="float" office:value="0.978761973106843" calcext:value-type="float">
            <text:p>0,978761973106843</text:p>
          </table:table-cell>
          <table:table-cell table:style-name="ce5" table:formula="of:=-SQRT(1-[.A165]^2)" office:value-type="float" office:value="-0.978761973106843" calcext:value-type="float">
            <text:p>-0,978761973106843</text:p>
          </table:table-cell>
          <table:table-cell table:number-columns-repeated="1021"/>
        </table:table-row>
        <table:table-row table:style-name="ro1">
          <table:table-cell table:style-name="ce5" table:formula="of:=[.A165]+0.005" office:value-type="float" office:value="-0.199999999999999" calcext:value-type="float">
            <text:p>-0,199999999999999</text:p>
          </table:table-cell>
          <table:table-cell table:style-name="ce5" table:formula="of:=SQRT(1-[.A166]^2)" office:value-type="float" office:value="0.979795897113271" calcext:value-type="float">
            <text:p>0,979795897113271</text:p>
          </table:table-cell>
          <table:table-cell table:style-name="ce5" table:formula="of:=-SQRT(1-[.A166]^2)" office:value-type="float" office:value="-0.979795897113271" calcext:value-type="float">
            <text:p>-0,979795897113271</text:p>
          </table:table-cell>
          <table:table-cell table:number-columns-repeated="1021"/>
        </table:table-row>
        <table:table-row table:style-name="ro1">
          <table:table-cell table:style-name="ce5" table:formula="of:=[.A166]+0.005" office:value-type="float" office:value="-0.194999999999999" calcext:value-type="float">
            <text:p>-0,194999999999999</text:p>
          </table:table-cell>
          <table:table-cell table:style-name="ce5" table:formula="of:=SQRT(1-[.A167]^2)" office:value-type="float" office:value="0.980803242245865" calcext:value-type="float">
            <text:p>0,980803242245865</text:p>
          </table:table-cell>
          <table:table-cell table:style-name="ce5" table:formula="of:=-SQRT(1-[.A167]^2)" office:value-type="float" office:value="-0.980803242245865" calcext:value-type="float">
            <text:p>-0,980803242245865</text:p>
          </table:table-cell>
          <table:table-cell table:number-columns-repeated="1021"/>
        </table:table-row>
        <table:table-row table:style-name="ro1">
          <table:table-cell table:style-name="ce5" table:formula="of:=[.A167]+0.005" office:value-type="float" office:value="-0.189999999999999" calcext:value-type="float">
            <text:p>-0,189999999999999</text:p>
          </table:table-cell>
          <table:table-cell table:style-name="ce5" table:formula="of:=SQRT(1-[.A168]^2)" office:value-type="float" office:value="0.981784090317215" calcext:value-type="float">
            <text:p>0,981784090317215</text:p>
          </table:table-cell>
          <table:table-cell table:style-name="ce5" table:formula="of:=-SQRT(1-[.A168]^2)" office:value-type="float" office:value="-0.981784090317215" calcext:value-type="float">
            <text:p>-0,981784090317215</text:p>
          </table:table-cell>
          <table:table-cell table:number-columns-repeated="1021"/>
        </table:table-row>
        <table:table-row table:style-name="ro1">
          <table:table-cell table:style-name="ce5" table:formula="of:=[.A168]+0.005" office:value-type="float" office:value="-0.184999999999999" calcext:value-type="float">
            <text:p>-0,184999999999999</text:p>
          </table:table-cell>
          <table:table-cell table:style-name="ce5" table:formula="of:=SQRT(1-[.A169]^2)" office:value-type="float" office:value="0.982738520665594" calcext:value-type="float">
            <text:p>0,982738520665594</text:p>
          </table:table-cell>
          <table:table-cell table:style-name="ce5" table:formula="of:=-SQRT(1-[.A169]^2)" office:value-type="float" office:value="-0.982738520665594" calcext:value-type="float">
            <text:p>-0,982738520665594</text:p>
          </table:table-cell>
          <table:table-cell table:number-columns-repeated="1021"/>
        </table:table-row>
        <table:table-row table:style-name="ro1">
          <table:table-cell table:style-name="ce5" table:formula="of:=[.A169]+0.005" office:value-type="float" office:value="-0.179999999999999" calcext:value-type="float">
            <text:p>-0,179999999999999</text:p>
          </table:table-cell>
          <table:table-cell table:style-name="ce5" table:formula="of:=SQRT(1-[.A170]^2)" office:value-type="float" office:value="0.983666610188635" calcext:value-type="float">
            <text:p>0,983666610188635</text:p>
          </table:table-cell>
          <table:table-cell table:style-name="ce5" table:formula="of:=-SQRT(1-[.A170]^2)" office:value-type="float" office:value="-0.983666610188635" calcext:value-type="float">
            <text:p>-0,983666610188635</text:p>
          </table:table-cell>
          <table:table-cell table:number-columns-repeated="1021"/>
        </table:table-row>
        <table:table-row table:style-name="ro1">
          <table:table-cell table:style-name="ce5" table:formula="of:=[.A170]+0.005" office:value-type="float" office:value="-0.174999999999999" calcext:value-type="float">
            <text:p>-0,174999999999999</text:p>
          </table:table-cell>
          <table:table-cell table:style-name="ce5" table:formula="of:=SQRT(1-[.A171]^2)" office:value-type="float" office:value="0.984568433375761" calcext:value-type="float">
            <text:p>0,984568433375761</text:p>
          </table:table-cell>
          <table:table-cell table:style-name="ce5" table:formula="of:=-SQRT(1-[.A171]^2)" office:value-type="float" office:value="-0.984568433375761" calcext:value-type="float">
            <text:p>-0,984568433375761</text:p>
          </table:table-cell>
          <table:table-cell table:number-columns-repeated="1021"/>
        </table:table-row>
        <table:table-row table:style-name="ro1">
          <table:table-cell table:style-name="ce5" table:formula="of:=[.A171]+0.005" office:value-type="float" office:value="-0.169999999999999" calcext:value-type="float">
            <text:p>-0,169999999999999</text:p>
          </table:table-cell>
          <table:table-cell table:style-name="ce5" table:formula="of:=SQRT(1-[.A172]^2)" office:value-type="float" office:value="0.985444062339411" calcext:value-type="float">
            <text:p>0,985444062339411</text:p>
          </table:table-cell>
          <table:table-cell table:style-name="ce5" table:formula="of:=-SQRT(1-[.A172]^2)" office:value-type="float" office:value="-0.985444062339411" calcext:value-type="float">
            <text:p>-0,985444062339411</text:p>
          </table:table-cell>
          <table:table-cell table:number-columns-repeated="1021"/>
        </table:table-row>
        <table:table-row table:style-name="ro1">
          <table:table-cell table:style-name="ce5" table:formula="of:=[.A172]+0.005" office:value-type="float" office:value="-0.164999999999999" calcext:value-type="float">
            <text:p>-0,164999999999999</text:p>
          </table:table-cell>
          <table:table-cell table:style-name="ce5" table:formula="of:=SQRT(1-[.A173]^2)" office:value-type="float" office:value="0.986293566845085" calcext:value-type="float">
            <text:p>0,986293566845085</text:p>
          </table:table-cell>
          <table:table-cell table:style-name="ce5" table:formula="of:=-SQRT(1-[.A173]^2)" office:value-type="float" office:value="-0.986293566845085" calcext:value-type="float">
            <text:p>-0,986293566845085</text:p>
          </table:table-cell>
          <table:table-cell table:number-columns-repeated="1021"/>
        </table:table-row>
        <table:table-row table:style-name="ro1">
          <table:table-cell table:style-name="ce5" table:formula="of:=[.A173]+0.005" office:value-type="float" office:value="-0.159999999999999" calcext:value-type="float">
            <text:p>-0,159999999999999</text:p>
          </table:table-cell>
          <table:table-cell table:style-name="ce5" table:formula="of:=SQRT(1-[.A174]^2)" office:value-type="float" office:value="0.987117014340246" calcext:value-type="float">
            <text:p>0,987117014340246</text:p>
          </table:table-cell>
          <table:table-cell table:style-name="ce5" table:formula="of:=-SQRT(1-[.A174]^2)" office:value-type="float" office:value="-0.987117014340246" calcext:value-type="float">
            <text:p>-0,987117014340246</text:p>
          </table:table-cell>
          <table:table-cell table:number-columns-repeated="1021"/>
        </table:table-row>
        <table:table-row table:style-name="ro1">
          <table:table-cell table:style-name="ce5" table:formula="of:=[.A174]+0.005" office:value-type="float" office:value="-0.154999999999999" calcext:value-type="float">
            <text:p>-0,154999999999999</text:p>
          </table:table-cell>
          <table:table-cell table:style-name="ce5" table:formula="of:=SQRT(1-[.A175]^2)" office:value-type="float" office:value="0.987914469982093" calcext:value-type="float">
            <text:p>0,987914469982093</text:p>
          </table:table-cell>
          <table:table-cell table:style-name="ce5" table:formula="of:=-SQRT(1-[.A175]^2)" office:value-type="float" office:value="-0.987914469982093" calcext:value-type="float">
            <text:p>-0,987914469982093</text:p>
          </table:table-cell>
          <table:table-cell table:number-columns-repeated="1021"/>
        </table:table-row>
        <table:table-row table:style-name="ro1">
          <table:table-cell table:style-name="ce5" table:formula="of:=[.A175]+0.005" office:value-type="float" office:value="-0.149999999999999" calcext:value-type="float">
            <text:p>-0,149999999999999</text:p>
          </table:table-cell>
          <table:table-cell table:style-name="ce5" table:formula="of:=SQRT(1-[.A176]^2)" office:value-type="float" office:value="0.98868599666426" calcext:value-type="float">
            <text:p>0,98868599666426</text:p>
          </table:table-cell>
          <table:table-cell table:style-name="ce5" table:formula="of:=-SQRT(1-[.A176]^2)" office:value-type="float" office:value="-0.98868599666426" calcext:value-type="float">
            <text:p>-0,98868599666426</text:p>
          </table:table-cell>
          <table:table-cell table:number-columns-repeated="1021"/>
        </table:table-row>
        <table:table-row table:style-name="ro1">
          <table:table-cell table:style-name="ce5" table:formula="of:=[.A176]+0.005" office:value-type="float" office:value="-0.144999999999999" calcext:value-type="float">
            <text:p>-0,144999999999999</text:p>
          </table:table-cell>
          <table:table-cell table:style-name="ce5" table:formula="of:=SQRT(1-[.A177]^2)" office:value-type="float" office:value="0.989431655042429" calcext:value-type="float">
            <text:p>0,989431655042429</text:p>
          </table:table-cell>
          <table:table-cell table:style-name="ce5" table:formula="of:=-SQRT(1-[.A177]^2)" office:value-type="float" office:value="-0.989431655042429" calcext:value-type="float">
            <text:p>-0,989431655042429</text:p>
          </table:table-cell>
          <table:table-cell table:number-columns-repeated="1021"/>
        </table:table-row>
        <table:table-row table:style-name="ro1">
          <table:table-cell table:style-name="ce5" table:formula="of:=[.A177]+0.005" office:value-type="float" office:value="-0.139999999999999" calcext:value-type="float">
            <text:p>-0,139999999999999</text:p>
          </table:table-cell>
          <table:table-cell table:style-name="ce5" table:formula="of:=SQRT(1-[.A178]^2)" office:value-type="float" office:value="0.990151503558925" calcext:value-type="float">
            <text:p>0,990151503558925</text:p>
          </table:table-cell>
          <table:table-cell table:style-name="ce5" table:formula="of:=-SQRT(1-[.A178]^2)" office:value-type="float" office:value="-0.990151503558925" calcext:value-type="float">
            <text:p>-0,990151503558925</text:p>
          </table:table-cell>
          <table:table-cell table:number-columns-repeated="1021"/>
        </table:table-row>
        <table:table-row table:style-name="ro1">
          <table:table-cell table:style-name="ce5" table:formula="of:=[.A178]+0.005" office:value-type="float" office:value="-0.134999999999999" calcext:value-type="float">
            <text:p>-0,134999999999999</text:p>
          </table:table-cell>
          <table:table-cell table:style-name="ce5" table:formula="of:=SQRT(1-[.A179]^2)" office:value-type="float" office:value="0.99084559846628" calcext:value-type="float">
            <text:p>0,99084559846628</text:p>
          </table:table-cell>
          <table:table-cell table:style-name="ce5" table:formula="of:=-SQRT(1-[.A179]^2)" office:value-type="float" office:value="-0.99084559846628" calcext:value-type="float">
            <text:p>-0,99084559846628</text:p>
          </table:table-cell>
          <table:table-cell table:number-columns-repeated="1021"/>
        </table:table-row>
        <table:table-row table:style-name="ro1">
          <table:table-cell table:style-name="ce5" table:formula="of:=[.A179]+0.005" office:value-type="float" office:value="-0.129999999999999" calcext:value-type="float">
            <text:p>-0,129999999999999</text:p>
          </table:table-cell>
          <table:table-cell table:style-name="ce5" table:formula="of:=SQRT(1-[.A180]^2)" office:value-type="float" office:value="0.99151399384981" calcext:value-type="float">
            <text:p>0,99151399384981</text:p>
          </table:table-cell>
          <table:table-cell table:style-name="ce5" table:formula="of:=-SQRT(1-[.A180]^2)" office:value-type="float" office:value="-0.99151399384981" calcext:value-type="float">
            <text:p>-0,99151399384981</text:p>
          </table:table-cell>
          <table:table-cell table:number-columns-repeated="1021"/>
        </table:table-row>
        <table:table-row table:style-name="ro1">
          <table:table-cell table:style-name="ce5" table:formula="of:=[.A180]+0.005" office:value-type="float" office:value="-0.124999999999999" calcext:value-type="float">
            <text:p>-0,124999999999999</text:p>
          </table:table-cell>
          <table:table-cell table:style-name="ce5" table:formula="of:=SQRT(1-[.A181]^2)" office:value-type="float" office:value="0.992156741649222" calcext:value-type="float">
            <text:p>0,992156741649222</text:p>
          </table:table-cell>
          <table:table-cell table:style-name="ce5" table:formula="of:=-SQRT(1-[.A181]^2)" office:value-type="float" office:value="-0.992156741649222" calcext:value-type="float">
            <text:p>-0,992156741649222</text:p>
          </table:table-cell>
          <table:table-cell table:number-columns-repeated="1021"/>
        </table:table-row>
        <table:table-row table:style-name="ro1">
          <table:table-cell table:style-name="ce5" table:formula="of:=[.A181]+0.005" office:value-type="float" office:value="-0.119999999999999" calcext:value-type="float">
            <text:p>-0,119999999999999</text:p>
          </table:table-cell>
          <table:table-cell table:style-name="ce5" table:formula="of:=SQRT(1-[.A182]^2)" office:value-type="float" office:value="0.992773891679269" calcext:value-type="float">
            <text:p>0,992773891679269</text:p>
          </table:table-cell>
          <table:table-cell table:style-name="ce5" table:formula="of:=-SQRT(1-[.A182]^2)" office:value-type="float" office:value="-0.992773891679269" calcext:value-type="float">
            <text:p>-0,992773891679269</text:p>
          </table:table-cell>
          <table:table-cell table:number-columns-repeated="1021"/>
        </table:table-row>
        <table:table-row table:style-name="ro1">
          <table:table-cell table:style-name="ce5" table:formula="of:=[.A182]+0.005" office:value-type="float" office:value="-0.114999999999999" calcext:value-type="float">
            <text:p>-0,114999999999999</text:p>
          </table:table-cell>
          <table:table-cell table:style-name="ce5" table:formula="of:=SQRT(1-[.A183]^2)" office:value-type="float" office:value="0.993365491649474" calcext:value-type="float">
            <text:p>0,993365491649474</text:p>
          </table:table-cell>
          <table:table-cell table:style-name="ce5" table:formula="of:=-SQRT(1-[.A183]^2)" office:value-type="float" office:value="-0.993365491649474" calcext:value-type="float">
            <text:p>-0,993365491649474</text:p>
          </table:table-cell>
          <table:table-cell table:number-columns-repeated="1021"/>
        </table:table-row>
        <table:table-row table:style-name="ro1">
          <table:table-cell table:style-name="ce5" table:formula="of:=[.A183]+0.005" office:value-type="float" office:value="-0.109999999999999" calcext:value-type="float">
            <text:p>-0,109999999999999</text:p>
          </table:table-cell>
          <table:table-cell table:style-name="ce5" table:formula="of:=SQRT(1-[.A184]^2)" office:value-type="float" office:value="0.993931587182941" calcext:value-type="float">
            <text:p>0,993931587182941</text:p>
          </table:table-cell>
          <table:table-cell table:style-name="ce5" table:formula="of:=-SQRT(1-[.A184]^2)" office:value-type="float" office:value="-0.993931587182941" calcext:value-type="float">
            <text:p>-0,993931587182941</text:p>
          </table:table-cell>
          <table:table-cell table:number-columns-repeated="1021"/>
        </table:table-row>
        <table:table-row table:style-name="ro1">
          <table:table-cell table:style-name="ce5" table:formula="of:=[.A184]+0.005" office:value-type="float" office:value="-0.104999999999999" calcext:value-type="float">
            <text:p>-0,104999999999999</text:p>
          </table:table-cell>
          <table:table-cell table:style-name="ce5" table:formula="of:=SQRT(1-[.A185]^2)" office:value-type="float" office:value="0.994472221834275" calcext:value-type="float">
            <text:p>0,994472221834275</text:p>
          </table:table-cell>
          <table:table-cell table:style-name="ce5" table:formula="of:=-SQRT(1-[.A185]^2)" office:value-type="float" office:value="-0.994472221834275" calcext:value-type="float">
            <text:p>-0,994472221834275</text:p>
          </table:table-cell>
          <table:table-cell table:number-columns-repeated="1021"/>
        </table:table-row>
        <table:table-row table:style-name="ro1">
          <table:table-cell table:style-name="ce5" table:formula="of:=[.A185]+0.005" office:value-type="float" office:value="-0.0999999999999992" calcext:value-type="float">
            <text:p>-0,0999999999999992</text:p>
          </table:table-cell>
          <table:table-cell table:style-name="ce5" table:formula="of:=SQRT(1-[.A186]^2)" office:value-type="float" office:value="0.99498743710662" calcext:value-type="float">
            <text:p>0,99498743710662</text:p>
          </table:table-cell>
          <table:table-cell table:style-name="ce5" table:formula="of:=-SQRT(1-[.A186]^2)" office:value-type="float" office:value="-0.99498743710662" calcext:value-type="float">
            <text:p>-0,99498743710662</text:p>
          </table:table-cell>
          <table:table-cell table:number-columns-repeated="1021"/>
        </table:table-row>
        <table:table-row table:style-name="ro1">
          <table:table-cell table:style-name="ce5" table:formula="of:=[.A186]+0.005" office:value-type="float" office:value="-0.0949999999999992" calcext:value-type="float">
            <text:p>-0,0949999999999992</text:p>
          </table:table-cell>
          <table:table-cell table:style-name="ce5" table:formula="of:=SQRT(1-[.A187]^2)" office:value-type="float" office:value="0.995477272467835" calcext:value-type="float">
            <text:p>0,995477272467835</text:p>
          </table:table-cell>
          <table:table-cell table:style-name="ce5" table:formula="of:=-SQRT(1-[.A187]^2)" office:value-type="float" office:value="-0.995477272467835" calcext:value-type="float">
            <text:p>-0,995477272467835</text:p>
          </table:table-cell>
          <table:table-cell table:number-columns-repeated="1021"/>
        </table:table-row>
        <table:table-row table:style-name="ro1">
          <table:table-cell table:style-name="ce5" table:formula="of:=[.A187]+0.005" office:value-type="float" office:value="-0.0899999999999992" calcext:value-type="float">
            <text:p>-0,0899999999999992</text:p>
          </table:table-cell>
          <table:table-cell table:style-name="ce5" table:formula="of:=SQRT(1-[.A188]^2)" office:value-type="float" office:value="0.995941765365827" calcext:value-type="float">
            <text:p>0,995941765365827</text:p>
          </table:table-cell>
          <table:table-cell table:style-name="ce5" table:formula="of:=-SQRT(1-[.A188]^2)" office:value-type="float" office:value="-0.995941765365827" calcext:value-type="float">
            <text:p>-0,995941765365827</text:p>
          </table:table-cell>
          <table:table-cell table:number-columns-repeated="1021"/>
        </table:table-row>
        <table:table-row table:style-name="ro1">
          <table:table-cell table:style-name="ce5" table:formula="of:=[.A188]+0.005" office:value-type="float" office:value="-0.0849999999999992" calcext:value-type="float">
            <text:p>-0,0849999999999992</text:p>
          </table:table-cell>
          <table:table-cell table:style-name="ce5" table:formula="of:=SQRT(1-[.A189]^2)" office:value-type="float" office:value="0.996380951243048" calcext:value-type="float">
            <text:p>0,996380951243048</text:p>
          </table:table-cell>
          <table:table-cell table:style-name="ce5" table:formula="of:=-SQRT(1-[.A189]^2)" office:value-type="float" office:value="-0.996380951243048" calcext:value-type="float">
            <text:p>-0,996380951243048</text:p>
          </table:table-cell>
          <table:table-cell table:number-columns-repeated="1021"/>
        </table:table-row>
        <table:table-row table:style-name="ro1">
          <table:table-cell table:style-name="ce5" table:formula="of:=[.A189]+0.005" office:value-type="float" office:value="-0.0799999999999992" calcext:value-type="float">
            <text:p>-0,0799999999999992</text:p>
          </table:table-cell>
          <table:table-cell table:style-name="ce5" table:formula="of:=SQRT(1-[.A190]^2)" office:value-type="float" office:value="0.996794863550169" calcext:value-type="float">
            <text:p>0,996794863550169</text:p>
          </table:table-cell>
          <table:table-cell table:style-name="ce5" table:formula="of:=-SQRT(1-[.A190]^2)" office:value-type="float" office:value="-0.996794863550169" calcext:value-type="float">
            <text:p>-0,996794863550169</text:p>
          </table:table-cell>
          <table:table-cell table:number-columns-repeated="1021"/>
        </table:table-row>
        <table:table-row table:style-name="ro1">
          <table:table-cell table:style-name="ce5" table:formula="of:=[.A190]+0.005" office:value-type="float" office:value="-0.0749999999999992" calcext:value-type="float">
            <text:p>-0,0749999999999992</text:p>
          </table:table-cell>
          <table:table-cell table:style-name="ce5" table:formula="of:=SQRT(1-[.A191]^2)" office:value-type="float" office:value="0.997183533758957" calcext:value-type="float">
            <text:p>0,997183533758957</text:p>
          </table:table-cell>
          <table:table-cell table:style-name="ce5" table:formula="of:=-SQRT(1-[.A191]^2)" office:value-type="float" office:value="-0.997183533758957" calcext:value-type="float">
            <text:p>-0,997183533758957</text:p>
          </table:table-cell>
          <table:table-cell table:number-columns-repeated="1021"/>
        </table:table-row>
        <table:table-row table:style-name="ro1">
          <table:table-cell table:style-name="ce5" table:formula="of:=[.A191]+0.005" office:value-type="float" office:value="-0.0699999999999992" calcext:value-type="float">
            <text:p>-0,0699999999999992</text:p>
          </table:table-cell>
          <table:table-cell table:style-name="ce5" table:formula="of:=SQRT(1-[.A192]^2)" office:value-type="float" office:value="0.997546991374341" calcext:value-type="float">
            <text:p>0,997546991374341</text:p>
          </table:table-cell>
          <table:table-cell table:style-name="ce5" table:formula="of:=-SQRT(1-[.A192]^2)" office:value-type="float" office:value="-0.997546991374341" calcext:value-type="float">
            <text:p>-0,997546991374341</text:p>
          </table:table-cell>
          <table:table-cell table:number-columns-repeated="1021"/>
        </table:table-row>
        <table:table-row table:style-name="ro1">
          <table:table-cell table:style-name="ce5" table:formula="of:=[.A192]+0.005" office:value-type="float" office:value="-0.0649999999999992" calcext:value-type="float">
            <text:p>-0,0649999999999992</text:p>
          </table:table-cell>
          <table:table-cell table:style-name="ce5" table:formula="of:=SQRT(1-[.A193]^2)" office:value-type="float" office:value="0.99788526394571" calcext:value-type="float">
            <text:p>0,99788526394571</text:p>
          </table:table-cell>
          <table:table-cell table:style-name="ce5" table:formula="of:=-SQRT(1-[.A193]^2)" office:value-type="float" office:value="-0.99788526394571" calcext:value-type="float">
            <text:p>-0,99788526394571</text:p>
          </table:table-cell>
          <table:table-cell table:number-columns-repeated="1021"/>
        </table:table-row>
        <table:table-row table:style-name="ro1">
          <table:table-cell table:style-name="ce5" table:formula="of:=[.A193]+0.005" office:value-type="float" office:value="-0.0599999999999992" calcext:value-type="float">
            <text:p>-0,0599999999999992</text:p>
          </table:table-cell>
          <table:table-cell table:style-name="ce5" table:formula="of:=SQRT(1-[.A194]^2)" office:value-type="float" office:value="0.998198377077422" calcext:value-type="float">
            <text:p>0,998198377077422</text:p>
          </table:table-cell>
          <table:table-cell table:style-name="ce5" table:formula="of:=-SQRT(1-[.A194]^2)" office:value-type="float" office:value="-0.998198377077422" calcext:value-type="float">
            <text:p>-0,998198377077422</text:p>
          </table:table-cell>
          <table:table-cell table:number-columns-repeated="1021"/>
        </table:table-row>
        <table:table-row table:style-name="ro1">
          <table:table-cell table:style-name="ce5" table:formula="of:=[.A194]+0.005" office:value-type="float" office:value="-0.0549999999999992" calcext:value-type="float">
            <text:p>-0,0549999999999992</text:p>
          </table:table-cell>
          <table:table-cell table:style-name="ce5" table:formula="of:=SQRT(1-[.A195]^2)" office:value-type="float" office:value="0.998486354438557" calcext:value-type="float">
            <text:p>0,998486354438557</text:p>
          </table:table-cell>
          <table:table-cell table:style-name="ce5" table:formula="of:=-SQRT(1-[.A195]^2)" office:value-type="float" office:value="-0.998486354438557" calcext:value-type="float">
            <text:p>-0,998486354438557</text:p>
          </table:table-cell>
          <table:table-cell table:number-columns-repeated="1021"/>
        </table:table-row>
        <table:table-row table:style-name="ro1">
          <table:table-cell table:style-name="ce5" table:formula="of:=[.A195]+0.005" office:value-type="float" office:value="-0.0499999999999992" calcext:value-type="float">
            <text:p>-0,0499999999999992</text:p>
          </table:table-cell>
          <table:table-cell table:style-name="ce5" table:formula="of:=SQRT(1-[.A196]^2)" office:value-type="float" office:value="0.998749217771909" calcext:value-type="float">
            <text:p>0,998749217771909</text:p>
          </table:table-cell>
          <table:table-cell table:style-name="ce5" table:formula="of:=-SQRT(1-[.A196]^2)" office:value-type="float" office:value="-0.998749217771909" calcext:value-type="float">
            <text:p>-0,998749217771909</text:p>
          </table:table-cell>
          <table:table-cell table:number-columns-repeated="1021"/>
        </table:table-row>
        <table:table-row table:style-name="ro1">
          <table:table-cell table:style-name="ce5" table:formula="of:=[.A196]+0.005" office:value-type="float" office:value="-0.0449999999999992" calcext:value-type="float">
            <text:p>-0,0449999999999992</text:p>
          </table:table-cell>
          <table:table-cell table:style-name="ce5" table:formula="of:=SQRT(1-[.A197]^2)" office:value-type="float" office:value="0.998986986902232" calcext:value-type="float">
            <text:p>0,998986986902232</text:p>
          </table:table-cell>
          <table:table-cell table:style-name="ce5" table:formula="of:=-SQRT(1-[.A197]^2)" office:value-type="float" office:value="-0.998986986902232" calcext:value-type="float">
            <text:p>-0,998986986902232</text:p>
          </table:table-cell>
          <table:table-cell table:number-columns-repeated="1021"/>
        </table:table-row>
        <table:table-row table:style-name="ro1">
          <table:table-cell table:style-name="ce5" table:formula="of:=[.A197]+0.005" office:value-type="float" office:value="-0.0399999999999992" calcext:value-type="float">
            <text:p>-0,0399999999999992</text:p>
          </table:table-cell>
          <table:table-cell table:style-name="ce5" table:formula="of:=SQRT(1-[.A198]^2)" office:value-type="float" office:value="0.999199679743744" calcext:value-type="float">
            <text:p>0,999199679743744</text:p>
          </table:table-cell>
          <table:table-cell table:style-name="ce5" table:formula="of:=-SQRT(1-[.A198]^2)" office:value-type="float" office:value="-0.999199679743744" calcext:value-type="float">
            <text:p>-0,999199679743744</text:p>
          </table:table-cell>
          <table:table-cell table:number-columns-repeated="1021"/>
        </table:table-row>
        <table:table-row table:style-name="ro1">
          <table:table-cell table:style-name="ce5" table:formula="of:=[.A198]+0.005" office:value-type="float" office:value="-0.0349999999999992" calcext:value-type="float">
            <text:p>-0,0349999999999992</text:p>
          </table:table-cell>
          <table:table-cell table:style-name="ce5" table:formula="of:=SQRT(1-[.A199]^2)" office:value-type="float" office:value="0.999387312306895" calcext:value-type="float">
            <text:p>0,999387312306895</text:p>
          </table:table-cell>
          <table:table-cell table:style-name="ce5" table:formula="of:=-SQRT(1-[.A199]^2)" office:value-type="float" office:value="-0.999387312306895" calcext:value-type="float">
            <text:p>-0,999387312306895</text:p>
          </table:table-cell>
          <table:table-cell table:number-columns-repeated="1021"/>
        </table:table-row>
        <table:table-row table:style-name="ro1">
          <table:table-cell table:style-name="ce5" table:formula="of:=[.A199]+0.005" office:value-type="float" office:value="-0.0299999999999992" calcext:value-type="float">
            <text:p>-0,0299999999999992</text:p>
          </table:table-cell>
          <table:table-cell table:style-name="ce5" table:formula="of:=SQRT(1-[.A200]^2)" office:value-type="float" office:value="0.999549898704412" calcext:value-type="float">
            <text:p>0,999549898704412</text:p>
          </table:table-cell>
          <table:table-cell table:style-name="ce5" table:formula="of:=-SQRT(1-[.A200]^2)" office:value-type="float" office:value="-0.999549898704412" calcext:value-type="float">
            <text:p>-0,999549898704412</text:p>
          </table:table-cell>
          <table:table-cell table:number-columns-repeated="1021"/>
        </table:table-row>
        <table:table-row table:style-name="ro1">
          <table:table-cell table:style-name="ce5" table:formula="of:=[.A200]+0.005" office:value-type="float" office:value="-0.0249999999999992" calcext:value-type="float">
            <text:p>-0,0249999999999992</text:p>
          </table:table-cell>
          <table:table-cell table:style-name="ce5" table:formula="of:=SQRT(1-[.A201]^2)" office:value-type="float" office:value="0.99968745115661" calcext:value-type="float">
            <text:p>0,99968745115661</text:p>
          </table:table-cell>
          <table:table-cell table:style-name="ce5" table:formula="of:=-SQRT(1-[.A201]^2)" office:value-type="float" office:value="-0.99968745115661" calcext:value-type="float">
            <text:p>-0,99968745115661</text:p>
          </table:table-cell>
          <table:table-cell table:number-columns-repeated="1021"/>
        </table:table-row>
        <table:table-row table:style-name="ro1">
          <table:table-cell table:style-name="ce5" table:formula="of:=[.A201]+0.005" office:value-type="float" office:value="-0.0199999999999992" calcext:value-type="float">
            <text:p>-0,0199999999999992</text:p>
          </table:table-cell>
          <table:table-cell table:style-name="ce5" table:formula="of:=SQRT(1-[.A202]^2)" office:value-type="float" office:value="0.999799979995999" calcext:value-type="float">
            <text:p>0,999799979995999</text:p>
          </table:table-cell>
          <table:table-cell table:style-name="ce5" table:formula="of:=-SQRT(1-[.A202]^2)" office:value-type="float" office:value="-0.999799979995999" calcext:value-type="float">
            <text:p>-0,999799979995999</text:p>
          </table:table-cell>
          <table:table-cell table:number-columns-repeated="1021"/>
        </table:table-row>
        <table:table-row table:style-name="ro1">
          <table:table-cell table:style-name="ce5" table:formula="of:=[.A202]+0.005" office:value-type="float" office:value="-0.0149999999999992" calcext:value-type="float">
            <text:p>-0,0149999999999992</text:p>
          </table:table-cell>
          <table:table-cell table:style-name="ce5" table:formula="of:=SQRT(1-[.A203]^2)" office:value-type="float" office:value="0.999887493671163" calcext:value-type="float">
            <text:p>0,999887493671163</text:p>
          </table:table-cell>
          <table:table-cell table:style-name="ce5" table:formula="of:=-SQRT(1-[.A203]^2)" office:value-type="float" office:value="-0.999887493671163" calcext:value-type="float">
            <text:p>-0,999887493671163</text:p>
          </table:table-cell>
          <table:table-cell table:number-columns-repeated="1021"/>
        </table:table-row>
        <table:table-row table:style-name="ro1">
          <table:table-cell table:style-name="ce5" table:formula="of:=[.A203]+0.005" office:value-type="float" office:value="-0.00999999999999918" calcext:value-type="float">
            <text:p>-0,00999999999999918</text:p>
          </table:table-cell>
          <table:table-cell table:style-name="ce5" table:formula="of:=SQRT(1-[.A204]^2)" office:value-type="float" office:value="0.999949998749938" calcext:value-type="float">
            <text:p>0,999949998749938</text:p>
          </table:table-cell>
          <table:table-cell table:style-name="ce5" table:formula="of:=-SQRT(1-[.A204]^2)" office:value-type="float" office:value="-0.999949998749938" calcext:value-type="float">
            <text:p>-0,999949998749938</text:p>
          </table:table-cell>
          <table:table-cell table:number-columns-repeated="1021"/>
        </table:table-row>
        <table:table-row table:style-name="ro1">
          <table:table-cell table:style-name="ce5" table:formula="of:=[.A204]+0.005" office:value-type="float" office:value="-0.00499999999999918" calcext:value-type="float">
            <text:p>-0,00499999999999918</text:p>
          </table:table-cell>
          <table:table-cell table:style-name="ce5" table:formula="of:=SQRT(1-[.A205]^2)" office:value-type="float" office:value="0.999987499921874" calcext:value-type="float">
            <text:p>0,999987499921874</text:p>
          </table:table-cell>
          <table:table-cell table:style-name="ce5" table:formula="of:=-SQRT(1-[.A205]^2)" office:value-type="float" office:value="-0.999987499921874" calcext:value-type="float">
            <text:p>-0,999987499921874</text:p>
          </table:table-cell>
          <table:table-cell table:number-columns-repeated="1021"/>
        </table:table-row>
        <table:table-row table:style-name="ro1">
          <table:table-cell table:style-name="ce5" table:formula="of:=[.A205]+0.005" office:value-type="float" office:value="8.2052420413703E-016" calcext:value-type="float">
            <text:p>8,2052420413703E-16</text:p>
          </table:table-cell>
          <table:table-cell table:style-name="ce5" table:formula="of:=SQRT(1-[.A206]^2)" office:value-type="float" office:value="1" calcext:value-type="float">
            <text:p>1</text:p>
          </table:table-cell>
          <table:table-cell table:style-name="ce5" table:formula="of:=-SQRT(1-[.A206]^2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5" table:formula="of:=[.A206]+0.005" office:value-type="float" office:value="0.00500000000000082" calcext:value-type="float">
            <text:p>0,00500000000000082</text:p>
          </table:table-cell>
          <table:table-cell table:style-name="ce5" table:formula="of:=SQRT(1-[.A207]^2)" office:value-type="float" office:value="0.999987499921874" calcext:value-type="float">
            <text:p>0,999987499921874</text:p>
          </table:table-cell>
          <table:table-cell table:style-name="ce5" table:formula="of:=-SQRT(1-[.A207]^2)" office:value-type="float" office:value="-0.999987499921874" calcext:value-type="float">
            <text:p>-0,999987499921874</text:p>
          </table:table-cell>
          <table:table-cell table:number-columns-repeated="1021"/>
        </table:table-row>
        <table:table-row table:style-name="ro1">
          <table:table-cell table:style-name="ce5" table:formula="of:=[.A207]+0.005" office:value-type="float" office:value="0.0100000000000008" calcext:value-type="float">
            <text:p>0,0100000000000008</text:p>
          </table:table-cell>
          <table:table-cell table:style-name="ce5" table:formula="of:=SQRT(1-[.A208]^2)" office:value-type="float" office:value="0.999949998749938" calcext:value-type="float">
            <text:p>0,999949998749938</text:p>
          </table:table-cell>
          <table:table-cell table:style-name="ce5" table:formula="of:=-SQRT(1-[.A208]^2)" office:value-type="float" office:value="-0.999949998749938" calcext:value-type="float">
            <text:p>-0,999949998749938</text:p>
          </table:table-cell>
          <table:table-cell table:number-columns-repeated="1021"/>
        </table:table-row>
        <table:table-row table:style-name="ro1">
          <table:table-cell table:style-name="ce5" table:formula="of:=[.A208]+0.005" office:value-type="float" office:value="0.0150000000000008" calcext:value-type="float">
            <text:p>0,0150000000000008</text:p>
          </table:table-cell>
          <table:table-cell table:style-name="ce5" table:formula="of:=SQRT(1-[.A209]^2)" office:value-type="float" office:value="0.999887493671163" calcext:value-type="float">
            <text:p>0,999887493671163</text:p>
          </table:table-cell>
          <table:table-cell table:style-name="ce5" table:formula="of:=-SQRT(1-[.A209]^2)" office:value-type="float" office:value="-0.999887493671163" calcext:value-type="float">
            <text:p>-0,999887493671163</text:p>
          </table:table-cell>
          <table:table-cell table:number-columns-repeated="1021"/>
        </table:table-row>
        <table:table-row table:style-name="ro1">
          <table:table-cell table:style-name="ce5" table:formula="of:=[.A209]+0.005" office:value-type="float" office:value="0.0200000000000008" calcext:value-type="float">
            <text:p>0,0200000000000008</text:p>
          </table:table-cell>
          <table:table-cell table:style-name="ce5" table:formula="of:=SQRT(1-[.A210]^2)" office:value-type="float" office:value="0.999799979995999" calcext:value-type="float">
            <text:p>0,999799979995999</text:p>
          </table:table-cell>
          <table:table-cell table:style-name="ce5" table:formula="of:=-SQRT(1-[.A210]^2)" office:value-type="float" office:value="-0.999799979995999" calcext:value-type="float">
            <text:p>-0,999799979995999</text:p>
          </table:table-cell>
          <table:table-cell table:number-columns-repeated="1021"/>
        </table:table-row>
        <table:table-row table:style-name="ro1">
          <table:table-cell table:style-name="ce5" table:formula="of:=[.A210]+0.005" office:value-type="float" office:value="0.0250000000000008" calcext:value-type="float">
            <text:p>0,0250000000000008</text:p>
          </table:table-cell>
          <table:table-cell table:style-name="ce5" table:formula="of:=SQRT(1-[.A211]^2)" office:value-type="float" office:value="0.99968745115661" calcext:value-type="float">
            <text:p>0,99968745115661</text:p>
          </table:table-cell>
          <table:table-cell table:style-name="ce5" table:formula="of:=-SQRT(1-[.A211]^2)" office:value-type="float" office:value="-0.99968745115661" calcext:value-type="float">
            <text:p>-0,99968745115661</text:p>
          </table:table-cell>
          <table:table-cell table:number-columns-repeated="1021"/>
        </table:table-row>
        <table:table-row table:style-name="ro1">
          <table:table-cell table:style-name="ce5" table:formula="of:=[.A211]+0.005" office:value-type="float" office:value="0.0300000000000008" calcext:value-type="float">
            <text:p>0,0300000000000008</text:p>
          </table:table-cell>
          <table:table-cell table:style-name="ce5" table:formula="of:=SQRT(1-[.A212]^2)" office:value-type="float" office:value="0.999549898704412" calcext:value-type="float">
            <text:p>0,999549898704412</text:p>
          </table:table-cell>
          <table:table-cell table:style-name="ce5" table:formula="of:=-SQRT(1-[.A212]^2)" office:value-type="float" office:value="-0.999549898704412" calcext:value-type="float">
            <text:p>-0,999549898704412</text:p>
          </table:table-cell>
          <table:table-cell table:number-columns-repeated="1021"/>
        </table:table-row>
        <table:table-row table:style-name="ro1">
          <table:table-cell table:style-name="ce5" table:formula="of:=[.A212]+0.005" office:value-type="float" office:value="0.0350000000000008" calcext:value-type="float">
            <text:p>0,0350000000000008</text:p>
          </table:table-cell>
          <table:table-cell table:style-name="ce5" table:formula="of:=SQRT(1-[.A213]^2)" office:value-type="float" office:value="0.999387312306895" calcext:value-type="float">
            <text:p>0,999387312306895</text:p>
          </table:table-cell>
          <table:table-cell table:style-name="ce5" table:formula="of:=-SQRT(1-[.A213]^2)" office:value-type="float" office:value="-0.999387312306895" calcext:value-type="float">
            <text:p>-0,999387312306895</text:p>
          </table:table-cell>
          <table:table-cell table:number-columns-repeated="1021"/>
        </table:table-row>
        <table:table-row table:style-name="ro1">
          <table:table-cell table:style-name="ce5" table:formula="of:=[.A213]+0.005" office:value-type="float" office:value="0.0400000000000008" calcext:value-type="float">
            <text:p>0,0400000000000008</text:p>
          </table:table-cell>
          <table:table-cell table:style-name="ce5" table:formula="of:=SQRT(1-[.A214]^2)" office:value-type="float" office:value="0.999199679743744" calcext:value-type="float">
            <text:p>0,999199679743744</text:p>
          </table:table-cell>
          <table:table-cell table:style-name="ce5" table:formula="of:=-SQRT(1-[.A214]^2)" office:value-type="float" office:value="-0.999199679743744" calcext:value-type="float">
            <text:p>-0,999199679743744</text:p>
          </table:table-cell>
          <table:table-cell table:number-columns-repeated="1021"/>
        </table:table-row>
        <table:table-row table:style-name="ro1">
          <table:table-cell table:style-name="ce5" table:formula="of:=[.A214]+0.005" office:value-type="float" office:value="0.0450000000000008" calcext:value-type="float">
            <text:p>0,0450000000000008</text:p>
          </table:table-cell>
          <table:table-cell table:style-name="ce5" table:formula="of:=SQRT(1-[.A215]^2)" office:value-type="float" office:value="0.998986986902232" calcext:value-type="float">
            <text:p>0,998986986902232</text:p>
          </table:table-cell>
          <table:table-cell table:style-name="ce5" table:formula="of:=-SQRT(1-[.A215]^2)" office:value-type="float" office:value="-0.998986986902232" calcext:value-type="float">
            <text:p>-0,998986986902232</text:p>
          </table:table-cell>
          <table:table-cell table:number-columns-repeated="1021"/>
        </table:table-row>
        <table:table-row table:style-name="ro1">
          <table:table-cell table:style-name="ce5" table:formula="of:=[.A215]+0.005" office:value-type="float" office:value="0.0500000000000008" calcext:value-type="float">
            <text:p>0,0500000000000008</text:p>
          </table:table-cell>
          <table:table-cell table:style-name="ce5" table:formula="of:=SQRT(1-[.A216]^2)" office:value-type="float" office:value="0.998749217771909" calcext:value-type="float">
            <text:p>0,998749217771909</text:p>
          </table:table-cell>
          <table:table-cell table:style-name="ce5" table:formula="of:=-SQRT(1-[.A216]^2)" office:value-type="float" office:value="-0.998749217771909" calcext:value-type="float">
            <text:p>-0,998749217771909</text:p>
          </table:table-cell>
          <table:table-cell table:number-columns-repeated="1021"/>
        </table:table-row>
        <table:table-row table:style-name="ro1">
          <table:table-cell table:style-name="ce5" table:formula="of:=[.A216]+0.005" office:value-type="float" office:value="0.0550000000000008" calcext:value-type="float">
            <text:p>0,0550000000000008</text:p>
          </table:table-cell>
          <table:table-cell table:style-name="ce5" table:formula="of:=SQRT(1-[.A217]^2)" office:value-type="float" office:value="0.998486354438557" calcext:value-type="float">
            <text:p>0,998486354438557</text:p>
          </table:table-cell>
          <table:table-cell table:style-name="ce5" table:formula="of:=-SQRT(1-[.A217]^2)" office:value-type="float" office:value="-0.998486354438557" calcext:value-type="float">
            <text:p>-0,998486354438557</text:p>
          </table:table-cell>
          <table:table-cell table:number-columns-repeated="1021"/>
        </table:table-row>
        <table:table-row table:style-name="ro1">
          <table:table-cell table:style-name="ce5" table:formula="of:=[.A217]+0.005" office:value-type="float" office:value="0.0600000000000008" calcext:value-type="float">
            <text:p>0,0600000000000008</text:p>
          </table:table-cell>
          <table:table-cell table:style-name="ce5" table:formula="of:=SQRT(1-[.A218]^2)" office:value-type="float" office:value="0.998198377077422" calcext:value-type="float">
            <text:p>0,998198377077422</text:p>
          </table:table-cell>
          <table:table-cell table:style-name="ce5" table:formula="of:=-SQRT(1-[.A218]^2)" office:value-type="float" office:value="-0.998198377077422" calcext:value-type="float">
            <text:p>-0,998198377077422</text:p>
          </table:table-cell>
          <table:table-cell table:number-columns-repeated="1021"/>
        </table:table-row>
        <table:table-row table:style-name="ro1">
          <table:table-cell table:style-name="ce5" table:formula="of:=[.A218]+0.005" office:value-type="float" office:value="0.0650000000000008" calcext:value-type="float">
            <text:p>0,0650000000000008</text:p>
          </table:table-cell>
          <table:table-cell table:style-name="ce5" table:formula="of:=SQRT(1-[.A219]^2)" office:value-type="float" office:value="0.99788526394571" calcext:value-type="float">
            <text:p>0,99788526394571</text:p>
          </table:table-cell>
          <table:table-cell table:style-name="ce5" table:formula="of:=-SQRT(1-[.A219]^2)" office:value-type="float" office:value="-0.99788526394571" calcext:value-type="float">
            <text:p>-0,99788526394571</text:p>
          </table:table-cell>
          <table:table-cell table:number-columns-repeated="1021"/>
        </table:table-row>
        <table:table-row table:style-name="ro1">
          <table:table-cell table:style-name="ce5" table:formula="of:=[.A219]+0.005" office:value-type="float" office:value="0.0700000000000008" calcext:value-type="float">
            <text:p>0,0700000000000008</text:p>
          </table:table-cell>
          <table:table-cell table:style-name="ce5" table:formula="of:=SQRT(1-[.A220]^2)" office:value-type="float" office:value="0.997546991374341" calcext:value-type="float">
            <text:p>0,997546991374341</text:p>
          </table:table-cell>
          <table:table-cell table:style-name="ce5" table:formula="of:=-SQRT(1-[.A220]^2)" office:value-type="float" office:value="-0.997546991374341" calcext:value-type="float">
            <text:p>-0,997546991374341</text:p>
          </table:table-cell>
          <table:table-cell table:number-columns-repeated="1021"/>
        </table:table-row>
        <table:table-row table:style-name="ro1">
          <table:table-cell table:style-name="ce5" table:formula="of:=[.A220]+0.005" office:value-type="float" office:value="0.0750000000000008" calcext:value-type="float">
            <text:p>0,0750000000000008</text:p>
          </table:table-cell>
          <table:table-cell table:style-name="ce5" table:formula="of:=SQRT(1-[.A221]^2)" office:value-type="float" office:value="0.997183533758957" calcext:value-type="float">
            <text:p>0,997183533758957</text:p>
          </table:table-cell>
          <table:table-cell table:style-name="ce5" table:formula="of:=-SQRT(1-[.A221]^2)" office:value-type="float" office:value="-0.997183533758957" calcext:value-type="float">
            <text:p>-0,997183533758957</text:p>
          </table:table-cell>
          <table:table-cell table:number-columns-repeated="1021"/>
        </table:table-row>
        <table:table-row table:style-name="ro1">
          <table:table-cell table:style-name="ce5" table:formula="of:=[.A221]+0.005" office:value-type="float" office:value="0.0800000000000008" calcext:value-type="float">
            <text:p>0,0800000000000008</text:p>
          </table:table-cell>
          <table:table-cell table:style-name="ce5" table:formula="of:=SQRT(1-[.A222]^2)" office:value-type="float" office:value="0.996794863550169" calcext:value-type="float">
            <text:p>0,996794863550169</text:p>
          </table:table-cell>
          <table:table-cell table:style-name="ce5" table:formula="of:=-SQRT(1-[.A222]^2)" office:value-type="float" office:value="-0.996794863550169" calcext:value-type="float">
            <text:p>-0,996794863550169</text:p>
          </table:table-cell>
          <table:table-cell table:number-columns-repeated="1021"/>
        </table:table-row>
        <table:table-row table:style-name="ro1">
          <table:table-cell table:style-name="ce5" table:formula="of:=[.A222]+0.005" office:value-type="float" office:value="0.0850000000000008" calcext:value-type="float">
            <text:p>0,0850000000000008</text:p>
          </table:table-cell>
          <table:table-cell table:style-name="ce5" table:formula="of:=SQRT(1-[.A223]^2)" office:value-type="float" office:value="0.996380951243047" calcext:value-type="float">
            <text:p>0,996380951243047</text:p>
          </table:table-cell>
          <table:table-cell table:style-name="ce5" table:formula="of:=-SQRT(1-[.A223]^2)" office:value-type="float" office:value="-0.996380951243047" calcext:value-type="float">
            <text:p>-0,996380951243047</text:p>
          </table:table-cell>
          <table:table-cell table:number-columns-repeated="1021"/>
        </table:table-row>
        <table:table-row table:style-name="ro1">
          <table:table-cell table:style-name="ce5" table:formula="of:=[.A223]+0.005" office:value-type="float" office:value="0.0900000000000008" calcext:value-type="float">
            <text:p>0,0900000000000008</text:p>
          </table:table-cell>
          <table:table-cell table:style-name="ce5" table:formula="of:=SQRT(1-[.A224]^2)" office:value-type="float" office:value="0.995941765365827" calcext:value-type="float">
            <text:p>0,995941765365827</text:p>
          </table:table-cell>
          <table:table-cell table:style-name="ce5" table:formula="of:=-SQRT(1-[.A224]^2)" office:value-type="float" office:value="-0.995941765365827" calcext:value-type="float">
            <text:p>-0,995941765365827</text:p>
          </table:table-cell>
          <table:table-cell table:number-columns-repeated="1021"/>
        </table:table-row>
        <table:table-row table:style-name="ro1">
          <table:table-cell table:style-name="ce5" table:formula="of:=[.A224]+0.005" office:value-type="float" office:value="0.0950000000000008" calcext:value-type="float">
            <text:p>0,0950000000000008</text:p>
          </table:table-cell>
          <table:table-cell table:style-name="ce5" table:formula="of:=SQRT(1-[.A225]^2)" office:value-type="float" office:value="0.995477272467835" calcext:value-type="float">
            <text:p>0,995477272467835</text:p>
          </table:table-cell>
          <table:table-cell table:style-name="ce5" table:formula="of:=-SQRT(1-[.A225]^2)" office:value-type="float" office:value="-0.995477272467835" calcext:value-type="float">
            <text:p>-0,995477272467835</text:p>
          </table:table-cell>
          <table:table-cell table:number-columns-repeated="1021"/>
        </table:table-row>
        <table:table-row table:style-name="ro1">
          <table:table-cell table:style-name="ce5" table:formula="of:=[.A225]+0.005" office:value-type="float" office:value="0.100000000000001" calcext:value-type="float">
            <text:p>0,100000000000001</text:p>
          </table:table-cell>
          <table:table-cell table:style-name="ce5" table:formula="of:=SQRT(1-[.A226]^2)" office:value-type="float" office:value="0.99498743710662" calcext:value-type="float">
            <text:p>0,99498743710662</text:p>
          </table:table-cell>
          <table:table-cell table:style-name="ce5" table:formula="of:=-SQRT(1-[.A226]^2)" office:value-type="float" office:value="-0.99498743710662" calcext:value-type="float">
            <text:p>-0,99498743710662</text:p>
          </table:table-cell>
          <table:table-cell table:number-columns-repeated="1021"/>
        </table:table-row>
        <table:table-row table:style-name="ro1">
          <table:table-cell table:style-name="ce5" table:formula="of:=[.A226]+0.005" office:value-type="float" office:value="0.105000000000001" calcext:value-type="float">
            <text:p>0,105000000000001</text:p>
          </table:table-cell>
          <table:table-cell table:style-name="ce5" table:formula="of:=SQRT(1-[.A227]^2)" office:value-type="float" office:value="0.994472221834275" calcext:value-type="float">
            <text:p>0,994472221834275</text:p>
          </table:table-cell>
          <table:table-cell table:style-name="ce5" table:formula="of:=-SQRT(1-[.A227]^2)" office:value-type="float" office:value="-0.994472221834275" calcext:value-type="float">
            <text:p>-0,994472221834275</text:p>
          </table:table-cell>
          <table:table-cell table:number-columns-repeated="1021"/>
        </table:table-row>
        <table:table-row table:style-name="ro1">
          <table:table-cell table:style-name="ce5" table:formula="of:=[.A227]+0.005" office:value-type="float" office:value="0.110000000000001" calcext:value-type="float">
            <text:p>0,110000000000001</text:p>
          </table:table-cell>
          <table:table-cell table:style-name="ce5" table:formula="of:=SQRT(1-[.A228]^2)" office:value-type="float" office:value="0.993931587182941" calcext:value-type="float">
            <text:p>0,993931587182941</text:p>
          </table:table-cell>
          <table:table-cell table:style-name="ce5" table:formula="of:=-SQRT(1-[.A228]^2)" office:value-type="float" office:value="-0.993931587182941" calcext:value-type="float">
            <text:p>-0,993931587182941</text:p>
          </table:table-cell>
          <table:table-cell table:number-columns-repeated="1021"/>
        </table:table-row>
        <table:table-row table:style-name="ro1">
          <table:table-cell table:style-name="ce5" table:formula="of:=[.A228]+0.005" office:value-type="float" office:value="0.115000000000001" calcext:value-type="float">
            <text:p>0,115000000000001</text:p>
          </table:table-cell>
          <table:table-cell table:style-name="ce5" table:formula="of:=SQRT(1-[.A229]^2)" office:value-type="float" office:value="0.993365491649473" calcext:value-type="float">
            <text:p>0,993365491649473</text:p>
          </table:table-cell>
          <table:table-cell table:style-name="ce5" table:formula="of:=-SQRT(1-[.A229]^2)" office:value-type="float" office:value="-0.993365491649473" calcext:value-type="float">
            <text:p>-0,993365491649473</text:p>
          </table:table-cell>
          <table:table-cell table:number-columns-repeated="1021"/>
        </table:table-row>
        <table:table-row table:style-name="ro1">
          <table:table-cell table:style-name="ce5" table:formula="of:=[.A229]+0.005" office:value-type="float" office:value="0.120000000000001" calcext:value-type="float">
            <text:p>0,120000000000001</text:p>
          </table:table-cell>
          <table:table-cell table:style-name="ce5" table:formula="of:=SQRT(1-[.A230]^2)" office:value-type="float" office:value="0.992773891679268" calcext:value-type="float">
            <text:p>0,992773891679268</text:p>
          </table:table-cell>
          <table:table-cell table:style-name="ce5" table:formula="of:=-SQRT(1-[.A230]^2)" office:value-type="float" office:value="-0.992773891679268" calcext:value-type="float">
            <text:p>-0,992773891679268</text:p>
          </table:table-cell>
          <table:table-cell table:number-columns-repeated="1021"/>
        </table:table-row>
        <table:table-row table:style-name="ro1">
          <table:table-cell table:style-name="ce5" table:formula="of:=[.A230]+0.005" office:value-type="float" office:value="0.125000000000001" calcext:value-type="float">
            <text:p>0,125000000000001</text:p>
          </table:table-cell>
          <table:table-cell table:style-name="ce5" table:formula="of:=SQRT(1-[.A231]^2)" office:value-type="float" office:value="0.992156741649221" calcext:value-type="float">
            <text:p>0,992156741649221</text:p>
          </table:table-cell>
          <table:table-cell table:style-name="ce5" table:formula="of:=-SQRT(1-[.A231]^2)" office:value-type="float" office:value="-0.992156741649221" calcext:value-type="float">
            <text:p>-0,992156741649221</text:p>
          </table:table-cell>
          <table:table-cell table:number-columns-repeated="1021"/>
        </table:table-row>
        <table:table-row table:style-name="ro1">
          <table:table-cell table:style-name="ce5" table:formula="of:=[.A231]+0.005" office:value-type="float" office:value="0.130000000000001" calcext:value-type="float">
            <text:p>0,130000000000001</text:p>
          </table:table-cell>
          <table:table-cell table:style-name="ce5" table:formula="of:=SQRT(1-[.A232]^2)" office:value-type="float" office:value="0.991513993849809" calcext:value-type="float">
            <text:p>0,991513993849809</text:p>
          </table:table-cell>
          <table:table-cell table:style-name="ce5" table:formula="of:=-SQRT(1-[.A232]^2)" office:value-type="float" office:value="-0.991513993849809" calcext:value-type="float">
            <text:p>-0,991513993849809</text:p>
          </table:table-cell>
          <table:table-cell table:number-columns-repeated="1021"/>
        </table:table-row>
        <table:table-row table:style-name="ro1">
          <table:table-cell table:style-name="ce5" table:formula="of:=[.A232]+0.005" office:value-type="float" office:value="0.135000000000001" calcext:value-type="float">
            <text:p>0,135000000000001</text:p>
          </table:table-cell>
          <table:table-cell table:style-name="ce5" table:formula="of:=SQRT(1-[.A233]^2)" office:value-type="float" office:value="0.99084559846628" calcext:value-type="float">
            <text:p>0,99084559846628</text:p>
          </table:table-cell>
          <table:table-cell table:style-name="ce5" table:formula="of:=-SQRT(1-[.A233]^2)" office:value-type="float" office:value="-0.99084559846628" calcext:value-type="float">
            <text:p>-0,99084559846628</text:p>
          </table:table-cell>
          <table:table-cell table:number-columns-repeated="1021"/>
        </table:table-row>
        <table:table-row table:style-name="ro1">
          <table:table-cell table:style-name="ce5" table:formula="of:=[.A233]+0.005" office:value-type="float" office:value="0.140000000000001" calcext:value-type="float">
            <text:p>0,140000000000001</text:p>
          </table:table-cell>
          <table:table-cell table:style-name="ce5" table:formula="of:=SQRT(1-[.A234]^2)" office:value-type="float" office:value="0.990151503558925" calcext:value-type="float">
            <text:p>0,990151503558925</text:p>
          </table:table-cell>
          <table:table-cell table:style-name="ce5" table:formula="of:=-SQRT(1-[.A234]^2)" office:value-type="float" office:value="-0.990151503558925" calcext:value-type="float">
            <text:p>-0,990151503558925</text:p>
          </table:table-cell>
          <table:table-cell table:number-columns-repeated="1021"/>
        </table:table-row>
        <table:table-row table:style-name="ro1">
          <table:table-cell table:style-name="ce5" table:formula="of:=[.A234]+0.005" office:value-type="float" office:value="0.145000000000001" calcext:value-type="float">
            <text:p>0,145000000000001</text:p>
          </table:table-cell>
          <table:table-cell table:style-name="ce5" table:formula="of:=SQRT(1-[.A235]^2)" office:value-type="float" office:value="0.989431655042429" calcext:value-type="float">
            <text:p>0,989431655042429</text:p>
          </table:table-cell>
          <table:table-cell table:style-name="ce5" table:formula="of:=-SQRT(1-[.A235]^2)" office:value-type="float" office:value="-0.989431655042429" calcext:value-type="float">
            <text:p>-0,989431655042429</text:p>
          </table:table-cell>
          <table:table-cell table:number-columns-repeated="1021"/>
        </table:table-row>
        <table:table-row table:style-name="ro1">
          <table:table-cell table:style-name="ce5" table:formula="of:=[.A235]+0.005" office:value-type="float" office:value="0.150000000000001" calcext:value-type="float">
            <text:p>0,150000000000001</text:p>
          </table:table-cell>
          <table:table-cell table:style-name="ce5" table:formula="of:=SQRT(1-[.A236]^2)" office:value-type="float" office:value="0.988685996664259" calcext:value-type="float">
            <text:p>0,988685996664259</text:p>
          </table:table-cell>
          <table:table-cell table:style-name="ce5" table:formula="of:=-SQRT(1-[.A236]^2)" office:value-type="float" office:value="-0.988685996664259" calcext:value-type="float">
            <text:p>-0,988685996664259</text:p>
          </table:table-cell>
          <table:table-cell table:number-columns-repeated="1021"/>
        </table:table-row>
        <table:table-row table:style-name="ro1">
          <table:table-cell table:style-name="ce5" table:formula="of:=[.A236]+0.005" office:value-type="float" office:value="0.155000000000001" calcext:value-type="float">
            <text:p>0,155000000000001</text:p>
          </table:table-cell>
          <table:table-cell table:style-name="ce5" table:formula="of:=SQRT(1-[.A237]^2)" office:value-type="float" office:value="0.987914469982093" calcext:value-type="float">
            <text:p>0,987914469982093</text:p>
          </table:table-cell>
          <table:table-cell table:style-name="ce5" table:formula="of:=-SQRT(1-[.A237]^2)" office:value-type="float" office:value="-0.987914469982093" calcext:value-type="float">
            <text:p>-0,987914469982093</text:p>
          </table:table-cell>
          <table:table-cell table:number-columns-repeated="1021"/>
        </table:table-row>
        <table:table-row table:style-name="ro1">
          <table:table-cell table:style-name="ce5" table:formula="of:=[.A237]+0.005" office:value-type="float" office:value="0.160000000000001" calcext:value-type="float">
            <text:p>0,160000000000001</text:p>
          </table:table-cell>
          <table:table-cell table:style-name="ce5" table:formula="of:=SQRT(1-[.A238]^2)" office:value-type="float" office:value="0.987117014340245" calcext:value-type="float">
            <text:p>0,987117014340245</text:p>
          </table:table-cell>
          <table:table-cell table:style-name="ce5" table:formula="of:=-SQRT(1-[.A238]^2)" office:value-type="float" office:value="-0.987117014340245" calcext:value-type="float">
            <text:p>-0,987117014340245</text:p>
          </table:table-cell>
          <table:table-cell table:number-columns-repeated="1021"/>
        </table:table-row>
        <table:table-row table:style-name="ro1">
          <table:table-cell table:style-name="ce5" table:formula="of:=[.A238]+0.005" office:value-type="float" office:value="0.165000000000001" calcext:value-type="float">
            <text:p>0,165000000000001</text:p>
          </table:table-cell>
          <table:table-cell table:style-name="ce5" table:formula="of:=SQRT(1-[.A239]^2)" office:value-type="float" office:value="0.986293566845085" calcext:value-type="float">
            <text:p>0,986293566845085</text:p>
          </table:table-cell>
          <table:table-cell table:style-name="ce5" table:formula="of:=-SQRT(1-[.A239]^2)" office:value-type="float" office:value="-0.986293566845085" calcext:value-type="float">
            <text:p>-0,986293566845085</text:p>
          </table:table-cell>
          <table:table-cell table:number-columns-repeated="1021"/>
        </table:table-row>
        <table:table-row table:style-name="ro1">
          <table:table-cell table:style-name="ce5" table:formula="of:=[.A239]+0.005" office:value-type="float" office:value="0.170000000000001" calcext:value-type="float">
            <text:p>0,170000000000001</text:p>
          </table:table-cell>
          <table:table-cell table:style-name="ce5" table:formula="of:=SQRT(1-[.A240]^2)" office:value-type="float" office:value="0.98544406233941" calcext:value-type="float">
            <text:p>0,98544406233941</text:p>
          </table:table-cell>
          <table:table-cell table:style-name="ce5" table:formula="of:=-SQRT(1-[.A240]^2)" office:value-type="float" office:value="-0.98544406233941" calcext:value-type="float">
            <text:p>-0,98544406233941</text:p>
          </table:table-cell>
          <table:table-cell table:number-columns-repeated="1021"/>
        </table:table-row>
        <table:table-row table:style-name="ro1">
          <table:table-cell table:style-name="ce5" table:formula="of:=[.A240]+0.005" office:value-type="float" office:value="0.175000000000001" calcext:value-type="float">
            <text:p>0,175000000000001</text:p>
          </table:table-cell>
          <table:table-cell table:style-name="ce5" table:formula="of:=SQRT(1-[.A241]^2)" office:value-type="float" office:value="0.984568433375761" calcext:value-type="float">
            <text:p>0,984568433375761</text:p>
          </table:table-cell>
          <table:table-cell table:style-name="ce5" table:formula="of:=-SQRT(1-[.A241]^2)" office:value-type="float" office:value="-0.984568433375761" calcext:value-type="float">
            <text:p>-0,984568433375761</text:p>
          </table:table-cell>
          <table:table-cell table:number-columns-repeated="1021"/>
        </table:table-row>
        <table:table-row table:style-name="ro1">
          <table:table-cell table:style-name="ce5" table:formula="of:=[.A241]+0.005" office:value-type="float" office:value="0.180000000000001" calcext:value-type="float">
            <text:p>0,180000000000001</text:p>
          </table:table-cell>
          <table:table-cell table:style-name="ce5" table:formula="of:=SQRT(1-[.A242]^2)" office:value-type="float" office:value="0.983666610188635" calcext:value-type="float">
            <text:p>0,983666610188635</text:p>
          </table:table-cell>
          <table:table-cell table:style-name="ce5" table:formula="of:=-SQRT(1-[.A242]^2)" office:value-type="float" office:value="-0.983666610188635" calcext:value-type="float">
            <text:p>-0,983666610188635</text:p>
          </table:table-cell>
          <table:table-cell table:number-columns-repeated="1021"/>
        </table:table-row>
        <table:table-row table:style-name="ro1">
          <table:table-cell table:style-name="ce5" table:formula="of:=[.A242]+0.005" office:value-type="float" office:value="0.185000000000001" calcext:value-type="float">
            <text:p>0,185000000000001</text:p>
          </table:table-cell>
          <table:table-cell table:style-name="ce5" table:formula="of:=SQRT(1-[.A243]^2)" office:value-type="float" office:value="0.982738520665594" calcext:value-type="float">
            <text:p>0,982738520665594</text:p>
          </table:table-cell>
          <table:table-cell table:style-name="ce5" table:formula="of:=-SQRT(1-[.A243]^2)" office:value-type="float" office:value="-0.982738520665594" calcext:value-type="float">
            <text:p>-0,982738520665594</text:p>
          </table:table-cell>
          <table:table-cell table:number-columns-repeated="1021"/>
        </table:table-row>
        <table:table-row table:style-name="ro1">
          <table:table-cell table:style-name="ce5" table:formula="of:=[.A243]+0.005" office:value-type="float" office:value="0.190000000000001" calcext:value-type="float">
            <text:p>0,190000000000001</text:p>
          </table:table-cell>
          <table:table-cell table:style-name="ce5" table:formula="of:=SQRT(1-[.A244]^2)" office:value-type="float" office:value="0.981784090317214" calcext:value-type="float">
            <text:p>0,981784090317214</text:p>
          </table:table-cell>
          <table:table-cell table:style-name="ce5" table:formula="of:=-SQRT(1-[.A244]^2)" office:value-type="float" office:value="-0.981784090317214" calcext:value-type="float">
            <text:p>-0,981784090317214</text:p>
          </table:table-cell>
          <table:table-cell table:number-columns-repeated="1021"/>
        </table:table-row>
        <table:table-row table:style-name="ro1">
          <table:table-cell table:style-name="ce5" table:formula="of:=[.A244]+0.005" office:value-type="float" office:value="0.195000000000001" calcext:value-type="float">
            <text:p>0,195000000000001</text:p>
          </table:table-cell>
          <table:table-cell table:style-name="ce5" table:formula="of:=SQRT(1-[.A245]^2)" office:value-type="float" office:value="0.980803242245864" calcext:value-type="float">
            <text:p>0,980803242245864</text:p>
          </table:table-cell>
          <table:table-cell table:style-name="ce5" table:formula="of:=-SQRT(1-[.A245]^2)" office:value-type="float" office:value="-0.980803242245864" calcext:value-type="float">
            <text:p>-0,980803242245864</text:p>
          </table:table-cell>
          <table:table-cell table:number-columns-repeated="1021"/>
        </table:table-row>
        <table:table-row table:style-name="ro1">
          <table:table-cell table:style-name="ce5" table:formula="of:=[.A245]+0.005" office:value-type="float" office:value="0.200000000000001" calcext:value-type="float">
            <text:p>0,200000000000001</text:p>
          </table:table-cell>
          <table:table-cell table:style-name="ce5" table:formula="of:=SQRT(1-[.A246]^2)" office:value-type="float" office:value="0.979795897113271" calcext:value-type="float">
            <text:p>0,979795897113271</text:p>
          </table:table-cell>
          <table:table-cell table:style-name="ce5" table:formula="of:=-SQRT(1-[.A246]^2)" office:value-type="float" office:value="-0.979795897113271" calcext:value-type="float">
            <text:p>-0,979795897113271</text:p>
          </table:table-cell>
          <table:table-cell table:number-columns-repeated="1021"/>
        </table:table-row>
        <table:table-row table:style-name="ro1">
          <table:table-cell table:style-name="ce5" table:formula="of:=[.A246]+0.005" office:value-type="float" office:value="0.205000000000001" calcext:value-type="float">
            <text:p>0,205000000000001</text:p>
          </table:table-cell>
          <table:table-cell table:style-name="ce5" table:formula="of:=SQRT(1-[.A247]^2)" office:value-type="float" office:value="0.978761973106843" calcext:value-type="float">
            <text:p>0,978761973106843</text:p>
          </table:table-cell>
          <table:table-cell table:style-name="ce5" table:formula="of:=-SQRT(1-[.A247]^2)" office:value-type="float" office:value="-0.978761973106843" calcext:value-type="float">
            <text:p>-0,978761973106843</text:p>
          </table:table-cell>
          <table:table-cell table:number-columns-repeated="1021"/>
        </table:table-row>
        <table:table-row table:style-name="ro1">
          <table:table-cell table:style-name="ce5" table:formula="of:=[.A247]+0.005" office:value-type="float" office:value="0.210000000000001" calcext:value-type="float">
            <text:p>0,210000000000001</text:p>
          </table:table-cell>
          <table:table-cell table:style-name="ce5" table:formula="of:=SQRT(1-[.A248]^2)" office:value-type="float" office:value="0.977701385904715" calcext:value-type="float">
            <text:p>0,977701385904715</text:p>
          </table:table-cell>
          <table:table-cell table:style-name="ce5" table:formula="of:=-SQRT(1-[.A248]^2)" office:value-type="float" office:value="-0.977701385904715" calcext:value-type="float">
            <text:p>-0,977701385904715</text:p>
          </table:table-cell>
          <table:table-cell table:number-columns-repeated="1021"/>
        </table:table-row>
        <table:table-row table:style-name="ro1">
          <table:table-cell table:style-name="ce5" table:formula="of:=[.A248]+0.005" office:value-type="float" office:value="0.215000000000001" calcext:value-type="float">
            <text:p>0,215000000000001</text:p>
          </table:table-cell>
          <table:table-cell table:style-name="ce5" table:formula="of:=SQRT(1-[.A249]^2)" office:value-type="float" office:value="0.976614048639482" calcext:value-type="float">
            <text:p>0,976614048639482</text:p>
          </table:table-cell>
          <table:table-cell table:style-name="ce5" table:formula="of:=-SQRT(1-[.A249]^2)" office:value-type="float" office:value="-0.976614048639482" calcext:value-type="float">
            <text:p>-0,976614048639482</text:p>
          </table:table-cell>
          <table:table-cell table:number-columns-repeated="1021"/>
        </table:table-row>
        <table:table-row table:style-name="ro1">
          <table:table-cell table:style-name="ce5" table:formula="of:=[.A249]+0.005" office:value-type="float" office:value="0.220000000000001" calcext:value-type="float">
            <text:p>0,220000000000001</text:p>
          </table:table-cell>
          <table:table-cell table:style-name="ce5" table:formula="of:=SQRT(1-[.A250]^2)" office:value-type="float" office:value="0.975499871860576" calcext:value-type="float">
            <text:p>0,975499871860576</text:p>
          </table:table-cell>
          <table:table-cell table:style-name="ce5" table:formula="of:=-SQRT(1-[.A250]^2)" office:value-type="float" office:value="-0.975499871860576" calcext:value-type="float">
            <text:p>-0,975499871860576</text:p>
          </table:table-cell>
          <table:table-cell table:number-columns-repeated="1021"/>
        </table:table-row>
        <table:table-row table:style-name="ro1">
          <table:table-cell table:style-name="ce5" table:formula="of:=[.A250]+0.005" office:value-type="float" office:value="0.225000000000001" calcext:value-type="float">
            <text:p>0,225000000000001</text:p>
          </table:table-cell>
          <table:table-cell table:style-name="ce5" table:formula="of:=SQRT(1-[.A251]^2)" office:value-type="float" office:value="0.974358763495254" calcext:value-type="float">
            <text:p>0,974358763495254</text:p>
          </table:table-cell>
          <table:table-cell table:style-name="ce5" table:formula="of:=-SQRT(1-[.A251]^2)" office:value-type="float" office:value="-0.974358763495254" calcext:value-type="float">
            <text:p>-0,974358763495254</text:p>
          </table:table-cell>
          <table:table-cell table:number-columns-repeated="1021"/>
        </table:table-row>
        <table:table-row table:style-name="ro1">
          <table:table-cell table:style-name="ce5" table:formula="of:=[.A251]+0.005" office:value-type="float" office:value="0.230000000000001" calcext:value-type="float">
            <text:p>0,230000000000001</text:p>
          </table:table-cell>
          <table:table-cell table:style-name="ce5" table:formula="of:=SQRT(1-[.A252]^2)" office:value-type="float" office:value="0.973190628808149" calcext:value-type="float">
            <text:p>0,973190628808149</text:p>
          </table:table-cell>
          <table:table-cell table:style-name="ce5" table:formula="of:=-SQRT(1-[.A252]^2)" office:value-type="float" office:value="-0.973190628808149" calcext:value-type="float">
            <text:p>-0,973190628808149</text:p>
          </table:table-cell>
          <table:table-cell table:number-columns-repeated="1021"/>
        </table:table-row>
        <table:table-row table:style-name="ro1">
          <table:table-cell table:style-name="ce5" table:formula="of:=[.A252]+0.005" office:value-type="float" office:value="0.235000000000001" calcext:value-type="float">
            <text:p>0,235000000000001</text:p>
          </table:table-cell>
          <table:table-cell table:style-name="ce5" table:formula="of:=SQRT(1-[.A253]^2)" office:value-type="float" office:value="0.971995370359345" calcext:value-type="float">
            <text:p>0,971995370359345</text:p>
          </table:table-cell>
          <table:table-cell table:style-name="ce5" table:formula="of:=-SQRT(1-[.A253]^2)" office:value-type="float" office:value="-0.971995370359345" calcext:value-type="float">
            <text:p>-0,971995370359345</text:p>
          </table:table-cell>
          <table:table-cell table:number-columns-repeated="1021"/>
        </table:table-row>
        <table:table-row table:style-name="ro1">
          <table:table-cell table:style-name="ce5" table:formula="of:=[.A253]+0.005" office:value-type="float" office:value="0.240000000000001" calcext:value-type="float">
            <text:p>0,240000000000001</text:p>
          </table:table-cell>
          <table:table-cell table:style-name="ce5" table:formula="of:=SQRT(1-[.A254]^2)" office:value-type="float" office:value="0.970772887960928" calcext:value-type="float">
            <text:p>0,970772887960928</text:p>
          </table:table-cell>
          <table:table-cell table:style-name="ce5" table:formula="of:=-SQRT(1-[.A254]^2)" office:value-type="float" office:value="-0.970772887960928" calcext:value-type="float">
            <text:p>-0,970772887960928</text:p>
          </table:table-cell>
          <table:table-cell table:number-columns-repeated="1021"/>
        </table:table-row>
        <table:table-row table:style-name="ro1">
          <table:table-cell table:style-name="ce5" table:formula="of:=[.A254]+0.005" office:value-type="float" office:value="0.245000000000001" calcext:value-type="float">
            <text:p>0,245000000000001</text:p>
          </table:table-cell>
          <table:table-cell table:style-name="ce5" table:formula="of:=SQRT(1-[.A255]^2)" office:value-type="float" office:value="0.969523078631963" calcext:value-type="float">
            <text:p>0,969523078631963</text:p>
          </table:table-cell>
          <table:table-cell table:style-name="ce5" table:formula="of:=-SQRT(1-[.A255]^2)" office:value-type="float" office:value="-0.969523078631963" calcext:value-type="float">
            <text:p>-0,969523078631963</text:p>
          </table:table-cell>
          <table:table-cell table:number-columns-repeated="1021"/>
        </table:table-row>
        <table:table-row table:style-name="ro1">
          <table:table-cell table:style-name="ce5" table:formula="of:=[.A255]+0.005" office:value-type="float" office:value="0.250000000000001" calcext:value-type="float">
            <text:p>0,250000000000001</text:p>
          </table:table-cell>
          <table:table-cell table:style-name="ce5" table:formula="of:=SQRT(1-[.A256]^2)" office:value-type="float" office:value="0.968245836551854" calcext:value-type="float">
            <text:p>0,968245836551854</text:p>
          </table:table-cell>
          <table:table-cell table:style-name="ce5" table:formula="of:=-SQRT(1-[.A256]^2)" office:value-type="float" office:value="-0.968245836551854" calcext:value-type="float">
            <text:p>-0,968245836551854</text:p>
          </table:table-cell>
          <table:table-cell table:number-columns-repeated="1021"/>
        </table:table-row>
        <table:table-row table:style-name="ro1">
          <table:table-cell table:style-name="ce5" table:formula="of:=[.A256]+0.005" office:value-type="float" office:value="0.255000000000001" calcext:value-type="float">
            <text:p>0,255000000000001</text:p>
          </table:table-cell>
          <table:table-cell table:style-name="ce5" table:formula="of:=SQRT(1-[.A257]^2)" office:value-type="float" office:value="0.966941053012023" calcext:value-type="float">
            <text:p>0,966941053012023</text:p>
          </table:table-cell>
          <table:table-cell table:style-name="ce5" table:formula="of:=-SQRT(1-[.A257]^2)" office:value-type="float" office:value="-0.966941053012023" calcext:value-type="float">
            <text:p>-0,966941053012023</text:p>
          </table:table-cell>
          <table:table-cell table:number-columns-repeated="1021"/>
        </table:table-row>
        <table:table-row table:style-name="ro1">
          <table:table-cell table:style-name="ce5" table:formula="of:=[.A257]+0.005" office:value-type="float" office:value="0.260000000000001" calcext:value-type="float">
            <text:p>0,260000000000001</text:p>
          </table:table-cell>
          <table:table-cell table:style-name="ce5" table:formula="of:=SQRT(1-[.A258]^2)" office:value-type="float" office:value="0.965608616365865" calcext:value-type="float">
            <text:p>0,965608616365865</text:p>
          </table:table-cell>
          <table:table-cell table:style-name="ce5" table:formula="of:=-SQRT(1-[.A258]^2)" office:value-type="float" office:value="-0.965608616365865" calcext:value-type="float">
            <text:p>-0,965608616365865</text:p>
          </table:table-cell>
          <table:table-cell table:number-columns-repeated="1021"/>
        </table:table-row>
        <table:table-row table:style-name="ro1">
          <table:table-cell table:style-name="ce5" table:formula="of:=[.A258]+0.005" office:value-type="float" office:value="0.265000000000001" calcext:value-type="float">
            <text:p>0,265000000000001</text:p>
          </table:table-cell>
          <table:table-cell table:style-name="ce5" table:formula="of:=SQRT(1-[.A259]^2)" office:value-type="float" office:value="0.964248411976914" calcext:value-type="float">
            <text:p>0,964248411976914</text:p>
          </table:table-cell>
          <table:table-cell table:style-name="ce5" table:formula="of:=-SQRT(1-[.A259]^2)" office:value-type="float" office:value="-0.964248411976914" calcext:value-type="float">
            <text:p>-0,964248411976914</text:p>
          </table:table-cell>
          <table:table-cell table:number-columns-repeated="1021"/>
        </table:table-row>
        <table:table-row table:style-name="ro1">
          <table:table-cell table:style-name="ce5" table:formula="of:=[.A259]+0.005" office:value-type="float" office:value="0.270000000000001" calcext:value-type="float">
            <text:p>0,270000000000001</text:p>
          </table:table-cell>
          <table:table-cell table:style-name="ce5" table:formula="of:=SQRT(1-[.A260]^2)" office:value-type="float" office:value="0.962860322165162" calcext:value-type="float">
            <text:p>0,962860322165162</text:p>
          </table:table-cell>
          <table:table-cell table:style-name="ce5" table:formula="of:=-SQRT(1-[.A260]^2)" office:value-type="float" office:value="-0.962860322165162" calcext:value-type="float">
            <text:p>-0,962860322165162</text:p>
          </table:table-cell>
          <table:table-cell table:number-columns-repeated="1021"/>
        </table:table-row>
        <table:table-row table:style-name="ro1">
          <table:table-cell table:style-name="ce5" table:formula="of:=[.A260]+0.005" office:value-type="float" office:value="0.275000000000001" calcext:value-type="float">
            <text:p>0,275000000000001</text:p>
          </table:table-cell>
          <table:table-cell table:style-name="ce5" table:formula="of:=SQRT(1-[.A261]^2)" office:value-type="float" office:value="0.96144422615147" calcext:value-type="float">
            <text:p>0,96144422615147</text:p>
          </table:table-cell>
          <table:table-cell table:style-name="ce5" table:formula="of:=-SQRT(1-[.A261]^2)" office:value-type="float" office:value="-0.96144422615147" calcext:value-type="float">
            <text:p>-0,96144422615147</text:p>
          </table:table-cell>
          <table:table-cell table:number-columns-repeated="1021"/>
        </table:table-row>
        <table:table-row table:style-name="ro1">
          <table:table-cell table:style-name="ce5" table:formula="of:=[.A261]+0.005" office:value-type="float" office:value="0.280000000000001" calcext:value-type="float">
            <text:p>0,280000000000001</text:p>
          </table:table-cell>
          <table:table-cell table:style-name="ce5" table:formula="of:=SQRT(1-[.A262]^2)" office:value-type="float" office:value="0.96" calcext:value-type="float">
            <text:p>0,96</text:p>
          </table:table-cell>
          <table:table-cell table:style-name="ce5" table:formula="of:=-SQRT(1-[.A262]^2)" office:value-type="float" office:value="-0.96" calcext:value-type="float">
            <text:p>-0,96</text:p>
          </table:table-cell>
          <table:table-cell table:number-columns-repeated="1021"/>
        </table:table-row>
        <table:table-row table:style-name="ro1">
          <table:table-cell table:style-name="ce5" table:formula="of:=[.A262]+0.005" office:value-type="float" office:value="0.285000000000001" calcext:value-type="float">
            <text:p>0,285000000000001</text:p>
          </table:table-cell>
          <table:table-cell table:style-name="ce5" table:formula="of:=SQRT(1-[.A263]^2)" office:value-type="float" office:value="0.958527516558601" calcext:value-type="float">
            <text:p>0,958527516558601</text:p>
          </table:table-cell>
          <table:table-cell table:style-name="ce5" table:formula="of:=-SQRT(1-[.A263]^2)" office:value-type="float" office:value="-0.958527516558601" calcext:value-type="float">
            <text:p>-0,958527516558601</text:p>
          </table:table-cell>
          <table:table-cell table:number-columns-repeated="1021"/>
        </table:table-row>
        <table:table-row table:style-name="ro1">
          <table:table-cell table:style-name="ce5" table:formula="of:=[.A263]+0.005" office:value-type="float" office:value="0.290000000000001" calcext:value-type="float">
            <text:p>0,290000000000001</text:p>
          </table:table-cell>
          <table:table-cell table:style-name="ce5" table:formula="of:=SQRT(1-[.A264]^2)" office:value-type="float" office:value="0.957026645397086" calcext:value-type="float">
            <text:p>0,957026645397086</text:p>
          </table:table-cell>
          <table:table-cell table:style-name="ce5" table:formula="of:=-SQRT(1-[.A264]^2)" office:value-type="float" office:value="-0.957026645397086" calcext:value-type="float">
            <text:p>-0,957026645397086</text:p>
          </table:table-cell>
          <table:table-cell table:number-columns-repeated="1021"/>
        </table:table-row>
        <table:table-row table:style-name="ro1">
          <table:table-cell table:style-name="ce5" table:formula="of:=[.A264]+0.005" office:value-type="float" office:value="0.295000000000001" calcext:value-type="float">
            <text:p>0,295000000000001</text:p>
          </table:table-cell>
          <table:table-cell table:style-name="ce5" table:formula="of:=SQRT(1-[.A265]^2)" office:value-type="float" office:value="0.955497252743303" calcext:value-type="float">
            <text:p>0,955497252743303</text:p>
          </table:table-cell>
          <table:table-cell table:style-name="ce5" table:formula="of:=-SQRT(1-[.A265]^2)" office:value-type="float" office:value="-0.955497252743303" calcext:value-type="float">
            <text:p>-0,955497252743303</text:p>
          </table:table-cell>
          <table:table-cell table:number-columns-repeated="1021"/>
        </table:table-row>
        <table:table-row table:style-name="ro1">
          <table:table-cell table:style-name="ce5" table:formula="of:=[.A265]+0.005" office:value-type="float" office:value="0.300000000000001" calcext:value-type="float">
            <text:p>0,300000000000001</text:p>
          </table:table-cell>
          <table:table-cell table:style-name="ce5" table:formula="of:=SQRT(1-[.A266]^2)" office:value-type="float" office:value="0.953939201416945" calcext:value-type="float">
            <text:p>0,953939201416945</text:p>
          </table:table-cell>
          <table:table-cell table:style-name="ce5" table:formula="of:=-SQRT(1-[.A266]^2)" office:value-type="float" office:value="-0.953939201416945" calcext:value-type="float">
            <text:p>-0,953939201416945</text:p>
          </table:table-cell>
          <table:table-cell table:number-columns-repeated="1021"/>
        </table:table-row>
        <table:table-row table:style-name="ro1">
          <table:table-cell table:style-name="ce5" table:formula="of:=[.A266]+0.005" office:value-type="float" office:value="0.305000000000001" calcext:value-type="float">
            <text:p>0,305000000000001</text:p>
          </table:table-cell>
          <table:table-cell table:style-name="ce5" table:formula="of:=SQRT(1-[.A267]^2)" office:value-type="float" office:value="0.952352350760998" calcext:value-type="float">
            <text:p>0,952352350760998</text:p>
          </table:table-cell>
          <table:table-cell table:style-name="ce5" table:formula="of:=-SQRT(1-[.A267]^2)" office:value-type="float" office:value="-0.952352350760998" calcext:value-type="float">
            <text:p>-0,952352350760998</text:p>
          </table:table-cell>
          <table:table-cell table:number-columns-repeated="1021"/>
        </table:table-row>
        <table:table-row table:style-name="ro1">
          <table:table-cell table:style-name="ce5" table:formula="of:=[.A267]+0.005" office:value-type="float" office:value="0.310000000000001" calcext:value-type="float">
            <text:p>0,310000000000001</text:p>
          </table:table-cell>
          <table:table-cell table:style-name="ce5" table:formula="of:=SQRT(1-[.A268]^2)" office:value-type="float" office:value="0.950736556570746" calcext:value-type="float">
            <text:p>0,950736556570746</text:p>
          </table:table-cell>
          <table:table-cell table:style-name="ce5" table:formula="of:=-SQRT(1-[.A268]^2)" office:value-type="float" office:value="-0.950736556570746" calcext:value-type="float">
            <text:p>-0,950736556570746</text:p>
          </table:table-cell>
          <table:table-cell table:number-columns-repeated="1021"/>
        </table:table-row>
        <table:table-row table:style-name="ro1">
          <table:table-cell table:style-name="ce5" table:formula="of:=[.A268]+0.005" office:value-type="float" office:value="0.315000000000001" calcext:value-type="float">
            <text:p>0,315000000000001</text:p>
          </table:table-cell>
          <table:table-cell table:style-name="ce5" table:formula="of:=SQRT(1-[.A269]^2)" office:value-type="float" office:value="0.949091671020244" calcext:value-type="float">
            <text:p>0,949091671020244</text:p>
          </table:table-cell>
          <table:table-cell table:style-name="ce5" table:formula="of:=-SQRT(1-[.A269]^2)" office:value-type="float" office:value="-0.949091671020244" calcext:value-type="float">
            <text:p>-0,949091671020244</text:p>
          </table:table-cell>
          <table:table-cell table:number-columns-repeated="1021"/>
        </table:table-row>
        <table:table-row table:style-name="ro1">
          <table:table-cell table:style-name="ce5" table:formula="of:=[.A269]+0.005" office:value-type="float" office:value="0.320000000000001" calcext:value-type="float">
            <text:p>0,320000000000001</text:p>
          </table:table-cell>
          <table:table-cell table:style-name="ce5" table:formula="of:=SQRT(1-[.A270]^2)" office:value-type="float" office:value="0.947417542586161" calcext:value-type="float">
            <text:p>0,947417542586161</text:p>
          </table:table-cell>
          <table:table-cell table:style-name="ce5" table:formula="of:=-SQRT(1-[.A270]^2)" office:value-type="float" office:value="-0.947417542586161" calcext:value-type="float">
            <text:p>-0,947417542586161</text:p>
          </table:table-cell>
          <table:table-cell table:number-columns-repeated="1021"/>
        </table:table-row>
        <table:table-row table:style-name="ro1">
          <table:table-cell table:style-name="ce5" table:formula="of:=[.A270]+0.005" office:value-type="float" office:value="0.325000000000001" calcext:value-type="float">
            <text:p>0,325000000000001</text:p>
          </table:table-cell>
          <table:table-cell table:style-name="ce5" table:formula="of:=SQRT(1-[.A271]^2)" office:value-type="float" office:value="0.945714015968887" calcext:value-type="float">
            <text:p>0,945714015968887</text:p>
          </table:table-cell>
          <table:table-cell table:style-name="ce5" table:formula="of:=-SQRT(1-[.A271]^2)" office:value-type="float" office:value="-0.945714015968887" calcext:value-type="float">
            <text:p>-0,945714015968887</text:p>
          </table:table-cell>
          <table:table-cell table:number-columns-repeated="1021"/>
        </table:table-row>
        <table:table-row table:style-name="ro1">
          <table:table-cell table:style-name="ce5" table:formula="of:=[.A271]+0.005" office:value-type="float" office:value="0.330000000000001" calcext:value-type="float">
            <text:p>0,330000000000001</text:p>
          </table:table-cell>
          <table:table-cell table:style-name="ce5" table:formula="of:=SQRT(1-[.A272]^2)" office:value-type="float" office:value="0.943980932010811" calcext:value-type="float">
            <text:p>0,943980932010811</text:p>
          </table:table-cell>
          <table:table-cell table:style-name="ce5" table:formula="of:=-SQRT(1-[.A272]^2)" office:value-type="float" office:value="-0.943980932010811" calcext:value-type="float">
            <text:p>-0,943980932010811</text:p>
          </table:table-cell>
          <table:table-cell table:number-columns-repeated="1021"/>
        </table:table-row>
        <table:table-row table:style-name="ro1">
          <table:table-cell table:style-name="ce5" table:formula="of:=[.A272]+0.005" office:value-type="float" office:value="0.335000000000001" calcext:value-type="float">
            <text:p>0,335000000000001</text:p>
          </table:table-cell>
          <table:table-cell table:style-name="ce5" table:formula="of:=SQRT(1-[.A273]^2)" office:value-type="float" office:value="0.942218127611648" calcext:value-type="float">
            <text:p>0,942218127611648</text:p>
          </table:table-cell>
          <table:table-cell table:style-name="ce5" table:formula="of:=-SQRT(1-[.A273]^2)" office:value-type="float" office:value="-0.942218127611648" calcext:value-type="float">
            <text:p>-0,942218127611648</text:p>
          </table:table-cell>
          <table:table-cell table:number-columns-repeated="1021"/>
        </table:table-row>
        <table:table-row table:style-name="ro1">
          <table:table-cell table:style-name="ce5" table:formula="of:=[.A273]+0.005" office:value-type="float" office:value="0.340000000000001" calcext:value-type="float">
            <text:p>0,340000000000001</text:p>
          </table:table-cell>
          <table:table-cell table:style-name="ce5" table:formula="of:=SQRT(1-[.A274]^2)" office:value-type="float" office:value="0.9404254356407" calcext:value-type="float">
            <text:p>0,9404254356407</text:p>
          </table:table-cell>
          <table:table-cell table:style-name="ce5" table:formula="of:=-SQRT(1-[.A274]^2)" office:value-type="float" office:value="-0.9404254356407" calcext:value-type="float">
            <text:p>-0,9404254356407</text:p>
          </table:table-cell>
          <table:table-cell table:number-columns-repeated="1021"/>
        </table:table-row>
        <table:table-row table:style-name="ro1">
          <table:table-cell table:style-name="ce5" table:formula="of:=[.A274]+0.005" office:value-type="float" office:value="0.345000000000001" calcext:value-type="float">
            <text:p>0,345000000000001</text:p>
          </table:table-cell>
          <table:table-cell table:style-name="ce5" table:formula="of:=SQRT(1-[.A275]^2)" office:value-type="float" office:value="0.938602684845936" calcext:value-type="float">
            <text:p>0,938602684845936</text:p>
          </table:table-cell>
          <table:table-cell table:style-name="ce5" table:formula="of:=-SQRT(1-[.A275]^2)" office:value-type="float" office:value="-0.938602684845936" calcext:value-type="float">
            <text:p>-0,938602684845936</text:p>
          </table:table-cell>
          <table:table-cell table:number-columns-repeated="1021"/>
        </table:table-row>
        <table:table-row table:style-name="ro1">
          <table:table-cell table:style-name="ce5" table:formula="of:=[.A275]+0.005" office:value-type="float" office:value="0.350000000000001" calcext:value-type="float">
            <text:p>0,350000000000001</text:p>
          </table:table-cell>
          <table:table-cell table:style-name="ce5" table:formula="of:=SQRT(1-[.A276]^2)" office:value-type="float" office:value="0.936749699759759" calcext:value-type="float">
            <text:p>0,936749699759759</text:p>
          </table:table-cell>
          <table:table-cell table:style-name="ce5" table:formula="of:=-SQRT(1-[.A276]^2)" office:value-type="float" office:value="-0.936749699759759" calcext:value-type="float">
            <text:p>-0,936749699759759</text:p>
          </table:table-cell>
          <table:table-cell table:number-columns-repeated="1021"/>
        </table:table-row>
        <table:table-row table:style-name="ro1">
          <table:table-cell table:style-name="ce5" table:formula="of:=[.A276]+0.005" office:value-type="float" office:value="0.355000000000001" calcext:value-type="float">
            <text:p>0,355000000000001</text:p>
          </table:table-cell>
          <table:table-cell table:style-name="ce5" table:formula="of:=SQRT(1-[.A277]^2)" office:value-type="float" office:value="0.934866300601321" calcext:value-type="float">
            <text:p>0,934866300601321</text:p>
          </table:table-cell>
          <table:table-cell table:style-name="ce5" table:formula="of:=-SQRT(1-[.A277]^2)" office:value-type="float" office:value="-0.934866300601321" calcext:value-type="float">
            <text:p>-0,934866300601321</text:p>
          </table:table-cell>
          <table:table-cell table:number-columns-repeated="1021"/>
        </table:table-row>
        <table:table-row table:style-name="ro1">
          <table:table-cell table:style-name="ce5" table:formula="of:=[.A277]+0.005" office:value-type="float" office:value="0.360000000000001" calcext:value-type="float">
            <text:p>0,360000000000001</text:p>
          </table:table-cell>
          <table:table-cell table:style-name="ce5" table:formula="of:=SQRT(1-[.A278]^2)" office:value-type="float" office:value="0.932952303175248" calcext:value-type="float">
            <text:p>0,932952303175248</text:p>
          </table:table-cell>
          <table:table-cell table:style-name="ce5" table:formula="of:=-SQRT(1-[.A278]^2)" office:value-type="float" office:value="-0.932952303175248" calcext:value-type="float">
            <text:p>-0,932952303175248</text:p>
          </table:table-cell>
          <table:table-cell table:number-columns-repeated="1021"/>
        </table:table-row>
        <table:table-row table:style-name="ro1">
          <table:table-cell table:style-name="ce5" table:formula="of:=[.A278]+0.005" office:value-type="float" office:value="0.365000000000001" calcext:value-type="float">
            <text:p>0,365000000000001</text:p>
          </table:table-cell>
          <table:table-cell table:style-name="ce5" table:formula="of:=SQRT(1-[.A279]^2)" office:value-type="float" office:value="0.931007518766631" calcext:value-type="float">
            <text:p>0,931007518766631</text:p>
          </table:table-cell>
          <table:table-cell table:style-name="ce5" table:formula="of:=-SQRT(1-[.A279]^2)" office:value-type="float" office:value="-0.931007518766631" calcext:value-type="float">
            <text:p>-0,931007518766631</text:p>
          </table:table-cell>
          <table:table-cell table:number-columns-repeated="1021"/>
        </table:table-row>
        <table:table-row table:style-name="ro1">
          <table:table-cell table:style-name="ce5" table:formula="of:=[.A279]+0.005" office:value-type="float" office:value="0.370000000000001" calcext:value-type="float">
            <text:p>0,370000000000001</text:p>
          </table:table-cell>
          <table:table-cell table:style-name="ce5" table:formula="of:=SQRT(1-[.A280]^2)" office:value-type="float" office:value="0.929031754032121" calcext:value-type="float">
            <text:p>0,929031754032121</text:p>
          </table:table-cell>
          <table:table-cell table:style-name="ce5" table:formula="of:=-SQRT(1-[.A280]^2)" office:value-type="float" office:value="-0.929031754032121" calcext:value-type="float">
            <text:p>-0,929031754032121</text:p>
          </table:table-cell>
          <table:table-cell table:number-columns-repeated="1021"/>
        </table:table-row>
        <table:table-row table:style-name="ro1">
          <table:table-cell table:style-name="ce5" table:formula="of:=[.A280]+0.005" office:value-type="float" office:value="0.375000000000001" calcext:value-type="float">
            <text:p>0,375000000000001</text:p>
          </table:table-cell>
          <table:table-cell table:style-name="ce5" table:formula="of:=SQRT(1-[.A281]^2)" office:value-type="float" office:value="0.927024810886957" calcext:value-type="float">
            <text:p>0,927024810886957</text:p>
          </table:table-cell>
          <table:table-cell table:style-name="ce5" table:formula="of:=-SQRT(1-[.A281]^2)" office:value-type="float" office:value="-0.927024810886957" calcext:value-type="float">
            <text:p>-0,927024810886957</text:p>
          </table:table-cell>
          <table:table-cell table:number-columns-repeated="1021"/>
        </table:table-row>
        <table:table-row table:style-name="ro1">
          <table:table-cell table:style-name="ce5" table:formula="of:=[.A281]+0.005" office:value-type="float" office:value="0.380000000000001" calcext:value-type="float">
            <text:p>0,380000000000001</text:p>
          </table:table-cell>
          <table:table-cell table:style-name="ce5" table:formula="of:=SQRT(1-[.A282]^2)" office:value-type="float" office:value="0.924986486387774" calcext:value-type="float">
            <text:p>0,924986486387774</text:p>
          </table:table-cell>
          <table:table-cell table:style-name="ce5" table:formula="of:=-SQRT(1-[.A282]^2)" office:value-type="float" office:value="-0.924986486387774" calcext:value-type="float">
            <text:p>-0,924986486387774</text:p>
          </table:table-cell>
          <table:table-cell table:number-columns-repeated="1021"/>
        </table:table-row>
        <table:table-row table:style-name="ro1">
          <table:table-cell table:style-name="ce5" table:formula="of:=[.A282]+0.005" office:value-type="float" office:value="0.385000000000001" calcext:value-type="float">
            <text:p>0,385000000000001</text:p>
          </table:table-cell>
          <table:table-cell table:style-name="ce5" table:formula="of:=SQRT(1-[.A283]^2)" office:value-type="float" office:value="0.922916572610981" calcext:value-type="float">
            <text:p>0,922916572610981</text:p>
          </table:table-cell>
          <table:table-cell table:style-name="ce5" table:formula="of:=-SQRT(1-[.A283]^2)" office:value-type="float" office:value="-0.922916572610981" calcext:value-type="float">
            <text:p>-0,922916572610981</text:p>
          </table:table-cell>
          <table:table-cell table:number-columns-repeated="1021"/>
        </table:table-row>
        <table:table-row table:style-name="ro1">
          <table:table-cell table:style-name="ce5" table:formula="of:=[.A283]+0.005" office:value-type="float" office:value="0.390000000000001" calcext:value-type="float">
            <text:p>0,390000000000001</text:p>
          </table:table-cell>
          <table:table-cell table:style-name="ce5" table:formula="of:=SQRT(1-[.A284]^2)" office:value-type="float" office:value="0.920814856526544" calcext:value-type="float">
            <text:p>0,920814856526544</text:p>
          </table:table-cell>
          <table:table-cell table:style-name="ce5" table:formula="of:=-SQRT(1-[.A284]^2)" office:value-type="float" office:value="-0.920814856526544" calcext:value-type="float">
            <text:p>-0,920814856526544</text:p>
          </table:table-cell>
          <table:table-cell table:number-columns-repeated="1021"/>
        </table:table-row>
        <table:table-row table:style-name="ro1">
          <table:table-cell table:style-name="ce5" table:formula="of:=[.A284]+0.005" office:value-type="float" office:value="0.395000000000001" calcext:value-type="float">
            <text:p>0,395000000000001</text:p>
          </table:table-cell>
          <table:table-cell table:style-name="ce5" table:formula="of:=SQRT(1-[.A285]^2)" office:value-type="float" office:value="0.918681119866953" calcext:value-type="float">
            <text:p>0,918681119866953</text:p>
          </table:table-cell>
          <table:table-cell table:style-name="ce5" table:formula="of:=-SQRT(1-[.A285]^2)" office:value-type="float" office:value="-0.918681119866953" calcext:value-type="float">
            <text:p>-0,918681119866953</text:p>
          </table:table-cell>
          <table:table-cell table:number-columns-repeated="1021"/>
        </table:table-row>
        <table:table-row table:style-name="ro1">
          <table:table-cell table:style-name="ce5" table:formula="of:=[.A285]+0.005" office:value-type="float" office:value="0.400000000000001" calcext:value-type="float">
            <text:p>0,400000000000001</text:p>
          </table:table-cell>
          <table:table-cell table:style-name="ce5" table:formula="of:=SQRT(1-[.A286]^2)" office:value-type="float" office:value="0.916515138991168" calcext:value-type="float">
            <text:p>0,916515138991168</text:p>
          </table:table-cell>
          <table:table-cell table:style-name="ce5" table:formula="of:=-SQRT(1-[.A286]^2)" office:value-type="float" office:value="-0.916515138991168" calcext:value-type="float">
            <text:p>-0,916515138991168</text:p>
          </table:table-cell>
          <table:table-cell table:number-columns-repeated="1021"/>
        </table:table-row>
        <table:table-row table:style-name="ro1">
          <table:table-cell table:style-name="ce5" table:formula="of:=[.A286]+0.005" office:value-type="float" office:value="0.405000000000001" calcext:value-type="float">
            <text:p>0,405000000000001</text:p>
          </table:table-cell>
          <table:table-cell table:style-name="ce5" table:formula="of:=SQRT(1-[.A287]^2)" office:value-type="float" office:value="0.914316684743311" calcext:value-type="float">
            <text:p>0,914316684743311</text:p>
          </table:table-cell>
          <table:table-cell table:style-name="ce5" table:formula="of:=-SQRT(1-[.A287]^2)" office:value-type="float" office:value="-0.914316684743311" calcext:value-type="float">
            <text:p>-0,914316684743311</text:p>
          </table:table-cell>
          <table:table-cell table:number-columns-repeated="1021"/>
        </table:table-row>
        <table:table-row table:style-name="ro1">
          <table:table-cell table:style-name="ce5" table:formula="of:=[.A287]+0.005" office:value-type="float" office:value="0.410000000000001" calcext:value-type="float">
            <text:p>0,410000000000001</text:p>
          </table:table-cell>
          <table:table-cell table:style-name="ce5" table:formula="of:=SQRT(1-[.A288]^2)" office:value-type="float" office:value="0.912085522305885" calcext:value-type="float">
            <text:p>0,912085522305885</text:p>
          </table:table-cell>
          <table:table-cell table:style-name="ce5" table:formula="of:=-SQRT(1-[.A288]^2)" office:value-type="float" office:value="-0.912085522305885" calcext:value-type="float">
            <text:p>-0,912085522305885</text:p>
          </table:table-cell>
          <table:table-cell table:number-columns-repeated="1021"/>
        </table:table-row>
        <table:table-row table:style-name="ro1">
          <table:table-cell table:style-name="ce5" table:formula="of:=[.A288]+0.005" office:value-type="float" office:value="0.415000000000001" calcext:value-type="float">
            <text:p>0,415000000000001</text:p>
          </table:table-cell>
          <table:table-cell table:style-name="ce5" table:formula="of:=SQRT(1-[.A289]^2)" office:value-type="float" office:value="0.909821411047245" calcext:value-type="float">
            <text:p>0,909821411047245</text:p>
          </table:table-cell>
          <table:table-cell table:style-name="ce5" table:formula="of:=-SQRT(1-[.A289]^2)" office:value-type="float" office:value="-0.909821411047245" calcext:value-type="float">
            <text:p>-0,909821411047245</text:p>
          </table:table-cell>
          <table:table-cell table:number-columns-repeated="1021"/>
        </table:table-row>
        <table:table-row table:style-name="ro1">
          <table:table-cell table:style-name="ce5" table:formula="of:=[.A289]+0.005" office:value-type="float" office:value="0.420000000000001" calcext:value-type="float">
            <text:p>0,420000000000001</text:p>
          </table:table-cell>
          <table:table-cell table:style-name="ce5" table:formula="of:=SQRT(1-[.A290]^2)" office:value-type="float" office:value="0.907524104363074" calcext:value-type="float">
            <text:p>0,907524104363074</text:p>
          </table:table-cell>
          <table:table-cell table:style-name="ce5" table:formula="of:=-SQRT(1-[.A290]^2)" office:value-type="float" office:value="-0.907524104363074" calcext:value-type="float">
            <text:p>-0,907524104363074</text:p>
          </table:table-cell>
          <table:table-cell table:number-columns-repeated="1021"/>
        </table:table-row>
        <table:table-row table:style-name="ro1">
          <table:table-cell table:style-name="ce5" table:formula="of:=[.A290]+0.005" office:value-type="float" office:value="0.425000000000001" calcext:value-type="float">
            <text:p>0,425000000000001</text:p>
          </table:table-cell>
          <table:table-cell table:style-name="ce5" table:formula="of:=SQRT(1-[.A291]^2)" office:value-type="float" office:value="0.905193349511583" calcext:value-type="float">
            <text:p>0,905193349511583</text:p>
          </table:table-cell>
          <table:table-cell table:style-name="ce5" table:formula="of:=-SQRT(1-[.A291]^2)" office:value-type="float" office:value="-0.905193349511583" calcext:value-type="float">
            <text:p>-0,905193349511583</text:p>
          </table:table-cell>
          <table:table-cell table:number-columns-repeated="1021"/>
        </table:table-row>
        <table:table-row table:style-name="ro1">
          <table:table-cell table:style-name="ce5" table:formula="of:=[.A291]+0.005" office:value-type="float" office:value="0.430000000000001" calcext:value-type="float">
            <text:p>0,430000000000001</text:p>
          </table:table-cell>
          <table:table-cell table:style-name="ce5" table:formula="of:=SQRT(1-[.A292]^2)" office:value-type="float" office:value="0.902828887442133" calcext:value-type="float">
            <text:p>0,902828887442133</text:p>
          </table:table-cell>
          <table:table-cell table:style-name="ce5" table:formula="of:=-SQRT(1-[.A292]^2)" office:value-type="float" office:value="-0.902828887442133" calcext:value-type="float">
            <text:p>-0,902828887442133</text:p>
          </table:table-cell>
          <table:table-cell table:number-columns-repeated="1021"/>
        </table:table-row>
        <table:table-row table:style-name="ro1">
          <table:table-cell table:style-name="ce5" table:formula="of:=[.A292]+0.005" office:value-type="float" office:value="0.435000000000001" calcext:value-type="float">
            <text:p>0,435000000000001</text:p>
          </table:table-cell>
          <table:table-cell table:style-name="ce5" table:formula="of:=SQRT(1-[.A293]^2)" office:value-type="float" office:value="0.900430452616969" calcext:value-type="float">
            <text:p>0,900430452616969</text:p>
          </table:table-cell>
          <table:table-cell table:style-name="ce5" table:formula="of:=-SQRT(1-[.A293]^2)" office:value-type="float" office:value="-0.900430452616969" calcext:value-type="float">
            <text:p>-0,900430452616969</text:p>
          </table:table-cell>
          <table:table-cell table:number-columns-repeated="1021"/>
        </table:table-row>
        <table:table-row table:style-name="ro1">
          <table:table-cell table:style-name="ce5" table:formula="of:=[.A293]+0.005" office:value-type="float" office:value="0.440000000000001" calcext:value-type="float">
            <text:p>0,440000000000001</text:p>
          </table:table-cell>
          <table:table-cell table:style-name="ce5" table:formula="of:=SQRT(1-[.A294]^2)" office:value-type="float" office:value="0.897997772825745" calcext:value-type="float">
            <text:p>0,897997772825745</text:p>
          </table:table-cell>
          <table:table-cell table:style-name="ce5" table:formula="of:=-SQRT(1-[.A294]^2)" office:value-type="float" office:value="-0.897997772825745" calcext:value-type="float">
            <text:p>-0,897997772825745</text:p>
          </table:table-cell>
          <table:table-cell table:number-columns-repeated="1021"/>
        </table:table-row>
        <table:table-row table:style-name="ro1">
          <table:table-cell table:style-name="ce5" table:formula="of:=[.A294]+0.005" office:value-type="float" office:value="0.445000000000001" calcext:value-type="float">
            <text:p>0,445000000000001</text:p>
          </table:table-cell>
          <table:table-cell table:style-name="ce5" table:formula="of:=SQRT(1-[.A295]^2)" office:value-type="float" office:value="0.895530568992482" calcext:value-type="float">
            <text:p>0,895530568992482</text:p>
          </table:table-cell>
          <table:table-cell table:style-name="ce5" table:formula="of:=-SQRT(1-[.A295]^2)" office:value-type="float" office:value="-0.895530568992482" calcext:value-type="float">
            <text:p>-0,895530568992482</text:p>
          </table:table-cell>
          <table:table-cell table:number-columns-repeated="1021"/>
        </table:table-row>
        <table:table-row table:style-name="ro1">
          <table:table-cell table:style-name="ce5" table:formula="of:=[.A295]+0.005" office:value-type="float" office:value="0.450000000000001" calcext:value-type="float">
            <text:p>0,450000000000001</text:p>
          </table:table-cell>
          <table:table-cell table:style-name="ce5" table:formula="of:=SQRT(1-[.A296]^2)" office:value-type="float" office:value="0.893028554974587" calcext:value-type="float">
            <text:p>0,893028554974587</text:p>
          </table:table-cell>
          <table:table-cell table:style-name="ce5" table:formula="of:=-SQRT(1-[.A296]^2)" office:value-type="float" office:value="-0.893028554974587" calcext:value-type="float">
            <text:p>-0,893028554974587</text:p>
          </table:table-cell>
          <table:table-cell table:number-columns-repeated="1021"/>
        </table:table-row>
        <table:table-row table:style-name="ro1">
          <table:table-cell table:style-name="ce5" table:formula="of:=[.A296]+0.005" office:value-type="float" office:value="0.455000000000001" calcext:value-type="float">
            <text:p>0,455000000000001</text:p>
          </table:table-cell>
          <table:table-cell table:style-name="ce5" table:formula="of:=SQRT(1-[.A297]^2)" office:value-type="float" office:value="0.890491437353554" calcext:value-type="float">
            <text:p>0,890491437353554</text:p>
          </table:table-cell>
          <table:table-cell table:style-name="ce5" table:formula="of:=-SQRT(1-[.A297]^2)" office:value-type="float" office:value="-0.890491437353554" calcext:value-type="float">
            <text:p>-0,890491437353554</text:p>
          </table:table-cell>
          <table:table-cell table:number-columns-repeated="1021"/>
        </table:table-row>
        <table:table-row table:style-name="ro1">
          <table:table-cell table:style-name="ce5" table:formula="of:=[.A297]+0.005" office:value-type="float" office:value="0.460000000000001" calcext:value-type="float">
            <text:p>0,460000000000001</text:p>
          </table:table-cell>
          <table:table-cell table:style-name="ce5" table:formula="of:=SQRT(1-[.A298]^2)" office:value-type="float" office:value="0.887918915216924" calcext:value-type="float">
            <text:p>0,887918915216924</text:p>
          </table:table-cell>
          <table:table-cell table:style-name="ce5" table:formula="of:=-SQRT(1-[.A298]^2)" office:value-type="float" office:value="-0.887918915216924" calcext:value-type="float">
            <text:p>-0,887918915216924</text:p>
          </table:table-cell>
          <table:table-cell table:number-columns-repeated="1021"/>
        </table:table-row>
        <table:table-row table:style-name="ro1">
          <table:table-cell table:style-name="ce5" table:formula="of:=[.A298]+0.005" office:value-type="float" office:value="0.465000000000001" calcext:value-type="float">
            <text:p>0,465000000000001</text:p>
          </table:table-cell>
          <table:table-cell table:style-name="ce5" table:formula="of:=SQRT(1-[.A299]^2)" office:value-type="float" office:value="0.885310679931062" calcext:value-type="float">
            <text:p>0,885310679931062</text:p>
          </table:table-cell>
          <table:table-cell table:style-name="ce5" table:formula="of:=-SQRT(1-[.A299]^2)" office:value-type="float" office:value="-0.885310679931062" calcext:value-type="float">
            <text:p>-0,885310679931062</text:p>
          </table:table-cell>
          <table:table-cell table:number-columns-repeated="1021"/>
        </table:table-row>
        <table:table-row table:style-name="ro1">
          <table:table-cell table:style-name="ce5" table:formula="of:=[.A299]+0.005" office:value-type="float" office:value="0.470000000000001" calcext:value-type="float">
            <text:p>0,470000000000001</text:p>
          </table:table-cell>
          <table:table-cell table:style-name="ce5" table:formula="of:=SQRT(1-[.A300]^2)" office:value-type="float" office:value="0.882666414904294" calcext:value-type="float">
            <text:p>0,882666414904294</text:p>
          </table:table-cell>
          <table:table-cell table:style-name="ce5" table:formula="of:=-SQRT(1-[.A300]^2)" office:value-type="float" office:value="-0.882666414904294" calcext:value-type="float">
            <text:p>-0,882666414904294</text:p>
          </table:table-cell>
          <table:table-cell table:number-columns-repeated="1021"/>
        </table:table-row>
        <table:table-row table:style-name="ro1">
          <table:table-cell table:style-name="ce5" table:formula="of:=[.A300]+0.005" office:value-type="float" office:value="0.475000000000001" calcext:value-type="float">
            <text:p>0,475000000000001</text:p>
          </table:table-cell>
          <table:table-cell table:style-name="ce5" table:formula="of:=SQRT(1-[.A301]^2)" office:value-type="float" office:value="0.879985795339901" calcext:value-type="float">
            <text:p>0,879985795339901</text:p>
          </table:table-cell>
          <table:table-cell table:style-name="ce5" table:formula="of:=-SQRT(1-[.A301]^2)" office:value-type="float" office:value="-0.879985795339901" calcext:value-type="float">
            <text:p>-0,879985795339901</text:p>
          </table:table-cell>
          <table:table-cell table:number-columns-repeated="1021"/>
        </table:table-row>
        <table:table-row table:style-name="ro1">
          <table:table-cell table:style-name="ce5" table:formula="of:=[.A301]+0.005" office:value-type="float" office:value="0.480000000000001" calcext:value-type="float">
            <text:p>0,480000000000001</text:p>
          </table:table-cell>
          <table:table-cell table:style-name="ce5" table:formula="of:=SQRT(1-[.A302]^2)" office:value-type="float" office:value="0.877268487978452" calcext:value-type="float">
            <text:p>0,877268487978452</text:p>
          </table:table-cell>
          <table:table-cell table:style-name="ce5" table:formula="of:=-SQRT(1-[.A302]^2)" office:value-type="float" office:value="-0.877268487978452" calcext:value-type="float">
            <text:p>-0,877268487978452</text:p>
          </table:table-cell>
          <table:table-cell table:number-columns-repeated="1021"/>
        </table:table-row>
        <table:table-row table:style-name="ro1">
          <table:table-cell table:style-name="ce5" table:formula="of:=[.A302]+0.005" office:value-type="float" office:value="0.485000000000001" calcext:value-type="float">
            <text:p>0,485000000000001</text:p>
          </table:table-cell>
          <table:table-cell table:style-name="ce5" table:formula="of:=SQRT(1-[.A303]^2)" office:value-type="float" office:value="0.874514150828904" calcext:value-type="float">
            <text:p>0,874514150828904</text:p>
          </table:table-cell>
          <table:table-cell table:style-name="ce5" table:formula="of:=-SQRT(1-[.A303]^2)" office:value-type="float" office:value="-0.874514150828904" calcext:value-type="float">
            <text:p>-0,874514150828904</text:p>
          </table:table-cell>
          <table:table-cell table:number-columns-repeated="1021"/>
        </table:table-row>
        <table:table-row table:style-name="ro1">
          <table:table-cell table:style-name="ce5" table:formula="of:=[.A303]+0.005" office:value-type="float" office:value="0.490000000000001" calcext:value-type="float">
            <text:p>0,490000000000001</text:p>
          </table:table-cell>
          <table:table-cell table:style-name="ce5" table:formula="of:=SQRT(1-[.A304]^2)" office:value-type="float" office:value="0.8717224328879" calcext:value-type="float">
            <text:p>0,8717224328879</text:p>
          </table:table-cell>
          <table:table-cell table:style-name="ce5" table:formula="of:=-SQRT(1-[.A304]^2)" office:value-type="float" office:value="-0.8717224328879" calcext:value-type="float">
            <text:p>-0,8717224328879</text:p>
          </table:table-cell>
          <table:table-cell table:number-columns-repeated="1021"/>
        </table:table-row>
        <table:table-row table:style-name="ro1">
          <table:table-cell table:style-name="ce5" table:formula="of:=[.A304]+0.005" office:value-type="float" office:value="0.495000000000001" calcext:value-type="float">
            <text:p>0,495000000000001</text:p>
          </table:table-cell>
          <table:table-cell table:style-name="ce5" table:formula="of:=SQRT(1-[.A305]^2)" office:value-type="float" office:value="0.868892973846606" calcext:value-type="float">
            <text:p>0,868892973846606</text:p>
          </table:table-cell>
          <table:table-cell table:style-name="ce5" table:formula="of:=-SQRT(1-[.A305]^2)" office:value-type="float" office:value="-0.868892973846606" calcext:value-type="float">
            <text:p>-0,868892973846606</text:p>
          </table:table-cell>
          <table:table-cell table:number-columns-repeated="1021"/>
        </table:table-row>
        <table:table-row table:style-name="ro1">
          <table:table-cell table:style-name="ce5" table:formula="of:=[.A305]+0.005" office:value-type="float" office:value="0.500000000000001" calcext:value-type="float">
            <text:p>0,500000000000001</text:p>
          </table:table-cell>
          <table:table-cell table:style-name="ce5" table:formula="of:=SQRT(1-[.A306]^2)" office:value-type="float" office:value="0.866025403784438" calcext:value-type="float">
            <text:p>0,866025403784438</text:p>
          </table:table-cell>
          <table:table-cell table:style-name="ce5" table:formula="of:=-SQRT(1-[.A306]^2)" office:value-type="float" office:value="-0.866025403784438" calcext:value-type="float">
            <text:p>-0,866025403784438</text:p>
          </table:table-cell>
          <table:table-cell table:number-columns-repeated="1021"/>
        </table:table-row>
        <table:table-row table:style-name="ro1">
          <table:table-cell table:style-name="ce5" table:formula="of:=[.A306]+0.005" office:value-type="float" office:value="0.505000000000001" calcext:value-type="float">
            <text:p>0,505000000000001</text:p>
          </table:table-cell>
          <table:table-cell table:style-name="ce5" table:formula="of:=SQRT(1-[.A307]^2)" office:value-type="float" office:value="0.863119342848947" calcext:value-type="float">
            <text:p>0,863119342848947</text:p>
          </table:table-cell>
          <table:table-cell table:style-name="ce5" table:formula="of:=-SQRT(1-[.A307]^2)" office:value-type="float" office:value="-0.863119342848947" calcext:value-type="float">
            <text:p>-0,863119342848947</text:p>
          </table:table-cell>
          <table:table-cell table:number-columns-repeated="1021"/>
        </table:table-row>
        <table:table-row table:style-name="ro1">
          <table:table-cell table:style-name="ce5" table:formula="of:=[.A307]+0.005" office:value-type="float" office:value="0.510000000000001" calcext:value-type="float">
            <text:p>0,510000000000001</text:p>
          </table:table-cell>
          <table:table-cell table:style-name="ce5" table:formula="of:=SQRT(1-[.A308]^2)" office:value-type="float" office:value="0.860174400921115" calcext:value-type="float">
            <text:p>0,860174400921115</text:p>
          </table:table-cell>
          <table:table-cell table:style-name="ce5" table:formula="of:=-SQRT(1-[.A308]^2)" office:value-type="float" office:value="-0.860174400921115" calcext:value-type="float">
            <text:p>-0,860174400921115</text:p>
          </table:table-cell>
          <table:table-cell table:number-columns-repeated="1021"/>
        </table:table-row>
        <table:table-row table:style-name="ro1">
          <table:table-cell table:style-name="ce5" table:formula="of:=[.A308]+0.005" office:value-type="float" office:value="0.515000000000001" calcext:value-type="float">
            <text:p>0,515000000000001</text:p>
          </table:table-cell>
          <table:table-cell table:style-name="ce5" table:formula="of:=SQRT(1-[.A309]^2)" office:value-type="float" office:value="0.857190177265231" calcext:value-type="float">
            <text:p>0,857190177265231</text:p>
          </table:table-cell>
          <table:table-cell table:style-name="ce5" table:formula="of:=-SQRT(1-[.A309]^2)" office:value-type="float" office:value="-0.857190177265231" calcext:value-type="float">
            <text:p>-0,857190177265231</text:p>
          </table:table-cell>
          <table:table-cell table:number-columns-repeated="1021"/>
        </table:table-row>
        <table:table-row table:style-name="ro1">
          <table:table-cell table:style-name="ce5" table:formula="of:=[.A309]+0.005" office:value-type="float" office:value="0.520000000000001" calcext:value-type="float">
            <text:p>0,520000000000001</text:p>
          </table:table-cell>
          <table:table-cell table:style-name="ce5" table:formula="of:=SQRT(1-[.A310]^2)" office:value-type="float" office:value="0.854166260162504" calcext:value-type="float">
            <text:p>0,854166260162504</text:p>
          </table:table-cell>
          <table:table-cell table:style-name="ce5" table:formula="of:=-SQRT(1-[.A310]^2)" office:value-type="float" office:value="-0.854166260162504" calcext:value-type="float">
            <text:p>-0,854166260162504</text:p>
          </table:table-cell>
          <table:table-cell table:number-columns-repeated="1021"/>
        </table:table-row>
        <table:table-row table:style-name="ro1">
          <table:table-cell table:style-name="ce5" table:formula="of:=[.A310]+0.005" office:value-type="float" office:value="0.525000000000001" calcext:value-type="float">
            <text:p>0,525000000000001</text:p>
          </table:table-cell>
          <table:table-cell table:style-name="ce5" table:formula="of:=SQRT(1-[.A311]^2)" office:value-type="float" office:value="0.85110222652746" calcext:value-type="float">
            <text:p>0,85110222652746</text:p>
          </table:table-cell>
          <table:table-cell table:style-name="ce5" table:formula="of:=-SQRT(1-[.A311]^2)" office:value-type="float" office:value="-0.85110222652746" calcext:value-type="float">
            <text:p>-0,85110222652746</text:p>
          </table:table-cell>
          <table:table-cell table:number-columns-repeated="1021"/>
        </table:table-row>
        <table:table-row table:style-name="ro1">
          <table:table-cell table:style-name="ce5" table:formula="of:=[.A311]+0.005" office:value-type="float" office:value="0.530000000000001" calcext:value-type="float">
            <text:p>0,530000000000001</text:p>
          </table:table-cell>
          <table:table-cell table:style-name="ce5" table:formula="of:=SQRT(1-[.A312]^2)" office:value-type="float" office:value="0.847997641506153" calcext:value-type="float">
            <text:p>0,847997641506153</text:p>
          </table:table-cell>
          <table:table-cell table:style-name="ce5" table:formula="of:=-SQRT(1-[.A312]^2)" office:value-type="float" office:value="-0.847997641506153" calcext:value-type="float">
            <text:p>-0,847997641506153</text:p>
          </table:table-cell>
          <table:table-cell table:number-columns-repeated="1021"/>
        </table:table-row>
        <table:table-row table:style-name="ro1">
          <table:table-cell table:style-name="ce5" table:formula="of:=[.A312]+0.005" office:value-type="float" office:value="0.535000000000001" calcext:value-type="float">
            <text:p>0,535000000000001</text:p>
          </table:table-cell>
          <table:table-cell table:style-name="ce5" table:formula="of:=SQRT(1-[.A313]^2)" office:value-type="float" office:value="0.844852058055136" calcext:value-type="float">
            <text:p>0,844852058055136</text:p>
          </table:table-cell>
          <table:table-cell table:style-name="ce5" table:formula="of:=-SQRT(1-[.A313]^2)" office:value-type="float" office:value="-0.844852058055136" calcext:value-type="float">
            <text:p>-0,844852058055136</text:p>
          </table:table-cell>
          <table:table-cell table:number-columns-repeated="1021"/>
        </table:table-row>
        <table:table-row table:style-name="ro1">
          <table:table-cell table:style-name="ce5" table:formula="of:=[.A313]+0.005" office:value-type="float" office:value="0.540000000000001" calcext:value-type="float">
            <text:p>0,540000000000001</text:p>
          </table:table-cell>
          <table:table-cell table:style-name="ce5" table:formula="of:=SQRT(1-[.A314]^2)" office:value-type="float" office:value="0.841665016500032" calcext:value-type="float">
            <text:p>0,841665016500032</text:p>
          </table:table-cell>
          <table:table-cell table:style-name="ce5" table:formula="of:=-SQRT(1-[.A314]^2)" office:value-type="float" office:value="-0.841665016500032" calcext:value-type="float">
            <text:p>-0,841665016500032</text:p>
          </table:table-cell>
          <table:table-cell table:number-columns-repeated="1021"/>
        </table:table-row>
        <table:table-row table:style-name="ro1">
          <table:table-cell table:style-name="ce5" table:formula="of:=[.A314]+0.005" office:value-type="float" office:value="0.545000000000001" calcext:value-type="float">
            <text:p>0,545000000000001</text:p>
          </table:table-cell>
          <table:table-cell table:style-name="ce5" table:formula="of:=SQRT(1-[.A315]^2)" office:value-type="float" office:value="0.838436044072533" calcext:value-type="float">
            <text:p>0,838436044072533</text:p>
          </table:table-cell>
          <table:table-cell table:style-name="ce5" table:formula="of:=-SQRT(1-[.A315]^2)" office:value-type="float" office:value="-0.838436044072533" calcext:value-type="float">
            <text:p>-0,838436044072533</text:p>
          </table:table-cell>
          <table:table-cell table:number-columns-repeated="1021"/>
        </table:table-row>
        <table:table-row table:style-name="ro1">
          <table:table-cell table:style-name="ce5" table:formula="of:=[.A315]+0.005" office:value-type="float" office:value="0.550000000000001" calcext:value-type="float">
            <text:p>0,550000000000001</text:p>
          </table:table-cell>
          <table:table-cell table:style-name="ce5" table:formula="of:=SQRT(1-[.A316]^2)" office:value-type="float" office:value="0.835164654424503" calcext:value-type="float">
            <text:p>0,835164654424503</text:p>
          </table:table-cell>
          <table:table-cell table:style-name="ce5" table:formula="of:=-SQRT(1-[.A316]^2)" office:value-type="float" office:value="-0.835164654424503" calcext:value-type="float">
            <text:p>-0,835164654424503</text:p>
          </table:table-cell>
          <table:table-cell table:number-columns-repeated="1021"/>
        </table:table-row>
        <table:table-row table:style-name="ro1">
          <table:table-cell table:style-name="ce5" table:formula="of:=[.A316]+0.005" office:value-type="float" office:value="0.555000000000001" calcext:value-type="float">
            <text:p>0,555000000000001</text:p>
          </table:table-cell>
          <table:table-cell table:style-name="ce5" table:formula="of:=SQRT(1-[.A317]^2)" office:value-type="float" office:value="0.831850347117797" calcext:value-type="float">
            <text:p>0,831850347117797</text:p>
          </table:table-cell>
          <table:table-cell table:style-name="ce5" table:formula="of:=-SQRT(1-[.A317]^2)" office:value-type="float" office:value="-0.831850347117797" calcext:value-type="float">
            <text:p>-0,831850347117797</text:p>
          </table:table-cell>
          <table:table-cell table:number-columns-repeated="1021"/>
        </table:table-row>
        <table:table-row table:style-name="ro1">
          <table:table-cell table:style-name="ce5" table:formula="of:=[.A317]+0.005" office:value-type="float" office:value="0.560000000000001" calcext:value-type="float">
            <text:p>0,560000000000001</text:p>
          </table:table-cell>
          <table:table-cell table:style-name="ce5" table:formula="of:=SQRT(1-[.A318]^2)" office:value-type="float" office:value="0.828492607088318" calcext:value-type="float">
            <text:p>0,828492607088318</text:p>
          </table:table-cell>
          <table:table-cell table:style-name="ce5" table:formula="of:=-SQRT(1-[.A318]^2)" office:value-type="float" office:value="-0.828492607088318" calcext:value-type="float">
            <text:p>-0,828492607088318</text:p>
          </table:table-cell>
          <table:table-cell table:number-columns-repeated="1021"/>
        </table:table-row>
        <table:table-row table:style-name="ro1">
          <table:table-cell table:style-name="ce5" table:formula="of:=[.A318]+0.005" office:value-type="float" office:value="0.565000000000001" calcext:value-type="float">
            <text:p>0,565000000000001</text:p>
          </table:table-cell>
          <table:table-cell table:style-name="ce5" table:formula="of:=SQRT(1-[.A319]^2)" office:value-type="float" office:value="0.825090904082695" calcext:value-type="float">
            <text:p>0,825090904082695</text:p>
          </table:table-cell>
          <table:table-cell table:style-name="ce5" table:formula="of:=-SQRT(1-[.A319]^2)" office:value-type="float" office:value="-0.825090904082695" calcext:value-type="float">
            <text:p>-0,825090904082695</text:p>
          </table:table-cell>
          <table:table-cell table:number-columns-repeated="1021"/>
        </table:table-row>
        <table:table-row table:style-name="ro1">
          <table:table-cell table:style-name="ce5" table:formula="of:=[.A319]+0.005" office:value-type="float" office:value="0.570000000000001" calcext:value-type="float">
            <text:p>0,570000000000001</text:p>
          </table:table-cell>
          <table:table-cell table:style-name="ce5" table:formula="of:=SQRT(1-[.A320]^2)" office:value-type="float" office:value="0.821644692065858" calcext:value-type="float">
            <text:p>0,821644692065858</text:p>
          </table:table-cell>
          <table:table-cell table:style-name="ce5" table:formula="of:=-SQRT(1-[.A320]^2)" office:value-type="float" office:value="-0.821644692065858" calcext:value-type="float">
            <text:p>-0,821644692065858</text:p>
          </table:table-cell>
          <table:table-cell table:number-columns-repeated="1021"/>
        </table:table-row>
        <table:table-row table:style-name="ro1">
          <table:table-cell table:style-name="ce5" table:formula="of:=[.A320]+0.005" office:value-type="float" office:value="0.575000000000001" calcext:value-type="float">
            <text:p>0,575000000000001</text:p>
          </table:table-cell>
          <table:table-cell table:style-name="ce5" table:formula="of:=SQRT(1-[.A321]^2)" office:value-type="float" office:value="0.818153408597678" calcext:value-type="float">
            <text:p>0,818153408597678</text:p>
          </table:table-cell>
          <table:table-cell table:style-name="ce5" table:formula="of:=-SQRT(1-[.A321]^2)" office:value-type="float" office:value="-0.818153408597678" calcext:value-type="float">
            <text:p>-0,818153408597678</text:p>
          </table:table-cell>
          <table:table-cell table:number-columns-repeated="1021"/>
        </table:table-row>
        <table:table-row table:style-name="ro1">
          <table:table-cell table:style-name="ce5" table:formula="of:=[.A321]+0.005" office:value-type="float" office:value="0.580000000000001" calcext:value-type="float">
            <text:p>0,580000000000001</text:p>
          </table:table-cell>
          <table:table-cell table:style-name="ce5" table:formula="of:=SQRT(1-[.A322]^2)" office:value-type="float" office:value="0.814616474176651" calcext:value-type="float">
            <text:p>0,814616474176651</text:p>
          </table:table-cell>
          <table:table-cell table:style-name="ce5" table:formula="of:=-SQRT(1-[.A322]^2)" office:value-type="float" office:value="-0.814616474176651" calcext:value-type="float">
            <text:p>-0,814616474176651</text:p>
          </table:table-cell>
          <table:table-cell table:number-columns-repeated="1021"/>
        </table:table-row>
        <table:table-row table:style-name="ro1">
          <table:table-cell table:style-name="ce5" table:formula="of:=[.A322]+0.005" office:value-type="float" office:value="0.585000000000001" calcext:value-type="float">
            <text:p>0,585000000000001</text:p>
          </table:table-cell>
          <table:table-cell table:style-name="ce5" table:formula="of:=SQRT(1-[.A323]^2)" office:value-type="float" office:value="0.811033291548503" calcext:value-type="float">
            <text:p>0,811033291548503</text:p>
          </table:table-cell>
          <table:table-cell table:style-name="ce5" table:formula="of:=-SQRT(1-[.A323]^2)" office:value-type="float" office:value="-0.811033291548503" calcext:value-type="float">
            <text:p>-0,811033291548503</text:p>
          </table:table-cell>
          <table:table-cell table:number-columns-repeated="1021"/>
        </table:table-row>
        <table:table-row table:style-name="ro1">
          <table:table-cell table:style-name="ce5" table:formula="of:=[.A323]+0.005" office:value-type="float" office:value="0.590000000000001" calcext:value-type="float">
            <text:p>0,590000000000001</text:p>
          </table:table-cell>
          <table:table-cell table:style-name="ce5" table:formula="of:=SQRT(1-[.A324]^2)" office:value-type="float" office:value="0.807403244977377" calcext:value-type="float">
            <text:p>0,807403244977377</text:p>
          </table:table-cell>
          <table:table-cell table:style-name="ce5" table:formula="of:=-SQRT(1-[.A324]^2)" office:value-type="float" office:value="-0.807403244977377" calcext:value-type="float">
            <text:p>-0,807403244977377</text:p>
          </table:table-cell>
          <table:table-cell table:number-columns-repeated="1021"/>
        </table:table-row>
        <table:table-row table:style-name="ro1">
          <table:table-cell table:style-name="ce5" table:formula="of:=[.A324]+0.005" office:value-type="float" office:value="0.595000000000001" calcext:value-type="float">
            <text:p>0,595000000000001</text:p>
          </table:table-cell>
          <table:table-cell table:style-name="ce5" table:formula="of:=SQRT(1-[.A325]^2)" office:value-type="float" office:value="0.803725699477128" calcext:value-type="float">
            <text:p>0,803725699477128</text:p>
          </table:table-cell>
          <table:table-cell table:style-name="ce5" table:formula="of:=-SQRT(1-[.A325]^2)" office:value-type="float" office:value="-0.803725699477128" calcext:value-type="float">
            <text:p>-0,803725699477128</text:p>
          </table:table-cell>
          <table:table-cell table:number-columns-repeated="1021"/>
        </table:table-row>
        <table:table-row table:style-name="ro1">
          <table:table-cell table:style-name="ce5" table:formula="of:=[.A325]+0.005" office:value-type="float" office:value="0.600000000000001" calcext:value-type="float">
            <text:p>0,600000000000001</text:p>
          </table:table-cell>
          <table:table-cell table:style-name="ce5" table:formula="of:=SQRT(1-[.A326]^2)" office:value-type="float" office:value="0.799999999999999" calcext:value-type="float">
            <text:p>0,799999999999999</text:p>
          </table:table-cell>
          <table:table-cell table:style-name="ce5" table:formula="of:=-SQRT(1-[.A326]^2)" office:value-type="float" office:value="-0.799999999999999" calcext:value-type="float">
            <text:p>-0,799999999999999</text:p>
          </table:table-cell>
          <table:table-cell table:number-columns-repeated="1021"/>
        </table:table-row>
        <table:table-row table:style-name="ro1">
          <table:table-cell table:style-name="ce5" table:formula="of:=[.A326]+0.005" office:value-type="float" office:value="0.605000000000001" calcext:value-type="float">
            <text:p>0,605000000000001</text:p>
          </table:table-cell>
          <table:table-cell table:style-name="ce5" table:formula="of:=SQRT(1-[.A327]^2)" office:value-type="float" office:value="0.796225470579784" calcext:value-type="float">
            <text:p>0,796225470579784</text:p>
          </table:table-cell>
          <table:table-cell table:style-name="ce5" table:formula="of:=-SQRT(1-[.A327]^2)" office:value-type="float" office:value="-0.796225470579784" calcext:value-type="float">
            <text:p>-0,796225470579784</text:p>
          </table:table-cell>
          <table:table-cell table:number-columns-repeated="1021"/>
        </table:table-row>
        <table:table-row table:style-name="ro1">
          <table:table-cell table:style-name="ce5" table:formula="of:=[.A327]+0.005" office:value-type="float" office:value="0.610000000000001" calcext:value-type="float">
            <text:p>0,610000000000001</text:p>
          </table:table-cell>
          <table:table-cell table:style-name="ce5" table:formula="of:=SQRT(1-[.A328]^2)" office:value-type="float" office:value="0.7924014134263" calcext:value-type="float">
            <text:p>0,7924014134263</text:p>
          </table:table-cell>
          <table:table-cell table:style-name="ce5" table:formula="of:=-SQRT(1-[.A328]^2)" office:value-type="float" office:value="-0.7924014134263" calcext:value-type="float">
            <text:p>-0,7924014134263</text:p>
          </table:table-cell>
          <table:table-cell table:number-columns-repeated="1021"/>
        </table:table-row>
        <table:table-row table:style-name="ro1">
          <table:table-cell table:style-name="ce5" table:formula="of:=[.A328]+0.005" office:value-type="float" office:value="0.615000000000001" calcext:value-type="float">
            <text:p>0,615000000000001</text:p>
          </table:table-cell>
          <table:table-cell table:style-name="ce5" table:formula="of:=SQRT(1-[.A329]^2)" office:value-type="float" office:value="0.788527107967759" calcext:value-type="float">
            <text:p>0,788527107967759</text:p>
          </table:table-cell>
          <table:table-cell table:style-name="ce5" table:formula="of:=-SQRT(1-[.A329]^2)" office:value-type="float" office:value="-0.788527107967759" calcext:value-type="float">
            <text:p>-0,788527107967759</text:p>
          </table:table-cell>
          <table:table-cell table:number-columns-repeated="1021"/>
        </table:table-row>
        <table:table-row table:style-name="ro1">
          <table:table-cell table:style-name="ce5" table:formula="of:=[.A329]+0.005" office:value-type="float" office:value="0.620000000000001" calcext:value-type="float">
            <text:p>0,620000000000001</text:p>
          </table:table-cell>
          <table:table-cell table:style-name="ce5" table:formula="of:=SQRT(1-[.A330]^2)" office:value-type="float" office:value="0.78460180983732" calcext:value-type="float">
            <text:p>0,78460180983732</text:p>
          </table:table-cell>
          <table:table-cell table:style-name="ce5" table:formula="of:=-SQRT(1-[.A330]^2)" office:value-type="float" office:value="-0.78460180983732" calcext:value-type="float">
            <text:p>-0,78460180983732</text:p>
          </table:table-cell>
          <table:table-cell table:number-columns-repeated="1021"/>
        </table:table-row>
        <table:table-row table:style-name="ro1">
          <table:table-cell table:style-name="ce5" table:formula="of:=[.A330]+0.005" office:value-type="float" office:value="0.625000000000001" calcext:value-type="float">
            <text:p>0,625000000000001</text:p>
          </table:table-cell>
          <table:table-cell table:style-name="ce5" table:formula="of:=SQRT(1-[.A331]^2)" office:value-type="float" office:value="0.780624749799799" calcext:value-type="float">
            <text:p>0,780624749799799</text:p>
          </table:table-cell>
          <table:table-cell table:style-name="ce5" table:formula="of:=-SQRT(1-[.A331]^2)" office:value-type="float" office:value="-0.780624749799799" calcext:value-type="float">
            <text:p>-0,780624749799799</text:p>
          </table:table-cell>
          <table:table-cell table:number-columns-repeated="1021"/>
        </table:table-row>
        <table:table-row table:style-name="ro1">
          <table:table-cell table:style-name="ce5" table:formula="of:=[.A331]+0.005" office:value-type="float" office:value="0.630000000000001" calcext:value-type="float">
            <text:p>0,630000000000001</text:p>
          </table:table-cell>
          <table:table-cell table:style-name="ce5" table:formula="of:=SQRT(1-[.A332]^2)" office:value-type="float" office:value="0.776595132614156" calcext:value-type="float">
            <text:p>0,776595132614156</text:p>
          </table:table-cell>
          <table:table-cell table:style-name="ce5" table:formula="of:=-SQRT(1-[.A332]^2)" office:value-type="float" office:value="-0.776595132614156" calcext:value-type="float">
            <text:p>-0,776595132614156</text:p>
          </table:table-cell>
          <table:table-cell table:number-columns-repeated="1021"/>
        </table:table-row>
        <table:table-row table:style-name="ro1">
          <table:table-cell table:style-name="ce5" table:formula="of:=[.A332]+0.005" office:value-type="float" office:value="0.635000000000001" calcext:value-type="float">
            <text:p>0,635000000000001</text:p>
          </table:table-cell>
          <table:table-cell table:style-name="ce5" table:formula="of:=SQRT(1-[.A333]^2)" office:value-type="float" office:value="0.772512135827003" calcext:value-type="float">
            <text:p>0,772512135827003</text:p>
          </table:table-cell>
          <table:table-cell table:style-name="ce5" table:formula="of:=-SQRT(1-[.A333]^2)" office:value-type="float" office:value="-0.772512135827003" calcext:value-type="float">
            <text:p>-0,772512135827003</text:p>
          </table:table-cell>
          <table:table-cell table:number-columns-repeated="1021"/>
        </table:table-row>
        <table:table-row table:style-name="ro1">
          <table:table-cell table:style-name="ce5" table:formula="of:=[.A333]+0.005" office:value-type="float" office:value="0.640000000000001" calcext:value-type="float">
            <text:p>0,640000000000001</text:p>
          </table:table-cell>
          <table:table-cell table:style-name="ce5" table:formula="of:=SQRT(1-[.A334]^2)" office:value-type="float" office:value="0.768374908491941" calcext:value-type="float">
            <text:p>0,768374908491941</text:p>
          </table:table-cell>
          <table:table-cell table:style-name="ce5" table:formula="of:=-SQRT(1-[.A334]^2)" office:value-type="float" office:value="-0.768374908491941" calcext:value-type="float">
            <text:p>-0,768374908491941</text:p>
          </table:table-cell>
          <table:table-cell table:number-columns-repeated="1021"/>
        </table:table-row>
        <table:table-row table:style-name="ro1">
          <table:table-cell table:style-name="ce5" table:formula="of:=[.A334]+0.005" office:value-type="float" office:value="0.645000000000001" calcext:value-type="float">
            <text:p>0,645000000000001</text:p>
          </table:table-cell>
          <table:table-cell table:style-name="ce5" table:formula="of:=SQRT(1-[.A335]^2)" office:value-type="float" office:value="0.764182569809073" calcext:value-type="float">
            <text:p>0,764182569809073</text:p>
          </table:table-cell>
          <table:table-cell table:style-name="ce5" table:formula="of:=-SQRT(1-[.A335]^2)" office:value-type="float" office:value="-0.764182569809073" calcext:value-type="float">
            <text:p>-0,764182569809073</text:p>
          </table:table-cell>
          <table:table-cell table:number-columns-repeated="1021"/>
        </table:table-row>
        <table:table-row table:style-name="ro1">
          <table:table-cell table:style-name="ce5" table:formula="of:=[.A335]+0.005" office:value-type="float" office:value="0.650000000000001" calcext:value-type="float">
            <text:p>0,650000000000001</text:p>
          </table:table-cell>
          <table:table-cell table:style-name="ce5" table:formula="of:=SQRT(1-[.A336]^2)" office:value-type="float" office:value="0.759934207678532" calcext:value-type="float">
            <text:p>0,759934207678532</text:p>
          </table:table-cell>
          <table:table-cell table:style-name="ce5" table:formula="of:=-SQRT(1-[.A336]^2)" office:value-type="float" office:value="-0.759934207678532" calcext:value-type="float">
            <text:p>-0,759934207678532</text:p>
          </table:table-cell>
          <table:table-cell table:number-columns-repeated="1021"/>
        </table:table-row>
        <table:table-row table:style-name="ro1">
          <table:table-cell table:style-name="ce5" table:formula="of:=[.A336]+0.005" office:value-type="float" office:value="0.655000000000001" calcext:value-type="float">
            <text:p>0,655000000000001</text:p>
          </table:table-cell>
          <table:table-cell table:style-name="ce5" table:formula="of:=SQRT(1-[.A337]^2)" office:value-type="float" office:value="0.755628877161268" calcext:value-type="float">
            <text:p>0,755628877161268</text:p>
          </table:table-cell>
          <table:table-cell table:style-name="ce5" table:formula="of:=-SQRT(1-[.A337]^2)" office:value-type="float" office:value="-0.755628877161268" calcext:value-type="float">
            <text:p>-0,755628877161268</text:p>
          </table:table-cell>
          <table:table-cell table:number-columns-repeated="1021"/>
        </table:table-row>
        <table:table-row table:style-name="ro1">
          <table:table-cell table:style-name="ce5" table:formula="of:=[.A337]+0.005" office:value-type="float" office:value="0.660000000000001" calcext:value-type="float">
            <text:p>0,660000000000001</text:p>
          </table:table-cell>
          <table:table-cell table:style-name="ce5" table:formula="of:=SQRT(1-[.A338]^2)" office:value-type="float" office:value="0.751265598839717" calcext:value-type="float">
            <text:p>0,751265598839717</text:p>
          </table:table-cell>
          <table:table-cell table:style-name="ce5" table:formula="of:=-SQRT(1-[.A338]^2)" office:value-type="float" office:value="-0.751265598839717" calcext:value-type="float">
            <text:p>-0,751265598839717</text:p>
          </table:table-cell>
          <table:table-cell table:number-columns-repeated="1021"/>
        </table:table-row>
        <table:table-row table:style-name="ro1">
          <table:table-cell table:style-name="ce5" table:formula="of:=[.A338]+0.005" office:value-type="float" office:value="0.665000000000001" calcext:value-type="float">
            <text:p>0,665000000000001</text:p>
          </table:table-cell>
          <table:table-cell table:style-name="ce5" table:formula="of:=SQRT(1-[.A339]^2)" office:value-type="float" office:value="0.746843357070275" calcext:value-type="float">
            <text:p>0,746843357070275</text:p>
          </table:table-cell>
          <table:table-cell table:style-name="ce5" table:formula="of:=-SQRT(1-[.A339]^2)" office:value-type="float" office:value="-0.746843357070275" calcext:value-type="float">
            <text:p>-0,746843357070275</text:p>
          </table:table-cell>
          <table:table-cell table:number-columns-repeated="1021"/>
        </table:table-row>
        <table:table-row table:style-name="ro1">
          <table:table-cell table:style-name="ce5" table:formula="of:=[.A339]+0.005" office:value-type="float" office:value="0.670000000000001" calcext:value-type="float">
            <text:p>0,670000000000001</text:p>
          </table:table-cell>
          <table:table-cell table:style-name="ce5" table:formula="of:=SQRT(1-[.A340]^2)" office:value-type="float" office:value="0.742361098118697" calcext:value-type="float">
            <text:p>0,742361098118697</text:p>
          </table:table-cell>
          <table:table-cell table:style-name="ce5" table:formula="of:=-SQRT(1-[.A340]^2)" office:value-type="float" office:value="-0.742361098118697" calcext:value-type="float">
            <text:p>-0,742361098118697</text:p>
          </table:table-cell>
          <table:table-cell table:number-columns-repeated="1021"/>
        </table:table-row>
        <table:table-row table:style-name="ro1">
          <table:table-cell table:style-name="ce5" table:formula="of:=[.A340]+0.005" office:value-type="float" office:value="0.675000000000001" calcext:value-type="float">
            <text:p>0,675000000000001</text:p>
          </table:table-cell>
          <table:table-cell table:style-name="ce5" table:formula="of:=SQRT(1-[.A341]^2)" office:value-type="float" office:value="0.737817728168684" calcext:value-type="float">
            <text:p>0,737817728168684</text:p>
          </table:table-cell>
          <table:table-cell table:style-name="ce5" table:formula="of:=-SQRT(1-[.A341]^2)" office:value-type="float" office:value="-0.737817728168684" calcext:value-type="float">
            <text:p>-0,737817728168684</text:p>
          </table:table-cell>
          <table:table-cell table:number-columns-repeated="1021"/>
        </table:table-row>
        <table:table-row table:style-name="ro1">
          <table:table-cell table:style-name="ce5" table:formula="of:=[.A341]+0.005" office:value-type="float" office:value="0.680000000000001" calcext:value-type="float">
            <text:p>0,680000000000001</text:p>
          </table:table-cell>
          <table:table-cell table:style-name="ce5" table:formula="of:=SQRT(1-[.A342]^2)" office:value-type="float" office:value="0.733212111192933" calcext:value-type="float">
            <text:p>0,733212111192933</text:p>
          </table:table-cell>
          <table:table-cell table:style-name="ce5" table:formula="of:=-SQRT(1-[.A342]^2)" office:value-type="float" office:value="-0.733212111192933" calcext:value-type="float">
            <text:p>-0,733212111192933</text:p>
          </table:table-cell>
          <table:table-cell table:number-columns-repeated="1021"/>
        </table:table-row>
        <table:table-row table:style-name="ro1">
          <table:table-cell table:style-name="ce5" table:formula="of:=[.A342]+0.005" office:value-type="float" office:value="0.685000000000001" calcext:value-type="float">
            <text:p>0,685000000000001</text:p>
          </table:table-cell>
          <table:table-cell table:style-name="ce5" table:formula="of:=SQRT(1-[.A343]^2)" office:value-type="float" office:value="0.728543066674852" calcext:value-type="float">
            <text:p>0,728543066674852</text:p>
          </table:table-cell>
          <table:table-cell table:style-name="ce5" table:formula="of:=-SQRT(1-[.A343]^2)" office:value-type="float" office:value="-0.728543066674852" calcext:value-type="float">
            <text:p>-0,728543066674852</text:p>
          </table:table-cell>
          <table:table-cell table:number-columns-repeated="1021"/>
        </table:table-row>
        <table:table-row table:style-name="ro1">
          <table:table-cell table:style-name="ce5" table:formula="of:=[.A343]+0.005" office:value-type="float" office:value="0.690000000000001" calcext:value-type="float">
            <text:p>0,690000000000001</text:p>
          </table:table-cell>
          <table:table-cell table:style-name="ce5" table:formula="of:=SQRT(1-[.A344]^2)" office:value-type="float" office:value="0.723809367167902" calcext:value-type="float">
            <text:p>0,723809367167902</text:p>
          </table:table-cell>
          <table:table-cell table:style-name="ce5" table:formula="of:=-SQRT(1-[.A344]^2)" office:value-type="float" office:value="-0.723809367167902" calcext:value-type="float">
            <text:p>-0,723809367167902</text:p>
          </table:table-cell>
          <table:table-cell table:number-columns-repeated="1021"/>
        </table:table-row>
        <table:table-row table:style-name="ro1">
          <table:table-cell table:style-name="ce5" table:formula="of:=[.A344]+0.005" office:value-type="float" office:value="0.695000000000001" calcext:value-type="float">
            <text:p>0,695000000000001</text:p>
          </table:table-cell>
          <table:table-cell table:style-name="ce5" table:formula="of:=SQRT(1-[.A345]^2)" office:value-type="float" office:value="0.719009735678174" calcext:value-type="float">
            <text:p>0,719009735678174</text:p>
          </table:table-cell>
          <table:table-cell table:style-name="ce5" table:formula="of:=-SQRT(1-[.A345]^2)" office:value-type="float" office:value="-0.719009735678174" calcext:value-type="float">
            <text:p>-0,719009735678174</text:p>
          </table:table-cell>
          <table:table-cell table:number-columns-repeated="1021"/>
        </table:table-row>
        <table:table-row table:style-name="ro1">
          <table:table-cell table:style-name="ce5" table:formula="of:=[.A345]+0.005" office:value-type="float" office:value="0.700000000000001" calcext:value-type="float">
            <text:p>0,700000000000001</text:p>
          </table:table-cell>
          <table:table-cell table:style-name="ce5" table:formula="of:=SQRT(1-[.A346]^2)" office:value-type="float" office:value="0.714142842854284" calcext:value-type="float">
            <text:p>0,714142842854284</text:p>
          </table:table-cell>
          <table:table-cell table:style-name="ce5" table:formula="of:=-SQRT(1-[.A346]^2)" office:value-type="float" office:value="-0.714142842854284" calcext:value-type="float">
            <text:p>-0,714142842854284</text:p>
          </table:table-cell>
          <table:table-cell table:number-columns-repeated="1021"/>
        </table:table-row>
        <table:table-row table:style-name="ro1">
          <table:table-cell table:style-name="ce5" table:formula="of:=[.A346]+0.005" office:value-type="float" office:value="0.705000000000001" calcext:value-type="float">
            <text:p>0,705000000000001</text:p>
          </table:table-cell>
          <table:table-cell table:style-name="ce5" table:formula="of:=SQRT(1-[.A347]^2)" office:value-type="float" office:value="0.7092073039669" calcext:value-type="float">
            <text:p>0,7092073039669</text:p>
          </table:table-cell>
          <table:table-cell table:style-name="ce5" table:formula="of:=-SQRT(1-[.A347]^2)" office:value-type="float" office:value="-0.7092073039669" calcext:value-type="float">
            <text:p>-0,7092073039669</text:p>
          </table:table-cell>
          <table:table-cell table:number-columns-repeated="1021"/>
        </table:table-row>
        <table:table-row table:style-name="ro1">
          <table:table-cell table:style-name="ce5" table:formula="of:=[.A347]+0.005" office:value-type="float" office:value="0.710000000000001" calcext:value-type="float">
            <text:p>0,710000000000001</text:p>
          </table:table-cell>
          <table:table-cell table:style-name="ce5" table:formula="of:=SQRT(1-[.A348]^2)" office:value-type="float" office:value="0.704201675658329" calcext:value-type="float">
            <text:p>0,704201675658329</text:p>
          </table:table-cell>
          <table:table-cell table:style-name="ce5" table:formula="of:=-SQRT(1-[.A348]^2)" office:value-type="float" office:value="-0.704201675658329" calcext:value-type="float">
            <text:p>-0,704201675658329</text:p>
          </table:table-cell>
          <table:table-cell table:number-columns-repeated="1021"/>
        </table:table-row>
        <table:table-row table:style-name="ro1">
          <table:table-cell table:style-name="ce5" table:formula="of:=[.A348]+0.005" office:value-type="float" office:value="0.715000000000001" calcext:value-type="float">
            <text:p>0,715000000000001</text:p>
          </table:table-cell>
          <table:table-cell table:style-name="ce5" table:formula="of:=SQRT(1-[.A349]^2)" office:value-type="float" office:value="0.699124452440335" calcext:value-type="float">
            <text:p>0,699124452440335</text:p>
          </table:table-cell>
          <table:table-cell table:style-name="ce5" table:formula="of:=-SQRT(1-[.A349]^2)" office:value-type="float" office:value="-0.699124452440335" calcext:value-type="float">
            <text:p>-0,699124452440335</text:p>
          </table:table-cell>
          <table:table-cell table:number-columns-repeated="1021"/>
        </table:table-row>
        <table:table-row table:style-name="ro1">
          <table:table-cell table:style-name="ce5" table:formula="of:=[.A349]+0.005" office:value-type="float" office:value="0.720000000000001" calcext:value-type="float">
            <text:p>0,720000000000001</text:p>
          </table:table-cell>
          <table:table-cell table:style-name="ce5" table:formula="of:=SQRT(1-[.A350]^2)" office:value-type="float" office:value="0.693974062915898" calcext:value-type="float">
            <text:p>0,693974062915898</text:p>
          </table:table-cell>
          <table:table-cell table:style-name="ce5" table:formula="of:=-SQRT(1-[.A350]^2)" office:value-type="float" office:value="-0.693974062915898" calcext:value-type="float">
            <text:p>-0,693974062915898</text:p>
          </table:table-cell>
          <table:table-cell table:number-columns-repeated="1021"/>
        </table:table-row>
        <table:table-row table:style-name="ro1">
          <table:table-cell table:style-name="ce5" table:formula="of:=[.A350]+0.005" office:value-type="float" office:value="0.725000000000001" calcext:value-type="float">
            <text:p>0,725000000000001</text:p>
          </table:table-cell>
          <table:table-cell table:style-name="ce5" table:formula="of:=SQRT(1-[.A351]^2)" office:value-type="float" office:value="0.688748865697794" calcext:value-type="float">
            <text:p>0,688748865697794</text:p>
          </table:table-cell>
          <table:table-cell table:style-name="ce5" table:formula="of:=-SQRT(1-[.A351]^2)" office:value-type="float" office:value="-0.688748865697794" calcext:value-type="float">
            <text:p>-0,688748865697794</text:p>
          </table:table-cell>
          <table:table-cell table:number-columns-repeated="1021"/>
        </table:table-row>
        <table:table-row table:style-name="ro1">
          <table:table-cell table:style-name="ce5" table:formula="of:=[.A351]+0.005" office:value-type="float" office:value="0.730000000000001" calcext:value-type="float">
            <text:p>0,730000000000001</text:p>
          </table:table-cell>
          <table:table-cell table:style-name="ce5" table:formula="of:=SQRT(1-[.A352]^2)" office:value-type="float" office:value="0.68344714499367" calcext:value-type="float">
            <text:p>0,68344714499367</text:p>
          </table:table-cell>
          <table:table-cell table:style-name="ce5" table:formula="of:=-SQRT(1-[.A352]^2)" office:value-type="float" office:value="-0.68344714499367" calcext:value-type="float">
            <text:p>-0,68344714499367</text:p>
          </table:table-cell>
          <table:table-cell table:number-columns-repeated="1021"/>
        </table:table-row>
        <table:table-row table:style-name="ro1">
          <table:table-cell table:style-name="ce5" table:formula="of:=[.A352]+0.005" office:value-type="float" office:value="0.735000000000001" calcext:value-type="float">
            <text:p>0,735000000000001</text:p>
          </table:table-cell>
          <table:table-cell table:style-name="ce5" table:formula="of:=SQRT(1-[.A353]^2)" office:value-type="float" office:value="0.678067105823604" calcext:value-type="float">
            <text:p>0,678067105823604</text:p>
          </table:table-cell>
          <table:table-cell table:style-name="ce5" table:formula="of:=-SQRT(1-[.A353]^2)" office:value-type="float" office:value="-0.678067105823604" calcext:value-type="float">
            <text:p>-0,678067105823604</text:p>
          </table:table-cell>
          <table:table-cell table:number-columns-repeated="1021"/>
        </table:table-row>
        <table:table-row table:style-name="ro1">
          <table:table-cell table:style-name="ce5" table:formula="of:=[.A353]+0.005" office:value-type="float" office:value="0.740000000000001" calcext:value-type="float">
            <text:p>0,740000000000001</text:p>
          </table:table-cell>
          <table:table-cell table:style-name="ce5" table:formula="of:=SQRT(1-[.A354]^2)" office:value-type="float" office:value="0.672606868832008" calcext:value-type="float">
            <text:p>0,672606868832008</text:p>
          </table:table-cell>
          <table:table-cell table:style-name="ce5" table:formula="of:=-SQRT(1-[.A354]^2)" office:value-type="float" office:value="-0.672606868832008" calcext:value-type="float">
            <text:p>-0,672606868832008</text:p>
          </table:table-cell>
          <table:table-cell table:number-columns-repeated="1021"/>
        </table:table-row>
        <table:table-row table:style-name="ro1">
          <table:table-cell table:style-name="ce5" table:formula="of:=[.A354]+0.005" office:value-type="float" office:value="0.745000000000001" calcext:value-type="float">
            <text:p>0,745000000000001</text:p>
          </table:table-cell>
          <table:table-cell table:style-name="ce5" table:formula="of:=SQRT(1-[.A355]^2)" office:value-type="float" office:value="0.667064464650905" calcext:value-type="float">
            <text:p>0,667064464650905</text:p>
          </table:table-cell>
          <table:table-cell table:style-name="ce5" table:formula="of:=-SQRT(1-[.A355]^2)" office:value-type="float" office:value="-0.667064464650905" calcext:value-type="float">
            <text:p>-0,667064464650905</text:p>
          </table:table-cell>
          <table:table-cell table:number-columns-repeated="1021"/>
        </table:table-row>
        <table:table-row table:style-name="ro1">
          <table:table-cell table:style-name="ce5" table:formula="of:=[.A355]+0.005" office:value-type="float" office:value="0.750000000000001" calcext:value-type="float">
            <text:p>0,750000000000001</text:p>
          </table:table-cell>
          <table:table-cell table:style-name="ce5" table:formula="of:=SQRT(1-[.A356]^2)" office:value-type="float" office:value="0.661437827766146" calcext:value-type="float">
            <text:p>0,661437827766146</text:p>
          </table:table-cell>
          <table:table-cell table:style-name="ce5" table:formula="of:=-SQRT(1-[.A356]^2)" office:value-type="float" office:value="-0.661437827766146" calcext:value-type="float">
            <text:p>-0,661437827766146</text:p>
          </table:table-cell>
          <table:table-cell table:number-columns-repeated="1021"/>
        </table:table-row>
        <table:table-row table:style-name="ro1">
          <table:table-cell table:style-name="ce5" table:formula="of:=[.A356]+0.005" office:value-type="float" office:value="0.755000000000001" calcext:value-type="float">
            <text:p>0,755000000000001</text:p>
          </table:table-cell>
          <table:table-cell table:style-name="ce5" table:formula="of:=SQRT(1-[.A357]^2)" office:value-type="float" office:value="0.65572478983183" calcext:value-type="float">
            <text:p>0,65572478983183</text:p>
          </table:table-cell>
          <table:table-cell table:style-name="ce5" table:formula="of:=-SQRT(1-[.A357]^2)" office:value-type="float" office:value="-0.65572478983183" calcext:value-type="float">
            <text:p>-0,65572478983183</text:p>
          </table:table-cell>
          <table:table-cell table:number-columns-repeated="1021"/>
        </table:table-row>
        <table:table-row table:style-name="ro1">
          <table:table-cell table:style-name="ce5" table:formula="of:=[.A357]+0.005" office:value-type="float" office:value="0.760000000000001" calcext:value-type="float">
            <text:p>0,760000000000001</text:p>
          </table:table-cell>
          <table:table-cell table:style-name="ce5" table:formula="of:=SQRT(1-[.A358]^2)" office:value-type="float" office:value="0.649923072370875" calcext:value-type="float">
            <text:p>0,649923072370875</text:p>
          </table:table-cell>
          <table:table-cell table:style-name="ce5" table:formula="of:=-SQRT(1-[.A358]^2)" office:value-type="float" office:value="-0.649923072370875" calcext:value-type="float">
            <text:p>-0,649923072370875</text:p>
          </table:table-cell>
          <table:table-cell table:number-columns-repeated="1021"/>
        </table:table-row>
        <table:table-row table:style-name="ro1">
          <table:table-cell table:style-name="ce5" table:formula="of:=[.A358]+0.005" office:value-type="float" office:value="0.765000000000001" calcext:value-type="float">
            <text:p>0,765000000000001</text:p>
          </table:table-cell>
          <table:table-cell table:style-name="ce5" table:formula="of:=SQRT(1-[.A359]^2)" office:value-type="float" office:value="0.644030278791299" calcext:value-type="float">
            <text:p>0,644030278791299</text:p>
          </table:table-cell>
          <table:table-cell table:style-name="ce5" table:formula="of:=-SQRT(1-[.A359]^2)" office:value-type="float" office:value="-0.644030278791299" calcext:value-type="float">
            <text:p>-0,644030278791299</text:p>
          </table:table-cell>
          <table:table-cell table:number-columns-repeated="1021"/>
        </table:table-row>
        <table:table-row table:style-name="ro1">
          <table:table-cell table:style-name="ce5" table:formula="of:=[.A359]+0.005" office:value-type="float" office:value="0.770000000000001" calcext:value-type="float">
            <text:p>0,770000000000001</text:p>
          </table:table-cell>
          <table:table-cell table:style-name="ce5" table:formula="of:=SQRT(1-[.A360]^2)" office:value-type="float" office:value="0.638043885637969" calcext:value-type="float">
            <text:p>0,638043885637969</text:p>
          </table:table-cell>
          <table:table-cell table:style-name="ce5" table:formula="of:=-SQRT(1-[.A360]^2)" office:value-type="float" office:value="-0.638043885637969" calcext:value-type="float">
            <text:p>-0,638043885637969</text:p>
          </table:table-cell>
          <table:table-cell table:number-columns-repeated="1021"/>
        </table:table-row>
        <table:table-row table:style-name="ro1">
          <table:table-cell table:style-name="ce5" table:formula="of:=[.A360]+0.005" office:value-type="float" office:value="0.775000000000001" calcext:value-type="float">
            <text:p>0,775000000000001</text:p>
          </table:table-cell>
          <table:table-cell table:style-name="ce5" table:formula="of:=SQRT(1-[.A361]^2)" office:value-type="float" office:value="0.631961232988225" calcext:value-type="float">
            <text:p>0,631961232988225</text:p>
          </table:table-cell>
          <table:table-cell table:style-name="ce5" table:formula="of:=-SQRT(1-[.A361]^2)" office:value-type="float" office:value="-0.631961232988225" calcext:value-type="float">
            <text:p>-0,631961232988225</text:p>
          </table:table-cell>
          <table:table-cell table:number-columns-repeated="1021"/>
        </table:table-row>
        <table:table-row table:style-name="ro1">
          <table:table-cell table:style-name="ce5" table:formula="of:=[.A361]+0.005" office:value-type="float" office:value="0.780000000000001" calcext:value-type="float">
            <text:p>0,780000000000001</text:p>
          </table:table-cell>
          <table:table-cell table:style-name="ce5" table:formula="of:=SQRT(1-[.A362]^2)" office:value-type="float" office:value="0.625779513886479" calcext:value-type="float">
            <text:p>0,625779513886479</text:p>
          </table:table-cell>
          <table:table-cell table:style-name="ce5" table:formula="of:=-SQRT(1-[.A362]^2)" office:value-type="float" office:value="-0.625779513886479" calcext:value-type="float">
            <text:p>-0,625779513886479</text:p>
          </table:table-cell>
          <table:table-cell table:number-columns-repeated="1021"/>
        </table:table-row>
        <table:table-row table:style-name="ro1">
          <table:table-cell table:style-name="ce5" table:formula="of:=[.A362]+0.005" office:value-type="float" office:value="0.785000000000001" calcext:value-type="float">
            <text:p>0,785000000000001</text:p>
          </table:table-cell>
          <table:table-cell table:style-name="ce5" table:formula="of:=SQRT(1-[.A363]^2)" office:value-type="float" office:value="0.619495762697371" calcext:value-type="float">
            <text:p>0,619495762697371</text:p>
          </table:table-cell>
          <table:table-cell table:style-name="ce5" table:formula="of:=-SQRT(1-[.A363]^2)" office:value-type="float" office:value="-0.619495762697371" calcext:value-type="float">
            <text:p>-0,619495762697371</text:p>
          </table:table-cell>
          <table:table-cell table:number-columns-repeated="1021"/>
        </table:table-row>
        <table:table-row table:style-name="ro1">
          <table:table-cell table:style-name="ce5" table:formula="of:=[.A363]+0.005" office:value-type="float" office:value="0.790000000000001" calcext:value-type="float">
            <text:p>0,790000000000001</text:p>
          </table:table-cell>
          <table:table-cell table:style-name="ce5" table:formula="of:=SQRT(1-[.A364]^2)" office:value-type="float" office:value="0.613106842238771" calcext:value-type="float">
            <text:p>0,613106842238771</text:p>
          </table:table-cell>
          <table:table-cell table:style-name="ce5" table:formula="of:=-SQRT(1-[.A364]^2)" office:value-type="float" office:value="-0.613106842238771" calcext:value-type="float">
            <text:p>-0,613106842238771</text:p>
          </table:table-cell>
          <table:table-cell table:number-columns-repeated="1021"/>
        </table:table-row>
        <table:table-row table:style-name="ro1">
          <table:table-cell table:style-name="ce5" table:formula="of:=[.A364]+0.005" office:value-type="float" office:value="0.795000000000001" calcext:value-type="float">
            <text:p>0,795000000000001</text:p>
          </table:table-cell>
          <table:table-cell table:style-name="ce5" table:formula="of:=SQRT(1-[.A365]^2)" office:value-type="float" office:value="0.606609429534357" calcext:value-type="float">
            <text:p>0,606609429534357</text:p>
          </table:table-cell>
          <table:table-cell table:style-name="ce5" table:formula="of:=-SQRT(1-[.A365]^2)" office:value-type="float" office:value="-0.606609429534357" calcext:value-type="float">
            <text:p>-0,606609429534357</text:p>
          </table:table-cell>
          <table:table-cell table:number-columns-repeated="1021"/>
        </table:table-row>
        <table:table-row table:style-name="ro1">
          <table:table-cell table:style-name="ce5" table:formula="of:=[.A365]+0.005" office:value-type="float" office:value="0.800000000000001" calcext:value-type="float">
            <text:p>0,800000000000001</text:p>
          </table:table-cell>
          <table:table-cell table:style-name="ce5" table:formula="of:=SQRT(1-[.A366]^2)" office:value-type="float" office:value="0.599999999999998" calcext:value-type="float">
            <text:p>0,599999999999998</text:p>
          </table:table-cell>
          <table:table-cell table:style-name="ce5" table:formula="of:=-SQRT(1-[.A366]^2)" office:value-type="float" office:value="-0.599999999999998" calcext:value-type="float">
            <text:p>-0,599999999999998</text:p>
          </table:table-cell>
          <table:table-cell table:number-columns-repeated="1021"/>
        </table:table-row>
        <table:table-row table:style-name="ro1">
          <table:table-cell table:style-name="ce5" table:formula="of:=[.A366]+0.005" office:value-type="float" office:value="0.805000000000001" calcext:value-type="float">
            <text:p>0,805000000000001</text:p>
          </table:table-cell>
          <table:table-cell table:style-name="ce5" table:formula="of:=SQRT(1-[.A367]^2)" office:value-type="float" office:value="0.593274809847846" calcext:value-type="float">
            <text:p>0,593274809847846</text:p>
          </table:table-cell>
          <table:table-cell table:style-name="ce5" table:formula="of:=-SQRT(1-[.A367]^2)" office:value-type="float" office:value="-0.593274809847846" calcext:value-type="float">
            <text:p>-0,593274809847846</text:p>
          </table:table-cell>
          <table:table-cell table:number-columns-repeated="1021"/>
        </table:table-row>
        <table:table-row table:style-name="ro1">
          <table:table-cell table:style-name="ce5" table:formula="of:=[.A367]+0.005" office:value-type="float" office:value="0.810000000000001" calcext:value-type="float">
            <text:p>0,810000000000001</text:p>
          </table:table-cell>
          <table:table-cell table:style-name="ce5" table:formula="of:=SQRT(1-[.A368]^2)" office:value-type="float" office:value="0.586429876455828" calcext:value-type="float">
            <text:p>0,586429876455828</text:p>
          </table:table-cell>
          <table:table-cell table:style-name="ce5" table:formula="of:=-SQRT(1-[.A368]^2)" office:value-type="float" office:value="-0.586429876455828" calcext:value-type="float">
            <text:p>-0,586429876455828</text:p>
          </table:table-cell>
          <table:table-cell table:number-columns-repeated="1021"/>
        </table:table-row>
        <table:table-row table:style-name="ro1">
          <table:table-cell table:style-name="ce5" table:formula="of:=[.A368]+0.005" office:value-type="float" office:value="0.815000000000001" calcext:value-type="float">
            <text:p>0,815000000000001</text:p>
          </table:table-cell>
          <table:table-cell table:style-name="ce5" table:formula="of:=SQRT(1-[.A369]^2)" office:value-type="float" office:value="0.579460956406899" calcext:value-type="float">
            <text:p>0,579460956406899</text:p>
          </table:table-cell>
          <table:table-cell table:style-name="ce5" table:formula="of:=-SQRT(1-[.A369]^2)" office:value-type="float" office:value="-0.579460956406899" calcext:value-type="float">
            <text:p>-0,579460956406899</text:p>
          </table:table-cell>
          <table:table-cell table:number-columns-repeated="1021"/>
        </table:table-row>
        <table:table-row table:style-name="ro1">
          <table:table-cell table:style-name="ce5" table:formula="of:=[.A369]+0.005" office:value-type="float" office:value="0.820000000000001" calcext:value-type="float">
            <text:p>0,820000000000001</text:p>
          </table:table-cell>
          <table:table-cell table:style-name="ce5" table:formula="of:=SQRT(1-[.A370]^2)" office:value-type="float" office:value="0.572363520850165" calcext:value-type="float">
            <text:p>0,572363520850165</text:p>
          </table:table-cell>
          <table:table-cell table:style-name="ce5" table:formula="of:=-SQRT(1-[.A370]^2)" office:value-type="float" office:value="-0.572363520850165" calcext:value-type="float">
            <text:p>-0,572363520850165</text:p>
          </table:table-cell>
          <table:table-cell table:number-columns-repeated="1021"/>
        </table:table-row>
        <table:table-row table:style-name="ro1">
          <table:table-cell table:style-name="ce5" table:formula="of:=[.A370]+0.005" office:value-type="float" office:value="0.825000000000001" calcext:value-type="float">
            <text:p>0,825000000000001</text:p>
          </table:table-cell>
          <table:table-cell table:style-name="ce5" table:formula="of:=SQRT(1-[.A371]^2)" office:value-type="float" office:value="0.565132727772864" calcext:value-type="float">
            <text:p>0,565132727772864</text:p>
          </table:table-cell>
          <table:table-cell table:style-name="ce5" table:formula="of:=-SQRT(1-[.A371]^2)" office:value-type="float" office:value="-0.565132727772864" calcext:value-type="float">
            <text:p>-0,565132727772864</text:p>
          </table:table-cell>
          <table:table-cell table:number-columns-repeated="1021"/>
        </table:table-row>
        <table:table-row table:style-name="ro1">
          <table:table-cell table:style-name="ce5" table:formula="of:=[.A371]+0.005" office:value-type="float" office:value="0.830000000000001" calcext:value-type="float">
            <text:p>0,830000000000001</text:p>
          </table:table-cell>
          <table:table-cell table:style-name="ce5" table:formula="of:=SQRT(1-[.A372]^2)" office:value-type="float" office:value="0.557763390695372" calcext:value-type="float">
            <text:p>0,557763390695372</text:p>
          </table:table-cell>
          <table:table-cell table:style-name="ce5" table:formula="of:=-SQRT(1-[.A372]^2)" office:value-type="float" office:value="-0.557763390695372" calcext:value-type="float">
            <text:p>-0,557763390695372</text:p>
          </table:table-cell>
          <table:table-cell table:number-columns-repeated="1021"/>
        </table:table-row>
        <table:table-row table:style-name="ro1">
          <table:table-cell table:style-name="ce5" table:formula="of:=[.A372]+0.005" office:value-type="float" office:value="0.835000000000001" calcext:value-type="float">
            <text:p>0,835000000000001</text:p>
          </table:table-cell>
          <table:table-cell table:style-name="ce5" table:formula="of:=SQRT(1-[.A373]^2)" office:value-type="float" office:value="0.550249943207628" calcext:value-type="float">
            <text:p>0,550249943207628</text:p>
          </table:table-cell>
          <table:table-cell table:style-name="ce5" table:formula="of:=-SQRT(1-[.A373]^2)" office:value-type="float" office:value="-0.550249943207628" calcext:value-type="float">
            <text:p>-0,550249943207628</text:p>
          </table:table-cell>
          <table:table-cell table:number-columns-repeated="1021"/>
        </table:table-row>
        <table:table-row table:style-name="ro1">
          <table:table-cell table:style-name="ce5" table:formula="of:=[.A373]+0.005" office:value-type="float" office:value="0.840000000000001" calcext:value-type="float">
            <text:p>0,840000000000001</text:p>
          </table:table-cell>
          <table:table-cell table:style-name="ce5" table:formula="of:=SQRT(1-[.A374]^2)" office:value-type="float" office:value="0.542586398650019" calcext:value-type="float">
            <text:p>0,542586398650019</text:p>
          </table:table-cell>
          <table:table-cell table:style-name="ce5" table:formula="of:=-SQRT(1-[.A374]^2)" office:value-type="float" office:value="-0.542586398650019" calcext:value-type="float">
            <text:p>-0,542586398650019</text:p>
          </table:table-cell>
          <table:table-cell table:number-columns-repeated="1021"/>
        </table:table-row>
        <table:table-row table:style-name="ro1">
          <table:table-cell table:style-name="ce5" table:formula="of:=[.A374]+0.005" office:value-type="float" office:value="0.845000000000001" calcext:value-type="float">
            <text:p>0,845000000000001</text:p>
          </table:table-cell>
          <table:table-cell table:style-name="ce5" table:formula="of:=SQRT(1-[.A375]^2)" office:value-type="float" office:value="0.534766304099274" calcext:value-type="float">
            <text:p>0,534766304099274</text:p>
          </table:table-cell>
          <table:table-cell table:style-name="ce5" table:formula="of:=-SQRT(1-[.A375]^2)" office:value-type="float" office:value="-0.534766304099274" calcext:value-type="float">
            <text:p>-0,534766304099274</text:p>
          </table:table-cell>
          <table:table-cell table:number-columns-repeated="1021"/>
        </table:table-row>
        <table:table-row table:style-name="ro1">
          <table:table-cell table:style-name="ce5" table:formula="of:=[.A375]+0.005" office:value-type="float" office:value="0.850000000000001" calcext:value-type="float">
            <text:p>0,850000000000001</text:p>
          </table:table-cell>
          <table:table-cell table:style-name="ce5" table:formula="of:=SQRT(1-[.A376]^2)" office:value-type="float" office:value="0.526782687642635" calcext:value-type="float">
            <text:p>0,526782687642635</text:p>
          </table:table-cell>
          <table:table-cell table:style-name="ce5" table:formula="of:=-SQRT(1-[.A376]^2)" office:value-type="float" office:value="-0.526782687642635" calcext:value-type="float">
            <text:p>-0,526782687642635</text:p>
          </table:table-cell>
          <table:table-cell table:number-columns-repeated="1021"/>
        </table:table-row>
        <table:table-row table:style-name="ro1">
          <table:table-cell table:style-name="ce5" table:formula="of:=[.A376]+0.005" office:value-type="float" office:value="0.855000000000001" calcext:value-type="float">
            <text:p>0,855000000000001</text:p>
          </table:table-cell>
          <table:table-cell table:style-name="ce5" table:formula="of:=SQRT(1-[.A377]^2)" office:value-type="float" office:value="0.518627997701626" calcext:value-type="float">
            <text:p>0,518627997701626</text:p>
          </table:table-cell>
          <table:table-cell table:style-name="ce5" table:formula="of:=-SQRT(1-[.A377]^2)" office:value-type="float" office:value="-0.518627997701626" calcext:value-type="float">
            <text:p>-0,518627997701626</text:p>
          </table:table-cell>
          <table:table-cell table:number-columns-repeated="1021"/>
        </table:table-row>
        <table:table-row table:style-name="ro1">
          <table:table-cell table:style-name="ce5" table:formula="of:=[.A377]+0.005" office:value-type="float" office:value="0.860000000000001" calcext:value-type="float">
            <text:p>0,860000000000001</text:p>
          </table:table-cell>
          <table:table-cell table:style-name="ce5" table:formula="of:=SQRT(1-[.A378]^2)" office:value-type="float" office:value="0.510294032886921" calcext:value-type="float">
            <text:p>0,510294032886921</text:p>
          </table:table-cell>
          <table:table-cell table:style-name="ce5" table:formula="of:=-SQRT(1-[.A378]^2)" office:value-type="float" office:value="-0.510294032886921" calcext:value-type="float">
            <text:p>-0,510294032886921</text:p>
          </table:table-cell>
          <table:table-cell table:number-columns-repeated="1021"/>
        </table:table-row>
        <table:table-row table:style-name="ro1">
          <table:table-cell table:style-name="ce5" table:formula="of:=[.A378]+0.005" office:value-type="float" office:value="0.865000000000001" calcext:value-type="float">
            <text:p>0,865000000000001</text:p>
          </table:table-cell>
          <table:table-cell table:style-name="ce5" table:formula="of:=SQRT(1-[.A379]^2)" office:value-type="float" office:value="0.50177186051033" calcext:value-type="float">
            <text:p>0,50177186051033</text:p>
          </table:table-cell>
          <table:table-cell table:style-name="ce5" table:formula="of:=-SQRT(1-[.A379]^2)" office:value-type="float" office:value="-0.50177186051033" calcext:value-type="float">
            <text:p>-0,50177186051033</text:p>
          </table:table-cell>
          <table:table-cell table:number-columns-repeated="1021"/>
        </table:table-row>
        <table:table-row table:style-name="ro1">
          <table:table-cell table:style-name="ce5" table:formula="of:=[.A379]+0.005" office:value-type="float" office:value="0.870000000000001" calcext:value-type="float">
            <text:p>0,870000000000001</text:p>
          </table:table-cell>
          <table:table-cell table:style-name="ce5" table:formula="of:=SQRT(1-[.A380]^2)" office:value-type="float" office:value="0.493051721424839" calcext:value-type="float">
            <text:p>0,493051721424839</text:p>
          </table:table-cell>
          <table:table-cell table:style-name="ce5" table:formula="of:=-SQRT(1-[.A380]^2)" office:value-type="float" office:value="-0.493051721424839" calcext:value-type="float">
            <text:p>-0,493051721424839</text:p>
          </table:table-cell>
          <table:table-cell table:number-columns-repeated="1021"/>
        </table:table-row>
        <table:table-row table:style-name="ro1">
          <table:table-cell table:style-name="ce5" table:formula="of:=[.A380]+0.005" office:value-type="float" office:value="0.875000000000001" calcext:value-type="float">
            <text:p>0,875000000000001</text:p>
          </table:table-cell>
          <table:table-cell table:style-name="ce5" table:formula="of:=SQRT(1-[.A381]^2)" office:value-type="float" office:value="0.484122918275924" calcext:value-type="float">
            <text:p>0,484122918275924</text:p>
          </table:table-cell>
          <table:table-cell table:style-name="ce5" table:formula="of:=-SQRT(1-[.A381]^2)" office:value-type="float" office:value="-0.484122918275924" calcext:value-type="float">
            <text:p>-0,484122918275924</text:p>
          </table:table-cell>
          <table:table-cell table:number-columns-repeated="1021"/>
        </table:table-row>
        <table:table-row table:style-name="ro1">
          <table:table-cell table:style-name="ce5" table:formula="of:=[.A381]+0.005" office:value-type="float" office:value="0.880000000000001" calcext:value-type="float">
            <text:p>0,880000000000001</text:p>
          </table:table-cell>
          <table:table-cell table:style-name="ce5" table:formula="of:=SQRT(1-[.A382]^2)" office:value-type="float" office:value="0.474973683481514" calcext:value-type="float">
            <text:p>0,474973683481514</text:p>
          </table:table-cell>
          <table:table-cell table:style-name="ce5" table:formula="of:=-SQRT(1-[.A382]^2)" office:value-type="float" office:value="-0.474973683481514" calcext:value-type="float">
            <text:p>-0,474973683481514</text:p>
          </table:table-cell>
          <table:table-cell table:number-columns-repeated="1021"/>
        </table:table-row>
        <table:table-row table:style-name="ro1">
          <table:table-cell table:style-name="ce5" table:formula="of:=[.A382]+0.005" office:value-type="float" office:value="0.885000000000002" calcext:value-type="float">
            <text:p>0,885000000000002</text:p>
          </table:table-cell>
          <table:table-cell table:style-name="ce5" table:formula="of:=SQRT(1-[.A383]^2)" office:value-type="float" office:value="0.465591022250212" calcext:value-type="float">
            <text:p>0,465591022250212</text:p>
          </table:table-cell>
          <table:table-cell table:style-name="ce5" table:formula="of:=-SQRT(1-[.A383]^2)" office:value-type="float" office:value="-0.465591022250212" calcext:value-type="float">
            <text:p>-0,465591022250212</text:p>
          </table:table-cell>
          <table:table-cell table:number-columns-repeated="1021"/>
        </table:table-row>
        <table:table-row table:style-name="ro1">
          <table:table-cell table:style-name="ce5" table:formula="of:=[.A383]+0.005" office:value-type="float" office:value="0.890000000000002" calcext:value-type="float">
            <text:p>0,890000000000002</text:p>
          </table:table-cell>
          <table:table-cell table:style-name="ce5" table:formula="of:=SQRT(1-[.A384]^2)" office:value-type="float" office:value="0.455960524607117" calcext:value-type="float">
            <text:p>0,455960524607117</text:p>
          </table:table-cell>
          <table:table-cell table:style-name="ce5" table:formula="of:=-SQRT(1-[.A384]^2)" office:value-type="float" office:value="-0.455960524607117" calcext:value-type="float">
            <text:p>-0,455960524607117</text:p>
          </table:table-cell>
          <table:table-cell table:number-columns-repeated="1021"/>
        </table:table-row>
        <table:table-row table:style-name="ro1">
          <table:table-cell table:style-name="ce5" table:formula="of:=[.A384]+0.005" office:value-type="float" office:value="0.895000000000002" calcext:value-type="float">
            <text:p>0,895000000000002</text:p>
          </table:table-cell>
          <table:table-cell table:style-name="ce5" table:formula="of:=SQRT(1-[.A385]^2)" office:value-type="float" office:value="0.446066138593816" calcext:value-type="float">
            <text:p>0,446066138593816</text:p>
          </table:table-cell>
          <table:table-cell table:style-name="ce5" table:formula="of:=-SQRT(1-[.A385]^2)" office:value-type="float" office:value="-0.446066138593816" calcext:value-type="float">
            <text:p>-0,446066138593816</text:p>
          </table:table-cell>
          <table:table-cell table:number-columns-repeated="1021"/>
        </table:table-row>
        <table:table-row table:style-name="ro1">
          <table:table-cell table:style-name="ce5" table:formula="of:=[.A385]+0.005" office:value-type="float" office:value="0.900000000000002" calcext:value-type="float">
            <text:p>0,900000000000002</text:p>
          </table:table-cell>
          <table:table-cell table:style-name="ce5" table:formula="of:=SQRT(1-[.A386]^2)" office:value-type="float" office:value="0.435889894354064" calcext:value-type="float">
            <text:p>0,435889894354064</text:p>
          </table:table-cell>
          <table:table-cell table:style-name="ce5" table:formula="of:=-SQRT(1-[.A386]^2)" office:value-type="float" office:value="-0.435889894354064" calcext:value-type="float">
            <text:p>-0,435889894354064</text:p>
          </table:table-cell>
          <table:table-cell table:number-columns-repeated="1021"/>
        </table:table-row>
        <table:table-row table:style-name="ro1">
          <table:table-cell table:style-name="ce5" table:formula="of:=[.A386]+0.005" office:value-type="float" office:value="0.905000000000002" calcext:value-type="float">
            <text:p>0,905000000000002</text:p>
          </table:table-cell>
          <table:table-cell table:style-name="ce5" table:formula="of:=SQRT(1-[.A387]^2)" office:value-type="float" office:value="0.425411565428113" calcext:value-type="float">
            <text:p>0,425411565428113</text:p>
          </table:table-cell>
          <table:table-cell table:style-name="ce5" table:formula="of:=-SQRT(1-[.A387]^2)" office:value-type="float" office:value="-0.425411565428113" calcext:value-type="float">
            <text:p>-0,425411565428113</text:p>
          </table:table-cell>
          <table:table-cell table:number-columns-repeated="1021"/>
        </table:table-row>
        <table:table-row table:style-name="ro1">
          <table:table-cell table:style-name="ce5" table:formula="of:=[.A387]+0.005" office:value-type="float" office:value="0.910000000000002" calcext:value-type="float">
            <text:p>0,910000000000002</text:p>
          </table:table-cell>
          <table:table-cell table:style-name="ce5" table:formula="of:=SQRT(1-[.A388]^2)" office:value-type="float" office:value="0.414608248832554" calcext:value-type="float">
            <text:p>0,414608248832554</text:p>
          </table:table-cell>
          <table:table-cell table:style-name="ce5" table:formula="of:=-SQRT(1-[.A388]^2)" office:value-type="float" office:value="-0.414608248832554" calcext:value-type="float">
            <text:p>-0,414608248832554</text:p>
          </table:table-cell>
          <table:table-cell table:number-columns-repeated="1021"/>
        </table:table-row>
        <table:table-row table:style-name="ro1">
          <table:table-cell table:style-name="ce5" table:formula="of:=[.A388]+0.005" office:value-type="float" office:value="0.915000000000002" calcext:value-type="float">
            <text:p>0,915000000000002</text:p>
          </table:table-cell>
          <table:table-cell table:style-name="ce5" table:formula="of:=SQRT(1-[.A389]^2)" office:value-type="float" office:value="0.403453838747381" calcext:value-type="float">
            <text:p>0,403453838747381</text:p>
          </table:table-cell>
          <table:table-cell table:style-name="ce5" table:formula="of:=-SQRT(1-[.A389]^2)" office:value-type="float" office:value="-0.403453838747381" calcext:value-type="float">
            <text:p>-0,403453838747381</text:p>
          </table:table-cell>
          <table:table-cell table:number-columns-repeated="1021"/>
        </table:table-row>
        <table:table-row table:style-name="ro1">
          <table:table-cell table:style-name="ce5" table:formula="of:=[.A389]+0.005" office:value-type="float" office:value="0.920000000000002" calcext:value-type="float">
            <text:p>0,920000000000002</text:p>
          </table:table-cell>
          <table:table-cell table:style-name="ce5" table:formula="of:=SQRT(1-[.A390]^2)" office:value-type="float" office:value="0.391918358845305" calcext:value-type="float">
            <text:p>0,391918358845305</text:p>
          </table:table-cell>
          <table:table-cell table:style-name="ce5" table:formula="of:=-SQRT(1-[.A390]^2)" office:value-type="float" office:value="-0.391918358845305" calcext:value-type="float">
            <text:p>-0,391918358845305</text:p>
          </table:table-cell>
          <table:table-cell table:number-columns-repeated="1021"/>
        </table:table-row>
        <table:table-row table:style-name="ro1">
          <table:table-cell table:style-name="ce5" table:formula="of:=[.A390]+0.005" office:value-type="float" office:value="0.925000000000002" calcext:value-type="float">
            <text:p>0,925000000000002</text:p>
          </table:table-cell>
          <table:table-cell table:style-name="ce5" table:formula="of:=SQRT(1-[.A391]^2)" office:value-type="float" office:value="0.379967103839263" calcext:value-type="float">
            <text:p>0,379967103839263</text:p>
          </table:table-cell>
          <table:table-cell table:style-name="ce5" table:formula="of:=-SQRT(1-[.A391]^2)" office:value-type="float" office:value="-0.379967103839263" calcext:value-type="float">
            <text:p>-0,379967103839263</text:p>
          </table:table-cell>
          <table:table-cell table:number-columns-repeated="1021"/>
        </table:table-row>
        <table:table-row table:style-name="ro1">
          <table:table-cell table:style-name="ce5" table:formula="of:=[.A391]+0.005" office:value-type="float" office:value="0.930000000000002" calcext:value-type="float">
            <text:p>0,930000000000002</text:p>
          </table:table-cell>
          <table:table-cell table:style-name="ce5" table:formula="of:=SQRT(1-[.A392]^2)" office:value-type="float" office:value="0.367559518989778" calcext:value-type="float">
            <text:p>0,367559518989778</text:p>
          </table:table-cell>
          <table:table-cell table:style-name="ce5" table:formula="of:=-SQRT(1-[.A392]^2)" office:value-type="float" office:value="-0.367559518989778" calcext:value-type="float">
            <text:p>-0,367559518989778</text:p>
          </table:table-cell>
          <table:table-cell table:number-columns-repeated="1021"/>
        </table:table-row>
        <table:table-row table:style-name="ro1">
          <table:table-cell table:style-name="ce5" table:formula="of:=[.A392]+0.005" office:value-type="float" office:value="0.935000000000002" calcext:value-type="float">
            <text:p>0,935000000000002</text:p>
          </table:table-cell>
          <table:table-cell table:style-name="ce5" table:formula="of:=SQRT(1-[.A393]^2)" office:value-type="float" office:value="0.354647712526103" calcext:value-type="float">
            <text:p>0,354647712526103</text:p>
          </table:table-cell>
          <table:table-cell table:style-name="ce5" table:formula="of:=-SQRT(1-[.A393]^2)" office:value-type="float" office:value="-0.354647712526103" calcext:value-type="float">
            <text:p>-0,354647712526103</text:p>
          </table:table-cell>
          <table:table-cell table:number-columns-repeated="1021"/>
        </table:table-row>
        <table:table-row table:style-name="ro1">
          <table:table-cell table:style-name="ce5" table:formula="of:=[.A393]+0.005" office:value-type="float" office:value="0.940000000000002" calcext:value-type="float">
            <text:p>0,940000000000002</text:p>
          </table:table-cell>
          <table:table-cell table:style-name="ce5" table:formula="of:=SQRT(1-[.A394]^2)" office:value-type="float" office:value="0.341174442184636" calcext:value-type="float">
            <text:p>0,341174442184636</text:p>
          </table:table-cell>
          <table:table-cell table:style-name="ce5" table:formula="of:=-SQRT(1-[.A394]^2)" office:value-type="float" office:value="-0.341174442184636" calcext:value-type="float">
            <text:p>-0,341174442184636</text:p>
          </table:table-cell>
          <table:table-cell table:number-columns-repeated="1021"/>
        </table:table-row>
        <table:table-row table:style-name="ro1">
          <table:table-cell table:style-name="ce5" table:formula="of:=[.A394]+0.005" office:value-type="float" office:value="0.945000000000002" calcext:value-type="float">
            <text:p>0,945000000000002</text:p>
          </table:table-cell>
          <table:table-cell table:style-name="ce5" table:formula="of:=SQRT(1-[.A395]^2)" office:value-type="float" office:value="0.327070328828521" calcext:value-type="float">
            <text:p>0,327070328828521</text:p>
          </table:table-cell>
          <table:table-cell table:style-name="ce5" table:formula="of:=-SQRT(1-[.A395]^2)" office:value-type="float" office:value="-0.327070328828521" calcext:value-type="float">
            <text:p>-0,327070328828521</text:p>
          </table:table-cell>
          <table:table-cell table:number-columns-repeated="1021"/>
        </table:table-row>
        <table:table-row table:style-name="ro1">
          <table:table-cell table:style-name="ce5" table:formula="of:=[.A395]+0.005" office:value-type="float" office:value="0.950000000000002" calcext:value-type="float">
            <text:p>0,950000000000002</text:p>
          </table:table-cell>
          <table:table-cell table:style-name="ce5" table:formula="of:=SQRT(1-[.A396]^2)" office:value-type="float" office:value="0.312249899919915" calcext:value-type="float">
            <text:p>0,312249899919915</text:p>
          </table:table-cell>
          <table:table-cell table:style-name="ce5" table:formula="of:=-SQRT(1-[.A396]^2)" office:value-type="float" office:value="-0.312249899919915" calcext:value-type="float">
            <text:p>-0,312249899919915</text:p>
          </table:table-cell>
          <table:table-cell table:number-columns-repeated="1021"/>
        </table:table-row>
        <table:table-row table:style-name="ro1">
          <table:table-cell table:style-name="ce5" table:formula="of:=[.A396]+0.005" office:value-type="float" office:value="0.955000000000002" calcext:value-type="float">
            <text:p>0,955000000000002</text:p>
          </table:table-cell>
          <table:table-cell table:style-name="ce5" table:formula="of:=SQRT(1-[.A397]^2)" office:value-type="float" office:value="0.296605798999273" calcext:value-type="float">
            <text:p>0,296605798999273</text:p>
          </table:table-cell>
          <table:table-cell table:style-name="ce5" table:formula="of:=-SQRT(1-[.A397]^2)" office:value-type="float" office:value="-0.296605798999273" calcext:value-type="float">
            <text:p>-0,296605798999273</text:p>
          </table:table-cell>
          <table:table-cell table:number-columns-repeated="1021"/>
        </table:table-row>
        <table:table-row table:style-name="ro1">
          <table:table-cell table:style-name="ce5" table:formula="of:=[.A397]+0.005" office:value-type="float" office:value="0.960000000000002" calcext:value-type="float">
            <text:p>0,960000000000002</text:p>
          </table:table-cell>
          <table:table-cell table:style-name="ce5" table:formula="of:=SQRT(1-[.A398]^2)" office:value-type="float" office:value="0.279999999999995" calcext:value-type="float">
            <text:p>0,279999999999995</text:p>
          </table:table-cell>
          <table:table-cell table:style-name="ce5" table:formula="of:=-SQRT(1-[.A398]^2)" office:value-type="float" office:value="-0.279999999999995" calcext:value-type="float">
            <text:p>-0,279999999999995</text:p>
          </table:table-cell>
          <table:table-cell table:number-columns-repeated="1021"/>
        </table:table-row>
        <table:table-row table:style-name="ro1">
          <table:table-cell table:style-name="ce5" table:formula="of:=[.A398]+0.005" office:value-type="float" office:value="0.965000000000002" calcext:value-type="float">
            <text:p>0,965000000000002</text:p>
          </table:table-cell>
          <table:table-cell table:style-name="ce5" table:formula="of:=SQRT(1-[.A399]^2)" office:value-type="float" office:value="0.262249880838861" calcext:value-type="float">
            <text:p>0,262249880838861</text:p>
          </table:table-cell>
          <table:table-cell table:style-name="ce5" table:formula="of:=-SQRT(1-[.A399]^2)" office:value-type="float" office:value="-0.262249880838861" calcext:value-type="float">
            <text:p>-0,262249880838861</text:p>
          </table:table-cell>
          <table:table-cell table:number-columns-repeated="1021"/>
        </table:table-row>
        <table:table-row table:style-name="ro1">
          <table:table-cell table:style-name="ce5" table:formula="of:=[.A399]+0.005" office:value-type="float" office:value="0.970000000000002" calcext:value-type="float">
            <text:p>0,970000000000002</text:p>
          </table:table-cell>
          <table:table-cell table:style-name="ce5" table:formula="of:=SQRT(1-[.A400]^2)" office:value-type="float" office:value="0.243104915622858" calcext:value-type="float">
            <text:p>0,243104915622858</text:p>
          </table:table-cell>
          <table:table-cell table:style-name="ce5" table:formula="of:=-SQRT(1-[.A400]^2)" office:value-type="float" office:value="-0.243104915622858" calcext:value-type="float">
            <text:p>-0,243104915622858</text:p>
          </table:table-cell>
          <table:table-cell table:number-columns-repeated="1021"/>
        </table:table-row>
        <table:table-row table:style-name="ro1">
          <table:table-cell table:style-name="ce5" table:formula="of:=[.A400]+0.005" office:value-type="float" office:value="0.975000000000002" calcext:value-type="float">
            <text:p>0,975000000000002</text:p>
          </table:table-cell>
          <table:table-cell table:style-name="ce5" table:formula="of:=SQRT(1-[.A401]^2)" office:value-type="float" office:value="0.222204860432883" calcext:value-type="float">
            <text:p>0,222204860432883</text:p>
          </table:table-cell>
          <table:table-cell table:style-name="ce5" table:formula="of:=-SQRT(1-[.A401]^2)" office:value-type="float" office:value="-0.222204860432883" calcext:value-type="float">
            <text:p>-0,222204860432883</text:p>
          </table:table-cell>
          <table:table-cell table:number-columns-repeated="1021"/>
        </table:table-row>
        <table:table-row table:style-name="ro1">
          <table:table-cell table:style-name="ce5" table:formula="of:=[.A401]+0.005" office:value-type="float" office:value="0.980000000000002" calcext:value-type="float">
            <text:p>0,980000000000002</text:p>
          </table:table-cell>
          <table:table-cell table:style-name="ce5" table:formula="of:=SQRT(1-[.A402]^2)" office:value-type="float" office:value="0.198997487421316" calcext:value-type="float">
            <text:p>0,198997487421316</text:p>
          </table:table-cell>
          <table:table-cell table:style-name="ce5" table:formula="of:=-SQRT(1-[.A402]^2)" office:value-type="float" office:value="-0.198997487421316" calcext:value-type="float">
            <text:p>-0,198997487421316</text:p>
          </table:table-cell>
          <table:table-cell table:number-columns-repeated="1021"/>
        </table:table-row>
        <table:table-row table:style-name="ro1">
          <table:table-cell table:style-name="ce5" table:formula="of:=[.A402]+0.005" office:value-type="float" office:value="0.985000000000002" calcext:value-type="float">
            <text:p>0,985000000000002</text:p>
          </table:table-cell>
          <table:table-cell table:style-name="ce5" table:formula="of:=SQRT(1-[.A403]^2)" office:value-type="float" office:value="0.172554339267365" calcext:value-type="float">
            <text:p>0,172554339267365</text:p>
          </table:table-cell>
          <table:table-cell table:style-name="ce5" table:formula="of:=-SQRT(1-[.A403]^2)" office:value-type="float" office:value="-0.172554339267365" calcext:value-type="float">
            <text:p>-0,172554339267365</text:p>
          </table:table-cell>
          <table:table-cell table:number-columns-repeated="1021"/>
        </table:table-row>
        <table:table-row table:style-name="ro1">
          <table:table-cell table:style-name="ce5" table:formula="of:=[.A403]+0.005" office:value-type="float" office:value="0.990000000000002" calcext:value-type="float">
            <text:p>0,990000000000002</text:p>
          </table:table-cell>
          <table:table-cell table:style-name="ce5" table:formula="of:=SQRT(1-[.A404]^2)" office:value-type="float" office:value="0.141067359796648" calcext:value-type="float">
            <text:p>0,141067359796648</text:p>
          </table:table-cell>
          <table:table-cell table:style-name="ce5" table:formula="of:=-SQRT(1-[.A404]^2)" office:value-type="float" office:value="-0.141067359796648" calcext:value-type="float">
            <text:p>-0,141067359796648</text:p>
          </table:table-cell>
          <table:table-cell table:number-columns-repeated="1021"/>
        </table:table-row>
        <table:table-row table:style-name="ro1">
          <table:table-cell table:style-name="ce5" table:formula="of:=[.A404]+0.005" office:value-type="float" office:value="0.995000000000002" calcext:value-type="float">
            <text:p>0,995000000000002</text:p>
          </table:table-cell>
          <table:table-cell table:style-name="ce5" table:formula="of:=SQRT(1-[.A405]^2)" office:value-type="float" office:value="0.0998749217771757" calcext:value-type="float">
            <text:p>0,0998749217771757</text:p>
          </table:table-cell>
          <table:table-cell table:style-name="ce5" table:formula="of:=-SQRT(1-[.A405]^2)" office:value-type="float" office:value="-0.0998749217771757" calcext:value-type="float">
            <text:p>-0,0998749217771757</text:p>
          </table:table-cell>
          <table:table-cell table:number-columns-repeated="1021"/>
        </table:table-row>
        <table:table-row table:style-name="ro1">
          <table:table-cell table:style-name="ce6" table:formula="of:=[.A405]+0.005" office:value-type="float" office:value="1" calcext:value-type="float">
            <text:p>1</text:p>
          </table:table-cell>
          <table:table-cell table:style-name="ce6" table:formula="of:=SQRT(1-[.A406]^2)" office:value-type="float" office:value="0" calcext:value-type="float">
            <text:p>0</text:p>
          </table:table-cell>
          <table:table-cell table:style-name="ce6" table:formula="of:=-SQRT(1-[.A406]^2)" office:value-type="float" office:value="-0" calcext:value-type="float">
            <text:p>0</text:p>
          </table:table-cell>
          <table:table-cell table:number-columns-repeated="1021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cos(x)&gt;=b" table:style-name="ta1">
        <table:shapes>
          <draw:frame draw:z-index="0" draw:style-name="gr1" draw:text-style-name="P1" svg:width="12.367cm" svg:height="8.991cm" svg:x="23.36cm" svg:y="6.744cm">
            <draw:object draw:notify-on-update-of-ranges="' cos(x)&gt;=b'.B6:' cos(x)&gt;=b'.B70 ' cos(x)&gt;=b'.E6:' cos(x)&gt;=b'.E70 ' cos(x)&gt;=b'.B6:' cos(x)&gt;=b'.B70 ' cos(x)&gt;=b'.C6:' cos(x)&gt;=b'.C70 ' cos(x)&gt;=b'.B6:' cos(x)&gt;=b'.B70 ' cos(x)&gt;=b'.F6:' cos(x)&gt;=b'.F70 ' cos(x)&gt;=b'.K9:' cos(x)&gt;=b'.K9 ' cos(x)&gt;=b'.M9:' cos(x)&gt;=b'.M10 ' cos(x)&gt;=b'.L9:' cos(x)&gt;=b'.L10 ' cos(x)&gt;=b'.K11:' cos(x)&gt;=b'.K11 ' cos(x)&gt;=b'.M11:' cos(x)&gt;=b'.M12 ' cos(x)&gt;=b'.L11:' cos(x)&gt;=b'.L12 ' cos(x)&gt;=b'.H5:' cos(x)&gt;=b'.H5 ' cos(x)&gt;=b'.I7:' cos(x)&gt;=b'.I47 ' cos(x)&gt;=b'.H7:' cos(x)&gt;=b'.H47 ' cos(x)&gt;=b'.B6:' cos(x)&gt;=b'.B70 ' cos(x)&gt;=b'.D6:' cos(x)&gt;=b'.D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 table:number-columns-spanned="5" table:number-rows-spanned="1">
            <text:p><text:span text:style-name="T1">Rappresentare graficamente la soluzione della equazione </text:span><text:span text:style-name="T2"> cos(x)&gt;=b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b=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Default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y1s</text:p>
          </table:table-cell>
          <table:table-cell table:style-name="ce4" office:value-type="string" calcext:value-type="string">
            <text:p>y2s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retta</text:p>
          </table:table-cell>
          <table:covered-table-cell/>
          <table:table-cell table:style-name="Default"/>
          <table:table-cell table:number-columns-repeated="2"/>
          <table:table-cell table:style-name="ce42" office:value-type="string" calcext:value-type="string" table:number-columns-spanned="2" table:number-rows-spanned="1">
            <text:p>angoli compresi tra</text:p>
          </table:table-cell>
          <table:covered-table-cell table:style-name="ce14"/>
          <table:table-cell table:number-columns-repeated="1010"/>
        </table:table-row>
        <table:table-row table:style-name="ro2">
          <table:table-cell table:style-name="Default"/>
          <table:table-cell table:style-name="ce5" office:value-type="float" office:value="-1" calcext:value-type="float">
            <text:p>-1</text:p>
          </table:table-cell>
          <table:table-cell table:style-name="ce37" table:formula="of:=SQRT(1-[.B6]*[.B6])" office:value-type="float" office:value="0" calcext:value-type="float">
            <text:p>0</text:p>
          </table:table-cell>
          <table:table-cell table:style-name="ce37" table:formula="of:=-1*([.C6])" office:value-type="float" office:value="-0" calcext:value-type="float">
            <text:p>0</text:p>
          </table:table-cell>
          <table:table-cell table:style-name="ce4" table:formula="of:=IF([.B6]&gt;=[.$B$3];[.C6];&quot;&quot;)">
            <text:p/>
          </table:table-cell>
          <table:table-cell table:style-name="ce4" table:formula="of:=IF([.B6]&gt;=[.$B$3];[.D6];&quot;&quot;)">
            <text:p/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Default"/>
          <table:table-cell table:style-name="ce26" office:value-type="string" calcext:value-type="string">
            <text:p>angolo alfa rad</text:p>
          </table:table-cell>
          <table:table-cell table:style-name="ce26" table:formula="of:=ACOS([.B3])" office:value-type="float" office:value="1.0471975511966" calcext:value-type="float">
            <text:p>1,0471975511966</text:p>
          </table:table-cell>
          <table:table-cell table:style-name="ce30" table:formula="of:=DEGREES([.L6])" office:value-type="float" office:value="60" calcext:value-type="float">
            <text:p>60</text:p>
          </table:table-cell>
          <table:table-cell table:style-name="ce30" table:formula="of:=180-[.M6]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ce35" table:formula="of:=[.B6]+1/32" office:value-type="float" office:value="-0.96875" calcext:value-type="float">
            <text:p>-0,96875</text:p>
          </table:table-cell>
          <table:table-cell table:style-name="ce37" table:formula="of:=SQRT(1-[.B7]*[.B7])" office:value-type="float" office:value="0.248039185412305" calcext:value-type="float">
            <text:p>0,248039185412305</text:p>
          </table:table-cell>
          <table:table-cell table:style-name="ce37" table:formula="of:=-1*([.C7])" office:value-type="float" office:value="-0.248039185412305" calcext:value-type="float">
            <text:p>-0,248039185412305</text:p>
          </table:table-cell>
          <table:table-cell table:style-name="ce4" table:formula="of:=IF([.B7]&gt;=[.$B$3];[.C7];&quot;&quot;)">
            <text:p/>
          </table:table-cell>
          <table:table-cell table:style-name="ce4" table:formula="of:=IF([.B7]&gt;=[.$B$3];[.D7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office:value-type="float" office:value="-2" calcext:value-type="float">
            <text:p>-2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35" table:formula="of:=[.B7]+1/32" office:value-type="float" office:value="-0.9375" calcext:value-type="float">
            <text:p>-0,9375</text:p>
          </table:table-cell>
          <table:table-cell table:style-name="ce37" table:formula="of:=SQRT(1-[.B8]*[.B8])" office:value-type="float" office:value="0.347985272676876" calcext:value-type="float">
            <text:p>0,347985272676876</text:p>
          </table:table-cell>
          <table:table-cell table:style-name="ce37" table:formula="of:=-1*([.C8])" office:value-type="float" office:value="-0.347985272676876" calcext:value-type="float">
            <text:p>-0,347985272676876</text:p>
          </table:table-cell>
          <table:table-cell table:style-name="ce4" table:formula="of:=IF([.B8]&gt;=[.$B$3];[.C8];&quot;&quot;)">
            <text:p/>
          </table:table-cell>
          <table:table-cell table:style-name="ce4" table:formula="of:=IF([.B8]&gt;=[.$B$3];[.D8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7]+0.1" office:value-type="float" office:value="-1.9" calcext:value-type="float">
            <text:p>-1,9</text:p>
          </table:table-cell>
          <table:table-cell table:style-name="Default"/>
          <table:table-cell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35" table:formula="of:=[.B8]+1/32" office:value-type="float" office:value="-0.90625" calcext:value-type="float">
            <text:p>-0,90625</text:p>
          </table:table-cell>
          <table:table-cell table:style-name="ce37" table:formula="of:=SQRT(1-[.B9]*[.B9])" office:value-type="float" office:value="0.422742164327146" calcext:value-type="float">
            <text:p>0,422742164327146</text:p>
          </table:table-cell>
          <table:table-cell table:style-name="ce37" table:formula="of:=-1*([.C9])" office:value-type="float" office:value="-0.422742164327146" calcext:value-type="float">
            <text:p>-0,422742164327146</text:p>
          </table:table-cell>
          <table:table-cell table:style-name="ce4" table:formula="of:=IF([.B9]&gt;=[.$B$3];[.C9];&quot;&quot;)">
            <text:p/>
          </table:table-cell>
          <table:table-cell table:style-name="ce4" table:formula="of:=IF([.B9]&gt;=[.$B$3];[.D9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8]+0.1" office:value-type="float" office:value="-1.8" calcext:value-type="float">
            <text:p>-1,8</text:p>
          </table:table-cell>
          <table:table-cell table:style-name="Default"/>
          <table:table-cell table:style-name="ce27" office:value-type="string" calcext:value-type="string">
            <text:p>A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style-name="ce28" table:formula="of:=SIN([.L6])" office:value-type="float" office:value="0.866025403784439" calcext:value-type="float">
            <text:p>0,866025403784439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35" table:formula="of:=[.B9]+1/32" office:value-type="float" office:value="-0.875" calcext:value-type="float">
            <text:p>-0,875</text:p>
          </table:table-cell>
          <table:table-cell table:style-name="ce37" table:formula="of:=SQRT(1-[.B10]*[.B10])" office:value-type="float" office:value="0.484122918275927" calcext:value-type="float">
            <text:p>0,484122918275927</text:p>
          </table:table-cell>
          <table:table-cell table:style-name="ce37" table:formula="of:=-1*([.C10])" office:value-type="float" office:value="-0.484122918275927" calcext:value-type="float">
            <text:p>-0,484122918275927</text:p>
          </table:table-cell>
          <table:table-cell table:style-name="ce4" table:formula="of:=IF([.B10]&gt;=[.$B$3];[.C10];&quot;&quot;)">
            <text:p/>
          </table:table-cell>
          <table:table-cell table:style-name="ce4" table:formula="of:=IF([.B10]&gt;=[.$B$3];[.D10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9]+0.1" office:value-type="float" office:value="-1.7" calcext:value-type="float">
            <text:p>-1,7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0]+1/32" office:value-type="float" office:value="-0.84375" calcext:value-type="float">
            <text:p>-0,84375</text:p>
          </table:table-cell>
          <table:table-cell table:style-name="ce37" table:formula="of:=SQRT(1-[.B11]*[.B11])" office:value-type="float" office:value="0.536736376166177" calcext:value-type="float">
            <text:p>0,536736376166177</text:p>
          </table:table-cell>
          <table:table-cell table:style-name="ce37" table:formula="of:=-1*([.C11])" office:value-type="float" office:value="-0.536736376166177" calcext:value-type="float">
            <text:p>-0,536736376166177</text:p>
          </table:table-cell>
          <table:table-cell table:style-name="ce4" table:formula="of:=IF([.B11]&gt;=[.$B$3];[.C11];&quot;&quot;)">
            <text:p/>
          </table:table-cell>
          <table:table-cell table:style-name="ce4" table:formula="of:=IF([.B11]&gt;=[.$B$3];[.D11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0]+0.1" office:value-type="float" office:value="-1.6" calcext:value-type="float">
            <text:p>-1,6</text:p>
          </table:table-cell>
          <table:table-cell table:style-name="Default"/>
          <table:table-cell table:style-name="ce27" office:value-type="string" calcext:value-type="string">
            <text:p>B</text:p>
          </table:table-cell>
          <table:table-cell table:style-name="ce28" table:formula="of:=[.B3]" office:value-type="float" office:value="0.5" calcext:value-type="float">
            <text:p>0,5</text:p>
          </table:table-cell>
          <table:table-cell table:style-name="ce28" table:formula="of:=-SIN([.L6])" office:value-type="float" office:value="-0.866025403784439" calcext:value-type="float">
            <text:p>-0,866025403784439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1]+1/32" office:value-type="float" office:value="-0.8125" calcext:value-type="float">
            <text:p>-0,8125</text:p>
          </table:table-cell>
          <table:table-cell table:style-name="ce37" table:formula="of:=SQRT(1-[.B12]*[.B12])" office:value-type="float" office:value="0.582961190818051" calcext:value-type="float">
            <text:p>0,582961190818051</text:p>
          </table:table-cell>
          <table:table-cell table:style-name="ce37" table:formula="of:=-1*([.C12])" office:value-type="float" office:value="-0.582961190818051" calcext:value-type="float">
            <text:p>-0,582961190818051</text:p>
          </table:table-cell>
          <table:table-cell table:style-name="ce4" table:formula="of:=IF([.B12]&gt;=[.$B$3];[.C12];&quot;&quot;)">
            <text:p/>
          </table:table-cell>
          <table:table-cell table:style-name="ce4" table:formula="of:=IF([.B12]&gt;=[.$B$3];[.D12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1]+0.1" office:value-type="float" office:value="-1.5" calcext:value-type="float">
            <text:p>-1,5</text:p>
          </table:table-cell>
          <table:table-cell table:style-name="Default"/>
          <table:table-cell/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2]+1/32" office:value-type="float" office:value="-0.78125" calcext:value-type="float">
            <text:p>-0,78125</text:p>
          </table:table-cell>
          <table:table-cell table:style-name="ce37" table:formula="of:=SQRT(1-[.B13]*[.B13])" office:value-type="float" office:value="0.624218261107443" calcext:value-type="float">
            <text:p>0,624218261107443</text:p>
          </table:table-cell>
          <table:table-cell table:style-name="ce37" table:formula="of:=-1*([.C13])" office:value-type="float" office:value="-0.624218261107443" calcext:value-type="float">
            <text:p>-0,624218261107443</text:p>
          </table:table-cell>
          <table:table-cell table:style-name="ce4" table:formula="of:=IF([.B13]&gt;=[.$B$3];[.C13];&quot;&quot;)">
            <text:p/>
          </table:table-cell>
          <table:table-cell table:style-name="ce4" table:formula="of:=IF([.B13]&gt;=[.$B$3];[.D13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2]+0.1" office:value-type="float" office:value="-1.4" calcext:value-type="float">
            <text:p>-1,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style-name="ce35" table:formula="of:=[.B13]+1/32" office:value-type="float" office:value="-0.75" calcext:value-type="float">
            <text:p>-0,75</text:p>
          </table:table-cell>
          <table:table-cell table:style-name="ce37" table:formula="of:=SQRT(1-[.B14]*[.B14])" office:value-type="float" office:value="0.661437827766148" calcext:value-type="float">
            <text:p>0,661437827766148</text:p>
          </table:table-cell>
          <table:table-cell table:style-name="ce37" table:formula="of:=-1*([.C14])" office:value-type="float" office:value="-0.661437827766148" calcext:value-type="float">
            <text:p>-0,661437827766148</text:p>
          </table:table-cell>
          <table:table-cell table:style-name="ce4" table:formula="of:=IF([.B14]&gt;=[.$B$3];[.C14];&quot;&quot;)">
            <text:p/>
          </table:table-cell>
          <table:table-cell table:style-name="ce4" table:formula="of:=IF([.B14]&gt;=[.$B$3];[.D14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3]+0.1" office:value-type="float" office:value="-1.3" calcext:value-type="float">
            <text:p>-1,3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4]+1/32" office:value-type="float" office:value="-0.71875" calcext:value-type="float">
            <text:p>-0,71875</text:p>
          </table:table-cell>
          <table:table-cell table:style-name="ce37" table:formula="of:=SQRT(1-[.B15]*[.B15])" office:value-type="float" office:value="0.695268608165218" calcext:value-type="float">
            <text:p>0,695268608165218</text:p>
          </table:table-cell>
          <table:table-cell table:style-name="ce37" table:formula="of:=-1*([.C15])" office:value-type="float" office:value="-0.695268608165218" calcext:value-type="float">
            <text:p>-0,695268608165218</text:p>
          </table:table-cell>
          <table:table-cell table:style-name="ce4" table:formula="of:=IF([.B15]&gt;=[.$B$3];[.C15];&quot;&quot;)">
            <text:p/>
          </table:table-cell>
          <table:table-cell table:style-name="ce4" table:formula="of:=IF([.B15]&gt;=[.$B$3];[.D15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4]+0.1" office:value-type="float" office:value="-1.2" calcext:value-type="float">
            <text:p>-1,2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5]+1/32" office:value-type="float" office:value="-0.6875" calcext:value-type="float">
            <text:p>-0,6875</text:p>
          </table:table-cell>
          <table:table-cell table:style-name="ce37" table:formula="of:=SQRT(1-[.B16]*[.B16])" office:value-type="float" office:value="0.726184377413891" calcext:value-type="float">
            <text:p>0,726184377413891</text:p>
          </table:table-cell>
          <table:table-cell table:style-name="ce37" table:formula="of:=-1*([.C16])" office:value-type="float" office:value="-0.726184377413891" calcext:value-type="float">
            <text:p>-0,726184377413891</text:p>
          </table:table-cell>
          <table:table-cell table:style-name="ce4" table:formula="of:=IF([.B16]&gt;=[.$B$3];[.C16];&quot;&quot;)">
            <text:p/>
          </table:table-cell>
          <table:table-cell table:style-name="ce4" table:formula="of:=IF([.B16]&gt;=[.$B$3];[.D16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5]+0.1" office:value-type="float" office:value="-1.1" calcext:value-type="float">
            <text:p>-1,1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6]+1/32" office:value-type="float" office:value="-0.65625" calcext:value-type="float">
            <text:p>-0,65625</text:p>
          </table:table-cell>
          <table:table-cell table:style-name="ce37" table:formula="of:=SQRT(1-[.B17]*[.B17])" office:value-type="float" office:value="0.754543529228102" calcext:value-type="float">
            <text:p>0,754543529228102</text:p>
          </table:table-cell>
          <table:table-cell table:style-name="ce37" table:formula="of:=-1*([.C17])" office:value-type="float" office:value="-0.754543529228102" calcext:value-type="float">
            <text:p>-0,754543529228102</text:p>
          </table:table-cell>
          <table:table-cell table:style-name="ce4" table:formula="of:=IF([.B17]&gt;=[.$B$3];[.C17];&quot;&quot;)">
            <text:p/>
          </table:table-cell>
          <table:table-cell table:style-name="ce4" table:formula="of:=IF([.B17]&gt;=[.$B$3];[.D17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6]+0.1" office:value-type="float" office:value="-0.999999999999999" calcext:value-type="float">
            <text:p>-0,999999999999999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7]+1/32" office:value-type="float" office:value="-0.625" calcext:value-type="float">
            <text:p>-0,625</text:p>
          </table:table-cell>
          <table:table-cell table:style-name="ce37" table:formula="of:=SQRT(1-[.B18]*[.B18])" office:value-type="float" office:value="0.7806247497998" calcext:value-type="float">
            <text:p>0,7806247497998</text:p>
          </table:table-cell>
          <table:table-cell table:style-name="ce37" table:formula="of:=-1*([.C18])" office:value-type="float" office:value="-0.7806247497998" calcext:value-type="float">
            <text:p>-0,7806247497998</text:p>
          </table:table-cell>
          <table:table-cell table:style-name="ce4" table:formula="of:=IF([.B18]&gt;=[.$B$3];[.C18];&quot;&quot;)">
            <text:p/>
          </table:table-cell>
          <table:table-cell table:style-name="ce4" table:formula="of:=IF([.B18]&gt;=[.$B$3];[.D18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7]+0.1" office:value-type="float" office:value="-0.899999999999999" calcext:value-type="float">
            <text:p>-0,899999999999999</text:p>
          </table:table-cell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Default"/>
          <table:table-cell table:style-name="ce35" table:formula="of:=[.B18]+1/32" office:value-type="float" office:value="-0.59375" calcext:value-type="float">
            <text:p>-0,59375</text:p>
          </table:table-cell>
          <table:table-cell table:style-name="ce37" table:formula="of:=SQRT(1-[.B19]*[.B19])" office:value-type="float" office:value="0.804649574348983" calcext:value-type="float">
            <text:p>0,804649574348983</text:p>
          </table:table-cell>
          <table:table-cell table:style-name="ce37" table:formula="of:=-1*([.C19])" office:value-type="float" office:value="-0.804649574348983" calcext:value-type="float">
            <text:p>-0,804649574348983</text:p>
          </table:table-cell>
          <table:table-cell table:style-name="ce4" table:formula="of:=IF([.B19]&gt;=[.$B$3];[.C19];&quot;&quot;)">
            <text:p/>
          </table:table-cell>
          <table:table-cell table:style-name="ce4" table:formula="of:=IF([.B19]&gt;=[.$B$3];[.D19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8]+0.1" office:value-type="float" office:value="-0.799999999999999" calcext:value-type="float">
            <text:p>-0,7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19]+1/32" office:value-type="float" office:value="-0.5625" calcext:value-type="float">
            <text:p>-0,5625</text:p>
          </table:table-cell>
          <table:table-cell table:style-name="ce37" table:formula="of:=SQRT(1-[.B20]*[.B20])" office:value-type="float" office:value="0.826797284707685" calcext:value-type="float">
            <text:p>0,826797284707685</text:p>
          </table:table-cell>
          <table:table-cell table:style-name="ce37" table:formula="of:=-1*([.C20])" office:value-type="float" office:value="-0.826797284707685" calcext:value-type="float">
            <text:p>-0,826797284707685</text:p>
          </table:table-cell>
          <table:table-cell table:style-name="ce4" table:formula="of:=IF([.B20]&gt;=[.$B$3];[.C20];&quot;&quot;)">
            <text:p/>
          </table:table-cell>
          <table:table-cell table:style-name="ce4" table:formula="of:=IF([.B20]&gt;=[.$B$3];[.D20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19]+0.1" office:value-type="float" office:value="-0.699999999999999" calcext:value-type="float">
            <text:p>-0,6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0]+1/32" office:value-type="float" office:value="-0.53125" calcext:value-type="float">
            <text:p>-0,53125</text:p>
          </table:table-cell>
          <table:table-cell table:style-name="ce37" table:formula="of:=SQRT(1-[.B21]*[.B21])" office:value-type="float" office:value="0.847215106982872" calcext:value-type="float">
            <text:p>0,847215106982872</text:p>
          </table:table-cell>
          <table:table-cell table:style-name="ce37" table:formula="of:=-1*([.C21])" office:value-type="float" office:value="-0.847215106982872" calcext:value-type="float">
            <text:p>-0,847215106982872</text:p>
          </table:table-cell>
          <table:table-cell table:style-name="ce4" table:formula="of:=IF([.B21]&gt;=[.$B$3];[.C21];&quot;&quot;)">
            <text:p/>
          </table:table-cell>
          <table:table-cell table:style-name="ce4" table:formula="of:=IF([.B21]&gt;=[.$B$3];[.D21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0]+0.1" office:value-type="float" office:value="-0.599999999999999" calcext:value-type="float">
            <text:p>-0,5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1]+1/32" office:value-type="float" office:value="-0.5" calcext:value-type="float">
            <text:p>-0,5</text:p>
          </table:table-cell>
          <table:table-cell table:style-name="ce37" table:formula="of:=SQRT(1-[.B22]*[.B22])" office:value-type="float" office:value="0.866025403784439" calcext:value-type="float">
            <text:p>0,866025403784439</text:p>
          </table:table-cell>
          <table:table-cell table:style-name="ce37" table:formula="of:=-1*([.C22])" office:value-type="float" office:value="-0.866025403784439" calcext:value-type="float">
            <text:p>-0,866025403784439</text:p>
          </table:table-cell>
          <table:table-cell table:style-name="ce4" table:formula="of:=IF([.B22]&gt;=[.$B$3];[.C22];&quot;&quot;)">
            <text:p/>
          </table:table-cell>
          <table:table-cell table:style-name="ce4" table:formula="of:=IF([.B22]&gt;=[.$B$3];[.D22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1]+0.1" office:value-type="float" office:value="-0.499999999999999" calcext:value-type="float">
            <text:p>-0,4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2]+1/32" office:value-type="float" office:value="-0.46875" calcext:value-type="float">
            <text:p>-0,46875</text:p>
          </table:table-cell>
          <table:table-cell table:style-name="ce37" table:formula="of:=SQRT(1-[.B23]*[.B23])" office:value-type="float" office:value="0.883330876568911" calcext:value-type="float">
            <text:p>0,883330876568911</text:p>
          </table:table-cell>
          <table:table-cell table:style-name="ce37" table:formula="of:=-1*([.C23])" office:value-type="float" office:value="-0.883330876568911" calcext:value-type="float">
            <text:p>-0,883330876568911</text:p>
          </table:table-cell>
          <table:table-cell table:style-name="ce4" table:formula="of:=IF([.B23]&gt;=[.$B$3];[.C23];&quot;&quot;)">
            <text:p/>
          </table:table-cell>
          <table:table-cell table:style-name="ce4" table:formula="of:=IF([.B23]&gt;=[.$B$3];[.D23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2]+0.1" office:value-type="float" office:value="-0.399999999999999" calcext:value-type="float">
            <text:p>-0,3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3]+1/32" office:value-type="float" office:value="-0.4375" calcext:value-type="float">
            <text:p>-0,4375</text:p>
          </table:table-cell>
          <table:table-cell table:style-name="ce37" table:formula="of:=SQRT(1-[.B24]*[.B24])" office:value-type="float" office:value="0.899218410621135" calcext:value-type="float">
            <text:p>0,899218410621135</text:p>
          </table:table-cell>
          <table:table-cell table:style-name="ce37" table:formula="of:=-1*([.C24])" office:value-type="float" office:value="-0.899218410621135" calcext:value-type="float">
            <text:p>-0,899218410621135</text:p>
          </table:table-cell>
          <table:table-cell table:style-name="ce4" table:formula="of:=IF([.B24]&gt;=[.$B$3];[.C24];&quot;&quot;)">
            <text:p/>
          </table:table-cell>
          <table:table-cell table:style-name="ce4" table:formula="of:=IF([.B24]&gt;=[.$B$3];[.D24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3]+0.1" office:value-type="float" office:value="-0.299999999999999" calcext:value-type="float">
            <text:p>-0,2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4]+1/32" office:value-type="float" office:value="-0.40625" calcext:value-type="float">
            <text:p>-0,40625</text:p>
          </table:table-cell>
          <table:table-cell table:style-name="ce37" table:formula="of:=SQRT(1-[.B25]*[.B25])" office:value-type="float" office:value="0.91376196982584" calcext:value-type="float">
            <text:p>0,91376196982584</text:p>
          </table:table-cell>
          <table:table-cell table:style-name="ce37" table:formula="of:=-1*([.C25])" office:value-type="float" office:value="-0.91376196982584" calcext:value-type="float">
            <text:p>-0,91376196982584</text:p>
          </table:table-cell>
          <table:table-cell table:style-name="ce4" table:formula="of:=IF([.B25]&gt;=[.$B$3];[.C25];&quot;&quot;)">
            <text:p/>
          </table:table-cell>
          <table:table-cell table:style-name="ce4" table:formula="of:=IF([.B25]&gt;=[.$B$3];[.D25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4]+0.1" office:value-type="float" office:value="-0.199999999999999" calcext:value-type="float">
            <text:p>-0,1999999999999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5]+1/32" office:value-type="float" office:value="-0.375" calcext:value-type="float">
            <text:p>-0,375</text:p>
          </table:table-cell>
          <table:table-cell table:style-name="ce37" table:formula="of:=SQRT(1-[.B26]*[.B26])" office:value-type="float" office:value="0.927024810886958" calcext:value-type="float">
            <text:p>0,927024810886958</text:p>
          </table:table-cell>
          <table:table-cell table:style-name="ce37" table:formula="of:=-1*([.C26])" office:value-type="float" office:value="-0.927024810886958" calcext:value-type="float">
            <text:p>-0,927024810886958</text:p>
          </table:table-cell>
          <table:table-cell table:style-name="ce4" table:formula="of:=IF([.B26]&gt;=[.$B$3];[.C26];&quot;&quot;)">
            <text:p/>
          </table:table-cell>
          <table:table-cell table:style-name="ce4" table:formula="of:=IF([.B26]&gt;=[.$B$3];[.D26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5]+0.1" office:value-type="float" office:value="-0.0999999999999994" calcext:value-type="float">
            <text:p>-0,099999999999999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6]+1/32" office:value-type="float" office:value="-0.34375" calcext:value-type="float">
            <text:p>-0,34375</text:p>
          </table:table-cell>
          <table:table-cell table:style-name="ce37" table:formula="of:=SQRT(1-[.B27]*[.B27])" office:value-type="float" office:value="0.939061200082295" calcext:value-type="float">
            <text:p>0,939061200082295</text:p>
          </table:table-cell>
          <table:table-cell table:style-name="ce37" table:formula="of:=-1*([.C27])" office:value-type="float" office:value="-0.939061200082295" calcext:value-type="float">
            <text:p>-0,939061200082295</text:p>
          </table:table-cell>
          <table:table-cell table:style-name="ce4" table:formula="of:=IF([.B27]&gt;=[.$B$3];[.C27];&quot;&quot;)">
            <text:p/>
          </table:table-cell>
          <table:table-cell table:style-name="ce4" table:formula="of:=IF([.B27]&gt;=[.$B$3];[.D27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23" table:formula="of:=[.I26]+0.1" office:value-type="float" office:value="6.38378239159465E-016" calcext:value-type="float">
            <text:p>0,00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7]+1/32" office:value-type="float" office:value="-0.3125" calcext:value-type="float">
            <text:p>-0,3125</text:p>
          </table:table-cell>
          <table:table-cell table:style-name="ce37" table:formula="of:=SQRT(1-[.B28]*[.B28])" office:value-type="float" office:value="0.949917759598167" calcext:value-type="float">
            <text:p>0,949917759598167</text:p>
          </table:table-cell>
          <table:table-cell table:style-name="ce37" table:formula="of:=-1*([.C28])" office:value-type="float" office:value="-0.949917759598167" calcext:value-type="float">
            <text:p>-0,949917759598167</text:p>
          </table:table-cell>
          <table:table-cell table:style-name="ce4" table:formula="of:=IF([.B28]&gt;=[.$B$3];[.C28];&quot;&quot;)">
            <text:p/>
          </table:table-cell>
          <table:table-cell table:style-name="ce4" table:formula="of:=IF([.B28]&gt;=[.$B$3];[.D28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7]+0.1" office:value-type="float" office:value="0.100000000000001" calcext:value-type="float">
            <text:p>0,1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8]+1/32" office:value-type="float" office:value="-0.28125" calcext:value-type="float">
            <text:p>-0,28125</text:p>
          </table:table-cell>
          <table:table-cell table:style-name="ce37" table:formula="of:=SQRT(1-[.B29]*[.B29])" office:value-type="float" office:value="0.959634533299006" calcext:value-type="float">
            <text:p>0,959634533299006</text:p>
          </table:table-cell>
          <table:table-cell table:style-name="ce37" table:formula="of:=-1*([.C29])" office:value-type="float" office:value="-0.959634533299006" calcext:value-type="float">
            <text:p>-0,959634533299006</text:p>
          </table:table-cell>
          <table:table-cell table:style-name="ce4" table:formula="of:=IF([.B29]&gt;=[.$B$3];[.C29];&quot;&quot;)">
            <text:p/>
          </table:table-cell>
          <table:table-cell table:style-name="ce4" table:formula="of:=IF([.B29]&gt;=[.$B$3];[.D29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8]+0.1" office:value-type="float" office:value="0.200000000000001" calcext:value-type="float">
            <text:p>0,2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29]+1/32" office:value-type="float" office:value="-0.25" calcext:value-type="float">
            <text:p>-0,25</text:p>
          </table:table-cell>
          <table:table-cell table:style-name="ce37" table:formula="of:=SQRT(1-[.B30]*[.B30])" office:value-type="float" office:value="0.968245836551854" calcext:value-type="float">
            <text:p>0,968245836551854</text:p>
          </table:table-cell>
          <table:table-cell table:style-name="ce37" table:formula="of:=-1*([.C30])" office:value-type="float" office:value="-0.968245836551854" calcext:value-type="float">
            <text:p>-0,968245836551854</text:p>
          </table:table-cell>
          <table:table-cell table:style-name="ce4" table:formula="of:=IF([.B30]&gt;=[.$B$3];[.C30];&quot;&quot;)">
            <text:p/>
          </table:table-cell>
          <table:table-cell table:style-name="ce4" table:formula="of:=IF([.B30]&gt;=[.$B$3];[.D30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29]+0.1" office:value-type="float" office:value="0.300000000000001" calcext:value-type="float">
            <text:p>0,3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0]+1/32" office:value-type="float" office:value="-0.21875" calcext:value-type="float">
            <text:p>-0,21875</text:p>
          </table:table-cell>
          <table:table-cell table:style-name="ce37" table:formula="of:=SQRT(1-[.B31]*[.B31])" office:value-type="float" office:value="0.97578093724975" calcext:value-type="float">
            <text:p>0,97578093724975</text:p>
          </table:table-cell>
          <table:table-cell table:style-name="ce37" table:formula="of:=-1*([.C31])" office:value-type="float" office:value="-0.97578093724975" calcext:value-type="float">
            <text:p>-0,97578093724975</text:p>
          </table:table-cell>
          <table:table-cell table:style-name="ce4" table:formula="of:=IF([.B31]&gt;=[.$B$3];[.C31];&quot;&quot;)">
            <text:p/>
          </table:table-cell>
          <table:table-cell table:style-name="ce4" table:formula="of:=IF([.B31]&gt;=[.$B$3];[.D31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0]+0.1" office:value-type="float" office:value="0.400000000000001" calcext:value-type="float">
            <text:p>0,4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1]+1/32" office:value-type="float" office:value="-0.1875" calcext:value-type="float">
            <text:p>-0,1875</text:p>
          </table:table-cell>
          <table:table-cell table:style-name="ce37" table:formula="of:=SQRT(1-[.B32]*[.B32])" office:value-type="float" office:value="0.982264602843857" calcext:value-type="float">
            <text:p>0,982264602843857</text:p>
          </table:table-cell>
          <table:table-cell table:style-name="ce37" table:formula="of:=-1*([.C32])" office:value-type="float" office:value="-0.982264602843857" calcext:value-type="float">
            <text:p>-0,982264602843857</text:p>
          </table:table-cell>
          <table:table-cell table:style-name="ce4" table:formula="of:=IF([.B32]&gt;=[.$B$3];[.C32];&quot;&quot;)">
            <text:p/>
          </table:table-cell>
          <table:table-cell table:style-name="ce4" table:formula="of:=IF([.B32]&gt;=[.$B$3];[.D32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1]+0.1" office:value-type="float" office:value="0.500000000000001" calcext:value-type="float">
            <text:p>0,5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2]+1/32" office:value-type="float" office:value="-0.15625" calcext:value-type="float">
            <text:p>-0,15625</text:p>
          </table:table-cell>
          <table:table-cell table:style-name="ce37" table:formula="of:=SQRT(1-[.B33]*[.B33])" office:value-type="float" office:value="0.987717539329944" calcext:value-type="float">
            <text:p>0,987717539329944</text:p>
          </table:table-cell>
          <table:table-cell table:style-name="ce37" table:formula="of:=-1*([.C33])" office:value-type="float" office:value="-0.987717539329944" calcext:value-type="float">
            <text:p>-0,987717539329944</text:p>
          </table:table-cell>
          <table:table-cell table:style-name="ce4" table:formula="of:=IF([.B33]&gt;=[.$B$3];[.C33];&quot;&quot;)">
            <text:p/>
          </table:table-cell>
          <table:table-cell table:style-name="ce4" table:formula="of:=IF([.B33]&gt;=[.$B$3];[.D33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2]+0.1" office:value-type="float" office:value="0.600000000000001" calcext:value-type="float">
            <text:p>0,6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3]+1/32" office:value-type="float" office:value="-0.125" calcext:value-type="float">
            <text:p>-0,125</text:p>
          </table:table-cell>
          <table:table-cell table:style-name="ce37" table:formula="of:=SQRT(1-[.B34]*[.B34])" office:value-type="float" office:value="0.992156741649222" calcext:value-type="float">
            <text:p>0,992156741649222</text:p>
          </table:table-cell>
          <table:table-cell table:style-name="ce37" table:formula="of:=-1*([.C34])" office:value-type="float" office:value="-0.992156741649222" calcext:value-type="float">
            <text:p>-0,992156741649222</text:p>
          </table:table-cell>
          <table:table-cell table:style-name="ce4" table:formula="of:=IF([.B34]&gt;=[.$B$3];[.C34];&quot;&quot;)">
            <text:p/>
          </table:table-cell>
          <table:table-cell table:style-name="ce4" table:formula="of:=IF([.B34]&gt;=[.$B$3];[.D34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3]+0.1" office:value-type="float" office:value="0.700000000000001" calcext:value-type="float">
            <text:p>0,7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4]+1/32" office:value-type="float" office:value="-0.09375" calcext:value-type="float">
            <text:p>-0,09375</text:p>
          </table:table-cell>
          <table:table-cell table:style-name="ce37" table:formula="of:=SQRT(1-[.B35]*[.B35])" office:value-type="float" office:value="0.995595770129624" calcext:value-type="float">
            <text:p>0,995595770129624</text:p>
          </table:table-cell>
          <table:table-cell table:style-name="ce37" table:formula="of:=-1*([.C35])" office:value-type="float" office:value="-0.995595770129624" calcext:value-type="float">
            <text:p>-0,995595770129624</text:p>
          </table:table-cell>
          <table:table-cell table:style-name="ce4" table:formula="of:=IF([.B35]&gt;=[.$B$3];[.C35];&quot;&quot;)">
            <text:p/>
          </table:table-cell>
          <table:table-cell table:style-name="ce4" table:formula="of:=IF([.B35]&gt;=[.$B$3];[.D35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4]+0.1" office:value-type="float" office:value="0.800000000000001" calcext:value-type="float">
            <text:p>0,8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5]+1/32" office:value-type="float" office:value="-0.0625" calcext:value-type="float">
            <text:p>-0,0625</text:p>
          </table:table-cell>
          <table:table-cell table:style-name="ce37" table:formula="of:=SQRT(1-[.B36]*[.B36])" office:value-type="float" office:value="0.998044963916957" calcext:value-type="float">
            <text:p>0,998044963916957</text:p>
          </table:table-cell>
          <table:table-cell table:style-name="ce37" table:formula="of:=-1*([.C36])" office:value-type="float" office:value="-0.998044963916957" calcext:value-type="float">
            <text:p>-0,998044963916957</text:p>
          </table:table-cell>
          <table:table-cell table:style-name="ce4" table:formula="of:=IF([.B36]&gt;=[.$B$3];[.C36];&quot;&quot;)">
            <text:p/>
          </table:table-cell>
          <table:table-cell table:style-name="ce4" table:formula="of:=IF([.B36]&gt;=[.$B$3];[.D36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5]+0.1" office:value-type="float" office:value="0.900000000000001" calcext:value-type="float">
            <text:p>0,90000000000000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6]+1/32" office:value-type="float" office:value="-0.03125" calcext:value-type="float">
            <text:p>-0,03125</text:p>
          </table:table-cell>
          <table:table-cell table:style-name="ce37" table:formula="of:=SQRT(1-[.B37]*[.B37])" office:value-type="float" office:value="0.999511599482467" calcext:value-type="float">
            <text:p>0,999511599482467</text:p>
          </table:table-cell>
          <table:table-cell table:style-name="ce37" table:formula="of:=-1*([.C37])" office:value-type="float" office:value="-0.999511599482467" calcext:value-type="float">
            <text:p>-0,999511599482467</text:p>
          </table:table-cell>
          <table:table-cell table:style-name="ce4" table:formula="of:=IF([.B37]&gt;=[.$B$3];[.C37];&quot;&quot;)">
            <text:p/>
          </table:table-cell>
          <table:table-cell table:style-name="ce4" table:formula="of:=IF([.B37]&gt;=[.$B$3];[.D37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6]+0.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7]+1/32" office:value-type="float" office:value="0" calcext:value-type="float">
            <text:p>0</text:p>
          </table:table-cell>
          <table:table-cell table:style-name="ce37" table:formula="of:=SQRT(1-[.B38]*[.B38])" office:value-type="float" office:value="1" calcext:value-type="float">
            <text:p>1</text:p>
          </table:table-cell>
          <table:table-cell table:style-name="ce37" table:formula="of:=-1*([.C38])" office:value-type="float" office:value="-1" calcext:value-type="float">
            <text:p>-1</text:p>
          </table:table-cell>
          <table:table-cell table:style-name="ce4" table:formula="of:=IF([.B38]&gt;=[.$B$3];[.C38];&quot;&quot;)">
            <text:p/>
          </table:table-cell>
          <table:table-cell table:style-name="ce4" table:formula="of:=IF([.B38]&gt;=[.$B$3];[.D38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7]+0.1" office:value-type="float" office:value="1.1" calcext:value-type="float">
            <text:p>1,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8]+1/32" office:value-type="float" office:value="0.03125" calcext:value-type="float">
            <text:p>0,03125</text:p>
          </table:table-cell>
          <table:table-cell table:style-name="ce37" table:formula="of:=SQRT(1-[.B39]*[.B39])" office:value-type="float" office:value="0.999511599482467" calcext:value-type="float">
            <text:p>0,999511599482467</text:p>
          </table:table-cell>
          <table:table-cell table:style-name="ce37" table:formula="of:=-1*([.C39])" office:value-type="float" office:value="-0.999511599482467" calcext:value-type="float">
            <text:p>-0,999511599482467</text:p>
          </table:table-cell>
          <table:table-cell table:style-name="ce4" table:formula="of:=IF([.B39]&gt;=[.$B$3];[.C39];&quot;&quot;)">
            <text:p/>
          </table:table-cell>
          <table:table-cell table:style-name="ce4" table:formula="of:=IF([.B39]&gt;=[.$B$3];[.D39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8]+0.1" office:value-type="float" office:value="1.2" calcext:value-type="float">
            <text:p>1,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39]+1/32" office:value-type="float" office:value="0.0625" calcext:value-type="float">
            <text:p>0,0625</text:p>
          </table:table-cell>
          <table:table-cell table:style-name="ce37" table:formula="of:=SQRT(1-[.B40]*[.B40])" office:value-type="float" office:value="0.998044963916957" calcext:value-type="float">
            <text:p>0,998044963916957</text:p>
          </table:table-cell>
          <table:table-cell table:style-name="ce37" table:formula="of:=-1*([.C40])" office:value-type="float" office:value="-0.998044963916957" calcext:value-type="float">
            <text:p>-0,998044963916957</text:p>
          </table:table-cell>
          <table:table-cell table:style-name="ce4" table:formula="of:=IF([.B40]&gt;=[.$B$3];[.C40];&quot;&quot;)">
            <text:p/>
          </table:table-cell>
          <table:table-cell table:style-name="ce4" table:formula="of:=IF([.B40]&gt;=[.$B$3];[.D40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39]+0.1" office:value-type="float" office:value="1.3" calcext:value-type="float">
            <text:p>1,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0]+1/32" office:value-type="float" office:value="0.09375" calcext:value-type="float">
            <text:p>0,09375</text:p>
          </table:table-cell>
          <table:table-cell table:style-name="ce37" table:formula="of:=SQRT(1-[.B41]*[.B41])" office:value-type="float" office:value="0.995595770129624" calcext:value-type="float">
            <text:p>0,995595770129624</text:p>
          </table:table-cell>
          <table:table-cell table:style-name="ce37" table:formula="of:=-1*([.C41])" office:value-type="float" office:value="-0.995595770129624" calcext:value-type="float">
            <text:p>-0,995595770129624</text:p>
          </table:table-cell>
          <table:table-cell table:style-name="ce4" table:formula="of:=IF([.B41]&gt;=[.$B$3];[.C41];&quot;&quot;)">
            <text:p/>
          </table:table-cell>
          <table:table-cell table:style-name="ce4" table:formula="of:=IF([.B41]&gt;=[.$B$3];[.D41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0]+0.1" office:value-type="float" office:value="1.4" calcext:value-type="float">
            <text:p>1,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1]+1/32" office:value-type="float" office:value="0.125" calcext:value-type="float">
            <text:p>0,125</text:p>
          </table:table-cell>
          <table:table-cell table:style-name="ce37" table:formula="of:=SQRT(1-[.B42]*[.B42])" office:value-type="float" office:value="0.992156741649222" calcext:value-type="float">
            <text:p>0,992156741649222</text:p>
          </table:table-cell>
          <table:table-cell table:style-name="ce37" table:formula="of:=-1*([.C42])" office:value-type="float" office:value="-0.992156741649222" calcext:value-type="float">
            <text:p>-0,992156741649222</text:p>
          </table:table-cell>
          <table:table-cell table:style-name="ce4" table:formula="of:=IF([.B42]&gt;=[.$B$3];[.C42];&quot;&quot;)">
            <text:p/>
          </table:table-cell>
          <table:table-cell table:style-name="ce4" table:formula="of:=IF([.B42]&gt;=[.$B$3];[.D42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1]+0.1" office:value-type="float" office:value="1.5" calcext:value-type="float">
            <text:p>1,5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2]+1/32" office:value-type="float" office:value="0.15625" calcext:value-type="float">
            <text:p>0,15625</text:p>
          </table:table-cell>
          <table:table-cell table:style-name="ce37" table:formula="of:=SQRT(1-[.B43]*[.B43])" office:value-type="float" office:value="0.987717539329944" calcext:value-type="float">
            <text:p>0,987717539329944</text:p>
          </table:table-cell>
          <table:table-cell table:style-name="ce37" table:formula="of:=-1*([.C43])" office:value-type="float" office:value="-0.987717539329944" calcext:value-type="float">
            <text:p>-0,987717539329944</text:p>
          </table:table-cell>
          <table:table-cell table:style-name="ce4" table:formula="of:=IF([.B43]&gt;=[.$B$3];[.C43];&quot;&quot;)">
            <text:p/>
          </table:table-cell>
          <table:table-cell table:style-name="ce4" table:formula="of:=IF([.B43]&gt;=[.$B$3];[.D43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2]+0.1" office:value-type="float" office:value="1.6" calcext:value-type="float">
            <text:p>1,6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3]+1/32" office:value-type="float" office:value="0.1875" calcext:value-type="float">
            <text:p>0,1875</text:p>
          </table:table-cell>
          <table:table-cell table:style-name="ce37" table:formula="of:=SQRT(1-[.B44]*[.B44])" office:value-type="float" office:value="0.982264602843857" calcext:value-type="float">
            <text:p>0,982264602843857</text:p>
          </table:table-cell>
          <table:table-cell table:style-name="ce37" table:formula="of:=-1*([.C44])" office:value-type="float" office:value="-0.982264602843857" calcext:value-type="float">
            <text:p>-0,982264602843857</text:p>
          </table:table-cell>
          <table:table-cell table:style-name="ce4" table:formula="of:=IF([.B44]&gt;=[.$B$3];[.C44];&quot;&quot;)">
            <text:p/>
          </table:table-cell>
          <table:table-cell table:style-name="ce4" table:formula="of:=IF([.B44]&gt;=[.$B$3];[.D44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3]+0.1" office:value-type="float" office:value="1.7" calcext:value-type="float">
            <text:p>1,7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4]+1/32" office:value-type="float" office:value="0.21875" calcext:value-type="float">
            <text:p>0,21875</text:p>
          </table:table-cell>
          <table:table-cell table:style-name="ce37" table:formula="of:=SQRT(1-[.B45]*[.B45])" office:value-type="float" office:value="0.97578093724975" calcext:value-type="float">
            <text:p>0,97578093724975</text:p>
          </table:table-cell>
          <table:table-cell table:style-name="ce37" table:formula="of:=-1*([.C45])" office:value-type="float" office:value="-0.97578093724975" calcext:value-type="float">
            <text:p>-0,97578093724975</text:p>
          </table:table-cell>
          <table:table-cell table:style-name="ce4" table:formula="of:=IF([.B45]&gt;=[.$B$3];[.C45];&quot;&quot;)">
            <text:p/>
          </table:table-cell>
          <table:table-cell table:style-name="ce4" table:formula="of:=IF([.B45]&gt;=[.$B$3];[.D45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4]+0.1" office:value-type="float" office:value="1.8" calcext:value-type="float">
            <text:p>1,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5]+1/32" office:value-type="float" office:value="0.25" calcext:value-type="float">
            <text:p>0,25</text:p>
          </table:table-cell>
          <table:table-cell table:style-name="ce37" table:formula="of:=SQRT(1-[.B46]*[.B46])" office:value-type="float" office:value="0.968245836551854" calcext:value-type="float">
            <text:p>0,968245836551854</text:p>
          </table:table-cell>
          <table:table-cell table:style-name="ce37" table:formula="of:=-1*([.C46])" office:value-type="float" office:value="-0.968245836551854" calcext:value-type="float">
            <text:p>-0,968245836551854</text:p>
          </table:table-cell>
          <table:table-cell table:style-name="ce4" table:formula="of:=IF([.B46]&gt;=[.$B$3];[.C46];&quot;&quot;)">
            <text:p/>
          </table:table-cell>
          <table:table-cell table:style-name="ce4" table:formula="of:=IF([.B46]&gt;=[.$B$3];[.D46];&quot;&quot;)">
            <text:p/>
          </table:table-cell>
          <table:table-cell table:style-name="Default"/>
          <table:table-cell table:style-name="ce9" table:formula="of:=[.$B$3]" office:value-type="float" office:value="0.5" calcext:value-type="float">
            <text:p>0,5</text:p>
          </table:table-cell>
          <table:table-cell table:style-name="ce9" table:formula="of:=[.I45]+0.1" office:value-type="float" office:value="1.9" calcext:value-type="float">
            <text:p>1,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6]+1/32" office:value-type="float" office:value="0.28125" calcext:value-type="float">
            <text:p>0,28125</text:p>
          </table:table-cell>
          <table:table-cell table:style-name="ce37" table:formula="of:=SQRT(1-[.B47]*[.B47])" office:value-type="float" office:value="0.959634533299006" calcext:value-type="float">
            <text:p>0,959634533299006</text:p>
          </table:table-cell>
          <table:table-cell table:style-name="ce37" table:formula="of:=-1*([.C47])" office:value-type="float" office:value="-0.959634533299006" calcext:value-type="float">
            <text:p>-0,959634533299006</text:p>
          </table:table-cell>
          <table:table-cell table:style-name="ce4" table:formula="of:=IF([.B47]&gt;=[.$B$3];[.C47];&quot;&quot;)">
            <text:p/>
          </table:table-cell>
          <table:table-cell table:style-name="ce4" table:formula="of:=IF([.B47]&gt;=[.$B$3];[.D47];&quot;&quot;)">
            <text:p/>
          </table:table-cell>
          <table:table-cell table:style-name="Default"/>
          <table:table-cell table:style-name="ce10" table:formula="of:=[.$B$3]" office:value-type="float" office:value="0.5" calcext:value-type="float">
            <text:p>0,5</text:p>
          </table:table-cell>
          <table:table-cell table:style-name="ce10" table:formula="of:=[.I46]+0.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5" table:formula="of:=[.B47]+1/32" office:value-type="float" office:value="0.3125" calcext:value-type="float">
            <text:p>0,3125</text:p>
          </table:table-cell>
          <table:table-cell table:style-name="ce37" table:formula="of:=SQRT(1-[.B48]*[.B48])" office:value-type="float" office:value="0.949917759598167" calcext:value-type="float">
            <text:p>0,949917759598167</text:p>
          </table:table-cell>
          <table:table-cell table:style-name="ce37" table:formula="of:=-1*([.C48])" office:value-type="float" office:value="-0.949917759598167" calcext:value-type="float">
            <text:p>-0,949917759598167</text:p>
          </table:table-cell>
          <table:table-cell table:style-name="ce4" table:formula="of:=IF([.B48]&gt;=[.$B$3];[.C48];&quot;&quot;)">
            <text:p/>
          </table:table-cell>
          <table:table-cell table:style-name="ce4" table:formula="of:=IF([.B48]&gt;=[.$B$3];[.D48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48]+1/32" office:value-type="float" office:value="0.34375" calcext:value-type="float">
            <text:p>0,34375</text:p>
          </table:table-cell>
          <table:table-cell table:style-name="ce37" table:formula="of:=SQRT(1-[.B49]*[.B49])" office:value-type="float" office:value="0.939061200082295" calcext:value-type="float">
            <text:p>0,939061200082295</text:p>
          </table:table-cell>
          <table:table-cell table:style-name="ce37" table:formula="of:=-1*([.C49])" office:value-type="float" office:value="-0.939061200082295" calcext:value-type="float">
            <text:p>-0,939061200082295</text:p>
          </table:table-cell>
          <table:table-cell table:style-name="ce4" table:formula="of:=IF([.B49]&gt;=[.$B$3];[.C49];&quot;&quot;)">
            <text:p/>
          </table:table-cell>
          <table:table-cell table:style-name="ce4" table:formula="of:=IF([.B49]&gt;=[.$B$3];[.D49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49]+1/32" office:value-type="float" office:value="0.375" calcext:value-type="float">
            <text:p>0,375</text:p>
          </table:table-cell>
          <table:table-cell table:style-name="ce37" table:formula="of:=SQRT(1-[.B50]*[.B50])" office:value-type="float" office:value="0.927024810886958" calcext:value-type="float">
            <text:p>0,927024810886958</text:p>
          </table:table-cell>
          <table:table-cell table:style-name="ce37" table:formula="of:=-1*([.C50])" office:value-type="float" office:value="-0.927024810886958" calcext:value-type="float">
            <text:p>-0,927024810886958</text:p>
          </table:table-cell>
          <table:table-cell table:style-name="ce4" table:formula="of:=IF([.B50]&gt;=[.$B$3];[.C50];&quot;&quot;)">
            <text:p/>
          </table:table-cell>
          <table:table-cell table:style-name="ce4" table:formula="of:=IF([.B50]&gt;=[.$B$3];[.D50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0]+1/32" office:value-type="float" office:value="0.40625" calcext:value-type="float">
            <text:p>0,40625</text:p>
          </table:table-cell>
          <table:table-cell table:style-name="ce37" table:formula="of:=SQRT(1-[.B51]*[.B51])" office:value-type="float" office:value="0.91376196982584" calcext:value-type="float">
            <text:p>0,91376196982584</text:p>
          </table:table-cell>
          <table:table-cell table:style-name="ce37" table:formula="of:=-1*([.C51])" office:value-type="float" office:value="-0.91376196982584" calcext:value-type="float">
            <text:p>-0,91376196982584</text:p>
          </table:table-cell>
          <table:table-cell table:style-name="ce4" table:formula="of:=IF([.B51]&gt;=[.$B$3];[.C51];&quot;&quot;)">
            <text:p/>
          </table:table-cell>
          <table:table-cell table:style-name="ce4" table:formula="of:=IF([.B51]&gt;=[.$B$3];[.D51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1]+1/32" office:value-type="float" office:value="0.4375" calcext:value-type="float">
            <text:p>0,4375</text:p>
          </table:table-cell>
          <table:table-cell table:style-name="ce37" table:formula="of:=SQRT(1-[.B52]*[.B52])" office:value-type="float" office:value="0.899218410621135" calcext:value-type="float">
            <text:p>0,899218410621135</text:p>
          </table:table-cell>
          <table:table-cell table:style-name="ce37" table:formula="of:=-1*([.C52])" office:value-type="float" office:value="-0.899218410621135" calcext:value-type="float">
            <text:p>-0,899218410621135</text:p>
          </table:table-cell>
          <table:table-cell table:style-name="ce4" table:formula="of:=IF([.B52]&gt;=[.$B$3];[.C52];&quot;&quot;)">
            <text:p/>
          </table:table-cell>
          <table:table-cell table:style-name="ce4" table:formula="of:=IF([.B52]&gt;=[.$B$3];[.D52];&quot;&quot;)">
            <text:p/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table:style-name="ce35" table:formula="of:=[.B52]+1/32" office:value-type="float" office:value="0.46875" calcext:value-type="float">
            <text:p>0,46875</text:p>
          </table:table-cell>
          <table:table-cell table:style-name="ce37" table:formula="of:=SQRT(1-[.B53]*[.B53])" office:value-type="float" office:value="0.883330876568911" calcext:value-type="float">
            <text:p>0,883330876568911</text:p>
          </table:table-cell>
          <table:table-cell table:style-name="ce37" table:formula="of:=-1*([.C53])" office:value-type="float" office:value="-0.883330876568911" calcext:value-type="float">
            <text:p>-0,883330876568911</text:p>
          </table:table-cell>
          <table:table-cell table:style-name="ce4" table:formula="of:=IF([.B53]&gt;=[.$B$3];[.C53];&quot;&quot;)">
            <text:p/>
          </table:table-cell>
          <table:table-cell table:style-name="ce4" table:formula="of:=IF([.B53]&gt;=[.$B$3];[.D53];&quot;&quot;)">
            <text:p/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3]+1/32" office:value-type="float" office:value="0.5" calcext:value-type="float">
            <text:p>0,5</text:p>
          </table:table-cell>
          <table:table-cell table:style-name="ce37" table:formula="of:=SQRT(1-[.B54]*[.B54])" office:value-type="float" office:value="0.866025403784439" calcext:value-type="float">
            <text:p>0,866025403784439</text:p>
          </table:table-cell>
          <table:table-cell table:style-name="ce37" table:formula="of:=-1*([.C54])" office:value-type="float" office:value="-0.866025403784439" calcext:value-type="float">
            <text:p>-0,866025403784439</text:p>
          </table:table-cell>
          <table:table-cell table:style-name="ce4" table:formula="of:=IF([.B54]&gt;=[.$B$3];[.C54];&quot;&quot;)" office:value-type="float" office:value="0.866025403784439" calcext:value-type="float">
            <text:p>0,866025403784439</text:p>
          </table:table-cell>
          <table:table-cell table:style-name="ce4" table:formula="of:=IF([.B54]&gt;=[.$B$3];[.D54];&quot;&quot;)" office:value-type="float" office:value="-0.866025403784439" calcext:value-type="float">
            <text:p>-0,866025403784439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4]+1/32" office:value-type="float" office:value="0.53125" calcext:value-type="float">
            <text:p>0,53125</text:p>
          </table:table-cell>
          <table:table-cell table:style-name="ce37" table:formula="of:=SQRT(1-[.B55]*[.B55])" office:value-type="float" office:value="0.847215106982872" calcext:value-type="float">
            <text:p>0,847215106982872</text:p>
          </table:table-cell>
          <table:table-cell table:style-name="ce37" table:formula="of:=-1*([.C55])" office:value-type="float" office:value="-0.847215106982872" calcext:value-type="float">
            <text:p>-0,847215106982872</text:p>
          </table:table-cell>
          <table:table-cell table:style-name="ce4" table:formula="of:=IF([.B55]&gt;=[.$B$3];[.C55];&quot;&quot;)" office:value-type="float" office:value="0.847215106982872" calcext:value-type="float">
            <text:p>0,847215106982872</text:p>
          </table:table-cell>
          <table:table-cell table:style-name="ce4" table:formula="of:=IF([.B55]&gt;=[.$B$3];[.D55];&quot;&quot;)" office:value-type="float" office:value="-0.847215106982872" calcext:value-type="float">
            <text:p>-0,847215106982872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5]+1/32" office:value-type="float" office:value="0.5625" calcext:value-type="float">
            <text:p>0,5625</text:p>
          </table:table-cell>
          <table:table-cell table:style-name="ce37" table:formula="of:=SQRT(1-[.B56]*[.B56])" office:value-type="float" office:value="0.826797284707685" calcext:value-type="float">
            <text:p>0,826797284707685</text:p>
          </table:table-cell>
          <table:table-cell table:style-name="ce37" table:formula="of:=-1*([.C56])" office:value-type="float" office:value="-0.826797284707685" calcext:value-type="float">
            <text:p>-0,826797284707685</text:p>
          </table:table-cell>
          <table:table-cell table:style-name="ce4" table:formula="of:=IF([.B56]&gt;=[.$B$3];[.C56];&quot;&quot;)" office:value-type="float" office:value="0.826797284707685" calcext:value-type="float">
            <text:p>0,826797284707685</text:p>
          </table:table-cell>
          <table:table-cell table:style-name="ce4" table:formula="of:=IF([.B56]&gt;=[.$B$3];[.D56];&quot;&quot;)" office:value-type="float" office:value="-0.826797284707685" calcext:value-type="float">
            <text:p>-0,826797284707685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6]+1/32" office:value-type="float" office:value="0.59375" calcext:value-type="float">
            <text:p>0,59375</text:p>
          </table:table-cell>
          <table:table-cell table:style-name="ce37" table:formula="of:=SQRT(1-[.B57]*[.B57])" office:value-type="float" office:value="0.804649574348983" calcext:value-type="float">
            <text:p>0,804649574348983</text:p>
          </table:table-cell>
          <table:table-cell table:style-name="ce37" table:formula="of:=-1*([.C57])" office:value-type="float" office:value="-0.804649574348983" calcext:value-type="float">
            <text:p>-0,804649574348983</text:p>
          </table:table-cell>
          <table:table-cell table:style-name="ce4" table:formula="of:=IF([.B57]&gt;=[.$B$3];[.C57];&quot;&quot;)" office:value-type="float" office:value="0.804649574348983" calcext:value-type="float">
            <text:p>0,804649574348983</text:p>
          </table:table-cell>
          <table:table-cell table:style-name="ce4" table:formula="of:=IF([.B57]&gt;=[.$B$3];[.D57];&quot;&quot;)" office:value-type="float" office:value="-0.804649574348983" calcext:value-type="float">
            <text:p>-0,804649574348983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7]+1/32" office:value-type="float" office:value="0.625" calcext:value-type="float">
            <text:p>0,625</text:p>
          </table:table-cell>
          <table:table-cell table:style-name="ce37" table:formula="of:=SQRT(1-[.B58]*[.B58])" office:value-type="float" office:value="0.7806247497998" calcext:value-type="float">
            <text:p>0,7806247497998</text:p>
          </table:table-cell>
          <table:table-cell table:style-name="ce37" table:formula="of:=-1*([.C58])" office:value-type="float" office:value="-0.7806247497998" calcext:value-type="float">
            <text:p>-0,7806247497998</text:p>
          </table:table-cell>
          <table:table-cell table:style-name="ce4" table:formula="of:=IF([.B58]&gt;=[.$B$3];[.C58];&quot;&quot;)" office:value-type="float" office:value="0.7806247497998" calcext:value-type="float">
            <text:p>0,7806247497998</text:p>
          </table:table-cell>
          <table:table-cell table:style-name="ce4" table:formula="of:=IF([.B58]&gt;=[.$B$3];[.D58];&quot;&quot;)" office:value-type="float" office:value="-0.7806247497998" calcext:value-type="float">
            <text:p>-0,7806247497998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8]+1/32" office:value-type="float" office:value="0.65625" calcext:value-type="float">
            <text:p>0,65625</text:p>
          </table:table-cell>
          <table:table-cell table:style-name="ce37" table:formula="of:=SQRT(1-[.B59]*[.B59])" office:value-type="float" office:value="0.754543529228102" calcext:value-type="float">
            <text:p>0,754543529228102</text:p>
          </table:table-cell>
          <table:table-cell table:style-name="ce37" table:formula="of:=-1*([.C59])" office:value-type="float" office:value="-0.754543529228102" calcext:value-type="float">
            <text:p>-0,754543529228102</text:p>
          </table:table-cell>
          <table:table-cell table:style-name="ce4" table:formula="of:=IF([.B59]&gt;=[.$B$3];[.C59];&quot;&quot;)" office:value-type="float" office:value="0.754543529228102" calcext:value-type="float">
            <text:p>0,754543529228102</text:p>
          </table:table-cell>
          <table:table-cell table:style-name="ce4" table:formula="of:=IF([.B59]&gt;=[.$B$3];[.D59];&quot;&quot;)" office:value-type="float" office:value="-0.754543529228102" calcext:value-type="float">
            <text:p>-0,754543529228102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59]+1/32" office:value-type="float" office:value="0.6875" calcext:value-type="float">
            <text:p>0,6875</text:p>
          </table:table-cell>
          <table:table-cell table:style-name="ce37" table:formula="of:=SQRT(1-[.B60]*[.B60])" office:value-type="float" office:value="0.726184377413891" calcext:value-type="float">
            <text:p>0,726184377413891</text:p>
          </table:table-cell>
          <table:table-cell table:style-name="ce37" table:formula="of:=-1*([.C60])" office:value-type="float" office:value="-0.726184377413891" calcext:value-type="float">
            <text:p>-0,726184377413891</text:p>
          </table:table-cell>
          <table:table-cell table:style-name="ce4" table:formula="of:=IF([.B60]&gt;=[.$B$3];[.C60];&quot;&quot;)" office:value-type="float" office:value="0.726184377413891" calcext:value-type="float">
            <text:p>0,726184377413891</text:p>
          </table:table-cell>
          <table:table-cell table:style-name="ce4" table:formula="of:=IF([.B60]&gt;=[.$B$3];[.D60];&quot;&quot;)" office:value-type="float" office:value="-0.726184377413891" calcext:value-type="float">
            <text:p>-0,726184377413891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0]+1/32" office:value-type="float" office:value="0.71875" calcext:value-type="float">
            <text:p>0,71875</text:p>
          </table:table-cell>
          <table:table-cell table:style-name="ce37" table:formula="of:=SQRT(1-[.B61]*[.B61])" office:value-type="float" office:value="0.695268608165218" calcext:value-type="float">
            <text:p>0,695268608165218</text:p>
          </table:table-cell>
          <table:table-cell table:style-name="ce37" table:formula="of:=-1*([.C61])" office:value-type="float" office:value="-0.695268608165218" calcext:value-type="float">
            <text:p>-0,695268608165218</text:p>
          </table:table-cell>
          <table:table-cell table:style-name="ce4" table:formula="of:=IF([.B61]&gt;=[.$B$3];[.C61];&quot;&quot;)" office:value-type="float" office:value="0.695268608165218" calcext:value-type="float">
            <text:p>0,695268608165218</text:p>
          </table:table-cell>
          <table:table-cell table:style-name="ce4" table:formula="of:=IF([.B61]&gt;=[.$B$3];[.D61];&quot;&quot;)" office:value-type="float" office:value="-0.695268608165218" calcext:value-type="float">
            <text:p>-0,695268608165218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1]+1/32" office:value-type="float" office:value="0.75" calcext:value-type="float">
            <text:p>0,75</text:p>
          </table:table-cell>
          <table:table-cell table:style-name="ce37" table:formula="of:=SQRT(1-[.B62]*[.B62])" office:value-type="float" office:value="0.661437827766148" calcext:value-type="float">
            <text:p>0,661437827766148</text:p>
          </table:table-cell>
          <table:table-cell table:style-name="ce37" table:formula="of:=-1*([.C62])" office:value-type="float" office:value="-0.661437827766148" calcext:value-type="float">
            <text:p>-0,661437827766148</text:p>
          </table:table-cell>
          <table:table-cell table:style-name="ce4" table:formula="of:=IF([.B62]&gt;=[.$B$3];[.C62];&quot;&quot;)" office:value-type="float" office:value="0.661437827766148" calcext:value-type="float">
            <text:p>0,661437827766148</text:p>
          </table:table-cell>
          <table:table-cell table:style-name="ce4" table:formula="of:=IF([.B62]&gt;=[.$B$3];[.D62];&quot;&quot;)" office:value-type="float" office:value="-0.661437827766148" calcext:value-type="float">
            <text:p>-0,661437827766148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2]+1/32" office:value-type="float" office:value="0.78125" calcext:value-type="float">
            <text:p>0,78125</text:p>
          </table:table-cell>
          <table:table-cell table:style-name="ce37" table:formula="of:=SQRT(1-[.B63]*[.B63])" office:value-type="float" office:value="0.624218261107443" calcext:value-type="float">
            <text:p>0,624218261107443</text:p>
          </table:table-cell>
          <table:table-cell table:style-name="ce37" table:formula="of:=-1*([.C63])" office:value-type="float" office:value="-0.624218261107443" calcext:value-type="float">
            <text:p>-0,624218261107443</text:p>
          </table:table-cell>
          <table:table-cell table:style-name="ce4" table:formula="of:=IF([.B63]&gt;=[.$B$3];[.C63];&quot;&quot;)" office:value-type="float" office:value="0.624218261107443" calcext:value-type="float">
            <text:p>0,624218261107443</text:p>
          </table:table-cell>
          <table:table-cell table:style-name="ce4" table:formula="of:=IF([.B63]&gt;=[.$B$3];[.D63];&quot;&quot;)" office:value-type="float" office:value="-0.624218261107443" calcext:value-type="float">
            <text:p>-0,624218261107443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3]+1/32" office:value-type="float" office:value="0.8125" calcext:value-type="float">
            <text:p>0,8125</text:p>
          </table:table-cell>
          <table:table-cell table:style-name="ce37" table:formula="of:=SQRT(1-[.B64]*[.B64])" office:value-type="float" office:value="0.582961190818051" calcext:value-type="float">
            <text:p>0,582961190818051</text:p>
          </table:table-cell>
          <table:table-cell table:style-name="ce37" table:formula="of:=-1*([.C64])" office:value-type="float" office:value="-0.582961190818051" calcext:value-type="float">
            <text:p>-0,582961190818051</text:p>
          </table:table-cell>
          <table:table-cell table:style-name="ce4" table:formula="of:=IF([.B64]&gt;=[.$B$3];[.C64];&quot;&quot;)" office:value-type="float" office:value="0.582961190818051" calcext:value-type="float">
            <text:p>0,582961190818051</text:p>
          </table:table-cell>
          <table:table-cell table:style-name="ce4" table:formula="of:=IF([.B64]&gt;=[.$B$3];[.D64];&quot;&quot;)" office:value-type="float" office:value="-0.582961190818051" calcext:value-type="float">
            <text:p>-0,582961190818051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4]+1/32" office:value-type="float" office:value="0.84375" calcext:value-type="float">
            <text:p>0,84375</text:p>
          </table:table-cell>
          <table:table-cell table:style-name="ce37" table:formula="of:=SQRT(1-[.B65]*[.B65])" office:value-type="float" office:value="0.536736376166177" calcext:value-type="float">
            <text:p>0,536736376166177</text:p>
          </table:table-cell>
          <table:table-cell table:style-name="ce37" table:formula="of:=-1*([.C65])" office:value-type="float" office:value="-0.536736376166177" calcext:value-type="float">
            <text:p>-0,536736376166177</text:p>
          </table:table-cell>
          <table:table-cell table:style-name="ce4" table:formula="of:=IF([.B65]&gt;=[.$B$3];[.C65];&quot;&quot;)" office:value-type="float" office:value="0.536736376166177" calcext:value-type="float">
            <text:p>0,536736376166177</text:p>
          </table:table-cell>
          <table:table-cell table:style-name="ce4" table:formula="of:=IF([.B65]&gt;=[.$B$3];[.D65];&quot;&quot;)" office:value-type="float" office:value="-0.536736376166177" calcext:value-type="float">
            <text:p>-0,536736376166177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5]+1/32" office:value-type="float" office:value="0.875" calcext:value-type="float">
            <text:p>0,875</text:p>
          </table:table-cell>
          <table:table-cell table:style-name="ce37" table:formula="of:=SQRT(1-[.B66]*[.B66])" office:value-type="float" office:value="0.484122918275927" calcext:value-type="float">
            <text:p>0,484122918275927</text:p>
          </table:table-cell>
          <table:table-cell table:style-name="ce37" table:formula="of:=-1*([.C66])" office:value-type="float" office:value="-0.484122918275927" calcext:value-type="float">
            <text:p>-0,484122918275927</text:p>
          </table:table-cell>
          <table:table-cell table:style-name="ce4" table:formula="of:=IF([.B66]&gt;=[.$B$3];[.C66];&quot;&quot;)" office:value-type="float" office:value="0.484122918275927" calcext:value-type="float">
            <text:p>0,484122918275927</text:p>
          </table:table-cell>
          <table:table-cell table:style-name="ce4" table:formula="of:=IF([.B66]&gt;=[.$B$3];[.D66];&quot;&quot;)" office:value-type="float" office:value="-0.484122918275927" calcext:value-type="float">
            <text:p>-0,484122918275927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6]+1/32" office:value-type="float" office:value="0.90625" calcext:value-type="float">
            <text:p>0,90625</text:p>
          </table:table-cell>
          <table:table-cell table:style-name="ce37" table:formula="of:=SQRT(1-[.B67]*[.B67])" office:value-type="float" office:value="0.422742164327146" calcext:value-type="float">
            <text:p>0,422742164327146</text:p>
          </table:table-cell>
          <table:table-cell table:style-name="ce37" table:formula="of:=-1*([.C67])" office:value-type="float" office:value="-0.422742164327146" calcext:value-type="float">
            <text:p>-0,422742164327146</text:p>
          </table:table-cell>
          <table:table-cell table:style-name="ce4" table:formula="of:=IF([.B67]&gt;=[.$B$3];[.C67];&quot;&quot;)" office:value-type="float" office:value="0.422742164327146" calcext:value-type="float">
            <text:p>0,422742164327146</text:p>
          </table:table-cell>
          <table:table-cell table:style-name="ce4" table:formula="of:=IF([.B67]&gt;=[.$B$3];[.D67];&quot;&quot;)" office:value-type="float" office:value="-0.422742164327146" calcext:value-type="float">
            <text:p>-0,422742164327146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7]+1/32" office:value-type="float" office:value="0.9375" calcext:value-type="float">
            <text:p>0,9375</text:p>
          </table:table-cell>
          <table:table-cell table:style-name="ce37" table:formula="of:=SQRT(1-[.B68]*[.B68])" office:value-type="float" office:value="0.347985272676876" calcext:value-type="float">
            <text:p>0,347985272676876</text:p>
          </table:table-cell>
          <table:table-cell table:style-name="ce37" table:formula="of:=-1*([.C68])" office:value-type="float" office:value="-0.347985272676876" calcext:value-type="float">
            <text:p>-0,347985272676876</text:p>
          </table:table-cell>
          <table:table-cell table:style-name="ce4" table:formula="of:=IF([.B68]&gt;=[.$B$3];[.C68];&quot;&quot;)" office:value-type="float" office:value="0.347985272676876" calcext:value-type="float">
            <text:p>0,347985272676876</text:p>
          </table:table-cell>
          <table:table-cell table:style-name="ce4" table:formula="of:=IF([.B68]&gt;=[.$B$3];[.D68];&quot;&quot;)" office:value-type="float" office:value="-0.347985272676876" calcext:value-type="float">
            <text:p>-0,347985272676876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5" table:formula="of:=[.B68]+1/32" office:value-type="float" office:value="0.96875" calcext:value-type="float">
            <text:p>0,96875</text:p>
          </table:table-cell>
          <table:table-cell table:style-name="ce37" table:formula="of:=SQRT(1-[.B69]*[.B69])" office:value-type="float" office:value="0.248039185412305" calcext:value-type="float">
            <text:p>0,248039185412305</text:p>
          </table:table-cell>
          <table:table-cell table:style-name="ce37" table:formula="of:=-1*([.C69])" office:value-type="float" office:value="-0.248039185412305" calcext:value-type="float">
            <text:p>-0,248039185412305</text:p>
          </table:table-cell>
          <table:table-cell table:style-name="ce4" table:formula="of:=IF([.B69]&gt;=[.$B$3];[.C69];&quot;&quot;)" office:value-type="float" office:value="0.248039185412305" calcext:value-type="float">
            <text:p>0,248039185412305</text:p>
          </table:table-cell>
          <table:table-cell table:style-name="ce4" table:formula="of:=IF([.B69]&gt;=[.$B$3];[.D69];&quot;&quot;)" office:value-type="float" office:value="-0.248039185412305" calcext:value-type="float">
            <text:p>-0,248039185412305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36" table:formula="of:=[.B69]+1/32" office:value-type="float" office:value="1" calcext:value-type="float">
            <text:p>1</text:p>
          </table:table-cell>
          <table:table-cell table:style-name="ce38" table:formula="of:=SQRT(1-[.B70]*[.B70])" office:value-type="float" office:value="0" calcext:value-type="float">
            <text:p>0</text:p>
          </table:table-cell>
          <table:table-cell table:style-name="ce38" table:formula="of:=-1*([.C70])" office:value-type="float" office:value="-0" calcext:value-type="float">
            <text:p>0</text:p>
          </table:table-cell>
          <table:table-cell table:style-name="ce4" table:formula="of:=IF([.B70]&gt;=[.$B$3];[.C70];&quot;&quot;)" office:value-type="float" office:value="0" calcext:value-type="float">
            <text:p>0</text:p>
          </table:table-cell>
          <table:table-cell table:style-name="ce4" table:formula="of:=IF([.B70]&gt;=[.$B$3];[.D70];&quot;&quot;)" office:value-type="float" office:value="-0" calcext:value-type="float">
            <text:p>0</text:p>
          </table:table-cell>
          <table:table-cell table:number-columns-repeated="1018"/>
        </table:table-row>
        <table:table-row table:style-name="ro1" table:number-rows-repeated="686">
          <table:table-cell table:style-name="Default" table:number-columns-repeated="3"/>
          <table:table-cell table:number-columns-repeated="1021"/>
        </table:table-row>
        <table:table-row table:style-name="ro1" table:number-rows-repeated="10478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en(x)=a'.A3:'sen(x)=a'.B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6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1" number:min-decimal-places="1" number:min-integer-digits="1"/>
    </number:number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number:min-decimal-places="0" number:min-integer-digits="1" number:grouping="true"/>
    </number:number-style>
    <number:number-style style:name="N10116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number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decimal-places="2" number:min-integer-digits="1" number:grouping="true"/>
    </number:number-style>
    <number:number-style style:name="N10118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2" style:volatile="true" number:language="it" number:country="IT">
      <number:fill-character> </number:fill-character>
      <number:text>- </number:text>
    </number:number-style>
    <number:text-style style:name="N10120" number:language="it" number:country="IT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1P1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1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1" number:language="it" number:country="IT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2:54:30.914000000</meta:creation-date>
    <dc:date>2022-10-13T17:53:23.841000000</dc:date>
    <meta:editing-duration>PT1H6M44S</meta:editing-duration>
    <meta:editing-cycles>8</meta:editing-cycles>
    <meta:generator>LibreOffice/7.4.2.3$Windows_X86_64 LibreOffice_project/382eef1f22670f7f4118c8c2dd222ec7ad009daf</meta:generator>
    <meta:document-statistic meta:table-count="4" meta:cell-count="349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9cm" svg:height="9cm" xlink:href=".." xlink:type="simple" chart:class="chart:scatter" chart:style-name="ch1">
        <chart:plot-area chart:style-name="ch2" table:cell-range-address="'sen(x)=a'.A6:'sen(x)=a'.C406 'sen(x)=a'.E5:'sen(x)=a'.E5 'sen(x)=a'.F7:'sen(x)=a'.F47 'sen(x)=a'.H9:'sen(x)=a'.H9 'sen(x)=a'.J9:'sen(x)=a'.J12 'sen(x)=a'.H11:'sen(x)=a'.H11" chart:data-source-has-labels="row" svg:x="0.248cm" svg:y="0.18cm" svg:width="11.953cm" svg:height="8.64cm">
          <chart:coordinate-region svg:x="0.394cm" svg:y="0.379cm" svg:width="11.713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en(x)=a'.B6:'sen(x)=a'.B406" chart:class="chart:scatter">
            <chart:domain table:cell-range-address="'sen(x)=a'.A6:'sen(x)=a'.A406"/>
            <chart:data-point chart:repeated="401"/>
          </chart:series>
          <chart:series chart:style-name="ch7" chart:values-cell-range-address="'sen(x)=a'.F7:'sen(x)=a'.F47" chart:label-cell-address="'sen(x)=a'.E5:'sen(x)=a'.E5" chart:class="chart:scatter">
            <chart:domain table:cell-range-address="'sen(x)=a'.E7:'sen(x)=a'.E47"/>
            <chart:data-point chart:repeated="41"/>
          </chart:series>
          <chart:series chart:style-name="ch8" chart:values-cell-range-address="'sen(x)=a'.J9:'sen(x)=a'.J10" chart:label-cell-address="'sen(x)=a'.H9:'sen(x)=a'.H9" chart:class="chart:scatter">
            <chart:domain table:cell-range-address="'sen(x)=a'.I9:'sen(x)=a'.I10"/>
            <chart:data-point chart:repeated="2"/>
          </chart:series>
          <chart:series chart:style-name="ch9" chart:values-cell-range-address="'sen(x)=a'.J11:'sen(x)=a'.J12" chart:label-cell-address="'sen(x)=a'.H11:'sen(x)=a'.H11" chart:class="chart:scatter">
            <chart:domain table:cell-range-address="'sen(x)=a'.I11:'sen(x)=a'.I12"/>
            <chart:data-point chart:repeated="2"/>
          </chart:series>
          <chart:series chart:style-name="ch10" chart:values-cell-range-address="'sen(x)=a'.C6:'sen(x)=a'.C406" chart:class="chart:scatter"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  <table:table-cell office:value-type="string">
                <text:p>retta</text:p>
                <draw:g>
                  <svg:desc>'sen(x)=a'.E5:'sen(x)=a'.E5</svg:desc>
                </draw:g>
              </table:table-cell>
              <table:table-cell office:value-type="string">
                <text:p>Colonna I</text:p>
              </table:table-cell>
              <table:table-cell office:value-type="string">
                <text:p>A</text:p>
                <draw:g>
                  <svg:desc>'sen(x)=a'.H9:'sen(x)=a'.H9</svg:desc>
                </draw:g>
              </table:table-cell>
              <table:table-cell office:value-type="string">
                <text:p>Colonna I</text:p>
              </table:table-cell>
              <table:table-cell office:value-type="string">
                <text:p>B</text:p>
                <draw:g>
                  <svg:desc>'sen(x)=a'.H11:'sen(x)=a'.H11</svg:desc>
                </draw:g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sen(x)=a'.A6:'sen(x)=a'.A406</svg:desc>
                </draw:g>
              </table:table-cell>
              <table:table-cell office:value-type="float" office:value="0">
                <text:p>0</text:p>
                <draw:g>
                  <svg:desc>'sen(x)=a'.B6:'sen(x)=a'.B406</svg:desc>
                </draw:g>
              </table:table-cell>
              <table:table-cell office:value-type="float" office:value="-2">
                <text:p>-2</text:p>
                <draw:g>
                  <svg:desc>'sen(x)=a'.E7:'sen(x)=a'.E47</svg:desc>
                </draw:g>
              </table:table-cell>
              <table:table-cell office:value-type="float" office:value="0.5">
                <text:p>0.5</text:p>
                <draw:g>
                  <svg:desc>'sen(x)=a'.F7:'sen(x)=a'.F47</svg:desc>
                </draw:g>
              </table:table-cell>
              <table:table-cell office:value-type="float" office:value="0.866025403784439">
                <text:p>0.866025403784439</text:p>
                <draw:g>
                  <svg:desc>'sen(x)=a'.I9:'sen(x)=a'.I10</svg:desc>
                </draw:g>
              </table:table-cell>
              <table:table-cell office:value-type="float" office:value="0.5">
                <text:p>0.5</text:p>
                <draw:g>
                  <svg:desc>'sen(x)=a'.J9:'sen(x)=a'.J10</svg:desc>
                </draw:g>
              </table:table-cell>
              <table:table-cell office:value-type="float" office:value="-0.866025403784439">
                <text:p>-0.866025403784439</text:p>
                <draw:g>
                  <svg:desc>'sen(x)=a'.I11:'sen(x)=a'.I12</svg:desc>
                </draw:g>
              </table:table-cell>
              <table:table-cell office:value-type="float" office:value="0.5">
                <text:p>0.5</text:p>
                <draw:g>
                  <svg:desc>'sen(x)=a'.J11:'sen(x)=a'.J12</svg:desc>
                </draw:g>
              </table:table-cell>
              <table:table-cell office:value-type="float" office:value="-0">
                <text:p>-0</text:p>
                <draw:g>
                  <svg:desc>'sen(x)=a'.C6:'sen(x)=a'.C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5">
                <text:p>-0.995</text:p>
              </table:table-cell>
              <table:table-cell office:value-type="float" office:value="0.0998749217771907">
                <text:p>0.0998749217771907</text:p>
              </table:table-cell>
              <table:table-cell office:value-type="float" office:value="-1.9">
                <text:p>-1.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98749217771907">
                <text:p>-0.0998749217771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-1.8">
                <text:p>-1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85">
                <text:p>-0.985</text:p>
              </table:table-cell>
              <table:table-cell office:value-type="float" office:value="0.172554339267374">
                <text:p>0.172554339267374</text:p>
              </table:table-cell>
              <table:table-cell office:value-type="float" office:value="-1.7">
                <text:p>-1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2554339267374">
                <text:p>-0.172554339267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-1.6">
                <text:p>-1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5">
                <text:p>-0.975</text:p>
              </table:table-cell>
              <table:table-cell office:value-type="float" office:value="0.22220486043289">
                <text:p>0.22220486043289</text:p>
              </table:table-cell>
              <table:table-cell office:value-type="float" office:value="-1.5">
                <text:p>-1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220486043289">
                <text:p>-0.22220486043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-1.4">
                <text:p>-1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65">
                <text:p>-0.965</text:p>
              </table:table-cell>
              <table:table-cell office:value-type="float" office:value="0.262249880838867">
                <text:p>0.262249880838867</text:p>
              </table:table-cell>
              <table:table-cell office:value-type="float" office:value="-1.3">
                <text:p>-1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2249880838867">
                <text:p>-0.26224988083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-1.2">
                <text:p>-1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55">
                <text:p>-0.955</text:p>
              </table:table-cell>
              <table:table-cell office:value-type="float" office:value="0.296605798999278">
                <text:p>0.296605798999278</text:p>
              </table:table-cell>
              <table:table-cell office:value-type="float" office:value="-1.1">
                <text:p>-1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6605798999278">
                <text:p>-0.296605798999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45">
                <text:p>-0.945</text:p>
              </table:table-cell>
              <table:table-cell office:value-type="float" office:value="0.327070328828526">
                <text:p>0.327070328828526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070328828526">
                <text:p>-0.327070328828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35">
                <text:p>-0.935</text:p>
              </table:table-cell>
              <table:table-cell office:value-type="float" office:value="0.354647712526107">
                <text:p>0.354647712526107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47712526107">
                <text:p>-0.354647712526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5">
                <text:p>-0.925</text:p>
              </table:table-cell>
              <table:table-cell office:value-type="float" office:value="0.379967103839267">
                <text:p>0.379967103839267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9967103839267">
                <text:p>-0.379967103839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5">
                <text:p>-0.915</text:p>
              </table:table-cell>
              <table:table-cell office:value-type="float" office:value="0.403453838747384">
                <text:p>0.403453838747384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3453838747384">
                <text:p>-0.403453838747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05">
                <text:p>-0.905</text:p>
              </table:table-cell>
              <table:table-cell office:value-type="float" office:value="0.425411565428116">
                <text:p>0.425411565428116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411565428116">
                <text:p>-0.425411565428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6.38378239159465E-016">
                <text:p>6.38378239159465E-0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5">
                <text:p>-0.895</text:p>
              </table:table-cell>
              <table:table-cell office:value-type="float" office:value="0.446066138593819">
                <text:p>0.446066138593819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6066138593819">
                <text:p>-0.446066138593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5">
                <text:p>-0.885</text:p>
              </table:table-cell>
              <table:table-cell office:value-type="float" office:value="0.465591022250215">
                <text:p>0.46559102225021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5591022250215">
                <text:p>-0.46559102225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75">
                <text:p>-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65">
                <text:p>-0.865</text:p>
              </table:table-cell>
              <table:table-cell office:value-type="float" office:value="0.501771860510332">
                <text:p>0.501771860510332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771860510332">
                <text:p>-0.501771860510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55">
                <text:p>-0.855</text:p>
              </table:table-cell>
              <table:table-cell office:value-type="float" office:value="0.518627997701628">
                <text:p>0.518627997701628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27997701628">
                <text:p>-0.518627997701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45">
                <text:p>-0.845</text:p>
              </table:table-cell>
              <table:table-cell office:value-type="float" office:value="0.534766304099277">
                <text:p>0.534766304099277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4766304099277">
                <text:p>-0.534766304099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35">
                <text:p>-0.835</text:p>
              </table:table-cell>
              <table:table-cell office:value-type="float" office:value="0.55024994320763">
                <text:p>0.55024994320763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024994320763">
                <text:p>-0.55024994320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25">
                <text:p>-0.825</text:p>
              </table:table-cell>
              <table:table-cell office:value-type="float" office:value="0.565132727772866">
                <text:p>0.56513272777286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5132727772866">
                <text:p>-0.565132727772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15">
                <text:p>-0.815</text:p>
              </table:table-cell>
              <table:table-cell office:value-type="float" office:value="0.579460956406901">
                <text:p>0.579460956406901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460956406901">
                <text:p>-0.57946095640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05">
                <text:p>-0.805</text:p>
              </table:table-cell>
              <table:table-cell office:value-type="float" office:value="0.593274809847848">
                <text:p>0.593274809847848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74809847848">
                <text:p>-0.593274809847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95">
                <text:p>-0.795</text:p>
              </table:table-cell>
              <table:table-cell office:value-type="float" office:value="0.606609429534359">
                <text:p>0.60660942953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609429534359">
                <text:p>-0.60660942953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85">
                <text:p>-0.785</text:p>
              </table:table-cell>
              <table:table-cell office:value-type="float" office:value="0.619495762697373">
                <text:p>0.61949576269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495762697373">
                <text:p>-0.619495762697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75">
                <text:p>-0.775</text:p>
              </table:table-cell>
              <table:table-cell office:value-type="float" office:value="0.631961232988227">
                <text:p>0.631961232988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961232988227">
                <text:p>-0.63196123298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65">
                <text:p>-0.765</text:p>
              </table:table-cell>
              <table:table-cell office:value-type="float" office:value="0.644030278791301">
                <text:p>0.64403027879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4030278791301">
                <text:p>-0.64403027879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55">
                <text:p>-0.755</text:p>
              </table:table-cell>
              <table:table-cell office:value-type="float" office:value="0.655724789831832">
                <text:p>0.65572478983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724789831832">
                <text:p>-0.655724789831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45">
                <text:p>-0.745</text:p>
              </table:table-cell>
              <table:table-cell office:value-type="float" office:value="0.667064464650906">
                <text:p>0.66706446465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7064464650906">
                <text:p>-0.667064464650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35">
                <text:p>-0.735</text:p>
              </table:table-cell>
              <table:table-cell office:value-type="float" office:value="0.678067105823605">
                <text:p>0.67806710582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8067105823605">
                <text:p>-0.678067105823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25">
                <text:p>-0.725</text:p>
              </table:table-cell>
              <table:table-cell office:value-type="float" office:value="0.688748865697796">
                <text:p>0.68874886569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8748865697796">
                <text:p>-0.688748865697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15">
                <text:p>-0.715</text:p>
              </table:table-cell>
              <table:table-cell office:value-type="float" office:value="0.699124452440336">
                <text:p>0.69912445244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124452440336">
                <text:p>-0.699124452440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05">
                <text:p>-0.705</text:p>
              </table:table-cell>
              <table:table-cell office:value-type="float" office:value="0.709207303966901">
                <text:p>0.70920730396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9207303966901">
                <text:p>-0.709207303966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95">
                <text:p>-0.695</text:p>
              </table:table-cell>
              <table:table-cell office:value-type="float" office:value="0.719009735678176">
                <text:p>0.71900973567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009735678176">
                <text:p>-0.719009735678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5">
                <text:p>-0.685</text:p>
              </table:table-cell>
              <table:table-cell office:value-type="float" office:value="0.728543066674854">
                <text:p>0.72854306667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8543066674854">
                <text:p>-0.728543066674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75">
                <text:p>-0.675</text:p>
              </table:table-cell>
              <table:table-cell office:value-type="float" office:value="0.737817728168686">
                <text:p>0.73781772816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7817728168686">
                <text:p>-0.7378177281686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65">
                <text:p>-0.665</text:p>
              </table:table-cell>
              <table:table-cell office:value-type="float" office:value="0.746843357070276">
                <text:p>0.74684335707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6843357070276">
                <text:p>-0.746843357070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55">
                <text:p>-0.655</text:p>
              </table:table-cell>
              <table:table-cell office:value-type="float" office:value="0.755628877161269">
                <text:p>0.75562887716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5628877161269">
                <text:p>-0.755628877161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45">
                <text:p>-0.645</text:p>
              </table:table-cell>
              <table:table-cell office:value-type="float" office:value="0.764182569809074">
                <text:p>0.76418256980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182569809074">
                <text:p>-0.764182569809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35">
                <text:p>-0.635</text:p>
              </table:table-cell>
              <table:table-cell office:value-type="float" office:value="0.772512135827005">
                <text:p>0.77251213582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2512135827005">
                <text:p>-0.772512135827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15">
                <text:p>-0.615</text:p>
              </table:table-cell>
              <table:table-cell office:value-type="float" office:value="0.788527107967761">
                <text:p>0.78852710796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527107967761">
                <text:p>-0.788527107967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05">
                <text:p>-0.605</text:p>
              </table:table-cell>
              <table:table-cell office:value-type="float" office:value="0.796225470579785">
                <text:p>0.79622547057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225470579785">
                <text:p>-0.796225470579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95">
                <text:p>-0.595</text:p>
              </table:table-cell>
              <table:table-cell office:value-type="float" office:value="0.803725699477129">
                <text:p>0.80372569947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725699477129">
                <text:p>-0.803725699477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85">
                <text:p>-0.585</text:p>
              </table:table-cell>
              <table:table-cell office:value-type="float" office:value="0.811033291548504">
                <text:p>0.81103329154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1033291548504">
                <text:p>-0.811033291548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75">
                <text:p>-0.575</text:p>
              </table:table-cell>
              <table:table-cell office:value-type="float" office:value="0.818153408597679">
                <text:p>0.81815340859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153408597679">
                <text:p>-0.818153408597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65">
                <text:p>-0.565</text:p>
              </table:table-cell>
              <table:table-cell office:value-type="float" office:value="0.825090904082696">
                <text:p>0.82509090408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5090904082696">
                <text:p>-0.825090904082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5">
                <text:p>-0.555</text:p>
              </table:table-cell>
              <table:table-cell office:value-type="float" office:value="0.831850347117798">
                <text:p>0.8318503471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50347117798">
                <text:p>-0.831850347117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45">
                <text:p>-0.545</text:p>
              </table:table-cell>
              <table:table-cell office:value-type="float" office:value="0.838436044072534">
                <text:p>0.83843604407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436044072534">
                <text:p>-0.838436044072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35">
                <text:p>-0.535</text:p>
              </table:table-cell>
              <table:table-cell office:value-type="float" office:value="0.844852058055137">
                <text:p>0.84485205805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4852058055137">
                <text:p>-0.844852058055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25">
                <text:p>-0.525</text:p>
              </table:table-cell>
              <table:table-cell office:value-type="float" office:value="0.85110222652746">
                <text:p>0.8511022265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110222652746">
                <text:p>-0.85110222652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15">
                <text:p>-0.515</text:p>
              </table:table-cell>
              <table:table-cell office:value-type="float" office:value="0.857190177265232">
                <text:p>0.85719017726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90177265232">
                <text:p>-0.857190177265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05">
                <text:p>-0.505</text:p>
              </table:table-cell>
              <table:table-cell office:value-type="float" office:value="0.863119342848948">
                <text:p>0.86311934284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3119342848948">
                <text:p>-0.8631193428489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495">
                <text:p>-0.495</text:p>
              </table:table-cell>
              <table:table-cell office:value-type="float" office:value="0.868892973846607">
                <text:p>0.868892973846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8892973846607">
                <text:p>-0.868892973846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85">
                <text:p>-0.485</text:p>
              </table:table-cell>
              <table:table-cell office:value-type="float" office:value="0.874514150828905">
                <text:p>0.87451415082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514150828905">
                <text:p>-0.874514150828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75">
                <text:p>-0.475</text:p>
              </table:table-cell>
              <table:table-cell office:value-type="float" office:value="0.879985795339902">
                <text:p>0.87998579533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9985795339902">
                <text:p>-0.879985795339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65">
                <text:p>-0.465</text:p>
              </table:table-cell>
              <table:table-cell office:value-type="float" office:value="0.885310679931063">
                <text:p>0.88531067993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5310679931063">
                <text:p>-0.885310679931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54999999999999">
                <text:p>-0.454999999999999</text:p>
              </table:table-cell>
              <table:table-cell office:value-type="float" office:value="0.890491437353555">
                <text:p>0.89049143735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0491437353555">
                <text:p>-0.8904914373535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45">
                <text:p>-0.445</text:p>
              </table:table-cell>
              <table:table-cell office:value-type="float" office:value="0.895530568992483">
                <text:p>0.89553056899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530568992483">
                <text:p>-0.8955305689924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34999999999999">
                <text:p>-0.434999999999999</text:p>
              </table:table-cell>
              <table:table-cell office:value-type="float" office:value="0.900430452616969">
                <text:p>0.9004304526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430452616969">
                <text:p>-0.900430452616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25">
                <text:p>-0.425</text:p>
              </table:table-cell>
              <table:table-cell office:value-type="float" office:value="0.905193349511584">
                <text:p>0.90519334951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5193349511584">
                <text:p>-0.9051933495115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14999999999999">
                <text:p>-0.414999999999999</text:p>
              </table:table-cell>
              <table:table-cell office:value-type="float" office:value="0.909821411047245">
                <text:p>0.9098214110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9821411047245">
                <text:p>-0.90982141104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04999999999999">
                <text:p>-0.404999999999999</text:p>
              </table:table-cell>
              <table:table-cell office:value-type="float" office:value="0.914316684743312">
                <text:p>0.91431668474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4316684743312">
                <text:p>-0.914316684743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94999999999999">
                <text:p>-0.394999999999999</text:p>
              </table:table-cell>
              <table:table-cell office:value-type="float" office:value="0.918681119866954">
                <text:p>0.91868111986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8681119866954">
                <text:p>-0.918681119866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84999999999999">
                <text:p>-0.384999999999999</text:p>
              </table:table-cell>
              <table:table-cell office:value-type="float" office:value="0.922916572610981">
                <text:p>0.9229165726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2916572610981">
                <text:p>-0.922916572610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74999999999999">
                <text:p>-0.374999999999999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364999999999999">
                <text:p>-0.364999999999999</text:p>
              </table:table-cell>
              <table:table-cell office:value-type="float" office:value="0.931007518766632">
                <text:p>0.93100751876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007518766632">
                <text:p>-0.931007518766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54999999999999">
                <text:p>-0.354999999999999</text:p>
              </table:table-cell>
              <table:table-cell office:value-type="float" office:value="0.934866300601322">
                <text:p>0.9348663006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4866300601322">
                <text:p>-0.934866300601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44999999999999">
                <text:p>-0.344999999999999</text:p>
              </table:table-cell>
              <table:table-cell office:value-type="float" office:value="0.938602684845936">
                <text:p>0.93860268484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8602684845936">
                <text:p>-0.9386026848459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34999999999999">
                <text:p>-0.334999999999999</text:p>
              </table:table-cell>
              <table:table-cell office:value-type="float" office:value="0.942218127611648">
                <text:p>0.94221812761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218127611648">
                <text:p>-0.942218127611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24999999999999">
                <text:p>-0.324999999999999</text:p>
              </table:table-cell>
              <table:table-cell office:value-type="float" office:value="0.945714015968887">
                <text:p>0.94571401596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714015968887">
                <text:p>-0.945714015968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14999999999999">
                <text:p>-0.314999999999999</text:p>
              </table:table-cell>
              <table:table-cell office:value-type="float" office:value="0.949091671020245">
                <text:p>0.94909167102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091671020245">
                <text:p>-0.94909167102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04999999999999">
                <text:p>-0.304999999999999</text:p>
              </table:table-cell>
              <table:table-cell office:value-type="float" office:value="0.952352350760999">
                <text:p>0.95235235076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2352350760999">
                <text:p>-0.952352350760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94999999999999">
                <text:p>-0.294999999999999</text:p>
              </table:table-cell>
              <table:table-cell office:value-type="float" office:value="0.955497252743303">
                <text:p>0.95549725274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497252743303">
                <text:p>-0.955497252743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84999999999999">
                <text:p>-0.284999999999999</text:p>
              </table:table-cell>
              <table:table-cell office:value-type="float" office:value="0.958527516558602">
                <text:p>0.95852751655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8527516558602">
                <text:p>-0.958527516558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74999999999999">
                <text:p>-0.274999999999999</text:p>
              </table:table-cell>
              <table:table-cell office:value-type="float" office:value="0.961444226151471">
                <text:p>0.96144422615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444226151471">
                <text:p>-0.961444226151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64999999999999">
                <text:p>-0.264999999999999</text:p>
              </table:table-cell>
              <table:table-cell office:value-type="float" office:value="0.964248411976914">
                <text:p>0.96424841197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248411976914">
                <text:p>-0.964248411976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54999999999999">
                <text:p>-0.254999999999999</text:p>
              </table:table-cell>
              <table:table-cell office:value-type="float" office:value="0.966941053012023">
                <text:p>0.96694105301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6941053012023">
                <text:p>-0.966941053012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44999999999999">
                <text:p>-0.244999999999999</text:p>
              </table:table-cell>
              <table:table-cell office:value-type="float" office:value="0.969523078631963">
                <text:p>0.96952307863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9523078631963">
                <text:p>-0.969523078631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34999999999999">
                <text:p>-0.234999999999999</text:p>
              </table:table-cell>
              <table:table-cell office:value-type="float" office:value="0.971995370359345">
                <text:p>0.9719953703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1995370359345">
                <text:p>-0.97199537035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24999999999999">
                <text:p>-0.224999999999999</text:p>
              </table:table-cell>
              <table:table-cell office:value-type="float" office:value="0.974358763495254">
                <text:p>0.97435876349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58763495254">
                <text:p>-0.974358763495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14999999999999">
                <text:p>-0.214999999999999</text:p>
              </table:table-cell>
              <table:table-cell office:value-type="float" office:value="0.976614048639482">
                <text:p>0.97661404863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6614048639482">
                <text:p>-0.976614048639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04999999999999">
                <text:p>-0.204999999999999</text:p>
              </table:table-cell>
              <table:table-cell office:value-type="float" office:value="0.978761973106843">
                <text:p>0.97876197310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761973106843">
                <text:p>-0.978761973106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94999999999999">
                <text:p>-0.194999999999999</text:p>
              </table:table-cell>
              <table:table-cell office:value-type="float" office:value="0.980803242245865">
                <text:p>0.98080324224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0803242245865">
                <text:p>-0.980803242245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4999999999999">
                <text:p>-0.184999999999999</text:p>
              </table:table-cell>
              <table:table-cell office:value-type="float" office:value="0.982738520665594">
                <text:p>0.98273852066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738520665594">
                <text:p>-0.982738520665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74999999999999">
                <text:p>-0.174999999999999</text:p>
              </table:table-cell>
              <table:table-cell office:value-type="float" office:value="0.984568433375761">
                <text:p>0.98456843337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568433375761">
                <text:p>-0.984568433375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64999999999999">
                <text:p>-0.164999999999999</text:p>
              </table:table-cell>
              <table:table-cell office:value-type="float" office:value="0.986293566845085">
                <text:p>0.98629356684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293566845085">
                <text:p>-0.986293566845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54999999999999">
                <text:p>-0.154999999999999</text:p>
              </table:table-cell>
              <table:table-cell office:value-type="float" office:value="0.987914469982093">
                <text:p>0.98791446998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914469982093">
                <text:p>-0.9879144699820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44999999999999">
                <text:p>-0.144999999999999</text:p>
              </table:table-cell>
              <table:table-cell office:value-type="float" office:value="0.989431655042429">
                <text:p>0.98943165504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9431655042429">
                <text:p>-0.989431655042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34999999999999">
                <text:p>-0.134999999999999</text:p>
              </table:table-cell>
              <table:table-cell office:value-type="float" office:value="0.99084559846628">
                <text:p>0.9908455984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84559846628">
                <text:p>-0.990845598466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4999999999999">
                <text:p>-0.124999999999999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14999999999999">
                <text:p>-0.114999999999999</text:p>
              </table:table-cell>
              <table:table-cell office:value-type="float" office:value="0.993365491649474">
                <text:p>0.99336549164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365491649474">
                <text:p>-0.993365491649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04999999999999">
                <text:p>-0.104999999999999</text:p>
              </table:table-cell>
              <table:table-cell office:value-type="float" office:value="0.994472221834275">
                <text:p>0.99447222183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472221834275">
                <text:p>-0.9944722218342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49999999999992">
                <text:p>-0.0949999999999992</text:p>
              </table:table-cell>
              <table:table-cell office:value-type="float" office:value="0.995477272467835">
                <text:p>0.99547727246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477272467835">
                <text:p>-0.995477272467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49999999999992">
                <text:p>-0.0849999999999992</text:p>
              </table:table-cell>
              <table:table-cell office:value-type="float" office:value="0.996380951243047">
                <text:p>0.9963809512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380951243047">
                <text:p>-0.9963809512430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49999999999992">
                <text:p>-0.0749999999999992</text:p>
              </table:table-cell>
              <table:table-cell office:value-type="float" office:value="0.997183533758957">
                <text:p>0.99718353375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183533758957">
                <text:p>-0.997183533758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649999999999992">
                <text:p>-0.0649999999999992</text:p>
              </table:table-cell>
              <table:table-cell office:value-type="float" office:value="0.99788526394571">
                <text:p>0.9978852639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88526394571">
                <text:p>-0.99788526394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49999999999992">
                <text:p>-0.0549999999999992</text:p>
              </table:table-cell>
              <table:table-cell office:value-type="float" office:value="0.998486354438557">
                <text:p>0.99848635443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486354438557">
                <text:p>-0.9984863544385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49999999999992">
                <text:p>-0.0449999999999992</text:p>
              </table:table-cell>
              <table:table-cell office:value-type="float" office:value="0.998986986902232">
                <text:p>0.9989869869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986986902232">
                <text:p>-0.9989869869022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349999999999992">
                <text:p>-0.0349999999999992</text:p>
              </table:table-cell>
              <table:table-cell office:value-type="float" office:value="0.999387312306895">
                <text:p>0.99938731230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87312306895">
                <text:p>-0.9993873123068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49999999999992">
                <text:p>-0.0249999999999992</text:p>
              </table:table-cell>
              <table:table-cell office:value-type="float" office:value="0.99968745115661">
                <text:p>0.999687451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68745115661">
                <text:p>-0.99968745115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49999999999992">
                <text:p>-0.0149999999999992</text:p>
              </table:table-cell>
              <table:table-cell office:value-type="float" office:value="0.999887493671163">
                <text:p>0.99988749367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87493671163">
                <text:p>-0.9998874936711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999999999999918">
                <text:p>-0.0099999999999991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499999999999918">
                <text:p>-0.00499999999999918</text:p>
              </table:table-cell>
              <table:table-cell office:value-type="float" office:value="0.999987499921874">
                <text:p>0.9999874999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87499921874">
                <text:p>-0.999987499921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2052420413703E-016">
                <text:p>8.2052420413703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00000000000082">
                <text:p>0.00500000000000082</text:p>
              </table:table-cell>
              <table:table-cell office:value-type="float" office:value="0.999987499921874">
                <text:p>0.9999874999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87499921874">
                <text:p>-0.999987499921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0000000000008">
                <text:p>0.0150000000000008</text:p>
              </table:table-cell>
              <table:table-cell office:value-type="float" office:value="0.999887493671163">
                <text:p>0.99988749367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87493671163">
                <text:p>-0.9998874936711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50000000000008">
                <text:p>0.0250000000000008</text:p>
              </table:table-cell>
              <table:table-cell office:value-type="float" office:value="0.99968745115661">
                <text:p>0.999687451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68745115661">
                <text:p>-0.99968745115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50000000000008">
                <text:p>0.0350000000000008</text:p>
              </table:table-cell>
              <table:table-cell office:value-type="float" office:value="0.999387312306895">
                <text:p>0.99938731230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87312306895">
                <text:p>-0.9993873123068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50000000000008">
                <text:p>0.0450000000000008</text:p>
              </table:table-cell>
              <table:table-cell office:value-type="float" office:value="0.998986986902232">
                <text:p>0.9989869869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986986902232">
                <text:p>-0.998986986902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50000000000008">
                <text:p>0.0550000000000008</text:p>
              </table:table-cell>
              <table:table-cell office:value-type="float" office:value="0.998486354438557">
                <text:p>0.99848635443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486354438557">
                <text:p>-0.998486354438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50000000000008">
                <text:p>0.0650000000000008</text:p>
              </table:table-cell>
              <table:table-cell office:value-type="float" office:value="0.99788526394571">
                <text:p>0.9978852639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88526394571">
                <text:p>-0.997885263945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50000000000008">
                <text:p>0.0750000000000008</text:p>
              </table:table-cell>
              <table:table-cell office:value-type="float" office:value="0.997183533758956">
                <text:p>0.99718353375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183533758956">
                <text:p>-0.9971835337589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50000000000008">
                <text:p>0.0850000000000008</text:p>
              </table:table-cell>
              <table:table-cell office:value-type="float" office:value="0.996380951243047">
                <text:p>0.9963809512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380951243047">
                <text:p>-0.9963809512430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00000000000008">
                <text:p>0.0900000000000008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50000000000008">
                <text:p>0.0950000000000008</text:p>
              </table:table-cell>
              <table:table-cell office:value-type="float" office:value="0.995477272467835">
                <text:p>0.99547727246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477272467835">
                <text:p>-0.9954772724678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5000000000001">
                <text:p>0.105000000000001</text:p>
              </table:table-cell>
              <table:table-cell office:value-type="float" office:value="0.994472221834275">
                <text:p>0.99447222183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472221834275">
                <text:p>-0.9944722218342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15000000000001">
                <text:p>0.115000000000001</text:p>
              </table:table-cell>
              <table:table-cell office:value-type="float" office:value="0.993365491649473">
                <text:p>0.99336549164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365491649473">
                <text:p>-0.9933654916494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25000000000001">
                <text:p>0.125000000000001</text:p>
              </table:table-cell>
              <table:table-cell office:value-type="float" office:value="0.992156741649221">
                <text:p>0.9921567416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156741649221">
                <text:p>-0.9921567416492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5000000000001">
                <text:p>0.135000000000001</text:p>
              </table:table-cell>
              <table:table-cell office:value-type="float" office:value="0.99084559846628">
                <text:p>0.9908455984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84559846628">
                <text:p>-0.990845598466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5000000000001">
                <text:p>0.145000000000001</text:p>
              </table:table-cell>
              <table:table-cell office:value-type="float" office:value="0.989431655042429">
                <text:p>0.98943165504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9431655042429">
                <text:p>-0.9894316550424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5000000000001">
                <text:p>0.155000000000001</text:p>
              </table:table-cell>
              <table:table-cell office:value-type="float" office:value="0.987914469982093">
                <text:p>0.98791446998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914469982093">
                <text:p>-0.987914469982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5000000000001">
                <text:p>0.165000000000001</text:p>
              </table:table-cell>
              <table:table-cell office:value-type="float" office:value="0.986293566845085">
                <text:p>0.98629356684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293566845085">
                <text:p>-0.986293566845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984568433375761">
                <text:p>0.98456843337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568433375761">
                <text:p>-0.9845684333757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5000000000001">
                <text:p>0.185000000000001</text:p>
              </table:table-cell>
              <table:table-cell office:value-type="float" office:value="0.982738520665594">
                <text:p>0.98273852066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738520665594">
                <text:p>-0.9827385206655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95000000000001">
                <text:p>0.195000000000001</text:p>
              </table:table-cell>
              <table:table-cell office:value-type="float" office:value="0.980803242245864">
                <text:p>0.98080324224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0803242245864">
                <text:p>-0.980803242245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05000000000001">
                <text:p>0.205000000000001</text:p>
              </table:table-cell>
              <table:table-cell office:value-type="float" office:value="0.978761973106843">
                <text:p>0.97876197310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761973106843">
                <text:p>-0.978761973106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5000000000001">
                <text:p>0.215000000000001</text:p>
              </table:table-cell>
              <table:table-cell office:value-type="float" office:value="0.976614048639481">
                <text:p>0.97661404863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6614048639481">
                <text:p>-0.9766140486394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5000000000001">
                <text:p>0.225000000000001</text:p>
              </table:table-cell>
              <table:table-cell office:value-type="float" office:value="0.974358763495254">
                <text:p>0.97435876349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58763495254">
                <text:p>-0.9743587634952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5000000000001">
                <text:p>0.235000000000001</text:p>
              </table:table-cell>
              <table:table-cell office:value-type="float" office:value="0.971995370359345">
                <text:p>0.9719953703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1995370359345">
                <text:p>-0.9719953703593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5000000000001">
                <text:p>0.245000000000001</text:p>
              </table:table-cell>
              <table:table-cell office:value-type="float" office:value="0.969523078631963">
                <text:p>0.96952307863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9523078631963">
                <text:p>-0.969523078631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5000000000001">
                <text:p>0.255000000000001</text:p>
              </table:table-cell>
              <table:table-cell office:value-type="float" office:value="0.966941053012023">
                <text:p>0.96694105301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6941053012023">
                <text:p>-0.9669410530120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5000000000001">
                <text:p>0.265000000000001</text:p>
              </table:table-cell>
              <table:table-cell office:value-type="float" office:value="0.964248411976913">
                <text:p>0.96424841197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248411976913">
                <text:p>-0.9642484119769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75000000000001">
                <text:p>0.275000000000001</text:p>
              </table:table-cell>
              <table:table-cell office:value-type="float" office:value="0.96144422615147">
                <text:p>0.9614442261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44422615147">
                <text:p>-0.96144422615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5000000000001">
                <text:p>0.285000000000001</text:p>
              </table:table-cell>
              <table:table-cell office:value-type="float" office:value="0.958527516558601">
                <text:p>0.95852751655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8527516558601">
                <text:p>-0.958527516558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5000000000001">
                <text:p>0.295000000000001</text:p>
              </table:table-cell>
              <table:table-cell office:value-type="float" office:value="0.955497252743303">
                <text:p>0.95549725274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497252743303">
                <text:p>-0.955497252743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05000000000001">
                <text:p>0.305000000000001</text:p>
              </table:table-cell>
              <table:table-cell office:value-type="float" office:value="0.952352350760998">
                <text:p>0.95235235076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2352350760998">
                <text:p>-0.952352350760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15000000000001">
                <text:p>0.315000000000001</text:p>
              </table:table-cell>
              <table:table-cell office:value-type="float" office:value="0.949091671020244">
                <text:p>0.94909167102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091671020244">
                <text:p>-0.949091671020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25000000000001">
                <text:p>0.325000000000001</text:p>
              </table:table-cell>
              <table:table-cell office:value-type="float" office:value="0.945714015968886">
                <text:p>0.94571401596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714015968886">
                <text:p>-0.9457140159688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5000000000001">
                <text:p>0.335000000000001</text:p>
              </table:table-cell>
              <table:table-cell office:value-type="float" office:value="0.942218127611648">
                <text:p>0.94221812761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218127611648">
                <text:p>-0.9422181276116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5000000000001">
                <text:p>0.345000000000001</text:p>
              </table:table-cell>
              <table:table-cell office:value-type="float" office:value="0.938602684845936">
                <text:p>0.93860268484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8602684845936">
                <text:p>-0.938602684845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55000000000001">
                <text:p>0.355000000000001</text:p>
              </table:table-cell>
              <table:table-cell office:value-type="float" office:value="0.934866300601321">
                <text:p>0.93486630060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4866300601321">
                <text:p>-0.9348663006013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5000000000001">
                <text:p>0.365000000000001</text:p>
              </table:table-cell>
              <table:table-cell office:value-type="float" office:value="0.931007518766631">
                <text:p>0.93100751876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007518766631">
                <text:p>-0.931007518766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5000000000001">
                <text:p>0.375000000000001</text:p>
              </table:table-cell>
              <table:table-cell office:value-type="float" office:value="0.927024810886957">
                <text:p>0.9270248108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024810886957">
                <text:p>-0.9270248108869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5000000000001">
                <text:p>0.385000000000001</text:p>
              </table:table-cell>
              <table:table-cell office:value-type="float" office:value="0.92291657261098">
                <text:p>0.9229165726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291657261098">
                <text:p>-0.922916572610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5000000000001">
                <text:p>0.395000000000001</text:p>
              </table:table-cell>
              <table:table-cell office:value-type="float" office:value="0.918681119866953">
                <text:p>0.91868111986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8681119866953">
                <text:p>-0.918681119866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05000000000001">
                <text:p>0.405000000000001</text:p>
              </table:table-cell>
              <table:table-cell office:value-type="float" office:value="0.914316684743311">
                <text:p>0.91431668474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4316684743311">
                <text:p>-0.914316684743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15000000000001">
                <text:p>0.415000000000001</text:p>
              </table:table-cell>
              <table:table-cell office:value-type="float" office:value="0.909821411047244">
                <text:p>0.90982141104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9821411047244">
                <text:p>-0.9098214110472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5000000000001">
                <text:p>0.425000000000001</text:p>
              </table:table-cell>
              <table:table-cell office:value-type="float" office:value="0.905193349511583">
                <text:p>0.90519334951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5193349511583">
                <text:p>-0.9051933495115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5000000000001">
                <text:p>0.435000000000001</text:p>
              </table:table-cell>
              <table:table-cell office:value-type="float" office:value="0.900430452616969">
                <text:p>0.9004304526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430452616969">
                <text:p>-0.9004304526169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5000000000001">
                <text:p>0.445000000000001</text:p>
              </table:table-cell>
              <table:table-cell office:value-type="float" office:value="0.895530568992482">
                <text:p>0.89553056899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530568992482">
                <text:p>-0.8955305689924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5000000000001">
                <text:p>0.455000000000001</text:p>
              </table:table-cell>
              <table:table-cell office:value-type="float" office:value="0.890491437353554">
                <text:p>0.89049143735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0491437353554">
                <text:p>-0.8904914373535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5000000000001">
                <text:p>0.465000000000001</text:p>
              </table:table-cell>
              <table:table-cell office:value-type="float" office:value="0.885310679931062">
                <text:p>0.88531067993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5310679931062">
                <text:p>-0.8853106799310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75000000000001">
                <text:p>0.475000000000001</text:p>
              </table:table-cell>
              <table:table-cell office:value-type="float" office:value="0.879985795339901">
                <text:p>0.87998579533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9985795339901">
                <text:p>-0.8799857953399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85000000000001">
                <text:p>0.485000000000001</text:p>
              </table:table-cell>
              <table:table-cell office:value-type="float" office:value="0.874514150828904">
                <text:p>0.87451415082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514150828904">
                <text:p>-0.874514150828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95000000000001">
                <text:p>0.495000000000001</text:p>
              </table:table-cell>
              <table:table-cell office:value-type="float" office:value="0.868892973846606">
                <text:p>0.86889297384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8892973846606">
                <text:p>-0.8688929738466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05000000000001">
                <text:p>0.505000000000001</text:p>
              </table:table-cell>
              <table:table-cell office:value-type="float" office:value="0.863119342848947">
                <text:p>0.86311934284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3119342848947">
                <text:p>-0.863119342848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5000000000001">
                <text:p>0.515000000000001</text:p>
              </table:table-cell>
              <table:table-cell office:value-type="float" office:value="0.857190177265231">
                <text:p>0.85719017726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90177265231">
                <text:p>-0.8571901772652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25000000000001">
                <text:p>0.525000000000001</text:p>
              </table:table-cell>
              <table:table-cell office:value-type="float" office:value="0.851102226527459">
                <text:p>0.8511022265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1102226527459">
                <text:p>-0.8511022265274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35000000000001">
                <text:p>0.535000000000001</text:p>
              </table:table-cell>
              <table:table-cell office:value-type="float" office:value="0.844852058055136">
                <text:p>0.84485205805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4852058055136">
                <text:p>-0.8448520580551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45000000000001">
                <text:p>0.545000000000001</text:p>
              </table:table-cell>
              <table:table-cell office:value-type="float" office:value="0.838436044072533">
                <text:p>0.83843604407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436044072533">
                <text:p>-0.8384360440725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55000000000001">
                <text:p>0.555000000000001</text:p>
              </table:table-cell>
              <table:table-cell office:value-type="float" office:value="0.831850347117797">
                <text:p>0.83185034711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50347117797">
                <text:p>-0.8318503471177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65000000000001">
                <text:p>0.565000000000001</text:p>
              </table:table-cell>
              <table:table-cell office:value-type="float" office:value="0.825090904082695">
                <text:p>0.82509090408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5090904082695">
                <text:p>-0.825090904082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75000000000001">
                <text:p>0.575000000000001</text:p>
              </table:table-cell>
              <table:table-cell office:value-type="float" office:value="0.818153408597678">
                <text:p>0.8181534085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153408597678">
                <text:p>-0.8181534085976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5000000000001">
                <text:p>0.585000000000001</text:p>
              </table:table-cell>
              <table:table-cell office:value-type="float" office:value="0.811033291548503">
                <text:p>0.81103329154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1033291548503">
                <text:p>-0.8110332915485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5000000000001">
                <text:p>0.595000000000001</text:p>
              </table:table-cell>
              <table:table-cell office:value-type="float" office:value="0.803725699477128">
                <text:p>0.80372569947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725699477128">
                <text:p>-0.8037256994771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05000000000001">
                <text:p>0.605000000000001</text:p>
              </table:table-cell>
              <table:table-cell office:value-type="float" office:value="0.796225470579784">
                <text:p>0.79622547057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225470579784">
                <text:p>-0.796225470579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15000000000001">
                <text:p>0.615000000000001</text:p>
              </table:table-cell>
              <table:table-cell office:value-type="float" office:value="0.788527107967759">
                <text:p>0.78852710796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527107967759">
                <text:p>-0.7885271079677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25000000000001">
                <text:p>0.625000000000001</text:p>
              </table:table-cell>
              <table:table-cell office:value-type="float" office:value="0.780624749799799">
                <text:p>0.78062474979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624749799799">
                <text:p>-0.7806247497997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35000000000001">
                <text:p>0.635000000000001</text:p>
              </table:table-cell>
              <table:table-cell office:value-type="float" office:value="0.772512135827003">
                <text:p>0.77251213582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2512135827003">
                <text:p>-0.772512135827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45000000000001">
                <text:p>0.645000000000001</text:p>
              </table:table-cell>
              <table:table-cell office:value-type="float" office:value="0.764182569809073">
                <text:p>0.76418256980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182569809073">
                <text:p>-0.7641825698090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55000000000001">
                <text:p>0.655000000000001</text:p>
              </table:table-cell>
              <table:table-cell office:value-type="float" office:value="0.755628877161268">
                <text:p>0.75562887716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5628877161268">
                <text:p>-0.755628877161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0.746843357070275">
                <text:p>0.74684335707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6843357070275">
                <text:p>-0.7468433570702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7">
                <text:p>0.74236109811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7">
                <text:p>-0.742361098118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5000000000001">
                <text:p>0.675000000000001</text:p>
              </table:table-cell>
              <table:table-cell office:value-type="float" office:value="0.737817728168684">
                <text:p>0.73781772816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7817728168684">
                <text:p>-0.7378177281686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0.728543066674852">
                <text:p>0.72854306667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8543066674852">
                <text:p>-0.7285430666748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95000000000001">
                <text:p>0.695000000000001</text:p>
              </table:table-cell>
              <table:table-cell office:value-type="float" office:value="0.719009735678174">
                <text:p>0.71900973567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009735678174">
                <text:p>-0.7190097356781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0.709207303966899">
                <text:p>0.70920730396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9207303966899">
                <text:p>-0.7092073039668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0.699124452440335">
                <text:p>0.69912445244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124452440335">
                <text:p>-0.699124452440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688748865697794">
                <text:p>0.6887488656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8748865697794">
                <text:p>-0.6887488656977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0.678067105823604">
                <text:p>0.67806710582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8067105823604">
                <text:p>-0.6780671058236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0.667064464650905">
                <text:p>0.66706446465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7064464650905">
                <text:p>-0.6670644646509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0.65572478983183">
                <text:p>0.6557247898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72478983183">
                <text:p>-0.65572478983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0.644030278791299">
                <text:p>0.64403027879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4030278791299">
                <text:p>-0.6440302787912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631961232988225">
                <text:p>0.63196123298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961232988225">
                <text:p>-0.6319612329882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.619495762697371">
                <text:p>0.61949576269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495762697371">
                <text:p>-0.6194957626973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1">
                <text:p>0.61310684223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1">
                <text:p>-0.6131068422387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.606609429534357">
                <text:p>0.60660942953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609429534357">
                <text:p>-0.606609429534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0.593274809847846">
                <text:p>0.59327480984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74809847846">
                <text:p>-0.5932748098478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0.579460956406899">
                <text:p>0.57946095640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460956406899">
                <text:p>-0.5794609564068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5">
                <text:p>0.5723635208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5">
                <text:p>-0.5723635208501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565132727772864">
                <text:p>0.56513272777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5132727772864">
                <text:p>-0.5651327277728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.550249943207628">
                <text:p>0.55024994320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0249943207628">
                <text:p>-0.5502499432076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.534766304099274">
                <text:p>0.534766304099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4766304099274">
                <text:p>-0.5347663040992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0.518627997701626">
                <text:p>0.5186279977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27997701626">
                <text:p>-0.5186279977016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0.50177186051033">
                <text:p>0.5017718605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77186051033">
                <text:p>-0.501771860510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484122918275924">
                <text:p>0.48412291827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122918275924">
                <text:p>-0.4841229182759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0.465591022250212">
                <text:p>0.4655910222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5591022250212">
                <text:p>-0.4655910222502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0.446066138593816">
                <text:p>0.44606613859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6066138593816">
                <text:p>-0.4460661385938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4">
                <text:p>0.43588989435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4">
                <text:p>-0.435889894354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05000000000002">
                <text:p>0.905000000000002</text:p>
              </table:table-cell>
              <table:table-cell office:value-type="float" office:value="0.425411565428113">
                <text:p>0.42541156542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411565428113">
                <text:p>-0.425411565428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4">
                <text:p>0.41460824883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4">
                <text:p>-0.4146082488325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0.403453838747381">
                <text:p>0.40345383874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3453838747381">
                <text:p>-0.4034538387473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379967103839263">
                <text:p>0.3799671038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9967103839263">
                <text:p>-0.3799671038392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0.367559518989778">
                <text:p>0.36755951898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8">
                <text:p>-0.3675595189897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0.354647712526103">
                <text:p>0.35464771252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47712526103">
                <text:p>-0.354647712526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5">
                <text:p>0.34117444218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5">
                <text:p>-0.3411744421846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45000000000002">
                <text:p>0.945000000000002</text:p>
              </table:table-cell>
              <table:table-cell office:value-type="float" office:value="0.327070328828521">
                <text:p>0.32707032882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070328828521">
                <text:p>-0.327070328828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5">
                <text:p>0.31224989991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5">
                <text:p>-0.3122498999199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55000000000002">
                <text:p>0.955000000000002</text:p>
              </table:table-cell>
              <table:table-cell office:value-type="float" office:value="0.296605798999273">
                <text:p>0.29660579899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6605798999273">
                <text:p>-0.2966057989992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0.262249880838861">
                <text:p>0.26224988083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2249880838861">
                <text:p>-0.2622498808388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0.243104915622858">
                <text:p>0.24310491562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8">
                <text:p>-0.2431049156228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222204860432883">
                <text:p>0.22220486043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2204860432883">
                <text:p>-0.2222048604328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0.198997487421316">
                <text:p>0.19899748742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6">
                <text:p>-0.1989974874213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85000000000002">
                <text:p>0.985000000000002</text:p>
              </table:table-cell>
              <table:table-cell office:value-type="float" office:value="0.172554339267365">
                <text:p>0.17255433926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2554339267365">
                <text:p>-0.172554339267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8">
                <text:p>0.14106735979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8">
                <text:p>-0.141067359796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000000000002">
                <text:p>0.995000000000002</text:p>
              </table:table-cell>
              <table:table-cell office:value-type="float" office:value="0.0998749217771757">
                <text:p>0.099874921777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8749217771757">
                <text:p>-0.09987492177717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9cm" svg:height="9cm" xlink:href=".." xlink:type="simple" chart:class="chart:scatter" chart:style-name="ch1">
        <chart:plot-area chart:style-name="ch2" table:cell-range-address="'cos(x)=b'.A6:'cos(x)=b'.C406 'cos(x)=b'.E5:'cos(x)=b'.E5 'cos(x)=b'.F7:'cos(x)=b'.F47 'cos(x)=b'.H9:'cos(x)=b'.H9 'cos(x)=b'.J9:'cos(x)=b'.J12 'cos(x)=b'.H11:'cos(x)=b'.H11" chart:data-source-has-labels="row" svg:x="0.248cm" svg:y="0.18cm" svg:width="11.953cm" svg:height="8.64cm">
          <chart:coordinate-region svg:x="0.394cm" svg:y="0.379cm" svg:width="11.713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os(x)=b'.B6:'cos(x)=b'.B406" chart:class="chart:scatter">
            <chart:domain table:cell-range-address="'cos(x)=b'.A6:'cos(x)=b'.A406"/>
            <chart:data-point chart:repeated="401"/>
          </chart:series>
          <chart:series chart:style-name="ch7" chart:values-cell-range-address="'cos(x)=b'.F7:'cos(x)=b'.F47" chart:label-cell-address="'cos(x)=b'.E5:'cos(x)=b'.E5" chart:class="chart:scatter">
            <chart:domain table:cell-range-address="'cos(x)=b'.E7:'cos(x)=b'.E47"/>
            <chart:data-point chart:repeated="41"/>
          </chart:series>
          <chart:series chart:style-name="ch8" chart:values-cell-range-address="'cos(x)=b'.J9:'cos(x)=b'.J10" chart:label-cell-address="'cos(x)=b'.H9:'cos(x)=b'.H9" chart:class="chart:scatter">
            <chart:domain table:cell-range-address="'cos(x)=b'.I9:'cos(x)=b'.I10"/>
            <chart:data-point chart:repeated="2"/>
          </chart:series>
          <chart:series chart:style-name="ch9" chart:values-cell-range-address="'cos(x)=b'.J11:'cos(x)=b'.J12" chart:label-cell-address="'cos(x)=b'.H11:'cos(x)=b'.H11" chart:class="chart:scatter">
            <chart:domain table:cell-range-address="'cos(x)=b'.I11:'cos(x)=b'.I12"/>
            <chart:data-point chart:repeated="2"/>
          </chart:series>
          <chart:series chart:style-name="ch10" chart:values-cell-range-address="'cos(x)=b'.C6:'cos(x)=b'.C406" chart:class="chart:scatter"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  <table:table-cell office:value-type="string">
                <text:p>retta</text:p>
                <draw:g>
                  <svg:desc>'cos(x)=b'.E5:'cos(x)=b'.E5</svg:desc>
                </draw:g>
              </table:table-cell>
              <table:table-cell office:value-type="string">
                <text:p>Colonna I</text:p>
              </table:table-cell>
              <table:table-cell office:value-type="string">
                <text:p>A</text:p>
                <draw:g>
                  <svg:desc>'cos(x)=b'.H9:'cos(x)=b'.H9</svg:desc>
                </draw:g>
              </table:table-cell>
              <table:table-cell office:value-type="string">
                <text:p>Colonna I</text:p>
              </table:table-cell>
              <table:table-cell office:value-type="string">
                <text:p>B</text:p>
                <draw:g>
                  <svg:desc>'cos(x)=b'.H11:'cos(x)=b'.H11</svg:desc>
                </draw:g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cos(x)=b'.A6:'cos(x)=b'.A406</svg:desc>
                </draw:g>
              </table:table-cell>
              <table:table-cell office:value-type="float" office:value="0">
                <text:p>0</text:p>
                <draw:g>
                  <svg:desc>'cos(x)=b'.B6:'cos(x)=b'.B406</svg:desc>
                </draw:g>
              </table:table-cell>
              <table:table-cell office:value-type="float" office:value="0.5">
                <text:p>0.5</text:p>
                <draw:g>
                  <svg:desc>'cos(x)=b'.E7:'cos(x)=b'.E47</svg:desc>
                </draw:g>
              </table:table-cell>
              <table:table-cell office:value-type="float" office:value="-2">
                <text:p>-2</text:p>
                <draw:g>
                  <svg:desc>'cos(x)=b'.F7:'cos(x)=b'.F47</svg:desc>
                </draw:g>
              </table:table-cell>
              <table:table-cell office:value-type="float" office:value="0.5">
                <text:p>0.5</text:p>
                <draw:g>
                  <svg:desc>'cos(x)=b'.I9:'cos(x)=b'.I10</svg:desc>
                </draw:g>
              </table:table-cell>
              <table:table-cell office:value-type="float" office:value="0.866025403784439">
                <text:p>0.866025403784439</text:p>
                <draw:g>
                  <svg:desc>'cos(x)=b'.J9:'cos(x)=b'.J10</svg:desc>
                </draw:g>
              </table:table-cell>
              <table:table-cell office:value-type="float" office:value="0.5">
                <text:p>0.5</text:p>
                <draw:g>
                  <svg:desc>'cos(x)=b'.I11:'cos(x)=b'.I12</svg:desc>
                </draw:g>
              </table:table-cell>
              <table:table-cell office:value-type="float" office:value="-0.866025403784439">
                <text:p>-0.866025403784439</text:p>
                <draw:g>
                  <svg:desc>'cos(x)=b'.J11:'cos(x)=b'.J12</svg:desc>
                </draw:g>
              </table:table-cell>
              <table:table-cell office:value-type="float" office:value="-0">
                <text:p>-0</text:p>
                <draw:g>
                  <svg:desc>'cos(x)=b'.C6:'cos(x)=b'.C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5">
                <text:p>-0.995</text:p>
              </table:table-cell>
              <table:table-cell office:value-type="float" office:value="0.0998749217771907">
                <text:p>0.0998749217771907</text:p>
              </table:table-cell>
              <table:table-cell office:value-type="float" office:value="0.5">
                <text:p>0.5</text:p>
              </table:table-cell>
              <table:table-cell office:value-type="float" office:value="-1.9">
                <text:p>-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98749217771907">
                <text:p>-0.0998749217771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0.5">
                <text:p>0.5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85">
                <text:p>-0.985</text:p>
              </table:table-cell>
              <table:table-cell office:value-type="float" office:value="0.172554339267374">
                <text:p>0.172554339267374</text:p>
              </table:table-cell>
              <table:table-cell office:value-type="float" office:value="0.5">
                <text:p>0.5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2554339267374">
                <text:p>-0.172554339267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0.5">
                <text:p>0.5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5">
                <text:p>-0.975</text:p>
              </table:table-cell>
              <table:table-cell office:value-type="float" office:value="0.22220486043289">
                <text:p>0.22220486043289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220486043289">
                <text:p>-0.22220486043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0.5">
                <text:p>0.5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65">
                <text:p>-0.965</text:p>
              </table:table-cell>
              <table:table-cell office:value-type="float" office:value="0.262249880838867">
                <text:p>0.262249880838867</text:p>
              </table:table-cell>
              <table:table-cell office:value-type="float" office:value="0.5">
                <text:p>0.5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2249880838867">
                <text:p>-0.26224988083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55">
                <text:p>-0.955</text:p>
              </table:table-cell>
              <table:table-cell office:value-type="float" office:value="0.296605798999278">
                <text:p>0.296605798999278</text:p>
              </table:table-cell>
              <table:table-cell office:value-type="float" office:value="0.5">
                <text:p>0.5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6605798999278">
                <text:p>-0.296605798999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0.5">
                <text:p>0.5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45">
                <text:p>-0.945</text:p>
              </table:table-cell>
              <table:table-cell office:value-type="float" office:value="0.327070328828526">
                <text:p>0.327070328828526</text:p>
              </table:table-cell>
              <table:table-cell office:value-type="float" office:value="0.5">
                <text:p>0.5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070328828526">
                <text:p>-0.327070328828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0.5">
                <text:p>0.5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35">
                <text:p>-0.935</text:p>
              </table:table-cell>
              <table:table-cell office:value-type="float" office:value="0.354647712526107">
                <text:p>0.354647712526107</text:p>
              </table:table-cell>
              <table:table-cell office:value-type="float" office:value="0.5">
                <text:p>0.5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47712526107">
                <text:p>-0.354647712526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0.5">
                <text:p>0.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5">
                <text:p>-0.925</text:p>
              </table:table-cell>
              <table:table-cell office:value-type="float" office:value="0.379967103839267">
                <text:p>0.379967103839267</text:p>
              </table:table-cell>
              <table:table-cell office:value-type="float" office:value="0.5">
                <text:p>0.5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9967103839267">
                <text:p>-0.379967103839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0.5">
                <text:p>0.5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5">
                <text:p>-0.915</text:p>
              </table:table-cell>
              <table:table-cell office:value-type="float" office:value="0.403453838747384">
                <text:p>0.403453838747384</text:p>
              </table:table-cell>
              <table:table-cell office:value-type="float" office:value="0.5">
                <text:p>0.5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3453838747384">
                <text:p>-0.403453838747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0.5">
                <text:p>0.5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05">
                <text:p>-0.905</text:p>
              </table:table-cell>
              <table:table-cell office:value-type="float" office:value="0.425411565428116">
                <text:p>0.425411565428116</text:p>
              </table:table-cell>
              <table:table-cell office:value-type="float" office:value="0.5">
                <text:p>0.5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411565428116">
                <text:p>-0.425411565428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0.5">
                <text:p>0.5</text:p>
              </table:table-cell>
              <table:table-cell office:value-type="float" office:value="6.38378239159465E-016">
                <text:p>6.38378239159465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5">
                <text:p>-0.895</text:p>
              </table:table-cell>
              <table:table-cell office:value-type="float" office:value="0.446066138593819">
                <text:p>0.446066138593819</text:p>
              </table:table-cell>
              <table:table-cell office:value-type="float" office:value="0.5">
                <text:p>0.5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6066138593819">
                <text:p>-0.446066138593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0.5">
                <text:p>0.5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5">
                <text:p>-0.885</text:p>
              </table:table-cell>
              <table:table-cell office:value-type="float" office:value="0.465591022250215">
                <text:p>0.465591022250215</text:p>
              </table:table-cell>
              <table:table-cell office:value-type="float" office:value="0.5">
                <text:p>0.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5591022250215">
                <text:p>-0.46559102225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75">
                <text:p>-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5">
                <text:p>0.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0.5">
                <text:p>0.5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65">
                <text:p>-0.865</text:p>
              </table:table-cell>
              <table:table-cell office:value-type="float" office:value="0.501771860510332">
                <text:p>0.501771860510332</text:p>
              </table:table-cell>
              <table:table-cell office:value-type="float" office:value="0.5">
                <text:p>0.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771860510332">
                <text:p>-0.501771860510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0.5">
                <text:p>0.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55">
                <text:p>-0.855</text:p>
              </table:table-cell>
              <table:table-cell office:value-type="float" office:value="0.518627997701628">
                <text:p>0.518627997701628</text:p>
              </table:table-cell>
              <table:table-cell office:value-type="float" office:value="0.5">
                <text:p>0.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27997701628">
                <text:p>-0.518627997701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45">
                <text:p>-0.845</text:p>
              </table:table-cell>
              <table:table-cell office:value-type="float" office:value="0.534766304099277">
                <text:p>0.534766304099277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4766304099277">
                <text:p>-0.534766304099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0.5">
                <text:p>0.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35">
                <text:p>-0.835</text:p>
              </table:table-cell>
              <table:table-cell office:value-type="float" office:value="0.55024994320763">
                <text:p>0.55024994320763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024994320763">
                <text:p>-0.55024994320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25">
                <text:p>-0.825</text:p>
              </table:table-cell>
              <table:table-cell office:value-type="float" office:value="0.565132727772866">
                <text:p>0.56513272777286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5132727772866">
                <text:p>-0.565132727772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15">
                <text:p>-0.815</text:p>
              </table:table-cell>
              <table:table-cell office:value-type="float" office:value="0.579460956406901">
                <text:p>0.579460956406901</text:p>
              </table:table-cell>
              <table:table-cell office:value-type="float" office:value="0.5">
                <text:p>0.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460956406901">
                <text:p>-0.57946095640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05">
                <text:p>-0.805</text:p>
              </table:table-cell>
              <table:table-cell office:value-type="float" office:value="0.593274809847848">
                <text:p>0.593274809847848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74809847848">
                <text:p>-0.593274809847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95">
                <text:p>-0.795</text:p>
              </table:table-cell>
              <table:table-cell office:value-type="float" office:value="0.606609429534359">
                <text:p>0.60660942953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609429534359">
                <text:p>-0.60660942953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85">
                <text:p>-0.785</text:p>
              </table:table-cell>
              <table:table-cell office:value-type="float" office:value="0.619495762697373">
                <text:p>0.61949576269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495762697373">
                <text:p>-0.619495762697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75">
                <text:p>-0.775</text:p>
              </table:table-cell>
              <table:table-cell office:value-type="float" office:value="0.631961232988227">
                <text:p>0.631961232988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961232988227">
                <text:p>-0.63196123298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65">
                <text:p>-0.765</text:p>
              </table:table-cell>
              <table:table-cell office:value-type="float" office:value="0.644030278791301">
                <text:p>0.64403027879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4030278791301">
                <text:p>-0.64403027879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55">
                <text:p>-0.755</text:p>
              </table:table-cell>
              <table:table-cell office:value-type="float" office:value="0.655724789831832">
                <text:p>0.65572478983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724789831832">
                <text:p>-0.655724789831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45">
                <text:p>-0.745</text:p>
              </table:table-cell>
              <table:table-cell office:value-type="float" office:value="0.667064464650906">
                <text:p>0.66706446465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7064464650906">
                <text:p>-0.667064464650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35">
                <text:p>-0.735</text:p>
              </table:table-cell>
              <table:table-cell office:value-type="float" office:value="0.678067105823605">
                <text:p>0.67806710582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8067105823605">
                <text:p>-0.678067105823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25">
                <text:p>-0.725</text:p>
              </table:table-cell>
              <table:table-cell office:value-type="float" office:value="0.688748865697796">
                <text:p>0.68874886569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8748865697796">
                <text:p>-0.688748865697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15">
                <text:p>-0.715</text:p>
              </table:table-cell>
              <table:table-cell office:value-type="float" office:value="0.699124452440337">
                <text:p>0.69912445244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124452440337">
                <text:p>-0.699124452440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05">
                <text:p>-0.705</text:p>
              </table:table-cell>
              <table:table-cell office:value-type="float" office:value="0.709207303966901">
                <text:p>0.70920730396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9207303966901">
                <text:p>-0.709207303966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95">
                <text:p>-0.695</text:p>
              </table:table-cell>
              <table:table-cell office:value-type="float" office:value="0.719009735678176">
                <text:p>0.71900973567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009735678176">
                <text:p>-0.719009735678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5">
                <text:p>-0.685</text:p>
              </table:table-cell>
              <table:table-cell office:value-type="float" office:value="0.728543066674854">
                <text:p>0.72854306667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8543066674854">
                <text:p>-0.728543066674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75">
                <text:p>-0.675</text:p>
              </table:table-cell>
              <table:table-cell office:value-type="float" office:value="0.737817728168686">
                <text:p>0.73781772816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7817728168686">
                <text:p>-0.7378177281686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65">
                <text:p>-0.665</text:p>
              </table:table-cell>
              <table:table-cell office:value-type="float" office:value="0.746843357070276">
                <text:p>0.74684335707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6843357070276">
                <text:p>-0.746843357070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55">
                <text:p>-0.655</text:p>
              </table:table-cell>
              <table:table-cell office:value-type="float" office:value="0.755628877161269">
                <text:p>0.75562887716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5628877161269">
                <text:p>-0.755628877161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45">
                <text:p>-0.645</text:p>
              </table:table-cell>
              <table:table-cell office:value-type="float" office:value="0.764182569809074">
                <text:p>0.76418256980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182569809074">
                <text:p>-0.764182569809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35">
                <text:p>-0.635</text:p>
              </table:table-cell>
              <table:table-cell office:value-type="float" office:value="0.772512135827005">
                <text:p>0.77251213582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2512135827005">
                <text:p>-0.772512135827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15">
                <text:p>-0.615</text:p>
              </table:table-cell>
              <table:table-cell office:value-type="float" office:value="0.788527107967761">
                <text:p>0.78852710796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527107967761">
                <text:p>-0.788527107967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05">
                <text:p>-0.605</text:p>
              </table:table-cell>
              <table:table-cell office:value-type="float" office:value="0.796225470579785">
                <text:p>0.79622547057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225470579785">
                <text:p>-0.796225470579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95">
                <text:p>-0.595</text:p>
              </table:table-cell>
              <table:table-cell office:value-type="float" office:value="0.803725699477129">
                <text:p>0.80372569947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725699477129">
                <text:p>-0.803725699477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85">
                <text:p>-0.585</text:p>
              </table:table-cell>
              <table:table-cell office:value-type="float" office:value="0.811033291548504">
                <text:p>0.81103329154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1033291548504">
                <text:p>-0.811033291548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75">
                <text:p>-0.575</text:p>
              </table:table-cell>
              <table:table-cell office:value-type="float" office:value="0.818153408597679">
                <text:p>0.81815340859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153408597679">
                <text:p>-0.818153408597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65">
                <text:p>-0.565</text:p>
              </table:table-cell>
              <table:table-cell office:value-type="float" office:value="0.825090904082696">
                <text:p>0.82509090408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5090904082696">
                <text:p>-0.825090904082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5">
                <text:p>-0.555</text:p>
              </table:table-cell>
              <table:table-cell office:value-type="float" office:value="0.831850347117798">
                <text:p>0.8318503471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50347117798">
                <text:p>-0.831850347117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45">
                <text:p>-0.545</text:p>
              </table:table-cell>
              <table:table-cell office:value-type="float" office:value="0.838436044072534">
                <text:p>0.83843604407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436044072534">
                <text:p>-0.838436044072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35">
                <text:p>-0.535</text:p>
              </table:table-cell>
              <table:table-cell office:value-type="float" office:value="0.844852058055137">
                <text:p>0.84485205805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4852058055137">
                <text:p>-0.844852058055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25">
                <text:p>-0.525</text:p>
              </table:table-cell>
              <table:table-cell office:value-type="float" office:value="0.85110222652746">
                <text:p>0.8511022265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110222652746">
                <text:p>-0.85110222652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15">
                <text:p>-0.515</text:p>
              </table:table-cell>
              <table:table-cell office:value-type="float" office:value="0.857190177265232">
                <text:p>0.85719017726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90177265232">
                <text:p>-0.857190177265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05">
                <text:p>-0.505</text:p>
              </table:table-cell>
              <table:table-cell office:value-type="float" office:value="0.863119342848948">
                <text:p>0.86311934284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3119342848948">
                <text:p>-0.8631193428489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495">
                <text:p>-0.495</text:p>
              </table:table-cell>
              <table:table-cell office:value-type="float" office:value="0.868892973846607">
                <text:p>0.868892973846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8892973846607">
                <text:p>-0.868892973846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85">
                <text:p>-0.485</text:p>
              </table:table-cell>
              <table:table-cell office:value-type="float" office:value="0.874514150828905">
                <text:p>0.87451415082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514150828905">
                <text:p>-0.874514150828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75">
                <text:p>-0.475</text:p>
              </table:table-cell>
              <table:table-cell office:value-type="float" office:value="0.879985795339902">
                <text:p>0.87998579533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9985795339902">
                <text:p>-0.879985795339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65">
                <text:p>-0.465</text:p>
              </table:table-cell>
              <table:table-cell office:value-type="float" office:value="0.885310679931063">
                <text:p>0.88531067993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5310679931063">
                <text:p>-0.885310679931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55">
                <text:p>-0.455</text:p>
              </table:table-cell>
              <table:table-cell office:value-type="float" office:value="0.890491437353555">
                <text:p>0.89049143735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0491437353555">
                <text:p>-0.8904914373535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45">
                <text:p>-0.445</text:p>
              </table:table-cell>
              <table:table-cell office:value-type="float" office:value="0.895530568992483">
                <text:p>0.89553056899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530568992483">
                <text:p>-0.8955305689924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35">
                <text:p>-0.435</text:p>
              </table:table-cell>
              <table:table-cell office:value-type="float" office:value="0.900430452616969">
                <text:p>0.9004304526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430452616969">
                <text:p>-0.900430452616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3">
                <text:p>-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25">
                <text:p>-0.425</text:p>
              </table:table-cell>
              <table:table-cell office:value-type="float" office:value="0.905193349511584">
                <text:p>0.90519334951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5193349511584">
                <text:p>-0.9051933495115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15">
                <text:p>-0.415</text:p>
              </table:table-cell>
              <table:table-cell office:value-type="float" office:value="0.909821411047245">
                <text:p>0.9098214110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9821411047245">
                <text:p>-0.90982141104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1">
                <text:p>-0.41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04999999999999">
                <text:p>-0.404999999999999</text:p>
              </table:table-cell>
              <table:table-cell office:value-type="float" office:value="0.914316684743312">
                <text:p>0.91431668474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4316684743312">
                <text:p>-0.914316684743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94999999999999">
                <text:p>-0.394999999999999</text:p>
              </table:table-cell>
              <table:table-cell office:value-type="float" office:value="0.918681119866954">
                <text:p>0.91868111986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8681119866954">
                <text:p>-0.918681119866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84999999999999">
                <text:p>-0.384999999999999</text:p>
              </table:table-cell>
              <table:table-cell office:value-type="float" office:value="0.922916572610981">
                <text:p>0.9229165726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2916572610981">
                <text:p>-0.922916572610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74999999999999">
                <text:p>-0.374999999999999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364999999999999">
                <text:p>-0.364999999999999</text:p>
              </table:table-cell>
              <table:table-cell office:value-type="float" office:value="0.931007518766632">
                <text:p>0.93100751876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007518766632">
                <text:p>-0.931007518766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54999999999999">
                <text:p>-0.354999999999999</text:p>
              </table:table-cell>
              <table:table-cell office:value-type="float" office:value="0.934866300601322">
                <text:p>0.9348663006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4866300601322">
                <text:p>-0.934866300601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44999999999999">
                <text:p>-0.344999999999999</text:p>
              </table:table-cell>
              <table:table-cell office:value-type="float" office:value="0.938602684845937">
                <text:p>0.93860268484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8602684845937">
                <text:p>-0.9386026848459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34999999999999">
                <text:p>-0.334999999999999</text:p>
              </table:table-cell>
              <table:table-cell office:value-type="float" office:value="0.942218127611648">
                <text:p>0.94221812761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218127611648">
                <text:p>-0.942218127611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2">
                <text:p>0.94398093201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2">
                <text:p>-0.9439809320108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24999999999999">
                <text:p>-0.324999999999999</text:p>
              </table:table-cell>
              <table:table-cell office:value-type="float" office:value="0.945714015968887">
                <text:p>0.94571401596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714015968887">
                <text:p>-0.945714015968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14999999999999">
                <text:p>-0.314999999999999</text:p>
              </table:table-cell>
              <table:table-cell office:value-type="float" office:value="0.949091671020245">
                <text:p>0.94909167102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091671020245">
                <text:p>-0.94909167102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04999999999999">
                <text:p>-0.304999999999999</text:p>
              </table:table-cell>
              <table:table-cell office:value-type="float" office:value="0.952352350760999">
                <text:p>0.95235235076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2352350760999">
                <text:p>-0.952352350760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94999999999999">
                <text:p>-0.294999999999999</text:p>
              </table:table-cell>
              <table:table-cell office:value-type="float" office:value="0.955497252743303">
                <text:p>0.95549725274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497252743303">
                <text:p>-0.955497252743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84999999999999">
                <text:p>-0.284999999999999</text:p>
              </table:table-cell>
              <table:table-cell office:value-type="float" office:value="0.958527516558602">
                <text:p>0.95852751655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8527516558602">
                <text:p>-0.958527516558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74999999999999">
                <text:p>-0.274999999999999</text:p>
              </table:table-cell>
              <table:table-cell office:value-type="float" office:value="0.961444226151471">
                <text:p>0.96144422615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444226151471">
                <text:p>-0.961444226151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64999999999999">
                <text:p>-0.264999999999999</text:p>
              </table:table-cell>
              <table:table-cell office:value-type="float" office:value="0.964248411976914">
                <text:p>0.96424841197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248411976914">
                <text:p>-0.964248411976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54999999999999">
                <text:p>-0.254999999999999</text:p>
              </table:table-cell>
              <table:table-cell office:value-type="float" office:value="0.966941053012023">
                <text:p>0.96694105301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6941053012023">
                <text:p>-0.966941053012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44999999999999">
                <text:p>-0.244999999999999</text:p>
              </table:table-cell>
              <table:table-cell office:value-type="float" office:value="0.969523078631963">
                <text:p>0.96952307863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9523078631963">
                <text:p>-0.969523078631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34999999999999">
                <text:p>-0.234999999999999</text:p>
              </table:table-cell>
              <table:table-cell office:value-type="float" office:value="0.971995370359345">
                <text:p>0.9719953703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1995370359345">
                <text:p>-0.97199537035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24999999999999">
                <text:p>-0.224999999999999</text:p>
              </table:table-cell>
              <table:table-cell office:value-type="float" office:value="0.974358763495254">
                <text:p>0.97435876349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58763495254">
                <text:p>-0.974358763495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14999999999999">
                <text:p>-0.214999999999999</text:p>
              </table:table-cell>
              <table:table-cell office:value-type="float" office:value="0.976614048639482">
                <text:p>0.97661404863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6614048639482">
                <text:p>-0.976614048639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04999999999999">
                <text:p>-0.204999999999999</text:p>
              </table:table-cell>
              <table:table-cell office:value-type="float" office:value="0.978761973106843">
                <text:p>0.97876197310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761973106843">
                <text:p>-0.978761973106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94999999999999">
                <text:p>-0.194999999999999</text:p>
              </table:table-cell>
              <table:table-cell office:value-type="float" office:value="0.980803242245865">
                <text:p>0.98080324224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0803242245865">
                <text:p>-0.980803242245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5">
                <text:p>0.98178409031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5">
                <text:p>-0.9817840903172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4999999999999">
                <text:p>-0.184999999999999</text:p>
              </table:table-cell>
              <table:table-cell office:value-type="float" office:value="0.982738520665594">
                <text:p>0.98273852066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738520665594">
                <text:p>-0.982738520665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74999999999999">
                <text:p>-0.174999999999999</text:p>
              </table:table-cell>
              <table:table-cell office:value-type="float" office:value="0.984568433375761">
                <text:p>0.98456843337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568433375761">
                <text:p>-0.984568433375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64999999999999">
                <text:p>-0.164999999999999</text:p>
              </table:table-cell>
              <table:table-cell office:value-type="float" office:value="0.986293566845085">
                <text:p>0.98629356684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293566845085">
                <text:p>-0.986293566845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6">
                <text:p>0.9871170143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6">
                <text:p>-0.987117014340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54999999999999">
                <text:p>-0.154999999999999</text:p>
              </table:table-cell>
              <table:table-cell office:value-type="float" office:value="0.987914469982093">
                <text:p>0.98791446998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914469982093">
                <text:p>-0.9879144699820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44999999999999">
                <text:p>-0.144999999999999</text:p>
              </table:table-cell>
              <table:table-cell office:value-type="float" office:value="0.989431655042429">
                <text:p>0.98943165504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9431655042429">
                <text:p>-0.989431655042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34999999999999">
                <text:p>-0.134999999999999</text:p>
              </table:table-cell>
              <table:table-cell office:value-type="float" office:value="0.99084559846628">
                <text:p>0.9908455984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84559846628">
                <text:p>-0.990845598466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4999999999999">
                <text:p>-0.124999999999999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9">
                <text:p>0.99277389167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9">
                <text:p>-0.9927738916792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14999999999999">
                <text:p>-0.114999999999999</text:p>
              </table:table-cell>
              <table:table-cell office:value-type="float" office:value="0.993365491649474">
                <text:p>0.99336549164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365491649474">
                <text:p>-0.993365491649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04999999999999">
                <text:p>-0.104999999999999</text:p>
              </table:table-cell>
              <table:table-cell office:value-type="float" office:value="0.994472221834275">
                <text:p>0.99447222183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472221834275">
                <text:p>-0.9944722218342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49999999999992">
                <text:p>-0.0949999999999992</text:p>
              </table:table-cell>
              <table:table-cell office:value-type="float" office:value="0.995477272467835">
                <text:p>0.99547727246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477272467835">
                <text:p>-0.995477272467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49999999999992">
                <text:p>-0.0849999999999992</text:p>
              </table:table-cell>
              <table:table-cell office:value-type="float" office:value="0.996380951243048">
                <text:p>0.9963809512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380951243048">
                <text:p>-0.9963809512430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49999999999992">
                <text:p>-0.0749999999999992</text:p>
              </table:table-cell>
              <table:table-cell office:value-type="float" office:value="0.997183533758957">
                <text:p>0.99718353375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183533758957">
                <text:p>-0.997183533758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649999999999992">
                <text:p>-0.0649999999999992</text:p>
              </table:table-cell>
              <table:table-cell office:value-type="float" office:value="0.99788526394571">
                <text:p>0.9978852639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88526394571">
                <text:p>-0.99788526394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49999999999992">
                <text:p>-0.0549999999999992</text:p>
              </table:table-cell>
              <table:table-cell office:value-type="float" office:value="0.998486354438557">
                <text:p>0.99848635443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486354438557">
                <text:p>-0.9984863544385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49999999999992">
                <text:p>-0.0449999999999992</text:p>
              </table:table-cell>
              <table:table-cell office:value-type="float" office:value="0.998986986902232">
                <text:p>0.9989869869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986986902232">
                <text:p>-0.9989869869022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349999999999992">
                <text:p>-0.0349999999999992</text:p>
              </table:table-cell>
              <table:table-cell office:value-type="float" office:value="0.999387312306895">
                <text:p>0.99938731230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87312306895">
                <text:p>-0.9993873123068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49999999999992">
                <text:p>-0.0249999999999992</text:p>
              </table:table-cell>
              <table:table-cell office:value-type="float" office:value="0.99968745115661">
                <text:p>0.999687451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68745115661">
                <text:p>-0.99968745115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49999999999992">
                <text:p>-0.0149999999999992</text:p>
              </table:table-cell>
              <table:table-cell office:value-type="float" office:value="0.999887493671163">
                <text:p>0.99988749367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87493671163">
                <text:p>-0.9998874936711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999999999999918">
                <text:p>-0.0099999999999991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499999999999918">
                <text:p>-0.00499999999999918</text:p>
              </table:table-cell>
              <table:table-cell office:value-type="float" office:value="0.999987499921874">
                <text:p>0.9999874999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87499921874">
                <text:p>-0.999987499921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2052420413703E-016">
                <text:p>8.2052420413703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00000000000082">
                <text:p>0.00500000000000082</text:p>
              </table:table-cell>
              <table:table-cell office:value-type="float" office:value="0.999987499921874">
                <text:p>0.9999874999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87499921874">
                <text:p>-0.999987499921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0000000000008">
                <text:p>0.0150000000000008</text:p>
              </table:table-cell>
              <table:table-cell office:value-type="float" office:value="0.999887493671163">
                <text:p>0.99988749367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87493671163">
                <text:p>-0.9998874936711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50000000000008">
                <text:p>0.0250000000000008</text:p>
              </table:table-cell>
              <table:table-cell office:value-type="float" office:value="0.99968745115661">
                <text:p>0.999687451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68745115661">
                <text:p>-0.99968745115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50000000000008">
                <text:p>0.0350000000000008</text:p>
              </table:table-cell>
              <table:table-cell office:value-type="float" office:value="0.999387312306895">
                <text:p>0.99938731230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87312306895">
                <text:p>-0.9993873123068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50000000000008">
                <text:p>0.0450000000000008</text:p>
              </table:table-cell>
              <table:table-cell office:value-type="float" office:value="0.998986986902232">
                <text:p>0.9989869869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986986902232">
                <text:p>-0.998986986902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50000000000008">
                <text:p>0.0550000000000008</text:p>
              </table:table-cell>
              <table:table-cell office:value-type="float" office:value="0.998486354438557">
                <text:p>0.99848635443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486354438557">
                <text:p>-0.998486354438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50000000000008">
                <text:p>0.0650000000000008</text:p>
              </table:table-cell>
              <table:table-cell office:value-type="float" office:value="0.99788526394571">
                <text:p>0.9978852639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88526394571">
                <text:p>-0.997885263945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50000000000008">
                <text:p>0.0750000000000008</text:p>
              </table:table-cell>
              <table:table-cell office:value-type="float" office:value="0.997183533758957">
                <text:p>0.99718353375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183533758957">
                <text:p>-0.997183533758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50000000000008">
                <text:p>0.0850000000000008</text:p>
              </table:table-cell>
              <table:table-cell office:value-type="float" office:value="0.996380951243047">
                <text:p>0.9963809512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380951243047">
                <text:p>-0.9963809512430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00000000000008">
                <text:p>0.0900000000000008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50000000000008">
                <text:p>0.0950000000000008</text:p>
              </table:table-cell>
              <table:table-cell office:value-type="float" office:value="0.995477272467835">
                <text:p>0.99547727246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477272467835">
                <text:p>-0.9954772724678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5000000000001">
                <text:p>0.105000000000001</text:p>
              </table:table-cell>
              <table:table-cell office:value-type="float" office:value="0.994472221834275">
                <text:p>0.99447222183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472221834275">
                <text:p>-0.9944722218342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15000000000001">
                <text:p>0.115000000000001</text:p>
              </table:table-cell>
              <table:table-cell office:value-type="float" office:value="0.993365491649473">
                <text:p>0.99336549164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365491649473">
                <text:p>-0.9933654916494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25000000000001">
                <text:p>0.125000000000001</text:p>
              </table:table-cell>
              <table:table-cell office:value-type="float" office:value="0.992156741649221">
                <text:p>0.9921567416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156741649221">
                <text:p>-0.9921567416492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5000000000001">
                <text:p>0.135000000000001</text:p>
              </table:table-cell>
              <table:table-cell office:value-type="float" office:value="0.99084559846628">
                <text:p>0.9908455984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84559846628">
                <text:p>-0.990845598466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5000000000001">
                <text:p>0.145000000000001</text:p>
              </table:table-cell>
              <table:table-cell office:value-type="float" office:value="0.989431655042429">
                <text:p>0.98943165504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9431655042429">
                <text:p>-0.9894316550424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5000000000001">
                <text:p>0.155000000000001</text:p>
              </table:table-cell>
              <table:table-cell office:value-type="float" office:value="0.987914469982093">
                <text:p>0.98791446998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914469982093">
                <text:p>-0.987914469982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5000000000001">
                <text:p>0.165000000000001</text:p>
              </table:table-cell>
              <table:table-cell office:value-type="float" office:value="0.986293566845085">
                <text:p>0.98629356684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293566845085">
                <text:p>-0.986293566845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984568433375761">
                <text:p>0.98456843337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568433375761">
                <text:p>-0.9845684333757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5000000000001">
                <text:p>0.185000000000001</text:p>
              </table:table-cell>
              <table:table-cell office:value-type="float" office:value="0.982738520665594">
                <text:p>0.98273852066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738520665594">
                <text:p>-0.9827385206655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95000000000001">
                <text:p>0.195000000000001</text:p>
              </table:table-cell>
              <table:table-cell office:value-type="float" office:value="0.980803242245864">
                <text:p>0.98080324224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0803242245864">
                <text:p>-0.980803242245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05000000000001">
                <text:p>0.205000000000001</text:p>
              </table:table-cell>
              <table:table-cell office:value-type="float" office:value="0.978761973106843">
                <text:p>0.97876197310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761973106843">
                <text:p>-0.978761973106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5000000000001">
                <text:p>0.215000000000001</text:p>
              </table:table-cell>
              <table:table-cell office:value-type="float" office:value="0.976614048639482">
                <text:p>0.97661404863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6614048639482">
                <text:p>-0.9766140486394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5000000000001">
                <text:p>0.225000000000001</text:p>
              </table:table-cell>
              <table:table-cell office:value-type="float" office:value="0.974358763495254">
                <text:p>0.97435876349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58763495254">
                <text:p>-0.9743587634952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5000000000001">
                <text:p>0.235000000000001</text:p>
              </table:table-cell>
              <table:table-cell office:value-type="float" office:value="0.971995370359345">
                <text:p>0.9719953703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1995370359345">
                <text:p>-0.9719953703593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5000000000001">
                <text:p>0.245000000000001</text:p>
              </table:table-cell>
              <table:table-cell office:value-type="float" office:value="0.969523078631963">
                <text:p>0.96952307863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9523078631963">
                <text:p>-0.969523078631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5000000000001">
                <text:p>0.255000000000001</text:p>
              </table:table-cell>
              <table:table-cell office:value-type="float" office:value="0.966941053012023">
                <text:p>0.96694105301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6941053012023">
                <text:p>-0.9669410530120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5000000000001">
                <text:p>0.265000000000001</text:p>
              </table:table-cell>
              <table:table-cell office:value-type="float" office:value="0.964248411976914">
                <text:p>0.96424841197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248411976914">
                <text:p>-0.9642484119769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75000000000001">
                <text:p>0.275000000000001</text:p>
              </table:table-cell>
              <table:table-cell office:value-type="float" office:value="0.96144422615147">
                <text:p>0.9614442261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44422615147">
                <text:p>-0.96144422615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5000000000001">
                <text:p>0.285000000000001</text:p>
              </table:table-cell>
              <table:table-cell office:value-type="float" office:value="0.958527516558601">
                <text:p>0.95852751655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8527516558601">
                <text:p>-0.958527516558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5000000000001">
                <text:p>0.295000000000001</text:p>
              </table:table-cell>
              <table:table-cell office:value-type="float" office:value="0.955497252743303">
                <text:p>0.95549725274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497252743303">
                <text:p>-0.955497252743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05000000000001">
                <text:p>0.305000000000001</text:p>
              </table:table-cell>
              <table:table-cell office:value-type="float" office:value="0.952352350760998">
                <text:p>0.95235235076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2352350760998">
                <text:p>-0.952352350760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15000000000001">
                <text:p>0.315000000000001</text:p>
              </table:table-cell>
              <table:table-cell office:value-type="float" office:value="0.949091671020244">
                <text:p>0.94909167102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091671020244">
                <text:p>-0.949091671020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25000000000001">
                <text:p>0.325000000000001</text:p>
              </table:table-cell>
              <table:table-cell office:value-type="float" office:value="0.945714015968887">
                <text:p>0.94571401596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714015968887">
                <text:p>-0.945714015968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5000000000001">
                <text:p>0.335000000000001</text:p>
              </table:table-cell>
              <table:table-cell office:value-type="float" office:value="0.942218127611648">
                <text:p>0.94221812761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218127611648">
                <text:p>-0.9422181276116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5000000000001">
                <text:p>0.345000000000001</text:p>
              </table:table-cell>
              <table:table-cell office:value-type="float" office:value="0.938602684845936">
                <text:p>0.93860268484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8602684845936">
                <text:p>-0.938602684845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55000000000001">
                <text:p>0.355000000000001</text:p>
              </table:table-cell>
              <table:table-cell office:value-type="float" office:value="0.934866300601321">
                <text:p>0.93486630060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4866300601321">
                <text:p>-0.9348663006013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5000000000001">
                <text:p>0.365000000000001</text:p>
              </table:table-cell>
              <table:table-cell office:value-type="float" office:value="0.931007518766631">
                <text:p>0.93100751876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007518766631">
                <text:p>-0.931007518766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5000000000001">
                <text:p>0.375000000000001</text:p>
              </table:table-cell>
              <table:table-cell office:value-type="float" office:value="0.927024810886957">
                <text:p>0.9270248108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024810886957">
                <text:p>-0.9270248108869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5000000000001">
                <text:p>0.385000000000001</text:p>
              </table:table-cell>
              <table:table-cell office:value-type="float" office:value="0.922916572610981">
                <text:p>0.9229165726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2916572610981">
                <text:p>-0.922916572610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5000000000001">
                <text:p>0.395000000000001</text:p>
              </table:table-cell>
              <table:table-cell office:value-type="float" office:value="0.918681119866953">
                <text:p>0.91868111986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8681119866953">
                <text:p>-0.918681119866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05000000000001">
                <text:p>0.405000000000001</text:p>
              </table:table-cell>
              <table:table-cell office:value-type="float" office:value="0.914316684743311">
                <text:p>0.91431668474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4316684743311">
                <text:p>-0.914316684743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15000000000001">
                <text:p>0.415000000000001</text:p>
              </table:table-cell>
              <table:table-cell office:value-type="float" office:value="0.909821411047245">
                <text:p>0.9098214110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9821411047245">
                <text:p>-0.909821411047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5000000000001">
                <text:p>0.425000000000001</text:p>
              </table:table-cell>
              <table:table-cell office:value-type="float" office:value="0.905193349511583">
                <text:p>0.90519334951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5193349511583">
                <text:p>-0.9051933495115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5000000000001">
                <text:p>0.435000000000001</text:p>
              </table:table-cell>
              <table:table-cell office:value-type="float" office:value="0.900430452616969">
                <text:p>0.9004304526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430452616969">
                <text:p>-0.9004304526169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5000000000001">
                <text:p>0.445000000000001</text:p>
              </table:table-cell>
              <table:table-cell office:value-type="float" office:value="0.895530568992482">
                <text:p>0.89553056899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530568992482">
                <text:p>-0.8955305689924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5000000000001">
                <text:p>0.455000000000001</text:p>
              </table:table-cell>
              <table:table-cell office:value-type="float" office:value="0.890491437353554">
                <text:p>0.89049143735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0491437353554">
                <text:p>-0.8904914373535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5000000000001">
                <text:p>0.465000000000001</text:p>
              </table:table-cell>
              <table:table-cell office:value-type="float" office:value="0.885310679931062">
                <text:p>0.88531067993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5310679931062">
                <text:p>-0.8853106799310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75000000000001">
                <text:p>0.475000000000001</text:p>
              </table:table-cell>
              <table:table-cell office:value-type="float" office:value="0.879985795339901">
                <text:p>0.87998579533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9985795339901">
                <text:p>-0.8799857953399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85000000000001">
                <text:p>0.485000000000001</text:p>
              </table:table-cell>
              <table:table-cell office:value-type="float" office:value="0.874514150828904">
                <text:p>0.87451415082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514150828904">
                <text:p>-0.874514150828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95000000000001">
                <text:p>0.495000000000001</text:p>
              </table:table-cell>
              <table:table-cell office:value-type="float" office:value="0.868892973846606">
                <text:p>0.86889297384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8892973846606">
                <text:p>-0.8688929738466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05000000000001">
                <text:p>0.505000000000001</text:p>
              </table:table-cell>
              <table:table-cell office:value-type="float" office:value="0.863119342848947">
                <text:p>0.86311934284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3119342848947">
                <text:p>-0.863119342848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5000000000001">
                <text:p>0.515000000000001</text:p>
              </table:table-cell>
              <table:table-cell office:value-type="float" office:value="0.857190177265231">
                <text:p>0.85719017726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90177265231">
                <text:p>-0.8571901772652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25000000000001">
                <text:p>0.525000000000001</text:p>
              </table:table-cell>
              <table:table-cell office:value-type="float" office:value="0.85110222652746">
                <text:p>0.8511022265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110222652746">
                <text:p>-0.851102226527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35000000000001">
                <text:p>0.535000000000001</text:p>
              </table:table-cell>
              <table:table-cell office:value-type="float" office:value="0.844852058055136">
                <text:p>0.84485205805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4852058055136">
                <text:p>-0.8448520580551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45000000000001">
                <text:p>0.545000000000001</text:p>
              </table:table-cell>
              <table:table-cell office:value-type="float" office:value="0.838436044072533">
                <text:p>0.83843604407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436044072533">
                <text:p>-0.8384360440725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55000000000001">
                <text:p>0.555000000000001</text:p>
              </table:table-cell>
              <table:table-cell office:value-type="float" office:value="0.831850347117797">
                <text:p>0.83185034711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50347117797">
                <text:p>-0.8318503471177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65000000000001">
                <text:p>0.565000000000001</text:p>
              </table:table-cell>
              <table:table-cell office:value-type="float" office:value="0.825090904082695">
                <text:p>0.82509090408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5090904082695">
                <text:p>-0.825090904082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75000000000001">
                <text:p>0.575000000000001</text:p>
              </table:table-cell>
              <table:table-cell office:value-type="float" office:value="0.818153408597678">
                <text:p>0.8181534085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153408597678">
                <text:p>-0.8181534085976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5000000000001">
                <text:p>0.585000000000001</text:p>
              </table:table-cell>
              <table:table-cell office:value-type="float" office:value="0.811033291548503">
                <text:p>0.81103329154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1033291548503">
                <text:p>-0.8110332915485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5000000000001">
                <text:p>0.595000000000001</text:p>
              </table:table-cell>
              <table:table-cell office:value-type="float" office:value="0.803725699477128">
                <text:p>0.80372569947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725699477128">
                <text:p>-0.8037256994771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05000000000001">
                <text:p>0.605000000000001</text:p>
              </table:table-cell>
              <table:table-cell office:value-type="float" office:value="0.796225470579784">
                <text:p>0.79622547057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225470579784">
                <text:p>-0.796225470579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15000000000001">
                <text:p>0.615000000000001</text:p>
              </table:table-cell>
              <table:table-cell office:value-type="float" office:value="0.788527107967759">
                <text:p>0.78852710796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527107967759">
                <text:p>-0.7885271079677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25000000000001">
                <text:p>0.625000000000001</text:p>
              </table:table-cell>
              <table:table-cell office:value-type="float" office:value="0.780624749799799">
                <text:p>0.78062474979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624749799799">
                <text:p>-0.7806247497997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35000000000001">
                <text:p>0.635000000000001</text:p>
              </table:table-cell>
              <table:table-cell office:value-type="float" office:value="0.772512135827003">
                <text:p>0.77251213582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2512135827003">
                <text:p>-0.772512135827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45000000000001">
                <text:p>0.645000000000001</text:p>
              </table:table-cell>
              <table:table-cell office:value-type="float" office:value="0.764182569809073">
                <text:p>0.76418256980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182569809073">
                <text:p>-0.7641825698090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55000000000001">
                <text:p>0.655000000000001</text:p>
              </table:table-cell>
              <table:table-cell office:value-type="float" office:value="0.755628877161268">
                <text:p>0.75562887716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5628877161268">
                <text:p>-0.755628877161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0.746843357070275">
                <text:p>0.74684335707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6843357070275">
                <text:p>-0.7468433570702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7">
                <text:p>0.74236109811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7">
                <text:p>-0.742361098118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5000000000001">
                <text:p>0.675000000000001</text:p>
              </table:table-cell>
              <table:table-cell office:value-type="float" office:value="0.737817728168684">
                <text:p>0.73781772816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7817728168684">
                <text:p>-0.7378177281686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0.728543066674852">
                <text:p>0.72854306667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8543066674852">
                <text:p>-0.7285430666748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95000000000001">
                <text:p>0.695000000000001</text:p>
              </table:table-cell>
              <table:table-cell office:value-type="float" office:value="0.719009735678174">
                <text:p>0.71900973567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009735678174">
                <text:p>-0.7190097356781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0.7092073039669">
                <text:p>0.709207303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92073039669">
                <text:p>-0.70920730396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0.699124452440335">
                <text:p>0.69912445244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124452440335">
                <text:p>-0.699124452440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688748865697794">
                <text:p>0.6887488656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8748865697794">
                <text:p>-0.6887488656977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0.678067105823604">
                <text:p>0.67806710582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8067105823604">
                <text:p>-0.6780671058236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0.667064464650905">
                <text:p>0.66706446465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7064464650905">
                <text:p>-0.6670644646509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0.65572478983183">
                <text:p>0.6557247898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72478983183">
                <text:p>-0.65572478983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0.644030278791299">
                <text:p>0.64403027879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4030278791299">
                <text:p>-0.6440302787912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631961232988225">
                <text:p>0.63196123298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961232988225">
                <text:p>-0.6319612329882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.619495762697371">
                <text:p>0.61949576269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495762697371">
                <text:p>-0.6194957626973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1">
                <text:p>0.61310684223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1">
                <text:p>-0.6131068422387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.606609429534357">
                <text:p>0.60660942953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609429534357">
                <text:p>-0.606609429534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0.593274809847846">
                <text:p>0.59327480984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74809847846">
                <text:p>-0.5932748098478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0.579460956406899">
                <text:p>0.57946095640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460956406899">
                <text:p>-0.5794609564068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5">
                <text:p>0.5723635208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5">
                <text:p>-0.5723635208501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565132727772864">
                <text:p>0.56513272777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5132727772864">
                <text:p>-0.5651327277728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.550249943207628">
                <text:p>0.55024994320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0249943207628">
                <text:p>-0.5502499432076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.534766304099274">
                <text:p>0.534766304099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4766304099274">
                <text:p>-0.5347663040992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0.518627997701626">
                <text:p>0.5186279977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27997701626">
                <text:p>-0.5186279977016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0.50177186051033">
                <text:p>0.5017718605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77186051033">
                <text:p>-0.501771860510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39">
                <text:p>0.49305172142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39">
                <text:p>-0.4930517214248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484122918275924">
                <text:p>0.48412291827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122918275924">
                <text:p>-0.4841229182759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85000000000002">
                <text:p>0.885000000000002</text:p>
              </table:table-cell>
              <table:table-cell office:value-type="float" office:value="0.465591022250212">
                <text:p>0.4655910222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5591022250212">
                <text:p>-0.4655910222502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95000000000002">
                <text:p>0.895000000000002</text:p>
              </table:table-cell>
              <table:table-cell office:value-type="float" office:value="0.446066138593816">
                <text:p>0.44606613859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6066138593816">
                <text:p>-0.4460661385938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435889894354064">
                <text:p>0.43588989435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4">
                <text:p>-0.435889894354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05000000000002">
                <text:p>0.905000000000002</text:p>
              </table:table-cell>
              <table:table-cell office:value-type="float" office:value="0.425411565428113">
                <text:p>0.42541156542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411565428113">
                <text:p>-0.425411565428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10000000000002">
                <text:p>0.910000000000002</text:p>
              </table:table-cell>
              <table:table-cell office:value-type="float" office:value="0.414608248832554">
                <text:p>0.41460824883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4">
                <text:p>-0.4146082488325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5000000000002">
                <text:p>0.915000000000002</text:p>
              </table:table-cell>
              <table:table-cell office:value-type="float" office:value="0.403453838747381">
                <text:p>0.40345383874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3453838747381">
                <text:p>-0.4034538387473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5000000000002">
                <text:p>0.925000000000002</text:p>
              </table:table-cell>
              <table:table-cell office:value-type="float" office:value="0.379967103839263">
                <text:p>0.3799671038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9967103839263">
                <text:p>-0.3799671038392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0.367559518989778">
                <text:p>0.36755951898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8">
                <text:p>-0.3675595189897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35000000000002">
                <text:p>0.935000000000002</text:p>
              </table:table-cell>
              <table:table-cell office:value-type="float" office:value="0.354647712526103">
                <text:p>0.35464771252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47712526103">
                <text:p>-0.354647712526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45000000000002">
                <text:p>0.945000000000002</text:p>
              </table:table-cell>
              <table:table-cell office:value-type="float" office:value="0.327070328828521">
                <text:p>0.32707032882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070328828521">
                <text:p>-0.327070328828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0000000000002">
                <text:p>0.950000000000002</text:p>
              </table:table-cell>
              <table:table-cell office:value-type="float" office:value="0.312249899919915">
                <text:p>0.31224989991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5">
                <text:p>-0.3122498999199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55000000000002">
                <text:p>0.955000000000002</text:p>
              </table:table-cell>
              <table:table-cell office:value-type="float" office:value="0.296605798999273">
                <text:p>0.29660579899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6605798999273">
                <text:p>-0.2966057989992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65000000000002">
                <text:p>0.965000000000002</text:p>
              </table:table-cell>
              <table:table-cell office:value-type="float" office:value="0.262249880838861">
                <text:p>0.26224988083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2249880838861">
                <text:p>-0.2622498808388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0.243104915622858">
                <text:p>0.24310491562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8">
                <text:p>-0.2431049156228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5000000000002">
                <text:p>0.975000000000002</text:p>
              </table:table-cell>
              <table:table-cell office:value-type="float" office:value="0.222204860432883">
                <text:p>0.22220486043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2204860432883">
                <text:p>-0.2222048604328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0.198997487421316">
                <text:p>0.19899748742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6">
                <text:p>-0.1989974874213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85000000000002">
                <text:p>0.985000000000002</text:p>
              </table:table-cell>
              <table:table-cell office:value-type="float" office:value="0.172554339267365">
                <text:p>0.17255433926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2554339267365">
                <text:p>-0.172554339267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0000000000002">
                <text:p>0.990000000000002</text:p>
              </table:table-cell>
              <table:table-cell office:value-type="float" office:value="0.141067359796648">
                <text:p>0.14106735979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8">
                <text:p>-0.141067359796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000000000002">
                <text:p>0.995000000000002</text:p>
              </table:table-cell>
              <table:table-cell office:value-type="float" office:value="0.0998749217771757">
                <text:p>0.099874921777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8749217771757">
                <text:p>-0.09987492177717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3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3cm" svg:stroke-color="#ff972f" draw:fill-color="#ff972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68cm" svg:height="8.992cm" xlink:href=".." xlink:type="simple" chart:class="chart:scatter" chart:style-name="ch1">
        <chart:plot-area chart:style-name="ch2" table:cell-range-address="' cos(x)&gt;=b'.B6:' cos(x)&gt;=b'.D70 ' cos(x)&gt;=b'.E6:' cos(x)&gt;=b'.F70 ' cos(x)&gt;=b'.K9:' cos(x)&gt;=b'.K9 ' cos(x)&gt;=b'.M9:' cos(x)&gt;=b'.M12 ' cos(x)&gt;=b'.K11:' cos(x)&gt;=b'.K11 ' cos(x)&gt;=b'.H5:' cos(x)&gt;=b'.H5 ' cos(x)&gt;=b'.I7:' cos(x)&gt;=b'.I47" chart:data-source-has-labels="row" svg:x="0.247cm" svg:y="0.179cm" svg:width="11.874cm" svg:height="8.634cm">
          <chart:coordinate-region svg:x="0.393cm" svg:y="0.378cm" svg:width="11.634cm" svg:height="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 cos(x)&gt;=b'.E6:' cos(x)&gt;=b'.E70" chart:class="chart:scatter">
            <chart:domain table:cell-range-address="' cos(x)&gt;=b'.B6:' cos(x)&gt;=b'.B70"/>
            <chart:data-point chart:repeated="65"/>
          </chart:series>
          <chart:series chart:style-name="ch7" chart:values-cell-range-address="' cos(x)&gt;=b'.C6:' cos(x)&gt;=b'.C70" chart:class="chart:scatter">
            <chart:data-point chart:repeated="65"/>
          </chart:series>
          <chart:series chart:style-name="ch8" chart:values-cell-range-address="' cos(x)&gt;=b'.F6:' cos(x)&gt;=b'.F70" chart:class="chart:scatter">
            <chart:data-point chart:repeated="65"/>
          </chart:series>
          <chart:series chart:style-name="ch9" chart:values-cell-range-address="' cos(x)&gt;=b'.M9:' cos(x)&gt;=b'.M10" chart:label-cell-address="' cos(x)&gt;=b'.K9:' cos(x)&gt;=b'.K9" chart:class="chart:scatter">
            <chart:domain table:cell-range-address="' cos(x)&gt;=b'.L9:' cos(x)&gt;=b'.L10"/>
            <chart:data-point chart:repeated="2"/>
          </chart:series>
          <chart:series chart:style-name="ch10" chart:values-cell-range-address="' cos(x)&gt;=b'.M11:' cos(x)&gt;=b'.M12" chart:label-cell-address="' cos(x)&gt;=b'.K11:' cos(x)&gt;=b'.K11" chart:class="chart:scatter">
            <chart:domain table:cell-range-address="' cos(x)&gt;=b'.L11:' cos(x)&gt;=b'.L12"/>
            <chart:data-point chart:repeated="2"/>
          </chart:series>
          <chart:series chart:style-name="ch11" chart:values-cell-range-address="' cos(x)&gt;=b'.I7:' cos(x)&gt;=b'.I47" chart:label-cell-address="' cos(x)&gt;=b'.H5:' cos(x)&gt;=b'.H5" chart:class="chart:scatter">
            <chart:domain table:cell-range-address="' cos(x)&gt;=b'.H7:' cos(x)&gt;=b'.H47"/>
            <chart:data-point chart:repeated="41"/>
          </chart:series>
          <chart:series chart:style-name="ch12" chart:values-cell-range-address="' cos(x)&gt;=b'.D6:' cos(x)&gt;=b'.D70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  <table:table-cell office:value-type="string">
                <text:p>Colonna C</text:p>
              </table:table-cell>
              <table:table-cell office:value-type="string">
                <text:p>Colonna F</text:p>
              </table:table-cell>
              <table:table-cell office:value-type="string">
                <text:p>Colonna L</text:p>
              </table:table-cell>
              <table:table-cell office:value-type="string">
                <text:p>A</text:p>
                <draw:g>
                  <svg:desc>' cos(x)&gt;=b'.K9:' cos(x)&gt;=b'.K9</svg:desc>
                </draw:g>
              </table:table-cell>
              <table:table-cell office:value-type="string">
                <text:p>Colonna L</text:p>
              </table:table-cell>
              <table:table-cell office:value-type="string">
                <text:p>B</text:p>
                <draw:g>
                  <svg:desc>' cos(x)&gt;=b'.K11:' cos(x)&gt;=b'.K11</svg:desc>
                </draw:g>
              </table:table-cell>
              <table:table-cell office:value-type="string">
                <text:p>Colonna H</text:p>
              </table:table-cell>
              <table:table-cell office:value-type="string">
                <text:p>retta</text:p>
                <draw:g>
                  <svg:desc>' cos(x)&gt;=b'.H5:' cos(x)&gt;=b'.H5</svg:desc>
                </draw:g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 cos(x)&gt;=b'.B6:' cos(x)&gt;=b'.B70</svg:desc>
                </draw:g>
              </table:table-cell>
              <table:table-cell office:value-type="float" office:value="NaN">
                <text:p>NaN</text:p>
                <draw:g>
                  <svg:desc>' cos(x)&gt;=b'.E6:' cos(x)&gt;=b'.E70</svg:desc>
                </draw:g>
              </table:table-cell>
              <table:table-cell office:value-type="float" office:value="0">
                <text:p>0</text:p>
                <draw:g>
                  <svg:desc>' cos(x)&gt;=b'.C6:' cos(x)&gt;=b'.C70</svg:desc>
                </draw:g>
              </table:table-cell>
              <table:table-cell office:value-type="float" office:value="NaN">
                <text:p>NaN</text:p>
                <draw:g>
                  <svg:desc>' cos(x)&gt;=b'.F6:' cos(x)&gt;=b'.F70</svg:desc>
                </draw:g>
              </table:table-cell>
              <table:table-cell office:value-type="float" office:value="0.5">
                <text:p>0.5</text:p>
                <draw:g>
                  <svg:desc>' cos(x)&gt;=b'.L9:' cos(x)&gt;=b'.L10</svg:desc>
                </draw:g>
              </table:table-cell>
              <table:table-cell office:value-type="float" office:value="0.866025403784439">
                <text:p>0.866025403784439</text:p>
                <draw:g>
                  <svg:desc>' cos(x)&gt;=b'.M9:' cos(x)&gt;=b'.M10</svg:desc>
                </draw:g>
              </table:table-cell>
              <table:table-cell office:value-type="float" office:value="0.5">
                <text:p>0.5</text:p>
                <draw:g>
                  <svg:desc>' cos(x)&gt;=b'.L11:' cos(x)&gt;=b'.L12</svg:desc>
                </draw:g>
              </table:table-cell>
              <table:table-cell office:value-type="float" office:value="-0.866025403784439">
                <text:p>-0.866025403784439</text:p>
                <draw:g>
                  <svg:desc>' cos(x)&gt;=b'.M11:' cos(x)&gt;=b'.M12</svg:desc>
                </draw:g>
              </table:table-cell>
              <table:table-cell office:value-type="float" office:value="0.5">
                <text:p>0.5</text:p>
                <draw:g>
                  <svg:desc>' cos(x)&gt;=b'.H7:' cos(x)&gt;=b'.H47</svg:desc>
                </draw:g>
              </table:table-cell>
              <table:table-cell office:value-type="float" office:value="-2">
                <text:p>-2</text:p>
                <draw:g>
                  <svg:desc>' cos(x)&gt;=b'.I7:' cos(x)&gt;=b'.I47</svg:desc>
                </draw:g>
              </table:table-cell>
              <table:table-cell office:value-type="float" office:value="-0">
                <text:p>-0</text:p>
                <draw:g>
                  <svg:desc>' cos(x)&gt;=b'.D6:' cos(x)&gt;=b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6875">
                <text:p>-0.96875</text:p>
              </table:table-cell>
              <table:table-cell office:value-type="float" office:value="NaN">
                <text:p>NaN</text:p>
              </table:table-cell>
              <table:table-cell office:value-type="float" office:value="0.248039185412305">
                <text:p>0.248039185412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-1.9">
                <text:p>-1.9</text:p>
              </table:table-cell>
              <table:table-cell office:value-type="float" office:value="-0.248039185412305">
                <text:p>-0.24803918541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375">
                <text:p>-0.9375</text:p>
              </table:table-cell>
              <table:table-cell office:value-type="float" office:value="NaN">
                <text:p>NaN</text:p>
              </table:table-cell>
              <table:table-cell office:value-type="float" office:value="0.347985272676876">
                <text:p>0.34798527267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8">
                <text:p>-1.8</text:p>
              </table:table-cell>
              <table:table-cell office:value-type="float" office:value="-0.347985272676876">
                <text:p>-0.34798527267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0625">
                <text:p>-0.90625</text:p>
              </table:table-cell>
              <table:table-cell office:value-type="float" office:value="NaN">
                <text:p>NaN</text:p>
              </table:table-cell>
              <table:table-cell office:value-type="float" office:value="0.422742164327146">
                <text:p>0.42274216432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7">
                <text:p>-1.7</text:p>
              </table:table-cell>
              <table:table-cell office:value-type="float" office:value="-0.422742164327146">
                <text:p>-0.422742164327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75">
                <text:p>-0.875</text:p>
              </table:table-cell>
              <table:table-cell office:value-type="float" office:value="NaN">
                <text:p>NaN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6">
                <text:p>-1.6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4375">
                <text:p>-0.84375</text:p>
              </table:table-cell>
              <table:table-cell office:value-type="float" office:value="NaN">
                <text:p>NaN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-0.536736376166177">
                <text:p>-0.53673637616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125">
                <text:p>-0.8125</text:p>
              </table:table-cell>
              <table:table-cell office:value-type="float" office:value="NaN">
                <text:p>NaN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4">
                <text:p>-1.4</text:p>
              </table:table-cell>
              <table:table-cell office:value-type="float" office:value="-0.582961190818051">
                <text:p>-0.582961190818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8125">
                <text:p>-0.78125</text:p>
              </table:table-cell>
              <table:table-cell office:value-type="float" office:value="NaN">
                <text:p>NaN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3">
                <text:p>-1.3</text:p>
              </table:table-cell>
              <table:table-cell office:value-type="float" office:value="-0.624218261107443">
                <text:p>-0.624218261107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2">
                <text:p>-1.2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875">
                <text:p>-0.71875</text:p>
              </table:table-cell>
              <table:table-cell office:value-type="float" office:value="NaN">
                <text:p>NaN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1.1">
                <text:p>-1.1</text:p>
              </table:table-cell>
              <table:table-cell office:value-type="float" office:value="-0.695268608165218">
                <text:p>-0.695268608165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875">
                <text:p>-0.6875</text:p>
              </table:table-cell>
              <table:table-cell office:value-type="float" office:value="NaN">
                <text:p>NaN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0.726184377413891">
                <text:p>-0.726184377413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5625">
                <text:p>-0.65625</text:p>
              </table:table-cell>
              <table:table-cell office:value-type="float" office:value="NaN">
                <text:p>NaN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0.754543529228102">
                <text:p>-0.754543529228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25">
                <text:p>-0.625</text:p>
              </table:table-cell>
              <table:table-cell office:value-type="float" office:value="NaN">
                <text:p>NaN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9375">
                <text:p>-0.59375</text:p>
              </table:table-cell>
              <table:table-cell office:value-type="float" office:value="NaN">
                <text:p>NaN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0.804649574348983">
                <text:p>-0.804649574348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625">
                <text:p>-0.5625</text:p>
              </table:table-cell>
              <table:table-cell office:value-type="float" office:value="NaN">
                <text:p>NaN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0.826797284707685">
                <text:p>-0.826797284707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3125">
                <text:p>-0.53125</text:p>
              </table:table-cell>
              <table:table-cell office:value-type="float" office:value="NaN">
                <text:p>NaN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847215106982872">
                <text:p>-0.847215106982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6875">
                <text:p>-0.46875</text:p>
              </table:table-cell>
              <table:table-cell office:value-type="float" office:value="NaN">
                <text:p>NaN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883330876568911">
                <text:p>-0.883330876568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75">
                <text:p>-0.4375</text:p>
              </table:table-cell>
              <table:table-cell office:value-type="float" office:value="NaN">
                <text:p>NaN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899218410621135">
                <text:p>-0.899218410621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625">
                <text:p>-0.40625</text:p>
              </table:table-cell>
              <table:table-cell office:value-type="float" office:value="NaN">
                <text:p>NaN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-0.91376196982584">
                <text:p>-0.91376196982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75">
                <text:p>-0.375</text:p>
              </table:table-cell>
              <table:table-cell office:value-type="float" office:value="NaN">
                <text:p>NaN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6.38378239159465E-016">
                <text:p>6.38378239159465E-016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4375">
                <text:p>-0.34375</text:p>
              </table:table-cell>
              <table:table-cell office:value-type="float" office:value="NaN">
                <text:p>NaN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0.939061200082295">
                <text:p>-0.939061200082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125">
                <text:p>-0.3125</text:p>
              </table:table-cell>
              <table:table-cell office:value-type="float" office:value="NaN">
                <text:p>NaN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0.949917759598167">
                <text:p>-0.949917759598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125">
                <text:p>-0.28125</text:p>
              </table:table-cell>
              <table:table-cell office:value-type="float" office:value="NaN">
                <text:p>NaN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959634533299006">
                <text:p>-0.959634533299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875">
                <text:p>-0.21875</text:p>
              </table:table-cell>
              <table:table-cell office:value-type="float" office:value="NaN">
                <text:p>NaN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0.97578093724975">
                <text:p>-0.97578093724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875">
                <text:p>-0.1875</text:p>
              </table:table-cell>
              <table:table-cell office:value-type="float" office:value="NaN">
                <text:p>NaN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982264602843857">
                <text:p>-0.982264602843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625">
                <text:p>-0.15625</text:p>
              </table:table-cell>
              <table:table-cell office:value-type="float" office:value="NaN">
                <text:p>NaN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-0.987717539329944">
                <text:p>-0.987717539329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9375">
                <text:p>-0.09375</text:p>
              </table:table-cell>
              <table:table-cell office:value-type="float" office:value="NaN">
                <text:p>NaN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995595770129624">
                <text:p>-0.995595770129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625">
                <text:p>-0.0625</text:p>
              </table:table-cell>
              <table:table-cell office:value-type="float" office:value="NaN">
                <text:p>NaN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0.998044963916957">
                <text:p>-0.998044963916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3125">
                <text:p>-0.03125</text:p>
              </table:table-cell>
              <table:table-cell office:value-type="float" office:value="NaN">
                <text:p>NaN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  <table:table-cell office:value-type="float" office:value="-0.999511599482467">
                <text:p>-0.999511599482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99511599482467">
                <text:p>-0.999511599482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-0.998044963916957">
                <text:p>-0.998044963916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-0.995595770129624">
                <text:p>-0.995595770129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7">
                <text:p>1.7</text:p>
              </table:table-cell>
              <table:table-cell office:value-type="float" office:value="-0.987717539329944">
                <text:p>-0.98771753932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75">
                <text:p>0.1875</text:p>
              </table:table-cell>
              <table:table-cell office:value-type="float" office:value="NaN">
                <text:p>NaN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-0.982264602843857">
                <text:p>-0.982264602843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75">
                <text:p>0.21875</text:p>
              </table:table-cell>
              <table:table-cell office:value-type="float" office:value="NaN">
                <text:p>NaN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-0.97578093724975">
                <text:p>-0.97578093724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25">
                <text:p>0.28125</text:p>
              </table:table-cell>
              <table:table-cell office:value-type="float" office:value="NaN">
                <text:p>NaN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9634533299006">
                <text:p>-0.959634533299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25">
                <text:p>0.3125</text:p>
              </table:table-cell>
              <table:table-cell office:value-type="float" office:value="NaN">
                <text:p>NaN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917759598167">
                <text:p>-0.949917759598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375">
                <text:p>0.34375</text:p>
              </table:table-cell>
              <table:table-cell office:value-type="float" office:value="NaN">
                <text:p>NaN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9061200082295">
                <text:p>-0.939061200082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625">
                <text:p>0.40625</text:p>
              </table:table-cell>
              <table:table-cell office:value-type="float" office:value="NaN">
                <text:p>NaN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376196982584">
                <text:p>-0.91376196982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9218410621135">
                <text:p>-0.899218410621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875">
                <text:p>0.46875</text:p>
              </table:table-cell>
              <table:table-cell office:value-type="float" office:value="NaN">
                <text:p>NaN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3330876568911">
                <text:p>-0.883330876568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125">
                <text:p>0.53125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-0.847215106982872">
                <text:p>-0.8472151069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215106982872">
                <text:p>-0.847215106982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25">
                <text:p>0.562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-0.826797284707685">
                <text:p>-0.82679728470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6797284707685">
                <text:p>-0.826797284707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375">
                <text:p>0.59375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-0.804649574348983">
                <text:p>-0.80464957434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4649574348983">
                <text:p>-0.804649574348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5">
                <text:p>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-0.7806247497998">
                <text:p>-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625">
                <text:p>0.65625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-0.754543529228102">
                <text:p>-0.75454352922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4543529228102">
                <text:p>-0.754543529228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75">
                <text:p>0.6875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-0.726184377413891">
                <text:p>-0.72618437741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6184377413891">
                <text:p>-0.726184377413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875">
                <text:p>0.71875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-0.695268608165218">
                <text:p>-0.6952686081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5268608165218">
                <text:p>-0.695268608165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125">
                <text:p>0.78125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-0.624218261107443">
                <text:p>-0.62421826110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4218261107443">
                <text:p>-0.624218261107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125">
                <text:p>0.8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-0.582961190818051">
                <text:p>-0.58296119081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2961190818051">
                <text:p>-0.582961190818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375">
                <text:p>0.84375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-0.536736376166177">
                <text:p>-0.53673637616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6736376166177">
                <text:p>-0.536736376166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5">
                <text:p>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-0.484122918275927">
                <text:p>-0.48412291827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625">
                <text:p>0.90625</text:p>
              </table:table-cell>
              <table:table-cell office:value-type="float" office:value="0.422742164327146">
                <text:p>0.422742164327146</text:p>
              </table:table-cell>
              <table:table-cell office:value-type="float" office:value="0.422742164327146">
                <text:p>0.422742164327146</text:p>
              </table:table-cell>
              <table:table-cell office:value-type="float" office:value="-0.422742164327146">
                <text:p>-0.42274216432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2742164327146">
                <text:p>-0.422742164327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75">
                <text:p>0.9375</text:p>
              </table:table-cell>
              <table:table-cell office:value-type="float" office:value="0.347985272676876">
                <text:p>0.347985272676876</text:p>
              </table:table-cell>
              <table:table-cell office:value-type="float" office:value="0.347985272676876">
                <text:p>0.347985272676876</text:p>
              </table:table-cell>
              <table:table-cell office:value-type="float" office:value="-0.347985272676876">
                <text:p>-0.34798527267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7985272676876">
                <text:p>-0.347985272676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875">
                <text:p>0.96875</text:p>
              </table:table-cell>
              <table:table-cell office:value-type="float" office:value="0.248039185412305">
                <text:p>0.248039185412305</text:p>
              </table:table-cell>
              <table:table-cell office:value-type="float" office:value="0.248039185412305">
                <text:p>0.248039185412305</text:p>
              </table:table-cell>
              <table:table-cell office:value-type="float" office:value="-0.248039185412305">
                <text:p>-0.24803918541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8039185412305">
                <text:p>-0.24803918541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3cm" svg:stroke-color="#ff972f" draw:fill-color="#ff972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68cm" svg:height="8.992cm" xlink:href=".." xlink:type="simple" chart:class="chart:scatter" chart:style-name="ch1">
        <chart:plot-area chart:style-name="ch2" table:cell-range-address="'sen(x)&gt;=a'.K9:'sen(x)&gt;=a'.M9 'sen(x)&gt;=a'.D6:'sen(x)&gt;=a'.E70 'sen(x)&gt;=a'.C6:'sen(x)&gt;=a'.C70 'sen(x)&gt;=a'.M9:'sen(x)&gt;=a'.M12 'sen(x)&gt;=a'.K11:'sen(x)&gt;=a'.K11 'sen(x)&gt;=a'.H5:'sen(x)&gt;=a'.H5 'sen(x)&gt;=a'.I7:'sen(x)&gt;=a'.I47" chart:data-source-has-labels="row" svg:x="0.247cm" svg:y="0.179cm" svg:width="11.874cm" svg:height="8.634cm">
          <chart:coordinate-region svg:x="0.393cm" svg:y="0.378cm" svg:width="11.634cm" svg:height="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en(x)&gt;=a'.M9:'sen(x)&gt;=a'.M9" chart:class="chart:scatter">
            <chart:domain table:cell-range-address="'sen(x)&gt;=a'.L9:'sen(x)&gt;=a'.L9"/>
            <chart:data-point/>
          </chart:series>
          <chart:series chart:style-name="ch7" chart:values-cell-range-address="'sen(x)&gt;=a'.E6:'sen(x)&gt;=a'.E70" chart:class="chart:scatter">
            <chart:domain table:cell-range-address="'sen(x)&gt;=a'.B6:'sen(x)&gt;=a'.B70"/>
            <chart:data-point chart:repeated="65"/>
          </chart:series>
          <chart:series chart:style-name="ch8" chart:values-cell-range-address="'sen(x)&gt;=a'.C6:'sen(x)&gt;=a'.C70" chart:class="chart:scatter">
            <chart:domain table:cell-range-address="'sen(x)&gt;=a'.B6:'sen(x)&gt;=a'.B70"/>
            <chart:data-point chart:repeated="65"/>
          </chart:series>
          <chart:series chart:style-name="ch9" chart:values-cell-range-address="'sen(x)&gt;=a'.M9:'sen(x)&gt;=a'.M10" chart:label-cell-address="'sen(x)&gt;=a'.K9:'sen(x)&gt;=a'.K9" chart:class="chart:scatter">
            <chart:domain table:cell-range-address="'sen(x)&gt;=a'.L9:'sen(x)&gt;=a'.L10"/>
            <chart:data-point chart:repeated="2"/>
          </chart:series>
          <chart:series chart:style-name="ch10" chart:values-cell-range-address="'sen(x)&gt;=a'.M11:'sen(x)&gt;=a'.M12" chart:label-cell-address="'sen(x)&gt;=a'.K11:'sen(x)&gt;=a'.K11" chart:class="chart:scatter">
            <chart:domain table:cell-range-address="'sen(x)&gt;=a'.L11:'sen(x)&gt;=a'.L12"/>
            <chart:data-point chart:repeated="2"/>
          </chart:series>
          <chart:series chart:style-name="ch11" chart:values-cell-range-address="'sen(x)&gt;=a'.I7:'sen(x)&gt;=a'.I47" chart:label-cell-address="'sen(x)&gt;=a'.H5:'sen(x)&gt;=a'.H5" chart:class="chart:scatter">
            <chart:domain table:cell-range-address="'sen(x)&gt;=a'.H7:'sen(x)&gt;=a'.H47"/>
            <chart:data-point chart:repeated="41"/>
          </chart:series>
          <chart:series chart:style-name="ch12" chart:values-cell-range-address="'sen(x)&gt;=a'.D6:'sen(x)&gt;=a'.D70" chart:class="chart:scatter">
            <chart:domain table:cell-range-address="'sen(x)&gt;=a'.B6:'sen(x)&gt;=a'.B70"/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L</text:p>
              </table:table-cell>
              <table:table-cell office:value-type="string">
                <text:p>A</text:p>
                <draw:g>
                  <svg:desc>'sen(x)&gt;=a'.K9:'sen(x)&gt;=a'.K9</svg:desc>
                </draw:g>
              </table:table-cell>
              <table:table-cell office:value-type="string">
                <text:p>Colonna L</text:p>
              </table:table-cell>
              <table:table-cell office:value-type="string">
                <text:p>B</text:p>
                <draw:g>
                  <svg:desc>'sen(x)&gt;=a'.K11:'sen(x)&gt;=a'.K11</svg:desc>
                </draw:g>
              </table:table-cell>
              <table:table-cell office:value-type="string">
                <text:p>Colonna H</text:p>
              </table:table-cell>
              <table:table-cell office:value-type="string">
                <text:p>retta</text:p>
                <draw:g>
                  <svg:desc>'sen(x)&gt;=a'.H5:'sen(x)&gt;=a'.H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6025403784439">
                <text:p>0.866025403784439</text:p>
                <draw:g>
                  <svg:desc>'sen(x)&gt;=a'.L9:'sen(x)&gt;=a'.L9</svg:desc>
                </draw:g>
              </table:table-cell>
              <table:table-cell office:value-type="float" office:value="0.5">
                <text:p>0.5</text:p>
                <draw:g>
                  <svg:desc>'sen(x)&gt;=a'.M9:'sen(x)&gt;=a'.M9</svg:desc>
                </draw:g>
              </table:table-cell>
              <table:table-cell office:value-type="float" office:value="-1">
                <text:p>-1</text:p>
                <draw:g>
                  <svg:desc>'sen(x)&gt;=a'.B6:'sen(x)&gt;=a'.B70</svg:desc>
                </draw:g>
              </table:table-cell>
              <table:table-cell office:value-type="float" office:value="NaN">
                <text:p>NaN</text:p>
                <draw:g>
                  <svg:desc>'sen(x)&gt;=a'.E6:'sen(x)&gt;=a'.E70</svg:desc>
                </draw:g>
              </table:table-cell>
              <table:table-cell office:value-type="float" office:value="-1">
                <text:p>-1</text:p>
                <draw:g>
                  <svg:desc>'sen(x)&gt;=a'.B6:'sen(x)&gt;=a'.B70</svg:desc>
                </draw:g>
              </table:table-cell>
              <table:table-cell office:value-type="float" office:value="0">
                <text:p>0</text:p>
                <draw:g>
                  <svg:desc>'sen(x)&gt;=a'.C6:'sen(x)&gt;=a'.C70</svg:desc>
                </draw:g>
              </table:table-cell>
              <table:table-cell office:value-type="float" office:value="0.866025403784439">
                <text:p>0.866025403784439</text:p>
                <draw:g>
                  <svg:desc>'sen(x)&gt;=a'.L9:'sen(x)&gt;=a'.L10</svg:desc>
                </draw:g>
              </table:table-cell>
              <table:table-cell office:value-type="float" office:value="0.5">
                <text:p>0.5</text:p>
                <draw:g>
                  <svg:desc>'sen(x)&gt;=a'.M9:'sen(x)&gt;=a'.M10</svg:desc>
                </draw:g>
              </table:table-cell>
              <table:table-cell office:value-type="float" office:value="-0.866025403784439">
                <text:p>-0.866025403784439</text:p>
                <draw:g>
                  <svg:desc>'sen(x)&gt;=a'.L11:'sen(x)&gt;=a'.L12</svg:desc>
                </draw:g>
              </table:table-cell>
              <table:table-cell office:value-type="float" office:value="0.5">
                <text:p>0.5</text:p>
                <draw:g>
                  <svg:desc>'sen(x)&gt;=a'.M11:'sen(x)&gt;=a'.M12</svg:desc>
                </draw:g>
              </table:table-cell>
              <table:table-cell office:value-type="float" office:value="-2">
                <text:p>-2</text:p>
                <draw:g>
                  <svg:desc>'sen(x)&gt;=a'.H7:'sen(x)&gt;=a'.H47</svg:desc>
                </draw:g>
              </table:table-cell>
              <table:table-cell office:value-type="float" office:value="0.5">
                <text:p>0.5</text:p>
                <draw:g>
                  <svg:desc>'sen(x)&gt;=a'.I7:'sen(x)&gt;=a'.I47</svg:desc>
                </draw:g>
              </table:table-cell>
              <table:table-cell office:value-type="float" office:value="-1">
                <text:p>-1</text:p>
                <draw:g>
                  <svg:desc>'sen(x)&gt;=a'.B6:'sen(x)&gt;=a'.B70</svg:desc>
                </draw:g>
              </table:table-cell>
              <table:table-cell office:value-type="float" office:value="-0">
                <text:p>-0</text:p>
                <draw:g>
                  <svg:desc>'sen(x)&gt;=a'.D6:'sen(x)&gt;=a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75">
                <text:p>-0.96875</text:p>
              </table:table-cell>
              <table:table-cell office:value-type="float" office:value="NaN">
                <text:p>NaN</text:p>
              </table:table-cell>
              <table:table-cell office:value-type="float" office:value="-0.96875">
                <text:p>-0.96875</text:p>
              </table:table-cell>
              <table:table-cell office:value-type="float" office:value="0.248039185412305">
                <text:p>0.24803918541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9">
                <text:p>-1.9</text:p>
              </table:table-cell>
              <table:table-cell office:value-type="float" office:value="0.5">
                <text:p>0.5</text:p>
              </table:table-cell>
              <table:table-cell office:value-type="float" office:value="-0.96875">
                <text:p>-0.96875</text:p>
              </table:table-cell>
              <table:table-cell office:value-type="float" office:value="-0.248039185412305">
                <text:p>-0.24803918541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75">
                <text:p>-0.9375</text:p>
              </table:table-cell>
              <table:table-cell office:value-type="float" office:value="NaN">
                <text:p>NaN</text:p>
              </table:table-cell>
              <table:table-cell office:value-type="float" office:value="-0.9375">
                <text:p>-0.9375</text:p>
              </table:table-cell>
              <table:table-cell office:value-type="float" office:value="0.347985272676876">
                <text:p>0.34798527267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5">
                <text:p>0.5</text:p>
              </table:table-cell>
              <table:table-cell office:value-type="float" office:value="-0.9375">
                <text:p>-0.9375</text:p>
              </table:table-cell>
              <table:table-cell office:value-type="float" office:value="-0.347985272676876">
                <text:p>-0.34798527267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625">
                <text:p>-0.90625</text:p>
              </table:table-cell>
              <table:table-cell office:value-type="float" office:value="NaN">
                <text:p>NaN</text:p>
              </table:table-cell>
              <table:table-cell office:value-type="float" office:value="-0.90625">
                <text:p>-0.90625</text:p>
              </table:table-cell>
              <table:table-cell office:value-type="float" office:value="0.422742164327146">
                <text:p>0.42274216432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5">
                <text:p>0.5</text:p>
              </table:table-cell>
              <table:table-cell office:value-type="float" office:value="-0.90625">
                <text:p>-0.90625</text:p>
              </table:table-cell>
              <table:table-cell office:value-type="float" office:value="-0.422742164327146">
                <text:p>-0.422742164327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5">
                <text:p>-0.875</text:p>
              </table:table-cell>
              <table:table-cell office:value-type="float" office:value="NaN">
                <text:p>NaN</text:p>
              </table:table-cell>
              <table:table-cell office:value-type="float" office:value="-0.875">
                <text:p>-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5">
                <text:p>0.5</text:p>
              </table:table-cell>
              <table:table-cell office:value-type="float" office:value="-0.875">
                <text:p>-0.875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375">
                <text:p>-0.84375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-0.84375">
                <text:p>-0.84375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5">
                <text:p>0.5</text:p>
              </table:table-cell>
              <table:table-cell office:value-type="float" office:value="-0.84375">
                <text:p>-0.84375</text:p>
              </table:table-cell>
              <table:table-cell office:value-type="float" office:value="-0.536736376166177">
                <text:p>-0.53673637616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25">
                <text:p>-0.8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-0.8125">
                <text:p>-0.8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5">
                <text:p>0.5</text:p>
              </table:table-cell>
              <table:table-cell office:value-type="float" office:value="-0.8125">
                <text:p>-0.8125</text:p>
              </table:table-cell>
              <table:table-cell office:value-type="float" office:value="-0.582961190818051">
                <text:p>-0.582961190818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125">
                <text:p>-0.78125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-0.78125">
                <text:p>-0.78125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5">
                <text:p>0.5</text:p>
              </table:table-cell>
              <table:table-cell office:value-type="float" office:value="-0.78125">
                <text:p>-0.78125</text:p>
              </table:table-cell>
              <table:table-cell office:value-type="float" office:value="-0.624218261107443">
                <text:p>-0.624218261107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5">
                <text:p>0.5</text:p>
              </table:table-cell>
              <table:table-cell office:value-type="float" office:value="-0.75">
                <text:p>-0.75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875">
                <text:p>-0.71875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-0.71875">
                <text:p>-0.71875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5">
                <text:p>0.5</text:p>
              </table:table-cell>
              <table:table-cell office:value-type="float" office:value="-0.71875">
                <text:p>-0.71875</text:p>
              </table:table-cell>
              <table:table-cell office:value-type="float" office:value="-0.695268608165218">
                <text:p>-0.695268608165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75">
                <text:p>-0.6875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-0.6875">
                <text:p>-0.6875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6875">
                <text:p>-0.6875</text:p>
              </table:table-cell>
              <table:table-cell office:value-type="float" office:value="-0.726184377413891">
                <text:p>-0.726184377413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25">
                <text:p>-0.65625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-0.65625">
                <text:p>-0.65625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65625">
                <text:p>-0.65625</text:p>
              </table:table-cell>
              <table:table-cell office:value-type="float" office:value="-0.754543529228102">
                <text:p>-0.754543529228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">
                <text:p>-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-0.625">
                <text:p>-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625">
                <text:p>-0.625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75">
                <text:p>-0.59375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-0.59375">
                <text:p>-0.59375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59375">
                <text:p>-0.59375</text:p>
              </table:table-cell>
              <table:table-cell office:value-type="float" office:value="-0.804649574348983">
                <text:p>-0.804649574348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25">
                <text:p>-0.562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-0.5625">
                <text:p>-0.562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5625">
                <text:p>-0.5625</text:p>
              </table:table-cell>
              <table:table-cell office:value-type="float" office:value="-0.826797284707685">
                <text:p>-0.826797284707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25">
                <text:p>-0.53125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-0.53125">
                <text:p>-0.53125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53125">
                <text:p>-0.53125</text:p>
              </table:table-cell>
              <table:table-cell office:value-type="float" office:value="-0.847215106982872">
                <text:p>-0.847215106982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875">
                <text:p>-0.46875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-0.46875">
                <text:p>-0.46875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46875">
                <text:p>-0.46875</text:p>
              </table:table-cell>
              <table:table-cell office:value-type="float" office:value="-0.883330876568911">
                <text:p>-0.883330876568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75">
                <text:p>-0.4375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-0.4375">
                <text:p>-0.4375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5">
                <text:p>0.5</text:p>
              </table:table-cell>
              <table:table-cell office:value-type="float" office:value="-0.4375">
                <text:p>-0.4375</text:p>
              </table:table-cell>
              <table:table-cell office:value-type="float" office:value="-0.899218410621135">
                <text:p>-0.899218410621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625">
                <text:p>-0.40625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-0.40625">
                <text:p>-0.40625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0.5">
                <text:p>0.5</text:p>
              </table:table-cell>
              <table:table-cell office:value-type="float" office:value="-0.40625">
                <text:p>-0.40625</text:p>
              </table:table-cell>
              <table:table-cell office:value-type="float" office:value="-0.91376196982584">
                <text:p>-0.91376196982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5">
                <text:p>-0.375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-0.375">
                <text:p>-0.375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8378239159465E-016">
                <text:p>6.38378239159465E-016</text:p>
              </table:table-cell>
              <table:table-cell office:value-type="float" office:value="0.5">
                <text:p>0.5</text:p>
              </table:table-cell>
              <table:table-cell office:value-type="float" office:value="-0.375">
                <text:p>-0.375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375">
                <text:p>-0.34375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-0.34375">
                <text:p>-0.34375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34375">
                <text:p>-0.34375</text:p>
              </table:table-cell>
              <table:table-cell office:value-type="float" office:value="-0.939061200082295">
                <text:p>-0.939061200082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5">
                <text:p>-0.3125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-0.3125">
                <text:p>-0.3125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3125">
                <text:p>-0.3125</text:p>
              </table:table-cell>
              <table:table-cell office:value-type="float" office:value="-0.949917759598167">
                <text:p>-0.949917759598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125">
                <text:p>-0.28125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-0.28125">
                <text:p>-0.28125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28125">
                <text:p>-0.28125</text:p>
              </table:table-cell>
              <table:table-cell office:value-type="float" office:value="-0.959634533299006">
                <text:p>-0.959634533299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-0.25">
                <text:p>-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875">
                <text:p>-0.21875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-0.21875">
                <text:p>-0.21875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21875">
                <text:p>-0.21875</text:p>
              </table:table-cell>
              <table:table-cell office:value-type="float" office:value="-0.97578093724975">
                <text:p>-0.97578093724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75">
                <text:p>-0.1875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-0.1875">
                <text:p>-0.1875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1875">
                <text:p>-0.1875</text:p>
              </table:table-cell>
              <table:table-cell office:value-type="float" office:value="-0.982264602843857">
                <text:p>-0.982264602843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625">
                <text:p>-0.15625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-0.15625">
                <text:p>-0.15625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15625">
                <text:p>-0.15625</text:p>
              </table:table-cell>
              <table:table-cell office:value-type="float" office:value="-0.987717539329944">
                <text:p>-0.987717539329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">
                <text:p>-0.125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-0.125">
                <text:p>-0.125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125">
                <text:p>-0.125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375">
                <text:p>-0.09375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-0.09375">
                <text:p>-0.09375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">
                <text:p>0.5</text:p>
              </table:table-cell>
              <table:table-cell office:value-type="float" office:value="-0.09375">
                <text:p>-0.09375</text:p>
              </table:table-cell>
              <table:table-cell office:value-type="float" office:value="-0.995595770129624">
                <text:p>-0.995595770129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25">
                <text:p>-0.0625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-0.0625">
                <text:p>-0.0625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0.0625">
                <text:p>-0.0625</text:p>
              </table:table-cell>
              <table:table-cell office:value-type="float" office:value="-0.998044963916957">
                <text:p>-0.998044963916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125">
                <text:p>-0.03125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-0.03125">
                <text:p>-0.03125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-0.03125">
                <text:p>-0.03125</text:p>
              </table:table-cell>
              <table:table-cell office:value-type="float" office:value="-0.999511599482467">
                <text:p>-0.999511599482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0.03125">
                <text:p>0.03125</text:p>
              </table:table-cell>
              <table:table-cell office:value-type="float" office:value="0.999511599482467">
                <text:p>0.99951159948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0.03125">
                <text:p>0.03125</text:p>
              </table:table-cell>
              <table:table-cell office:value-type="float" office:value="-0.999511599482467">
                <text:p>-0.999511599482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0.0625">
                <text:p>0.0625</text:p>
              </table:table-cell>
              <table:table-cell office:value-type="float" office:value="0.998044963916957">
                <text:p>0.9980449639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  <table:table-cell office:value-type="float" office:value="0.0625">
                <text:p>0.0625</text:p>
              </table:table-cell>
              <table:table-cell office:value-type="float" office:value="-0.998044963916957">
                <text:p>-0.998044963916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75">
                <text:p>0.09375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0.09375">
                <text:p>0.09375</text:p>
              </table:table-cell>
              <table:table-cell office:value-type="float" office:value="0.995595770129624">
                <text:p>0.99559577012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09375">
                <text:p>0.09375</text:p>
              </table:table-cell>
              <table:table-cell office:value-type="float" office:value="-0.995595770129624">
                <text:p>-0.995595770129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0.125">
                <text:p>0.125</text:p>
              </table:table-cell>
              <table:table-cell office:value-type="float" office:value="0.992156741649222">
                <text:p>0.9921567416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-0.992156741649222">
                <text:p>-0.99215674164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0.15625">
                <text:p>0.15625</text:p>
              </table:table-cell>
              <table:table-cell office:value-type="float" office:value="0.987717539329944">
                <text:p>0.98771753932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-0.987717539329944">
                <text:p>-0.98771753932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">
                <text:p>0.1875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0.1875">
                <text:p>0.1875</text:p>
              </table:table-cell>
              <table:table-cell office:value-type="float" office:value="0.982264602843857">
                <text:p>0.9822646028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0.1875">
                <text:p>0.1875</text:p>
              </table:table-cell>
              <table:table-cell office:value-type="float" office:value="-0.982264602843857">
                <text:p>-0.982264602843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75">
                <text:p>0.21875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0.21875">
                <text:p>0.21875</text:p>
              </table:table-cell>
              <table:table-cell office:value-type="float" office:value="0.97578093724975">
                <text:p>0.9757809372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0.21875">
                <text:p>0.21875</text:p>
              </table:table-cell>
              <table:table-cell office:value-type="float" office:value="-0.97578093724975">
                <text:p>-0.97578093724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25">
                <text:p>0.28125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0.28125">
                <text:p>0.28125</text:p>
              </table:table-cell>
              <table:table-cell office:value-type="float" office:value="0.959634533299006">
                <text:p>0.95963453329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25">
                <text:p>0.28125</text:p>
              </table:table-cell>
              <table:table-cell office:value-type="float" office:value="-0.959634533299006">
                <text:p>-0.959634533299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0.3125">
                <text:p>0.3125</text:p>
              </table:table-cell>
              <table:table-cell office:value-type="float" office:value="0.949917759598167">
                <text:p>0.949917759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-0.949917759598167">
                <text:p>-0.949917759598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5">
                <text:p>0.34375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0.34375">
                <text:p>0.34375</text:p>
              </table:table-cell>
              <table:table-cell office:value-type="float" office:value="0.939061200082295">
                <text:p>0.93906120008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5">
                <text:p>0.34375</text:p>
              </table:table-cell>
              <table:table-cell office:value-type="float" office:value="-0.939061200082295">
                <text:p>-0.939061200082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0.375">
                <text:p>0.375</text:p>
              </table:table-cell>
              <table:table-cell office:value-type="float" office:value="0.927024810886958">
                <text:p>0.9270248108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-0.927024810886958">
                <text:p>-0.927024810886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25">
                <text:p>0.40625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0.40625">
                <text:p>0.40625</text:p>
              </table:table-cell>
              <table:table-cell office:value-type="float" office:value="0.91376196982584">
                <text:p>0.9137619698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25">
                <text:p>0.40625</text:p>
              </table:table-cell>
              <table:table-cell office:value-type="float" office:value="-0.91376196982584">
                <text:p>-0.91376196982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0.4375">
                <text:p>0.4375</text:p>
              </table:table-cell>
              <table:table-cell office:value-type="float" office:value="0.899218410621135">
                <text:p>0.89921841062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-0.899218410621135">
                <text:p>-0.899218410621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75">
                <text:p>0.46875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0.46875">
                <text:p>0.46875</text:p>
              </table:table-cell>
              <table:table-cell office:value-type="float" office:value="0.883330876568911">
                <text:p>0.88333087656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75">
                <text:p>0.46875</text:p>
              </table:table-cell>
              <table:table-cell office:value-type="float" office:value="-0.883330876568911">
                <text:p>-0.883330876568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25">
                <text:p>0.53125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0.53125">
                <text:p>0.53125</text:p>
              </table:table-cell>
              <table:table-cell office:value-type="float" office:value="0.847215106982872">
                <text:p>0.8472151069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25">
                <text:p>0.53125</text:p>
              </table:table-cell>
              <table:table-cell office:value-type="float" office:value="-0.847215106982872">
                <text:p>-0.847215106982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5">
                <text:p>0.562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0.5625">
                <text:p>0.5625</text:p>
              </table:table-cell>
              <table:table-cell office:value-type="float" office:value="0.826797284707685">
                <text:p>0.82679728470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5">
                <text:p>0.5625</text:p>
              </table:table-cell>
              <table:table-cell office:value-type="float" office:value="-0.826797284707685">
                <text:p>-0.826797284707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75">
                <text:p>0.59375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0.59375">
                <text:p>0.59375</text:p>
              </table:table-cell>
              <table:table-cell office:value-type="float" office:value="0.804649574348983">
                <text:p>0.80464957434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75">
                <text:p>0.59375</text:p>
              </table:table-cell>
              <table:table-cell office:value-type="float" office:value="-0.804649574348983">
                <text:p>-0.804649574348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0.625">
                <text:p>0.625</text:p>
              </table:table-cell>
              <table:table-cell office:value-type="float" office:value="0.7806247497998">
                <text:p>0.78062474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-0.7806247497998">
                <text:p>-0.7806247497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25">
                <text:p>0.65625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0.65625">
                <text:p>0.65625</text:p>
              </table:table-cell>
              <table:table-cell office:value-type="float" office:value="0.754543529228102">
                <text:p>0.75454352922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25">
                <text:p>0.65625</text:p>
              </table:table-cell>
              <table:table-cell office:value-type="float" office:value="-0.754543529228102">
                <text:p>-0.754543529228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5">
                <text:p>0.6875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0.6875">
                <text:p>0.6875</text:p>
              </table:table-cell>
              <table:table-cell office:value-type="float" office:value="0.726184377413891">
                <text:p>0.72618437741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5">
                <text:p>0.6875</text:p>
              </table:table-cell>
              <table:table-cell office:value-type="float" office:value="-0.726184377413891">
                <text:p>-0.726184377413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0.71875">
                <text:p>0.71875</text:p>
              </table:table-cell>
              <table:table-cell office:value-type="float" office:value="0.695268608165218">
                <text:p>0.6952686081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  <table:table-cell office:value-type="float" office:value="-0.695268608165218">
                <text:p>-0.695268608165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0.78125">
                <text:p>0.78125</text:p>
              </table:table-cell>
              <table:table-cell office:value-type="float" office:value="0.624218261107443">
                <text:p>0.62421826110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25">
                <text:p>0.78125</text:p>
              </table:table-cell>
              <table:table-cell office:value-type="float" office:value="-0.624218261107443">
                <text:p>-0.624218261107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0.8125">
                <text:p>0.8125</text:p>
              </table:table-cell>
              <table:table-cell office:value-type="float" office:value="0.582961190818051">
                <text:p>0.58296119081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  <table:table-cell office:value-type="float" office:value="-0.582961190818051">
                <text:p>-0.582961190818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75">
                <text:p>0.84375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0.84375">
                <text:p>0.84375</text:p>
              </table:table-cell>
              <table:table-cell office:value-type="float" office:value="0.536736376166177">
                <text:p>0.53673637616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75">
                <text:p>0.84375</text:p>
              </table:table-cell>
              <table:table-cell office:value-type="float" office:value="-0.536736376166177">
                <text:p>-0.536736376166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0.484122918275927">
                <text:p>0.48412291827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-0.484122918275927">
                <text:p>-0.484122918275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25">
                <text:p>0.90625</text:p>
              </table:table-cell>
              <table:table-cell office:value-type="float" office:value="NaN">
                <text:p>NaN</text:p>
              </table:table-cell>
              <table:table-cell office:value-type="float" office:value="0.90625">
                <text:p>0.90625</text:p>
              </table:table-cell>
              <table:table-cell office:value-type="float" office:value="0.422742164327146">
                <text:p>0.42274216432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25">
                <text:p>0.90625</text:p>
              </table:table-cell>
              <table:table-cell office:value-type="float" office:value="-0.422742164327146">
                <text:p>-0.422742164327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0.9375">
                <text:p>0.9375</text:p>
              </table:table-cell>
              <table:table-cell office:value-type="float" office:value="0.347985272676876">
                <text:p>0.34798527267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75">
                <text:p>0.9375</text:p>
              </table:table-cell>
              <table:table-cell office:value-type="float" office:value="-0.347985272676876">
                <text:p>-0.347985272676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75">
                <text:p>0.96875</text:p>
              </table:table-cell>
              <table:table-cell office:value-type="float" office:value="NaN">
                <text:p>NaN</text:p>
              </table:table-cell>
              <table:table-cell office:value-type="float" office:value="0.96875">
                <text:p>0.96875</text:p>
              </table:table-cell>
              <table:table-cell office:value-type="float" office:value="0.248039185412305">
                <text:p>0.24803918541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75">
                <text:p>0.96875</text:p>
              </table:table-cell>
              <table:table-cell office:value-type="float" office:value="-0.248039185412305">
                <text:p>-0.24803918541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